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868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2.295cm"/>
    </style:style>
    <style:style style:name="co24" style:family="table-column">
      <style:table-column-properties fo:break-before="auto" style:column-width="1.669cm"/>
    </style:style>
    <style:style style:name="co25" style:family="table-column">
      <style:table-column-properties fo:break-before="auto" style:column-width="1.559cm"/>
    </style:style>
    <style:style style:name="co26" style:family="table-column">
      <style:table-column-properties fo:break-before="auto" style:column-width="2.404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2.24cm"/>
    </style:style>
    <style:style style:name="co29" style:family="table-column">
      <style:table-column-properties fo:break-before="auto" style:column-width="1.804cm"/>
    </style:style>
    <style:style style:name="co30" style:family="table-column">
      <style:table-column-properties fo:break-before="auto" style:column-width="1.533cm"/>
    </style:style>
    <style:style style:name="co31" style:family="table-column">
      <style:table-column-properties fo:break-before="auto" style:column-width="2.133cm"/>
    </style:style>
    <style:style style:name="co32" style:family="table-column">
      <style:table-column-properties fo:break-before="auto" style:column-width="2.45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4.447cm"/>
    </style:style>
    <style:style style:name="co35" style:family="table-column">
      <style:table-column-properties fo:break-before="auto" style:column-width="1.997cm"/>
    </style:style>
    <style:style style:name="co36" style:family="table-column">
      <style:table-column-properties fo:break-before="auto" style:column-width="3.766cm"/>
    </style:style>
    <style:style style:name="co37" style:family="table-column">
      <style:table-column-properties fo:break-before="auto" style:column-width="4.519cm"/>
    </style:style>
    <style:style style:name="co38" style:family="table-column">
      <style:table-column-properties fo:break-before="auto" style:column-width="1.124cm"/>
    </style:style>
    <style:style style:name="co39" style:family="table-column">
      <style:table-column-properties fo:break-before="auto" style:column-width="1.316cm"/>
    </style:style>
    <style:style style:name="co40" style:family="table-column">
      <style:table-column-properties fo:break-before="auto" style:column-width="1.833cm"/>
    </style:style>
    <style:style style:name="co41" style:family="table-column">
      <style:table-column-properties fo:break-before="auto" style:column-width="2.023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table table:name="SPEED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number-columns-repeated="5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5" table:number-columns-repeated="6" table:default-cell-style-name="Default"/>
        <table:table-column table:style-name="co10" table:number-columns-repeated="2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3" table:number-columns-repeated="965" table:default-cell-style-name="Default"/>
        <table:table-row table:style-name="ro1">
          <table:table-cell table:style-name="ce1" office:value-type="string" calcext:value-type="string">
            <text:p>Consolidated LZJB/LZ4 Compression SPEED Benchmark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D FX 8150 – 3.6Gh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E.coli </text:p>
          </table:table-cell>
          <table:table-cell table:style-name="ce2" office:value-type="string" calcext:value-type="string">
            <text:p>a.txt </text:p>
          </table:table-cell>
          <table:table-cell table:style-name="ce2" office:value-type="string" calcext:value-type="string">
            <text:p>aaa.txt </text:p>
          </table:table-cell>
          <table:table-cell table:style-name="ce2" office:value-type="string" calcext:value-type="string">
            <text:p>alice29.txt </text:p>
          </table:table-cell>
          <table:table-cell table:style-name="ce2" office:value-type="string" calcext:value-type="string">
            <text:p>alphabet.txt </text:p>
          </table:table-cell>
          <table:table-cell table:style-name="ce2" office:value-type="string" calcext:value-type="string">
            <text:p>artificl.tar.gz </text:p>
          </table:table-cell>
          <table:table-cell table:style-name="ce2" office:value-type="string" calcext:value-type="string">
            <text:p>asyoulik.txt </text:p>
          </table:table-cell>
          <table:table-cell table:style-name="ce2" office:value-type="string" calcext:value-type="string">
            <text:p>bib </text:p>
          </table:table-cell>
          <table:table-cell table:style-name="ce2" office:value-type="string" calcext:value-type="string">
            <text:p>bible.txt </text:p>
          </table:table-cell>
          <table:table-cell table:style-name="ce2" office:value-type="string" calcext:value-type="string">
            <text:p>book1 </text:p>
          </table:table-cell>
          <table:table-cell table:style-name="ce2" office:value-type="string" calcext:value-type="string">
            <text:p>book2 </text:p>
          </table:table-cell>
          <table:table-cell table:style-name="ce2" office:value-type="string" calcext:value-type="string">
            <text:p>calgary.tar.gz </text:p>
          </table:table-cell>
          <table:table-cell table:style-name="ce2" office:value-type="string" calcext:value-type="string">
            <text:p>cantrbry.tar.gz </text:p>
          </table:table-cell>
          <table:table-cell table:style-name="ce2" office:value-type="string" calcext:value-type="string">
            <text:p>cp.html </text:p>
          </table:table-cell>
          <table:table-cell table:style-name="ce2" office:value-type="string" calcext:value-type="string">
            <text:p>dickens </text:p>
          </table:table-cell>
          <table:table-cell table:style-name="ce2" office:value-type="string" calcext:value-type="string">
            <text:p>enwik8 </text:p>
          </table:table-cell>
          <table:table-cell table:style-name="ce2" office:value-type="string" calcext:value-type="string">
            <text:p>enwik8.zip </text:p>
          </table:table-cell>
          <table:table-cell table:style-name="ce2" office:value-type="string" calcext:value-type="string">
            <text:p>fields.c </text:p>
          </table:table-cell>
          <table:table-cell table:style-name="ce2" office:value-type="string" calcext:value-type="string">
            <text:p>geo </text:p>
          </table:table-cell>
          <table:table-cell table:style-name="ce2" office:value-type="string" calcext:value-type="string">
            <text:p>grammar.lsp </text:p>
          </table:table-cell>
          <table:table-cell table:style-name="ce2" office:value-type="string" calcext:value-type="string">
            <text:p>kennedy.xls </text:p>
          </table:table-cell>
          <table:table-cell table:style-name="ce2" office:value-type="string" calcext:value-type="string">
            <text:p>large.tar.gz </text:p>
          </table:table-cell>
          <table:table-cell table:style-name="ce2" office:value-type="string" calcext:value-type="string">
            <text:p>lcet10.txt </text:p>
          </table:table-cell>
          <table:table-cell table:style-name="ce2" office:value-type="string" calcext:value-type="string">
            <text:p>misc.tar.gz </text:p>
          </table:table-cell>
          <table:table-cell table:style-name="ce2" office:value-type="string" calcext:value-type="string">
            <text:p>mozilla </text:p>
          </table:table-cell>
          <table:table-cell table:style-name="ce2" office:value-type="string" calcext:value-type="string">
            <text:p>mr </text:p>
          </table:table-cell>
          <table:table-cell table:style-name="ce2" office:value-type="string" calcext:value-type="string">
            <text:p>nci </text:p>
          </table:table-cell>
          <table:table-cell table:style-name="ce2" office:value-type="string" calcext:value-type="string">
            <text:p>news </text:p>
          </table:table-cell>
          <table:table-cell table:style-name="ce2" office:value-type="string" calcext:value-type="string">
            <text:p>obj1 </text:p>
          </table:table-cell>
          <table:table-cell table:style-name="ce2" office:value-type="string" calcext:value-type="string">
            <text:p>obj2 </text:p>
          </table:table-cell>
          <table:table-cell table:style-name="ce2" office:value-type="string" calcext:value-type="string">
            <text:p>ooffice </text:p>
          </table:table-cell>
          <table:table-cell table:style-name="ce2" office:value-type="string" calcext:value-type="string">
            <text:p>osdb </text:p>
          </table:table-cell>
          <table:table-cell table:style-name="ce2" office:value-type="string" calcext:value-type="string">
            <text:p>paper1 </text:p>
          </table:table-cell>
          <table:table-cell table:style-name="ce2" office:value-type="string" calcext:value-type="string">
            <text:p>paper2 </text:p>
          </table:table-cell>
          <table:table-cell table:style-name="ce2" office:value-type="string" calcext:value-type="string">
            <text:p>paper3 </text:p>
          </table:table-cell>
          <table:table-cell table:style-name="ce2" office:value-type="string" calcext:value-type="string">
            <text:p>paper4 </text:p>
          </table:table-cell>
          <table:table-cell table:style-name="ce2" office:value-type="string" calcext:value-type="string">
            <text:p>paper5 </text:p>
          </table:table-cell>
          <table:table-cell table:style-name="ce2" office:value-type="string" calcext:value-type="string">
            <text:p>paper6 </text:p>
          </table:table-cell>
          <table:table-cell table:style-name="ce2" office:value-type="string" calcext:value-type="string">
            <text:p>pi.txt </text:p>
          </table:table-cell>
          <table:table-cell table:style-name="ce2" office:value-type="string" calcext:value-type="string">
            <text:p>pic </text:p>
          </table:table-cell>
          <table:table-cell table:style-name="ce2" office:value-type="string" calcext:value-type="string">
            <text:p>plrabn12.txt </text:p>
          </table:table-cell>
          <table:table-cell table:style-name="ce2" office:value-type="string" calcext:value-type="string">
            <text:p>progc </text:p>
          </table:table-cell>
          <table:table-cell table:style-name="ce2" office:value-type="string" calcext:value-type="string">
            <text:p>progl </text:p>
          </table:table-cell>
          <table:table-cell table:style-name="ce2" office:value-type="string" calcext:value-type="string">
            <text:p>progp </text:p>
          </table:table-cell>
          <table:table-cell table:style-name="ce2" office:value-type="string" calcext:value-type="string">
            <text:p>ptt5 </text:p>
          </table:table-cell>
          <table:table-cell table:style-name="ce2" office:value-type="string" calcext:value-type="string">
            <text:p>random.txt </text:p>
          </table:table-cell>
          <table:table-cell table:style-name="ce2" office:value-type="string" calcext:value-type="string">
            <text:p>reymont </text:p>
          </table:table-cell>
          <table:table-cell table:style-name="ce2" office:value-type="string" calcext:value-type="string">
            <text:p>samba </text:p>
          </table:table-cell>
          <table:table-cell table:style-name="ce2" office:value-type="string" calcext:value-type="string">
            <text:p>sao </text:p>
          </table:table-cell>
          <table:table-cell table:style-name="ce2" office:value-type="string" calcext:value-type="string">
            <text:p>silesia.zip </text:p>
          </table:table-cell>
          <table:table-cell table:style-name="ce2" office:value-type="string" calcext:value-type="string">
            <text:p>sum </text:p>
          </table:table-cell>
          <table:table-cell table:style-name="ce2" office:value-type="string" calcext:value-type="string">
            <text:p>trans </text:p>
          </table:table-cell>
          <table:table-cell table:style-name="ce2" office:value-type="string" calcext:value-type="string">
            <text:p>webster </text:p>
          </table:table-cell>
          <table:table-cell table:style-name="ce2" office:value-type="string" calcext:value-type="string">
            <text:p>world192.txt </text:p>
          </table:table-cell>
          <table:table-cell table:style-name="ce2" office:value-type="string" calcext:value-type="string">
            <text:p>x-ray </text:p>
          </table:table-cell>
          <table:table-cell table:style-name="ce2" office:value-type="string" calcext:value-type="string">
            <text:p>xargs.1 </text:p>
          </table:table-cell>
          <table:table-cell table:style-name="ce2" office:value-type="string" calcext:value-type="string">
            <text:p>xml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964"/>
        </table:table-row>
        <table:table-row table:style-name="ro3">
          <table:table-cell office:value-type="string" calcext:value-type="string">
            <text:p>ALGORITHM </text:p>
          </table:table-cell>
          <table:table-cell table:style-name="ce2" office:value-type="string" calcext:value-type="string">
            <text:p>BLOCK SIZE </text:p>
          </table:table-cell>
          <table:table-cell table:number-columns-repeated="57" table:style-name="ce2" office:value-type="string" calcext:value-type="string">
            <text:p>MB/s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964"/>
        </table:table-row>
        <table:table-row table:style-name="ro3">
          <table:table-cell/>
          <table:table-cell table:style-name="ce2" table:number-columns-repeated="1023"/>
        </table:table-row>
        <table:table-row table:style-name="ro2">
          <table:table-cell office:value-type="string" calcext:value-type="string">
            <text:p>BSD_lzjb_decompress </text:p>
          </table:table-cell>
          <table:table-cell office:value-type="float" office:value="1024" calcext:value-type="float">
            <text:p>1024</text:p>
          </table:table-cell>
          <table:table-cell office:value-type="float" office:value="328.7" calcext:value-type="float">
            <text:p>328.7</text:p>
          </table:table-cell>
          <table:table-cell office:value-type="float" office:value="17" calcext:value-type="float">
            <text:p>17</text:p>
          </table:table-cell>
          <table:table-cell office:value-type="float" office:value="2695.3" calcext:value-type="float">
            <text:p>2695.3</text:p>
          </table:table-cell>
          <table:table-cell office:value-type="float" office:value="289.2" calcext:value-type="float">
            <text:p>289.2</text:p>
          </table:table-cell>
          <table:table-cell office:value-type="float" office:value="3615.4" calcext:value-type="float">
            <text:p>3615.4</text:p>
          </table:table-cell>
          <table:table-cell office:value-type="float" office:value="359.7" calcext:value-type="float">
            <text:p>359.7</text:p>
          </table:table-cell>
          <table:table-cell office:value-type="float" office:value="286.8" calcext:value-type="float">
            <text:p>286.8</text:p>
          </table:table-cell>
          <table:table-cell office:value-type="float" office:value="314.2" calcext:value-type="float">
            <text:p>314.2</text:p>
          </table:table-cell>
          <table:table-cell office:value-type="float" office:value="290.6" calcext:value-type="float">
            <text:p>290.6</text:p>
          </table:table-cell>
          <table:table-cell office:value-type="float" office:value="283.8" calcext:value-type="float">
            <text:p>283.8</text:p>
          </table:table-cell>
          <table:table-cell office:value-type="float" office:value="299.4" calcext:value-type="float">
            <text:p>299.4</text:p>
          </table:table-cell>
          <table:table-cell office:value-type="float" office:value="357" calcext:value-type="float">
            <text:p>357</text:p>
          </table:table-cell>
          <table:table-cell office:value-type="float" office:value="365.4" calcext:value-type="float">
            <text:p>365.4</text:p>
          </table:table-cell>
          <table:table-cell office:value-type="float" office:value="361.2" calcext:value-type="float">
            <text:p>361.2</text:p>
          </table:table-cell>
          <table:table-cell office:value-type="float" office:value="280.3" calcext:value-type="float">
            <text:p>280.3</text:p>
          </table:table-cell>
          <table:table-cell office:value-type="float" office:value="306.6" calcext:value-type="float">
            <text:p>306.6</text:p>
          </table:table-cell>
          <table:table-cell office:value-type="float" office:value="353.7" calcext:value-type="float">
            <text:p>353.7</text:p>
          </table:table-cell>
          <table:table-cell office:value-type="float" office:value="341.1" calcext:value-type="float">
            <text:p>341.1</text:p>
          </table:table-cell>
          <table:table-cell office:value-type="float" office:value="315.6" calcext:value-type="float">
            <text:p>315.6</text:p>
          </table:table-cell>
          <table:table-cell office:value-type="float" office:value="369.2" calcext:value-type="float">
            <text:p>369.2</text:p>
          </table:table-cell>
          <table:table-cell office:value-type="float" office:value="542.1" calcext:value-type="float">
            <text:p>542.1</text:p>
          </table:table-cell>
          <table:table-cell office:value-type="float" office:value="356.2" calcext:value-type="float">
            <text:p>356.2</text:p>
          </table:table-cell>
          <table:table-cell office:value-type="float" office:value="294.3" calcext:value-type="float">
            <text:p>294.3</text:p>
          </table:table-cell>
          <table:table-cell office:value-type="float" office:value="357.8" calcext:value-type="float">
            <text:p>357.8</text:p>
          </table:table-cell>
          <table:table-cell office:value-type="float" office:value="373.9" calcext:value-type="float">
            <text:p>373.9</text:p>
          </table:table-cell>
          <table:table-cell office:value-type="float" office:value="388.8" calcext:value-type="float">
            <text:p>388.8</text:p>
          </table:table-cell>
          <table:table-cell office:value-type="float" office:value="524.7" calcext:value-type="float">
            <text:p>524.7</text:p>
          </table:table-cell>
          <table:table-cell office:value-type="float" office:value="317.4" calcext:value-type="float">
            <text:p>317.4</text:p>
          </table:table-cell>
          <table:table-cell office:value-type="float" office:value="368.1" calcext:value-type="float">
            <text:p>368.1</text:p>
          </table:table-cell>
          <table:table-cell office:value-type="float" office:value="347.4" calcext:value-type="float">
            <text:p>347.4</text:p>
          </table:table-cell>
          <table:table-cell office:value-type="float" office:value="315.7" calcext:value-type="float">
            <text:p>315.7</text:p>
          </table:table-cell>
          <table:table-cell office:value-type="float" office:value="328.4" calcext:value-type="float">
            <text:p>328.4</text:p>
          </table:table-cell>
          <table:table-cell office:value-type="float" office:value="302.4" calcext:value-type="float">
            <text:p>302.4</text:p>
          </table:table-cell>
          <table:table-cell office:value-type="float" office:value="289.3" calcext:value-type="float">
            <text:p>289.3</text:p>
          </table:table-cell>
          <table:table-cell office:value-type="float" office:value="291.8" calcext:value-type="float">
            <text:p>291.8</text:p>
          </table:table-cell>
          <table:table-cell office:value-type="float" office:value="297.3" calcext:value-type="float">
            <text:p>297.3</text:p>
          </table:table-cell>
          <table:table-cell office:value-type="float" office:value="300.5" calcext:value-type="float">
            <text:p>300.5</text:p>
          </table:table-cell>
          <table:table-cell office:value-type="float" office:value="306.2" calcext:value-type="float">
            <text:p>306.2</text:p>
          </table:table-cell>
          <table:table-cell office:value-type="float" office:value="303.6" calcext:value-type="float">
            <text:p>303.6</text:p>
          </table:table-cell>
          <table:table-cell office:value-type="float" office:value="717.5" calcext:value-type="float">
            <text:p>717.5</text:p>
          </table:table-cell>
          <table:table-cell office:value-type="float" office:value="278.7" calcext:value-type="float">
            <text:p>278.7</text:p>
          </table:table-cell>
          <table:table-cell office:value-type="float" office:value="319.8" calcext:value-type="float">
            <text:p>319.8</text:p>
          </table:table-cell>
          <table:table-cell office:value-type="float" office:value="344.6" calcext:value-type="float">
            <text:p>344.6</text:p>
          </table:table-cell>
          <table:table-cell office:value-type="float" office:value="347.5" calcext:value-type="float">
            <text:p>347.5</text:p>
          </table:table-cell>
          <table:table-cell office:value-type="float" office:value="716.7" calcext:value-type="float">
            <text:p>716.7</text:p>
          </table:table-cell>
          <table:table-cell office:value-type="float" office:value="356.8" calcext:value-type="float">
            <text:p>356.8</text:p>
          </table:table-cell>
          <table:table-cell office:value-type="float" office:value="282.2" calcext:value-type="float">
            <text:p>282.2</text:p>
          </table:table-cell>
          <table:table-cell office:value-type="float" office:value="389" calcext:value-type="float">
            <text:p>389</text:p>
          </table:table-cell>
          <table:table-cell office:value-type="float" office:value="315.7" calcext:value-type="float">
            <text:p>315.7</text:p>
          </table:table-cell>
          <table:table-cell office:value-type="float" office:value="352.2" calcext:value-type="float">
            <text:p>352.2</text:p>
          </table:table-cell>
          <table:table-cell office:value-type="float" office:value="324.1" calcext:value-type="float">
            <text:p>324.1</text:p>
          </table:table-cell>
          <table:table-cell office:value-type="float" office:value="347.6" calcext:value-type="float">
            <text:p>347.6</text:p>
          </table:table-cell>
          <table:table-cell office:value-type="float" office:value="315.1" calcext:value-type="float">
            <text:p>315.1</text:p>
          </table:table-cell>
          <table:table-cell office:value-type="float" office:value="309.4" calcext:value-type="float">
            <text:p>309.4</text:p>
          </table:table-cell>
          <table:table-cell office:value-type="float" office:value="324" calcext:value-type="float">
            <text:p>324</text:p>
          </table:table-cell>
          <table:table-cell office:value-type="float" office:value="321.4" calcext:value-type="float">
            <text:p>321.4</text:p>
          </table:table-cell>
          <table:table-cell office:value-type="float" office:value="379.1" calcext:value-type="float">
            <text:p>379.1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BSD_lzjb_decompress </text:p>
          </table:table-cell>
          <table:table-cell office:value-type="float" office:value="4096" calcext:value-type="float">
            <text:p>4096</text:p>
          </table:table-cell>
          <table:table-cell office:value-type="float" office:value="350.9" calcext:value-type="float">
            <text:p>350.9</text:p>
          </table:table-cell>
          <table:table-cell office:value-type="float" office:value="17" calcext:value-type="float">
            <text:p>17</text:p>
          </table:table-cell>
          <table:table-cell office:value-type="float" office:value="5249.1" calcext:value-type="float">
            <text:p>5249.1</text:p>
          </table:table-cell>
          <table:table-cell office:value-type="float" office:value="275.8" calcext:value-type="float">
            <text:p>275.8</text:p>
          </table:table-cell>
          <table:table-cell office:value-type="float" office:value="4832.4" calcext:value-type="float">
            <text:p>4832.4</text:p>
          </table:table-cell>
          <table:table-cell office:value-type="float" office:value="360" calcext:value-type="float">
            <text:p>360</text:p>
          </table:table-cell>
          <table:table-cell office:value-type="float" office:value="273.4" calcext:value-type="float">
            <text:p>273.4</text:p>
          </table:table-cell>
          <table:table-cell office:value-type="float" office:value="304.5" calcext:value-type="float">
            <text:p>304.5</text:p>
          </table:table-cell>
          <table:table-cell office:value-type="float" office:value="284.9" calcext:value-type="float">
            <text:p>284.9</text:p>
          </table:table-cell>
          <table:table-cell office:value-type="float" office:value="268.1" calcext:value-type="float">
            <text:p>268.1</text:p>
          </table:table-cell>
          <table:table-cell office:value-type="float" office:value="288.9" calcext:value-type="float">
            <text:p>288.9</text:p>
          </table:table-cell>
          <table:table-cell office:value-type="float" office:value="357.5" calcext:value-type="float">
            <text:p>357.5</text:p>
          </table:table-cell>
          <table:table-cell office:value-type="float" office:value="366.1" calcext:value-type="float">
            <text:p>366.1</text:p>
          </table:table-cell>
          <table:table-cell office:value-type="float" office:value="361" calcext:value-type="float">
            <text:p>361</text:p>
          </table:table-cell>
          <table:table-cell office:value-type="float" office:value="264.5" calcext:value-type="float">
            <text:p>264.5</text:p>
          </table:table-cell>
          <table:table-cell office:value-type="float" office:value="297" calcext:value-type="float">
            <text:p>297</text:p>
          </table:table-cell>
          <table:table-cell office:value-type="float" office:value="353" calcext:value-type="float">
            <text:p>353</text:p>
          </table:table-cell>
          <table:table-cell office:value-type="float" office:value="349.8" calcext:value-type="float">
            <text:p>349.8</text:p>
          </table:table-cell>
          <table:table-cell office:value-type="float" office:value="307.9" calcext:value-type="float">
            <text:p>307.9</text:p>
          </table:table-cell>
          <table:table-cell office:value-type="float" office:value="374.5" calcext:value-type="float">
            <text:p>374.5</text:p>
          </table:table-cell>
          <table:table-cell office:value-type="float" office:value="570.7" calcext:value-type="float">
            <text:p>570.7</text:p>
          </table:table-cell>
          <table:table-cell office:value-type="float" office:value="356.3" calcext:value-type="float">
            <text:p>356.3</text:p>
          </table:table-cell>
          <table:table-cell office:value-type="float" office:value="282.2" calcext:value-type="float">
            <text:p>282.2</text:p>
          </table:table-cell>
          <table:table-cell office:value-type="float" office:value="358.3" calcext:value-type="float">
            <text:p>358.3</text:p>
          </table:table-cell>
          <table:table-cell office:value-type="float" office:value="383.4" calcext:value-type="float">
            <text:p>383.4</text:p>
          </table:table-cell>
          <table:table-cell office:value-type="float" office:value="418.3" calcext:value-type="float">
            <text:p>418.3</text:p>
          </table:table-cell>
          <table:table-cell office:value-type="float" office:value="583.8" calcext:value-type="float">
            <text:p>583.8</text:p>
          </table:table-cell>
          <table:table-cell office:value-type="float" office:value="311.5" calcext:value-type="float">
            <text:p>311.5</text:p>
          </table:table-cell>
          <table:table-cell office:value-type="float" office:value="368.5" calcext:value-type="float">
            <text:p>368.5</text:p>
          </table:table-cell>
          <table:table-cell office:value-type="float" office:value="352.1" calcext:value-type="float">
            <text:p>352.1</text:p>
          </table:table-cell>
          <table:table-cell office:value-type="float" office:value="312.2" calcext:value-type="float">
            <text:p>312.2</text:p>
          </table:table-cell>
          <table:table-cell office:value-type="float" office:value="326.3" calcext:value-type="float">
            <text:p>326.3</text:p>
          </table:table-cell>
          <table:table-cell office:value-type="float" office:value="293.2" calcext:value-type="float">
            <text:p>293.2</text:p>
          </table:table-cell>
          <table:table-cell office:value-type="float" office:value="276.6" calcext:value-type="float">
            <text:p>276.6</text:p>
          </table:table-cell>
          <table:table-cell office:value-type="float" office:value="277.1" calcext:value-type="float">
            <text:p>277.1</text:p>
          </table:table-cell>
          <table:table-cell office:value-type="float" office:value="285.9" calcext:value-type="float">
            <text:p>285.9</text:p>
          </table:table-cell>
          <table:table-cell office:value-type="float" office:value="291.9" calcext:value-type="float">
            <text:p>291.9</text:p>
          </table:table-cell>
          <table:table-cell office:value-type="float" office:value="298.3" calcext:value-type="float">
            <text:p>298.3</text:p>
          </table:table-cell>
          <table:table-cell office:value-type="float" office:value="290.3" calcext:value-type="float">
            <text:p>290.3</text:p>
          </table:table-cell>
          <table:table-cell office:value-type="float" office:value="795.1" calcext:value-type="float">
            <text:p>795.1</text:p>
          </table:table-cell>
          <table:table-cell office:value-type="float" office:value="263.9" calcext:value-type="float">
            <text:p>263.9</text:p>
          </table:table-cell>
          <table:table-cell office:value-type="float" office:value="314.3" calcext:value-type="float">
            <text:p>314.3</text:p>
          </table:table-cell>
          <table:table-cell office:value-type="float" office:value="360.3" calcext:value-type="float">
            <text:p>360.3</text:p>
          </table:table-cell>
          <table:table-cell office:value-type="float" office:value="358.9" calcext:value-type="float">
            <text:p>358.9</text:p>
          </table:table-cell>
          <table:table-cell office:value-type="float" office:value="795.9" calcext:value-type="float">
            <text:p>795.9</text:p>
          </table:table-cell>
          <table:table-cell office:value-type="float" office:value="357.1" calcext:value-type="float">
            <text:p>357.1</text:p>
          </table:table-cell>
          <table:table-cell office:value-type="float" office:value="283.1" calcext:value-type="float">
            <text:p>283.1</text:p>
          </table:table-cell>
          <table:table-cell office:value-type="float" office:value="406" calcext:value-type="float">
            <text:p>406</text:p>
          </table:table-cell>
          <table:table-cell office:value-type="float" office:value="307.5" calcext:value-type="float">
            <text:p>307.5</text:p>
          </table:table-cell>
          <table:table-cell office:value-type="float" office:value="353" calcext:value-type="float">
            <text:p>353</text:p>
          </table:table-cell>
          <table:table-cell office:value-type="float" office:value="329.1" calcext:value-type="float">
            <text:p>329.1</text:p>
          </table:table-cell>
          <table:table-cell office:value-type="float" office:value="348.4" calcext:value-type="float">
            <text:p>348.4</text:p>
          </table:table-cell>
          <table:table-cell office:value-type="float" office:value="313.7" calcext:value-type="float">
            <text:p>313.7</text:p>
          </table:table-cell>
          <table:table-cell office:value-type="float" office:value="300.5" calcext:value-type="float">
            <text:p>300.5</text:p>
          </table:table-cell>
          <table:table-cell office:value-type="float" office:value="322.1" calcext:value-type="float">
            <text:p>322.1</text:p>
          </table:table-cell>
          <table:table-cell office:value-type="float" office:value="310.4" calcext:value-type="float">
            <text:p>310.4</text:p>
          </table:table-cell>
          <table:table-cell office:value-type="float" office:value="418.9" calcext:value-type="float">
            <text:p>418.9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BSD_lzjb_decompress </text:p>
          </table:table-cell>
          <table:table-cell office:value-type="float" office:value="16384" calcext:value-type="float">
            <text:p>16384</text:p>
          </table:table-cell>
          <table:table-cell office:value-type="float" office:value="357.8" calcext:value-type="float">
            <text:p>357.8</text:p>
          </table:table-cell>
          <table:table-cell office:value-type="float" office:value="17" calcext:value-type="float">
            <text:p>17</text:p>
          </table:table-cell>
          <table:table-cell office:value-type="float" office:value="6031.6" calcext:value-type="float">
            <text:p>6031.6</text:p>
          </table:table-cell>
          <table:table-cell office:value-type="float" office:value="272.6" calcext:value-type="float">
            <text:p>272.6</text:p>
          </table:table-cell>
          <table:table-cell office:value-type="float" office:value="5905.8" calcext:value-type="float">
            <text:p>5905.8</text:p>
          </table:table-cell>
          <table:table-cell office:value-type="float" office:value="360.3" calcext:value-type="float">
            <text:p>360.3</text:p>
          </table:table-cell>
          <table:table-cell office:value-type="float" office:value="270.2" calcext:value-type="float">
            <text:p>270.2</text:p>
          </table:table-cell>
          <table:table-cell office:value-type="float" office:value="302.8" calcext:value-type="float">
            <text:p>302.8</text:p>
          </table:table-cell>
          <table:table-cell office:value-type="float" office:value="284" calcext:value-type="float">
            <text:p>284</text:p>
          </table:table-cell>
          <table:table-cell office:value-type="float" office:value="264.7" calcext:value-type="float">
            <text:p>264.7</text:p>
          </table:table-cell>
          <table:table-cell office:value-type="float" office:value="286.7" calcext:value-type="float">
            <text:p>286.7</text:p>
          </table:table-cell>
          <table:table-cell office:value-type="float" office:value="357.6" calcext:value-type="float">
            <text:p>357.6</text:p>
          </table:table-cell>
          <table:table-cell office:value-type="float" office:value="366.6" calcext:value-type="float">
            <text:p>366.6</text:p>
          </table:table-cell>
          <table:table-cell office:value-type="float" office:value="363.5" calcext:value-type="float">
            <text:p>363.5</text:p>
          </table:table-cell>
          <table:table-cell office:value-type="float" office:value="262.6" calcext:value-type="float">
            <text:p>262.6</text:p>
          </table:table-cell>
          <table:table-cell office:value-type="float" office:value="296.6" calcext:value-type="float">
            <text:p>296.6</text:p>
          </table:table-cell>
          <table:table-cell office:value-type="float" office:value="353.4" calcext:value-type="float">
            <text:p>353.4</text:p>
          </table:table-cell>
          <table:table-cell office:value-type="float" office:value="353" calcext:value-type="float">
            <text:p>353</text:p>
          </table:table-cell>
          <table:table-cell office:value-type="float" office:value="306.1" calcext:value-type="float">
            <text:p>306.1</text:p>
          </table:table-cell>
          <table:table-cell office:value-type="float" office:value="373.5" calcext:value-type="float">
            <text:p>373.5</text:p>
          </table:table-cell>
          <table:table-cell office:value-type="float" office:value="580.1" calcext:value-type="float">
            <text:p>580.1</text:p>
          </table:table-cell>
          <table:table-cell office:value-type="float" office:value="356.7" calcext:value-type="float">
            <text:p>356.7</text:p>
          </table:table-cell>
          <table:table-cell office:value-type="float" office:value="280" calcext:value-type="float">
            <text:p>280</text:p>
          </table:table-cell>
          <table:table-cell office:value-type="float" office:value="358.4" calcext:value-type="float">
            <text:p>358.4</text:p>
          </table:table-cell>
          <table:table-cell office:value-type="float" office:value="388.2" calcext:value-type="float">
            <text:p>388.2</text:p>
          </table:table-cell>
          <table:table-cell office:value-type="float" office:value="425.2" calcext:value-type="float">
            <text:p>425.2</text:p>
          </table:table-cell>
          <table:table-cell office:value-type="float" office:value="602.3" calcext:value-type="float">
            <text:p>602.3</text:p>
          </table:table-cell>
          <table:table-cell office:value-type="float" office:value="309.5" calcext:value-type="float">
            <text:p>309.5</text:p>
          </table:table-cell>
          <table:table-cell office:value-type="float" office:value="367.4" calcext:value-type="float">
            <text:p>367.4</text:p>
          </table:table-cell>
          <table:table-cell office:value-type="float" office:value="354.6" calcext:value-type="float">
            <text:p>354.6</text:p>
          </table:table-cell>
          <table:table-cell office:value-type="float" office:value="312.2" calcext:value-type="float">
            <text:p>312.2</text:p>
          </table:table-cell>
          <table:table-cell office:value-type="float" office:value="327.3" calcext:value-type="float">
            <text:p>327.3</text:p>
          </table:table-cell>
          <table:table-cell office:value-type="float" office:value="292.4" calcext:value-type="float">
            <text:p>292.4</text:p>
          </table:table-cell>
          <table:table-cell office:value-type="float" office:value="274" calcext:value-type="float">
            <text:p>274</text:p>
          </table:table-cell>
          <table:table-cell office:value-type="float" office:value="274.4" calcext:value-type="float">
            <text:p>274.4</text:p>
          </table:table-cell>
          <table:table-cell office:value-type="float" office:value="285.1" calcext:value-type="float">
            <text:p>285.1</text:p>
          </table:table-cell>
          <table:table-cell office:value-type="float" office:value="289.6" calcext:value-type="float">
            <text:p>289.6</text:p>
          </table:table-cell>
          <table:table-cell office:value-type="float" office:value="296.6" calcext:value-type="float">
            <text:p>296.6</text:p>
          </table:table-cell>
          <table:table-cell office:value-type="float" office:value="287.5" calcext:value-type="float">
            <text:p>287.5</text:p>
          </table:table-cell>
          <table:table-cell office:value-type="float" office:value="818.1" calcext:value-type="float">
            <text:p>818.1</text:p>
          </table:table-cell>
          <table:table-cell office:value-type="float" office:value="260.5" calcext:value-type="float">
            <text:p>260.5</text:p>
          </table:table-cell>
          <table:table-cell office:value-type="float" office:value="314.4" calcext:value-type="float">
            <text:p>314.4</text:p>
          </table:table-cell>
          <table:table-cell office:value-type="float" office:value="359.9" calcext:value-type="float">
            <text:p>359.9</text:p>
          </table:table-cell>
          <table:table-cell office:value-type="float" office:value="364.7" calcext:value-type="float">
            <text:p>364.7</text:p>
          </table:table-cell>
          <table:table-cell office:value-type="float" office:value="819.3" calcext:value-type="float">
            <text:p>819.3</text:p>
          </table:table-cell>
          <table:table-cell office:value-type="float" office:value="357.6" calcext:value-type="float">
            <text:p>357.6</text:p>
          </table:table-cell>
          <table:table-cell office:value-type="float" office:value="284" calcext:value-type="float">
            <text:p>284</text:p>
          </table:table-cell>
          <table:table-cell office:value-type="float" office:value="412.2" calcext:value-type="float">
            <text:p>412.2</text:p>
          </table:table-cell>
          <table:table-cell office:value-type="float" office:value="306.5" calcext:value-type="float">
            <text:p>306.5</text:p>
          </table:table-cell>
          <table:table-cell office:value-type="float" office:value="353.6" calcext:value-type="float">
            <text:p>353.6</text:p>
          </table:table-cell>
          <table:table-cell office:value-type="float" office:value="326.1" calcext:value-type="float">
            <text:p>326.1</text:p>
          </table:table-cell>
          <table:table-cell office:value-type="float" office:value="349.9" calcext:value-type="float">
            <text:p>349.9</text:p>
          </table:table-cell>
          <table:table-cell office:value-type="float" office:value="315.1" calcext:value-type="float">
            <text:p>315.1</text:p>
          </table:table-cell>
          <table:table-cell office:value-type="float" office:value="298.8" calcext:value-type="float">
            <text:p>298.8</text:p>
          </table:table-cell>
          <table:table-cell office:value-type="float" office:value="322.6" calcext:value-type="float">
            <text:p>322.6</text:p>
          </table:table-cell>
          <table:table-cell office:value-type="float" office:value="310" calcext:value-type="float">
            <text:p>310</text:p>
          </table:table-cell>
          <table:table-cell office:value-type="float" office:value="429.6" calcext:value-type="float">
            <text:p>429.6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BSD_lzjb_decompress </text:p>
          </table:table-cell>
          <table:table-cell office:value-type="float" office:value="65536" calcext:value-type="float">
            <text:p>65536</text:p>
          </table:table-cell>
          <table:table-cell office:value-type="float" office:value="359.5" calcext:value-type="float">
            <text:p>359.5</text:p>
          </table:table-cell>
          <table:table-cell office:value-type="float" office:value="17" calcext:value-type="float">
            <text:p>17</text:p>
          </table:table-cell>
          <table:table-cell office:value-type="float" office:value="6371.9" calcext:value-type="float">
            <text:p>6371.9</text:p>
          </table:table-cell>
          <table:table-cell office:value-type="float" office:value="271.9" calcext:value-type="float">
            <text:p>271.9</text:p>
          </table:table-cell>
          <table:table-cell office:value-type="float" office:value="6403.7" calcext:value-type="float">
            <text:p>6403.7</text:p>
          </table:table-cell>
          <table:table-cell office:value-type="float" office:value="360.3" calcext:value-type="float">
            <text:p>360.3</text:p>
          </table:table-cell>
          <table:table-cell office:value-type="float" office:value="269.7" calcext:value-type="float">
            <text:p>269.7</text:p>
          </table:table-cell>
          <table:table-cell office:value-type="float" office:value="301.7" calcext:value-type="float">
            <text:p>301.7</text:p>
          </table:table-cell>
          <table:table-cell office:value-type="float" office:value="284" calcext:value-type="float">
            <text:p>284</text:p>
          </table:table-cell>
          <table:table-cell office:value-type="float" office:value="264" calcext:value-type="float">
            <text:p>264</text:p>
          </table:table-cell>
          <table:table-cell office:value-type="float" office:value="286.3" calcext:value-type="float">
            <text:p>286.3</text:p>
          </table:table-cell>
          <table:table-cell office:value-type="float" office:value="357.9" calcext:value-type="float">
            <text:p>357.9</text:p>
          </table:table-cell>
          <table:table-cell office:value-type="float" office:value="366.7" calcext:value-type="float">
            <text:p>366.7</text:p>
          </table:table-cell>
          <table:table-cell office:value-type="float" office:value="363.4" calcext:value-type="float">
            <text:p>363.4</text:p>
          </table:table-cell>
          <table:table-cell office:value-type="float" office:value="262.3" calcext:value-type="float">
            <text:p>262.3</text:p>
          </table:table-cell>
          <table:table-cell office:value-type="float" office:value="296.3" calcext:value-type="float">
            <text:p>296.3</text:p>
          </table:table-cell>
          <table:table-cell office:value-type="float" office:value="354.1" calcext:value-type="float">
            <text:p>354.1</text:p>
          </table:table-cell>
          <table:table-cell office:value-type="float" office:value="352.7" calcext:value-type="float">
            <text:p>352.7</text:p>
          </table:table-cell>
          <table:table-cell office:value-type="float" office:value="305.9" calcext:value-type="float">
            <text:p>305.9</text:p>
          </table:table-cell>
          <table:table-cell office:value-type="float" office:value="374.2" calcext:value-type="float">
            <text:p>374.2</text:p>
          </table:table-cell>
          <table:table-cell office:value-type="float" office:value="582.8" calcext:value-type="float">
            <text:p>582.8</text:p>
          </table:table-cell>
          <table:table-cell office:value-type="float" office:value="356.9" calcext:value-type="float">
            <text:p>356.9</text:p>
          </table:table-cell>
          <table:table-cell office:value-type="float" office:value="279.3" calcext:value-type="float">
            <text:p>279.3</text:p>
          </table:table-cell>
          <table:table-cell office:value-type="float" office:value="358.8" calcext:value-type="float">
            <text:p>358.8</text:p>
          </table:table-cell>
          <table:table-cell office:value-type="float" office:value="390.3" calcext:value-type="float">
            <text:p>390.3</text:p>
          </table:table-cell>
          <table:table-cell office:value-type="float" office:value="431.6" calcext:value-type="float">
            <text:p>431.6</text:p>
          </table:table-cell>
          <table:table-cell office:value-type="float" office:value="607.7" calcext:value-type="float">
            <text:p>607.7</text:p>
          </table:table-cell>
          <table:table-cell office:value-type="float" office:value="309.3" calcext:value-type="float">
            <text:p>309.3</text:p>
          </table:table-cell>
          <table:table-cell office:value-type="float" office:value="367.1" calcext:value-type="float">
            <text:p>367.1</text:p>
          </table:table-cell>
          <table:table-cell office:value-type="float" office:value="355.6" calcext:value-type="float">
            <text:p>355.6</text:p>
          </table:table-cell>
          <table:table-cell office:value-type="float" office:value="311.7" calcext:value-type="float">
            <text:p>311.7</text:p>
          </table:table-cell>
          <table:table-cell office:value-type="float" office:value="327.9" calcext:value-type="float">
            <text:p>327.9</text:p>
          </table:table-cell>
          <table:table-cell office:value-type="float" office:value="291.7" calcext:value-type="float">
            <text:p>291.7</text:p>
          </table:table-cell>
          <table:table-cell office:value-type="float" office:value="273.6" calcext:value-type="float">
            <text:p>273.6</text:p>
          </table:table-cell>
          <table:table-cell office:value-type="float" office:value="274.9" calcext:value-type="float">
            <text:p>274.9</text:p>
          </table:table-cell>
          <table:table-cell office:value-type="float" office:value="284.9" calcext:value-type="float">
            <text:p>284.9</text:p>
          </table:table-cell>
          <table:table-cell office:value-type="float" office:value="289.7" calcext:value-type="float">
            <text:p>289.7</text:p>
          </table:table-cell>
          <table:table-cell office:value-type="float" office:value="296" calcext:value-type="float">
            <text:p>296</text:p>
          </table:table-cell>
          <table:table-cell office:value-type="float" office:value="286.8" calcext:value-type="float">
            <text:p>286.8</text:p>
          </table:table-cell>
          <table:table-cell office:value-type="float" office:value="821.6" calcext:value-type="float">
            <text:p>821.6</text:p>
          </table:table-cell>
          <table:table-cell office:value-type="float" office:value="259.5" calcext:value-type="float">
            <text:p>259.5</text:p>
          </table:table-cell>
          <table:table-cell office:value-type="float" office:value="314.8" calcext:value-type="float">
            <text:p>314.8</text:p>
          </table:table-cell>
          <table:table-cell office:value-type="float" office:value="360.4" calcext:value-type="float">
            <text:p>360.4</text:p>
          </table:table-cell>
          <table:table-cell office:value-type="float" office:value="365.7" calcext:value-type="float">
            <text:p>365.7</text:p>
          </table:table-cell>
          <table:table-cell office:value-type="float" office:value="821.4" calcext:value-type="float">
            <text:p>821.4</text:p>
          </table:table-cell>
          <table:table-cell office:value-type="float" office:value="357.6" calcext:value-type="float">
            <text:p>357.6</text:p>
          </table:table-cell>
          <table:table-cell office:value-type="float" office:value="283.6" calcext:value-type="float">
            <text:p>283.6</text:p>
          </table:table-cell>
          <table:table-cell office:value-type="float" office:value="413.4" calcext:value-type="float">
            <text:p>413.4</text:p>
          </table:table-cell>
          <table:table-cell office:value-type="float" office:value="305.9" calcext:value-type="float">
            <text:p>305.9</text:p>
          </table:table-cell>
          <table:table-cell office:value-type="float" office:value="353" calcext:value-type="float">
            <text:p>353</text:p>
          </table:table-cell>
          <table:table-cell office:value-type="float" office:value="325.1" calcext:value-type="float">
            <text:p>325.1</text:p>
          </table:table-cell>
          <table:table-cell office:value-type="float" office:value="350.3" calcext:value-type="float">
            <text:p>350.3</text:p>
          </table:table-cell>
          <table:table-cell office:value-type="float" office:value="315" calcext:value-type="float">
            <text:p>315</text:p>
          </table:table-cell>
          <table:table-cell office:value-type="float" office:value="298.3" calcext:value-type="float">
            <text:p>298.3</text:p>
          </table:table-cell>
          <table:table-cell office:value-type="float" office:value="322.4" calcext:value-type="float">
            <text:p>322.4</text:p>
          </table:table-cell>
          <table:table-cell office:value-type="float" office:value="309.4" calcext:value-type="float">
            <text:p>309.4</text:p>
          </table:table-cell>
          <table:table-cell office:value-type="float" office:value="431.4" calcext:value-type="float">
            <text:p>431.4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BSD_lzjb_decompress 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9" calcext:value-type="float">
            <text:p>359</text:p>
          </table:table-cell>
          <table:table-cell office:value-type="float" office:value="17" calcext:value-type="float">
            <text:p>17</text:p>
          </table:table-cell>
          <table:table-cell office:value-type="float" office:value="6417.6" calcext:value-type="float">
            <text:p>6417.6</text:p>
          </table:table-cell>
          <table:table-cell office:value-type="float" office:value="271.5" calcext:value-type="float">
            <text:p>271.5</text:p>
          </table:table-cell>
          <table:table-cell office:value-type="float" office:value="6474.9" calcext:value-type="float">
            <text:p>6474.9</text:p>
          </table:table-cell>
          <table:table-cell office:value-type="float" office:value="360.2" calcext:value-type="float">
            <text:p>360.2</text:p>
          </table:table-cell>
          <table:table-cell office:value-type="float" office:value="269.2" calcext:value-type="float">
            <text:p>269.2</text:p>
          </table:table-cell>
          <table:table-cell office:value-type="float" office:value="301.7" calcext:value-type="float">
            <text:p>301.7</text:p>
          </table:table-cell>
          <table:table-cell office:value-type="float" office:value="283.5" calcext:value-type="float">
            <text:p>283.5</text:p>
          </table:table-cell>
          <table:table-cell office:value-type="float" office:value="263.7" calcext:value-type="float">
            <text:p>263.7</text:p>
          </table:table-cell>
          <table:table-cell office:value-type="float" office:value="286.1" calcext:value-type="float">
            <text:p>286.1</text:p>
          </table:table-cell>
          <table:table-cell office:value-type="float" office:value="357.8" calcext:value-type="float">
            <text:p>357.8</text:p>
          </table:table-cell>
          <table:table-cell office:value-type="float" office:value="366.3" calcext:value-type="float">
            <text:p>366.3</text:p>
          </table:table-cell>
          <table:table-cell office:value-type="float" office:value="363.2" calcext:value-type="float">
            <text:p>363.2</text:p>
          </table:table-cell>
          <table:table-cell office:value-type="float" office:value="262" calcext:value-type="float">
            <text:p>262</text:p>
          </table:table-cell>
          <table:table-cell office:value-type="float" office:value="295.9" calcext:value-type="float">
            <text:p>295.9</text:p>
          </table:table-cell>
          <table:table-cell office:value-type="float" office:value="353.3" calcext:value-type="float">
            <text:p>353.3</text:p>
          </table:table-cell>
          <table:table-cell office:value-type="float" office:value="352.7" calcext:value-type="float">
            <text:p>352.7</text:p>
          </table:table-cell>
          <table:table-cell office:value-type="float" office:value="305.8" calcext:value-type="float">
            <text:p>305.8</text:p>
          </table:table-cell>
          <table:table-cell office:value-type="float" office:value="373.5" calcext:value-type="float">
            <text:p>373.5</text:p>
          </table:table-cell>
          <table:table-cell office:value-type="float" office:value="583.7" calcext:value-type="float">
            <text:p>583.7</text:p>
          </table:table-cell>
          <table:table-cell office:value-type="float" office:value="356.3" calcext:value-type="float">
            <text:p>356.3</text:p>
          </table:table-cell>
          <table:table-cell office:value-type="float" office:value="278.9" calcext:value-type="float">
            <text:p>278.9</text:p>
          </table:table-cell>
          <table:table-cell office:value-type="float" office:value="358.6" calcext:value-type="float">
            <text:p>358.6</text:p>
          </table:table-cell>
          <table:table-cell office:value-type="float" office:value="390" calcext:value-type="float">
            <text:p>390</text:p>
          </table:table-cell>
          <table:table-cell office:value-type="float" office:value="429.9" calcext:value-type="float">
            <text:p>429.9</text:p>
          </table:table-cell>
          <table:table-cell office:value-type="float" office:value="607.9" calcext:value-type="float">
            <text:p>607.9</text:p>
          </table:table-cell>
          <table:table-cell office:value-type="float" office:value="308.8" calcext:value-type="float">
            <text:p>308.8</text:p>
          </table:table-cell>
          <table:table-cell office:value-type="float" office:value="366.8" calcext:value-type="float">
            <text:p>366.8</text:p>
          </table:table-cell>
          <table:table-cell office:value-type="float" office:value="355.3" calcext:value-type="float">
            <text:p>355.3</text:p>
          </table:table-cell>
          <table:table-cell office:value-type="float" office:value="311" calcext:value-type="float">
            <text:p>311</text:p>
          </table:table-cell>
          <table:table-cell office:value-type="float" office:value="327.4" calcext:value-type="float">
            <text:p>327.4</text:p>
          </table:table-cell>
          <table:table-cell office:value-type="float" office:value="291.5" calcext:value-type="float">
            <text:p>291.5</text:p>
          </table:table-cell>
          <table:table-cell office:value-type="float" office:value="273.3" calcext:value-type="float">
            <text:p>273.3</text:p>
          </table:table-cell>
          <table:table-cell office:value-type="float" office:value="274.7" calcext:value-type="float">
            <text:p>274.7</text:p>
          </table:table-cell>
          <table:table-cell office:value-type="float" office:value="284.9" calcext:value-type="float">
            <text:p>284.9</text:p>
          </table:table-cell>
          <table:table-cell office:value-type="float" office:value="289.8" calcext:value-type="float">
            <text:p>289.8</text:p>
          </table:table-cell>
          <table:table-cell office:value-type="float" office:value="296.2" calcext:value-type="float">
            <text:p>296.2</text:p>
          </table:table-cell>
          <table:table-cell office:value-type="float" office:value="285.5" calcext:value-type="float">
            <text:p>285.5</text:p>
          </table:table-cell>
          <table:table-cell office:value-type="float" office:value="824.2" calcext:value-type="float">
            <text:p>824.2</text:p>
          </table:table-cell>
          <table:table-cell office:value-type="float" office:value="259.2" calcext:value-type="float">
            <text:p>259.2</text:p>
          </table:table-cell>
          <table:table-cell office:value-type="float" office:value="314.9" calcext:value-type="float">
            <text:p>314.9</text:p>
          </table:table-cell>
          <table:table-cell office:value-type="float" office:value="360" calcext:value-type="float">
            <text:p>360</text:p>
          </table:table-cell>
          <table:table-cell office:value-type="float" office:value="365.6" calcext:value-type="float">
            <text:p>365.6</text:p>
          </table:table-cell>
          <table:table-cell office:value-type="float" office:value="824.2" calcext:value-type="float">
            <text:p>824.2</text:p>
          </table:table-cell>
          <table:table-cell office:value-type="float" office:value="357.6" calcext:value-type="float">
            <text:p>357.6</text:p>
          </table:table-cell>
          <table:table-cell office:value-type="float" office:value="284" calcext:value-type="float">
            <text:p>284</text:p>
          </table:table-cell>
          <table:table-cell office:value-type="float" office:value="414" calcext:value-type="float">
            <text:p>414</text:p>
          </table:table-cell>
          <table:table-cell office:value-type="float" office:value="305.5" calcext:value-type="float">
            <text:p>305.5</text:p>
          </table:table-cell>
          <table:table-cell office:value-type="float" office:value="353.4" calcext:value-type="float">
            <text:p>353.4</text:p>
          </table:table-cell>
          <table:table-cell office:value-type="float" office:value="325.1" calcext:value-type="float">
            <text:p>325.1</text:p>
          </table:table-cell>
          <table:table-cell office:value-type="float" office:value="350.4" calcext:value-type="float">
            <text:p>350.4</text:p>
          </table:table-cell>
          <table:table-cell office:value-type="float" office:value="315.4" calcext:value-type="float">
            <text:p>315.4</text:p>
          </table:table-cell>
          <table:table-cell office:value-type="float" office:value="298.3" calcext:value-type="float">
            <text:p>298.3</text:p>
          </table:table-cell>
          <table:table-cell office:value-type="float" office:value="322.4" calcext:value-type="float">
            <text:p>322.4</text:p>
          </table:table-cell>
          <table:table-cell office:value-type="float" office:value="309.3" calcext:value-type="float">
            <text:p>309.3</text:p>
          </table:table-cell>
          <table:table-cell office:value-type="float" office:value="432.5" calcext:value-type="float">
            <text:p>432.5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BSD_lzjb_decompress 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9.1" calcext:value-type="float">
            <text:p>359.1</text:p>
          </table:table-cell>
          <table:table-cell office:value-type="float" office:value="17" calcext:value-type="float">
            <text:p>17</text:p>
          </table:table-cell>
          <table:table-cell office:value-type="float" office:value="6420.6" calcext:value-type="float">
            <text:p>6420.6</text:p>
          </table:table-cell>
          <table:table-cell office:value-type="float" office:value="271.6" calcext:value-type="float">
            <text:p>271.6</text:p>
          </table:table-cell>
          <table:table-cell office:value-type="float" office:value="6469.1" calcext:value-type="float">
            <text:p>6469.1</text:p>
          </table:table-cell>
          <table:table-cell office:value-type="float" office:value="360.1" calcext:value-type="float">
            <text:p>360.1</text:p>
          </table:table-cell>
          <table:table-cell office:value-type="float" office:value="269.2" calcext:value-type="float">
            <text:p>269.2</text:p>
          </table:table-cell>
          <table:table-cell office:value-type="float" office:value="301.6" calcext:value-type="float">
            <text:p>301.6</text:p>
          </table:table-cell>
          <table:table-cell office:value-type="float" office:value="283.5" calcext:value-type="float">
            <text:p>283.5</text:p>
          </table:table-cell>
          <table:table-cell office:value-type="float" office:value="263.5" calcext:value-type="float">
            <text:p>263.5</text:p>
          </table:table-cell>
          <table:table-cell office:value-type="float" office:value="285.8" calcext:value-type="float">
            <text:p>285.8</text:p>
          </table:table-cell>
          <table:table-cell office:value-type="float" office:value="357.8" calcext:value-type="float">
            <text:p>357.8</text:p>
          </table:table-cell>
          <table:table-cell office:value-type="float" office:value="366.7" calcext:value-type="float">
            <text:p>366.7</text:p>
          </table:table-cell>
          <table:table-cell office:value-type="float" office:value="363.2" calcext:value-type="float">
            <text:p>363.2</text:p>
          </table:table-cell>
          <table:table-cell office:value-type="float" office:value="262" calcext:value-type="float">
            <text:p>262</text:p>
          </table:table-cell>
          <table:table-cell office:value-type="float" office:value="296.2" calcext:value-type="float">
            <text:p>296.2</text:p>
          </table:table-cell>
          <table:table-cell office:value-type="float" office:value="353.6" calcext:value-type="float">
            <text:p>353.6</text:p>
          </table:table-cell>
          <table:table-cell office:value-type="float" office:value="352.7" calcext:value-type="float">
            <text:p>352.7</text:p>
          </table:table-cell>
          <table:table-cell office:value-type="float" office:value="304.9" calcext:value-type="float">
            <text:p>304.9</text:p>
          </table:table-cell>
          <table:table-cell office:value-type="float" office:value="373.6" calcext:value-type="float">
            <text:p>373.6</text:p>
          </table:table-cell>
          <table:table-cell office:value-type="float" office:value="583.7" calcext:value-type="float">
            <text:p>583.7</text:p>
          </table:table-cell>
          <table:table-cell office:value-type="float" office:value="356.4" calcext:value-type="float">
            <text:p>356.4</text:p>
          </table:table-cell>
          <table:table-cell office:value-type="float" office:value="279.1" calcext:value-type="float">
            <text:p>279.1</text:p>
          </table:table-cell>
          <table:table-cell office:value-type="float" office:value="358.6" calcext:value-type="float">
            <text:p>358.6</text:p>
          </table:table-cell>
          <table:table-cell office:value-type="float" office:value="390.4" calcext:value-type="float">
            <text:p>390.4</text:p>
          </table:table-cell>
          <table:table-cell office:value-type="float" office:value="425.9" calcext:value-type="float">
            <text:p>425.9</text:p>
          </table:table-cell>
          <table:table-cell office:value-type="float" office:value="608.6" calcext:value-type="float">
            <text:p>608.6</text:p>
          </table:table-cell>
          <table:table-cell office:value-type="float" office:value="308.8" calcext:value-type="float">
            <text:p>308.8</text:p>
          </table:table-cell>
          <table:table-cell office:value-type="float" office:value="366.8" calcext:value-type="float">
            <text:p>366.8</text:p>
          </table:table-cell>
          <table:table-cell office:value-type="float" office:value="355.3" calcext:value-type="float">
            <text:p>355.3</text:p>
          </table:table-cell>
          <table:table-cell office:value-type="float" office:value="311.3" calcext:value-type="float">
            <text:p>311.3</text:p>
          </table:table-cell>
          <table:table-cell office:value-type="float" office:value="327.7" calcext:value-type="float">
            <text:p>327.7</text:p>
          </table:table-cell>
          <table:table-cell office:value-type="float" office:value="291.5" calcext:value-type="float">
            <text:p>291.5</text:p>
          </table:table-cell>
          <table:table-cell office:value-type="float" office:value="273.4" calcext:value-type="float">
            <text:p>273.4</text:p>
          </table:table-cell>
          <table:table-cell office:value-type="float" office:value="274.7" calcext:value-type="float">
            <text:p>274.7</text:p>
          </table:table-cell>
          <table:table-cell office:value-type="float" office:value="284.7" calcext:value-type="float">
            <text:p>284.7</text:p>
          </table:table-cell>
          <table:table-cell office:value-type="float" office:value="289.4" calcext:value-type="float">
            <text:p>289.4</text:p>
          </table:table-cell>
          <table:table-cell office:value-type="float" office:value="296.2" calcext:value-type="float">
            <text:p>296.2</text:p>
          </table:table-cell>
          <table:table-cell office:value-type="float" office:value="286.8" calcext:value-type="float">
            <text:p>286.8</text:p>
          </table:table-cell>
          <table:table-cell office:value-type="float" office:value="824.4" calcext:value-type="float">
            <text:p>824.4</text:p>
          </table:table-cell>
          <table:table-cell office:value-type="float" office:value="259.1" calcext:value-type="float">
            <text:p>259.1</text:p>
          </table:table-cell>
          <table:table-cell office:value-type="float" office:value="315" calcext:value-type="float">
            <text:p>315</text:p>
          </table:table-cell>
          <table:table-cell office:value-type="float" office:value="360.2" calcext:value-type="float">
            <text:p>360.2</text:p>
          </table:table-cell>
          <table:table-cell office:value-type="float" office:value="365.5" calcext:value-type="float">
            <text:p>365.5</text:p>
          </table:table-cell>
          <table:table-cell office:value-type="float" office:value="824.6" calcext:value-type="float">
            <text:p>824.6</text:p>
          </table:table-cell>
          <table:table-cell office:value-type="float" office:value="357.6" calcext:value-type="float">
            <text:p>357.6</text:p>
          </table:table-cell>
          <table:table-cell office:value-type="float" office:value="284.1" calcext:value-type="float">
            <text:p>284.1</text:p>
          </table:table-cell>
          <table:table-cell office:value-type="float" office:value="414.3" calcext:value-type="float">
            <text:p>414.3</text:p>
          </table:table-cell>
          <table:table-cell office:value-type="float" office:value="306.3" calcext:value-type="float">
            <text:p>306.3</text:p>
          </table:table-cell>
          <table:table-cell office:value-type="float" office:value="353.6" calcext:value-type="float">
            <text:p>353.6</text:p>
          </table:table-cell>
          <table:table-cell office:value-type="float" office:value="325.1" calcext:value-type="float">
            <text:p>325.1</text:p>
          </table:table-cell>
          <table:table-cell office:value-type="float" office:value="350.3" calcext:value-type="float">
            <text:p>350.3</text:p>
          </table:table-cell>
          <table:table-cell office:value-type="float" office:value="315.5" calcext:value-type="float">
            <text:p>315.5</text:p>
          </table:table-cell>
          <table:table-cell office:value-type="float" office:value="298.3" calcext:value-type="float">
            <text:p>298.3</text:p>
          </table:table-cell>
          <table:table-cell office:value-type="float" office:value="322.8" calcext:value-type="float">
            <text:p>322.8</text:p>
          </table:table-cell>
          <table:table-cell office:value-type="float" office:value="309.5" calcext:value-type="float">
            <text:p>309.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BSD_lzjb_decompress 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9.7" calcext:value-type="float">
            <text:p>359.7</text:p>
          </table:table-cell>
          <table:table-cell office:value-type="float" office:value="17" calcext:value-type="float">
            <text:p>17</text:p>
          </table:table-cell>
          <table:table-cell office:value-type="float" office:value="6426.3" calcext:value-type="float">
            <text:p>6426.3</text:p>
          </table:table-cell>
          <table:table-cell office:value-type="float" office:value="271.6" calcext:value-type="float">
            <text:p>271.6</text:p>
          </table:table-cell>
          <table:table-cell office:value-type="float" office:value="6467.8" calcext:value-type="float">
            <text:p>6467.8</text:p>
          </table:table-cell>
          <table:table-cell office:value-type="float" office:value="360.3" calcext:value-type="float">
            <text:p>360.3</text:p>
          </table:table-cell>
          <table:table-cell office:value-type="float" office:value="269.2" calcext:value-type="float">
            <text:p>269.2</text:p>
          </table:table-cell>
          <table:table-cell office:value-type="float" office:value="301.7" calcext:value-type="float">
            <text:p>301.7</text:p>
          </table:table-cell>
          <table:table-cell office:value-type="float" office:value="283.7" calcext:value-type="float">
            <text:p>283.7</text:p>
          </table:table-cell>
          <table:table-cell office:value-type="float" office:value="263.5" calcext:value-type="float">
            <text:p>263.5</text:p>
          </table:table-cell>
          <table:table-cell office:value-type="float" office:value="285.8" calcext:value-type="float">
            <text:p>285.8</text:p>
          </table:table-cell>
          <table:table-cell office:value-type="float" office:value="357.8" calcext:value-type="float">
            <text:p>357.8</text:p>
          </table:table-cell>
          <table:table-cell office:value-type="float" office:value="366.7" calcext:value-type="float">
            <text:p>366.7</text:p>
          </table:table-cell>
          <table:table-cell office:value-type="float" office:value="363.4" calcext:value-type="float">
            <text:p>363.4</text:p>
          </table:table-cell>
          <table:table-cell office:value-type="float" office:value="262.2" calcext:value-type="float">
            <text:p>262.2</text:p>
          </table:table-cell>
          <table:table-cell office:value-type="float" office:value="296.3" calcext:value-type="float">
            <text:p>296.3</text:p>
          </table:table-cell>
          <table:table-cell office:value-type="float" office:value="353.8" calcext:value-type="float">
            <text:p>353.8</text:p>
          </table:table-cell>
          <table:table-cell office:value-type="float" office:value="352.7" calcext:value-type="float">
            <text:p>352.7</text:p>
          </table:table-cell>
          <table:table-cell office:value-type="float" office:value="305.7" calcext:value-type="float">
            <text:p>305.7</text:p>
          </table:table-cell>
          <table:table-cell office:value-type="float" office:value="373.2" calcext:value-type="float">
            <text:p>373.2</text:p>
          </table:table-cell>
          <table:table-cell office:value-type="float" office:value="583.7" calcext:value-type="float">
            <text:p>583.7</text:p>
          </table:table-cell>
          <table:table-cell office:value-type="float" office:value="356.7" calcext:value-type="float">
            <text:p>356.7</text:p>
          </table:table-cell>
          <table:table-cell office:value-type="float" office:value="279.1" calcext:value-type="float">
            <text:p>279.1</text:p>
          </table:table-cell>
          <table:table-cell office:value-type="float" office:value="358.6" calcext:value-type="float">
            <text:p>358.6</text:p>
          </table:table-cell>
          <table:table-cell office:value-type="float" office:value="390.5" calcext:value-type="float">
            <text:p>390.5</text:p>
          </table:table-cell>
          <table:table-cell office:value-type="float" office:value="430.9" calcext:value-type="float">
            <text:p>430.9</text:p>
          </table:table-cell>
          <table:table-cell office:value-type="float" office:value="609.3" calcext:value-type="float">
            <text:p>609.3</text:p>
          </table:table-cell>
          <table:table-cell office:value-type="float" office:value="308.8" calcext:value-type="float">
            <text:p>308.8</text:p>
          </table:table-cell>
          <table:table-cell office:value-type="float" office:value="367.1" calcext:value-type="float">
            <text:p>367.1</text:p>
          </table:table-cell>
          <table:table-cell office:value-type="float" office:value="355.5" calcext:value-type="float">
            <text:p>355.5</text:p>
          </table:table-cell>
          <table:table-cell office:value-type="float" office:value="311.7" calcext:value-type="float">
            <text:p>311.7</text:p>
          </table:table-cell>
          <table:table-cell office:value-type="float" office:value="327.9" calcext:value-type="float">
            <text:p>327.9</text:p>
          </table:table-cell>
          <table:table-cell office:value-type="float" office:value="291.5" calcext:value-type="float">
            <text:p>291.5</text:p>
          </table:table-cell>
          <table:table-cell office:value-type="float" office:value="273.3" calcext:value-type="float">
            <text:p>273.3</text:p>
          </table:table-cell>
          <table:table-cell office:value-type="float" office:value="274.8" calcext:value-type="float">
            <text:p>274.8</text:p>
          </table:table-cell>
          <table:table-cell office:value-type="float" office:value="285.1" calcext:value-type="float">
            <text:p>285.1</text:p>
          </table:table-cell>
          <table:table-cell office:value-type="float" office:value="290.3" calcext:value-type="float">
            <text:p>290.3</text:p>
          </table:table-cell>
          <table:table-cell office:value-type="float" office:value="296.3" calcext:value-type="float">
            <text:p>296.3</text:p>
          </table:table-cell>
          <table:table-cell office:value-type="float" office:value="286.6" calcext:value-type="float">
            <text:p>286.6</text:p>
          </table:table-cell>
          <table:table-cell office:value-type="float" office:value="824" calcext:value-type="float">
            <text:p>824</text:p>
          </table:table-cell>
          <table:table-cell office:value-type="float" office:value="259.3" calcext:value-type="float">
            <text:p>259.3</text:p>
          </table:table-cell>
          <table:table-cell office:value-type="float" office:value="312.4" calcext:value-type="float">
            <text:p>312.4</text:p>
          </table:table-cell>
          <table:table-cell office:value-type="float" office:value="360.1" calcext:value-type="float">
            <text:p>360.1</text:p>
          </table:table-cell>
          <table:table-cell office:value-type="float" office:value="365.8" calcext:value-type="float">
            <text:p>365.8</text:p>
          </table:table-cell>
          <table:table-cell office:value-type="float" office:value="824.4" calcext:value-type="float">
            <text:p>824.4</text:p>
          </table:table-cell>
          <table:table-cell office:value-type="float" office:value="357.7" calcext:value-type="float">
            <text:p>357.7</text:p>
          </table:table-cell>
          <table:table-cell office:value-type="float" office:value="284.5" calcext:value-type="float">
            <text:p>284.5</text:p>
          </table:table-cell>
          <table:table-cell office:value-type="float" office:value="416" calcext:value-type="float">
            <text:p>416</text:p>
          </table:table-cell>
          <table:table-cell office:value-type="float" office:value="307.2" calcext:value-type="float">
            <text:p>307.2</text:p>
          </table:table-cell>
          <table:table-cell office:value-type="float" office:value="354.9" calcext:value-type="float">
            <text:p>354.9</text:p>
          </table:table-cell>
          <table:table-cell office:value-type="float" office:value="323.7" calcext:value-type="float">
            <text:p>323.7</text:p>
          </table:table-cell>
          <table:table-cell office:value-type="float" office:value="350.7" calcext:value-type="float">
            <text:p>350.7</text:p>
          </table:table-cell>
          <table:table-cell office:value-type="float" office:value="316.6" calcext:value-type="float">
            <text:p>316.6</text:p>
          </table:table-cell>
          <table:table-cell office:value-type="float" office:value="298.7" calcext:value-type="float">
            <text:p>298.7</text:p>
          </table:table-cell>
          <table:table-cell office:value-type="float" office:value="323.9" calcext:value-type="float">
            <text:p>323.9</text:p>
          </table:table-cell>
          <table:table-cell office:value-type="float" office:value="310.2" calcext:value-type="float">
            <text:p>310.2</text:p>
          </table:table-cell>
          <table:table-cell office:value-type="float" office:value="433.7" calcext:value-type="float">
            <text:p>433.7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HAX_lzjb_decompress </text:p>
          </table:table-cell>
          <table:table-cell office:value-type="float" office:value="1024" calcext:value-type="float">
            <text:p>1024</text:p>
          </table:table-cell>
          <table:table-cell office:value-type="float" office:value="598.1" calcext:value-type="float">
            <text:p>598.1</text:p>
          </table:table-cell>
          <table:table-cell office:value-type="float" office:value="17" calcext:value-type="float">
            <text:p>17</text:p>
          </table:table-cell>
          <table:table-cell office:value-type="float" office:value="6105.9" calcext:value-type="float">
            <text:p>6105.9</text:p>
          </table:table-cell>
          <table:table-cell office:value-type="float" office:value="484.3" calcext:value-type="float">
            <text:p>484.3</text:p>
          </table:table-cell>
          <table:table-cell office:value-type="float" office:value="5843.2" calcext:value-type="float">
            <text:p>5843.2</text:p>
          </table:table-cell>
          <table:table-cell office:value-type="float" office:value="4403.3" calcext:value-type="float">
            <text:p>4403.3</text:p>
          </table:table-cell>
          <table:table-cell office:value-type="float" office:value="472.1" calcext:value-type="float">
            <text:p>472.1</text:p>
          </table:table-cell>
          <table:table-cell office:value-type="float" office:value="550.4" calcext:value-type="float">
            <text:p>550.4</text:p>
          </table:table-cell>
          <table:table-cell office:value-type="float" office:value="455.1" calcext:value-type="float">
            <text:p>455.1</text:p>
          </table:table-cell>
          <table:table-cell office:value-type="float" office:value="466.8" calcext:value-type="float">
            <text:p>466.8</text:p>
          </table:table-cell>
          <table:table-cell office:value-type="float" office:value="471.6" calcext:value-type="float">
            <text:p>471.6</text:p>
          </table:table-cell>
          <table:table-cell office:value-type="float" office:value="4082.9" calcext:value-type="float">
            <text:p>4082.9</text:p>
          </table:table-cell>
          <table:table-cell office:value-type="float" office:value="2158.1" calcext:value-type="float">
            <text:p>2158.1</text:p>
          </table:table-cell>
          <table:table-cell office:value-type="float" office:value="616.4" calcext:value-type="float">
            <text:p>616.4</text:p>
          </table:table-cell>
          <table:table-cell office:value-type="float" office:value="459.4" calcext:value-type="float">
            <text:p>459.4</text:p>
          </table:table-cell>
          <table:table-cell office:value-type="float" office:value="480.1" calcext:value-type="float">
            <text:p>480.1</text:p>
          </table:table-cell>
          <table:table-cell office:value-type="float" office:value="2803.5" calcext:value-type="float">
            <text:p>2803.5</text:p>
          </table:table-cell>
          <table:table-cell office:value-type="float" office:value="574.5" calcext:value-type="float">
            <text:p>574.5</text:p>
          </table:table-cell>
          <table:table-cell office:value-type="float" office:value="474.8" calcext:value-type="float">
            <text:p>474.8</text:p>
          </table:table-cell>
          <table:table-cell office:value-type="float" office:value="633.8" calcext:value-type="float">
            <text:p>633.8</text:p>
          </table:table-cell>
          <table:table-cell office:value-type="float" office:value="1042.5" calcext:value-type="float">
            <text:p>1042.5</text:p>
          </table:table-cell>
          <table:table-cell office:value-type="float" office:value="4025.1" calcext:value-type="float">
            <text:p>4025.1</text:p>
          </table:table-cell>
          <table:table-cell office:value-type="float" office:value="496.2" calcext:value-type="float">
            <text:p>496.2</text:p>
          </table:table-cell>
          <table:table-cell office:value-type="float" office:value="4416.8" calcext:value-type="float">
            <text:p>4416.8</text:p>
          </table:table-cell>
          <table:table-cell office:value-type="float" office:value="622.7" calcext:value-type="float">
            <text:p>622.7</text:p>
          </table:table-cell>
          <table:table-cell office:value-type="float" office:value="502.5" calcext:value-type="float">
            <text:p>502.5</text:p>
          </table:table-cell>
          <table:table-cell office:value-type="float" office:value="736.7" calcext:value-type="float">
            <text:p>736.7</text:p>
          </table:table-cell>
          <table:table-cell office:value-type="float" office:value="556.8" calcext:value-type="float">
            <text:p>556.8</text:p>
          </table:table-cell>
          <table:table-cell office:value-type="float" office:value="616.9" calcext:value-type="float">
            <text:p>616.9</text:p>
          </table:table-cell>
          <table:table-cell office:value-type="float" office:value="557.2" calcext:value-type="float">
            <text:p>557.2</text:p>
          </table:table-cell>
          <table:table-cell office:value-type="float" office:value="476.8" calcext:value-type="float">
            <text:p>476.8</text:p>
          </table:table-cell>
          <table:table-cell office:value-type="float" office:value="699.4" calcext:value-type="float">
            <text:p>699.4</text:p>
          </table:table-cell>
          <table:table-cell office:value-type="float" office:value="517.2" calcext:value-type="float">
            <text:p>517.2</text:p>
          </table:table-cell>
          <table:table-cell office:value-type="float" office:value="487.9" calcext:value-type="float">
            <text:p>487.9</text:p>
          </table:table-cell>
          <table:table-cell office:value-type="float" office:value="494.1" calcext:value-type="float">
            <text:p>494.1</text:p>
          </table:table-cell>
          <table:table-cell office:value-type="float" office:value="503.4" calcext:value-type="float">
            <text:p>503.4</text:p>
          </table:table-cell>
          <table:table-cell office:value-type="float" office:value="515.7" calcext:value-type="float">
            <text:p>515.7</text:p>
          </table:table-cell>
          <table:table-cell office:value-type="float" office:value="523.3" calcext:value-type="float">
            <text:p>523.3</text:p>
          </table:table-cell>
          <table:table-cell office:value-type="float" office:value="441.4" calcext:value-type="float">
            <text:p>441.4</text:p>
          </table:table-cell>
          <table:table-cell office:value-type="float" office:value="1153.3" calcext:value-type="float">
            <text:p>1153.3</text:p>
          </table:table-cell>
          <table:table-cell office:value-type="float" office:value="452" calcext:value-type="float">
            <text:p>452</text:p>
          </table:table-cell>
          <table:table-cell office:value-type="float" office:value="534.6" calcext:value-type="float">
            <text:p>534.6</text:p>
          </table:table-cell>
          <table:table-cell office:value-type="float" office:value="574.7" calcext:value-type="float">
            <text:p>574.7</text:p>
          </table:table-cell>
          <table:table-cell office:value-type="float" office:value="573" calcext:value-type="float">
            <text:p>573</text:p>
          </table:table-cell>
          <table:table-cell office:value-type="float" office:value="1154.1" calcext:value-type="float">
            <text:p>1154.1</text:p>
          </table:table-cell>
          <table:table-cell office:value-type="float" office:value="3735.8" calcext:value-type="float">
            <text:p>3735.8</text:p>
          </table:table-cell>
          <table:table-cell office:value-type="float" office:value="472.6" calcext:value-type="float">
            <text:p>472.6</text:p>
          </table:table-cell>
          <table:table-cell office:value-type="float" office:value="650.8" calcext:value-type="float">
            <text:p>650.8</text:p>
          </table:table-cell>
          <table:table-cell office:value-type="float" office:value="552.5" calcext:value-type="float">
            <text:p>552.5</text:p>
          </table:table-cell>
          <table:table-cell office:value-type="float" office:value="2635" calcext:value-type="float">
            <text:p>2635</text:p>
          </table:table-cell>
          <table:table-cell office:value-type="float" office:value="520.4" calcext:value-type="float">
            <text:p>520.4</text:p>
          </table:table-cell>
          <table:table-cell office:value-type="float" office:value="578.1" calcext:value-type="float">
            <text:p>578.1</text:p>
          </table:table-cell>
          <table:table-cell office:value-type="float" office:value="490.6" calcext:value-type="float">
            <text:p>490.6</text:p>
          </table:table-cell>
          <table:table-cell office:value-type="float" office:value="515.8" calcext:value-type="float">
            <text:p>515.8</text:p>
          </table:table-cell>
          <table:table-cell office:value-type="float" office:value="512.8" calcext:value-type="float">
            <text:p>512.8</text:p>
          </table:table-cell>
          <table:table-cell office:value-type="float" office:value="562.5" calcext:value-type="float">
            <text:p>562.5</text:p>
          </table:table-cell>
          <table:table-cell office:value-type="float" office:value="573.5" calcext:value-type="float">
            <text:p>573.5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HAX_lzjb_decompress </text:p>
          </table:table-cell>
          <table:table-cell office:value-type="float" office:value="4096" calcext:value-type="float">
            <text:p>4096</text:p>
          </table:table-cell>
          <table:table-cell office:value-type="float" office:value="719.1" calcext:value-type="float">
            <text:p>719.1</text:p>
          </table:table-cell>
          <table:table-cell office:value-type="float" office:value="17" calcext:value-type="float">
            <text:p>17</text:p>
          </table:table-cell>
          <table:table-cell office:value-type="float" office:value="6979.4" calcext:value-type="float">
            <text:p>6979.4</text:p>
          </table:table-cell>
          <table:table-cell office:value-type="float" office:value="441.5" calcext:value-type="float">
            <text:p>441.5</text:p>
          </table:table-cell>
          <table:table-cell office:value-type="float" office:value="7307.9" calcext:value-type="float">
            <text:p>7307.9</text:p>
          </table:table-cell>
          <table:table-cell office:value-type="float" office:value="4566.9" calcext:value-type="float">
            <text:p>4566.9</text:p>
          </table:table-cell>
          <table:table-cell office:value-type="float" office:value="431.5" calcext:value-type="float">
            <text:p>431.5</text:p>
          </table:table-cell>
          <table:table-cell office:value-type="float" office:value="487.1" calcext:value-type="float">
            <text:p>487.1</text:p>
          </table:table-cell>
          <table:table-cell office:value-type="float" office:value="460.7" calcext:value-type="float">
            <text:p>460.7</text:p>
          </table:table-cell>
          <table:table-cell office:value-type="float" office:value="419.1" calcext:value-type="float">
            <text:p>419.1</text:p>
          </table:table-cell>
          <table:table-cell office:value-type="float" office:value="459.9" calcext:value-type="float">
            <text:p>459.9</text:p>
          </table:table-cell>
          <table:table-cell office:value-type="float" office:value="4273.4" calcext:value-type="float">
            <text:p>4273.4</text:p>
          </table:table-cell>
          <table:table-cell office:value-type="float" office:value="2136.5" calcext:value-type="float">
            <text:p>2136.5</text:p>
          </table:table-cell>
          <table:table-cell office:value-type="float" office:value="563.8" calcext:value-type="float">
            <text:p>563.8</text:p>
          </table:table-cell>
          <table:table-cell office:value-type="float" office:value="413.5" calcext:value-type="float">
            <text:p>413.5</text:p>
          </table:table-cell>
          <table:table-cell office:value-type="float" office:value="444.9" calcext:value-type="float">
            <text:p>444.9</text:p>
          </table:table-cell>
          <table:table-cell office:value-type="float" office:value="2920.9" calcext:value-type="float">
            <text:p>2920.9</text:p>
          </table:table-cell>
          <table:table-cell office:value-type="float" office:value="583.7" calcext:value-type="float">
            <text:p>583.7</text:p>
          </table:table-cell>
          <table:table-cell office:value-type="float" office:value="420.9" calcext:value-type="float">
            <text:p>420.9</text:p>
          </table:table-cell>
          <table:table-cell office:value-type="float" office:value="631" calcext:value-type="float">
            <text:p>631</text:p>
          </table:table-cell>
          <table:table-cell office:value-type="float" office:value="1041.7" calcext:value-type="float">
            <text:p>1041.7</text:p>
          </table:table-cell>
          <table:table-cell office:value-type="float" office:value="4181.5" calcext:value-type="float">
            <text:p>4181.5</text:p>
          </table:table-cell>
          <table:table-cell office:value-type="float" office:value="451.8" calcext:value-type="float">
            <text:p>451.8</text:p>
          </table:table-cell>
          <table:table-cell office:value-type="float" office:value="4595" calcext:value-type="float">
            <text:p>4595</text:p>
          </table:table-cell>
          <table:table-cell office:value-type="float" office:value="616.9" calcext:value-type="float">
            <text:p>616.9</text:p>
          </table:table-cell>
          <table:table-cell office:value-type="float" office:value="529.8" calcext:value-type="float">
            <text:p>529.8</text:p>
          </table:table-cell>
          <table:table-cell office:value-type="float" office:value="826.2" calcext:value-type="float">
            <text:p>826.2</text:p>
          </table:table-cell>
          <table:table-cell office:value-type="float" office:value="501.1" calcext:value-type="float">
            <text:p>501.1</text:p>
          </table:table-cell>
          <table:table-cell office:value-type="float" office:value="583.4" calcext:value-type="float">
            <text:p>583.4</text:p>
          </table:table-cell>
          <table:table-cell office:value-type="float" office:value="543.5" calcext:value-type="float">
            <text:p>543.5</text:p>
          </table:table-cell>
          <table:table-cell office:value-type="float" office:value="451" calcext:value-type="float">
            <text:p>451</text:p>
          </table:table-cell>
          <table:table-cell office:value-type="float" office:value="619.3" calcext:value-type="float">
            <text:p>619.3</text:p>
          </table:table-cell>
          <table:table-cell office:value-type="float" office:value="468.9" calcext:value-type="float">
            <text:p>468.9</text:p>
          </table:table-cell>
          <table:table-cell office:value-type="float" office:value="441.9" calcext:value-type="float">
            <text:p>441.9</text:p>
          </table:table-cell>
          <table:table-cell office:value-type="float" office:value="443.4" calcext:value-type="float">
            <text:p>443.4</text:p>
          </table:table-cell>
          <table:table-cell office:value-type="float" office:value="463.4" calcext:value-type="float">
            <text:p>463.4</text:p>
          </table:table-cell>
          <table:table-cell office:value-type="float" office:value="474.6" calcext:value-type="float">
            <text:p>474.6</text:p>
          </table:table-cell>
          <table:table-cell office:value-type="float" office:value="479.3" calcext:value-type="float">
            <text:p>479.3</text:p>
          </table:table-cell>
          <table:table-cell office:value-type="float" office:value="387.4" calcext:value-type="float">
            <text:p>387.4</text:p>
          </table:table-cell>
          <table:table-cell office:value-type="float" office:value="1253.5" calcext:value-type="float">
            <text:p>1253.5</text:p>
          </table:table-cell>
          <table:table-cell office:value-type="float" office:value="408" calcext:value-type="float">
            <text:p>408</text:p>
          </table:table-cell>
          <table:table-cell office:value-type="float" office:value="509" calcext:value-type="float">
            <text:p>509</text:p>
          </table:table-cell>
          <table:table-cell office:value-type="float" office:value="580.4" calcext:value-type="float">
            <text:p>580.4</text:p>
          </table:table-cell>
          <table:table-cell office:value-type="float" office:value="574.8" calcext:value-type="float">
            <text:p>574.8</text:p>
          </table:table-cell>
          <table:table-cell office:value-type="float" office:value="1255.9" calcext:value-type="float">
            <text:p>1255.9</text:p>
          </table:table-cell>
          <table:table-cell office:value-type="float" office:value="3540.7" calcext:value-type="float">
            <text:p>3540.7</text:p>
          </table:table-cell>
          <table:table-cell office:value-type="float" office:value="475.1" calcext:value-type="float">
            <text:p>475.1</text:p>
          </table:table-cell>
          <table:table-cell office:value-type="float" office:value="654" calcext:value-type="float">
            <text:p>654</text:p>
          </table:table-cell>
          <table:table-cell office:value-type="float" office:value="487.9" calcext:value-type="float">
            <text:p>487.9</text:p>
          </table:table-cell>
          <table:table-cell office:value-type="float" office:value="2716.4" calcext:value-type="float">
            <text:p>2716.4</text:p>
          </table:table-cell>
          <table:table-cell office:value-type="float" office:value="509.4" calcext:value-type="float">
            <text:p>509.4</text:p>
          </table:table-cell>
          <table:table-cell office:value-type="float" office:value="547.1" calcext:value-type="float">
            <text:p>547.1</text:p>
          </table:table-cell>
          <table:table-cell office:value-type="float" office:value="466.6" calcext:value-type="float">
            <text:p>466.6</text:p>
          </table:table-cell>
          <table:table-cell office:value-type="float" office:value="446.2" calcext:value-type="float">
            <text:p>446.2</text:p>
          </table:table-cell>
          <table:table-cell office:value-type="float" office:value="468.7" calcext:value-type="float">
            <text:p>468.7</text:p>
          </table:table-cell>
          <table:table-cell office:value-type="float" office:value="501" calcext:value-type="float">
            <text:p>501</text:p>
          </table:table-cell>
          <table:table-cell office:value-type="float" office:value="623.3" calcext:value-type="float">
            <text:p>623.3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HAX_lzjb_decompress </text:p>
          </table:table-cell>
          <table:table-cell office:value-type="float" office:value="16384" calcext:value-type="float">
            <text:p>16384</text:p>
          </table:table-cell>
          <table:table-cell office:value-type="float" office:value="741.3" calcext:value-type="float">
            <text:p>741.3</text:p>
          </table:table-cell>
          <table:table-cell office:value-type="float" office:value="16.3" calcext:value-type="float">
            <text:p>16.3</text:p>
          </table:table-cell>
          <table:table-cell office:value-type="float" office:value="7307.7" calcext:value-type="float">
            <text:p>7307.7</text:p>
          </table:table-cell>
          <table:table-cell office:value-type="float" office:value="430.7" calcext:value-type="float">
            <text:p>430.7</text:p>
          </table:table-cell>
          <table:table-cell office:value-type="float" office:value="7651.7" calcext:value-type="float">
            <text:p>7651.7</text:p>
          </table:table-cell>
          <table:table-cell office:value-type="float" office:value="4654.2" calcext:value-type="float">
            <text:p>4654.2</text:p>
          </table:table-cell>
          <table:table-cell office:value-type="float" office:value="420.5" calcext:value-type="float">
            <text:p>420.5</text:p>
          </table:table-cell>
          <table:table-cell office:value-type="float" office:value="475.3" calcext:value-type="float">
            <text:p>475.3</text:p>
          </table:table-cell>
          <table:table-cell office:value-type="float" office:value="456" calcext:value-type="float">
            <text:p>456</text:p>
          </table:table-cell>
          <table:table-cell office:value-type="float" office:value="407.8" calcext:value-type="float">
            <text:p>407.8</text:p>
          </table:table-cell>
          <table:table-cell office:value-type="float" office:value="450.1" calcext:value-type="float">
            <text:p>450.1</text:p>
          </table:table-cell>
          <table:table-cell office:value-type="float" office:value="4308.1" calcext:value-type="float">
            <text:p>4308.1</text:p>
          </table:table-cell>
          <table:table-cell office:value-type="float" office:value="2093" calcext:value-type="float">
            <text:p>2093</text:p>
          </table:table-cell>
          <table:table-cell office:value-type="float" office:value="560.8" calcext:value-type="float">
            <text:p>560.8</text:p>
          </table:table-cell>
          <table:table-cell office:value-type="float" office:value="407.2" calcext:value-type="float">
            <text:p>407.2</text:p>
          </table:table-cell>
          <table:table-cell office:value-type="float" office:value="447.4" calcext:value-type="float">
            <text:p>447.4</text:p>
          </table:table-cell>
          <table:table-cell office:value-type="float" office:value="2922" calcext:value-type="float">
            <text:p>2922</text:p>
          </table:table-cell>
          <table:table-cell office:value-type="float" office:value="593" calcext:value-type="float">
            <text:p>593</text:p>
          </table:table-cell>
          <table:table-cell office:value-type="float" office:value="406" calcext:value-type="float">
            <text:p>406</text:p>
          </table:table-cell>
          <table:table-cell office:value-type="float" office:value="646.8" calcext:value-type="float">
            <text:p>646.8</text:p>
          </table:table-cell>
          <table:table-cell office:value-type="float" office:value="1047.9" calcext:value-type="float">
            <text:p>1047.9</text:p>
          </table:table-cell>
          <table:table-cell office:value-type="float" office:value="4227.1" calcext:value-type="float">
            <text:p>4227.1</text:p>
          </table:table-cell>
          <table:table-cell office:value-type="float" office:value="440.6" calcext:value-type="float">
            <text:p>440.6</text:p>
          </table:table-cell>
          <table:table-cell office:value-type="float" office:value="4638.7" calcext:value-type="float">
            <text:p>4638.7</text:p>
          </table:table-cell>
          <table:table-cell office:value-type="float" office:value="619.5" calcext:value-type="float">
            <text:p>619.5</text:p>
          </table:table-cell>
          <table:table-cell office:value-type="float" office:value="538" calcext:value-type="float">
            <text:p>538</text:p>
          </table:table-cell>
          <table:table-cell office:value-type="float" office:value="855.9" calcext:value-type="float">
            <text:p>855.9</text:p>
          </table:table-cell>
          <table:table-cell office:value-type="float" office:value="489.2" calcext:value-type="float">
            <text:p>489.2</text:p>
          </table:table-cell>
          <table:table-cell office:value-type="float" office:value="576" calcext:value-type="float">
            <text:p>576</text:p>
          </table:table-cell>
          <table:table-cell office:value-type="float" office:value="541.2" calcext:value-type="float">
            <text:p>541.2</text:p>
          </table:table-cell>
          <table:table-cell office:value-type="float" office:value="447.2" calcext:value-type="float">
            <text:p>447.2</text:p>
          </table:table-cell>
          <table:table-cell office:value-type="float" office:value="647.2" calcext:value-type="float">
            <text:p>647.2</text:p>
          </table:table-cell>
          <table:table-cell office:value-type="float" office:value="463.5" calcext:value-type="float">
            <text:p>463.5</text:p>
          </table:table-cell>
          <table:table-cell office:value-type="float" office:value="434.2" calcext:value-type="float">
            <text:p>434.2</text:p>
          </table:table-cell>
          <table:table-cell office:value-type="float" office:value="433" calcext:value-type="float">
            <text:p>433</text:p>
          </table:table-cell>
          <table:table-cell office:value-type="float" office:value="458.7" calcext:value-type="float">
            <text:p>458.7</text:p>
          </table:table-cell>
          <table:table-cell office:value-type="float" office:value="465.9" calcext:value-type="float">
            <text:p>465.9</text:p>
          </table:table-cell>
          <table:table-cell office:value-type="float" office:value="472.5" calcext:value-type="float">
            <text:p>472.5</text:p>
          </table:table-cell>
          <table:table-cell office:value-type="float" office:value="376.8" calcext:value-type="float">
            <text:p>376.8</text:p>
          </table:table-cell>
          <table:table-cell office:value-type="float" office:value="1275" calcext:value-type="float">
            <text:p>1275</text:p>
          </table:table-cell>
          <table:table-cell office:value-type="float" office:value="399" calcext:value-type="float">
            <text:p>399</text:p>
          </table:table-cell>
          <table:table-cell office:value-type="float" office:value="503.1" calcext:value-type="float">
            <text:p>503.1</text:p>
          </table:table-cell>
          <table:table-cell office:value-type="float" office:value="573.5" calcext:value-type="float">
            <text:p>573.5</text:p>
          </table:table-cell>
          <table:table-cell office:value-type="float" office:value="576.9" calcext:value-type="float">
            <text:p>576.9</text:p>
          </table:table-cell>
          <table:table-cell office:value-type="float" office:value="1277.3" calcext:value-type="float">
            <text:p>1277.3</text:p>
          </table:table-cell>
          <table:table-cell office:value-type="float" office:value="3483.8" calcext:value-type="float">
            <text:p>3483.8</text:p>
          </table:table-cell>
          <table:table-cell office:value-type="float" office:value="477.7" calcext:value-type="float">
            <text:p>477.7</text:p>
          </table:table-cell>
          <table:table-cell office:value-type="float" office:value="659.4" calcext:value-type="float">
            <text:p>659.4</text:p>
          </table:table-cell>
          <table:table-cell office:value-type="float" office:value="478.4" calcext:value-type="float">
            <text:p>478.4</text:p>
          </table:table-cell>
          <table:table-cell office:value-type="float" office:value="2704.6" calcext:value-type="float">
            <text:p>2704.6</text:p>
          </table:table-cell>
          <table:table-cell office:value-type="float" office:value="499.7" calcext:value-type="float">
            <text:p>499.7</text:p>
          </table:table-cell>
          <table:table-cell office:value-type="float" office:value="541.6" calcext:value-type="float">
            <text:p>541.6</text:p>
          </table:table-cell>
          <table:table-cell office:value-type="float" office:value="488.5" calcext:value-type="float">
            <text:p>488.5</text:p>
          </table:table-cell>
          <table:table-cell office:value-type="float" office:value="469.4" calcext:value-type="float">
            <text:p>469.4</text:p>
          </table:table-cell>
          <table:table-cell office:value-type="float" office:value="458.4" calcext:value-type="float">
            <text:p>458.4</text:p>
          </table:table-cell>
          <table:table-cell office:value-type="float" office:value="497.9" calcext:value-type="float">
            <text:p>497.9</text:p>
          </table:table-cell>
          <table:table-cell office:value-type="float" office:value="636.1" calcext:value-type="float">
            <text:p>636.1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HAX_lzjb_decompress </text:p>
          </table:table-cell>
          <table:table-cell office:value-type="float" office:value="65536" calcext:value-type="float">
            <text:p>65536</text:p>
          </table:table-cell>
          <table:table-cell office:value-type="float" office:value="747.2" calcext:value-type="float">
            <text:p>747.2</text:p>
          </table:table-cell>
          <table:table-cell office:value-type="float" office:value="17" calcext:value-type="float">
            <text:p>17</text:p>
          </table:table-cell>
          <table:table-cell office:value-type="float" office:value="7327.4" calcext:value-type="float">
            <text:p>7327.4</text:p>
          </table:table-cell>
          <table:table-cell office:value-type="float" office:value="427.8" calcext:value-type="float">
            <text:p>427.8</text:p>
          </table:table-cell>
          <table:table-cell office:value-type="float" office:value="7855.6" calcext:value-type="float">
            <text:p>7855.6</text:p>
          </table:table-cell>
          <table:table-cell office:value-type="float" office:value="4562.3" calcext:value-type="float">
            <text:p>4562.3</text:p>
          </table:table-cell>
          <table:table-cell office:value-type="float" office:value="419.3" calcext:value-type="float">
            <text:p>419.3</text:p>
          </table:table-cell>
          <table:table-cell office:value-type="float" office:value="471.7" calcext:value-type="float">
            <text:p>471.7</text:p>
          </table:table-cell>
          <table:table-cell office:value-type="float" office:value="455.6" calcext:value-type="float">
            <text:p>455.6</text:p>
          </table:table-cell>
          <table:table-cell office:value-type="float" office:value="405.6" calcext:value-type="float">
            <text:p>405.6</text:p>
          </table:table-cell>
          <table:table-cell office:value-type="float" office:value="447.1" calcext:value-type="float">
            <text:p>447.1</text:p>
          </table:table-cell>
          <table:table-cell office:value-type="float" office:value="4331.2" calcext:value-type="float">
            <text:p>4331.2</text:p>
          </table:table-cell>
          <table:table-cell office:value-type="float" office:value="2065.6" calcext:value-type="float">
            <text:p>2065.6</text:p>
          </table:table-cell>
          <table:table-cell office:value-type="float" office:value="558.1" calcext:value-type="float">
            <text:p>558.1</text:p>
          </table:table-cell>
          <table:table-cell office:value-type="float" office:value="406.1" calcext:value-type="float">
            <text:p>406.1</text:p>
          </table:table-cell>
          <table:table-cell office:value-type="float" office:value="446.8" calcext:value-type="float">
            <text:p>446.8</text:p>
          </table:table-cell>
          <table:table-cell office:value-type="float" office:value="2847.1" calcext:value-type="float">
            <text:p>2847.1</text:p>
          </table:table-cell>
          <table:table-cell office:value-type="float" office:value="591.5" calcext:value-type="float">
            <text:p>591.5</text:p>
          </table:table-cell>
          <table:table-cell office:value-type="float" office:value="404.2" calcext:value-type="float">
            <text:p>404.2</text:p>
          </table:table-cell>
          <table:table-cell office:value-type="float" office:value="649.7" calcext:value-type="float">
            <text:p>649.7</text:p>
          </table:table-cell>
          <table:table-cell office:value-type="float" office:value="1051.6" calcext:value-type="float">
            <text:p>1051.6</text:p>
          </table:table-cell>
          <table:table-cell office:value-type="float" office:value="4224.5" calcext:value-type="float">
            <text:p>4224.5</text:p>
          </table:table-cell>
          <table:table-cell office:value-type="float" office:value="438.9" calcext:value-type="float">
            <text:p>438.9</text:p>
          </table:table-cell>
          <table:table-cell office:value-type="float" office:value="4650.8" calcext:value-type="float">
            <text:p>4650.8</text:p>
          </table:table-cell>
          <table:table-cell office:value-type="float" office:value="622.2" calcext:value-type="float">
            <text:p>622.2</text:p>
          </table:table-cell>
          <table:table-cell office:value-type="float" office:value="545.3" calcext:value-type="float">
            <text:p>545.3</text:p>
          </table:table-cell>
          <table:table-cell office:value-type="float" office:value="869.3" calcext:value-type="float">
            <text:p>869.3</text:p>
          </table:table-cell>
          <table:table-cell office:value-type="float" office:value="484.8" calcext:value-type="float">
            <text:p>484.8</text:p>
          </table:table-cell>
          <table:table-cell office:value-type="float" office:value="571" calcext:value-type="float">
            <text:p>571</text:p>
          </table:table-cell>
          <table:table-cell office:value-type="float" office:value="542.6" calcext:value-type="float">
            <text:p>542.6</text:p>
          </table:table-cell>
          <table:table-cell office:value-type="float" office:value="476.6" calcext:value-type="float">
            <text:p>476.6</text:p>
          </table:table-cell>
          <table:table-cell office:value-type="float" office:value="643.9" calcext:value-type="float">
            <text:p>643.9</text:p>
          </table:table-cell>
          <table:table-cell office:value-type="float" office:value="463" calcext:value-type="float">
            <text:p>463</text:p>
          </table:table-cell>
          <table:table-cell office:value-type="float" office:value="431.8" calcext:value-type="float">
            <text:p>431.8</text:p>
          </table:table-cell>
          <table:table-cell office:value-type="float" office:value="431.6" calcext:value-type="float">
            <text:p>431.6</text:p>
          </table:table-cell>
          <table:table-cell office:value-type="float" office:value="458.8" calcext:value-type="float">
            <text:p>458.8</text:p>
          </table:table-cell>
          <table:table-cell office:value-type="float" office:value="462.7" calcext:value-type="float">
            <text:p>462.7</text:p>
          </table:table-cell>
          <table:table-cell office:value-type="float" office:value="470" calcext:value-type="float">
            <text:p>470</text:p>
          </table:table-cell>
          <table:table-cell office:value-type="float" office:value="374.1" calcext:value-type="float">
            <text:p>374.1</text:p>
          </table:table-cell>
          <table:table-cell office:value-type="float" office:value="1274.8" calcext:value-type="float">
            <text:p>1274.8</text:p>
          </table:table-cell>
          <table:table-cell office:value-type="float" office:value="397.1" calcext:value-type="float">
            <text:p>397.1</text:p>
          </table:table-cell>
          <table:table-cell office:value-type="float" office:value="501.9" calcext:value-type="float">
            <text:p>501.9</text:p>
          </table:table-cell>
          <table:table-cell office:value-type="float" office:value="571.5" calcext:value-type="float">
            <text:p>571.5</text:p>
          </table:table-cell>
          <table:table-cell office:value-type="float" office:value="579.9" calcext:value-type="float">
            <text:p>579.9</text:p>
          </table:table-cell>
          <table:table-cell office:value-type="float" office:value="1276.5" calcext:value-type="float">
            <text:p>1276.5</text:p>
          </table:table-cell>
          <table:table-cell office:value-type="float" office:value="3476.4" calcext:value-type="float">
            <text:p>3476.4</text:p>
          </table:table-cell>
          <table:table-cell office:value-type="float" office:value="477.5" calcext:value-type="float">
            <text:p>477.5</text:p>
          </table:table-cell>
          <table:table-cell office:value-type="float" office:value="660.2" calcext:value-type="float">
            <text:p>660.2</text:p>
          </table:table-cell>
          <table:table-cell office:value-type="float" office:value="475.5" calcext:value-type="float">
            <text:p>475.5</text:p>
          </table:table-cell>
          <table:table-cell office:value-type="float" office:value="2756.5" calcext:value-type="float">
            <text:p>2756.5</text:p>
          </table:table-cell>
          <table:table-cell office:value-type="float" office:value="497.5" calcext:value-type="float">
            <text:p>497.5</text:p>
          </table:table-cell>
          <table:table-cell office:value-type="float" office:value="539.8" calcext:value-type="float">
            <text:p>539.8</text:p>
          </table:table-cell>
          <table:table-cell office:value-type="float" office:value="487.4" calcext:value-type="float">
            <text:p>487.4</text:p>
          </table:table-cell>
          <table:table-cell office:value-type="float" office:value="467.4" calcext:value-type="float">
            <text:p>467.4</text:p>
          </table:table-cell>
          <table:table-cell office:value-type="float" office:value="456.3" calcext:value-type="float">
            <text:p>456.3</text:p>
          </table:table-cell>
          <table:table-cell office:value-type="float" office:value="497.5" calcext:value-type="float">
            <text:p>497.5</text:p>
          </table:table-cell>
          <table:table-cell office:value-type="float" office:value="666.6" calcext:value-type="float">
            <text:p>666.6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HAX_lzjb_decompress 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8.7" calcext:value-type="float">
            <text:p>748.7</text:p>
          </table:table-cell>
          <table:table-cell office:value-type="float" office:value="17" calcext:value-type="float">
            <text:p>17</text:p>
          </table:table-cell>
          <table:table-cell office:value-type="float" office:value="7368.8" calcext:value-type="float">
            <text:p>7368.8</text:p>
          </table:table-cell>
          <table:table-cell office:value-type="float" office:value="427.9" calcext:value-type="float">
            <text:p>427.9</text:p>
          </table:table-cell>
          <table:table-cell office:value-type="float" office:value="7920.4" calcext:value-type="float">
            <text:p>7920.4</text:p>
          </table:table-cell>
          <table:table-cell office:value-type="float" office:value="4593.4" calcext:value-type="float">
            <text:p>4593.4</text:p>
          </table:table-cell>
          <table:table-cell office:value-type="float" office:value="419.2" calcext:value-type="float">
            <text:p>419.2</text:p>
          </table:table-cell>
          <table:table-cell office:value-type="float" office:value="472" calcext:value-type="float">
            <text:p>472</text:p>
          </table:table-cell>
          <table:table-cell office:value-type="float" office:value="454.4" calcext:value-type="float">
            <text:p>454.4</text:p>
          </table:table-cell>
          <table:table-cell office:value-type="float" office:value="404.4" calcext:value-type="float">
            <text:p>404.4</text:p>
          </table:table-cell>
          <table:table-cell office:value-type="float" office:value="445.9" calcext:value-type="float">
            <text:p>445.9</text:p>
          </table:table-cell>
          <table:table-cell office:value-type="float" office:value="4326.9" calcext:value-type="float">
            <text:p>4326.9</text:p>
          </table:table-cell>
          <table:table-cell office:value-type="float" office:value="2076.2" calcext:value-type="float">
            <text:p>2076.2</text:p>
          </table:table-cell>
          <table:table-cell office:value-type="float" office:value="558.4" calcext:value-type="float">
            <text:p>558.4</text:p>
          </table:table-cell>
          <table:table-cell office:value-type="float" office:value="404.8" calcext:value-type="float">
            <text:p>404.8</text:p>
          </table:table-cell>
          <table:table-cell office:value-type="float" office:value="446.6" calcext:value-type="float">
            <text:p>446.6</text:p>
          </table:table-cell>
          <table:table-cell office:value-type="float" office:value="2894.1" calcext:value-type="float">
            <text:p>2894.1</text:p>
          </table:table-cell>
          <table:table-cell office:value-type="float" office:value="591.6" calcext:value-type="float">
            <text:p>591.6</text:p>
          </table:table-cell>
          <table:table-cell office:value-type="float" office:value="403.1" calcext:value-type="float">
            <text:p>403.1</text:p>
          </table:table-cell>
          <table:table-cell office:value-type="float" office:value="644" calcext:value-type="float">
            <text:p>644</text:p>
          </table:table-cell>
          <table:table-cell office:value-type="float" office:value="1050.8" calcext:value-type="float">
            <text:p>1050.8</text:p>
          </table:table-cell>
          <table:table-cell office:value-type="float" office:value="4248" calcext:value-type="float">
            <text:p>4248</text:p>
          </table:table-cell>
          <table:table-cell office:value-type="float" office:value="438.2" calcext:value-type="float">
            <text:p>438.2</text:p>
          </table:table-cell>
          <table:table-cell office:value-type="float" office:value="4641.5" calcext:value-type="float">
            <text:p>4641.5</text:p>
          </table:table-cell>
          <table:table-cell office:value-type="float" office:value="624.1" calcext:value-type="float">
            <text:p>624.1</text:p>
          </table:table-cell>
          <table:table-cell office:value-type="float" office:value="567.4" calcext:value-type="float">
            <text:p>567.4</text:p>
          </table:table-cell>
          <table:table-cell office:value-type="float" office:value="875" calcext:value-type="float">
            <text:p>875</text:p>
          </table:table-cell>
          <table:table-cell office:value-type="float" office:value="484.8" calcext:value-type="float">
            <text:p>484.8</text:p>
          </table:table-cell>
          <table:table-cell office:value-type="float" office:value="569.6" calcext:value-type="float">
            <text:p>569.6</text:p>
          </table:table-cell>
          <table:table-cell office:value-type="float" office:value="541" calcext:value-type="float">
            <text:p>541</text:p>
          </table:table-cell>
          <table:table-cell office:value-type="float" office:value="475.9" calcext:value-type="float">
            <text:p>475.9</text:p>
          </table:table-cell>
          <table:table-cell office:value-type="float" office:value="641.9" calcext:value-type="float">
            <text:p>641.9</text:p>
          </table:table-cell>
          <table:table-cell office:value-type="float" office:value="462.8" calcext:value-type="float">
            <text:p>462.8</text:p>
          </table:table-cell>
          <table:table-cell office:value-type="float" office:value="432.3" calcext:value-type="float">
            <text:p>432.3</text:p>
          </table:table-cell>
          <table:table-cell office:value-type="float" office:value="430.8" calcext:value-type="float">
            <text:p>430.8</text:p>
          </table:table-cell>
          <table:table-cell office:value-type="float" office:value="458.8" calcext:value-type="float">
            <text:p>458.8</text:p>
          </table:table-cell>
          <table:table-cell office:value-type="float" office:value="463.9" calcext:value-type="float">
            <text:p>463.9</text:p>
          </table:table-cell>
          <table:table-cell office:value-type="float" office:value="470.7" calcext:value-type="float">
            <text:p>470.7</text:p>
          </table:table-cell>
          <table:table-cell office:value-type="float" office:value="373.3" calcext:value-type="float">
            <text:p>373.3</text:p>
          </table:table-cell>
          <table:table-cell office:value-type="float" office:value="1278.5" calcext:value-type="float">
            <text:p>1278.5</text:p>
          </table:table-cell>
          <table:table-cell office:value-type="float" office:value="395.9" calcext:value-type="float">
            <text:p>395.9</text:p>
          </table:table-cell>
          <table:table-cell office:value-type="float" office:value="501.9" calcext:value-type="float">
            <text:p>501.9</text:p>
          </table:table-cell>
          <table:table-cell office:value-type="float" office:value="573.5" calcext:value-type="float">
            <text:p>573.5</text:p>
          </table:table-cell>
          <table:table-cell office:value-type="float" office:value="581.7" calcext:value-type="float">
            <text:p>581.7</text:p>
          </table:table-cell>
          <table:table-cell office:value-type="float" office:value="1277.9" calcext:value-type="float">
            <text:p>1277.9</text:p>
          </table:table-cell>
          <table:table-cell office:value-type="float" office:value="3510.1" calcext:value-type="float">
            <text:p>3510.1</text:p>
          </table:table-cell>
          <table:table-cell office:value-type="float" office:value="477.9" calcext:value-type="float">
            <text:p>477.9</text:p>
          </table:table-cell>
          <table:table-cell office:value-type="float" office:value="662.6" calcext:value-type="float">
            <text:p>662.6</text:p>
          </table:table-cell>
          <table:table-cell office:value-type="float" office:value="475.2" calcext:value-type="float">
            <text:p>475.2</text:p>
          </table:table-cell>
          <table:table-cell office:value-type="float" office:value="2653.7" calcext:value-type="float">
            <text:p>2653.7</text:p>
          </table:table-cell>
          <table:table-cell office:value-type="float" office:value="496.5" calcext:value-type="float">
            <text:p>496.5</text:p>
          </table:table-cell>
          <table:table-cell office:value-type="float" office:value="539.9" calcext:value-type="float">
            <text:p>539.9</text:p>
          </table:table-cell>
          <table:table-cell office:value-type="float" office:value="487.6" calcext:value-type="float">
            <text:p>487.6</text:p>
          </table:table-cell>
          <table:table-cell office:value-type="float" office:value="467.2" calcext:value-type="float">
            <text:p>467.2</text:p>
          </table:table-cell>
          <table:table-cell office:value-type="float" office:value="455.6" calcext:value-type="float">
            <text:p>455.6</text:p>
          </table:table-cell>
          <table:table-cell office:value-type="float" office:value="496.6" calcext:value-type="float">
            <text:p>496.6</text:p>
          </table:table-cell>
          <table:table-cell office:value-type="float" office:value="667.9" calcext:value-type="float">
            <text:p>667.9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HAX_lzjb_decompress 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7.5" calcext:value-type="float">
            <text:p>747.5</text:p>
          </table:table-cell>
          <table:table-cell office:value-type="float" office:value="17" calcext:value-type="float">
            <text:p>17</text:p>
          </table:table-cell>
          <table:table-cell office:value-type="float" office:value="7356.3" calcext:value-type="float">
            <text:p>7356.3</text:p>
          </table:table-cell>
          <table:table-cell office:value-type="float" office:value="428" calcext:value-type="float">
            <text:p>428</text:p>
          </table:table-cell>
          <table:table-cell office:value-type="float" office:value="7905.4" calcext:value-type="float">
            <text:p>7905.4</text:p>
          </table:table-cell>
          <table:table-cell office:value-type="float" office:value="4595.5" calcext:value-type="float">
            <text:p>4595.5</text:p>
          </table:table-cell>
          <table:table-cell office:value-type="float" office:value="419.3" calcext:value-type="float">
            <text:p>419.3</text:p>
          </table:table-cell>
          <table:table-cell office:value-type="float" office:value="471.9" calcext:value-type="float">
            <text:p>471.9</text:p>
          </table:table-cell>
          <table:table-cell office:value-type="float" office:value="454.7" calcext:value-type="float">
            <text:p>454.7</text:p>
          </table:table-cell>
          <table:table-cell office:value-type="float" office:value="404.2" calcext:value-type="float">
            <text:p>404.2</text:p>
          </table:table-cell>
          <table:table-cell office:value-type="float" office:value="445.7" calcext:value-type="float">
            <text:p>445.7</text:p>
          </table:table-cell>
          <table:table-cell office:value-type="float" office:value="4340.6" calcext:value-type="float">
            <text:p>4340.6</text:p>
          </table:table-cell>
          <table:table-cell office:value-type="float" office:value="2062" calcext:value-type="float">
            <text:p>2062</text:p>
          </table:table-cell>
          <table:table-cell office:value-type="float" office:value="558.4" calcext:value-type="float">
            <text:p>558.4</text:p>
          </table:table-cell>
          <table:table-cell office:value-type="float" office:value="403.8" calcext:value-type="float">
            <text:p>403.8</text:p>
          </table:table-cell>
          <table:table-cell office:value-type="float" office:value="443.8" calcext:value-type="float">
            <text:p>443.8</text:p>
          </table:table-cell>
          <table:table-cell office:value-type="float" office:value="2792.3" calcext:value-type="float">
            <text:p>2792.3</text:p>
          </table:table-cell>
          <table:table-cell office:value-type="float" office:value="591.7" calcext:value-type="float">
            <text:p>591.7</text:p>
          </table:table-cell>
          <table:table-cell office:value-type="float" office:value="402.9" calcext:value-type="float">
            <text:p>402.9</text:p>
          </table:table-cell>
          <table:table-cell office:value-type="float" office:value="647.9" calcext:value-type="float">
            <text:p>647.9</text:p>
          </table:table-cell>
          <table:table-cell office:value-type="float" office:value="1051.2" calcext:value-type="float">
            <text:p>1051.2</text:p>
          </table:table-cell>
          <table:table-cell office:value-type="float" office:value="4248" calcext:value-type="float">
            <text:p>4248</text:p>
          </table:table-cell>
          <table:table-cell office:value-type="float" office:value="437.3" calcext:value-type="float">
            <text:p>437.3</text:p>
          </table:table-cell>
          <table:table-cell office:value-type="float" office:value="4644.9" calcext:value-type="float">
            <text:p>4644.9</text:p>
          </table:table-cell>
          <table:table-cell office:value-type="float" office:value="654.3" calcext:value-type="float">
            <text:p>654.3</text:p>
          </table:table-cell>
          <table:table-cell office:value-type="float" office:value="565.4" calcext:value-type="float">
            <text:p>565.4</text:p>
          </table:table-cell>
          <table:table-cell office:value-type="float" office:value="916.5" calcext:value-type="float">
            <text:p>916.5</text:p>
          </table:table-cell>
          <table:table-cell office:value-type="float" office:value="484.5" calcext:value-type="float">
            <text:p>484.5</text:p>
          </table:table-cell>
          <table:table-cell office:value-type="float" office:value="553.8" calcext:value-type="float">
            <text:p>553.8</text:p>
          </table:table-cell>
          <table:table-cell office:value-type="float" office:value="541.8" calcext:value-type="float">
            <text:p>541.8</text:p>
          </table:table-cell>
          <table:table-cell office:value-type="float" office:value="474.6" calcext:value-type="float">
            <text:p>474.6</text:p>
          </table:table-cell>
          <table:table-cell office:value-type="float" office:value="642.4" calcext:value-type="float">
            <text:p>642.4</text:p>
          </table:table-cell>
          <table:table-cell office:value-type="float" office:value="462.6" calcext:value-type="float">
            <text:p>462.6</text:p>
          </table:table-cell>
          <table:table-cell office:value-type="float" office:value="431.9" calcext:value-type="float">
            <text:p>431.9</text:p>
          </table:table-cell>
          <table:table-cell office:value-type="float" office:value="431.1" calcext:value-type="float">
            <text:p>431.1</text:p>
          </table:table-cell>
          <table:table-cell office:value-type="float" office:value="459.4" calcext:value-type="float">
            <text:p>459.4</text:p>
          </table:table-cell>
          <table:table-cell office:value-type="float" office:value="465.2" calcext:value-type="float">
            <text:p>465.2</text:p>
          </table:table-cell>
          <table:table-cell office:value-type="float" office:value="469.1" calcext:value-type="float">
            <text:p>469.1</text:p>
          </table:table-cell>
          <table:table-cell office:value-type="float" office:value="373.7" calcext:value-type="float">
            <text:p>373.7</text:p>
          </table:table-cell>
          <table:table-cell office:value-type="float" office:value="1279.3" calcext:value-type="float">
            <text:p>1279.3</text:p>
          </table:table-cell>
          <table:table-cell office:value-type="float" office:value="395.9" calcext:value-type="float">
            <text:p>395.9</text:p>
          </table:table-cell>
          <table:table-cell office:value-type="float" office:value="501.6" calcext:value-type="float">
            <text:p>501.6</text:p>
          </table:table-cell>
          <table:table-cell office:value-type="float" office:value="573.7" calcext:value-type="float">
            <text:p>573.7</text:p>
          </table:table-cell>
          <table:table-cell office:value-type="float" office:value="581.1" calcext:value-type="float">
            <text:p>581.1</text:p>
          </table:table-cell>
          <table:table-cell office:value-type="float" office:value="1280.4" calcext:value-type="float">
            <text:p>1280.4</text:p>
          </table:table-cell>
          <table:table-cell office:value-type="float" office:value="3502.2" calcext:value-type="float">
            <text:p>3502.2</text:p>
          </table:table-cell>
          <table:table-cell office:value-type="float" office:value="476.8" calcext:value-type="float">
            <text:p>476.8</text:p>
          </table:table-cell>
          <table:table-cell office:value-type="float" office:value="664.1" calcext:value-type="float">
            <text:p>664.1</text:p>
          </table:table-cell>
          <table:table-cell office:value-type="float" office:value="474.4" calcext:value-type="float">
            <text:p>474.4</text:p>
          </table:table-cell>
          <table:table-cell office:value-type="float" office:value="2775.2" calcext:value-type="float">
            <text:p>2775.2</text:p>
          </table:table-cell>
          <table:table-cell office:value-type="float" office:value="497.4" calcext:value-type="float">
            <text:p>497.4</text:p>
          </table:table-cell>
          <table:table-cell office:value-type="float" office:value="537.9" calcext:value-type="float">
            <text:p>537.9</text:p>
          </table:table-cell>
          <table:table-cell office:value-type="float" office:value="486.6" calcext:value-type="float">
            <text:p>486.6</text:p>
          </table:table-cell>
          <table:table-cell office:value-type="float" office:value="465.4" calcext:value-type="float">
            <text:p>465.4</text:p>
          </table:table-cell>
          <table:table-cell office:value-type="float" office:value="454" calcext:value-type="float">
            <text:p>454</text:p>
          </table:table-cell>
          <table:table-cell office:value-type="float" office:value="497.4" calcext:value-type="float">
            <text:p>497.4</text:p>
          </table:table-cell>
          <table:table-cell office:value-type="float" office:value="668.7" calcext:value-type="float">
            <text:p>668.7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HAX_lzjb_decompress 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office:value-type="float" office:value="7356.7" calcext:value-type="float">
            <text:p>7356.7</text:p>
          </table:table-cell>
          <table:table-cell office:value-type="float" office:value="428" calcext:value-type="float">
            <text:p>428</text:p>
          </table:table-cell>
          <table:table-cell office:value-type="float" office:value="7903.9" calcext:value-type="float">
            <text:p>7903.9</text:p>
          </table:table-cell>
          <table:table-cell office:value-type="float" office:value="4587.2" calcext:value-type="float">
            <text:p>4587.2</text:p>
          </table:table-cell>
          <table:table-cell office:value-type="float" office:value="419.4" calcext:value-type="float">
            <text:p>419.4</text:p>
          </table:table-cell>
          <table:table-cell office:value-type="float" office:value="472" calcext:value-type="float">
            <text:p>472</text:p>
          </table:table-cell>
          <table:table-cell office:value-type="float" office:value="453.3" calcext:value-type="float">
            <text:p>453.3</text:p>
          </table:table-cell>
          <table:table-cell office:value-type="float" office:value="404.1" calcext:value-type="float">
            <text:p>404.1</text:p>
          </table:table-cell>
          <table:table-cell office:value-type="float" office:value="445.9" calcext:value-type="float">
            <text:p>445.9</text:p>
          </table:table-cell>
          <table:table-cell office:value-type="float" office:value="4349.6" calcext:value-type="float">
            <text:p>4349.6</text:p>
          </table:table-cell>
          <table:table-cell office:value-type="float" office:value="2062" calcext:value-type="float">
            <text:p>2062</text:p>
          </table:table-cell>
          <table:table-cell office:value-type="float" office:value="558.5" calcext:value-type="float">
            <text:p>558.5</text:p>
          </table:table-cell>
          <table:table-cell office:value-type="float" office:value="404.3" calcext:value-type="float">
            <text:p>404.3</text:p>
          </table:table-cell>
          <table:table-cell office:value-type="float" office:value="462.1" calcext:value-type="float">
            <text:p>462.1</text:p>
          </table:table-cell>
          <table:table-cell office:value-type="float" office:value="2818" calcext:value-type="float">
            <text:p>2818</text:p>
          </table:table-cell>
          <table:table-cell office:value-type="float" office:value="589.4" calcext:value-type="float">
            <text:p>589.4</text:p>
          </table:table-cell>
          <table:table-cell office:value-type="float" office:value="403.1" calcext:value-type="float">
            <text:p>403.1</text:p>
          </table:table-cell>
          <table:table-cell office:value-type="float" office:value="644.5" calcext:value-type="float">
            <text:p>644.5</text:p>
          </table:table-cell>
          <table:table-cell office:value-type="float" office:value="1051.6" calcext:value-type="float">
            <text:p>1051.6</text:p>
          </table:table-cell>
          <table:table-cell office:value-type="float" office:value="4253.2" calcext:value-type="float">
            <text:p>4253.2</text:p>
          </table:table-cell>
          <table:table-cell office:value-type="float" office:value="436.7" calcext:value-type="float">
            <text:p>436.7</text:p>
          </table:table-cell>
          <table:table-cell office:value-type="float" office:value="4646.1" calcext:value-type="float">
            <text:p>4646.1</text:p>
          </table:table-cell>
          <table:table-cell office:value-type="float" office:value="653.8" calcext:value-type="float">
            <text:p>653.8</text:p>
          </table:table-cell>
          <table:table-cell office:value-type="float" office:value="568.3" calcext:value-type="float">
            <text:p>568.3</text:p>
          </table:table-cell>
          <table:table-cell office:value-type="float" office:value="917.3" calcext:value-type="float">
            <text:p>917.3</text:p>
          </table:table-cell>
          <table:table-cell office:value-type="float" office:value="483.5" calcext:value-type="float">
            <text:p>483.5</text:p>
          </table:table-cell>
          <table:table-cell office:value-type="float" office:value="571.3" calcext:value-type="float">
            <text:p>571.3</text:p>
          </table:table-cell>
          <table:table-cell office:value-type="float" office:value="542.3" calcext:value-type="float">
            <text:p>542.3</text:p>
          </table:table-cell>
          <table:table-cell office:value-type="float" office:value="475.3" calcext:value-type="float">
            <text:p>475.3</text:p>
          </table:table-cell>
          <table:table-cell office:value-type="float" office:value="636.7" calcext:value-type="float">
            <text:p>636.7</text:p>
          </table:table-cell>
          <table:table-cell office:value-type="float" office:value="462.4" calcext:value-type="float">
            <text:p>462.4</text:p>
          </table:table-cell>
          <table:table-cell office:value-type="float" office:value="430.8" calcext:value-type="float">
            <text:p>430.8</text:p>
          </table:table-cell>
          <table:table-cell office:value-type="float" office:value="431.2" calcext:value-type="float">
            <text:p>431.2</text:p>
          </table:table-cell>
          <table:table-cell office:value-type="float" office:value="459" calcext:value-type="float">
            <text:p>459</text:p>
          </table:table-cell>
          <table:table-cell office:value-type="float" office:value="464.8" calcext:value-type="float">
            <text:p>464.8</text:p>
          </table:table-cell>
          <table:table-cell office:value-type="float" office:value="469.4" calcext:value-type="float">
            <text:p>469.4</text:p>
          </table:table-cell>
          <table:table-cell office:value-type="float" office:value="373.6" calcext:value-type="float">
            <text:p>373.6</text:p>
          </table:table-cell>
          <table:table-cell office:value-type="float" office:value="1278.3" calcext:value-type="float">
            <text:p>1278.3</text:p>
          </table:table-cell>
          <table:table-cell office:value-type="float" office:value="396.3" calcext:value-type="float">
            <text:p>396.3</text:p>
          </table:table-cell>
          <table:table-cell office:value-type="float" office:value="500.7" calcext:value-type="float">
            <text:p>500.7</text:p>
          </table:table-cell>
          <table:table-cell office:value-type="float" office:value="572.7" calcext:value-type="float">
            <text:p>572.7</text:p>
          </table:table-cell>
          <table:table-cell office:value-type="float" office:value="581.4" calcext:value-type="float">
            <text:p>581.4</text:p>
          </table:table-cell>
          <table:table-cell office:value-type="float" office:value="1279.6" calcext:value-type="float">
            <text:p>1279.6</text:p>
          </table:table-cell>
          <table:table-cell office:value-type="float" office:value="3497.8" calcext:value-type="float">
            <text:p>3497.8</text:p>
          </table:table-cell>
          <table:table-cell office:value-type="float" office:value="478.9" calcext:value-type="float">
            <text:p>478.9</text:p>
          </table:table-cell>
          <table:table-cell office:value-type="float" office:value="666.9" calcext:value-type="float">
            <text:p>666.9</text:p>
          </table:table-cell>
          <table:table-cell office:value-type="float" office:value="476.3" calcext:value-type="float">
            <text:p>476.3</text:p>
          </table:table-cell>
          <table:table-cell office:value-type="float" office:value="2827.4" calcext:value-type="float">
            <text:p>2827.4</text:p>
          </table:table-cell>
          <table:table-cell office:value-type="float" office:value="497.4" calcext:value-type="float">
            <text:p>497.4</text:p>
          </table:table-cell>
          <table:table-cell office:value-type="float" office:value="539" calcext:value-type="float">
            <text:p>539</text:p>
          </table:table-cell>
          <table:table-cell office:value-type="float" office:value="488.5" calcext:value-type="float">
            <text:p>488.5</text:p>
          </table:table-cell>
          <table:table-cell office:value-type="float" office:value="465.8" calcext:value-type="float">
            <text:p>465.8</text:p>
          </table:table-cell>
          <table:table-cell office:value-type="float" office:value="457.4" calcext:value-type="float">
            <text:p>457.4</text:p>
          </table:table-cell>
          <table:table-cell office:value-type="float" office:value="499.3" calcext:value-type="float">
            <text:p>499.3</text:p>
          </table:table-cell>
          <table:table-cell office:value-type="float" office:value="670.3" calcext:value-type="float">
            <text:p>670.3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ZFS_lzjb_decompress </text:p>
          </table:table-cell>
          <table:table-cell office:value-type="float" office:value="1024" calcext:value-type="float">
            <text:p>1024</text:p>
          </table:table-cell>
          <table:table-cell office:value-type="float" office:value="352.8" calcext:value-type="float">
            <text:p>352.8</text:p>
          </table:table-cell>
          <table:table-cell office:value-type="float" office:value="17.7" calcext:value-type="float">
            <text:p>17.7</text:p>
          </table:table-cell>
          <table:table-cell office:value-type="float" office:value="870.7" calcext:value-type="float">
            <text:p>870.7</text:p>
          </table:table-cell>
          <table:table-cell office:value-type="float" office:value="314.3" calcext:value-type="float">
            <text:p>314.3</text:p>
          </table:table-cell>
          <table:table-cell office:value-type="float" office:value="975.5" calcext:value-type="float">
            <text:p>975.5</text:p>
          </table:table-cell>
          <table:table-cell office:value-type="float" office:value="461.6" calcext:value-type="float">
            <text:p>461.6</text:p>
          </table:table-cell>
          <table:table-cell office:value-type="float" office:value="312.8" calcext:value-type="float">
            <text:p>312.8</text:p>
          </table:table-cell>
          <table:table-cell office:value-type="float" office:value="346.5" calcext:value-type="float">
            <text:p>346.5</text:p>
          </table:table-cell>
          <table:table-cell office:value-type="float" office:value="308.4" calcext:value-type="float">
            <text:p>308.4</text:p>
          </table:table-cell>
          <table:table-cell office:value-type="float" office:value="314" calcext:value-type="float">
            <text:p>314</text:p>
          </table:table-cell>
          <table:table-cell office:value-type="float" office:value="326.3" calcext:value-type="float">
            <text:p>326.3</text:p>
          </table:table-cell>
          <table:table-cell office:value-type="float" office:value="458.8" calcext:value-type="float">
            <text:p>458.8</text:p>
          </table:table-cell>
          <table:table-cell office:value-type="float" office:value="457.7" calcext:value-type="float">
            <text:p>457.7</text:p>
          </table:table-cell>
          <table:table-cell office:value-type="float" office:value="396.7" calcext:value-type="float">
            <text:p>396.7</text:p>
          </table:table-cell>
          <table:table-cell office:value-type="float" office:value="306.3" calcext:value-type="float">
            <text:p>306.3</text:p>
          </table:table-cell>
          <table:table-cell office:value-type="float" office:value="331.9" calcext:value-type="float">
            <text:p>331.9</text:p>
          </table:table-cell>
          <table:table-cell office:value-type="float" office:value="454" calcext:value-type="float">
            <text:p>454</text:p>
          </table:table-cell>
          <table:table-cell office:value-type="float" office:value="357.6" calcext:value-type="float">
            <text:p>357.6</text:p>
          </table:table-cell>
          <table:table-cell office:value-type="float" office:value="380.6" calcext:value-type="float">
            <text:p>380.6</text:p>
          </table:table-cell>
          <table:table-cell office:value-type="float" office:value="388.4" calcext:value-type="float">
            <text:p>388.4</text:p>
          </table:table-cell>
          <table:table-cell office:value-type="float" office:value="571.1" calcext:value-type="float">
            <text:p>571.1</text:p>
          </table:table-cell>
          <table:table-cell office:value-type="float" office:value="457.9" calcext:value-type="float">
            <text:p>457.9</text:p>
          </table:table-cell>
          <table:table-cell office:value-type="float" office:value="321.1" calcext:value-type="float">
            <text:p>321.1</text:p>
          </table:table-cell>
          <table:table-cell office:value-type="float" office:value="460.4" calcext:value-type="float">
            <text:p>460.4</text:p>
          </table:table-cell>
          <table:table-cell office:value-type="float" office:value="398" calcext:value-type="float">
            <text:p>398</text:p>
          </table:table-cell>
          <table:table-cell office:value-type="float" office:value="411.5" calcext:value-type="float">
            <text:p>411.5</text:p>
          </table:table-cell>
          <table:table-cell office:value-type="float" office:value="488" calcext:value-type="float">
            <text:p>488</text:p>
          </table:table-cell>
          <table:table-cell office:value-type="float" office:value="354" calcext:value-type="float">
            <text:p>354</text:p>
          </table:table-cell>
          <table:table-cell office:value-type="float" office:value="395.1" calcext:value-type="float">
            <text:p>395.1</text:p>
          </table:table-cell>
          <table:table-cell office:value-type="float" office:value="369.7" calcext:value-type="float">
            <text:p>369.7</text:p>
          </table:table-cell>
          <table:table-cell office:value-type="float" office:value="347.1" calcext:value-type="float">
            <text:p>347.1</text:p>
          </table:table-cell>
          <table:table-cell office:value-type="float" office:value="389" calcext:value-type="float">
            <text:p>389</text:p>
          </table:table-cell>
          <table:table-cell office:value-type="float" office:value="329.4" calcext:value-type="float">
            <text:p>329.4</text:p>
          </table:table-cell>
          <table:table-cell office:value-type="float" office:value="315.8" calcext:value-type="float">
            <text:p>315.8</text:p>
          </table:table-cell>
          <table:table-cell office:value-type="float" office:value="319.5" calcext:value-type="float">
            <text:p>319.5</text:p>
          </table:table-cell>
          <table:table-cell office:value-type="float" office:value="323.3" calcext:value-type="float">
            <text:p>323.3</text:p>
          </table:table-cell>
          <table:table-cell office:value-type="float" office:value="325" calcext:value-type="float">
            <text:p>325</text:p>
          </table:table-cell>
          <table:table-cell office:value-type="float" office:value="332" calcext:value-type="float">
            <text:p>332</text:p>
          </table:table-cell>
          <table:table-cell office:value-type="float" office:value="357.6" calcext:value-type="float">
            <text:p>357.6</text:p>
          </table:table-cell>
          <table:table-cell office:value-type="float" office:value="617.1" calcext:value-type="float">
            <text:p>617.1</text:p>
          </table:table-cell>
          <table:table-cell office:value-type="float" office:value="306.5" calcext:value-type="float">
            <text:p>306.5</text:p>
          </table:table-cell>
          <table:table-cell office:value-type="float" office:value="343.6" calcext:value-type="float">
            <text:p>343.6</text:p>
          </table:table-cell>
          <table:table-cell office:value-type="float" office:value="364.3" calcext:value-type="float">
            <text:p>364.3</text:p>
          </table:table-cell>
          <table:table-cell office:value-type="float" office:value="367.1" calcext:value-type="float">
            <text:p>367.1</text:p>
          </table:table-cell>
          <table:table-cell office:value-type="float" office:value="615.9" calcext:value-type="float">
            <text:p>615.9</text:p>
          </table:table-cell>
          <table:table-cell office:value-type="float" office:value="458.8" calcext:value-type="float">
            <text:p>458.8</text:p>
          </table:table-cell>
          <table:table-cell office:value-type="float" office:value="296" calcext:value-type="float">
            <text:p>296</text:p>
          </table:table-cell>
          <table:table-cell office:value-type="float" office:value="407" calcext:value-type="float">
            <text:p>407</text:p>
          </table:table-cell>
          <table:table-cell office:value-type="float" office:value="373.6" calcext:value-type="float">
            <text:p>373.6</text:p>
          </table:table-cell>
          <table:table-cell office:value-type="float" office:value="451" calcext:value-type="float">
            <text:p>451</text:p>
          </table:table-cell>
          <table:table-cell office:value-type="float" office:value="349.4" calcext:value-type="float">
            <text:p>349.4</text:p>
          </table:table-cell>
          <table:table-cell office:value-type="float" office:value="375.6" calcext:value-type="float">
            <text:p>375.6</text:p>
          </table:table-cell>
          <table:table-cell office:value-type="float" office:value="337.2" calcext:value-type="float">
            <text:p>337.2</text:p>
          </table:table-cell>
          <table:table-cell office:value-type="float" office:value="338.9" calcext:value-type="float">
            <text:p>338.9</text:p>
          </table:table-cell>
          <table:table-cell office:value-type="float" office:value="389.8" calcext:value-type="float">
            <text:p>389.8</text:p>
          </table:table-cell>
          <table:table-cell office:value-type="float" office:value="348.4" calcext:value-type="float">
            <text:p>348.4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decompress </text:p>
          </table:table-cell>
          <table:table-cell office:value-type="float" office:value="4096" calcext:value-type="float">
            <text:p>4096</text:p>
          </table:table-cell>
          <table:table-cell office:value-type="float" office:value="374.7" calcext:value-type="float">
            <text:p>374.7</text:p>
          </table:table-cell>
          <table:table-cell office:value-type="float" office:value="17.7" calcext:value-type="float">
            <text:p>17.7</text:p>
          </table:table-cell>
          <table:table-cell office:value-type="float" office:value="1001" calcext:value-type="float">
            <text:p>1001</text:p>
          </table:table-cell>
          <table:table-cell office:value-type="float" office:value="290.4" calcext:value-type="float">
            <text:p>290.4</text:p>
          </table:table-cell>
          <table:table-cell office:value-type="float" office:value="1010.1" calcext:value-type="float">
            <text:p>1010.1</text:p>
          </table:table-cell>
          <table:table-cell office:value-type="float" office:value="462.3" calcext:value-type="float">
            <text:p>462.3</text:p>
          </table:table-cell>
          <table:table-cell office:value-type="float" office:value="289.5" calcext:value-type="float">
            <text:p>289.5</text:p>
          </table:table-cell>
          <table:table-cell office:value-type="float" office:value="324.8" calcext:value-type="float">
            <text:p>324.8</text:p>
          </table:table-cell>
          <table:table-cell office:value-type="float" office:value="295.4" calcext:value-type="float">
            <text:p>295.4</text:p>
          </table:table-cell>
          <table:table-cell office:value-type="float" office:value="287.7" calcext:value-type="float">
            <text:p>287.7</text:p>
          </table:table-cell>
          <table:table-cell office:value-type="float" office:value="305.2" calcext:value-type="float">
            <text:p>305.2</text:p>
          </table:table-cell>
          <table:table-cell office:value-type="float" office:value="459.8" calcext:value-type="float">
            <text:p>459.8</text:p>
          </table:table-cell>
          <table:table-cell office:value-type="float" office:value="456.6" calcext:value-type="float">
            <text:p>456.6</text:p>
          </table:table-cell>
          <table:table-cell office:value-type="float" office:value="384.7" calcext:value-type="float">
            <text:p>384.7</text:p>
          </table:table-cell>
          <table:table-cell office:value-type="float" office:value="280.3" calcext:value-type="float">
            <text:p>280.3</text:p>
          </table:table-cell>
          <table:table-cell office:value-type="float" office:value="313.2" calcext:value-type="float">
            <text:p>313.2</text:p>
          </table:table-cell>
          <table:table-cell office:value-type="float" office:value="452.9" calcext:value-type="float">
            <text:p>452.9</text:p>
          </table:table-cell>
          <table:table-cell office:value-type="float" office:value="358.2" calcext:value-type="float">
            <text:p>358.2</text:p>
          </table:table-cell>
          <table:table-cell office:value-type="float" office:value="362" calcext:value-type="float">
            <text:p>362</text:p>
          </table:table-cell>
          <table:table-cell office:value-type="float" office:value="381.6" calcext:value-type="float">
            <text:p>381.6</text:p>
          </table:table-cell>
          <table:table-cell office:value-type="float" office:value="590.2" calcext:value-type="float">
            <text:p>590.2</text:p>
          </table:table-cell>
          <table:table-cell office:value-type="float" office:value="458.3" calcext:value-type="float">
            <text:p>458.3</text:p>
          </table:table-cell>
          <table:table-cell office:value-type="float" office:value="298.1" calcext:value-type="float">
            <text:p>298.1</text:p>
          </table:table-cell>
          <table:table-cell office:value-type="float" office:value="461.2" calcext:value-type="float">
            <text:p>461.2</text:p>
          </table:table-cell>
          <table:table-cell office:value-type="float" office:value="401.6" calcext:value-type="float">
            <text:p>401.6</text:p>
          </table:table-cell>
          <table:table-cell office:value-type="float" office:value="427.8" calcext:value-type="float">
            <text:p>427.8</text:p>
          </table:table-cell>
          <table:table-cell office:value-type="float" office:value="523.2" calcext:value-type="float">
            <text:p>523.2</text:p>
          </table:table-cell>
          <table:table-cell office:value-type="float" office:value="337" calcext:value-type="float">
            <text:p>337</text:p>
          </table:table-cell>
          <table:table-cell office:value-type="float" office:value="385.9" calcext:value-type="float">
            <text:p>385.9</text:p>
          </table:table-cell>
          <table:table-cell office:value-type="float" office:value="366.8" calcext:value-type="float">
            <text:p>366.8</text:p>
          </table:table-cell>
          <table:table-cell office:value-type="float" office:value="337.1" calcext:value-type="float">
            <text:p>337.1</text:p>
          </table:table-cell>
          <table:table-cell office:value-type="float" office:value="378.2" calcext:value-type="float">
            <text:p>378.2</text:p>
          </table:table-cell>
          <table:table-cell office:value-type="float" office:value="308.7" calcext:value-type="float">
            <text:p>308.7</text:p>
          </table:table-cell>
          <table:table-cell office:value-type="float" office:value="291.6" calcext:value-type="float">
            <text:p>291.6</text:p>
          </table:table-cell>
          <table:table-cell office:value-type="float" office:value="295.3" calcext:value-type="float">
            <text:p>295.3</text:p>
          </table:table-cell>
          <table:table-cell office:value-type="float" office:value="302.5" calcext:value-type="float">
            <text:p>302.5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334.4" calcext:value-type="float">
            <text:p>334.4</text:p>
          </table:table-cell>
          <table:table-cell office:value-type="float" office:value="652.8" calcext:value-type="float">
            <text:p>652.8</text:p>
          </table:table-cell>
          <table:table-cell office:value-type="float" office:value="282" calcext:value-type="float">
            <text:p>282</text:p>
          </table:table-cell>
          <table:table-cell office:value-type="float" office:value="330" calcext:value-type="float">
            <text:p>330</text:p>
          </table:table-cell>
          <table:table-cell office:value-type="float" office:value="370.1" calcext:value-type="float">
            <text:p>370.1</text:p>
          </table:table-cell>
          <table:table-cell office:value-type="float" office:value="367.7" calcext:value-type="float">
            <text:p>367.7</text:p>
          </table:table-cell>
          <table:table-cell office:value-type="float" office:value="652.8" calcext:value-type="float">
            <text:p>652.8</text:p>
          </table:table-cell>
          <table:table-cell office:value-type="float" office:value="459.1" calcext:value-type="float">
            <text:p>459.1</text:p>
          </table:table-cell>
          <table:table-cell office:value-type="float" office:value="293" calcext:value-type="float">
            <text:p>293</text:p>
          </table:table-cell>
          <table:table-cell office:value-type="float" office:value="412.9" calcext:value-type="float">
            <text:p>412.9</text:p>
          </table:table-cell>
          <table:table-cell office:value-type="float" office:value="355.8" calcext:value-type="float">
            <text:p>355.8</text:p>
          </table:table-cell>
          <table:table-cell office:value-type="float" office:value="452.4" calcext:value-type="float">
            <text:p>452.4</text:p>
          </table:table-cell>
          <table:table-cell office:value-type="float" office:value="345.5" calcext:value-type="float">
            <text:p>345.5</text:p>
          </table:table-cell>
          <table:table-cell office:value-type="float" office:value="365.3" calcext:value-type="float">
            <text:p>365.3</text:p>
          </table:table-cell>
          <table:table-cell office:value-type="float" office:value="327.9" calcext:value-type="float">
            <text:p>327.9</text:p>
          </table:table-cell>
          <table:table-cell office:value-type="float" office:value="320.9" calcext:value-type="float">
            <text:p>320.9</text:p>
          </table:table-cell>
          <table:table-cell office:value-type="float" office:value="384.4" calcext:value-type="float">
            <text:p>384.4</text:p>
          </table:table-cell>
          <table:table-cell office:value-type="float" office:value="325.8" calcext:value-type="float">
            <text:p>325.8</text:p>
          </table:table-cell>
          <table:table-cell office:value-type="float" office:value="419.4" calcext:value-type="float">
            <text:p>419.4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decompress </text:p>
          </table:table-cell>
          <table:table-cell office:value-type="float" office:value="16384" calcext:value-type="float">
            <text:p>16384</text:p>
          </table:table-cell>
          <table:table-cell office:value-type="float" office:value="381.6" calcext:value-type="float">
            <text:p>381.6</text:p>
          </table:table-cell>
          <table:table-cell office:value-type="float" office:value="17.7" calcext:value-type="float">
            <text:p>17.7</text:p>
          </table:table-cell>
          <table:table-cell office:value-type="float" office:value="1026.8" calcext:value-type="float">
            <text:p>1026.8</text:p>
          </table:table-cell>
          <table:table-cell office:value-type="float" office:value="285.5" calcext:value-type="float">
            <text:p>285.5</text:p>
          </table:table-cell>
          <table:table-cell office:value-type="float" office:value="1029.2" calcext:value-type="float">
            <text:p>1029.2</text:p>
          </table:table-cell>
          <table:table-cell office:value-type="float" office:value="462.8" calcext:value-type="float">
            <text:p>462.8</text:p>
          </table:table-cell>
          <table:table-cell office:value-type="float" office:value="284.6" calcext:value-type="float">
            <text:p>284.6</text:p>
          </table:table-cell>
          <table:table-cell office:value-type="float" office:value="321.2" calcext:value-type="float">
            <text:p>321.2</text:p>
          </table:table-cell>
          <table:table-cell office:value-type="float" office:value="292.7" calcext:value-type="float">
            <text:p>292.7</text:p>
          </table:table-cell>
          <table:table-cell office:value-type="float" office:value="282.2" calcext:value-type="float">
            <text:p>282.2</text:p>
          </table:table-cell>
          <table:table-cell office:value-type="float" office:value="300.4" calcext:value-type="float">
            <text:p>300.4</text:p>
          </table:table-cell>
          <table:table-cell office:value-type="float" office:value="460" calcext:value-type="float">
            <text:p>460</text:p>
          </table:table-cell>
          <table:table-cell office:value-type="float" office:value="456.7" calcext:value-type="float">
            <text:p>456.7</text:p>
          </table:table-cell>
          <table:table-cell office:value-type="float" office:value="384.3" calcext:value-type="float">
            <text:p>384.3</text:p>
          </table:table-cell>
          <table:table-cell office:value-type="float" office:value="276.7" calcext:value-type="float">
            <text:p>276.7</text:p>
          </table:table-cell>
          <table:table-cell office:value-type="float" office:value="311" calcext:value-type="float">
            <text:p>311</text:p>
          </table:table-cell>
          <table:table-cell office:value-type="float" office:value="453.6" calcext:value-type="float">
            <text:p>453.6</text:p>
          </table:table-cell>
          <table:table-cell office:value-type="float" office:value="358.7" calcext:value-type="float">
            <text:p>358.7</text:p>
          </table:table-cell>
          <table:table-cell office:value-type="float" office:value="358.8" calcext:value-type="float">
            <text:p>358.8</text:p>
          </table:table-cell>
          <table:table-cell office:value-type="float" office:value="384.9" calcext:value-type="float">
            <text:p>384.9</text:p>
          </table:table-cell>
          <table:table-cell office:value-type="float" office:value="597.7" calcext:value-type="float">
            <text:p>597.7</text:p>
          </table:table-cell>
          <table:table-cell office:value-type="float" office:value="458.8" calcext:value-type="float">
            <text:p>458.8</text:p>
          </table:table-cell>
          <table:table-cell office:value-type="float" office:value="293.5" calcext:value-type="float">
            <text:p>293.5</text:p>
          </table:table-cell>
          <table:table-cell office:value-type="float" office:value="461.7" calcext:value-type="float">
            <text:p>461.7</text:p>
          </table:table-cell>
          <table:table-cell office:value-type="float" office:value="405.1" calcext:value-type="float">
            <text:p>405.1</text:p>
          </table:table-cell>
          <table:table-cell office:value-type="float" office:value="432.8" calcext:value-type="float">
            <text:p>432.8</text:p>
          </table:table-cell>
          <table:table-cell office:value-type="float" office:value="535.1" calcext:value-type="float">
            <text:p>535.1</text:p>
          </table:table-cell>
          <table:table-cell office:value-type="float" office:value="332.9" calcext:value-type="float">
            <text:p>332.9</text:p>
          </table:table-cell>
          <table:table-cell office:value-type="float" office:value="384" calcext:value-type="float">
            <text:p>384</text:p>
          </table:table-cell>
          <table:table-cell office:value-type="float" office:value="367.4" calcext:value-type="float">
            <text:p>367.4</text:p>
          </table:table-cell>
          <table:table-cell office:value-type="float" office:value="335.7" calcext:value-type="float">
            <text:p>335.7</text:p>
          </table:table-cell>
          <table:table-cell office:value-type="float" office:value="377.6" calcext:value-type="float">
            <text:p>377.6</text:p>
          </table:table-cell>
          <table:table-cell office:value-type="float" office:value="305.6" calcext:value-type="float">
            <text:p>305.6</text:p>
          </table:table-cell>
          <table:table-cell office:value-type="float" office:value="286.7" calcext:value-type="float">
            <text:p>286.7</text:p>
          </table:table-cell>
          <table:table-cell office:value-type="float" office:value="288.5" calcext:value-type="float">
            <text:p>288.5</text:p>
          </table:table-cell>
          <table:table-cell table:number-columns-repeated="2" office:value-type="float" office:value="301.6" calcext:value-type="float">
            <text:p>301.6</text:p>
          </table:table-cell>
          <table:table-cell office:value-type="float" office:value="309.2" calcext:value-type="float">
            <text:p>309.2</text:p>
          </table:table-cell>
          <table:table-cell office:value-type="float" office:value="330" calcext:value-type="float">
            <text:p>330</text:p>
          </table:table-cell>
          <table:table-cell office:value-type="float" office:value="661.6" calcext:value-type="float">
            <text:p>661.6</text:p>
          </table:table-cell>
          <table:table-cell office:value-type="float" office:value="276.7" calcext:value-type="float">
            <text:p>276.7</text:p>
          </table:table-cell>
          <table:table-cell office:value-type="float" office:value="325.6" calcext:value-type="float">
            <text:p>325.6</text:p>
          </table:table-cell>
          <table:table-cell office:value-type="float" office:value="366.2" calcext:value-type="float">
            <text:p>366.2</text:p>
          </table:table-cell>
          <table:table-cell office:value-type="float" office:value="370.3" calcext:value-type="float">
            <text:p>370.3</text:p>
          </table:table-cell>
          <table:table-cell office:value-type="float" office:value="662" calcext:value-type="float">
            <text:p>662</text:p>
          </table:table-cell>
          <table:table-cell office:value-type="float" office:value="459.4" calcext:value-type="float">
            <text:p>459.4</text:p>
          </table:table-cell>
          <table:table-cell office:value-type="float" office:value="292.7" calcext:value-type="float">
            <text:p>292.7</text:p>
          </table:table-cell>
          <table:table-cell office:value-type="float" office:value="418.1" calcext:value-type="float">
            <text:p>418.1</text:p>
          </table:table-cell>
          <table:table-cell office:value-type="float" office:value="353.2" calcext:value-type="float">
            <text:p>353.2</text:p>
          </table:table-cell>
          <table:table-cell office:value-type="float" office:value="453" calcext:value-type="float">
            <text:p>453</text:p>
          </table:table-cell>
          <table:table-cell office:value-type="float" office:value="340.7" calcext:value-type="float">
            <text:p>340.7</text:p>
          </table:table-cell>
          <table:table-cell office:value-type="float" office:value="364.6" calcext:value-type="float">
            <text:p>364.6</text:p>
          </table:table-cell>
          <table:table-cell office:value-type="float" office:value="327.3" calcext:value-type="float">
            <text:p>327.3</text:p>
          </table:table-cell>
          <table:table-cell office:value-type="float" office:value="317.3" calcext:value-type="float">
            <text:p>317.3</text:p>
          </table:table-cell>
          <table:table-cell office:value-type="float" office:value="383.8" calcext:value-type="float">
            <text:p>383.8</text:p>
          </table:table-cell>
          <table:table-cell office:value-type="float" office:value="323.7" calcext:value-type="float">
            <text:p>323.7</text:p>
          </table:table-cell>
          <table:table-cell office:value-type="float" office:value="426.3" calcext:value-type="float">
            <text:p>426.3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decompress </text:p>
          </table:table-cell>
          <table:table-cell office:value-type="float" office:value="65536" calcext:value-type="float">
            <text:p>65536</text:p>
          </table:table-cell>
          <table:table-cell office:value-type="float" office:value="383.3" calcext:value-type="float">
            <text:p>383.3</text:p>
          </table:table-cell>
          <table:table-cell office:value-type="float" office:value="17.7" calcext:value-type="float">
            <text:p>17.7</text:p>
          </table:table-cell>
          <table:table-cell office:value-type="float" office:value="1036.2" calcext:value-type="float">
            <text:p>1036.2</text:p>
          </table:table-cell>
          <table:table-cell office:value-type="float" office:value="284" calcext:value-type="float">
            <text:p>284</text:p>
          </table:table-cell>
          <table:table-cell office:value-type="float" office:value="1036.8" calcext:value-type="float">
            <text:p>1036.8</text:p>
          </table:table-cell>
          <table:table-cell office:value-type="float" office:value="462.8" calcext:value-type="float">
            <text:p>462.8</text:p>
          </table:table-cell>
          <table:table-cell office:value-type="float" office:value="283.1" calcext:value-type="float">
            <text:p>283.1</text:p>
          </table:table-cell>
          <table:table-cell office:value-type="float" office:value="319.7" calcext:value-type="float">
            <text:p>319.7</text:p>
          </table:table-cell>
          <table:table-cell office:value-type="float" office:value="292.1" calcext:value-type="float">
            <text:p>292.1</text:p>
          </table:table-cell>
          <table:table-cell office:value-type="float" office:value="281" calcext:value-type="float">
            <text:p>281</text:p>
          </table:table-cell>
          <table:table-cell office:value-type="float" office:value="299.6" calcext:value-type="float">
            <text:p>299.6</text:p>
          </table:table-cell>
          <table:table-cell office:value-type="float" office:value="460.2" calcext:value-type="float">
            <text:p>460.2</text:p>
          </table:table-cell>
          <table:table-cell office:value-type="float" office:value="456.7" calcext:value-type="float">
            <text:p>456.7</text:p>
          </table:table-cell>
          <table:table-cell office:value-type="float" office:value="384.3" calcext:value-type="float">
            <text:p>384.3</text:p>
          </table:table-cell>
          <table:table-cell office:value-type="float" office:value="276.1" calcext:value-type="float">
            <text:p>276.1</text:p>
          </table:table-cell>
          <table:table-cell office:value-type="float" office:value="310.8" calcext:value-type="float">
            <text:p>310.8</text:p>
          </table:table-cell>
          <table:table-cell office:value-type="float" office:value="454.3" calcext:value-type="float">
            <text:p>454.3</text:p>
          </table:table-cell>
          <table:table-cell office:value-type="float" office:value="358.7" calcext:value-type="float">
            <text:p>358.7</text:p>
          </table:table-cell>
          <table:table-cell office:value-type="float" office:value="357.9" calcext:value-type="float">
            <text:p>357.9</text:p>
          </table:table-cell>
          <table:table-cell office:value-type="float" office:value="383.8" calcext:value-type="float">
            <text:p>383.8</text:p>
          </table:table-cell>
          <table:table-cell office:value-type="float" office:value="599.9" calcext:value-type="float">
            <text:p>599.9</text:p>
          </table:table-cell>
          <table:table-cell office:value-type="float" office:value="458.8" calcext:value-type="float">
            <text:p>458.8</text:p>
          </table:table-cell>
          <table:table-cell office:value-type="float" office:value="292.2" calcext:value-type="float">
            <text:p>292.2</text:p>
          </table:table-cell>
          <table:table-cell office:value-type="float" office:value="461.7" calcext:value-type="float">
            <text:p>461.7</text:p>
          </table:table-cell>
          <table:table-cell office:value-type="float" office:value="408" calcext:value-type="float">
            <text:p>408</text:p>
          </table:table-cell>
          <table:table-cell office:value-type="float" office:value="436.6" calcext:value-type="float">
            <text:p>436.6</text:p>
          </table:table-cell>
          <table:table-cell office:value-type="float" office:value="538.6" calcext:value-type="float">
            <text:p>538.6</text:p>
          </table:table-cell>
          <table:table-cell office:value-type="float" office:value="331.6" calcext:value-type="float">
            <text:p>331.6</text:p>
          </table:table-cell>
          <table:table-cell office:value-type="float" office:value="384.1" calcext:value-type="float">
            <text:p>384.1</text:p>
          </table:table-cell>
          <table:table-cell office:value-type="float" office:value="367.3" calcext:value-type="float">
            <text:p>367.3</text:p>
          </table:table-cell>
          <table:table-cell office:value-type="float" office:value="335.7" calcext:value-type="float">
            <text:p>335.7</text:p>
          </table:table-cell>
          <table:table-cell office:value-type="float" office:value="378" calcext:value-type="float">
            <text:p>378</text:p>
          </table:table-cell>
          <table:table-cell office:value-type="float" office:value="304.2" calcext:value-type="float">
            <text:p>304.2</text:p>
          </table:table-cell>
          <table:table-cell office:value-type="float" office:value="285.5" calcext:value-type="float">
            <text:p>285.5</text:p>
          </table:table-cell>
          <table:table-cell office:value-type="float" office:value="288.2" calcext:value-type="float">
            <text:p>288.2</text:p>
          </table:table-cell>
          <table:table-cell office:value-type="float" office:value="301.5" calcext:value-type="float">
            <text:p>301.5</text:p>
          </table:table-cell>
          <table:table-cell office:value-type="float" office:value="302" calcext:value-type="float">
            <text:p>302</text:p>
          </table:table-cell>
          <table:table-cell office:value-type="float" office:value="308.4" calcext:value-type="float">
            <text:p>308.4</text:p>
          </table:table-cell>
          <table:table-cell office:value-type="float" office:value="328.4" calcext:value-type="float">
            <text:p>328.4</text:p>
          </table:table-cell>
          <table:table-cell office:value-type="float" office:value="663.3" calcext:value-type="float">
            <text:p>663.3</text:p>
          </table:table-cell>
          <table:table-cell office:value-type="float" office:value="275.4" calcext:value-type="float">
            <text:p>275.4</text:p>
          </table:table-cell>
          <table:table-cell office:value-type="float" office:value="326.4" calcext:value-type="float">
            <text:p>326.4</text:p>
          </table:table-cell>
          <table:table-cell office:value-type="float" office:value="365.9" calcext:value-type="float">
            <text:p>365.9</text:p>
          </table:table-cell>
          <table:table-cell office:value-type="float" office:value="369.7" calcext:value-type="float">
            <text:p>369.7</text:p>
          </table:table-cell>
          <table:table-cell office:value-type="float" office:value="663.5" calcext:value-type="float">
            <text:p>663.5</text:p>
          </table:table-cell>
          <table:table-cell office:value-type="float" office:value="459.4" calcext:value-type="float">
            <text:p>459.4</text:p>
          </table:table-cell>
          <table:table-cell office:value-type="float" office:value="292.3" calcext:value-type="float">
            <text:p>292.3</text:p>
          </table:table-cell>
          <table:table-cell office:value-type="float" office:value="418.6" calcext:value-type="float">
            <text:p>418.6</text:p>
          </table:table-cell>
          <table:table-cell office:value-type="float" office:value="352.2" calcext:value-type="float">
            <text:p>352.2</text:p>
          </table:table-cell>
          <table:table-cell office:value-type="float" office:value="452.2" calcext:value-type="float">
            <text:p>452.2</text:p>
          </table:table-cell>
          <table:table-cell office:value-type="float" office:value="339.9" calcext:value-type="float">
            <text:p>339.9</text:p>
          </table:table-cell>
          <table:table-cell office:value-type="float" office:value="364.6" calcext:value-type="float">
            <text:p>364.6</text:p>
          </table:table-cell>
          <table:table-cell office:value-type="float" office:value="326.6" calcext:value-type="float">
            <text:p>326.6</text:p>
          </table:table-cell>
          <table:table-cell office:value-type="float" office:value="316.2" calcext:value-type="float">
            <text:p>316.2</text:p>
          </table:table-cell>
          <table:table-cell office:value-type="float" office:value="383.5" calcext:value-type="float">
            <text:p>383.5</text:p>
          </table:table-cell>
          <table:table-cell office:value-type="float" office:value="323.1" calcext:value-type="float">
            <text:p>323.1</text:p>
          </table:table-cell>
          <table:table-cell office:value-type="float" office:value="426.9" calcext:value-type="float">
            <text:p>426.9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decompress 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2.9" calcext:value-type="float">
            <text:p>382.9</text:p>
          </table:table-cell>
          <table:table-cell office:value-type="float" office:value="17.7" calcext:value-type="float">
            <text:p>17.7</text:p>
          </table:table-cell>
          <table:table-cell office:value-type="float" office:value="1037.8" calcext:value-type="float">
            <text:p>1037.8</text:p>
          </table:table-cell>
          <table:table-cell office:value-type="float" office:value="283.9" calcext:value-type="float">
            <text:p>283.9</text:p>
          </table:table-cell>
          <table:table-cell office:value-type="float" office:value="1037.7" calcext:value-type="float">
            <text:p>1037.7</text:p>
          </table:table-cell>
          <table:table-cell office:value-type="float" office:value="462.5" calcext:value-type="float">
            <text:p>462.5</text:p>
          </table:table-cell>
          <table:table-cell office:value-type="float" office:value="282.3" calcext:value-type="float">
            <text:p>282.3</text:p>
          </table:table-cell>
          <table:table-cell office:value-type="float" office:value="319.8" calcext:value-type="float">
            <text:p>319.8</text:p>
          </table:table-cell>
          <table:table-cell office:value-type="float" office:value="291.4" calcext:value-type="float">
            <text:p>291.4</text:p>
          </table:table-cell>
          <table:table-cell office:value-type="float" office:value="280.5" calcext:value-type="float">
            <text:p>280.5</text:p>
          </table:table-cell>
          <table:table-cell office:value-type="float" office:value="299.2" calcext:value-type="float">
            <text:p>299.2</text:p>
          </table:table-cell>
          <table:table-cell office:value-type="float" office:value="460.2" calcext:value-type="float">
            <text:p>460.2</text:p>
          </table:table-cell>
          <table:table-cell office:value-type="float" office:value="455.9" calcext:value-type="float">
            <text:p>455.9</text:p>
          </table:table-cell>
          <table:table-cell office:value-type="float" office:value="384.2" calcext:value-type="float">
            <text:p>384.2</text:p>
          </table:table-cell>
          <table:table-cell office:value-type="float" office:value="275.5" calcext:value-type="float">
            <text:p>275.5</text:p>
          </table:table-cell>
          <table:table-cell office:value-type="float" office:value="310.1" calcext:value-type="float">
            <text:p>310.1</text:p>
          </table:table-cell>
          <table:table-cell office:value-type="float" office:value="453.3" calcext:value-type="float">
            <text:p>453.3</text:p>
          </table:table-cell>
          <table:table-cell office:value-type="float" office:value="358.2" calcext:value-type="float">
            <text:p>358.2</text:p>
          </table:table-cell>
          <table:table-cell office:value-type="float" office:value="357.6" calcext:value-type="float">
            <text:p>357.6</text:p>
          </table:table-cell>
          <table:table-cell office:value-type="float" office:value="384.8" calcext:value-type="float">
            <text:p>384.8</text:p>
          </table:table-cell>
          <table:table-cell office:value-type="float" office:value="600.3" calcext:value-type="float">
            <text:p>600.3</text:p>
          </table:table-cell>
          <table:table-cell office:value-type="float" office:value="458.1" calcext:value-type="float">
            <text:p>458.1</text:p>
          </table:table-cell>
          <table:table-cell office:value-type="float" office:value="292" calcext:value-type="float">
            <text:p>292</text:p>
          </table:table-cell>
          <table:table-cell office:value-type="float" office:value="461.7" calcext:value-type="float">
            <text:p>461.7</text:p>
          </table:table-cell>
          <table:table-cell office:value-type="float" office:value="408.8" calcext:value-type="float">
            <text:p>408.8</text:p>
          </table:table-cell>
          <table:table-cell office:value-type="float" office:value="439" calcext:value-type="float">
            <text:p>439</text:p>
          </table:table-cell>
          <table:table-cell office:value-type="float" office:value="538.6" calcext:value-type="float">
            <text:p>538.6</text:p>
          </table:table-cell>
          <table:table-cell office:value-type="float" office:value="331.4" calcext:value-type="float">
            <text:p>331.4</text:p>
          </table:table-cell>
          <table:table-cell office:value-type="float" office:value="383.9" calcext:value-type="float">
            <text:p>383.9</text:p>
          </table:table-cell>
          <table:table-cell office:value-type="float" office:value="366.4" calcext:value-type="float">
            <text:p>366.4</text:p>
          </table:table-cell>
          <table:table-cell office:value-type="float" office:value="335.1" calcext:value-type="float">
            <text:p>335.1</text:p>
          </table:table-cell>
          <table:table-cell office:value-type="float" office:value="377.7" calcext:value-type="float">
            <text:p>377.7</text:p>
          </table:table-cell>
          <table:table-cell office:value-type="float" office:value="304.1" calcext:value-type="float">
            <text:p>304.1</text:p>
          </table:table-cell>
          <table:table-cell office:value-type="float" office:value="285.6" calcext:value-type="float">
            <text:p>285.6</text:p>
          </table:table-cell>
          <table:table-cell office:value-type="float" office:value="288.1" calcext:value-type="float">
            <text:p>288.1</text:p>
          </table:table-cell>
          <table:table-cell office:value-type="float" office:value="301.3" calcext:value-type="float">
            <text:p>301.3</text:p>
          </table:table-cell>
          <table:table-cell office:value-type="float" office:value="302" calcext:value-type="float">
            <text:p>302</text:p>
          </table:table-cell>
          <table:table-cell office:value-type="float" office:value="308.5" calcext:value-type="float">
            <text:p>308.5</text:p>
          </table:table-cell>
          <table:table-cell office:value-type="float" office:value="328.3" calcext:value-type="float">
            <text:p>328.3</text:p>
          </table:table-cell>
          <table:table-cell office:value-type="float" office:value="664.3" calcext:value-type="float">
            <text:p>664.3</text:p>
          </table:table-cell>
          <table:table-cell office:value-type="float" office:value="274.7" calcext:value-type="float">
            <text:p>274.7</text:p>
          </table:table-cell>
          <table:table-cell office:value-type="float" office:value="326.5" calcext:value-type="float">
            <text:p>326.5</text:p>
          </table:table-cell>
          <table:table-cell office:value-type="float" office:value="365.8" calcext:value-type="float">
            <text:p>365.8</text:p>
          </table:table-cell>
          <table:table-cell office:value-type="float" office:value="369.7" calcext:value-type="float">
            <text:p>369.7</text:p>
          </table:table-cell>
          <table:table-cell office:value-type="float" office:value="664.3" calcext:value-type="float">
            <text:p>664.3</text:p>
          </table:table-cell>
          <table:table-cell office:value-type="float" office:value="459.4" calcext:value-type="float">
            <text:p>459.4</text:p>
          </table:table-cell>
          <table:table-cell office:value-type="float" office:value="292.5" calcext:value-type="float">
            <text:p>292.5</text:p>
          </table:table-cell>
          <table:table-cell office:value-type="float" office:value="419.5" calcext:value-type="float">
            <text:p>419.5</text:p>
          </table:table-cell>
          <table:table-cell office:value-type="float" office:value="352.2" calcext:value-type="float">
            <text:p>352.2</text:p>
          </table:table-cell>
          <table:table-cell office:value-type="float" office:value="452.6" calcext:value-type="float">
            <text:p>452.6</text:p>
          </table:table-cell>
          <table:table-cell office:value-type="float" office:value="339.9" calcext:value-type="float">
            <text:p>339.9</text:p>
          </table:table-cell>
          <table:table-cell office:value-type="float" office:value="363.9" calcext:value-type="float">
            <text:p>363.9</text:p>
          </table:table-cell>
          <table:table-cell office:value-type="float" office:value="326.8" calcext:value-type="float">
            <text:p>326.8</text:p>
          </table:table-cell>
          <table:table-cell office:value-type="float" office:value="316.2" calcext:value-type="float">
            <text:p>316.2</text:p>
          </table:table-cell>
          <table:table-cell office:value-type="float" office:value="383.5" calcext:value-type="float">
            <text:p>383.5</text:p>
          </table:table-cell>
          <table:table-cell office:value-type="float" office:value="323.6" calcext:value-type="float">
            <text:p>323.6</text:p>
          </table:table-cell>
          <table:table-cell office:value-type="float" office:value="427.6" calcext:value-type="float">
            <text:p>427.6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decompress 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82.9" calcext:value-type="float">
            <text:p>382.9</text:p>
          </table:table-cell>
          <table:table-cell office:value-type="float" office:value="17.7" calcext:value-type="float">
            <text:p>17.7</text:p>
          </table:table-cell>
          <table:table-cell office:value-type="float" office:value="1037" calcext:value-type="float">
            <text:p>1037</text:p>
          </table:table-cell>
          <table:table-cell office:value-type="float" office:value="283.9" calcext:value-type="float">
            <text:p>283.9</text:p>
          </table:table-cell>
          <table:table-cell office:value-type="float" office:value="1037.5" calcext:value-type="float">
            <text:p>1037.5</text:p>
          </table:table-cell>
          <table:table-cell office:value-type="float" office:value="462.5" calcext:value-type="float">
            <text:p>462.5</text:p>
          </table:table-cell>
          <table:table-cell office:value-type="float" office:value="282.4" calcext:value-type="float">
            <text:p>282.4</text:p>
          </table:table-cell>
          <table:table-cell office:value-type="float" office:value="319.8" calcext:value-type="float">
            <text:p>319.8</text:p>
          </table:table-cell>
          <table:table-cell office:value-type="float" office:value="291.6" calcext:value-type="float">
            <text:p>291.6</text:p>
          </table:table-cell>
          <table:table-cell office:value-type="float" office:value="280.4" calcext:value-type="float">
            <text:p>280.4</text:p>
          </table:table-cell>
          <table:table-cell office:value-type="float" office:value="299.2" calcext:value-type="float">
            <text:p>299.2</text:p>
          </table:table-cell>
          <table:table-cell office:value-type="float" office:value="460.2" calcext:value-type="float">
            <text:p>460.2</text:p>
          </table:table-cell>
          <table:table-cell office:value-type="float" office:value="456.6" calcext:value-type="float">
            <text:p>456.6</text:p>
          </table:table-cell>
          <table:table-cell office:value-type="float" office:value="384.2" calcext:value-type="float">
            <text:p>384.2</text:p>
          </table:table-cell>
          <table:table-cell office:value-type="float" office:value="275.5" calcext:value-type="float">
            <text:p>275.5</text:p>
          </table:table-cell>
          <table:table-cell office:value-type="float" office:value="310.4" calcext:value-type="float">
            <text:p>310.4</text:p>
          </table:table-cell>
          <table:table-cell office:value-type="float" office:value="453.6" calcext:value-type="float">
            <text:p>453.6</text:p>
          </table:table-cell>
          <table:table-cell office:value-type="float" office:value="358.3" calcext:value-type="float">
            <text:p>358.3</text:p>
          </table:table-cell>
          <table:table-cell office:value-type="float" office:value="357.4" calcext:value-type="float">
            <text:p>357.4</text:p>
          </table:table-cell>
          <table:table-cell office:value-type="float" office:value="384.9" calcext:value-type="float">
            <text:p>384.9</text:p>
          </table:table-cell>
          <table:table-cell office:value-type="float" office:value="599.9" calcext:value-type="float">
            <text:p>599.9</text:p>
          </table:table-cell>
          <table:table-cell office:value-type="float" office:value="458.5" calcext:value-type="float">
            <text:p>458.5</text:p>
          </table:table-cell>
          <table:table-cell office:value-type="float" office:value="292.2" calcext:value-type="float">
            <text:p>292.2</text:p>
          </table:table-cell>
          <table:table-cell office:value-type="float" office:value="461.7" calcext:value-type="float">
            <text:p>461.7</text:p>
          </table:table-cell>
          <table:table-cell office:value-type="float" office:value="408.9" calcext:value-type="float">
            <text:p>408.9</text:p>
          </table:table-cell>
          <table:table-cell office:value-type="float" office:value="438.4" calcext:value-type="float">
            <text:p>438.4</text:p>
          </table:table-cell>
          <table:table-cell office:value-type="float" office:value="539.3" calcext:value-type="float">
            <text:p>539.3</text:p>
          </table:table-cell>
          <table:table-cell office:value-type="float" office:value="331.4" calcext:value-type="float">
            <text:p>331.4</text:p>
          </table:table-cell>
          <table:table-cell office:value-type="float" office:value="383.9" calcext:value-type="float">
            <text:p>383.9</text:p>
          </table:table-cell>
          <table:table-cell office:value-type="float" office:value="366.5" calcext:value-type="float">
            <text:p>366.5</text:p>
          </table:table-cell>
          <table:table-cell office:value-type="float" office:value="335.3" calcext:value-type="float">
            <text:p>335.3</text:p>
          </table:table-cell>
          <table:table-cell office:value-type="float" office:value="378" calcext:value-type="float">
            <text:p>378</text:p>
          </table:table-cell>
          <table:table-cell office:value-type="float" office:value="304.2" calcext:value-type="float">
            <text:p>304.2</text:p>
          </table:table-cell>
          <table:table-cell office:value-type="float" office:value="285.7" calcext:value-type="float">
            <text:p>285.7</text:p>
          </table:table-cell>
          <table:table-cell office:value-type="float" office:value="288.2" calcext:value-type="float">
            <text:p>288.2</text:p>
          </table:table-cell>
          <table:table-cell office:value-type="float" office:value="301.4" calcext:value-type="float">
            <text:p>301.4</text:p>
          </table:table-cell>
          <table:table-cell office:value-type="float" office:value="301.5" calcext:value-type="float">
            <text:p>301.5</text:p>
          </table:table-cell>
          <table:table-cell office:value-type="float" office:value="308.5" calcext:value-type="float">
            <text:p>308.5</text:p>
          </table:table-cell>
          <table:table-cell office:value-type="float" office:value="328.5" calcext:value-type="float">
            <text:p>328.5</text:p>
          </table:table-cell>
          <table:table-cell office:value-type="float" office:value="664.7" calcext:value-type="float">
            <text:p>664.7</text:p>
          </table:table-cell>
          <table:table-cell office:value-type="float" office:value="274.6" calcext:value-type="float">
            <text:p>274.6</text:p>
          </table:table-cell>
          <table:table-cell office:value-type="float" office:value="326.5" calcext:value-type="float">
            <text:p>326.5</text:p>
          </table:table-cell>
          <table:table-cell office:value-type="float" office:value="365.8" calcext:value-type="float">
            <text:p>365.8</text:p>
          </table:table-cell>
          <table:table-cell office:value-type="float" office:value="369.3" calcext:value-type="float">
            <text:p>369.3</text:p>
          </table:table-cell>
          <table:table-cell office:value-type="float" office:value="664.7" calcext:value-type="float">
            <text:p>664.7</text:p>
          </table:table-cell>
          <table:table-cell office:value-type="float" office:value="459.5" calcext:value-type="float">
            <text:p>459.5</text:p>
          </table:table-cell>
          <table:table-cell office:value-type="float" office:value="292.6" calcext:value-type="float">
            <text:p>292.6</text:p>
          </table:table-cell>
          <table:table-cell office:value-type="float" office:value="419.8" calcext:value-type="float">
            <text:p>419.8</text:p>
          </table:table-cell>
          <table:table-cell office:value-type="float" office:value="352.5" calcext:value-type="float">
            <text:p>352.5</text:p>
          </table:table-cell>
          <table:table-cell office:value-type="float" office:value="453" calcext:value-type="float">
            <text:p>453</text:p>
          </table:table-cell>
          <table:table-cell office:value-type="float" office:value="340" calcext:value-type="float">
            <text:p>340</text:p>
          </table:table-cell>
          <table:table-cell office:value-type="float" office:value="364.2" calcext:value-type="float">
            <text:p>364.2</text:p>
          </table:table-cell>
          <table:table-cell office:value-type="float" office:value="327.1" calcext:value-type="float">
            <text:p>327.1</text:p>
          </table:table-cell>
          <table:table-cell office:value-type="float" office:value="316.1" calcext:value-type="float">
            <text:p>316.1</text:p>
          </table:table-cell>
          <table:table-cell office:value-type="float" office:value="384" calcext:value-type="float">
            <text:p>384</text:p>
          </table:table-cell>
          <table:table-cell office:value-type="float" office:value="323.6" calcext:value-type="float">
            <text:p>323.6</text:p>
          </table:table-cell>
          <table:table-cell office:value-type="float" office:value="427.9" calcext:value-type="float">
            <text:p>427.9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decompress 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83.3" calcext:value-type="float">
            <text:p>383.3</text:p>
          </table:table-cell>
          <table:table-cell office:value-type="float" office:value="17.7" calcext:value-type="float">
            <text:p>17.7</text:p>
          </table:table-cell>
          <table:table-cell office:value-type="float" office:value="1038.3" calcext:value-type="float">
            <text:p>1038.3</text:p>
          </table:table-cell>
          <table:table-cell office:value-type="float" office:value="283.9" calcext:value-type="float">
            <text:p>283.9</text:p>
          </table:table-cell>
          <table:table-cell office:value-type="float" office:value="1038" calcext:value-type="float">
            <text:p>1038</text:p>
          </table:table-cell>
          <table:table-cell office:value-type="float" office:value="462.6" calcext:value-type="float">
            <text:p>462.6</text:p>
          </table:table-cell>
          <table:table-cell office:value-type="float" office:value="282.4" calcext:value-type="float">
            <text:p>282.4</text:p>
          </table:table-cell>
          <table:table-cell office:value-type="float" office:value="319.9" calcext:value-type="float">
            <text:p>319.9</text:p>
          </table:table-cell>
          <table:table-cell office:value-type="float" office:value="291.5" calcext:value-type="float">
            <text:p>291.5</text:p>
          </table:table-cell>
          <table:table-cell office:value-type="float" office:value="280.4" calcext:value-type="float">
            <text:p>280.4</text:p>
          </table:table-cell>
          <table:table-cell office:value-type="float" office:value="299.2" calcext:value-type="float">
            <text:p>299.2</text:p>
          </table:table-cell>
          <table:table-cell office:value-type="float" office:value="460.2" calcext:value-type="float">
            <text:p>460.2</text:p>
          </table:table-cell>
          <table:table-cell office:value-type="float" office:value="456.5" calcext:value-type="float">
            <text:p>456.5</text:p>
          </table:table-cell>
          <table:table-cell office:value-type="float" office:value="384.2" calcext:value-type="float">
            <text:p>384.2</text:p>
          </table:table-cell>
          <table:table-cell office:value-type="float" office:value="275.8" calcext:value-type="float">
            <text:p>275.8</text:p>
          </table:table-cell>
          <table:table-cell office:value-type="float" office:value="310.7" calcext:value-type="float">
            <text:p>310.7</text:p>
          </table:table-cell>
          <table:table-cell office:value-type="float" office:value="454.1" calcext:value-type="float">
            <text:p>454.1</text:p>
          </table:table-cell>
          <table:table-cell office:value-type="float" office:value="358.2" calcext:value-type="float">
            <text:p>358.2</text:p>
          </table:table-cell>
          <table:table-cell office:value-type="float" office:value="357.7" calcext:value-type="float">
            <text:p>357.7</text:p>
          </table:table-cell>
          <table:table-cell office:value-type="float" office:value="385.2" calcext:value-type="float">
            <text:p>385.2</text:p>
          </table:table-cell>
          <table:table-cell office:value-type="float" office:value="600.3" calcext:value-type="float">
            <text:p>600.3</text:p>
          </table:table-cell>
          <table:table-cell office:value-type="float" office:value="458.6" calcext:value-type="float">
            <text:p>458.6</text:p>
          </table:table-cell>
          <table:table-cell office:value-type="float" office:value="292.2" calcext:value-type="float">
            <text:p>292.2</text:p>
          </table:table-cell>
          <table:table-cell office:value-type="float" office:value="461.7" calcext:value-type="float">
            <text:p>461.7</text:p>
          </table:table-cell>
          <table:table-cell office:value-type="float" office:value="409.4" calcext:value-type="float">
            <text:p>409.4</text:p>
          </table:table-cell>
          <table:table-cell office:value-type="float" office:value="440.2" calcext:value-type="float">
            <text:p>440.2</text:p>
          </table:table-cell>
          <table:table-cell office:value-type="float" office:value="539.9" calcext:value-type="float">
            <text:p>539.9</text:p>
          </table:table-cell>
          <table:table-cell office:value-type="float" office:value="331.6" calcext:value-type="float">
            <text:p>331.6</text:p>
          </table:table-cell>
          <table:table-cell office:value-type="float" office:value="384" calcext:value-type="float">
            <text:p>384</text:p>
          </table:table-cell>
          <table:table-cell office:value-type="float" office:value="366.5" calcext:value-type="float">
            <text:p>366.5</text:p>
          </table:table-cell>
          <table:table-cell office:value-type="float" office:value="335.8" calcext:value-type="float">
            <text:p>335.8</text:p>
          </table:table-cell>
          <table:table-cell office:value-type="float" office:value="378.5" calcext:value-type="float">
            <text:p>378.5</text:p>
          </table:table-cell>
          <table:table-cell office:value-type="float" office:value="301.8" calcext:value-type="float">
            <text:p>301.8</text:p>
          </table:table-cell>
          <table:table-cell office:value-type="float" office:value="285.6" calcext:value-type="float">
            <text:p>285.6</text:p>
          </table:table-cell>
          <table:table-cell office:value-type="float" office:value="288.2" calcext:value-type="float">
            <text:p>288.2</text:p>
          </table:table-cell>
          <table:table-cell office:value-type="float" office:value="301.4" calcext:value-type="float">
            <text:p>301.4</text:p>
          </table:table-cell>
          <table:table-cell office:value-type="float" office:value="301.5" calcext:value-type="float">
            <text:p>301.5</text:p>
          </table:table-cell>
          <table:table-cell office:value-type="float" office:value="308.5" calcext:value-type="float">
            <text:p>308.5</text:p>
          </table:table-cell>
          <table:table-cell office:value-type="float" office:value="328.5" calcext:value-type="float">
            <text:p>328.5</text:p>
          </table:table-cell>
          <table:table-cell office:value-type="float" office:value="664.7" calcext:value-type="float">
            <text:p>664.7</text:p>
          </table:table-cell>
          <table:table-cell office:value-type="float" office:value="274.7" calcext:value-type="float">
            <text:p>274.7</text:p>
          </table:table-cell>
          <table:table-cell office:value-type="float" office:value="323.6" calcext:value-type="float">
            <text:p>323.6</text:p>
          </table:table-cell>
          <table:table-cell office:value-type="float" office:value="365.7" calcext:value-type="float">
            <text:p>365.7</text:p>
          </table:table-cell>
          <table:table-cell office:value-type="float" office:value="369.7" calcext:value-type="float">
            <text:p>369.7</text:p>
          </table:table-cell>
          <table:table-cell office:value-type="float" office:value="664.9" calcext:value-type="float">
            <text:p>664.9</text:p>
          </table:table-cell>
          <table:table-cell office:value-type="float" office:value="459.6" calcext:value-type="float">
            <text:p>459.6</text:p>
          </table:table-cell>
          <table:table-cell office:value-type="float" office:value="293" calcext:value-type="float">
            <text:p>293</text:p>
          </table:table-cell>
          <table:table-cell office:value-type="float" office:value="421.5" calcext:value-type="float">
            <text:p>421.5</text:p>
          </table:table-cell>
          <table:table-cell office:value-type="float" office:value="353.8" calcext:value-type="float">
            <text:p>353.8</text:p>
          </table:table-cell>
          <table:table-cell office:value-type="float" office:value="454.7" calcext:value-type="float">
            <text:p>454.7</text:p>
          </table:table-cell>
          <table:table-cell office:value-type="float" office:value="337.6" calcext:value-type="float">
            <text:p>337.6</text:p>
          </table:table-cell>
          <table:table-cell office:value-type="float" office:value="364.5" calcext:value-type="float">
            <text:p>364.5</text:p>
          </table:table-cell>
          <table:table-cell office:value-type="float" office:value="328.1" calcext:value-type="float">
            <text:p>328.1</text:p>
          </table:table-cell>
          <table:table-cell office:value-type="float" office:value="316.5" calcext:value-type="float">
            <text:p>316.5</text:p>
          </table:table-cell>
          <table:table-cell office:value-type="float" office:value="385.3" calcext:value-type="float">
            <text:p>385.3</text:p>
          </table:table-cell>
          <table:table-cell office:value-type="float" office:value="323.8" calcext:value-type="float">
            <text:p>323.8</text:p>
          </table:table-cell>
          <table:table-cell office:value-type="float" office:value="428.7" calcext:value-type="float">
            <text:p>428.7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Z4_decompress_fast </text:p>
          </table:table-cell>
          <table:table-cell office:value-type="float" office:value="1024" calcext:value-type="float">
            <text:p>1024</text:p>
          </table:table-cell>
          <table:table-cell office:value-type="float" office:value="869.2" calcext:value-type="float">
            <text:p>869.2</text:p>
          </table:table-cell>
          <table:table-cell office:value-type="float" office:value="15.1" calcext:value-type="float">
            <text:p>15.1</text:p>
          </table:table-cell>
          <table:table-cell office:value-type="float" office:value="3427.5" calcext:value-type="float">
            <text:p>3427.5</text:p>
          </table:table-cell>
          <table:table-cell office:value-type="float" office:value="1682.2" calcext:value-type="float">
            <text:p>1682.2</text:p>
          </table:table-cell>
          <table:table-cell office:value-type="float" office:value="4034.3" calcext:value-type="float">
            <text:p>4034.3</text:p>
          </table:table-cell>
          <table:table-cell office:value-type="float" office:value="12173.4" calcext:value-type="float">
            <text:p>12173.4</text:p>
          </table:table-cell>
          <table:table-cell office:value-type="float" office:value="1648.7" calcext:value-type="float">
            <text:p>1648.7</text:p>
          </table:table-cell>
          <table:table-cell office:value-type="float" office:value="1787.5" calcext:value-type="float">
            <text:p>1787.5</text:p>
          </table:table-cell>
          <table:table-cell office:value-type="float" office:value="1523.4" calcext:value-type="float">
            <text:p>1523.4</text:p>
          </table:table-cell>
          <table:table-cell office:value-type="float" office:value="1620" calcext:value-type="float">
            <text:p>1620</text:p>
          </table:table-cell>
          <table:table-cell office:value-type="float" office:value="1669.6" calcext:value-type="float">
            <text:p>1669.6</text:p>
          </table:table-cell>
          <table:table-cell office:value-type="float" office:value="6524.4" calcext:value-type="float">
            <text:p>6524.4</text:p>
          </table:table-cell>
          <table:table-cell office:value-type="float" office:value="5351.8" calcext:value-type="float">
            <text:p>5351.8</text:p>
          </table:table-cell>
          <table:table-cell office:value-type="float" office:value="1812.8" calcext:value-type="float">
            <text:p>1812.8</text:p>
          </table:table-cell>
          <table:table-cell office:value-type="float" office:value="1489.2" calcext:value-type="float">
            <text:p>1489.2</text:p>
          </table:table-cell>
          <table:table-cell office:value-type="float" office:value="1529.4" calcext:value-type="float">
            <text:p>1529.4</text:p>
          </table:table-cell>
          <table:table-cell office:value-type="float" office:value="2964.5" calcext:value-type="float">
            <text:p>2964.5</text:p>
          </table:table-cell>
          <table:table-cell office:value-type="float" office:value="1609.2" calcext:value-type="float">
            <text:p>1609.2</text:p>
          </table:table-cell>
          <table:table-cell office:value-type="float" office:value="6194.6" calcext:value-type="float">
            <text:p>6194.6</text:p>
          </table:table-cell>
          <table:table-cell office:value-type="float" office:value="1653" calcext:value-type="float">
            <text:p>1653</text:p>
          </table:table-cell>
          <table:table-cell office:value-type="float" office:value="1262.1" calcext:value-type="float">
            <text:p>1262.1</text:p>
          </table:table-cell>
          <table:table-cell office:value-type="float" office:value="5760" calcext:value-type="float">
            <text:p>5760</text:p>
          </table:table-cell>
          <table:table-cell office:value-type="float" office:value="1666" calcext:value-type="float">
            <text:p>1666</text:p>
          </table:table-cell>
          <table:table-cell office:value-type="float" office:value="12996.6" calcext:value-type="float">
            <text:p>12996.6</text:p>
          </table:table-cell>
          <table:table-cell office:value-type="float" office:value="1579.8" calcext:value-type="float">
            <text:p>1579.8</text:p>
          </table:table-cell>
          <table:table-cell office:value-type="float" office:value="1703" calcext:value-type="float">
            <text:p>1703</text:p>
          </table:table-cell>
          <table:table-cell office:value-type="float" office:value="1709.7" calcext:value-type="float">
            <text:p>1709.7</text:p>
          </table:table-cell>
          <table:table-cell office:value-type="float" office:value="1860.5" calcext:value-type="float">
            <text:p>1860.5</text:p>
          </table:table-cell>
          <table:table-cell office:value-type="float" office:value="1983.6" calcext:value-type="float">
            <text:p>1983.6</text:p>
          </table:table-cell>
          <table:table-cell office:value-type="float" office:value="1699.6" calcext:value-type="float">
            <text:p>1699.6</text:p>
          </table:table-cell>
          <table:table-cell office:value-type="float" office:value="1563.9" calcext:value-type="float">
            <text:p>1563.9</text:p>
          </table:table-cell>
          <table:table-cell office:value-type="float" office:value="1972.8" calcext:value-type="float">
            <text:p>1972.8</text:p>
          </table:table-cell>
          <table:table-cell office:value-type="float" office:value="1662.5" calcext:value-type="float">
            <text:p>1662.5</text:p>
          </table:table-cell>
          <table:table-cell office:value-type="float" office:value="1655.6" calcext:value-type="float">
            <text:p>1655.6</text:p>
          </table:table-cell>
          <table:table-cell office:value-type="float" office:value="1665.9" calcext:value-type="float">
            <text:p>1665.9</text:p>
          </table:table-cell>
          <table:table-cell office:value-type="float" office:value="1687.1" calcext:value-type="float">
            <text:p>1687.1</text:p>
          </table:table-cell>
          <table:table-cell office:value-type="float" office:value="1703.8" calcext:value-type="float">
            <text:p>1703.8</text:p>
          </table:table-cell>
          <table:table-cell office:value-type="float" office:value="1650" calcext:value-type="float">
            <text:p>1650</text:p>
          </table:table-cell>
          <table:table-cell office:value-type="float" office:value="2490.4" calcext:value-type="float">
            <text:p>2490.4</text:p>
          </table:table-cell>
          <table:table-cell office:value-type="float" office:value="2039.3" calcext:value-type="float">
            <text:p>2039.3</text:p>
          </table:table-cell>
          <table:table-cell office:value-type="float" office:value="1624.1" calcext:value-type="float">
            <text:p>1624.1</text:p>
          </table:table-cell>
          <table:table-cell office:value-type="float" office:value="1628.4" calcext:value-type="float">
            <text:p>1628.4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34.4" calcext:value-type="float">
            <text:p>1534.4</text:p>
          </table:table-cell>
          <table:table-cell office:value-type="float" office:value="2032.5" calcext:value-type="float">
            <text:p>2032.5</text:p>
          </table:table-cell>
          <table:table-cell office:value-type="float" office:value="11857.4" calcext:value-type="float">
            <text:p>11857.4</text:p>
          </table:table-cell>
          <table:table-cell office:value-type="float" office:value="1268.3" calcext:value-type="float">
            <text:p>1268.3</text:p>
          </table:table-cell>
          <table:table-cell office:value-type="float" office:value="1627.6" calcext:value-type="float">
            <text:p>1627.6</text:p>
          </table:table-cell>
          <table:table-cell office:value-type="float" office:value="2174.7" calcext:value-type="float">
            <text:p>2174.7</text:p>
          </table:table-cell>
          <table:table-cell office:value-type="float" office:value="2877.1" calcext:value-type="float">
            <text:p>2877.1</text:p>
          </table:table-cell>
          <table:table-cell office:value-type="float" office:value="1416" calcext:value-type="float">
            <text:p>1416</text:p>
          </table:table-cell>
          <table:table-cell office:value-type="float" office:value="1661.1" calcext:value-type="float">
            <text:p>1661.1</text:p>
          </table:table-cell>
          <table:table-cell office:value-type="float" office:value="1528.8" calcext:value-type="float">
            <text:p>1528.8</text:p>
          </table:table-cell>
          <table:table-cell office:value-type="float" office:value="1618.9" calcext:value-type="float">
            <text:p>1618.9</text:p>
          </table:table-cell>
          <table:table-cell office:value-type="float" office:value="2908.4" calcext:value-type="float">
            <text:p>2908.4</text:p>
          </table:table-cell>
          <table:table-cell office:value-type="float" office:value="1720.1" calcext:value-type="float">
            <text:p>1720.1</text:p>
          </table:table-cell>
          <table:table-cell office:value-type="float" office:value="1490.3" calcext:value-type="float">
            <text:p>1490.3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decompress_fast </text:p>
          </table:table-cell>
          <table:table-cell office:value-type="float" office:value="4096" calcext:value-type="float">
            <text:p>4096</text:p>
          </table:table-cell>
          <table:table-cell office:value-type="float" office:value="799.7" calcext:value-type="float">
            <text:p>799.7</text:p>
          </table:table-cell>
          <table:table-cell office:value-type="float" office:value="15" calcext:value-type="float">
            <text:p>15</text:p>
          </table:table-cell>
          <table:table-cell office:value-type="float" office:value="3701.5" calcext:value-type="float">
            <text:p>3701.5</text:p>
          </table:table-cell>
          <table:table-cell office:value-type="float" office:value="1368.4" calcext:value-type="float">
            <text:p>1368.4</text:p>
          </table:table-cell>
          <table:table-cell office:value-type="float" office:value="4176" calcext:value-type="float">
            <text:p>4176</text:p>
          </table:table-cell>
          <table:table-cell office:value-type="float" office:value="14076.6" calcext:value-type="float">
            <text:p>14076.6</text:p>
          </table:table-cell>
          <table:table-cell office:value-type="float" office:value="1416.1" calcext:value-type="float">
            <text:p>1416.1</text:p>
          </table:table-cell>
          <table:table-cell office:value-type="float" office:value="1584.5" calcext:value-type="float">
            <text:p>1584.5</text:p>
          </table:table-cell>
          <table:table-cell office:value-type="float" office:value="1407.9" calcext:value-type="float">
            <text:p>1407.9</text:p>
          </table:table-cell>
          <table:table-cell office:value-type="float" office:value="1420.4" calcext:value-type="float">
            <text:p>1420.4</text:p>
          </table:table-cell>
          <table:table-cell office:value-type="float" office:value="1533.2" calcext:value-type="float">
            <text:p>1533.2</text:p>
          </table:table-cell>
          <table:table-cell office:value-type="float" office:value="7838.3" calcext:value-type="float">
            <text:p>7838.3</text:p>
          </table:table-cell>
          <table:table-cell office:value-type="float" office:value="5273.4" calcext:value-type="float">
            <text:p>5273.4</text:p>
          </table:table-cell>
          <table:table-cell office:value-type="float" office:value="1740.6" calcext:value-type="float">
            <text:p>1740.6</text:p>
          </table:table-cell>
          <table:table-cell office:value-type="float" office:value="1283.7" calcext:value-type="float">
            <text:p>1283.7</text:p>
          </table:table-cell>
          <table:table-cell office:value-type="float" office:value="1409.6" calcext:value-type="float">
            <text:p>1409.6</text:p>
          </table:table-cell>
          <table:table-cell office:value-type="float" office:value="3282.9" calcext:value-type="float">
            <text:p>3282.9</text:p>
          </table:table-cell>
          <table:table-cell office:value-type="float" office:value="1617.7" calcext:value-type="float">
            <text:p>1617.7</text:p>
          </table:table-cell>
          <table:table-cell office:value-type="float" office:value="6209.2" calcext:value-type="float">
            <text:p>6209.2</text:p>
          </table:table-cell>
          <table:table-cell office:value-type="float" office:value="1624.6" calcext:value-type="float">
            <text:p>1624.6</text:p>
          </table:table-cell>
          <table:table-cell office:value-type="float" office:value="1407.9" calcext:value-type="float">
            <text:p>1407.9</text:p>
          </table:table-cell>
          <table:table-cell office:value-type="float" office:value="6032.4" calcext:value-type="float">
            <text:p>6032.4</text:p>
          </table:table-cell>
          <table:table-cell office:value-type="float" office:value="1511.7" calcext:value-type="float">
            <text:p>1511.7</text:p>
          </table:table-cell>
          <table:table-cell office:value-type="float" office:value="15122.8" calcext:value-type="float">
            <text:p>15122.8</text:p>
          </table:table-cell>
          <table:table-cell office:value-type="float" office:value="1602.5" calcext:value-type="float">
            <text:p>1602.5</text:p>
          </table:table-cell>
          <table:table-cell office:value-type="float" office:value="1460.2" calcext:value-type="float">
            <text:p>1460.2</text:p>
          </table:table-cell>
          <table:table-cell office:value-type="float" office:value="2010.8" calcext:value-type="float">
            <text:p>2010.8</text:p>
          </table:table-cell>
          <table:table-cell office:value-type="float" office:value="1611" calcext:value-type="float">
            <text:p>1611</text:p>
          </table:table-cell>
          <table:table-cell office:value-type="float" office:value="1915.8" calcext:value-type="float">
            <text:p>1915.8</text:p>
          </table:table-cell>
          <table:table-cell office:value-type="float" office:value="1657.4" calcext:value-type="float">
            <text:p>1657.4</text:p>
          </table:table-cell>
          <table:table-cell office:value-type="float" office:value="1455.7" calcext:value-type="float">
            <text:p>1455.7</text:p>
          </table:table-cell>
          <table:table-cell office:value-type="float" office:value="1626.6" calcext:value-type="float">
            <text:p>1626.6</text:p>
          </table:table-cell>
          <table:table-cell office:value-type="float" office:value="1489.6" calcext:value-type="float">
            <text:p>1489.6</text:p>
          </table:table-cell>
          <table:table-cell office:value-type="float" office:value="1449.2" calcext:value-type="float">
            <text:p>1449.2</text:p>
          </table:table-cell>
          <table:table-cell office:value-type="float" office:value="1533.7" calcext:value-type="float">
            <text:p>1533.7</text:p>
          </table:table-cell>
          <table:table-cell office:value-type="float" office:value="1664.9" calcext:value-type="float">
            <text:p>1664.9</text:p>
          </table:table-cell>
          <table:table-cell office:value-type="float" office:value="1659" calcext:value-type="float">
            <text:p>1659</text:p>
          </table:table-cell>
          <table:table-cell office:value-type="float" office:value="1505.8" calcext:value-type="float">
            <text:p>1505.8</text:p>
          </table:table-cell>
          <table:table-cell office:value-type="float" office:value="1442" calcext:value-type="float">
            <text:p>1442</text:p>
          </table:table-cell>
          <table:table-cell office:value-type="float" office:value="2307.2" calcext:value-type="float">
            <text:p>2307.2</text:p>
          </table:table-cell>
          <table:table-cell office:value-type="float" office:value="1332.8" calcext:value-type="float">
            <text:p>1332.8</text:p>
          </table:table-cell>
          <table:table-cell office:value-type="float" office:value="1534.9" calcext:value-type="float">
            <text:p>1534.9</text:p>
          </table:table-cell>
          <table:table-cell office:value-type="float" office:value="1536" calcext:value-type="float">
            <text:p>1536</text:p>
          </table:table-cell>
          <table:table-cell office:value-type="float" office:value="1554.2" calcext:value-type="float">
            <text:p>1554.2</text:p>
          </table:table-cell>
          <table:table-cell office:value-type="float" office:value="2304.8" calcext:value-type="float">
            <text:p>2304.8</text:p>
          </table:table-cell>
          <table:table-cell office:value-type="float" office:value="14771.8" calcext:value-type="float">
            <text:p>14771.8</text:p>
          </table:table-cell>
          <table:table-cell office:value-type="float" office:value="1181.3" calcext:value-type="float">
            <text:p>1181.3</text:p>
          </table:table-cell>
          <table:table-cell office:value-type="float" office:value="1708.5" calcext:value-type="float">
            <text:p>1708.5</text:p>
          </table:table-cell>
          <table:table-cell office:value-type="float" office:value="1531.6" calcext:value-type="float">
            <text:p>1531.6</text:p>
          </table:table-cell>
          <table:table-cell office:value-type="float" office:value="3099.2" calcext:value-type="float">
            <text:p>3099.2</text:p>
          </table:table-cell>
          <table:table-cell office:value-type="float" office:value="1497.6" calcext:value-type="float">
            <text:p>1497.6</text:p>
          </table:table-cell>
          <table:table-cell office:value-type="float" office:value="1654.1" calcext:value-type="float">
            <text:p>1654.1</text:p>
          </table:table-cell>
          <table:table-cell office:value-type="float" office:value="1458.2" calcext:value-type="float">
            <text:p>1458.2</text:p>
          </table:table-cell>
          <table:table-cell office:value-type="float" office:value="1522.6" calcext:value-type="float">
            <text:p>1522.6</text:p>
          </table:table-cell>
          <table:table-cell office:value-type="float" office:value="2971.6" calcext:value-type="float">
            <text:p>2971.6</text:p>
          </table:table-cell>
          <table:table-cell office:value-type="float" office:value="1653.1" calcext:value-type="float">
            <text:p>1653.1</text:p>
          </table:table-cell>
          <table:table-cell office:value-type="float" office:value="1694.8" calcext:value-type="float">
            <text:p>1694.8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decompress_fast </text:p>
          </table:table-cell>
          <table:table-cell office:value-type="float" office:value="16384" calcext:value-type="float">
            <text:p>16384</text:p>
          </table:table-cell>
          <table:table-cell office:value-type="float" office:value="731.7" calcext:value-type="float">
            <text:p>731.7</text:p>
          </table:table-cell>
          <table:table-cell office:value-type="float" office:value="15" calcext:value-type="float">
            <text:p>15</text:p>
          </table:table-cell>
          <table:table-cell office:value-type="float" office:value="3799" calcext:value-type="float">
            <text:p>3799</text:p>
          </table:table-cell>
          <table:table-cell office:value-type="float" office:value="1195.8" calcext:value-type="float">
            <text:p>1195.8</text:p>
          </table:table-cell>
          <table:table-cell office:value-type="float" office:value="4204.6" calcext:value-type="float">
            <text:p>4204.6</text:p>
          </table:table-cell>
          <table:table-cell office:value-type="float" office:value="15588.8" calcext:value-type="float">
            <text:p>15588.8</text:p>
          </table:table-cell>
          <table:table-cell office:value-type="float" office:value="1187.2" calcext:value-type="float">
            <text:p>1187.2</text:p>
          </table:table-cell>
          <table:table-cell office:value-type="float" office:value="1415.1" calcext:value-type="float">
            <text:p>1415.1</text:p>
          </table:table-cell>
          <table:table-cell office:value-type="float" office:value="1239.6" calcext:value-type="float">
            <text:p>1239.6</text:p>
          </table:table-cell>
          <table:table-cell office:value-type="float" office:value="1207.6" calcext:value-type="float">
            <text:p>1207.6</text:p>
          </table:table-cell>
          <table:table-cell office:value-type="float" office:value="1351" calcext:value-type="float">
            <text:p>1351</text:p>
          </table:table-cell>
          <table:table-cell office:value-type="float" office:value="15586.2" calcext:value-type="float">
            <text:p>15586.2</text:p>
          </table:table-cell>
          <table:table-cell office:value-type="float" office:value="5391.7" calcext:value-type="float">
            <text:p>5391.7</text:p>
          </table:table-cell>
          <table:table-cell office:value-type="float" office:value="1505.3" calcext:value-type="float">
            <text:p>1505.3</text:p>
          </table:table-cell>
          <table:table-cell office:value-type="float" office:value="1133.4" calcext:value-type="float">
            <text:p>1133.4</text:p>
          </table:table-cell>
          <table:table-cell office:value-type="float" office:value="1302.3" calcext:value-type="float">
            <text:p>1302.3</text:p>
          </table:table-cell>
          <table:table-cell office:value-type="float" office:value="3449.5" calcext:value-type="float">
            <text:p>3449.5</text:p>
          </table:table-cell>
          <table:table-cell office:value-type="float" office:value="1614.4" calcext:value-type="float">
            <text:p>1614.4</text:p>
          </table:table-cell>
          <table:table-cell office:value-type="float" office:value="4103.8" calcext:value-type="float">
            <text:p>4103.8</text:p>
          </table:table-cell>
          <table:table-cell office:value-type="float" office:value="1626.8" calcext:value-type="float">
            <text:p>1626.8</text:p>
          </table:table-cell>
          <table:table-cell office:value-type="float" office:value="1670.7" calcext:value-type="float">
            <text:p>1670.7</text:p>
          </table:table-cell>
          <table:table-cell office:value-type="float" office:value="7917.2" calcext:value-type="float">
            <text:p>7917.2</text:p>
          </table:table-cell>
          <table:table-cell office:value-type="float" office:value="1282.1" calcext:value-type="float">
            <text:p>1282.1</text:p>
          </table:table-cell>
          <table:table-cell office:value-type="float" office:value="16546.2" calcext:value-type="float">
            <text:p>16546.2</text:p>
          </table:table-cell>
          <table:table-cell office:value-type="float" office:value="1557.7" calcext:value-type="float">
            <text:p>1557.7</text:p>
          </table:table-cell>
          <table:table-cell office:value-type="float" office:value="1298.1" calcext:value-type="float">
            <text:p>1298.1</text:p>
          </table:table-cell>
          <table:table-cell office:value-type="float" office:value="2129.7" calcext:value-type="float">
            <text:p>2129.7</text:p>
          </table:table-cell>
          <table:table-cell office:value-type="float" office:value="1447" calcext:value-type="float">
            <text:p>1447</text:p>
          </table:table-cell>
          <table:table-cell office:value-type="float" office:value="1770.5" calcext:value-type="float">
            <text:p>1770.5</text:p>
          </table:table-cell>
          <table:table-cell office:value-type="float" office:value="1596.8" calcext:value-type="float">
            <text:p>1596.8</text:p>
          </table:table-cell>
          <table:table-cell office:value-type="float" office:value="1360.9" calcext:value-type="float">
            <text:p>1360.9</text:p>
          </table:table-cell>
          <table:table-cell office:value-type="float" office:value="1523.1" calcext:value-type="float">
            <text:p>1523.1</text:p>
          </table:table-cell>
          <table:table-cell office:value-type="float" office:value="1491.8" calcext:value-type="float">
            <text:p>1491.8</text:p>
          </table:table-cell>
          <table:table-cell office:value-type="float" office:value="1268.3" calcext:value-type="float">
            <text:p>1268.3</text:p>
          </table:table-cell>
          <table:table-cell office:value-type="float" office:value="1203.3" calcext:value-type="float">
            <text:p>1203.3</text:p>
          </table:table-cell>
          <table:table-cell office:value-type="float" office:value="1491.4" calcext:value-type="float">
            <text:p>1491.4</text:p>
          </table:table-cell>
          <table:table-cell office:value-type="float" office:value="1527.1" calcext:value-type="float">
            <text:p>1527.1</text:p>
          </table:table-cell>
          <table:table-cell office:value-type="float" office:value="1288.5" calcext:value-type="float">
            <text:p>1288.5</text:p>
          </table:table-cell>
          <table:table-cell office:value-type="float" office:value="1075.2" calcext:value-type="float">
            <text:p>1075.2</text:p>
          </table:table-cell>
          <table:table-cell office:value-type="float" office:value="2360.2" calcext:value-type="float">
            <text:p>2360.2</text:p>
          </table:table-cell>
          <table:table-cell office:value-type="float" office:value="1139.5" calcext:value-type="float">
            <text:p>1139.5</text:p>
          </table:table-cell>
          <table:table-cell office:value-type="float" office:value="1269.9" calcext:value-type="float">
            <text:p>1269.9</text:p>
          </table:table-cell>
          <table:table-cell office:value-type="float" office:value="1537" calcext:value-type="float">
            <text:p>1537</text:p>
          </table:table-cell>
          <table:table-cell office:value-type="float" office:value="1552.3" calcext:value-type="float">
            <text:p>1552.3</text:p>
          </table:table-cell>
          <table:table-cell office:value-type="float" office:value="2370" calcext:value-type="float">
            <text:p>2370</text:p>
          </table:table-cell>
          <table:table-cell office:value-type="float" office:value="14797.6" calcext:value-type="float">
            <text:p>14797.6</text:p>
          </table:table-cell>
          <table:table-cell office:value-type="float" office:value="1128.4" calcext:value-type="float">
            <text:p>1128.4</text:p>
          </table:table-cell>
          <table:table-cell office:value-type="float" office:value="1703.1" calcext:value-type="float">
            <text:p>1703.1</text:p>
          </table:table-cell>
          <table:table-cell office:value-type="float" office:value="1294.6" calcext:value-type="float">
            <text:p>1294.6</text:p>
          </table:table-cell>
          <table:table-cell office:value-type="float" office:value="3241.6" calcext:value-type="float">
            <text:p>3241.6</text:p>
          </table:table-cell>
          <table:table-cell office:value-type="float" office:value="1563.7" calcext:value-type="float">
            <text:p>1563.7</text:p>
          </table:table-cell>
          <table:table-cell office:value-type="float" office:value="1625.7" calcext:value-type="float">
            <text:p>1625.7</text:p>
          </table:table-cell>
          <table:table-cell office:value-type="float" office:value="1358.2" calcext:value-type="float">
            <text:p>1358.2</text:p>
          </table:table-cell>
          <table:table-cell office:value-type="float" office:value="1415.2" calcext:value-type="float">
            <text:p>1415.2</text:p>
          </table:table-cell>
          <table:table-cell office:value-type="float" office:value="2585.3" calcext:value-type="float">
            <text:p>2585.3</text:p>
          </table:table-cell>
          <table:table-cell office:value-type="float" office:value="1642.3" calcext:value-type="float">
            <text:p>1642.3</text:p>
          </table:table-cell>
          <table:table-cell office:value-type="float" office:value="1823.1" calcext:value-type="float">
            <text:p>1823.1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decompress_fast </text:p>
          </table:table-cell>
          <table:table-cell office:value-type="float" office:value="65536" calcext:value-type="float">
            <text:p>65536</text:p>
          </table:table-cell>
          <table:table-cell office:value-type="float" office:value="720.3" calcext:value-type="float">
            <text:p>720.3</text:p>
          </table:table-cell>
          <table:table-cell office:value-type="float" office:value="15" calcext:value-type="float">
            <text:p>15</text:p>
          </table:table-cell>
          <table:table-cell office:value-type="float" office:value="3825.1" calcext:value-type="float">
            <text:p>3825.1</text:p>
          </table:table-cell>
          <table:table-cell office:value-type="float" office:value="1182.5" calcext:value-type="float">
            <text:p>1182.5</text:p>
          </table:table-cell>
          <table:table-cell office:value-type="float" office:value="4226.6" calcext:value-type="float">
            <text:p>4226.6</text:p>
          </table:table-cell>
          <table:table-cell office:value-type="float" office:value="16222" calcext:value-type="float">
            <text:p>16222</text:p>
          </table:table-cell>
          <table:table-cell office:value-type="float" office:value="1184.8" calcext:value-type="float">
            <text:p>1184.8</text:p>
          </table:table-cell>
          <table:table-cell office:value-type="float" office:value="1443.7" calcext:value-type="float">
            <text:p>1443.7</text:p>
          </table:table-cell>
          <table:table-cell office:value-type="float" office:value="1212.6" calcext:value-type="float">
            <text:p>1212.6</text:p>
          </table:table-cell>
          <table:table-cell office:value-type="float" office:value="1149.2" calcext:value-type="float">
            <text:p>1149.2</text:p>
          </table:table-cell>
          <table:table-cell office:value-type="float" office:value="1283.5" calcext:value-type="float">
            <text:p>1283.5</text:p>
          </table:table-cell>
          <table:table-cell office:value-type="float" office:value="15529.3" calcext:value-type="float">
            <text:p>15529.3</text:p>
          </table:table-cell>
          <table:table-cell office:value-type="float" office:value="5186.8" calcext:value-type="float">
            <text:p>5186.8</text:p>
          </table:table-cell>
          <table:table-cell office:value-type="float" office:value="1629.9" calcext:value-type="float">
            <text:p>1629.9</text:p>
          </table:table-cell>
          <table:table-cell office:value-type="float" office:value="1096.3" calcext:value-type="float">
            <text:p>1096.3</text:p>
          </table:table-cell>
          <table:table-cell office:value-type="float" office:value="1285" calcext:value-type="float">
            <text:p>1285</text:p>
          </table:table-cell>
          <table:table-cell office:value-type="float" office:value="3372.7" calcext:value-type="float">
            <text:p>3372.7</text:p>
          </table:table-cell>
          <table:table-cell office:value-type="float" office:value="1609.2" calcext:value-type="float">
            <text:p>1609.2</text:p>
          </table:table-cell>
          <table:table-cell office:value-type="float" office:value="2673.8" calcext:value-type="float">
            <text:p>2673.8</text:p>
          </table:table-cell>
          <table:table-cell office:value-type="float" office:value="1671.7" calcext:value-type="float">
            <text:p>1671.7</text:p>
          </table:table-cell>
          <table:table-cell office:value-type="float" office:value="1809.5" calcext:value-type="float">
            <text:p>1809.5</text:p>
          </table:table-cell>
          <table:table-cell office:value-type="float" office:value="8360.4" calcext:value-type="float">
            <text:p>8360.4</text:p>
          </table:table-cell>
          <table:table-cell office:value-type="float" office:value="1245.1" calcext:value-type="float">
            <text:p>1245.1</text:p>
          </table:table-cell>
          <table:table-cell office:value-type="float" office:value="17446" calcext:value-type="float">
            <text:p>17446</text:p>
          </table:table-cell>
          <table:table-cell office:value-type="float" office:value="1566.3" calcext:value-type="float">
            <text:p>1566.3</text:p>
          </table:table-cell>
          <table:table-cell office:value-type="float" office:value="1211.9" calcext:value-type="float">
            <text:p>1211.9</text:p>
          </table:table-cell>
          <table:table-cell office:value-type="float" office:value="2169.9" calcext:value-type="float">
            <text:p>2169.9</text:p>
          </table:table-cell>
          <table:table-cell office:value-type="float" office:value="1427.7" calcext:value-type="float">
            <text:p>1427.7</text:p>
          </table:table-cell>
          <table:table-cell office:value-type="float" office:value="1690.9" calcext:value-type="float">
            <text:p>1690.9</text:p>
          </table:table-cell>
          <table:table-cell office:value-type="float" office:value="1580" calcext:value-type="float">
            <text:p>1580</text:p>
          </table:table-cell>
          <table:table-cell office:value-type="float" office:value="1365.8" calcext:value-type="float">
            <text:p>1365.8</text:p>
          </table:table-cell>
          <table:table-cell office:value-type="float" office:value="1592.9" calcext:value-type="float">
            <text:p>1592.9</text:p>
          </table:table-cell>
          <table:table-cell office:value-type="float" office:value="1309.6" calcext:value-type="float">
            <text:p>1309.6</text:p>
          </table:table-cell>
          <table:table-cell office:value-type="float" office:value="1213" calcext:value-type="float">
            <text:p>1213</text:p>
          </table:table-cell>
          <table:table-cell office:value-type="float" office:value="1230.3" calcext:value-type="float">
            <text:p>1230.3</text:p>
          </table:table-cell>
          <table:table-cell office:value-type="float" office:value="1438.1" calcext:value-type="float">
            <text:p>1438.1</text:p>
          </table:table-cell>
          <table:table-cell office:value-type="float" office:value="1542.8" calcext:value-type="float">
            <text:p>1542.8</text:p>
          </table:table-cell>
          <table:table-cell office:value-type="float" office:value="1325.6" calcext:value-type="float">
            <text:p>1325.6</text:p>
          </table:table-cell>
          <table:table-cell office:value-type="float" office:value="928" calcext:value-type="float">
            <text:p>928</text:p>
          </table:table-cell>
          <table:table-cell office:value-type="float" office:value="2365.7" calcext:value-type="float">
            <text:p>2365.7</text:p>
          </table:table-cell>
          <table:table-cell office:value-type="float" office:value="1087.7" calcext:value-type="float">
            <text:p>1087.7</text:p>
          </table:table-cell>
          <table:table-cell office:value-type="float" office:value="1349.5" calcext:value-type="float">
            <text:p>1349.5</text:p>
          </table:table-cell>
          <table:table-cell office:value-type="float" office:value="1532.2" calcext:value-type="float">
            <text:p>1532.2</text:p>
          </table:table-cell>
          <table:table-cell office:value-type="float" office:value="1539.9" calcext:value-type="float">
            <text:p>1539.9</text:p>
          </table:table-cell>
          <table:table-cell office:value-type="float" office:value="2362" calcext:value-type="float">
            <text:p>2362</text:p>
          </table:table-cell>
          <table:table-cell office:value-type="float" office:value="15213.3" calcext:value-type="float">
            <text:p>15213.3</text:p>
          </table:table-cell>
          <table:table-cell office:value-type="float" office:value="1138.5" calcext:value-type="float">
            <text:p>1138.5</text:p>
          </table:table-cell>
          <table:table-cell office:value-type="float" office:value="1719.9" calcext:value-type="float">
            <text:p>1719.9</text:p>
          </table:table-cell>
          <table:table-cell office:value-type="float" office:value="1261.3" calcext:value-type="float">
            <text:p>1261.3</text:p>
          </table:table-cell>
          <table:table-cell office:value-type="float" office:value="3486.8" calcext:value-type="float">
            <text:p>3486.8</text:p>
          </table:table-cell>
          <table:table-cell office:value-type="float" office:value="1465.6" calcext:value-type="float">
            <text:p>1465.6</text:p>
          </table:table-cell>
          <table:table-cell office:value-type="float" office:value="1761.2" calcext:value-type="float">
            <text:p>1761.2</text:p>
          </table:table-cell>
          <table:table-cell office:value-type="float" office:value="1327.3" calcext:value-type="float">
            <text:p>1327.3</text:p>
          </table:table-cell>
          <table:table-cell office:value-type="float" office:value="1432" calcext:value-type="float">
            <text:p>1432</text:p>
          </table:table-cell>
          <table:table-cell office:value-type="float" office:value="2174.4" calcext:value-type="float">
            <text:p>2174.4</text:p>
          </table:table-cell>
          <table:table-cell office:value-type="float" office:value="1626.9" calcext:value-type="float">
            <text:p>1626.9</text:p>
          </table:table-cell>
          <table:table-cell office:value-type="float" office:value="1885.8" calcext:value-type="float">
            <text:p>1885.8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decompress_fast 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9.2" calcext:value-type="float">
            <text:p>709.2</text:p>
          </table:table-cell>
          <table:table-cell office:value-type="float" office:value="15" calcext:value-type="float">
            <text:p>15</text:p>
          </table:table-cell>
          <table:table-cell office:value-type="float" office:value="3825.7" calcext:value-type="float">
            <text:p>3825.7</text:p>
          </table:table-cell>
          <table:table-cell office:value-type="float" office:value="1235.4" calcext:value-type="float">
            <text:p>1235.4</text:p>
          </table:table-cell>
          <table:table-cell office:value-type="float" office:value="4229.7" calcext:value-type="float">
            <text:p>4229.7</text:p>
          </table:table-cell>
          <table:table-cell office:value-type="float" office:value="16340.6" calcext:value-type="float">
            <text:p>16340.6</text:p>
          </table:table-cell>
          <table:table-cell office:value-type="float" office:value="1248.7" calcext:value-type="float">
            <text:p>1248.7</text:p>
          </table:table-cell>
          <table:table-cell office:value-type="float" office:value="1486.2" calcext:value-type="float">
            <text:p>1486.2</text:p>
          </table:table-cell>
          <table:table-cell office:value-type="float" office:value="1241.2" calcext:value-type="float">
            <text:p>1241.2</text:p>
          </table:table-cell>
          <table:table-cell office:value-type="float" office:value="1208.5" calcext:value-type="float">
            <text:p>1208.5</text:p>
          </table:table-cell>
          <table:table-cell office:value-type="float" office:value="1346.8" calcext:value-type="float">
            <text:p>1346.8</text:p>
          </table:table-cell>
          <table:table-cell office:value-type="float" office:value="14370.4" calcext:value-type="float">
            <text:p>14370.4</text:p>
          </table:table-cell>
          <table:table-cell office:value-type="float" office:value="4961.5" calcext:value-type="float">
            <text:p>4961.5</text:p>
          </table:table-cell>
          <table:table-cell office:value-type="float" office:value="1635.3" calcext:value-type="float">
            <text:p>1635.3</text:p>
          </table:table-cell>
          <table:table-cell office:value-type="float" office:value="1147.4" calcext:value-type="float">
            <text:p>1147.4</text:p>
          </table:table-cell>
          <table:table-cell office:value-type="float" office:value="1332.3" calcext:value-type="float">
            <text:p>1332.3</text:p>
          </table:table-cell>
          <table:table-cell office:value-type="float" office:value="3592.2" calcext:value-type="float">
            <text:p>3592.2</text:p>
          </table:table-cell>
          <table:table-cell office:value-type="float" office:value="1641.5" calcext:value-type="float">
            <text:p>1641.5</text:p>
          </table:table-cell>
          <table:table-cell office:value-type="float" office:value="3279" calcext:value-type="float">
            <text:p>3279</text:p>
          </table:table-cell>
          <table:table-cell office:value-type="float" office:value="1636.9" calcext:value-type="float">
            <text:p>1636.9</text:p>
          </table:table-cell>
          <table:table-cell office:value-type="float" office:value="1851.1" calcext:value-type="float">
            <text:p>1851.1</text:p>
          </table:table-cell>
          <table:table-cell office:value-type="float" office:value="8239.2" calcext:value-type="float">
            <text:p>8239.2</text:p>
          </table:table-cell>
          <table:table-cell office:value-type="float" office:value="1308.8" calcext:value-type="float">
            <text:p>1308.8</text:p>
          </table:table-cell>
          <table:table-cell office:value-type="float" office:value="17124.8" calcext:value-type="float">
            <text:p>17124.8</text:p>
          </table:table-cell>
          <table:table-cell office:value-type="float" office:value="1579.8" calcext:value-type="float">
            <text:p>1579.8</text:p>
          </table:table-cell>
          <table:table-cell office:value-type="float" office:value="1259.8" calcext:value-type="float">
            <text:p>1259.8</text:p>
          </table:table-cell>
          <table:table-cell office:value-type="float" office:value="2150.5" calcext:value-type="float">
            <text:p>2150.5</text:p>
          </table:table-cell>
          <table:table-cell office:value-type="float" office:value="1490.8" calcext:value-type="float">
            <text:p>1490.8</text:p>
          </table:table-cell>
          <table:table-cell office:value-type="float" office:value="1731.7" calcext:value-type="float">
            <text:p>1731.7</text:p>
          </table:table-cell>
          <table:table-cell office:value-type="float" office:value="1585.4" calcext:value-type="float">
            <text:p>1585.4</text:p>
          </table:table-cell>
          <table:table-cell office:value-type="float" office:value="1370.2" calcext:value-type="float">
            <text:p>1370.2</text:p>
          </table:table-cell>
          <table:table-cell office:value-type="float" office:value="1560.6" calcext:value-type="float">
            <text:p>1560.6</text:p>
          </table:table-cell>
          <table:table-cell office:value-type="float" office:value="1357.9" calcext:value-type="float">
            <text:p>1357.9</text:p>
          </table:table-cell>
          <table:table-cell office:value-type="float" office:value="1272.9" calcext:value-type="float">
            <text:p>1272.9</text:p>
          </table:table-cell>
          <table:table-cell office:value-type="float" office:value="1251.7" calcext:value-type="float">
            <text:p>1251.7</text:p>
          </table:table-cell>
          <table:table-cell office:value-type="float" office:value="1494.4" calcext:value-type="float">
            <text:p>1494.4</text:p>
          </table:table-cell>
          <table:table-cell office:value-type="float" office:value="1589.2" calcext:value-type="float">
            <text:p>1589.2</text:p>
          </table:table-cell>
          <table:table-cell office:value-type="float" office:value="1427.7" calcext:value-type="float">
            <text:p>1427.7</text:p>
          </table:table-cell>
          <table:table-cell office:value-type="float" office:value="1028.4" calcext:value-type="float">
            <text:p>1028.4</text:p>
          </table:table-cell>
          <table:table-cell office:value-type="float" office:value="2383.4" calcext:value-type="float">
            <text:p>2383.4</text:p>
          </table:table-cell>
          <table:table-cell office:value-type="float" office:value="1158.2" calcext:value-type="float">
            <text:p>1158.2</text:p>
          </table:table-cell>
          <table:table-cell office:value-type="float" office:value="1456.6" calcext:value-type="float">
            <text:p>1456.6</text:p>
          </table:table-cell>
          <table:table-cell office:value-type="float" office:value="1554.6" calcext:value-type="float">
            <text:p>1554.6</text:p>
          </table:table-cell>
          <table:table-cell office:value-type="float" office:value="1621.8" calcext:value-type="float">
            <text:p>1621.8</text:p>
          </table:table-cell>
          <table:table-cell office:value-type="float" office:value="2380.1" calcext:value-type="float">
            <text:p>2380.1</text:p>
          </table:table-cell>
          <table:table-cell office:value-type="float" office:value="4746.6" calcext:value-type="float">
            <text:p>4746.6</text:p>
          </table:table-cell>
          <table:table-cell office:value-type="float" office:value="1152.2" calcext:value-type="float">
            <text:p>1152.2</text:p>
          </table:table-cell>
          <table:table-cell office:value-type="float" office:value="1748.1" calcext:value-type="float">
            <text:p>1748.1</text:p>
          </table:table-cell>
          <table:table-cell office:value-type="float" office:value="1276.7" calcext:value-type="float">
            <text:p>1276.7</text:p>
          </table:table-cell>
          <table:table-cell office:value-type="float" office:value="3302.2" calcext:value-type="float">
            <text:p>3302.2</text:p>
          </table:table-cell>
          <table:table-cell office:value-type="float" office:value="1621" calcext:value-type="float">
            <text:p>1621</text:p>
          </table:table-cell>
          <table:table-cell office:value-type="float" office:value="1859.1" calcext:value-type="float">
            <text:p>1859.1</text:p>
          </table:table-cell>
          <table:table-cell office:value-type="float" office:value="1367.7" calcext:value-type="float">
            <text:p>1367.7</text:p>
          </table:table-cell>
          <table:table-cell office:value-type="float" office:value="1494.3" calcext:value-type="float">
            <text:p>1494.3</text:p>
          </table:table-cell>
          <table:table-cell office:value-type="float" office:value="2369.4" calcext:value-type="float">
            <text:p>2369.4</text:p>
          </table:table-cell>
          <table:table-cell office:value-type="float" office:value="1617.7" calcext:value-type="float">
            <text:p>1617.7</text:p>
          </table:table-cell>
          <table:table-cell office:value-type="float" office:value="1919.3" calcext:value-type="float">
            <text:p>1919.3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decompress_fast 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09.5" calcext:value-type="float">
            <text:p>709.5</text:p>
          </table:table-cell>
          <table:table-cell office:value-type="float" office:value="15" calcext:value-type="float">
            <text:p>15</text:p>
          </table:table-cell>
          <table:table-cell office:value-type="float" office:value="3825.8" calcext:value-type="float">
            <text:p>3825.8</text:p>
          </table:table-cell>
          <table:table-cell office:value-type="float" office:value="1240" calcext:value-type="float">
            <text:p>1240</text:p>
          </table:table-cell>
          <table:table-cell office:value-type="float" office:value="4230.1" calcext:value-type="float">
            <text:p>4230.1</text:p>
          </table:table-cell>
          <table:table-cell office:value-type="float" office:value="16351" calcext:value-type="float">
            <text:p>16351</text:p>
          </table:table-cell>
          <table:table-cell office:value-type="float" office:value="1247.3" calcext:value-type="float">
            <text:p>1247.3</text:p>
          </table:table-cell>
          <table:table-cell office:value-type="float" office:value="1487.5" calcext:value-type="float">
            <text:p>1487.5</text:p>
          </table:table-cell>
          <table:table-cell office:value-type="float" office:value="1238" calcext:value-type="float">
            <text:p>1238</text:p>
          </table:table-cell>
          <table:table-cell office:value-type="float" office:value="1213.4" calcext:value-type="float">
            <text:p>1213.4</text:p>
          </table:table-cell>
          <table:table-cell office:value-type="float" office:value="1339.5" calcext:value-type="float">
            <text:p>1339.5</text:p>
          </table:table-cell>
          <table:table-cell office:value-type="float" office:value="15528.4" calcext:value-type="float">
            <text:p>15528.4</text:p>
          </table:table-cell>
          <table:table-cell office:value-type="float" office:value="5128.9" calcext:value-type="float">
            <text:p>5128.9</text:p>
          </table:table-cell>
          <table:table-cell office:value-type="float" office:value="1620.9" calcext:value-type="float">
            <text:p>1620.9</text:p>
          </table:table-cell>
          <table:table-cell office:value-type="float" office:value="1144.3" calcext:value-type="float">
            <text:p>1144.3</text:p>
          </table:table-cell>
          <table:table-cell office:value-type="float" office:value="1335.4" calcext:value-type="float">
            <text:p>1335.4</text:p>
          </table:table-cell>
          <table:table-cell office:value-type="float" office:value="3198.2" calcext:value-type="float">
            <text:p>3198.2</text:p>
          </table:table-cell>
          <table:table-cell office:value-type="float" office:value="1588.5" calcext:value-type="float">
            <text:p>1588.5</text:p>
          </table:table-cell>
          <table:table-cell office:value-type="float" office:value="3238.2" calcext:value-type="float">
            <text:p>3238.2</text:p>
          </table:table-cell>
          <table:table-cell office:value-type="float" office:value="1675.7" calcext:value-type="float">
            <text:p>1675.7</text:p>
          </table:table-cell>
          <table:table-cell office:value-type="float" office:value="1889" calcext:value-type="float">
            <text:p>1889</text:p>
          </table:table-cell>
          <table:table-cell office:value-type="float" office:value="8295.2" calcext:value-type="float">
            <text:p>8295.2</text:p>
          </table:table-cell>
          <table:table-cell office:value-type="float" office:value="1298.9" calcext:value-type="float">
            <text:p>1298.9</text:p>
          </table:table-cell>
          <table:table-cell office:value-type="float" office:value="17780.5" calcext:value-type="float">
            <text:p>17780.5</text:p>
          </table:table-cell>
          <table:table-cell office:value-type="float" office:value="1577.9" calcext:value-type="float">
            <text:p>1577.9</text:p>
          </table:table-cell>
          <table:table-cell office:value-type="float" office:value="1248.8" calcext:value-type="float">
            <text:p>1248.8</text:p>
          </table:table-cell>
          <table:table-cell office:value-type="float" office:value="2157.4" calcext:value-type="float">
            <text:p>2157.4</text:p>
          </table:table-cell>
          <table:table-cell office:value-type="float" office:value="1493.7" calcext:value-type="float">
            <text:p>1493.7</text:p>
          </table:table-cell>
          <table:table-cell office:value-type="float" office:value="1819.3" calcext:value-type="float">
            <text:p>1819.3</text:p>
          </table:table-cell>
          <table:table-cell office:value-type="float" office:value="1576.2" calcext:value-type="float">
            <text:p>1576.2</text:p>
          </table:table-cell>
          <table:table-cell office:value-type="float" office:value="1362.2" calcext:value-type="float">
            <text:p>1362.2</text:p>
          </table:table-cell>
          <table:table-cell office:value-type="float" office:value="1562.2" calcext:value-type="float">
            <text:p>1562.2</text:p>
          </table:table-cell>
          <table:table-cell office:value-type="float" office:value="1373.7" calcext:value-type="float">
            <text:p>1373.7</text:p>
          </table:table-cell>
          <table:table-cell office:value-type="float" office:value="1283.5" calcext:value-type="float">
            <text:p>1283.5</text:p>
          </table:table-cell>
          <table:table-cell office:value-type="float" office:value="1261.4" calcext:value-type="float">
            <text:p>1261.4</text:p>
          </table:table-cell>
          <table:table-cell office:value-type="float" office:value="1470.9" calcext:value-type="float">
            <text:p>1470.9</text:p>
          </table:table-cell>
          <table:table-cell office:value-type="float" office:value="1512.7" calcext:value-type="float">
            <text:p>1512.7</text:p>
          </table:table-cell>
          <table:table-cell office:value-type="float" office:value="1366.7" calcext:value-type="float">
            <text:p>1366.7</text:p>
          </table:table-cell>
          <table:table-cell office:value-type="float" office:value="1035.2" calcext:value-type="float">
            <text:p>1035.2</text:p>
          </table:table-cell>
          <table:table-cell office:value-type="float" office:value="2379.1" calcext:value-type="float">
            <text:p>2379.1</text:p>
          </table:table-cell>
          <table:table-cell office:value-type="float" office:value="1164.6" calcext:value-type="float">
            <text:p>1164.6</text:p>
          </table:table-cell>
          <table:table-cell office:value-type="float" office:value="1359.1" calcext:value-type="float">
            <text:p>1359.1</text:p>
          </table:table-cell>
          <table:table-cell office:value-type="float" office:value="1501.6" calcext:value-type="float">
            <text:p>1501.6</text:p>
          </table:table-cell>
          <table:table-cell office:value-type="float" office:value="1588.7" calcext:value-type="float">
            <text:p>1588.7</text:p>
          </table:table-cell>
          <table:table-cell office:value-type="float" office:value="2375.4" calcext:value-type="float">
            <text:p>2375.4</text:p>
          </table:table-cell>
          <table:table-cell office:value-type="float" office:value="11283.1" calcext:value-type="float">
            <text:p>11283.1</text:p>
          </table:table-cell>
          <table:table-cell office:value-type="float" office:value="1157.5" calcext:value-type="float">
            <text:p>1157.5</text:p>
          </table:table-cell>
          <table:table-cell office:value-type="float" office:value="1758.9" calcext:value-type="float">
            <text:p>1758.9</text:p>
          </table:table-cell>
          <table:table-cell office:value-type="float" office:value="1271.9" calcext:value-type="float">
            <text:p>1271.9</text:p>
          </table:table-cell>
          <table:table-cell office:value-type="float" office:value="3481.2" calcext:value-type="float">
            <text:p>3481.2</text:p>
          </table:table-cell>
          <table:table-cell office:value-type="float" office:value="1594.2" calcext:value-type="float">
            <text:p>1594.2</text:p>
          </table:table-cell>
          <table:table-cell office:value-type="float" office:value="1832.7" calcext:value-type="float">
            <text:p>1832.7</text:p>
          </table:table-cell>
          <table:table-cell office:value-type="float" office:value="1368.8" calcext:value-type="float">
            <text:p>1368.8</text:p>
          </table:table-cell>
          <table:table-cell office:value-type="float" office:value="1494.9" calcext:value-type="float">
            <text:p>1494.9</text:p>
          </table:table-cell>
          <table:table-cell office:value-type="float" office:value="2361.7" calcext:value-type="float">
            <text:p>2361.7</text:p>
          </table:table-cell>
          <table:table-cell office:value-type="float" office:value="1618.6" calcext:value-type="float">
            <text:p>1618.6</text:p>
          </table:table-cell>
          <table:table-cell office:value-type="float" office:value="1929.2" calcext:value-type="float">
            <text:p>1929.2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decompress_fast 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11.1" calcext:value-type="float">
            <text:p>711.1</text:p>
          </table:table-cell>
          <table:table-cell office:value-type="float" office:value="15" calcext:value-type="float">
            <text:p>15</text:p>
          </table:table-cell>
          <table:table-cell office:value-type="float" office:value="3826.9" calcext:value-type="float">
            <text:p>3826.9</text:p>
          </table:table-cell>
          <table:table-cell office:value-type="float" office:value="1239.4" calcext:value-type="float">
            <text:p>1239.4</text:p>
          </table:table-cell>
          <table:table-cell office:value-type="float" office:value="4230" calcext:value-type="float">
            <text:p>4230</text:p>
          </table:table-cell>
          <table:table-cell office:value-type="float" office:value="16357.2" calcext:value-type="float">
            <text:p>16357.2</text:p>
          </table:table-cell>
          <table:table-cell office:value-type="float" office:value="1249.9" calcext:value-type="float">
            <text:p>1249.9</text:p>
          </table:table-cell>
          <table:table-cell office:value-type="float" office:value="1473.4" calcext:value-type="float">
            <text:p>1473.4</text:p>
          </table:table-cell>
          <table:table-cell office:value-type="float" office:value="1240.7" calcext:value-type="float">
            <text:p>1240.7</text:p>
          </table:table-cell>
          <table:table-cell office:value-type="float" office:value="1210" calcext:value-type="float">
            <text:p>1210</text:p>
          </table:table-cell>
          <table:table-cell office:value-type="float" office:value="1340" calcext:value-type="float">
            <text:p>1340</text:p>
          </table:table-cell>
          <table:table-cell office:value-type="float" office:value="15917.6" calcext:value-type="float">
            <text:p>15917.6</text:p>
          </table:table-cell>
          <table:table-cell office:value-type="float" office:value="5156.9" calcext:value-type="float">
            <text:p>5156.9</text:p>
          </table:table-cell>
          <table:table-cell office:value-type="float" office:value="1638.8" calcext:value-type="float">
            <text:p>1638.8</text:p>
          </table:table-cell>
          <table:table-cell office:value-type="float" office:value="1145.2" calcext:value-type="float">
            <text:p>1145.2</text:p>
          </table:table-cell>
          <table:table-cell office:value-type="float" office:value="1337" calcext:value-type="float">
            <text:p>1337</text:p>
          </table:table-cell>
          <table:table-cell office:value-type="float" office:value="5410.1" calcext:value-type="float">
            <text:p>5410.1</text:p>
          </table:table-cell>
          <table:table-cell office:value-type="float" office:value="1603" calcext:value-type="float">
            <text:p>1603</text:p>
          </table:table-cell>
          <table:table-cell office:value-type="float" office:value="3224.1" calcext:value-type="float">
            <text:p>3224.1</text:p>
          </table:table-cell>
          <table:table-cell office:value-type="float" office:value="1640.5" calcext:value-type="float">
            <text:p>1640.5</text:p>
          </table:table-cell>
          <table:table-cell office:value-type="float" office:value="1885.7" calcext:value-type="float">
            <text:p>1885.7</text:p>
          </table:table-cell>
          <table:table-cell office:value-type="float" office:value="7897.7" calcext:value-type="float">
            <text:p>7897.7</text:p>
          </table:table-cell>
          <table:table-cell office:value-type="float" office:value="1306.4" calcext:value-type="float">
            <text:p>1306.4</text:p>
          </table:table-cell>
          <table:table-cell office:value-type="float" office:value="17129" calcext:value-type="float">
            <text:p>17129</text:p>
          </table:table-cell>
          <table:table-cell office:value-type="float" office:value="1582.9" calcext:value-type="float">
            <text:p>1582.9</text:p>
          </table:table-cell>
          <table:table-cell office:value-type="float" office:value="1260.7" calcext:value-type="float">
            <text:p>1260.7</text:p>
          </table:table-cell>
          <table:table-cell office:value-type="float" office:value="2163.9" calcext:value-type="float">
            <text:p>2163.9</text:p>
          </table:table-cell>
          <table:table-cell office:value-type="float" office:value="1492.4" calcext:value-type="float">
            <text:p>1492.4</text:p>
          </table:table-cell>
          <table:table-cell office:value-type="float" office:value="1871.6" calcext:value-type="float">
            <text:p>1871.6</text:p>
          </table:table-cell>
          <table:table-cell office:value-type="float" office:value="1552.3" calcext:value-type="float">
            <text:p>1552.3</text:p>
          </table:table-cell>
          <table:table-cell office:value-type="float" office:value="1375.9" calcext:value-type="float">
            <text:p>1375.9</text:p>
          </table:table-cell>
          <table:table-cell office:value-type="float" office:value="1569.3" calcext:value-type="float">
            <text:p>1569.3</text:p>
          </table:table-cell>
          <table:table-cell office:value-type="float" office:value="1365.5" calcext:value-type="float">
            <text:p>1365.5</text:p>
          </table:table-cell>
          <table:table-cell office:value-type="float" office:value="1288.6" calcext:value-type="float">
            <text:p>1288.6</text:p>
          </table:table-cell>
          <table:table-cell office:value-type="float" office:value="1324.4" calcext:value-type="float">
            <text:p>1324.4</text:p>
          </table:table-cell>
          <table:table-cell office:value-type="float" office:value="1532" calcext:value-type="float">
            <text:p>1532</text:p>
          </table:table-cell>
          <table:table-cell office:value-type="float" office:value="1582" calcext:value-type="float">
            <text:p>1582</text:p>
          </table:table-cell>
          <table:table-cell office:value-type="float" office:value="1441" calcext:value-type="float">
            <text:p>1441</text:p>
          </table:table-cell>
          <table:table-cell office:value-type="float" office:value="1034.4" calcext:value-type="float">
            <text:p>1034.4</text:p>
          </table:table-cell>
          <table:table-cell office:value-type="float" office:value="2384.6" calcext:value-type="float">
            <text:p>2384.6</text:p>
          </table:table-cell>
          <table:table-cell office:value-type="float" office:value="1164.4" calcext:value-type="float">
            <text:p>1164.4</text:p>
          </table:table-cell>
          <table:table-cell office:value-type="float" office:value="1444.9" calcext:value-type="float">
            <text:p>1444.9</text:p>
          </table:table-cell>
          <table:table-cell office:value-type="float" office:value="1504.6" calcext:value-type="float">
            <text:p>1504.6</text:p>
          </table:table-cell>
          <table:table-cell office:value-type="float" office:value="1643" calcext:value-type="float">
            <text:p>1643</text:p>
          </table:table-cell>
          <table:table-cell office:value-type="float" office:value="2386.7" calcext:value-type="float">
            <text:p>2386.7</text:p>
          </table:table-cell>
          <table:table-cell office:value-type="float" office:value="11098.2" calcext:value-type="float">
            <text:p>11098.2</text:p>
          </table:table-cell>
          <table:table-cell office:value-type="float" office:value="1162.3" calcext:value-type="float">
            <text:p>1162.3</text:p>
          </table:table-cell>
          <table:table-cell office:value-type="float" office:value="1768.2" calcext:value-type="float">
            <text:p>1768.2</text:p>
          </table:table-cell>
          <table:table-cell office:value-type="float" office:value="1278.7" calcext:value-type="float">
            <text:p>1278.7</text:p>
          </table:table-cell>
          <table:table-cell office:value-type="float" office:value="5161.2" calcext:value-type="float">
            <text:p>5161.2</text:p>
          </table:table-cell>
          <table:table-cell office:value-type="float" office:value="1670.7" calcext:value-type="float">
            <text:p>1670.7</text:p>
          </table:table-cell>
          <table:table-cell office:value-type="float" office:value="1824.3" calcext:value-type="float">
            <text:p>1824.3</text:p>
          </table:table-cell>
          <table:table-cell office:value-type="float" office:value="1376.4" calcext:value-type="float">
            <text:p>1376.4</text:p>
          </table:table-cell>
          <table:table-cell office:value-type="float" office:value="1498.9" calcext:value-type="float">
            <text:p>1498.9</text:p>
          </table:table-cell>
          <table:table-cell office:value-type="float" office:value="2386.3" calcext:value-type="float">
            <text:p>2386.3</text:p>
          </table:table-cell>
          <table:table-cell office:value-type="float" office:value="1658.5" calcext:value-type="float">
            <text:p>1658.5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1024" calcext:value-type="float">
            <text:p>1024</text:p>
          </table:table-cell>
          <table:table-cell office:value-type="float" office:value="248.4" calcext:value-type="float">
            <text:p>248.4</text:p>
          </table:table-cell>
          <table:table-cell office:value-type="float" office:value="6.4" calcext:value-type="float">
            <text:p>6.4</text:p>
          </table:table-cell>
          <table:table-cell office:value-type="float" office:value="833.4" calcext:value-type="float">
            <text:p>833.4</text:p>
          </table:table-cell>
          <table:table-cell office:value-type="float" office:value="166" calcext:value-type="float">
            <text:p>166</text:p>
          </table:table-cell>
          <table:table-cell office:value-type="float" office:value="756.6" calcext:value-type="float">
            <text:p>756.6</text:p>
          </table:table-cell>
          <table:table-cell office:value-type="float" office:value="144" calcext:value-type="float">
            <text:p>144</text:p>
          </table:table-cell>
          <table:table-cell office:value-type="float" office:value="150.1" calcext:value-type="float">
            <text:p>150.1</text:p>
          </table:table-cell>
          <table:table-cell office:value-type="float" office:value="166.5" calcext:value-type="float">
            <text:p>166.5</text:p>
          </table:table-cell>
          <table:table-cell office:value-type="float" office:value="165.3" calcext:value-type="float">
            <text:p>165.3</text:p>
          </table:table-cell>
          <table:table-cell office:value-type="float" office:value="140.9" calcext:value-type="float">
            <text:p>140.9</text:p>
          </table:table-cell>
          <table:table-cell office:value-type="float" office:value="151.5" calcext:value-type="float">
            <text:p>151.5</text:p>
          </table:table-cell>
          <table:table-cell office:value-type="float" office:value="131.5" calcext:value-type="float">
            <text:p>131.5</text:p>
          </table:table-cell>
          <table:table-cell office:value-type="float" office:value="139.2" calcext:value-type="float">
            <text:p>139.2</text:p>
          </table:table-cell>
          <table:table-cell office:value-type="float" office:value="185.6" calcext:value-type="float">
            <text:p>185.6</text:p>
          </table:table-cell>
          <table:table-cell office:value-type="float" office:value="138.3" calcext:value-type="float">
            <text:p>138.3</text:p>
          </table:table-cell>
          <table:table-cell office:value-type="float" office:value="147.3" calcext:value-type="float">
            <text:p>147.3</text:p>
          </table:table-cell>
          <table:table-cell office:value-type="float" office:value="119.2" calcext:value-type="float">
            <text:p>119.2</text:p>
          </table:table-cell>
          <table:table-cell office:value-type="float" office:value="202.8" calcext:value-type="float">
            <text:p>202.8</text:p>
          </table:table-cell>
          <table:table-cell office:value-type="float" office:value="160.6" calcext:value-type="float">
            <text:p>160.6</text:p>
          </table:table-cell>
          <table:table-cell office:value-type="float" office:value="211.7" calcext:value-type="float">
            <text:p>211.7</text:p>
          </table:table-cell>
          <table:table-cell office:value-type="float" office:value="370.1" calcext:value-type="float">
            <text:p>370.1</text:p>
          </table:table-cell>
          <table:table-cell office:value-type="float" office:value="143.9" calcext:value-type="float">
            <text:p>143.9</text:p>
          </table:table-cell>
          <table:table-cell office:value-type="float" office:value="154.1" calcext:value-type="float">
            <text:p>154.1</text:p>
          </table:table-cell>
          <table:table-cell office:value-type="float" office:value="142.6" calcext:value-type="float">
            <text:p>142.6</text:p>
          </table:table-cell>
          <table:table-cell office:value-type="float" office:value="187.6" calcext:value-type="float">
            <text:p>187.6</text:p>
          </table:table-cell>
          <table:table-cell office:value-type="float" office:value="216.4" calcext:value-type="float">
            <text:p>216.4</text:p>
          </table:table-cell>
          <table:table-cell office:value-type="float" office:value="314.6" calcext:value-type="float">
            <text:p>314.6</text:p>
          </table:table-cell>
          <table:table-cell office:value-type="float" office:value="175.7" calcext:value-type="float">
            <text:p>175.7</text:p>
          </table:table-cell>
          <table:table-cell office:value-type="float" office:value="194.9" calcext:value-type="float">
            <text:p>194.9</text:p>
          </table:table-cell>
          <table:table-cell office:value-type="float" office:value="188.5" calcext:value-type="float">
            <text:p>188.5</text:p>
          </table:table-cell>
          <table:table-cell office:value-type="float" office:value="161.2" calcext:value-type="float">
            <text:p>161.2</text:p>
          </table:table-cell>
          <table:table-cell office:value-type="float" office:value="145.3" calcext:value-type="float">
            <text:p>145.3</text:p>
          </table:table-cell>
          <table:table-cell office:value-type="float" office:value="163.4" calcext:value-type="float">
            <text:p>163.4</text:p>
          </table:table-cell>
          <table:table-cell office:value-type="float" office:value="148.8" calcext:value-type="float">
            <text:p>148.8</text:p>
          </table:table-cell>
          <table:table-cell office:value-type="float" office:value="155.7" calcext:value-type="float">
            <text:p>155.7</text:p>
          </table:table-cell>
          <table:table-cell office:value-type="float" office:value="149.7" calcext:value-type="float">
            <text:p>149.7</text:p>
          </table:table-cell>
          <table:table-cell office:value-type="float" office:value="164.4" calcext:value-type="float">
            <text:p>164.4</text:p>
          </table:table-cell>
          <table:table-cell office:value-type="float" office:value="160.4" calcext:value-type="float">
            <text:p>160.4</text:p>
          </table:table-cell>
          <table:table-cell office:value-type="float" office:value="136.5" calcext:value-type="float">
            <text:p>136.5</text:p>
          </table:table-cell>
          <table:table-cell office:value-type="float" office:value="419.8" calcext:value-type="float">
            <text:p>419.8</text:p>
          </table:table-cell>
          <table:table-cell office:value-type="float" office:value="161.5" calcext:value-type="float">
            <text:p>161.5</text:p>
          </table:table-cell>
          <table:table-cell office:value-type="float" office:value="183.6" calcext:value-type="float">
            <text:p>183.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419.8" calcext:value-type="float">
            <text:p>419.8</text:p>
          </table:table-cell>
          <table:table-cell office:value-type="float" office:value="152.3" calcext:value-type="float">
            <text:p>152.3</text:p>
          </table:table-cell>
          <table:table-cell office:value-type="float" office:value="176.7" calcext:value-type="float">
            <text:p>176.7</text:p>
          </table:table-cell>
          <table:table-cell office:value-type="float" office:value="197" calcext:value-type="float">
            <text:p>197</text:p>
          </table:table-cell>
          <table:table-cell office:value-type="float" office:value="165.2" calcext:value-type="float">
            <text:p>165.2</text:p>
          </table:table-cell>
          <table:table-cell office:value-type="float" office:value="117.3" calcext:value-type="float">
            <text:p>117.3</text:p>
          </table:table-cell>
          <table:table-cell office:value-type="float" office:value="200.7" calcext:value-type="float">
            <text:p>200.7</text:p>
          </table:table-cell>
          <table:table-cell office:value-type="float" office:value="202.2" calcext:value-type="float">
            <text:p>202.2</text:p>
          </table:table-cell>
          <table:table-cell office:value-type="float" office:value="158.5" calcext:value-type="float">
            <text:p>158.5</text:p>
          </table:table-cell>
          <table:table-cell office:value-type="float" office:value="150" calcext:value-type="float">
            <text:p>150</text:p>
          </table:table-cell>
          <table:table-cell office:value-type="float" office:value="177.7" calcext:value-type="float">
            <text:p>177.7</text:p>
          </table:table-cell>
          <table:table-cell office:value-type="float" office:value="183.7" calcext:value-type="float">
            <text:p>183.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4096" calcext:value-type="float">
            <text:p>4096</text:p>
          </table:table-cell>
          <table:table-cell office:value-type="float" office:value="268.8" calcext:value-type="float">
            <text:p>268.8</text:p>
          </table:table-cell>
          <table:table-cell office:value-type="float" office:value="5.9" calcext:value-type="float">
            <text:p>5.9</text:p>
          </table:table-cell>
          <table:table-cell office:value-type="float" office:value="917" calcext:value-type="float">
            <text:p>917</text:p>
          </table:table-cell>
          <table:table-cell office:value-type="float" office:value="164.8" calcext:value-type="float">
            <text:p>164.8</text:p>
          </table:table-cell>
          <table:table-cell office:value-type="float" office:value="883.1" calcext:value-type="float">
            <text:p>883.1</text:p>
          </table:table-cell>
          <table:table-cell office:value-type="float" office:value="163.2" calcext:value-type="float">
            <text:p>163.2</text:p>
          </table:table-cell>
          <table:table-cell office:value-type="float" office:value="162.5" calcext:value-type="float">
            <text:p>162.5</text:p>
          </table:table-cell>
          <table:table-cell office:value-type="float" office:value="172.2" calcext:value-type="float">
            <text:p>172.2</text:p>
          </table:table-cell>
          <table:table-cell office:value-type="float" office:value="173.7" calcext:value-type="float">
            <text:p>173.7</text:p>
          </table:table-cell>
          <table:table-cell office:value-type="float" office:value="159.8" calcext:value-type="float">
            <text:p>159.8</text:p>
          </table:table-cell>
          <table:table-cell office:value-type="float" office:value="171.8" calcext:value-type="float">
            <text:p>171.8</text:p>
          </table:table-cell>
          <table:table-cell office:value-type="float" office:value="176.1" calcext:value-type="float">
            <text:p>176.1</text:p>
          </table:table-cell>
          <table:table-cell office:value-type="float" office:value="184.5" calcext:value-type="float">
            <text:p>184.5</text:p>
          </table:table-cell>
          <table:table-cell office:value-type="float" office:value="202.5" calcext:value-type="float">
            <text:p>202.5</text:p>
          </table:table-cell>
          <table:table-cell office:value-type="float" office:value="153.5" calcext:value-type="float">
            <text:p>153.5</text:p>
          </table:table-cell>
          <table:table-cell office:value-type="float" office:value="166.1" calcext:value-type="float">
            <text:p>166.1</text:p>
          </table:table-cell>
          <table:table-cell office:value-type="float" office:value="155.7" calcext:value-type="float">
            <text:p>155.7</text:p>
          </table:table-cell>
          <table:table-cell office:value-type="float" office:value="214.9" calcext:value-type="float">
            <text:p>214.9</text:p>
          </table:table-cell>
          <table:table-cell office:value-type="float" office:value="154.4" calcext:value-type="float">
            <text:p>154.4</text:p>
          </table:table-cell>
          <table:table-cell office:value-type="float" office:value="229.5" calcext:value-type="float">
            <text:p>229.5</text:p>
          </table:table-cell>
          <table:table-cell office:value-type="float" office:value="389.7" calcext:value-type="float">
            <text:p>389.7</text:p>
          </table:table-cell>
          <table:table-cell office:value-type="float" office:value="161.6" calcext:value-type="float">
            <text:p>161.6</text:p>
          </table:table-cell>
          <table:table-cell office:value-type="float" office:value="167.6" calcext:value-type="float">
            <text:p>167.6</text:p>
          </table:table-cell>
          <table:table-cell office:value-type="float" office:value="173.4" calcext:value-type="float">
            <text:p>173.4</text:p>
          </table:table-cell>
          <table:table-cell office:value-type="float" office:value="211.8" calcext:value-type="float">
            <text:p>211.8</text:p>
          </table:table-cell>
          <table:table-cell office:value-type="float" office:value="217.4" calcext:value-type="float">
            <text:p>217.4</text:p>
          </table:table-cell>
          <table:table-cell office:value-type="float" office:value="336.1" calcext:value-type="float">
            <text:p>336.1</text:p>
          </table:table-cell>
          <table:table-cell office:value-type="float" office:value="177.8" calcext:value-type="float">
            <text:p>177.8</text:p>
          </table:table-cell>
          <table:table-cell office:value-type="float" office:value="211.6" calcext:value-type="float">
            <text:p>211.6</text:p>
          </table:table-cell>
          <table:table-cell office:value-type="float" office:value="209.6" calcext:value-type="float">
            <text:p>209.6</text:p>
          </table:table-cell>
          <table:table-cell office:value-type="float" office:value="172.8" calcext:value-type="float">
            <text:p>172.8</text:p>
          </table:table-cell>
          <table:table-cell office:value-type="float" office:value="166.3" calcext:value-type="float">
            <text:p>166.3</text:p>
          </table:table-cell>
          <table:table-cell office:value-type="float" office:value="174" calcext:value-type="float">
            <text:p>174</text:p>
          </table:table-cell>
          <table:table-cell office:value-type="float" office:value="166.1" calcext:value-type="float">
            <text:p>166.1</text:p>
          </table:table-cell>
          <table:table-cell office:value-type="float" office:value="160.9" calcext:value-type="float">
            <text:p>160.9</text:p>
          </table:table-cell>
          <table:table-cell office:value-type="float" office:value="171.6" calcext:value-type="float">
            <text:p>171.6</text:p>
          </table:table-cell>
          <table:table-cell office:value-type="float" office:value="165.5" calcext:value-type="float">
            <text:p>165.5</text:p>
          </table:table-cell>
          <table:table-cell office:value-type="float" office:value="172" calcext:value-type="float">
            <text:p>172</text:p>
          </table:table-cell>
          <table:table-cell office:value-type="float" office:value="165.3" calcext:value-type="float">
            <text:p>165.3</text:p>
          </table:table-cell>
          <table:table-cell office:value-type="float" office:value="451.4" calcext:value-type="float">
            <text:p>451.4</text:p>
          </table:table-cell>
          <table:table-cell office:value-type="float" office:value="159.5" calcext:value-type="float">
            <text:p>159.5</text:p>
          </table:table-cell>
          <table:table-cell office:value-type="float" office:value="188.6" calcext:value-type="float">
            <text:p>188.6</text:p>
          </table:table-cell>
          <table:table-cell office:value-type="float" office:value="212.8" calcext:value-type="float">
            <text:p>212.8</text:p>
          </table:table-cell>
          <table:table-cell office:value-type="float" office:value="212.6" calcext:value-type="float">
            <text:p>212.6</text:p>
          </table:table-cell>
          <table:table-cell office:value-type="float" office:value="451" calcext:value-type="float">
            <text:p>451</text:p>
          </table:table-cell>
          <table:table-cell office:value-type="float" office:value="171.3" calcext:value-type="float">
            <text:p>171.3</text:p>
          </table:table-cell>
          <table:table-cell office:value-type="float" office:value="179" calcext:value-type="float">
            <text:p>179</text:p>
          </table:table-cell>
          <table:table-cell office:value-type="float" office:value="226.4" calcext:value-type="float">
            <text:p>226.4</text:p>
          </table:table-cell>
          <table:table-cell office:value-type="float" office:value="163" calcext:value-type="float">
            <text:p>163</text:p>
          </table:table-cell>
          <table:table-cell office:value-type="float" office:value="155.6" calcext:value-type="float">
            <text:p>155.6</text:p>
          </table:table-cell>
          <table:table-cell office:value-type="float" office:value="201.6" calcext:value-type="float">
            <text:p>201.6</text:p>
          </table:table-cell>
          <table:table-cell office:value-type="float" office:value="206.1" calcext:value-type="float">
            <text:p>206.1</text:p>
          </table:table-cell>
          <table:table-cell office:value-type="float" office:value="180.5" calcext:value-type="float">
            <text:p>180.5</text:p>
          </table:table-cell>
          <table:table-cell office:value-type="float" office:value="174.2" calcext:value-type="float">
            <text:p>174.2</text:p>
          </table:table-cell>
          <table:table-cell office:value-type="float" office:value="162.7" calcext:value-type="float">
            <text:p>162.7</text:p>
          </table:table-cell>
          <table:table-cell office:value-type="float" office:value="186.4" calcext:value-type="float">
            <text:p>186.4</text:p>
          </table:table-cell>
          <table:table-cell office:value-type="float" office:value="251.8" calcext:value-type="float">
            <text:p>251.8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16384" calcext:value-type="float">
            <text:p>16384</text:p>
          </table:table-cell>
          <table:table-cell office:value-type="float" office:value="276" calcext:value-type="float">
            <text:p>276</text:p>
          </table:table-cell>
          <table:table-cell office:value-type="float" office:value="6.8" calcext:value-type="float">
            <text:p>6.8</text:p>
          </table:table-cell>
          <table:table-cell office:value-type="float" office:value="934.3" calcext:value-type="float">
            <text:p>934.3</text:p>
          </table:table-cell>
          <table:table-cell office:value-type="float" office:value="165" calcext:value-type="float">
            <text:p>165</text:p>
          </table:table-cell>
          <table:table-cell office:value-type="float" office:value="920.5" calcext:value-type="float">
            <text:p>920.5</text:p>
          </table:table-cell>
          <table:table-cell office:value-type="float" office:value="177.3" calcext:value-type="float">
            <text:p>177.3</text:p>
          </table:table-cell>
          <table:table-cell office:value-type="float" office:value="164.3" calcext:value-type="float">
            <text:p>164.3</text:p>
          </table:table-cell>
          <table:table-cell office:value-type="float" office:value="176.2" calcext:value-type="float">
            <text:p>176.2</text:p>
          </table:table-cell>
          <table:table-cell office:value-type="float" office:value="173.8" calcext:value-type="float">
            <text:p>173.8</text:p>
          </table:table-cell>
          <table:table-cell office:value-type="float" office:value="158.5" calcext:value-type="float">
            <text:p>158.5</text:p>
          </table:table-cell>
          <table:table-cell office:value-type="float" office:value="171.2" calcext:value-type="float">
            <text:p>171.2</text:p>
          </table:table-cell>
          <table:table-cell office:value-type="float" office:value="173.8" calcext:value-type="float">
            <text:p>173.8</text:p>
          </table:table-cell>
          <table:table-cell office:value-type="float" office:value="181.4" calcext:value-type="float">
            <text:p>181.4</text:p>
          </table:table-cell>
          <table:table-cell office:value-type="float" office:value="209.2" calcext:value-type="float">
            <text:p>209.2</text:p>
          </table:table-cell>
          <table:table-cell office:value-type="float" office:value="158" calcext:value-type="float">
            <text:p>158</text:p>
          </table:table-cell>
          <table:table-cell office:value-type="float" office:value="172.7" calcext:value-type="float">
            <text:p>172.7</text:p>
          </table:table-cell>
          <table:table-cell office:value-type="float" office:value="170.1" calcext:value-type="float">
            <text:p>170.1</text:p>
          </table:table-cell>
          <table:table-cell office:value-type="float" office:value="215.2" calcext:value-type="float">
            <text:p>215.2</text:p>
          </table:table-cell>
          <table:table-cell office:value-type="float" office:value="160.6" calcext:value-type="float">
            <text:p>160.6</text:p>
          </table:table-cell>
          <table:table-cell office:value-type="float" office:value="223.4" calcext:value-type="float">
            <text:p>223.4</text:p>
          </table:table-cell>
          <table:table-cell office:value-type="float" office:value="395.1" calcext:value-type="float">
            <text:p>395.1</text:p>
          </table:table-cell>
          <table:table-cell office:value-type="float" office:value="175.3" calcext:value-type="float">
            <text:p>175.3</text:p>
          </table:table-cell>
          <table:table-cell office:value-type="float" office:value="168.3" calcext:value-type="float">
            <text:p>168.3</text:p>
          </table:table-cell>
          <table:table-cell office:value-type="float" office:value="174.5" calcext:value-type="float">
            <text:p>174.5</text:p>
          </table:table-cell>
          <table:table-cell office:value-type="float" office:value="219.7" calcext:value-type="float">
            <text:p>219.7</text:p>
          </table:table-cell>
          <table:table-cell office:value-type="float" office:value="214.9" calcext:value-type="float">
            <text:p>214.9</text:p>
          </table:table-cell>
          <table:table-cell office:value-type="float" office:value="342.7" calcext:value-type="float">
            <text:p>342.7</text:p>
          </table:table-cell>
          <table:table-cell office:value-type="float" office:value="178" calcext:value-type="float">
            <text:p>178</text:p>
          </table:table-cell>
          <table:table-cell office:value-type="float" office:value="210.9" calcext:value-type="float">
            <text:p>210.9</text:p>
          </table:table-cell>
          <table:table-cell office:value-type="float" office:value="212.9" calcext:value-type="float">
            <text:p>212.9</text:p>
          </table:table-cell>
          <table:table-cell office:value-type="float" office:value="180.4" calcext:value-type="float">
            <text:p>180.4</text:p>
          </table:table-cell>
          <table:table-cell office:value-type="float" office:value="170.5" calcext:value-type="float">
            <text:p>170.5</text:p>
          </table:table-cell>
          <table:table-cell office:value-type="float" office:value="175.8" calcext:value-type="float">
            <text:p>175.8</text:p>
          </table:table-cell>
          <table:table-cell office:value-type="float" office:value="165.5" calcext:value-type="float">
            <text:p>165.5</text:p>
          </table:table-cell>
          <table:table-cell office:value-type="float" office:value="166.2" calcext:value-type="float">
            <text:p>166.2</text:p>
          </table:table-cell>
          <table:table-cell office:value-type="float" office:value="173.1" calcext:value-type="float">
            <text:p>173.1</text:p>
          </table:table-cell>
          <table:table-cell office:value-type="float" office:value="173.9" calcext:value-type="float">
            <text:p>173.9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office:value-type="float" office:value="456.8" calcext:value-type="float">
            <text:p>456.8</text:p>
          </table:table-cell>
          <table:table-cell office:value-type="float" office:value="159.1" calcext:value-type="float">
            <text:p>159.1</text:p>
          </table:table-cell>
          <table:table-cell office:value-type="float" office:value="188.4" calcext:value-type="float">
            <text:p>188.4</text:p>
          </table:table-cell>
          <table:table-cell office:value-type="float" office:value="217.9" calcext:value-type="float">
            <text:p>217.9</text:p>
          </table:table-cell>
          <table:table-cell office:value-type="float" office:value="219.5" calcext:value-type="float">
            <text:p>219.5</text:p>
          </table:table-cell>
          <table:table-cell office:value-type="float" office:value="456.8" calcext:value-type="float">
            <text:p>456.8</text:p>
          </table:table-cell>
          <table:table-cell office:value-type="float" office:value="173.1" calcext:value-type="float">
            <text:p>173.1</text:p>
          </table:table-cell>
          <table:table-cell office:value-type="float" office:value="181" calcext:value-type="float">
            <text:p>181</text:p>
          </table:table-cell>
          <table:table-cell office:value-type="float" office:value="235.7" calcext:value-type="float">
            <text:p>235.7</text:p>
          </table:table-cell>
          <table:table-cell office:value-type="float" office:value="166.4" calcext:value-type="float">
            <text:p>166.4</text:p>
          </table:table-cell>
          <table:table-cell office:value-type="float" office:value="170.2" calcext:value-type="float">
            <text:p>170.2</text:p>
          </table:table-cell>
          <table:table-cell office:value-type="float" office:value="201.7" calcext:value-type="float">
            <text:p>201.7</text:p>
          </table:table-cell>
          <table:table-cell office:value-type="float" office:value="209.2" calcext:value-type="float">
            <text:p>209.2</text:p>
          </table:table-cell>
          <table:table-cell office:value-type="float" office:value="187" calcext:value-type="float">
            <text:p>187</text:p>
          </table:table-cell>
          <table:table-cell office:value-type="float" office:value="174.1" calcext:value-type="float">
            <text:p>174.1</text:p>
          </table:table-cell>
          <table:table-cell office:value-type="float" office:value="172.7" calcext:value-type="float">
            <text:p>172.7</text:p>
          </table:table-cell>
          <table:table-cell office:value-type="float" office:value="179.7" calcext:value-type="float">
            <text:p>179.7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65536" calcext:value-type="float">
            <text:p>65536</text:p>
          </table:table-cell>
          <table:table-cell office:value-type="float" office:value="278.3" calcext:value-type="float">
            <text:p>278.3</text:p>
          </table:table-cell>
          <table:table-cell office:value-type="float" office:value="6.5" calcext:value-type="float">
            <text:p>6.5</text:p>
          </table:table-cell>
          <table:table-cell office:value-type="float" office:value="943.1" calcext:value-type="float">
            <text:p>943.1</text:p>
          </table:table-cell>
          <table:table-cell office:value-type="float" office:value="165.2" calcext:value-type="float">
            <text:p>165.2</text:p>
          </table:table-cell>
          <table:table-cell office:value-type="float" office:value="932.2" calcext:value-type="float">
            <text:p>932.2</text:p>
          </table:table-cell>
          <table:table-cell office:value-type="float" office:value="176.5" calcext:value-type="float">
            <text:p>176.5</text:p>
          </table:table-cell>
          <table:table-cell office:value-type="float" office:value="164.3" calcext:value-type="float">
            <text:p>164.3</text:p>
          </table:table-cell>
          <table:table-cell office:value-type="float" office:value="176.6" calcext:value-type="float">
            <text:p>176.6</text:p>
          </table:table-cell>
          <table:table-cell office:value-type="float" office:value="175.1" calcext:value-type="float">
            <text:p>175.1</text:p>
          </table:table-cell>
          <table:table-cell office:value-type="float" office:value="159" calcext:value-type="float">
            <text:p>159</text:p>
          </table:table-cell>
          <table:table-cell office:value-type="float" office:value="171.9" calcext:value-type="float">
            <text:p>171.9</text:p>
          </table:table-cell>
          <table:table-cell office:value-type="float" office:value="175.8" calcext:value-type="float">
            <text:p>175.8</text:p>
          </table:table-cell>
          <table:table-cell office:value-type="float" office:value="183" calcext:value-type="float">
            <text:p>183</text:p>
          </table:table-cell>
          <table:table-cell office:value-type="float" office:value="208.6" calcext:value-type="float">
            <text:p>208.6</text:p>
          </table:table-cell>
          <table:table-cell office:value-type="float" office:value="159.1" calcext:value-type="float">
            <text:p>159.1</text:p>
          </table:table-cell>
          <table:table-cell office:value-type="float" office:value="176.4" calcext:value-type="float">
            <text:p>176.4</text:p>
          </table:table-cell>
          <table:table-cell office:value-type="float" office:value="173.3" calcext:value-type="float">
            <text:p>173.3</text:p>
          </table:table-cell>
          <table:table-cell office:value-type="float" office:value="214" calcext:value-type="float">
            <text:p>214</text:p>
          </table:table-cell>
          <table:table-cell office:value-type="float" office:value="160.6" calcext:value-type="float">
            <text:p>160.6</text:p>
          </table:table-cell>
          <table:table-cell office:value-type="float" office:value="222.9" calcext:value-type="float">
            <text:p>222.9</text:p>
          </table:table-cell>
          <table:table-cell office:value-type="float" office:value="399.2" calcext:value-type="float">
            <text:p>399.2</text:p>
          </table:table-cell>
          <table:table-cell office:value-type="float" office:value="175.3" calcext:value-type="float">
            <text:p>175.3</text:p>
          </table:table-cell>
          <table:table-cell office:value-type="float" office:value="169.2" calcext:value-type="float">
            <text:p>169.2</text:p>
          </table:table-cell>
          <table:table-cell office:value-type="float" office:value="176.1" calcext:value-type="float">
            <text:p>176.1</text:p>
          </table:table-cell>
          <table:table-cell office:value-type="float" office:value="227.4" calcext:value-type="float">
            <text:p>227.4</text:p>
          </table:table-cell>
          <table:table-cell office:value-type="float" office:value="217.3" calcext:value-type="float">
            <text:p>217.3</text:p>
          </table:table-cell>
          <table:table-cell office:value-type="float" office:value="349.2" calcext:value-type="float">
            <text:p>349.2</text:p>
          </table:table-cell>
          <table:table-cell office:value-type="float" office:value="178" calcext:value-type="float">
            <text:p>178</text:p>
          </table:table-cell>
          <table:table-cell office:value-type="float" office:value="210.4" calcext:value-type="float">
            <text:p>210.4</text:p>
          </table:table-cell>
          <table:table-cell office:value-type="float" office:value="213.7" calcext:value-type="float">
            <text:p>213.7</text:p>
          </table:table-cell>
          <table:table-cell office:value-type="float" office:value="184" calcext:value-type="float">
            <text:p>184</text:p>
          </table:table-cell>
          <table:table-cell office:value-type="float" office:value="172.2" calcext:value-type="float">
            <text:p>172.2</text:p>
          </table:table-cell>
          <table:table-cell office:value-type="float" office:value="175.3" calcext:value-type="float">
            <text:p>175.3</text:p>
          </table:table-cell>
          <table:table-cell office:value-type="float" office:value="165.2" calcext:value-type="float">
            <text:p>165.2</text:p>
          </table:table-cell>
          <table:table-cell office:value-type="float" office:value="165.6" calcext:value-type="float">
            <text:p>165.6</text:p>
          </table:table-cell>
          <table:table-cell office:value-type="float" office:value="173.4" calcext:value-type="float">
            <text:p>173.4</text:p>
          </table:table-cell>
          <table:table-cell office:value-type="float" office:value="174.7" calcext:value-type="float">
            <text:p>174.7</text:p>
          </table:table-cell>
          <table:table-cell office:value-type="float" office:value="177.7" calcext:value-type="float">
            <text:p>177.7</text:p>
          </table:table-cell>
          <table:table-cell office:value-type="float" office:value="165.6" calcext:value-type="float">
            <text:p>165.6</text:p>
          </table:table-cell>
          <table:table-cell office:value-type="float" office:value="458" calcext:value-type="float">
            <text:p>458</text:p>
          </table:table-cell>
          <table:table-cell office:value-type="float" office:value="157.8" calcext:value-type="float">
            <text:p>157.8</text:p>
          </table:table-cell>
          <table:table-cell office:value-type="float" office:value="189" calcext:value-type="float">
            <text:p>189</text:p>
          </table:table-cell>
          <table:table-cell office:value-type="float" office:value="217.4" calcext:value-type="float">
            <text:p>217.4</text:p>
          </table:table-cell>
          <table:table-cell office:value-type="float" office:value="222.9" calcext:value-type="float">
            <text:p>222.9</text:p>
          </table:table-cell>
          <table:table-cell office:value-type="float" office:value="458.4" calcext:value-type="float">
            <text:p>458.4</text:p>
          </table:table-cell>
          <table:table-cell office:value-type="float" office:value="171.8" calcext:value-type="float">
            <text:p>171.8</text:p>
          </table:table-cell>
          <table:table-cell office:value-type="float" office:value="181" calcext:value-type="float">
            <text:p>181</text:p>
          </table:table-cell>
          <table:table-cell office:value-type="float" office:value="237.6" calcext:value-type="float">
            <text:p>237.6</text:p>
          </table:table-cell>
          <table:table-cell office:value-type="float" office:value="170" calcext:value-type="float">
            <text:p>170</text:p>
          </table:table-cell>
          <table:table-cell office:value-type="float" office:value="174.1" calcext:value-type="float">
            <text:p>174.1</text:p>
          </table:table-cell>
          <table:table-cell office:value-type="float" office:value="200.7" calcext:value-type="float">
            <text:p>200.7</text:p>
          </table:table-cell>
          <table:table-cell office:value-type="float" office:value="208.1" calcext:value-type="float">
            <text:p>208.1</text:p>
          </table:table-cell>
          <table:table-cell office:value-type="float" office:value="188.2" calcext:value-type="float">
            <text:p>188.2</text:p>
          </table:table-cell>
          <table:table-cell office:value-type="float" office:value="173.8" calcext:value-type="float">
            <text:p>173.8</text:p>
          </table:table-cell>
          <table:table-cell office:value-type="float" office:value="172.9" calcext:value-type="float">
            <text:p>172.9</text:p>
          </table:table-cell>
          <table:table-cell office:value-type="float" office:value="184.9" calcext:value-type="float">
            <text:p>184.9</text:p>
          </table:table-cell>
          <table:table-cell office:value-type="float" office:value="266.1" calcext:value-type="float">
            <text:p>266.1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7.7" calcext:value-type="float">
            <text:p>277.7</text:p>
          </table:table-cell>
          <table:table-cell office:value-type="float" office:value="6.9" calcext:value-type="float">
            <text:p>6.9</text:p>
          </table:table-cell>
          <table:table-cell office:value-type="float" office:value="944.2" calcext:value-type="float">
            <text:p>944.2</text:p>
          </table:table-cell>
          <table:table-cell office:value-type="float" office:value="165" calcext:value-type="float">
            <text:p>165</text:p>
          </table:table-cell>
          <table:table-cell office:value-type="float" office:value="934.2" calcext:value-type="float">
            <text:p>934.2</text:p>
          </table:table-cell>
          <table:table-cell office:value-type="float" office:value="176.8" calcext:value-type="float">
            <text:p>176.8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74.4" calcext:value-type="float">
            <text:p>174.4</text:p>
          </table:table-cell>
          <table:table-cell office:value-type="float" office:value="158.9" calcext:value-type="float">
            <text:p>158.9</text:p>
          </table:table-cell>
          <table:table-cell office:value-type="float" office:value="171.8" calcext:value-type="float">
            <text:p>171.8</text:p>
          </table:table-cell>
          <table:table-cell office:value-type="float" office:value="175.7" calcext:value-type="float">
            <text:p>175.7</text:p>
          </table:table-cell>
          <table:table-cell office:value-type="float" office:value="184.3" calcext:value-type="float">
            <text:p>184.3</text:p>
          </table:table-cell>
          <table:table-cell office:value-type="float" office:value="208" calcext:value-type="float">
            <text:p>208</text:p>
          </table:table-cell>
          <table:table-cell office:value-type="float" office:value="159.9" calcext:value-type="float">
            <text:p>159.9</text:p>
          </table:table-cell>
          <table:table-cell office:value-type="float" office:value="176.7" calcext:value-type="float">
            <text:p>176.7</text:p>
          </table:table-cell>
          <table:table-cell office:value-type="float" office:value="175.2" calcext:value-type="float">
            <text:p>175.2</text:p>
          </table:table-cell>
          <table:table-cell office:value-type="float" office:value="214.3" calcext:value-type="float">
            <text:p>214.3</text:p>
          </table:table-cell>
          <table:table-cell office:value-type="float" office:value="160.2" calcext:value-type="float">
            <text:p>160.2</text:p>
          </table:table-cell>
          <table:table-cell office:value-type="float" office:value="223.8" calcext:value-type="float">
            <text:p>223.8</text:p>
          </table:table-cell>
          <table:table-cell office:value-type="float" office:value="398.1" calcext:value-type="float">
            <text:p>398.1</text:p>
          </table:table-cell>
          <table:table-cell office:value-type="float" office:value="174.7" calcext:value-type="float">
            <text:p>174.7</text:p>
          </table:table-cell>
          <table:table-cell office:value-type="float" office:value="168.7" calcext:value-type="float">
            <text:p>168.7</text:p>
          </table:table-cell>
          <table:table-cell office:value-type="float" office:value="177.7" calcext:value-type="float">
            <text:p>177.7</text:p>
          </table:table-cell>
          <table:table-cell office:value-type="float" office:value="226.6" calcext:value-type="float">
            <text:p>226.6</text:p>
          </table:table-cell>
          <table:table-cell office:value-type="float" office:value="223.7" calcext:value-type="float">
            <text:p>223.7</text:p>
          </table:table-cell>
          <table:table-cell office:value-type="float" office:value="349.2" calcext:value-type="float">
            <text:p>349.2</text:p>
          </table:table-cell>
          <table:table-cell office:value-type="float" office:value="177.3" calcext:value-type="float">
            <text:p>177.3</text:p>
          </table:table-cell>
          <table:table-cell office:value-type="float" office:value="209.5" calcext:value-type="float">
            <text:p>209.5</text:p>
          </table:table-cell>
          <table:table-cell office:value-type="float" office:value="213.7" calcext:value-type="float">
            <text:p>213.7</text:p>
          </table:table-cell>
          <table:table-cell office:value-type="float" office:value="182.8" calcext:value-type="float">
            <text:p>182.8</text:p>
          </table:table-cell>
          <table:table-cell office:value-type="float" office:value="172.9" calcext:value-type="float">
            <text:p>172.9</text:p>
          </table:table-cell>
          <table:table-cell office:value-type="float" office:value="174.5" calcext:value-type="float">
            <text:p>174.5</text:p>
          </table:table-cell>
          <table:table-cell office:value-type="float" office:value="164.9" calcext:value-type="float">
            <text:p>164.9</text:p>
          </table:table-cell>
          <table:table-cell office:value-type="float" office:value="164.8" calcext:value-type="float">
            <text:p>164.8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65.5" calcext:value-type="float">
            <text:p>165.5</text:p>
          </table:table-cell>
          <table:table-cell office:value-type="float" office:value="459.2" calcext:value-type="float">
            <text:p>459.2</text:p>
          </table:table-cell>
          <table:table-cell office:value-type="float" office:value="158.6" calcext:value-type="float">
            <text:p>158.6</text:p>
          </table:table-cell>
          <table:table-cell office:value-type="float" office:value="187.9" calcext:value-type="float">
            <text:p>187.9</text:p>
          </table:table-cell>
          <table:table-cell office:value-type="float" office:value="217.3" calcext:value-type="float">
            <text:p>217.3</text:p>
          </table:table-cell>
          <table:table-cell office:value-type="float" office:value="220.7" calcext:value-type="float">
            <text:p>220.7</text:p>
          </table:table-cell>
          <table:table-cell office:value-type="float" office:value="458.4" calcext:value-type="float">
            <text:p>458.4</text:p>
          </table:table-cell>
          <table:table-cell office:value-type="float" office:value="171.2" calcext:value-type="float">
            <text:p>171.2</text:p>
          </table:table-cell>
          <table:table-cell office:value-type="float" office:value="181" calcext:value-type="float">
            <text:p>181</text:p>
          </table:table-cell>
          <table:table-cell office:value-type="float" office:value="242.2" calcext:value-type="float">
            <text:p>242.2</text:p>
          </table:table-cell>
          <table:table-cell office:value-type="float" office:value="170.1" calcext:value-type="float">
            <text:p>170.1</text:p>
          </table:table-cell>
          <table:table-cell office:value-type="float" office:value="174.1" calcext:value-type="float">
            <text:p>174.1</text:p>
          </table:table-cell>
          <table:table-cell office:value-type="float" office:value="200.8" calcext:value-type="float">
            <text:p>200.8</text:p>
          </table:table-cell>
          <table:table-cell office:value-type="float" office:value="208.9" calcext:value-type="float">
            <text:p>208.9</text:p>
          </table:table-cell>
          <table:table-cell office:value-type="float" office:value="189.7" calcext:value-type="float">
            <text:p>189.7</text:p>
          </table:table-cell>
          <table:table-cell office:value-type="float" office:value="173.8" calcext:value-type="float">
            <text:p>173.8</text:p>
          </table:table-cell>
          <table:table-cell office:value-type="float" office:value="172" calcext:value-type="float">
            <text:p>172</text:p>
          </table:table-cell>
          <table:table-cell office:value-type="float" office:value="180.6" calcext:value-type="float">
            <text:p>180.6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8" calcext:value-type="float">
            <text:p>278</text:p>
          </table:table-cell>
          <table:table-cell office:value-type="float" office:value="6.9" calcext:value-type="float">
            <text:p>6.9</text:p>
          </table:table-cell>
          <table:table-cell office:value-type="float" office:value="944.4" calcext:value-type="float">
            <text:p>944.4</text:p>
          </table:table-cell>
          <table:table-cell office:value-type="float" office:value="165" calcext:value-type="float">
            <text:p>165</text:p>
          </table:table-cell>
          <table:table-cell office:value-type="float" office:value="935.3" calcext:value-type="float">
            <text:p>935.3</text:p>
          </table:table-cell>
          <table:table-cell office:value-type="float" office:value="176.8" calcext:value-type="float">
            <text:p>176.8</text:p>
          </table:table-cell>
          <table:table-cell office:value-type="float" office:value="165" calcext:value-type="float">
            <text:p>165</text:p>
          </table:table-cell>
          <table:table-cell office:value-type="float" office:value="175.9" calcext:value-type="float">
            <text:p>175.9</text:p>
          </table:table-cell>
          <table:table-cell office:value-type="float" office:value="174.3" calcext:value-type="float">
            <text:p>174.3</text:p>
          </table:table-cell>
          <table:table-cell office:value-type="float" office:value="159.3" calcext:value-type="float">
            <text:p>159.3</text:p>
          </table:table-cell>
          <table:table-cell office:value-type="float" office:value="171.9" calcext:value-type="float">
            <text:p>171.9</text:p>
          </table:table-cell>
          <table:table-cell office:value-type="float" office:value="176.6" calcext:value-type="float">
            <text:p>176.6</text:p>
          </table:table-cell>
          <table:table-cell office:value-type="float" office:value="185.5" calcext:value-type="float">
            <text:p>185.5</text:p>
          </table:table-cell>
          <table:table-cell office:value-type="float" office:value="200.1" calcext:value-type="float">
            <text:p>200.1</text:p>
          </table:table-cell>
          <table:table-cell office:value-type="float" office:value="159.8" calcext:value-type="float">
            <text:p>159.8</text:p>
          </table:table-cell>
          <table:table-cell office:value-type="float" office:value="176.9" calcext:value-type="float">
            <text:p>176.9</text:p>
          </table:table-cell>
          <table:table-cell office:value-type="float" office:value="175.4" calcext:value-type="float">
            <text:p>175.4</text:p>
          </table:table-cell>
          <table:table-cell office:value-type="float" office:value="216.6" calcext:value-type="float">
            <text:p>216.6</text:p>
          </table:table-cell>
          <table:table-cell office:value-type="float" office:value="160.4" calcext:value-type="float">
            <text:p>160.4</text:p>
          </table:table-cell>
          <table:table-cell office:value-type="float" office:value="225.1" calcext:value-type="float">
            <text:p>225.1</text:p>
          </table:table-cell>
          <table:table-cell office:value-type="float" office:value="399.4" calcext:value-type="float">
            <text:p>399.4</text:p>
          </table:table-cell>
          <table:table-cell office:value-type="float" office:value="175.1" calcext:value-type="float">
            <text:p>175.1</text:p>
          </table:table-cell>
          <table:table-cell office:value-type="float" office:value="168.9" calcext:value-type="float">
            <text:p>168.9</text:p>
          </table:table-cell>
          <table:table-cell office:value-type="float" office:value="175.9" calcext:value-type="float">
            <text:p>175.9</text:p>
          </table:table-cell>
          <table:table-cell office:value-type="float" office:value="228" calcext:value-type="float">
            <text:p>228</text:p>
          </table:table-cell>
          <table:table-cell office:value-type="float" office:value="222.9" calcext:value-type="float">
            <text:p>222.9</text:p>
          </table:table-cell>
          <table:table-cell office:value-type="float" office:value="349.5" calcext:value-type="float">
            <text:p>349.5</text:p>
          </table:table-cell>
          <table:table-cell office:value-type="float" office:value="177.6" calcext:value-type="float">
            <text:p>177.6</text:p>
          </table:table-cell>
          <table:table-cell office:value-type="float" office:value="209.8" calcext:value-type="float">
            <text:p>209.8</text:p>
          </table:table-cell>
          <table:table-cell office:value-type="float" office:value="213.8" calcext:value-type="float">
            <text:p>213.8</text:p>
          </table:table-cell>
          <table:table-cell office:value-type="float" office:value="183.2" calcext:value-type="float">
            <text:p>183.2</text:p>
          </table:table-cell>
          <table:table-cell office:value-type="float" office:value="172.9" calcext:value-type="float">
            <text:p>172.9</text:p>
          </table:table-cell>
          <table:table-cell office:value-type="float" office:value="173.9" calcext:value-type="float">
            <text:p>173.9</text:p>
          </table:table-cell>
          <table:table-cell office:value-type="float" office:value="164.2" calcext:value-type="float">
            <text:p>164.2</text:p>
          </table:table-cell>
          <table:table-cell office:value-type="float" office:value="163.4" calcext:value-type="float">
            <text:p>163.4</text:p>
          </table:table-cell>
          <table:table-cell office:value-type="float" office:value="166.2" calcext:value-type="float">
            <text:p>166.2</text:p>
          </table:table-cell>
          <table:table-cell office:value-type="float" office:value="170.1" calcext:value-type="float">
            <text:p>170.1</text:p>
          </table:table-cell>
          <table:table-cell office:value-type="float" office:value="176.7" calcext:value-type="float">
            <text:p>176.7</text:p>
          </table:table-cell>
          <table:table-cell office:value-type="float" office:value="166.5" calcext:value-type="float">
            <text:p>166.5</text:p>
          </table:table-cell>
          <table:table-cell office:value-type="float" office:value="458.4" calcext:value-type="float">
            <text:p>458.4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office:value-type="float" office:value="217.5" calcext:value-type="float">
            <text:p>217.5</text:p>
          </table:table-cell>
          <table:table-cell office:value-type="float" office:value="219.8" calcext:value-type="float">
            <text:p>219.8</text:p>
          </table:table-cell>
          <table:table-cell office:value-type="float" office:value="458.4" calcext:value-type="float">
            <text:p>458.4</text:p>
          </table:table-cell>
          <table:table-cell office:value-type="float" office:value="171.3" calcext:value-type="float">
            <text:p>171.3</text:p>
          </table:table-cell>
          <table:table-cell office:value-type="float" office:value="181.1" calcext:value-type="float">
            <text:p>181.1</text:p>
          </table:table-cell>
          <table:table-cell office:value-type="float" office:value="242.5" calcext:value-type="float">
            <text:p>242.5</text:p>
          </table:table-cell>
          <table:table-cell office:value-type="float" office:value="170.3" calcext:value-type="float">
            <text:p>170.3</text:p>
          </table:table-cell>
          <table:table-cell office:value-type="float" office:value="175.6" calcext:value-type="float">
            <text:p>175.6</text:p>
          </table:table-cell>
          <table:table-cell office:value-type="float" office:value="197.7" calcext:value-type="float">
            <text:p>197.7</text:p>
          </table:table-cell>
          <table:table-cell office:value-type="float" office:value="208.5" calcext:value-type="float">
            <text:p>208.5</text:p>
          </table:table-cell>
          <table:table-cell office:value-type="float" office:value="189.7" calcext:value-type="float">
            <text:p>189.7</text:p>
          </table:table-cell>
          <table:table-cell office:value-type="float" office:value="173.9" calcext:value-type="float">
            <text:p>173.9</text:p>
          </table:table-cell>
          <table:table-cell office:value-type="float" office:value="172" calcext:value-type="float">
            <text:p>172</text:p>
          </table:table-cell>
          <table:table-cell office:value-type="float" office:value="181.1" calcext:value-type="float">
            <text:p>181.1</text:p>
          </table:table-cell>
          <table:table-cell office:value-type="float" office:value="267.5" calcext:value-type="float">
            <text:p>267.5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8.5" calcext:value-type="float">
            <text:p>278.5</text:p>
          </table:table-cell>
          <table:table-cell office:value-type="float" office:value="6.7" calcext:value-type="float">
            <text:p>6.7</text:p>
          </table:table-cell>
          <table:table-cell office:value-type="float" office:value="944.5" calcext:value-type="float">
            <text:p>944.5</text:p>
          </table:table-cell>
          <table:table-cell office:value-type="float" office:value="164.4" calcext:value-type="float">
            <text:p>164.4</text:p>
          </table:table-cell>
          <table:table-cell office:value-type="float" office:value="936" calcext:value-type="float">
            <text:p>936</text:p>
          </table:table-cell>
          <table:table-cell office:value-type="float" office:value="176.9" calcext:value-type="float">
            <text:p>176.9</text:p>
          </table:table-cell>
          <table:table-cell office:value-type="float" office:value="164.4" calcext:value-type="float">
            <text:p>164.4</text:p>
          </table:table-cell>
          <table:table-cell office:value-type="float" office:value="176.1" calcext:value-type="float">
            <text:p>176.1</text:p>
          </table:table-cell>
          <table:table-cell office:value-type="float" office:value="174.4" calcext:value-type="float">
            <text:p>174.4</text:p>
          </table:table-cell>
          <table:table-cell office:value-type="float" office:value="159.2" calcext:value-type="float">
            <text:p>159.2</text:p>
          </table:table-cell>
          <table:table-cell office:value-type="float" office:value="171.9" calcext:value-type="float">
            <text:p>171.9</text:p>
          </table:table-cell>
          <table:table-cell office:value-type="float" office:value="176.5" calcext:value-type="float">
            <text:p>176.5</text:p>
          </table:table-cell>
          <table:table-cell office:value-type="float" office:value="184.5" calcext:value-type="float">
            <text:p>184.5</text:p>
          </table:table-cell>
          <table:table-cell office:value-type="float" office:value="208.1" calcext:value-type="float">
            <text:p>208.1</text:p>
          </table:table-cell>
          <table:table-cell office:value-type="float" office:value="159.6" calcext:value-type="float">
            <text:p>159.6</text:p>
          </table:table-cell>
          <table:table-cell office:value-type="float" office:value="177" calcext:value-type="float">
            <text:p>177</text:p>
          </table:table-cell>
          <table:table-cell office:value-type="float" office:value="174.6" calcext:value-type="float">
            <text:p>174.6</text:p>
          </table:table-cell>
          <table:table-cell office:value-type="float" office:value="213.9" calcext:value-type="float">
            <text:p>213.9</text:p>
          </table:table-cell>
          <table:table-cell office:value-type="float" office:value="160.4" calcext:value-type="float">
            <text:p>160.4</text:p>
          </table:table-cell>
          <table:table-cell office:value-type="float" office:value="224.1" calcext:value-type="float">
            <text:p>224.1</text:p>
          </table:table-cell>
          <table:table-cell office:value-type="float" office:value="400" calcext:value-type="float">
            <text:p>400</text:p>
          </table:table-cell>
          <table:table-cell office:value-type="float" office:value="176.3" calcext:value-type="float">
            <text:p>176.3</text:p>
          </table:table-cell>
          <table:table-cell office:value-type="float" office:value="169.2" calcext:value-type="float">
            <text:p>169.2</text:p>
          </table:table-cell>
          <table:table-cell office:value-type="float" office:value="175.8" calcext:value-type="float">
            <text:p>175.8</text:p>
          </table:table-cell>
          <table:table-cell office:value-type="float" office:value="227.4" calcext:value-type="float">
            <text:p>227.4</text:p>
          </table:table-cell>
          <table:table-cell office:value-type="float" office:value="222.9" calcext:value-type="float">
            <text:p>222.9</text:p>
          </table:table-cell>
          <table:table-cell office:value-type="float" office:value="348.8" calcext:value-type="float">
            <text:p>348.8</text:p>
          </table:table-cell>
          <table:table-cell office:value-type="float" office:value="177.6" calcext:value-type="float">
            <text:p>177.6</text:p>
          </table:table-cell>
          <table:table-cell office:value-type="float" office:value="210" calcext:value-type="float">
            <text:p>210</text:p>
          </table:table-cell>
          <table:table-cell office:value-type="float" office:value="213.9" calcext:value-type="float">
            <text:p>213.9</text:p>
          </table:table-cell>
          <table:table-cell office:value-type="float" office:value="183.4" calcext:value-type="float">
            <text:p>183.4</text:p>
          </table:table-cell>
          <table:table-cell office:value-type="float" office:value="173.1" calcext:value-type="float">
            <text:p>173.1</text:p>
          </table:table-cell>
          <table:table-cell office:value-type="float" office:value="174.1" calcext:value-type="float">
            <text:p>174.1</text:p>
          </table:table-cell>
          <table:table-cell office:value-type="float" office:value="165.4" calcext:value-type="float">
            <text:p>165.4</text:p>
          </table:table-cell>
          <table:table-cell office:value-type="float" office:value="165.8" calcext:value-type="float">
            <text:p>165.8</text:p>
          </table:table-cell>
          <table:table-cell office:value-type="float" office:value="172.8" calcext:value-type="float">
            <text:p>172.8</text:p>
          </table:table-cell>
          <table:table-cell office:value-type="float" office:value="172.2" calcext:value-type="float">
            <text:p>172.2</text:p>
          </table:table-cell>
          <table:table-cell office:value-type="float" office:value="177.9" calcext:value-type="float">
            <text:p>177.9</text:p>
          </table:table-cell>
          <table:table-cell office:value-type="float" office:value="166.5" calcext:value-type="float">
            <text:p>166.5</text:p>
          </table:table-cell>
          <table:table-cell office:value-type="float" office:value="460" calcext:value-type="float">
            <text:p>460</text:p>
          </table:table-cell>
          <table:table-cell office:value-type="float" office:value="158.4" calcext:value-type="float">
            <text:p>158.4</text:p>
          </table:table-cell>
          <table:table-cell office:value-type="float" office:value="189" calcext:value-type="float">
            <text:p>189</text:p>
          </table:table-cell>
          <table:table-cell office:value-type="float" office:value="218.4" calcext:value-type="float">
            <text:p>218.4</text:p>
          </table:table-cell>
          <table:table-cell office:value-type="float" office:value="221.8" calcext:value-type="float">
            <text:p>221.8</text:p>
          </table:table-cell>
          <table:table-cell office:value-type="float" office:value="460.3" calcext:value-type="float">
            <text:p>460.3</text:p>
          </table:table-cell>
          <table:table-cell office:value-type="float" office:value="172.9" calcext:value-type="float">
            <text:p>172.9</text:p>
          </table:table-cell>
          <table:table-cell office:value-type="float" office:value="181.4" calcext:value-type="float">
            <text:p>181.4</text:p>
          </table:table-cell>
          <table:table-cell office:value-type="float" office:value="243.5" calcext:value-type="float">
            <text:p>243.5</text:p>
          </table:table-cell>
          <table:table-cell office:value-type="float" office:value="170.5" calcext:value-type="float">
            <text:p>170.5</text:p>
          </table:table-cell>
          <table:table-cell office:value-type="float" office:value="176.1" calcext:value-type="float">
            <text:p>176.1</text:p>
          </table:table-cell>
          <table:table-cell office:value-type="float" office:value="201.7" calcext:value-type="float">
            <text:p>201.7</text:p>
          </table:table-cell>
          <table:table-cell office:value-type="float" office:value="209.4" calcext:value-type="float">
            <text:p>209.4</text:p>
          </table:table-cell>
          <table:table-cell office:value-type="float" office:value="189.8" calcext:value-type="float">
            <text:p>189.8</text:p>
          </table:table-cell>
          <table:table-cell office:value-type="float" office:value="174.1" calcext:value-type="float">
            <text:p>174.1</text:p>
          </table:table-cell>
          <table:table-cell office:value-type="float" office:value="172.8" calcext:value-type="float">
            <text:p>172.8</text:p>
          </table:table-cell>
          <table:table-cell office:value-type="float" office:value="182.1" calcext:value-type="float">
            <text:p>182.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1024" calcext:value-type="float">
            <text:p>1024</text:p>
          </table:table-cell>
          <table:table-cell office:value-type="float" office:value="266.9" calcext:value-type="float">
            <text:p>266.9</text:p>
          </table:table-cell>
          <table:table-cell office:value-type="float" office:value="1.3" calcext:value-type="float">
            <text:p>1.3</text:p>
          </table:table-cell>
          <table:table-cell office:value-type="float" office:value="1143.6" calcext:value-type="float">
            <text:p>1143.6</text:p>
          </table:table-cell>
          <table:table-cell office:value-type="float" office:value="259.3" calcext:value-type="float">
            <text:p>259.3</text:p>
          </table:table-cell>
          <table:table-cell office:value-type="float" office:value="1068.4" calcext:value-type="float">
            <text:p>1068.4</text:p>
          </table:table-cell>
          <table:table-cell office:value-type="float" office:value="607.1" calcext:value-type="float">
            <text:p>607.1</text:p>
          </table:table-cell>
          <table:table-cell office:value-type="float" office:value="259.4" calcext:value-type="float">
            <text:p>259.4</text:p>
          </table:table-cell>
          <table:table-cell office:value-type="float" office:value="272.9" calcext:value-type="float">
            <text:p>272.9</text:p>
          </table:table-cell>
          <table:table-cell office:value-type="float" office:value="261.4" calcext:value-type="float">
            <text:p>261.4</text:p>
          </table:table-cell>
          <table:table-cell office:value-type="float" office:value="254" calcext:value-type="float">
            <text:p>254</text:p>
          </table:table-cell>
          <table:table-cell office:value-type="float" office:value="267.6" calcext:value-type="float">
            <text:p>267.6</text:p>
          </table:table-cell>
          <table:table-cell office:value-type="float" office:value="593.8" calcext:value-type="float">
            <text:p>593.8</text:p>
          </table:table-cell>
          <table:table-cell office:value-type="float" office:value="499" calcext:value-type="float">
            <text:p>499</text:p>
          </table:table-cell>
          <table:table-cell office:value-type="float" office:value="297.1" calcext:value-type="float">
            <text:p>297.1</text:p>
          </table:table-cell>
          <table:table-cell office:value-type="float" office:value="253.5" calcext:value-type="float">
            <text:p>253.5</text:p>
          </table:table-cell>
          <table:table-cell office:value-type="float" office:value="270" calcext:value-type="float">
            <text:p>270</text:p>
          </table:table-cell>
          <table:table-cell office:value-type="float" office:value="559.6" calcext:value-type="float">
            <text:p>559.6</text:p>
          </table:table-cell>
          <table:table-cell office:value-type="float" office:value="291.3" calcext:value-type="float">
            <text:p>291.3</text:p>
          </table:table-cell>
          <table:table-cell office:value-type="float" office:value="496.7" calcext:value-type="float">
            <text:p>496.7</text:p>
          </table:table-cell>
          <table:table-cell office:value-type="float" office:value="303.3" calcext:value-type="float">
            <text:p>303.3</text:p>
          </table:table-cell>
          <table:table-cell office:value-type="float" office:value="425.7" calcext:value-type="float">
            <text:p>425.7</text:p>
          </table:table-cell>
          <table:table-cell office:value-type="float" office:value="584.6" calcext:value-type="float">
            <text:p>584.6</text:p>
          </table:table-cell>
          <table:table-cell office:value-type="float" office:value="264.9" calcext:value-type="float">
            <text:p>264.9</text:p>
          </table:table-cell>
          <table:table-cell office:value-type="float" office:value="605.9" calcext:value-type="float">
            <text:p>605.9</text:p>
          </table:table-cell>
          <table:table-cell office:value-type="float" office:value="335.8" calcext:value-type="float">
            <text:p>335.8</text:p>
          </table:table-cell>
          <table:table-cell office:value-type="float" office:value="353.3" calcext:value-type="float">
            <text:p>353.3</text:p>
          </table:table-cell>
          <table:table-cell office:value-type="float" office:value="446" calcext:value-type="float">
            <text:p>446</text:p>
          </table:table-cell>
          <table:table-cell office:value-type="float" office:value="279.4" calcext:value-type="float">
            <text:p>279.4</text:p>
          </table:table-cell>
          <table:table-cell office:value-type="float" office:value="321.9" calcext:value-type="float">
            <text:p>321.9</text:p>
          </table:table-cell>
          <table:table-cell office:value-type="float" office:value="298.7" calcext:value-type="float">
            <text:p>298.7</text:p>
          </table:table-cell>
          <table:table-cell office:value-type="float" office:value="281.3" calcext:value-type="float">
            <text:p>281.3</text:p>
          </table:table-cell>
          <table:table-cell office:value-type="float" office:value="287.5" calcext:value-type="float">
            <text:p>287.5</text:p>
          </table:table-cell>
          <table:table-cell office:value-type="float" office:value="267.6" calcext:value-type="float">
            <text:p>267.6</text:p>
          </table:table-cell>
          <table:table-cell office:value-type="float" office:value="260.1" calcext:value-type="float">
            <text:p>260.1</text:p>
          </table:table-cell>
          <table:table-cell office:value-type="float" office:value="260.5" calcext:value-type="float">
            <text:p>260.5</text:p>
          </table:table-cell>
          <table:table-cell office:value-type="float" office:value="265.9" calcext:value-type="float">
            <text:p>265.9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7" calcext:value-type="float">
            <text:p>267.7</text:p>
          </table:table-cell>
          <table:table-cell office:value-type="float" office:value="301.1" calcext:value-type="float">
            <text:p>301.1</text:p>
          </table:table-cell>
          <table:table-cell office:value-type="float" office:value="568.6" calcext:value-type="float">
            <text:p>568.6</text:p>
          </table:table-cell>
          <table:table-cell office:value-type="float" office:value="249.5" calcext:value-type="float">
            <text:p>249.5</text:p>
          </table:table-cell>
          <table:table-cell office:value-type="float" office:value="273.2" calcext:value-type="float">
            <text:p>273.2</text:p>
          </table:table-cell>
          <table:table-cell office:value-type="float" office:value="296.8" calcext:value-type="float">
            <text:p>296.8</text:p>
          </table:table-cell>
          <table:table-cell office:value-type="float" office:value="294.1" calcext:value-type="float">
            <text:p>294.1</text:p>
          </table:table-cell>
          <table:table-cell office:value-type="float" office:value="569.1" calcext:value-type="float">
            <text:p>569.1</text:p>
          </table:table-cell>
          <table:table-cell office:value-type="float" office:value="603.1" calcext:value-type="float">
            <text:p>603.1</text:p>
          </table:table-cell>
          <table:table-cell office:value-type="float" office:value="250" calcext:value-type="float">
            <text:p>250</text:p>
          </table:table-cell>
          <table:table-cell office:value-type="float" office:value="340.5" calcext:value-type="float">
            <text:p>340.5</text:p>
          </table:table-cell>
          <table:table-cell office:value-type="float" office:value="282.9" calcext:value-type="float">
            <text:p>282.9</text:p>
          </table:table-cell>
          <table:table-cell office:value-type="float" office:value="552.4" calcext:value-type="float">
            <text:p>552.4</text:p>
          </table:table-cell>
          <table:table-cell office:value-type="float" office:value="287.1" calcext:value-type="float">
            <text:p>287.1</text:p>
          </table:table-cell>
          <table:table-cell office:value-type="float" office:value="295.2" calcext:value-type="float">
            <text:p>295.2</text:p>
          </table:table-cell>
          <table:table-cell office:value-type="float" office:value="277" calcext:value-type="float">
            <text:p>277</text:p>
          </table:table-cell>
          <table:table-cell office:value-type="float" office:value="268.7" calcext:value-type="float">
            <text:p>268.7</text:p>
          </table:table-cell>
          <table:table-cell office:value-type="float" office:value="444.4" calcext:value-type="float">
            <text:p>444.4</text:p>
          </table:table-cell>
          <table:table-cell office:value-type="float" office:value="264" calcext:value-type="float">
            <text:p>264</text:p>
          </table:table-cell>
          <table:table-cell office:value-type="float" office:value="321.4" calcext:value-type="float">
            <text:p>321.4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4096" calcext:value-type="float">
            <text:p>4096</text:p>
          </table:table-cell>
          <table:table-cell office:value-type="float" office:value="394.3" calcext:value-type="float">
            <text:p>394.3</text:p>
          </table:table-cell>
          <table:table-cell office:value-type="float" office:value="1.3" calcext:value-type="float">
            <text:p>1.3</text:p>
          </table:table-cell>
          <table:table-cell office:value-type="float" office:value="2930.7" calcext:value-type="float">
            <text:p>2930.7</text:p>
          </table:table-cell>
          <table:table-cell office:value-type="float" office:value="279" calcext:value-type="float">
            <text:p>279</text:p>
          </table:table-cell>
          <table:table-cell office:value-type="float" office:value="2818.7" calcext:value-type="float">
            <text:p>2818.7</text:p>
          </table:table-cell>
          <table:table-cell office:value-type="float" office:value="1329.9" calcext:value-type="float">
            <text:p>1329.9</text:p>
          </table:table-cell>
          <table:table-cell office:value-type="float" office:value="270.8" calcext:value-type="float">
            <text:p>270.8</text:p>
          </table:table-cell>
          <table:table-cell office:value-type="float" office:value="293.2" calcext:value-type="float">
            <text:p>293.2</text:p>
          </table:table-cell>
          <table:table-cell office:value-type="float" office:value="298.8" calcext:value-type="float">
            <text:p>298.8</text:p>
          </table:table-cell>
          <table:table-cell office:value-type="float" office:value="264.1" calcext:value-type="float">
            <text:p>264.1</text:p>
          </table:table-cell>
          <table:table-cell office:value-type="float" office:value="292.6" calcext:value-type="float">
            <text:p>292.6</text:p>
          </table:table-cell>
          <table:table-cell office:value-type="float" office:value="1229.1" calcext:value-type="float">
            <text:p>1229.1</text:p>
          </table:table-cell>
          <table:table-cell office:value-type="float" office:value="792.9" calcext:value-type="float">
            <text:p>792.9</text:p>
          </table:table-cell>
          <table:table-cell office:value-type="float" office:value="330.8" calcext:value-type="float">
            <text:p>330.8</text:p>
          </table:table-cell>
          <table:table-cell office:value-type="float" office:value="266.8" calcext:value-type="float">
            <text:p>266.8</text:p>
          </table:table-cell>
          <table:table-cell office:value-type="float" office:value="297.7" calcext:value-type="float">
            <text:p>297.7</text:p>
          </table:table-cell>
          <table:table-cell office:value-type="float" office:value="1102.6" calcext:value-type="float">
            <text:p>1102.6</text:p>
          </table:table-cell>
          <table:table-cell office:value-type="float" office:value="369.5" calcext:value-type="float">
            <text:p>369.5</text:p>
          </table:table-cell>
          <table:table-cell office:value-type="float" office:value="710.2" calcext:value-type="float">
            <text:p>710.2</text:p>
          </table:table-cell>
          <table:table-cell office:value-type="float" office:value="381.6" calcext:value-type="float">
            <text:p>381.6</text:p>
          </table:table-cell>
          <table:table-cell office:value-type="float" office:value="491.8" calcext:value-type="float">
            <text:p>491.8</text:p>
          </table:table-cell>
          <table:table-cell office:value-type="float" office:value="1208.3" calcext:value-type="float">
            <text:p>1208.3</text:p>
          </table:table-cell>
          <table:table-cell office:value-type="float" office:value="288.5" calcext:value-type="float">
            <text:p>288.5</text:p>
          </table:table-cell>
          <table:table-cell office:value-type="float" office:value="1298.1" calcext:value-type="float">
            <text:p>1298.1</text:p>
          </table:table-cell>
          <table:table-cell office:value-type="float" office:value="407.5" calcext:value-type="float">
            <text:p>407.5</text:p>
          </table:table-cell>
          <table:table-cell office:value-type="float" office:value="405.8" calcext:value-type="float">
            <text:p>405.8</text:p>
          </table:table-cell>
          <table:table-cell office:value-type="float" office:value="620.4" calcext:value-type="float">
            <text:p>620.4</text:p>
          </table:table-cell>
          <table:table-cell office:value-type="float" office:value="310.6" calcext:value-type="float">
            <text:p>310.6</text:p>
          </table:table-cell>
          <table:table-cell office:value-type="float" office:value="366.6" calcext:value-type="float">
            <text:p>366.6</text:p>
          </table:table-cell>
          <table:table-cell office:value-type="float" office:value="356.7" calcext:value-type="float">
            <text:p>356.7</text:p>
          </table:table-cell>
          <table:table-cell office:value-type="float" office:value="308.7" calcext:value-type="float">
            <text:p>308.7</text:p>
          </table:table-cell>
          <table:table-cell office:value-type="float" office:value="308.5" calcext:value-type="float">
            <text:p>308.5</text:p>
          </table:table-cell>
          <table:table-cell office:value-type="float" office:value="297.8" calcext:value-type="float">
            <text:p>297.8</text:p>
          </table:table-cell>
          <table:table-cell office:value-type="float" office:value="278.3" calcext:value-type="float">
            <text:p>278.3</text:p>
          </table:table-cell>
          <table:table-cell office:value-type="float" office:value="280.2" calcext:value-type="float">
            <text:p>280.2</text:p>
          </table:table-cell>
          <table:table-cell office:value-type="float" office:value="285.6" calcext:value-type="float">
            <text:p>285.6</text:p>
          </table:table-cell>
          <table:table-cell office:value-type="float" office:value="298.2" calcext:value-type="float">
            <text:p>298.2</text:p>
          </table:table-cell>
          <table:table-cell office:value-type="float" office:value="297.2" calcext:value-type="float">
            <text:p>297.2</text:p>
          </table:table-cell>
          <table:table-cell office:value-type="float" office:value="264.6" calcext:value-type="float">
            <text:p>264.6</text:p>
          </table:table-cell>
          <table:table-cell office:value-type="float" office:value="848.9" calcext:value-type="float">
            <text:p>848.9</text:p>
          </table:table-cell>
          <table:table-cell office:value-type="float" office:value="260.5" calcext:value-type="float">
            <text:p>260.5</text:p>
          </table:table-cell>
          <table:table-cell office:value-type="float" office:value="316.3" calcext:value-type="float">
            <text:p>316.3</text:p>
          </table:table-cell>
          <table:table-cell office:value-type="float" office:value="385.7" calcext:value-type="float">
            <text:p>385.7</text:p>
          </table:table-cell>
          <table:table-cell office:value-type="float" office:value="371.1" calcext:value-type="float">
            <text:p>371.1</text:p>
          </table:table-cell>
          <table:table-cell office:value-type="float" office:value="848" calcext:value-type="float">
            <text:p>848</text:p>
          </table:table-cell>
          <table:table-cell office:value-type="float" office:value="1282.5" calcext:value-type="float">
            <text:p>1282.5</text:p>
          </table:table-cell>
          <table:table-cell office:value-type="float" office:value="297.2" calcext:value-type="float">
            <text:p>297.2</text:p>
          </table:table-cell>
          <table:table-cell office:value-type="float" office:value="444.1" calcext:value-type="float">
            <text:p>444.1</text:p>
          </table:table-cell>
          <table:table-cell office:value-type="float" office:value="274.1" calcext:value-type="float">
            <text:p>274.1</text:p>
          </table:table-cell>
          <table:table-cell office:value-type="float" office:value="1089.6" calcext:value-type="float">
            <text:p>1089.6</text:p>
          </table:table-cell>
          <table:table-cell office:value-type="float" office:value="340" calcext:value-type="float">
            <text:p>340</text:p>
          </table:table-cell>
          <table:table-cell office:value-type="float" office:value="369.8" calcext:value-type="float">
            <text:p>369.8</text:p>
          </table:table-cell>
          <table:table-cell office:value-type="float" office:value="318.8" calcext:value-type="float">
            <text:p>318.8</text:p>
          </table:table-cell>
          <table:table-cell office:value-type="float" office:value="295.1" calcext:value-type="float">
            <text:p>295.1</text:p>
          </table:table-cell>
          <table:table-cell office:value-type="float" office:value="656.6" calcext:value-type="float">
            <text:p>656.6</text:p>
          </table:table-cell>
          <table:table-cell office:value-type="float" office:value="303.4" calcext:value-type="float">
            <text:p>303.4</text:p>
          </table:table-cell>
          <table:table-cell office:value-type="float" office:value="469.4" calcext:value-type="float">
            <text:p>469.4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16384" calcext:value-type="float">
            <text:p>16384</text:p>
          </table:table-cell>
          <table:table-cell office:value-type="float" office:value="427.4" calcext:value-type="float">
            <text:p>427.4</text:p>
          </table:table-cell>
          <table:table-cell office:value-type="float" office:value="1.3" calcext:value-type="float">
            <text:p>1.3</text:p>
          </table:table-cell>
          <table:table-cell office:value-type="float" office:value="4783.6" calcext:value-type="float">
            <text:p>4783.6</text:p>
          </table:table-cell>
          <table:table-cell office:value-type="float" office:value="271.2" calcext:value-type="float">
            <text:p>271.2</text:p>
          </table:table-cell>
          <table:table-cell office:value-type="float" office:value="4732.2" calcext:value-type="float">
            <text:p>4732.2</text:p>
          </table:table-cell>
          <table:table-cell office:value-type="float" office:value="2492.4" calcext:value-type="float">
            <text:p>2492.4</text:p>
          </table:table-cell>
          <table:table-cell office:value-type="float" office:value="257.3" calcext:value-type="float">
            <text:p>257.3</text:p>
          </table:table-cell>
          <table:table-cell office:value-type="float" office:value="292.2" calcext:value-type="float">
            <text:p>292.2</text:p>
          </table:table-cell>
          <table:table-cell office:value-type="float" office:value="309.2" calcext:value-type="float">
            <text:p>309.2</text:p>
          </table:table-cell>
          <table:table-cell office:value-type="float" office:value="243.7" calcext:value-type="float">
            <text:p>243.7</text:p>
          </table:table-cell>
          <table:table-cell office:value-type="float" office:value="284.5" calcext:value-type="float">
            <text:p>284.5</text:p>
          </table:table-cell>
          <table:table-cell office:value-type="float" office:value="2288.7" calcext:value-type="float">
            <text:p>2288.7</text:p>
          </table:table-cell>
          <table:table-cell office:value-type="float" office:value="988.9" calcext:value-type="float">
            <text:p>988.9</text:p>
          </table:table-cell>
          <table:table-cell office:value-type="float" office:value="346.3" calcext:value-type="float">
            <text:p>346.3</text:p>
          </table:table-cell>
          <table:table-cell office:value-type="float" office:value="251.1" calcext:value-type="float">
            <text:p>251.1</text:p>
          </table:table-cell>
          <table:table-cell office:value-type="float" office:value="285.7" calcext:value-type="float">
            <text:p>285.7</text:p>
          </table:table-cell>
          <table:table-cell office:value-type="float" office:value="1767.9" calcext:value-type="float">
            <text:p>1767.9</text:p>
          </table:table-cell>
          <table:table-cell office:value-type="float" office:value="416" calcext:value-type="float">
            <text:p>416</text:p>
          </table:table-cell>
          <table:table-cell office:value-type="float" office:value="435.2" calcext:value-type="float">
            <text:p>435.2</text:p>
          </table:table-cell>
          <table:table-cell office:value-type="float" office:value="390" calcext:value-type="float">
            <text:p>390</text:p>
          </table:table-cell>
          <table:table-cell office:value-type="float" office:value="541" calcext:value-type="float">
            <text:p>541</text:p>
          </table:table-cell>
          <table:table-cell office:value-type="float" office:value="2183.3" calcext:value-type="float">
            <text:p>2183.3</text:p>
          </table:table-cell>
          <table:table-cell office:value-type="float" office:value="283.2" calcext:value-type="float">
            <text:p>283.2</text:p>
          </table:table-cell>
          <table:table-cell office:value-type="float" office:value="2590.1" calcext:value-type="float">
            <text:p>2590.1</text:p>
          </table:table-cell>
          <table:table-cell office:value-type="float" office:value="409.3" calcext:value-type="float">
            <text:p>409.3</text:p>
          </table:table-cell>
          <table:table-cell office:value-type="float" office:value="384.7" calcext:value-type="float">
            <text:p>384.7</text:p>
          </table:table-cell>
          <table:table-cell office:value-type="float" office:value="735.2" calcext:value-type="float">
            <text:p>735.2</text:p>
          </table:table-cell>
          <table:table-cell office:value-type="float" office:value="293.9" calcext:value-type="float">
            <text:p>293.9</text:p>
          </table:table-cell>
          <table:table-cell office:value-type="float" office:value="357.9" calcext:value-type="float">
            <text:p>357.9</text:p>
          </table:table-cell>
          <table:table-cell office:value-type="float" office:value="359.8" calcext:value-type="float">
            <text:p>359.8</text:p>
          </table:table-cell>
          <table:table-cell office:value-type="float" office:value="290.2" calcext:value-type="float">
            <text:p>290.2</text:p>
          </table:table-cell>
          <table:table-cell office:value-type="float" office:value="302.4" calcext:value-type="float">
            <text:p>302.4</text:p>
          </table:table-cell>
          <table:table-cell office:value-type="float" office:value="294.7" calcext:value-type="float">
            <text:p>294.7</text:p>
          </table:table-cell>
          <table:table-cell office:value-type="float" office:value="272.5" calcext:value-type="float">
            <text:p>272.5</text:p>
          </table:table-cell>
          <table:table-cell office:value-type="float" office:value="267.5" calcext:value-type="float">
            <text:p>267.5</text:p>
          </table:table-cell>
          <table:table-cell office:value-type="float" office:value="282.9" calcext:value-type="float">
            <text:p>282.9</text:p>
          </table:table-cell>
          <table:table-cell office:value-type="float" office:value="294.1" calcext:value-type="float">
            <text:p>294.1</text:p>
          </table:table-cell>
          <table:table-cell office:value-type="float" office:value="301" calcext:value-type="float">
            <text:p>301</text:p>
          </table:table-cell>
          <table:table-cell office:value-type="float" office:value="215.7" calcext:value-type="float">
            <text:p>215.7</text:p>
          </table:table-cell>
          <table:table-cell office:value-type="float" office:value="950.1" calcext:value-type="float">
            <text:p>950.1</text:p>
          </table:table-cell>
          <table:table-cell office:value-type="float" office:value="241.3" calcext:value-type="float">
            <text:p>241.3</text:p>
          </table:table-cell>
          <table:table-cell office:value-type="float" office:value="313.2" calcext:value-type="float">
            <text:p>313.2</text:p>
          </table:table-cell>
          <table:table-cell office:value-type="float" office:value="424.5" calcext:value-type="float">
            <text:p>424.5</text:p>
          </table:table-cell>
          <table:table-cell office:value-type="float" office:value="439.4" calcext:value-type="float">
            <text:p>439.4</text:p>
          </table:table-cell>
          <table:table-cell office:value-type="float" office:value="949.9" calcext:value-type="float">
            <text:p>949.9</text:p>
          </table:table-cell>
          <table:table-cell office:value-type="float" office:value="2249.1" calcext:value-type="float">
            <text:p>2249.1</text:p>
          </table:table-cell>
          <table:table-cell office:value-type="float" office:value="315.6" calcext:value-type="float">
            <text:p>315.6</text:p>
          </table:table-cell>
          <table:table-cell office:value-type="float" office:value="477.9" calcext:value-type="float">
            <text:p>477.9</text:p>
          </table:table-cell>
          <table:table-cell office:value-type="float" office:value="238.7" calcext:value-type="float">
            <text:p>238.7</text:p>
          </table:table-cell>
          <table:table-cell office:value-type="float" office:value="1715.5" calcext:value-type="float">
            <text:p>1715.5</text:p>
          </table:table-cell>
          <table:table-cell office:value-type="float" office:value="365.4" calcext:value-type="float">
            <text:p>365.4</text:p>
          </table:table-cell>
          <table:table-cell office:value-type="float" office:value="427.4" calcext:value-type="float">
            <text:p>427.4</text:p>
          </table:table-cell>
          <table:table-cell office:value-type="float" office:value="313" calcext:value-type="float">
            <text:p>313</text:p>
          </table:table-cell>
          <table:table-cell office:value-type="float" office:value="292.7" calcext:value-type="float">
            <text:p>292.7</text:p>
          </table:table-cell>
          <table:table-cell office:value-type="float" office:value="445.3" calcext:value-type="float">
            <text:p>445.3</text:p>
          </table:table-cell>
          <table:table-cell office:value-type="float" office:value="313" calcext:value-type="float">
            <text:p>313</text:p>
          </table:table-cell>
          <table:table-cell office:value-type="float" office:value="565.5" calcext:value-type="float">
            <text:p>565.5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65536" calcext:value-type="float">
            <text:p>65536</text:p>
          </table:table-cell>
          <table:table-cell office:value-type="float" office:value="434.8" calcext:value-type="float">
            <text:p>434.8</text:p>
          </table:table-cell>
          <table:table-cell office:value-type="float" office:value="1.3" calcext:value-type="float">
            <text:p>1.3</text:p>
          </table:table-cell>
          <table:table-cell office:value-type="float" office:value="5649" calcext:value-type="float">
            <text:p>5649</text:p>
          </table:table-cell>
          <table:table-cell office:value-type="float" office:value="264.2" calcext:value-type="float">
            <text:p>264.2</text:p>
          </table:table-cell>
          <table:table-cell office:value-type="float" office:value="5531" calcext:value-type="float">
            <text:p>5531</text:p>
          </table:table-cell>
          <table:table-cell office:value-type="float" office:value="3684.4" calcext:value-type="float">
            <text:p>3684.4</text:p>
          </table:table-cell>
          <table:table-cell office:value-type="float" office:value="245.2" calcext:value-type="float">
            <text:p>245.2</text:p>
          </table:table-cell>
          <table:table-cell office:value-type="float" office:value="285" calcext:value-type="float">
            <text:p>285</text:p>
          </table:table-cell>
          <table:table-cell office:value-type="float" office:value="313.8" calcext:value-type="float">
            <text:p>313.8</text:p>
          </table:table-cell>
          <table:table-cell office:value-type="float" office:value="226.8" calcext:value-type="float">
            <text:p>226.8</text:p>
          </table:table-cell>
          <table:table-cell office:value-type="float" office:value="274.9" calcext:value-type="float">
            <text:p>274.9</text:p>
          </table:table-cell>
          <table:table-cell office:value-type="float" office:value="3376.1" calcext:value-type="float">
            <text:p>3376.1</text:p>
          </table:table-cell>
          <table:table-cell office:value-type="float" office:value="1024.9" calcext:value-type="float">
            <text:p>1024.9</text:p>
          </table:table-cell>
          <table:table-cell office:value-type="float" office:value="345.5" calcext:value-type="float">
            <text:p>345.5</text:p>
          </table:table-cell>
          <table:table-cell office:value-type="float" office:value="240.1" calcext:value-type="float">
            <text:p>240.1</text:p>
          </table:table-cell>
          <table:table-cell office:value-type="float" office:value="267.2" calcext:value-type="float">
            <text:p>267.2</text:p>
          </table:table-cell>
          <table:table-cell office:value-type="float" office:value="2247.9" calcext:value-type="float">
            <text:p>2247.9</text:p>
          </table:table-cell>
          <table:table-cell office:value-type="float" office:value="415.3" calcext:value-type="float">
            <text:p>415.3</text:p>
          </table:table-cell>
          <table:table-cell office:value-type="float" office:value="295" calcext:value-type="float">
            <text:p>295</text:p>
          </table:table-cell>
          <table:table-cell office:value-type="float" office:value="377.5" calcext:value-type="float">
            <text:p>377.5</text:p>
          </table:table-cell>
          <table:table-cell office:value-type="float" office:value="560.8" calcext:value-type="float">
            <text:p>560.8</text:p>
          </table:table-cell>
          <table:table-cell office:value-type="float" office:value="3112.7" calcext:value-type="float">
            <text:p>3112.7</text:p>
          </table:table-cell>
          <table:table-cell office:value-type="float" office:value="274.7" calcext:value-type="float">
            <text:p>274.7</text:p>
          </table:table-cell>
          <table:table-cell office:value-type="float" office:value="4222.3" calcext:value-type="float">
            <text:p>4222.3</text:p>
          </table:table-cell>
          <table:table-cell office:value-type="float" office:value="386.3" calcext:value-type="float">
            <text:p>386.3</text:p>
          </table:table-cell>
          <table:table-cell office:value-type="float" office:value="355.7" calcext:value-type="float">
            <text:p>355.7</text:p>
          </table:table-cell>
          <table:table-cell office:value-type="float" office:value="796.4" calcext:value-type="float">
            <text:p>796.4</text:p>
          </table:table-cell>
          <table:table-cell office:value-type="float" office:value="269" calcext:value-type="float">
            <text:p>269</text:p>
          </table:table-cell>
          <table:table-cell office:value-type="float" office:value="353.5" calcext:value-type="float">
            <text:p>353.5</text:p>
          </table:table-cell>
          <table:table-cell office:value-type="float" office:value="341.4" calcext:value-type="float">
            <text:p>341.4</text:p>
          </table:table-cell>
          <table:table-cell office:value-type="float" office:value="263.8" calcext:value-type="float">
            <text:p>263.8</text:p>
          </table:table-cell>
          <table:table-cell office:value-type="float" office:value="306.2" calcext:value-type="float">
            <text:p>306.2</text:p>
          </table:table-cell>
          <table:table-cell office:value-type="float" office:value="288.2" calcext:value-type="float">
            <text:p>288.2</text:p>
          </table:table-cell>
          <table:table-cell office:value-type="float" office:value="270.4" calcext:value-type="float">
            <text:p>270.4</text:p>
          </table:table-cell>
          <table:table-cell office:value-type="float" office:value="259" calcext:value-type="float">
            <text:p>259</text:p>
          </table:table-cell>
          <table:table-cell office:value-type="float" office:value="285.7" calcext:value-type="float">
            <text:p>285.7</text:p>
          </table:table-cell>
          <table:table-cell office:value-type="float" office:value="294.2" calcext:value-type="float">
            <text:p>294.2</text:p>
          </table:table-cell>
          <table:table-cell office:value-type="float" office:value="303.6" calcext:value-type="float">
            <text:p>303.6</text:p>
          </table:table-cell>
          <table:table-cell office:value-type="float" office:value="192.9" calcext:value-type="float">
            <text:p>192.9</text:p>
          </table:table-cell>
          <table:table-cell office:value-type="float" office:value="952.1" calcext:value-type="float">
            <text:p>952.1</text:p>
          </table:table-cell>
          <table:table-cell office:value-type="float" office:value="227.5" calcext:value-type="float">
            <text:p>227.5</text:p>
          </table:table-cell>
          <table:table-cell office:value-type="float" office:value="312.3" calcext:value-type="float">
            <text:p>312.3</text:p>
          </table:table-cell>
          <table:table-cell office:value-type="float" office:value="420.7" calcext:value-type="float">
            <text:p>420.7</text:p>
          </table:table-cell>
          <table:table-cell office:value-type="float" office:value="452.7" calcext:value-type="float">
            <text:p>452.7</text:p>
          </table:table-cell>
          <table:table-cell office:value-type="float" office:value="953.1" calcext:value-type="float">
            <text:p>953.1</text:p>
          </table:table-cell>
          <table:table-cell office:value-type="float" office:value="3459" calcext:value-type="float">
            <text:p>3459</text:p>
          </table:table-cell>
          <table:table-cell office:value-type="float" office:value="326.9" calcext:value-type="float">
            <text:p>326.9</text:p>
          </table:table-cell>
          <table:table-cell office:value-type="float" office:value="485.6" calcext:value-type="float">
            <text:p>485.6</text:p>
          </table:table-cell>
          <table:table-cell office:value-type="float" office:value="211.8" calcext:value-type="float">
            <text:p>211.8</text:p>
          </table:table-cell>
          <table:table-cell office:value-type="float" office:value="2067" calcext:value-type="float">
            <text:p>2067</text:p>
          </table:table-cell>
          <table:table-cell office:value-type="float" office:value="371.5" calcext:value-type="float">
            <text:p>371.5</text:p>
          </table:table-cell>
          <table:table-cell office:value-type="float" office:value="477.7" calcext:value-type="float">
            <text:p>477.7</text:p>
          </table:table-cell>
          <table:table-cell office:value-type="float" office:value="297.1" calcext:value-type="float">
            <text:p>297.1</text:p>
          </table:table-cell>
          <table:table-cell office:value-type="float" office:value="289.3" calcext:value-type="float">
            <text:p>289.3</text:p>
          </table:table-cell>
          <table:table-cell office:value-type="float" office:value="296" calcext:value-type="float">
            <text:p>296</text:p>
          </table:table-cell>
          <table:table-cell office:value-type="float" office:value="312.8" calcext:value-type="float">
            <text:p>312.8</text:p>
          </table:table-cell>
          <table:table-cell office:value-type="float" office:value="604.8" calcext:value-type="float">
            <text:p>604.8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7.8" calcext:value-type="float">
            <text:p>467.8</text:p>
          </table:table-cell>
          <table:table-cell office:value-type="float" office:value="1.3" calcext:value-type="float">
            <text:p>1.3</text:p>
          </table:table-cell>
          <table:table-cell office:value-type="float" office:value="5412.4" calcext:value-type="float">
            <text:p>5412.4</text:p>
          </table:table-cell>
          <table:table-cell office:value-type="float" office:value="254.9" calcext:value-type="float">
            <text:p>254.9</text:p>
          </table:table-cell>
          <table:table-cell office:value-type="float" office:value="5351.2" calcext:value-type="float">
            <text:p>5351.2</text:p>
          </table:table-cell>
          <table:table-cell office:value-type="float" office:value="4251.1" calcext:value-type="float">
            <text:p>4251.1</text:p>
          </table:table-cell>
          <table:table-cell office:value-type="float" office:value="240.2" calcext:value-type="float">
            <text:p>240.2</text:p>
          </table:table-cell>
          <table:table-cell office:value-type="float" office:value="276.6" calcext:value-type="float">
            <text:p>276.6</text:p>
          </table:table-cell>
          <table:table-cell office:value-type="float" office:value="301.3" calcext:value-type="float">
            <text:p>301.3</text:p>
          </table:table-cell>
          <table:table-cell office:value-type="float" office:value="224.5" calcext:value-type="float">
            <text:p>224.5</text:p>
          </table:table-cell>
          <table:table-cell office:value-type="float" office:value="265.6" calcext:value-type="float">
            <text:p>265.6</text:p>
          </table:table-cell>
          <table:table-cell office:value-type="float" office:value="4212.6" calcext:value-type="float">
            <text:p>4212.6</text:p>
          </table:table-cell>
          <table:table-cell office:value-type="float" office:value="1044.8" calcext:value-type="float">
            <text:p>1044.8</text:p>
          </table:table-cell>
          <table:table-cell office:value-type="float" office:value="340.6" calcext:value-type="float">
            <text:p>340.6</text:p>
          </table:table-cell>
          <table:table-cell office:value-type="float" office:value="231.3" calcext:value-type="float">
            <text:p>231.3</text:p>
          </table:table-cell>
          <table:table-cell office:value-type="float" office:value="262.4" calcext:value-type="float">
            <text:p>262.4</text:p>
          </table:table-cell>
          <table:table-cell office:value-type="float" office:value="2417.1" calcext:value-type="float">
            <text:p>2417.1</text:p>
          </table:table-cell>
          <table:table-cell office:value-type="float" office:value="408.1" calcext:value-type="float">
            <text:p>408.1</text:p>
          </table:table-cell>
          <table:table-cell office:value-type="float" office:value="353.3" calcext:value-type="float">
            <text:p>353.3</text:p>
          </table:table-cell>
          <table:table-cell office:value-type="float" office:value="374.2" calcext:value-type="float">
            <text:p>374.2</text:p>
          </table:table-cell>
          <table:table-cell office:value-type="float" office:value="544.1" calcext:value-type="float">
            <text:p>544.1</text:p>
          </table:table-cell>
          <table:table-cell office:value-type="float" office:value="3870" calcext:value-type="float">
            <text:p>3870</text:p>
          </table:table-cell>
          <table:table-cell office:value-type="float" office:value="261.9" calcext:value-type="float">
            <text:p>261.9</text:p>
          </table:table-cell>
          <table:table-cell office:value-type="float" office:value="5752.7" calcext:value-type="float">
            <text:p>5752.7</text:p>
          </table:table-cell>
          <table:table-cell office:value-type="float" office:value="384.4" calcext:value-type="float">
            <text:p>384.4</text:p>
          </table:table-cell>
          <table:table-cell office:value-type="float" office:value="357.5" calcext:value-type="float">
            <text:p>357.5</text:p>
          </table:table-cell>
          <table:table-cell office:value-type="float" office:value="775.6" calcext:value-type="float">
            <text:p>775.6</text:p>
          </table:table-cell>
          <table:table-cell office:value-type="float" office:value="273.3" calcext:value-type="float">
            <text:p>273.3</text:p>
          </table:table-cell>
          <table:table-cell office:value-type="float" office:value="354.7" calcext:value-type="float">
            <text:p>354.7</text:p>
          </table:table-cell>
          <table:table-cell office:value-type="float" office:value="334.7" calcext:value-type="float">
            <text:p>334.7</text:p>
          </table:table-cell>
          <table:table-cell office:value-type="float" office:value="274" calcext:value-type="float">
            <text:p>274</text:p>
          </table:table-cell>
          <table:table-cell office:value-type="float" office:value="294.4" calcext:value-type="float">
            <text:p>294.4</text:p>
          </table:table-cell>
          <table:table-cell office:value-type="float" office:value="288" calcext:value-type="float">
            <text:p>288</text:p>
          </table:table-cell>
          <table:table-cell office:value-type="float" office:value="261.2" calcext:value-type="float">
            <text:p>261.2</text:p>
          </table:table-cell>
          <table:table-cell office:value-type="float" office:value="258.1" calcext:value-type="float">
            <text:p>258.1</text:p>
          </table:table-cell>
          <table:table-cell office:value-type="float" office:value="283.6" calcext:value-type="float">
            <text:p>283.6</text:p>
          </table:table-cell>
          <table:table-cell office:value-type="float" office:value="296.9" calcext:value-type="float">
            <text:p>296.9</text:p>
          </table:table-cell>
          <table:table-cell office:value-type="float" office:value="304.5" calcext:value-type="float">
            <text:p>304.5</text:p>
          </table:table-cell>
          <table:table-cell office:value-type="float" office:value="194.2" calcext:value-type="float">
            <text:p>194.2</text:p>
          </table:table-cell>
          <table:table-cell office:value-type="float" office:value="889.5" calcext:value-type="float">
            <text:p>889.5</text:p>
          </table:table-cell>
          <table:table-cell office:value-type="float" office:value="222.6" calcext:value-type="float">
            <text:p>222.6</text:p>
          </table:table-cell>
          <table:table-cell office:value-type="float" office:value="313.1" calcext:value-type="float">
            <text:p>313.1</text:p>
          </table:table-cell>
          <table:table-cell office:value-type="float" office:value="421.3" calcext:value-type="float">
            <text:p>421.3</text:p>
          </table:table-cell>
          <table:table-cell office:value-type="float" office:value="455.2" calcext:value-type="float">
            <text:p>455.2</text:p>
          </table:table-cell>
          <table:table-cell office:value-type="float" office:value="893.8" calcext:value-type="float">
            <text:p>893.8</text:p>
          </table:table-cell>
          <table:table-cell office:value-type="float" office:value="2862" calcext:value-type="float">
            <text:p>2862</text:p>
          </table:table-cell>
          <table:table-cell office:value-type="float" office:value="324.5" calcext:value-type="float">
            <text:p>324.5</text:p>
          </table:table-cell>
          <table:table-cell office:value-type="float" office:value="471" calcext:value-type="float">
            <text:p>471</text:p>
          </table:table-cell>
          <table:table-cell office:value-type="float" office:value="229.3" calcext:value-type="float">
            <text:p>229.3</text:p>
          </table:table-cell>
          <table:table-cell office:value-type="float" office:value="2356.7" calcext:value-type="float">
            <text:p>2356.7</text:p>
          </table:table-cell>
          <table:table-cell office:value-type="float" office:value="373.4" calcext:value-type="float">
            <text:p>373.4</text:p>
          </table:table-cell>
          <table:table-cell office:value-type="float" office:value="474.9" calcext:value-type="float">
            <text:p>474.9</text:p>
          </table:table-cell>
          <table:table-cell office:value-type="float" office:value="287.2" calcext:value-type="float">
            <text:p>287.2</text:p>
          </table:table-cell>
          <table:table-cell office:value-type="float" office:value="280.4" calcext:value-type="float">
            <text:p>280.4</text:p>
          </table:table-cell>
          <table:table-cell office:value-type="float" office:value="344.6" calcext:value-type="float">
            <text:p>344.6</text:p>
          </table:table-cell>
          <table:table-cell office:value-type="float" office:value="310.8" calcext:value-type="float">
            <text:p>310.8</text:p>
          </table:table-cell>
          <table:table-cell office:value-type="float" office:value="596.3" calcext:value-type="float">
            <text:p>596.3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7.8" calcext:value-type="float">
            <text:p>467.8</text:p>
          </table:table-cell>
          <table:table-cell office:value-type="float" office:value="1.3" calcext:value-type="float">
            <text:p>1.3</text:p>
          </table:table-cell>
          <table:table-cell office:value-type="float" office:value="5414" calcext:value-type="float">
            <text:p>5414</text:p>
          </table:table-cell>
          <table:table-cell office:value-type="float" office:value="254.8" calcext:value-type="float">
            <text:p>254.8</text:p>
          </table:table-cell>
          <table:table-cell office:value-type="float" office:value="5349.4" calcext:value-type="float">
            <text:p>5349.4</text:p>
          </table:table-cell>
          <table:table-cell office:value-type="float" office:value="4242.3" calcext:value-type="float">
            <text:p>4242.3</text:p>
          </table:table-cell>
          <table:table-cell office:value-type="float" office:value="240" calcext:value-type="float">
            <text:p>240</text:p>
          </table:table-cell>
          <table:table-cell office:value-type="float" office:value="277.1" calcext:value-type="float">
            <text:p>277.1</text:p>
          </table:table-cell>
          <table:table-cell office:value-type="float" office:value="300.5" calcext:value-type="float">
            <text:p>300.5</text:p>
          </table:table-cell>
          <table:table-cell office:value-type="float" office:value="223" calcext:value-type="float">
            <text:p>223</text:p>
          </table:table-cell>
          <table:table-cell office:value-type="float" office:value="263.1" calcext:value-type="float">
            <text:p>263.1</text:p>
          </table:table-cell>
          <table:table-cell office:value-type="float" office:value="6401.1" calcext:value-type="float">
            <text:p>6401.1</text:p>
          </table:table-cell>
          <table:table-cell office:value-type="float" office:value="1102.4" calcext:value-type="float">
            <text:p>1102.4</text:p>
          </table:table-cell>
          <table:table-cell office:value-type="float" office:value="341.3" calcext:value-type="float">
            <text:p>341.3</text:p>
          </table:table-cell>
          <table:table-cell office:value-type="float" office:value="230" calcext:value-type="float">
            <text:p>230</text:p>
          </table:table-cell>
          <table:table-cell office:value-type="float" office:value="260.8" calcext:value-type="float">
            <text:p>260.8</text:p>
          </table:table-cell>
          <table:table-cell office:value-type="float" office:value="2663.5" calcext:value-type="float">
            <text:p>2663.5</text:p>
          </table:table-cell>
          <table:table-cell office:value-type="float" office:value="410.5" calcext:value-type="float">
            <text:p>410.5</text:p>
          </table:table-cell>
          <table:table-cell office:value-type="float" office:value="353.2" calcext:value-type="float">
            <text:p>353.2</text:p>
          </table:table-cell>
          <table:table-cell office:value-type="float" office:value="383.6" calcext:value-type="float">
            <text:p>383.6</text:p>
          </table:table-cell>
          <table:table-cell office:value-type="float" office:value="540.8" calcext:value-type="float">
            <text:p>540.8</text:p>
          </table:table-cell>
          <table:table-cell office:value-type="float" office:value="4895.8" calcext:value-type="float">
            <text:p>4895.8</text:p>
          </table:table-cell>
          <table:table-cell office:value-type="float" office:value="262.8" calcext:value-type="float">
            <text:p>262.8</text:p>
          </table:table-cell>
          <table:table-cell office:value-type="float" office:value="7328.1" calcext:value-type="float">
            <text:p>7328.1</text:p>
          </table:table-cell>
          <table:table-cell office:value-type="float" office:value="381.9" calcext:value-type="float">
            <text:p>381.9</text:p>
          </table:table-cell>
          <table:table-cell office:value-type="float" office:value="356.1" calcext:value-type="float">
            <text:p>356.1</text:p>
          </table:table-cell>
          <table:table-cell office:value-type="float" office:value="773.5" calcext:value-type="float">
            <text:p>773.5</text:p>
          </table:table-cell>
          <table:table-cell office:value-type="float" office:value="271.7" calcext:value-type="float">
            <text:p>271.7</text:p>
          </table:table-cell>
          <table:table-cell office:value-type="float" office:value="354.9" calcext:value-type="float">
            <text:p>354.9</text:p>
          </table:table-cell>
          <table:table-cell office:value-type="float" office:value="335.2" calcext:value-type="float">
            <text:p>335.2</text:p>
          </table:table-cell>
          <table:table-cell office:value-type="float" office:value="272.5" calcext:value-type="float">
            <text:p>272.5</text:p>
          </table:table-cell>
          <table:table-cell office:value-type="float" office:value="296.5" calcext:value-type="float">
            <text:p>296.5</text:p>
          </table:table-cell>
          <table:table-cell office:value-type="float" office:value="288.7" calcext:value-type="float">
            <text:p>288.7</text:p>
          </table:table-cell>
          <table:table-cell office:value-type="float" office:value="261.7" calcext:value-type="float">
            <text:p>261.7</text:p>
          </table:table-cell>
          <table:table-cell office:value-type="float" office:value="257.8" calcext:value-type="float">
            <text:p>257.8</text:p>
          </table:table-cell>
          <table:table-cell office:value-type="float" office:value="284.2" calcext:value-type="float">
            <text:p>284.2</text:p>
          </table:table-cell>
          <table:table-cell office:value-type="float" office:value="297" calcext:value-type="float">
            <text:p>297</text:p>
          </table:table-cell>
          <table:table-cell office:value-type="float" office:value="303.8" calcext:value-type="float">
            <text:p>303.8</text:p>
          </table:table-cell>
          <table:table-cell office:value-type="float" office:value="192.8" calcext:value-type="float">
            <text:p>192.8</text:p>
          </table:table-cell>
          <table:table-cell office:value-type="float" office:value="876" calcext:value-type="float">
            <text:p>876</text:p>
          </table:table-cell>
          <table:table-cell office:value-type="float" office:value="222.2" calcext:value-type="float">
            <text:p>222.2</text:p>
          </table:table-cell>
          <table:table-cell office:value-type="float" office:value="313" calcext:value-type="float">
            <text:p>313</text:p>
          </table:table-cell>
          <table:table-cell office:value-type="float" office:value="421.5" calcext:value-type="float">
            <text:p>421.5</text:p>
          </table:table-cell>
          <table:table-cell office:value-type="float" office:value="454" calcext:value-type="float">
            <text:p>454</text:p>
          </table:table-cell>
          <table:table-cell office:value-type="float" office:value="876.2" calcext:value-type="float">
            <text:p>876.2</text:p>
          </table:table-cell>
          <table:table-cell office:value-type="float" office:value="3364.3" calcext:value-type="float">
            <text:p>3364.3</text:p>
          </table:table-cell>
          <table:table-cell office:value-type="float" office:value="325" calcext:value-type="float">
            <text:p>325</text:p>
          </table:table-cell>
          <table:table-cell office:value-type="float" office:value="467.7" calcext:value-type="float">
            <text:p>467.7</text:p>
          </table:table-cell>
          <table:table-cell office:value-type="float" office:value="228.3" calcext:value-type="float">
            <text:p>228.3</text:p>
          </table:table-cell>
          <table:table-cell office:value-type="float" office:value="2503.1" calcext:value-type="float">
            <text:p>2503.1</text:p>
          </table:table-cell>
          <table:table-cell office:value-type="float" office:value="373.9" calcext:value-type="float">
            <text:p>373.9</text:p>
          </table:table-cell>
          <table:table-cell office:value-type="float" office:value="476.3" calcext:value-type="float">
            <text:p>476.3</text:p>
          </table:table-cell>
          <table:table-cell office:value-type="float" office:value="285.3" calcext:value-type="float">
            <text:p>285.3</text:p>
          </table:table-cell>
          <table:table-cell office:value-type="float" office:value="279.9" calcext:value-type="float">
            <text:p>279.9</text:p>
          </table:table-cell>
          <table:table-cell office:value-type="float" office:value="340" calcext:value-type="float">
            <text:p>340</text:p>
          </table:table-cell>
          <table:table-cell office:value-type="float" office:value="309.7" calcext:value-type="float">
            <text:p>309.7</text:p>
          </table:table-cell>
          <table:table-cell office:value-type="float" office:value="600.6" calcext:value-type="float">
            <text:p>600.6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69.4" calcext:value-type="float">
            <text:p>469.4</text:p>
          </table:table-cell>
          <table:table-cell office:value-type="float" office:value="1.3" calcext:value-type="float">
            <text:p>1.3</text:p>
          </table:table-cell>
          <table:table-cell office:value-type="float" office:value="5413.2" calcext:value-type="float">
            <text:p>5413.2</text:p>
          </table:table-cell>
          <table:table-cell office:value-type="float" office:value="255.6" calcext:value-type="float">
            <text:p>255.6</text:p>
          </table:table-cell>
          <table:table-cell office:value-type="float" office:value="5348.8" calcext:value-type="float">
            <text:p>5348.8</text:p>
          </table:table-cell>
          <table:table-cell office:value-type="float" office:value="4259.4" calcext:value-type="float">
            <text:p>4259.4</text:p>
          </table:table-cell>
          <table:table-cell office:value-type="float" office:value="241.4" calcext:value-type="float">
            <text:p>241.4</text:p>
          </table:table-cell>
          <table:table-cell office:value-type="float" office:value="276.5" calcext:value-type="float">
            <text:p>276.5</text:p>
          </table:table-cell>
          <table:table-cell office:value-type="float" office:value="301.4" calcext:value-type="float">
            <text:p>301.4</text:p>
          </table:table-cell>
          <table:table-cell office:value-type="float" office:value="223.3" calcext:value-type="float">
            <text:p>223.3</text:p>
          </table:table-cell>
          <table:table-cell office:value-type="float" office:value="263.2" calcext:value-type="float">
            <text:p>263.2</text:p>
          </table:table-cell>
          <table:table-cell office:value-type="float" office:value="6851.9" calcext:value-type="float">
            <text:p>6851.9</text:p>
          </table:table-cell>
          <table:table-cell office:value-type="float" office:value="1097.1" calcext:value-type="float">
            <text:p>1097.1</text:p>
          </table:table-cell>
          <table:table-cell office:value-type="float" office:value="340.7" calcext:value-type="float">
            <text:p>340.7</text:p>
          </table:table-cell>
          <table:table-cell office:value-type="float" office:value="230" calcext:value-type="float">
            <text:p>230</text:p>
          </table:table-cell>
          <table:table-cell office:value-type="float" office:value="260.7" calcext:value-type="float">
            <text:p>260.7</text:p>
          </table:table-cell>
          <table:table-cell office:value-type="float" office:value="4219.2" calcext:value-type="float">
            <text:p>4219.2</text:p>
          </table:table-cell>
          <table:table-cell office:value-type="float" office:value="412.6" calcext:value-type="float">
            <text:p>412.6</text:p>
          </table:table-cell>
          <table:table-cell office:value-type="float" office:value="354" calcext:value-type="float">
            <text:p>354</text:p>
          </table:table-cell>
          <table:table-cell office:value-type="float" office:value="380.2" calcext:value-type="float">
            <text:p>380.2</text:p>
          </table:table-cell>
          <table:table-cell office:value-type="float" office:value="539.8" calcext:value-type="float">
            <text:p>539.8</text:p>
          </table:table-cell>
          <table:table-cell office:value-type="float" office:value="5747" calcext:value-type="float">
            <text:p>5747</text:p>
          </table:table-cell>
          <table:table-cell office:value-type="float" office:value="262.9" calcext:value-type="float">
            <text:p>262.9</text:p>
          </table:table-cell>
          <table:table-cell office:value-type="float" office:value="7207.6" calcext:value-type="float">
            <text:p>7207.6</text:p>
          </table:table-cell>
          <table:table-cell office:value-type="float" office:value="381.8" calcext:value-type="float">
            <text:p>381.8</text:p>
          </table:table-cell>
          <table:table-cell office:value-type="float" office:value="355.2" calcext:value-type="float">
            <text:p>355.2</text:p>
          </table:table-cell>
          <table:table-cell office:value-type="float" office:value="773.2" calcext:value-type="float">
            <text:p>773.2</text:p>
          </table:table-cell>
          <table:table-cell office:value-type="float" office:value="271.5" calcext:value-type="float">
            <text:p>271.5</text:p>
          </table:table-cell>
          <table:table-cell office:value-type="float" office:value="354.8" calcext:value-type="float">
            <text:p>354.8</text:p>
          </table:table-cell>
          <table:table-cell office:value-type="float" office:value="334.7" calcext:value-type="float">
            <text:p>334.7</text:p>
          </table:table-cell>
          <table:table-cell office:value-type="float" office:value="273.8" calcext:value-type="float">
            <text:p>273.8</text:p>
          </table:table-cell>
          <table:table-cell office:value-type="float" office:value="297.7" calcext:value-type="float">
            <text:p>297.7</text:p>
          </table:table-cell>
          <table:table-cell office:value-type="float" office:value="288.3" calcext:value-type="float">
            <text:p>288.3</text:p>
          </table:table-cell>
          <table:table-cell office:value-type="float" office:value="261.7" calcext:value-type="float">
            <text:p>261.7</text:p>
          </table:table-cell>
          <table:table-cell office:value-type="float" office:value="258.4" calcext:value-type="float">
            <text:p>258.4</text:p>
          </table:table-cell>
          <table:table-cell office:value-type="float" office:value="283.4" calcext:value-type="float">
            <text:p>283.4</text:p>
          </table:table-cell>
          <table:table-cell office:value-type="float" office:value="297.6" calcext:value-type="float">
            <text:p>297.6</text:p>
          </table:table-cell>
          <table:table-cell office:value-type="float" office:value="303.1" calcext:value-type="float">
            <text:p>303.1</text:p>
          </table:table-cell>
          <table:table-cell office:value-type="float" office:value="192.2" calcext:value-type="float">
            <text:p>192.2</text:p>
          </table:table-cell>
          <table:table-cell office:value-type="float" office:value="877.4" calcext:value-type="float">
            <text:p>877.4</text:p>
          </table:table-cell>
          <table:table-cell office:value-type="float" office:value="222.6" calcext:value-type="float">
            <text:p>222.6</text:p>
          </table:table-cell>
          <table:table-cell office:value-type="float" office:value="314.1" calcext:value-type="float">
            <text:p>314.1</text:p>
          </table:table-cell>
          <table:table-cell office:value-type="float" office:value="424.2" calcext:value-type="float">
            <text:p>424.2</text:p>
          </table:table-cell>
          <table:table-cell office:value-type="float" office:value="454.6" calcext:value-type="float">
            <text:p>454.6</text:p>
          </table:table-cell>
          <table:table-cell office:value-type="float" office:value="877.4" calcext:value-type="float">
            <text:p>877.4</text:p>
          </table:table-cell>
          <table:table-cell office:value-type="float" office:value="3367.9" calcext:value-type="float">
            <text:p>3367.9</text:p>
          </table:table-cell>
          <table:table-cell office:value-type="float" office:value="326.1" calcext:value-type="float">
            <text:p>326.1</text:p>
          </table:table-cell>
          <table:table-cell office:value-type="float" office:value="471.2" calcext:value-type="float">
            <text:p>471.2</text:p>
          </table:table-cell>
          <table:table-cell office:value-type="float" office:value="230.8" calcext:value-type="float">
            <text:p>230.8</text:p>
          </table:table-cell>
          <table:table-cell office:value-type="float" office:value="3868.1" calcext:value-type="float">
            <text:p>3868.1</text:p>
          </table:table-cell>
          <table:table-cell office:value-type="float" office:value="374.7" calcext:value-type="float">
            <text:p>374.7</text:p>
          </table:table-cell>
          <table:table-cell office:value-type="float" office:value="477.7" calcext:value-type="float">
            <text:p>477.7</text:p>
          </table:table-cell>
          <table:table-cell office:value-type="float" office:value="286.3" calcext:value-type="float">
            <text:p>286.3</text:p>
          </table:table-cell>
          <table:table-cell office:value-type="float" office:value="280.4" calcext:value-type="float">
            <text:p>280.4</text:p>
          </table:table-cell>
          <table:table-cell office:value-type="float" office:value="340.9" calcext:value-type="float">
            <text:p>340.9</text:p>
          </table:table-cell>
          <table:table-cell office:value-type="float" office:value="308.7" calcext:value-type="float">
            <text:p>308.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1024" calcext:value-type="float">
            <text:p>1024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41" calcext:value-type="float">
            <text:p>41</text:p>
          </table:table-cell>
          <table:table-cell office:value-type="float" office:value="29.1" calcext:value-type="float">
            <text:p>29.1</text:p>
          </table:table-cell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.5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office:value-type="float" office:value="28.3" calcext:value-type="float">
            <text:p>28.3</text:p>
          </table:table-cell>
          <table:table-cell office:value-type="float" office:value="29" calcext:value-type="float">
            <text:p>29</text:p>
          </table:table-cell>
          <table:table-cell office:value-type="float" office:value="29.3" calcext:value-type="float">
            <text:p>29.3</text:p>
          </table:table-cell>
          <table:table-cell office:value-type="float" office:value="28.6" calcext:value-type="float">
            <text:p>28.6</text:p>
          </table:table-cell>
          <table:table-cell office:value-type="float" office:value="27.8" calcext:value-type="float">
            <text:p>27.8</text:p>
          </table:table-cell>
          <table:table-cell office:value-type="float" office:value="28.5" calcext:value-type="float">
            <text:p>28.5</text:p>
          </table:table-cell>
          <table:table-cell office:value-type="float" office:value="29" calcext:value-type="float">
            <text:p>29</text:p>
          </table:table-cell>
          <table:table-cell office:value-type="float" office:value="28.7" calcext:value-type="float">
            <text:p>28.7</text:p>
          </table:table-cell>
          <table:table-cell office:value-type="float" office:value="28.3" calcext:value-type="float">
            <text:p>28.3</text:p>
          </table:table-cell>
          <table:table-cell office:value-type="float" office:value="27.3" calcext:value-type="float">
            <text:p>27.3</text:p>
          </table:table-cell>
          <table:table-cell office:value-type="float" office:value="27.7" calcext:value-type="float">
            <text:p>27.7</text:p>
          </table:table-cell>
          <table:table-cell office:value-type="float" office:value="29" calcext:value-type="float">
            <text:p>29</text:p>
          </table:table-cell>
          <table:table-cell office:value-type="float" office:value="28.1" calcext:value-type="float">
            <text:p>28.1</text:p>
          </table:table-cell>
          <table:table-cell office:value-type="float" office:value="29" calcext:value-type="float">
            <text:p>29</text:p>
          </table:table-cell>
          <table:table-cell office:value-type="float" office:value="28.3" calcext:value-type="float">
            <text:p>28.3</text:p>
          </table:table-cell>
          <table:table-cell office:value-type="float" office:value="28.8" calcext:value-type="float">
            <text:p>28.8</text:p>
          </table:table-cell>
          <table:table-cell office:value-type="float" office:value="30.5" calcext:value-type="float">
            <text:p>30.5</text:p>
          </table:table-cell>
          <table:table-cell office:value-type="float" office:value="28.5" calcext:value-type="float">
            <text:p>28.5</text:p>
          </table:table-cell>
          <table:table-cell office:value-type="float" office:value="28.7" calcext:value-type="float">
            <text:p>28.7</text:p>
          </table:table-cell>
          <table:table-cell office:value-type="float" office:value="28.9" calcext:value-type="float">
            <text:p>28.9</text:p>
          </table:table-cell>
          <table:table-cell office:value-type="float" office:value="28.4" calcext:value-type="float">
            <text:p>28.4</text:p>
          </table:table-cell>
          <table:table-cell office:value-type="float" office:value="28.7" calcext:value-type="float">
            <text:p>28.7</text:p>
          </table:table-cell>
          <table:table-cell office:value-type="float" office:value="28.3" calcext:value-type="float">
            <text:p>28.3</text:p>
          </table:table-cell>
          <table:table-cell office:value-type="float" office:value="27.8" calcext:value-type="float">
            <text:p>27.8</text:p>
          </table:table-cell>
          <table:table-cell office:value-type="float" office:value="27.9" calcext:value-type="float">
            <text:p>27.9</text:p>
          </table:table-cell>
          <table:table-cell office:value-type="float" office:value="28.3" calcext:value-type="float">
            <text:p>28.3</text:p>
          </table:table-cell>
          <table:table-cell office:value-type="float" office:value="27.8" calcext:value-type="float">
            <text:p>27.8</text:p>
          </table:table-cell>
          <table:table-cell office:value-type="float" office:value="27.9" calcext:value-type="float">
            <text:p>27.9</text:p>
          </table:table-cell>
          <table:table-cell office:value-type="float" office:value="27.7" calcext:value-type="float">
            <text:p>27.7</text:p>
          </table:table-cell>
          <table:table-cell office:value-type="float" office:value="22.4" calcext:value-type="float">
            <text:p>22.4</text:p>
          </table:table-cell>
          <table:table-cell office:value-type="float" office:value="27.6" calcext:value-type="float">
            <text:p>27.6</text:p>
          </table:table-cell>
          <table:table-cell office:value-type="float" office:value="28.5" calcext:value-type="float">
            <text:p>28.5</text:p>
          </table:table-cell>
          <table:table-cell office:value-type="float" office:value="28.8" calcext:value-type="float">
            <text:p>28.8</text:p>
          </table:table-cell>
          <table:table-cell office:value-type="float" office:value="26.9" calcext:value-type="float">
            <text:p>26.9</text:p>
          </table:table-cell>
          <table:table-cell office:value-type="float" office:value="22.4" calcext:value-type="float">
            <text:p>22.4</text:p>
          </table:table-cell>
          <table:table-cell office:value-type="float" office:value="28.9" calcext:value-type="float">
            <text:p>28.9</text:p>
          </table:table-cell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.4</text:p>
          </table:table-cell>
          <table:table-cell office:value-type="float" office:value="28.5" calcext:value-type="float">
            <text:p>28.5</text:p>
          </table:table-cell>
          <table:table-cell office:value-type="float" office:value="28.9" calcext:value-type="float">
            <text:p>28.9</text:p>
          </table:table-cell>
          <table:table-cell office:value-type="float" office:value="25.9" calcext:value-type="float">
            <text:p>25.9</text:p>
          </table:table-cell>
          <table:table-cell table:number-columns-repeated="2" office:value-type="float" office:value="28.8" calcext:value-type="float">
            <text:p>28.8</text:p>
          </table:table-cell>
          <table:table-cell office:value-type="float" office:value="28.3" calcext:value-type="float">
            <text:p>28.3</text:p>
          </table:table-cell>
          <table:table-cell office:value-type="float" office:value="28.8" calcext:value-type="float">
            <text:p>28.8</text:p>
          </table:table-cell>
          <table:table-cell office:value-type="float" office:value="25" calcext:value-type="float">
            <text:p>25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4096" calcext:value-type="float">
            <text:p>4096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143.9" calcext:value-type="float">
            <text:p>143.9</text:p>
          </table:table-cell>
          <table:table-cell office:value-type="float" office:value="48.2" calcext:value-type="float">
            <text:p>48.2</text:p>
          </table:table-cell>
          <table:table-cell office:value-type="float" office:value="154.4" calcext:value-type="float">
            <text:p>154.4</text:p>
          </table:table-cell>
          <table:table-cell office:value-type="float" office:value="57.5" calcext:value-type="float">
            <text:p>57.5</text:p>
          </table:table-cell>
          <table:table-cell office:value-type="float" office:value="48.7" calcext:value-type="float">
            <text:p>48.7</text:p>
          </table:table-cell>
          <table:table-cell office:value-type="float" office:value="51" calcext:value-type="float">
            <text:p>51</text:p>
          </table:table-cell>
          <table:table-cell office:value-type="float" office:value="48.2" calcext:value-type="float">
            <text:p>48.2</text:p>
          </table:table-cell>
          <table:table-cell office:value-type="float" office:value="48.3" calcext:value-type="float">
            <text:p>48.3</text:p>
          </table:table-cell>
          <table:table-cell office:value-type="float" office:value="51.5" calcext:value-type="float">
            <text:p>51.5</text:p>
          </table:table-cell>
          <table:table-cell office:value-type="float" office:value="57.3" calcext:value-type="float">
            <text:p>57.3</text:p>
          </table:table-cell>
          <table:table-cell office:value-type="float" office:value="58.4" calcext:value-type="float">
            <text:p>58.4</text:p>
          </table:table-cell>
          <table:table-cell office:value-type="float" office:value="53.1" calcext:value-type="float">
            <text:p>53.1</text:p>
          </table:table-cell>
          <table:table-cell office:value-type="float" office:value="48" calcext:value-type="float">
            <text:p>48</text:p>
          </table:table-cell>
          <table:table-cell office:value-type="float" office:value="52.7" calcext:value-type="float">
            <text:p>52.7</text:p>
          </table:table-cell>
          <table:table-cell office:value-type="float" office:value="56.9" calcext:value-type="float">
            <text:p>56.9</text:p>
          </table:table-cell>
          <table:table-cell office:value-type="float" office:value="53.1" calcext:value-type="float">
            <text:p>53.1</text:p>
          </table:table-cell>
          <table:table-cell office:value-type="float" office:value="54.4" calcext:value-type="float">
            <text:p>54.4</text:p>
          </table:table-cell>
          <table:table-cell office:value-type="float" office:value="52.9" calcext:value-type="float">
            <text:p>52.9</text:p>
          </table:table-cell>
          <table:table-cell office:value-type="float" office:value="31.5" calcext:value-type="float">
            <text:p>31.5</text:p>
          </table:table-cell>
          <table:table-cell office:value-type="float" office:value="57.3" calcext:value-type="float">
            <text:p>57.3</text:p>
          </table:table-cell>
          <table:table-cell office:value-type="float" office:value="50.3" calcext:value-type="float">
            <text:p>50.3</text:p>
          </table:table-cell>
          <table:table-cell office:value-type="float" office:value="57.4" calcext:value-type="float">
            <text:p>57.4</text:p>
          </table:table-cell>
          <table:table-cell office:value-type="float" office:value="51.8" calcext:value-type="float">
            <text:p>51.8</text:p>
          </table:table-cell>
          <table:table-cell office:value-type="float" office:value="40.3" calcext:value-type="float">
            <text:p>40.3</text:p>
          </table:table-cell>
          <table:table-cell office:value-type="float" office:value="56.7" calcext:value-type="float">
            <text:p>56.7</text:p>
          </table:table-cell>
          <table:table-cell office:value-type="float" office:value="54.4" calcext:value-type="float">
            <text:p>54.4</text:p>
          </table:table-cell>
          <table:table-cell office:value-type="float" office:value="54.3" calcext:value-type="float">
            <text:p>54.3</text:p>
          </table:table-cell>
          <table:table-cell office:value-type="float" office:value="56.3" calcext:value-type="float">
            <text:p>56.3</text:p>
          </table:table-cell>
          <table:table-cell office:value-type="float" office:value="53.3" calcext:value-type="float">
            <text:p>53.3</text:p>
          </table:table-cell>
          <table:table-cell office:value-type="float" office:value="55.8" calcext:value-type="float">
            <text:p>55.8</text:p>
          </table:table-cell>
          <table:table-cell office:value-type="float" office:value="51.9" calcext:value-type="float">
            <text:p>51.9</text:p>
          </table:table-cell>
          <table:table-cell office:value-type="float" office:value="49.2" calcext:value-type="float">
            <text:p>49.2</text:p>
          </table:table-cell>
          <table:table-cell office:value-type="float" office:value="49.7" calcext:value-type="float">
            <text:p>49.7</text:p>
          </table:table-cell>
          <table:table-cell office:value-type="float" office:value="48" calcext:value-type="float">
            <text:p>48</text:p>
          </table:table-cell>
          <table:table-cell office:value-type="float" office:value="52.4" calcext:value-type="float">
            <text:p>52.4</text:p>
          </table:table-cell>
          <table:table-cell office:value-type="float" office:value="50.8" calcext:value-type="float">
            <text:p>50.8</text:p>
          </table:table-cell>
          <table:table-cell office:value-type="float" office:value="50.6" calcext:value-type="float">
            <text:p>50.6</text:p>
          </table:table-cell>
          <table:table-cell office:value-type="float" office:value="34" calcext:value-type="float">
            <text:p>34</text:p>
          </table:table-cell>
          <table:table-cell office:value-type="float" office:value="46.9" calcext:value-type="float">
            <text:p>46.9</text:p>
          </table:table-cell>
          <table:table-cell office:value-type="float" office:value="53.3" calcext:value-type="float">
            <text:p>53.3</text:p>
          </table:table-cell>
          <table:table-cell office:value-type="float" office:value="53.5" calcext:value-type="float">
            <text:p>53.5</text:p>
          </table:table-cell>
          <table:table-cell office:value-type="float" office:value="46.3" calcext:value-type="float">
            <text:p>46.3</text:p>
          </table:table-cell>
          <table:table-cell office:value-type="float" office:value="34" calcext:value-type="float">
            <text:p>34</text:p>
          </table:table-cell>
          <table:table-cell office:value-type="float" office:value="56.6" calcext:value-type="float">
            <text:p>56.6</text:p>
          </table:table-cell>
          <table:table-cell office:value-type="float" office:value="43.2" calcext:value-type="float">
            <text:p>43.2</text:p>
          </table:table-cell>
          <table:table-cell office:value-type="float" office:value="56" calcext:value-type="float">
            <text:p>56</text:p>
          </table:table-cell>
          <table:table-cell office:value-type="float" office:value="52.2" calcext:value-type="float">
            <text:p>52.2</text:p>
          </table:table-cell>
          <table:table-cell office:value-type="float" office:value="57.1" calcext:value-type="float">
            <text:p>57.1</text:p>
          </table:table-cell>
          <table:table-cell office:value-type="float" office:value="42.2" calcext:value-type="float">
            <text:p>42.2</text:p>
          </table:table-cell>
          <table:table-cell office:value-type="float" office:value="55.4" calcext:value-type="float">
            <text:p>55.4</text:p>
          </table:table-cell>
          <table:table-cell office:value-type="float" office:value="53.9" calcext:value-type="float">
            <text:p>53.9</text:p>
          </table:table-cell>
          <table:table-cell office:value-type="float" office:value="52.1" calcext:value-type="float">
            <text:p>52.1</text:p>
          </table:table-cell>
          <table:table-cell office:value-type="float" office:value="56.8" calcext:value-type="float">
            <text:p>56.8</text:p>
          </table:table-cell>
          <table:table-cell office:value-type="float" office:value="41.5" calcext:value-type="float">
            <text:p>41.5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16384" calcext:value-type="float">
            <text:p>16384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387.9" calcext:value-type="float">
            <text:p>387.9</text:p>
          </table:table-cell>
          <table:table-cell office:value-type="float" office:value="41.5" calcext:value-type="float">
            <text:p>41.5</text:p>
          </table:table-cell>
          <table:table-cell office:value-type="float" office:value="481.6" calcext:value-type="float">
            <text:p>481.6</text:p>
          </table:table-cell>
          <table:table-cell office:value-type="float" office:value="63.3" calcext:value-type="float">
            <text:p>63.3</text:p>
          </table:table-cell>
          <table:table-cell office:value-type="float" office:value="44.2" calcext:value-type="float">
            <text:p>44.2</text:p>
          </table:table-cell>
          <table:table-cell office:value-type="float" office:value="46.7" calcext:value-type="float">
            <text:p>46.7</text:p>
          </table:table-cell>
          <table:table-cell office:value-type="float" office:value="38.1" calcext:value-type="float">
            <text:p>38.1</text:p>
          </table:table-cell>
          <table:table-cell office:value-type="float" office:value="41.7" calcext:value-type="float">
            <text:p>41.7</text:p>
          </table:table-cell>
          <table:table-cell office:value-type="float" office:value="48.4" calcext:value-type="float">
            <text:p>48.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5.6" calcext:value-type="float">
            <text:p>55.6</text:p>
          </table:table-cell>
          <table:table-cell office:value-type="float" office:value="41.2" calcext:value-type="float">
            <text:p>41.2</text:p>
          </table:table-cell>
          <table:table-cell office:value-type="float" office:value="51.2" calcext:value-type="float">
            <text:p>51.2</text:p>
          </table:table-cell>
          <table:table-cell office:value-type="float" office:value="62.3" calcext:value-type="float">
            <text:p>62.3</text:p>
          </table:table-cell>
          <table:table-cell office:value-type="float" office:value="56.7" calcext:value-type="float">
            <text:p>56.7</text:p>
          </table:table-cell>
          <table:table-cell office:value-type="float" office:value="57.9" calcext:value-type="float">
            <text:p>57.9</text:p>
          </table:table-cell>
          <table:table-cell office:value-type="float" office:value="52.9" calcext:value-type="float">
            <text:p>52.9</text:p>
          </table:table-cell>
          <table:table-cell office:value-type="float" office:value="20.1" calcext:value-type="float">
            <text:p>20.1</text:p>
          </table:table-cell>
          <table:table-cell office:value-type="float" office:value="62.3" calcext:value-type="float">
            <text:p>62.3</text:p>
          </table:table-cell>
          <table:table-cell office:value-type="float" office:value="45.2" calcext:value-type="float">
            <text:p>45.2</text:p>
          </table:table-cell>
          <table:table-cell office:value-type="float" office:value="62.8" calcext:value-type="float">
            <text:p>62.8</text:p>
          </table:table-cell>
          <table:table-cell office:value-type="float" office:value="51.8" calcext:value-type="float">
            <text:p>51.8</text:p>
          </table:table-cell>
          <table:table-cell office:value-type="float" office:value="33.2" calcext:value-type="float">
            <text:p>33.2</text:p>
          </table:table-cell>
          <table:table-cell office:value-type="float" office:value="47.8" calcext:value-type="float">
            <text:p>47.8</text:p>
          </table:table-cell>
          <table:table-cell office:value-type="float" office:value="56.8" calcext:value-type="float">
            <text:p>56.8</text:p>
          </table:table-cell>
          <table:table-cell office:value-type="float" office:value="48.1" calcext:value-type="float">
            <text:p>48.1</text:p>
          </table:table-cell>
          <table:table-cell office:value-type="float" office:value="61.4" calcext:value-type="float">
            <text:p>61.4</text:p>
          </table:table-cell>
          <table:table-cell office:value-type="float" office:value="54" calcext:value-type="float">
            <text:p>54</text:p>
          </table:table-cell>
          <table:table-cell office:value-type="float" office:value="63.7" calcext:value-type="float">
            <text:p>63.7</text:p>
          </table:table-cell>
          <table:table-cell office:value-type="float" office:value="49.5" calcext:value-type="float">
            <text:p>49.5</text:p>
          </table:table-cell>
          <table:table-cell office:value-type="float" office:value="43.5" calcext:value-type="float">
            <text:p>43.5</text:p>
          </table:table-cell>
          <table:table-cell office:value-type="float" office:value="46.6" calcext:value-type="float">
            <text:p>46.6</text:p>
          </table:table-cell>
          <table:table-cell office:value-type="float" office:value="49" calcext:value-type="float">
            <text:p>49</text:p>
          </table:table-cell>
          <table:table-cell office:value-type="float" office:value="53.1" calcext:value-type="float">
            <text:p>53.1</text:p>
          </table:table-cell>
          <table:table-cell office:value-type="float" office:value="49.6" calcext:value-type="float">
            <text:p>49.6</text:p>
          </table:table-cell>
          <table:table-cell office:value-type="float" office:value="48.9" calcext:value-type="float">
            <text:p>48.9</text:p>
          </table:table-cell>
          <table:table-cell office:value-type="float" office:value="30.2" calcext:value-type="float">
            <text:p>30.2</text:p>
          </table:table-cell>
          <table:table-cell office:value-type="float" office:value="38.7" calcext:value-type="float">
            <text:p>38.7</text:p>
          </table:table-cell>
          <table:table-cell office:value-type="float" office:value="53" calcext:value-type="float">
            <text:p>53</text:p>
          </table:table-cell>
          <table:table-cell office:value-type="float" office:value="46.7" calcext:value-type="float">
            <text:p>46.7</text:p>
          </table:table-cell>
          <table:table-cell office:value-type="float" office:value="42.8" calcext:value-type="float">
            <text:p>42.8</text:p>
          </table:table-cell>
          <table:table-cell office:value-type="float" office:value="30.2" calcext:value-type="float">
            <text:p>30.2</text:p>
          </table:table-cell>
          <table:table-cell office:value-type="float" office:value="61.2" calcext:value-type="float">
            <text:p>61.2</text:p>
          </table:table-cell>
          <table:table-cell office:value-type="float" office:value="31.5" calcext:value-type="float">
            <text:p>31.5</text:p>
          </table:table-cell>
          <table:table-cell office:value-type="float" office:value="57.5" calcext:value-type="float">
            <text:p>57.5</text:p>
          </table:table-cell>
          <table:table-cell office:value-type="float" office:value="49.4" calcext:value-type="float">
            <text:p>49.4</text:p>
          </table:table-cell>
          <table:table-cell office:value-type="float" office:value="61.9" calcext:value-type="float">
            <text:p>61.9</text:p>
          </table:table-cell>
          <table:table-cell office:value-type="float" office:value="47.1" calcext:value-type="float">
            <text:p>47.1</text:p>
          </table:table-cell>
          <table:table-cell office:value-type="float" office:value="58.1" calcext:value-type="float">
            <text:p>58.1</text:p>
          </table:table-cell>
          <table:table-cell office:value-type="float" office:value="49.2" calcext:value-type="float">
            <text:p>49.2</text:p>
          </table:table-cell>
          <table:table-cell office:value-type="float" office:value="50.8" calcext:value-type="float">
            <text:p>50.8</text:p>
          </table:table-cell>
          <table:table-cell office:value-type="float" office:value="61.3" calcext:value-type="float">
            <text:p>61.3</text:p>
          </table:table-cell>
          <table:table-cell office:value-type="float" office:value="54.7" calcext:value-type="float">
            <text:p>54.7</text:p>
          </table:table-cell>
          <table:table-cell office:value-type="float" office:value="69.7" calcext:value-type="float">
            <text:p>69.7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65536" calcext:value-type="float">
            <text:p>65536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731.4" calcext:value-type="float">
            <text:p>731.4</text:p>
          </table:table-cell>
          <table:table-cell office:value-type="float" office:value="22.5" calcext:value-type="float">
            <text:p>22.5</text:p>
          </table:table-cell>
          <table:table-cell office:value-type="float" office:value="1183.2" calcext:value-type="float">
            <text:p>1183.2</text:p>
          </table:table-cell>
          <table:table-cell office:value-type="float" office:value="41.9" calcext:value-type="float">
            <text:p>41.9</text:p>
          </table:table-cell>
          <table:table-cell office:value-type="float" office:value="22.5" calcext:value-type="float">
            <text:p>22.5</text:p>
          </table:table-cell>
          <table:table-cell office:value-type="float" office:value="25.8" calcext:value-type="float">
            <text:p>25.8</text:p>
          </table:table-cell>
          <table:table-cell office:value-type="float" office:value="18.4" calcext:value-type="float">
            <text:p>18.4</text:p>
          </table:table-cell>
          <table:table-cell office:value-type="float" office:value="21.5" calcext:value-type="float">
            <text:p>21.5</text:p>
          </table:table-cell>
          <table:table-cell office:value-type="float" office:value="26.8" calcext:value-type="float">
            <text:p>26.8</text:p>
          </table:table-cell>
          <table:table-cell office:value-type="float" office:value="39.4" calcext:value-type="float">
            <text:p>39.4</text:p>
          </table:table-cell>
          <table:table-cell office:value-type="float" office:value="44" calcext:value-type="float">
            <text:p>44</text:p>
          </table:table-cell>
          <table:table-cell office:value-type="float" office:value="45.1" calcext:value-type="float">
            <text:p>45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39" calcext:value-type="float">
            <text:p>39</text:p>
          </table:table-cell>
          <table:table-cell office:value-type="float" office:value="56.6" calcext:value-type="float">
            <text:p>56.6</text:p>
          </table:table-cell>
          <table:table-cell office:value-type="float" office:value="41.6" calcext:value-type="float">
            <text:p>41.6</text:p>
          </table:table-cell>
          <table:table-cell office:value-type="float" office:value="53" calcext:value-type="float">
            <text:p>53</text:p>
          </table:table-cell>
          <table:table-cell office:value-type="float" office:value="11.1" calcext:value-type="float">
            <text:p>11.1</text:p>
          </table:table-cell>
          <table:table-cell office:value-type="float" office:value="39.2" calcext:value-type="float">
            <text:p>39.2</text:p>
          </table:table-cell>
          <table:table-cell office:value-type="float" office:value="24" calcext:value-type="float">
            <text:p>24</text:p>
          </table:table-cell>
          <table:table-cell office:value-type="float" office:value="39.5" calcext:value-type="float">
            <text:p>39.5</text:p>
          </table:table-cell>
          <table:table-cell office:value-type="float" office:value="35.6" calcext:value-type="float">
            <text:p>35.6</text:p>
          </table:table-cell>
          <table:table-cell office:value-type="float" office:value="16.3" calcext:value-type="float">
            <text:p>16.3</text:p>
          </table:table-cell>
          <table:table-cell office:value-type="float" office:value="24.8" calcext:value-type="float">
            <text:p>24.8</text:p>
          </table:table-cell>
          <table:table-cell office:value-type="float" office:value="36.3" calcext:value-type="float">
            <text:p>36.3</text:p>
          </table:table-cell>
          <table:table-cell office:value-type="float" office:value="47.8" calcext:value-type="float">
            <text:p>47.8</text:p>
          </table:table-cell>
          <table:table-cell office:value-type="float" office:value="44.3" calcext:value-type="float">
            <text:p>44.3</text:p>
          </table:table-cell>
          <table:table-cell office:value-type="float" office:value="35" calcext:value-type="float">
            <text:p>35</text:p>
          </table:table-cell>
          <table:table-cell office:value-type="float" office:value="44.7" calcext:value-type="float">
            <text:p>44.7</text:p>
          </table:table-cell>
          <table:table-cell office:value-type="float" office:value="32.3" calcext:value-type="float">
            <text:p>32.3</text:p>
          </table:table-cell>
          <table:table-cell office:value-type="float" office:value="25" calcext:value-type="float">
            <text:p>25</text:p>
          </table:table-cell>
          <table:table-cell office:value-type="float" office:value="29.2" calcext:value-type="float">
            <text:p>29.2</text:p>
          </table:table-cell>
          <table:table-cell office:value-type="float" office:value="49.2" calcext:value-type="float">
            <text:p>49.2</text:p>
          </table:table-cell>
          <table:table-cell office:value-type="float" office:value="53.3" calcext:value-type="float">
            <text:p>53.3</text:p>
          </table:table-cell>
          <table:table-cell office:value-type="float" office:value="38" calcext:value-type="float">
            <text:p>38</text:p>
          </table:table-cell>
          <table:table-cell office:value-type="float" office:value="27.6" calcext:value-type="float">
            <text:p>27.6</text:p>
          </table:table-cell>
          <table:table-cell office:value-type="float" office:value="26.9" calcext:value-type="float">
            <text:p>26.9</text:p>
          </table:table-cell>
          <table:table-cell office:value-type="float" office:value="18.3" calcext:value-type="float">
            <text:p>18.3</text:p>
          </table:table-cell>
          <table:table-cell office:value-type="float" office:value="39.3" calcext:value-type="float">
            <text:p>39.3</text:p>
          </table:table-cell>
          <table:table-cell office:value-type="float" office:value="25.1" calcext:value-type="float">
            <text:p>25.1</text:p>
          </table:table-cell>
          <table:table-cell office:value-type="float" office:value="29.8" calcext:value-type="float">
            <text:p>29.8</text:p>
          </table:table-cell>
          <table:table-cell office:value-type="float" office:value="26.9" calcext:value-type="float">
            <text:p>26.9</text:p>
          </table:table-cell>
          <table:table-cell office:value-type="float" office:value="42.2" calcext:value-type="float">
            <text:p>42.2</text:p>
          </table:table-cell>
          <table:table-cell office:value-type="float" office:value="14.6" calcext:value-type="float">
            <text:p>14.6</text:p>
          </table:table-cell>
          <table:table-cell office:value-type="float" office:value="37.4" calcext:value-type="float">
            <text:p>37.4</text:p>
          </table:table-cell>
          <table:table-cell office:value-type="float" office:value="27.1" calcext:value-type="float">
            <text:p>27.1</text:p>
          </table:table-cell>
          <table:table-cell office:value-type="float" office:value="39.1" calcext:value-type="float">
            <text:p>39.1</text:p>
          </table:table-cell>
          <table:table-cell office:value-type="float" office:value="45.3" calcext:value-type="float">
            <text:p>45.3</text:p>
          </table:table-cell>
          <table:table-cell office:value-type="float" office:value="40.8" calcext:value-type="float">
            <text:p>40.8</text:p>
          </table:table-cell>
          <table:table-cell office:value-type="float" office:value="27.1" calcext:value-type="float">
            <text:p>27.1</text:p>
          </table:table-cell>
          <table:table-cell office:value-type="float" office:value="35.5" calcext:value-type="float">
            <text:p>35.5</text:p>
          </table:table-cell>
          <table:table-cell office:value-type="float" office:value="39.5" calcext:value-type="float">
            <text:p>39.5</text:p>
          </table:table-cell>
          <table:table-cell office:value-type="float" office:value="54.7" calcext:value-type="float">
            <text:p>54.7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262144" calcext:value-type="float">
            <text:p>262144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888.8" calcext:value-type="float">
            <text:p>888.8</text:p>
          </table:table-cell>
          <table:table-cell office:value-type="float" office:value="15.9" calcext:value-type="float">
            <text:p>15.9</text:p>
          </table:table-cell>
          <table:table-cell office:value-type="float" office:value="1666.8" calcext:value-type="float">
            <text:p>1666.8</text:p>
          </table:table-cell>
          <table:table-cell office:value-type="float" office:value="37.7" calcext:value-type="float">
            <text:p>37.7</text:p>
          </table:table-cell>
          <table:table-cell office:value-type="float" office:value="17.3" calcext:value-type="float">
            <text:p>17.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.4</text:p>
          </table:table-cell>
          <table:table-cell office:value-type="float" office:value="31.9" calcext:value-type="float">
            <text:p>31.9</text:p>
          </table:table-cell>
          <table:table-cell office:value-type="float" office:value="35.5" calcext:value-type="float">
            <text:p>35.5</text:p>
          </table:table-cell>
          <table:table-cell office:value-type="float" office:value="45.1" calcext:value-type="float">
            <text:p>45.1</text:p>
          </table:table-cell>
          <table:table-cell office:value-type="float" office:value="14" calcext:value-type="float">
            <text:p>14</text:p>
          </table:table-cell>
          <table:table-cell office:value-type="float" office:value="21.9" calcext:value-type="float">
            <text:p>21.9</text:p>
          </table:table-cell>
          <table:table-cell office:value-type="float" office:value="31.5" calcext:value-type="float">
            <text:p>31.5</text:p>
          </table:table-cell>
          <table:table-cell office:value-type="float" office:value="56.6" calcext:value-type="float">
            <text:p>56.6</text:p>
          </table:table-cell>
          <table:table-cell office:value-type="float" office:value="35.6" calcext:value-type="float">
            <text:p>35.6</text:p>
          </table:table-cell>
          <table:table-cell office:value-type="float" office:value="52.9" calcext:value-type="float">
            <text:p>52.9</text:p>
          </table:table-cell>
          <table:table-cell office:value-type="float" office:value="8.7" calcext:value-type="float">
            <text:p>8.7</text:p>
          </table:table-cell>
          <table:table-cell office:value-type="float" office:value="31.6" calcext:value-type="float">
            <text:p>31.6</text:p>
          </table:table-cell>
          <table:table-cell office:value-type="float" office:value="17" calcext:value-type="float">
            <text:p>17</text:p>
          </table:table-cell>
          <table:table-cell office:value-type="float" office:value="31.8" calcext:value-type="float">
            <text:p>31.8</text:p>
          </table:table-cell>
          <table:table-cell office:value-type="float" office:value="29.5" calcext:value-type="float">
            <text:p>29.5</text:p>
          </table:table-cell>
          <table:table-cell office:value-type="float" office:value="11.1" calcext:value-type="float">
            <text:p>11.1</text:p>
          </table:table-cell>
          <table:table-cell office:value-type="float" office:value="17.7" calcext:value-type="float">
            <text:p>17.7</text:p>
          </table:table-cell>
          <table:table-cell office:value-type="float" office:value="28.3" calcext:value-type="float">
            <text:p>28.3</text:p>
          </table:table-cell>
          <table:table-cell office:value-type="float" office:value="47.9" calcext:value-type="float">
            <text:p>47.9</text:p>
          </table:table-cell>
          <table:table-cell office:value-type="float" office:value="34.7" calcext:value-type="float">
            <text:p>34.7</text:p>
          </table:table-cell>
          <table:table-cell office:value-type="float" office:value="27.9" calcext:value-type="float">
            <text:p>27.9</text:p>
          </table:table-cell>
          <table:table-cell office:value-type="float" office:value="34.1" calcext:value-type="float">
            <text:p>34.1</text:p>
          </table:table-cell>
          <table:table-cell office:value-type="float" office:value="32.6" calcext:value-type="float">
            <text:p>32.6</text:p>
          </table:table-cell>
          <table:table-cell office:value-type="float" office:value="20.2" calcext:value-type="float">
            <text:p>20.2</text:p>
          </table:table-cell>
          <table:table-cell office:value-type="float" office:value="29.5" calcext:value-type="float">
            <text:p>29.5</text:p>
          </table:table-cell>
          <table:table-cell office:value-type="float" office:value="49.3" calcext:value-type="float">
            <text:p>49.3</text:p>
          </table:table-cell>
          <table:table-cell office:value-type="float" office:value="53.5" calcext:value-type="float">
            <text:p>53.5</text:p>
          </table:table-cell>
          <table:table-cell office:value-type="float" office:value="38.2" calcext:value-type="float">
            <text:p>38.2</text:p>
          </table:table-cell>
          <table:table-cell office:value-type="float" office:value="19.7" calcext:value-type="float">
            <text:p>19.7</text:p>
          </table:table-cell>
          <table:table-cell office:value-type="float" office:value="21.2" calcext:value-type="float">
            <text:p>21.2</text:p>
          </table:table-cell>
          <table:table-cell office:value-type="float" office:value="12.4" calcext:value-type="float">
            <text:p>12.4</text:p>
          </table:table-cell>
          <table:table-cell office:value-type="float" office:value="39.4" calcext:value-type="float">
            <text:p>39.4</text:p>
          </table:table-cell>
          <table:table-cell office:value-type="float" office:value="22.9" calcext:value-type="float">
            <text:p>22.9</text:p>
          </table:table-cell>
          <table:table-cell office:value-type="float" office:value="29.9" calcext:value-type="float">
            <text:p>29.9</text:p>
          </table:table-cell>
          <table:table-cell office:value-type="float" office:value="21.2" calcext:value-type="float">
            <text:p>21.2</text:p>
          </table:table-cell>
          <table:table-cell office:value-type="float" office:value="35.2" calcext:value-type="float">
            <text:p>35.2</text:p>
          </table:table-cell>
          <table:table-cell office:value-type="float" office:value="10.2" calcext:value-type="float">
            <text:p>10.2</text:p>
          </table:table-cell>
          <table:table-cell office:value-type="float" office:value="29.4" calcext:value-type="float">
            <text:p>29.4</text:p>
          </table:table-cell>
          <table:table-cell office:value-type="float" office:value="19.8" calcext:value-type="float">
            <text:p>19.8</text:p>
          </table:table-cell>
          <table:table-cell office:value-type="float" office:value="31.6" calcext:value-type="float">
            <text:p>31.6</text:p>
          </table:table-cell>
          <table:table-cell office:value-type="float" office:value="45.4" calcext:value-type="float">
            <text:p>45.4</text:p>
          </table:table-cell>
          <table:table-cell office:value-type="float" office:value="34.3" calcext:value-type="float">
            <text:p>34.3</text:p>
          </table:table-cell>
          <table:table-cell office:value-type="float" office:value="19.9" calcext:value-type="float">
            <text:p>19.9</text:p>
          </table:table-cell>
          <table:table-cell office:value-type="float" office:value="28.6" calcext:value-type="float">
            <text:p>28.6</text:p>
          </table:table-cell>
          <table:table-cell office:value-type="float" office:value="31.5" calcext:value-type="float">
            <text:p>31.5</text:p>
          </table:table-cell>
          <table:table-cell office:value-type="float" office:value="54.7" calcext:value-type="float">
            <text:p>54.7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889.2" calcext:value-type="float">
            <text:p>889.2</text:p>
          </table:table-cell>
          <table:table-cell office:value-type="float" office:value="16" calcext:value-type="float">
            <text:p>16</text:p>
          </table:table-cell>
          <table:table-cell office:value-type="float" office:value="1665.6" calcext:value-type="float">
            <text:p>1665.6</text:p>
          </table:table-cell>
          <table:table-cell office:value-type="float" office:value="37.7" calcext:value-type="float">
            <text:p>37.7</text:p>
          </table:table-cell>
          <table:table-cell office:value-type="float" office:value="17.3" calcext:value-type="float">
            <text:p>17.3</text:p>
          </table:table-cell>
          <table:table-cell office:value-type="float" office:value="20.1" calcext:value-type="float">
            <text:p>20.1</text:p>
          </table:table-cell>
          <table:table-cell office:value-type="float" office:value="12.1" calcext:value-type="float">
            <text:p>12.1</text:p>
          </table:table-cell>
          <table:table-cell office:value-type="float" office:value="13.9" calcext:value-type="float">
            <text:p>13.9</text:p>
          </table:table-cell>
          <table:table-cell office:value-type="float" office:value="18" calcext:value-type="float">
            <text:p>18</text:p>
          </table:table-cell>
          <table:table-cell office:value-type="float" office:value="30.5" calcext:value-type="float">
            <text:p>30.5</text:p>
          </table:table-cell>
          <table:table-cell office:value-type="float" office:value="34.2" calcext:value-type="float">
            <text:p>34.2</text:p>
          </table:table-cell>
          <table:table-cell office:value-type="float" office:value="45" calcext:value-type="float">
            <text:p>45</text:p>
          </table:table-cell>
          <table:table-cell office:value-type="float" office:value="13.1" calcext:value-type="float">
            <text:p>13.1</text:p>
          </table:table-cell>
          <table:table-cell office:value-type="float" office:value="20.6" calcext:value-type="float">
            <text:p>20.6</text:p>
          </table:table-cell>
          <table:table-cell office:value-type="float" office:value="30.1" calcext:value-type="float">
            <text:p>30.1</text:p>
          </table:table-cell>
          <table:table-cell office:value-type="float" office:value="56.8" calcext:value-type="float">
            <text:p>56.8</text:p>
          </table:table-cell>
          <table:table-cell office:value-type="float" office:value="35.6" calcext:value-type="float">
            <text:p>35.6</text:p>
          </table:table-cell>
          <table:table-cell office:value-type="float" office:value="53.1" calcext:value-type="float">
            <text:p>53.1</text:p>
          </table:table-cell>
          <table:table-cell office:value-type="float" office:value="8.3" calcext:value-type="float">
            <text:p>8.3</text:p>
          </table:table-cell>
          <table:table-cell office:value-type="float" office:value="30.3" calcext:value-type="float">
            <text:p>30.3</text:p>
          </table:table-cell>
          <table:table-cell office:value-type="float" office:value="16" calcext:value-type="float">
            <text:p>16</text:p>
          </table:table-cell>
          <table:table-cell office:value-type="float" office:value="30.7" calcext:value-type="float">
            <text:p>30.7</text:p>
          </table:table-cell>
          <table:table-cell office:value-type="float" office:value="28.3" calcext:value-type="float">
            <text:p>28.3</text:p>
          </table:table-cell>
          <table:table-cell office:value-type="float" office:value="10.5" calcext:value-type="float">
            <text:p>10.5</text:p>
          </table:table-cell>
          <table:table-cell office:value-type="float" office:value="16.6" calcext:value-type="float">
            <text:p>16.6</text:p>
          </table:table-cell>
          <table:table-cell office:value-type="float" office:value="26.7" calcext:value-type="float">
            <text:p>26.7</text:p>
          </table:table-cell>
          <table:table-cell office:value-type="float" office:value="48.1" calcext:value-type="float">
            <text:p>48.1</text:p>
          </table:table-cell>
          <table:table-cell office:value-type="float" office:value="34.8" calcext:value-type="float">
            <text:p>34.8</text:p>
          </table:table-cell>
          <table:table-cell office:value-type="float" office:value="26.6" calcext:value-type="float">
            <text:p>26.6</text:p>
          </table:table-cell>
          <table:table-cell office:value-type="float" office:value="32.3" calcext:value-type="float">
            <text:p>32.3</text:p>
          </table:table-cell>
          <table:table-cell office:value-type="float" office:value="32.4" calcext:value-type="float">
            <text:p>32.4</text:p>
          </table:table-cell>
          <table:table-cell office:value-type="float" office:value="20.1" calcext:value-type="float">
            <text:p>20.1</text:p>
          </table:table-cell>
          <table:table-cell office:value-type="float" office:value="29.4" calcext:value-type="float">
            <text:p>29.4</text:p>
          </table:table-cell>
          <table:table-cell office:value-type="float" office:value="49.2" calcext:value-type="float">
            <text:p>49.2</text:p>
          </table:table-cell>
          <table:table-cell office:value-type="float" office:value="53.3" calcext:value-type="float">
            <text:p>53.3</text:p>
          </table:table-cell>
          <table:table-cell office:value-type="float" office:value="38.1" calcext:value-type="float">
            <text:p>38.1</text:p>
          </table:table-cell>
          <table:table-cell office:value-type="float" office:value="18.4" calcext:value-type="float">
            <text:p>18.4</text:p>
          </table:table-cell>
          <table:table-cell office:value-type="float" office:value="21.6" calcext:value-type="float">
            <text:p>21.6</text:p>
          </table:table-cell>
          <table:table-cell office:value-type="float" office:value="11.8" calcext:value-type="float">
            <text:p>11.8</text:p>
          </table:table-cell>
          <table:table-cell office:value-type="float" office:value="39.4" calcext:value-type="float">
            <text:p>39.4</text:p>
          </table:table-cell>
          <table:table-cell office:value-type="float" office:value="22.9" calcext:value-type="float">
            <text:p>22.9</text:p>
          </table:table-cell>
          <table:table-cell office:value-type="float" office:value="29.9" calcext:value-type="float">
            <text:p>29.9</text:p>
          </table:table-cell>
          <table:table-cell office:value-type="float" office:value="21.6" calcext:value-type="float">
            <text:p>21.6</text:p>
          </table:table-cell>
          <table:table-cell office:value-type="float" office:value="35.2" calcext:value-type="float">
            <text:p>35.2</text:p>
          </table:table-cell>
          <table:table-cell office:value-type="float" office:value="9.6" calcext:value-type="float">
            <text:p>9.6</text:p>
          </table:table-cell>
          <table:table-cell office:value-type="float" office:value="27.9" calcext:value-type="float">
            <text:p>27.9</text:p>
          </table:table-cell>
          <table:table-cell office:value-type="float" office:value="18.6" calcext:value-type="float">
            <text:p>18.6</text:p>
          </table:table-cell>
          <table:table-cell office:value-type="float" office:value="30.1" calcext:value-type="float">
            <text:p>30.1</text:p>
          </table:table-cell>
          <table:table-cell office:value-type="float" office:value="45.5" calcext:value-type="float">
            <text:p>45.5</text:p>
          </table:table-cell>
          <table:table-cell office:value-type="float" office:value="34.3" calcext:value-type="float">
            <text:p>34.3</text:p>
          </table:table-cell>
          <table:table-cell office:value-type="float" office:value="18.7" calcext:value-type="float">
            <text:p>18.7</text:p>
          </table:table-cell>
          <table:table-cell office:value-type="float" office:value="27.4" calcext:value-type="float">
            <text:p>27.4</text:p>
          </table:table-cell>
          <table:table-cell office:value-type="float" office:value="29.9" calcext:value-type="float">
            <text:p>29.9</text:p>
          </table:table-cell>
          <table:table-cell office:value-type="float" office:value="54.8" calcext:value-type="float">
            <text:p>54.8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889.1" calcext:value-type="float">
            <text:p>889.1</text:p>
          </table:table-cell>
          <table:table-cell office:value-type="float" office:value="16" calcext:value-type="float">
            <text:p>16</text:p>
          </table:table-cell>
          <table:table-cell office:value-type="float" office:value="1680.8" calcext:value-type="float">
            <text:p>1680.8</text:p>
          </table:table-cell>
          <table:table-cell office:value-type="float" office:value="37.7" calcext:value-type="float">
            <text:p>37.7</text:p>
          </table:table-cell>
          <table:table-cell office:value-type="float" office:value="17.3" calcext:value-type="float">
            <text:p>17.3</text:p>
          </table:table-cell>
          <table:table-cell office:value-type="float" office:value="20.1" calcext:value-type="float">
            <text:p>20.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.2" calcext:value-type="float">
            <text:p>30.2</text:p>
          </table:table-cell>
          <table:table-cell office:value-type="float" office:value="34.2" calcext:value-type="float">
            <text:p>34.2</text:p>
          </table:table-cell>
          <table:table-cell office:value-type="float" office:value="45.1" calcext:value-type="float">
            <text:p>45.1</text:p>
          </table:table-cell>
          <table:table-cell office:value-type="float" office:value="12.8" calcext:value-type="float">
            <text:p>12.8</text:p>
          </table:table-cell>
          <table:table-cell office:value-type="float" office:value="20.3" calcext:value-type="float">
            <text:p>20.3</text:p>
          </table:table-cell>
          <table:table-cell office:value-type="float" office:value="29.8" calcext:value-type="float">
            <text:p>29.8</text:p>
          </table:table-cell>
          <table:table-cell office:value-type="float" office:value="56.5" calcext:value-type="float">
            <text:p>56.5</text:p>
          </table:table-cell>
          <table:table-cell office:value-type="float" office:value="35.6" calcext:value-type="float">
            <text:p>35.6</text:p>
          </table:table-cell>
          <table:table-cell office:value-type="float" office:value="52.8" calcext:value-type="float">
            <text:p>52.8</text:p>
          </table:table-cell>
          <table:table-cell office:value-type="float" office:value="8.3" calcext:value-type="float">
            <text:p>8.3</text:p>
          </table:table-cell>
          <table:table-cell office:value-type="float" office:value="29.8" calcext:value-type="float">
            <text:p>29.8</text:p>
          </table:table-cell>
          <table:table-cell office:value-type="float" office:value="16.1" calcext:value-type="float">
            <text:p>16.1</text:p>
          </table:table-cell>
          <table:table-cell office:value-type="float" office:value="30.7" calcext:value-type="float">
            <text:p>30.7</text:p>
          </table:table-cell>
          <table:table-cell office:value-type="float" office:value="28.1" calcext:value-type="float">
            <text:p>28.1</text:p>
          </table:table-cell>
          <table:table-cell office:value-type="float" office:value="10.2" calcext:value-type="float">
            <text:p>10.2</text:p>
          </table:table-cell>
          <table:table-cell office:value-type="float" office:value="16.5" calcext:value-type="float">
            <text:p>16.5</text:p>
          </table:table-cell>
          <table:table-cell office:value-type="float" office:value="26.6" calcext:value-type="float">
            <text:p>26.6</text:p>
          </table:table-cell>
          <table:table-cell office:value-type="float" office:value="48" calcext:value-type="float">
            <text:p>48</text:p>
          </table:table-cell>
          <table:table-cell office:value-type="float" office:value="34.8" calcext:value-type="float">
            <text:p>34.8</text:p>
          </table:table-cell>
          <table:table-cell office:value-type="float" office:value="26.3" calcext:value-type="float">
            <text:p>26.3</text:p>
          </table:table-cell>
          <table:table-cell office:value-type="float" office:value="31.9" calcext:value-type="float">
            <text:p>31.9</text:p>
          </table:table-cell>
          <table:table-cell office:value-type="float" office:value="32.6" calcext:value-type="float">
            <text:p>32.6</text:p>
          </table:table-cell>
          <table:table-cell office:value-type="float" office:value="20.2" calcext:value-type="float">
            <text:p>20.2</text:p>
          </table:table-cell>
          <table:table-cell office:value-type="float" office:value="29.5" calcext:value-type="float">
            <text:p>29.5</text:p>
          </table:table-cell>
          <table:table-cell office:value-type="float" office:value="49.2" calcext:value-type="float">
            <text:p>49.2</text:p>
          </table:table-cell>
          <table:table-cell office:value-type="float" office:value="53.1" calcext:value-type="float">
            <text:p>53.1</text:p>
          </table:table-cell>
          <table:table-cell office:value-type="float" office:value="38.3" calcext:value-type="float">
            <text:p>38.3</text:p>
          </table:table-cell>
          <table:table-cell office:value-type="float" office:value="18.4" calcext:value-type="float">
            <text:p>18.4</text:p>
          </table:table-cell>
          <table:table-cell office:value-type="float" office:value="21.6" calcext:value-type="float">
            <text:p>21.6</text:p>
          </table:table-cell>
          <table:table-cell office:value-type="float" office:value="11.8" calcext:value-type="float">
            <text:p>11.8</text:p>
          </table:table-cell>
          <table:table-cell office:value-type="float" office:value="39.4" calcext:value-type="float">
            <text:p>39.4</text:p>
          </table:table-cell>
          <table:table-cell office:value-type="float" office:value="22.9" calcext:value-type="float">
            <text:p>22.9</text:p>
          </table:table-cell>
          <table:table-cell office:value-type="float" office:value="29.9" calcext:value-type="float">
            <text:p>29.9</text:p>
          </table:table-cell>
          <table:table-cell office:value-type="float" office:value="21.6" calcext:value-type="float">
            <text:p>21.6</text:p>
          </table:table-cell>
          <table:table-cell office:value-type="float" office:value="35.3" calcext:value-type="float">
            <text:p>35.3</text:p>
          </table:table-cell>
          <table:table-cell office:value-type="float" office:value="9.4" calcext:value-type="float">
            <text:p>9.4</text:p>
          </table:table-cell>
          <table:table-cell office:value-type="float" office:value="27.8" calcext:value-type="float">
            <text:p>27.8</text:p>
          </table:table-cell>
          <table:table-cell office:value-type="float" office:value="18.3" calcext:value-type="float">
            <text:p>18.3</text:p>
          </table:table-cell>
          <table:table-cell office:value-type="float" office:value="29.9" calcext:value-type="float">
            <text:p>29.9</text:p>
          </table:table-cell>
          <table:table-cell office:value-type="float" office:value="45.6" calcext:value-type="float">
            <text:p>45.6</text:p>
          </table:table-cell>
          <table:table-cell office:value-type="float" office:value="34.5" calcext:value-type="float">
            <text:p>34.5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office:value-type="float" office:value="29.6" calcext:value-type="float">
            <text:p>29.6</text:p>
          </table:table-cell>
          <table:table-cell office:value-type="float" office:value="54.2" calcext:value-type="float">
            <text:p>54.2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<text:s/></text:p>
          </table:table-cell>
          <table:table-cell table:number-columns-repeated="964"/>
        </table:table-row>
      </table:table>
      <table:table table:name="SPEED 2" table:style-name="ta1">
        <table:table-column table:style-name="co34" table:default-cell-style-name="ce2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4" table:default-cell-style-name="Default"/>
        <table:table-column table:style-name="co33" table:number-columns-repeated="1018" table:default-cell-style-name="Default"/>
        <table:table-row table:style-name="ro1">
          <table:table-cell table:style-name="ce1" office:value-type="string" calcext:value-type="string">
            <text:p>Consolidated LZJB/LZ4 Compression SPEED Benchmarks (Linear List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D FX 8150 – 3.6Gh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GORITHM </text:p>
          </table:table-cell>
          <table:table-cell table:style-name="ce2" office:value-type="string" calcext:value-type="string">
            <text:p>FILE NAME </text:p>
          </table:table-cell>
          <table:table-cell table:style-name="ce2" office:value-type="string" calcext:value-type="string">
            <text:p>FILE SIZE</text:p>
          </table:table-cell>
          <table:table-cell table:style-name="ce2" office:value-type="string" calcext:value-type="string">
            <text:p>COMPRESSED SIZE</text:p>
          </table:table-cell>
          <table:table-cell table:style-name="ce2" office:value-type="string" calcext:value-type="string">
            <text:p>BLOCK SIZE</text:p>
          </table:table-cell>
          <table:table-cell table:style-name="ce2" office:value-type="string" calcext:value-type="string">
            <text:p>MB/s </text:p>
          </table:table-cell>
          <table:table-cell table:style-name="ce2" office:value-type="string" calcext:value-type="string">
            <text:p>DIFF</text:p>
          </table:table-cell>
          <table:table-cell table:style-name="ce2"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8636337" calcext:value-type="float">
            <text:p>78636337</text:p>
          </table:table-cell>
          <table:table-cell office:value-type="float" office:value="1024" calcext:value-type="float">
            <text:p>1024</text:p>
          </table:table-cell>
          <table:table-cell office:value-type="float" office:value="1529.4" calcext:value-type="float">
            <text:p>1529.4</text:p>
          </table:table-cell>
          <table:table-cell table:style-name="ce3" table:formula="of:=[.F4]/[.F5]" office:value-type="percentage" office:value="1.0849886492622" calcext:value-type="percentage">
            <text:p>108.5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1131424" calcext:value-type="float">
            <text:p>71131424</text:p>
          </table:table-cell>
          <table:table-cell office:value-type="float" office:value="4096" calcext:value-type="float">
            <text:p>4096</text:p>
          </table:table-cell>
          <table:table-cell office:value-type="float" office:value="1409.6" calcext:value-type="float">
            <text:p>1409.6</text:p>
          </table:table-cell>
          <table:table-cell table:style-name="ce3" table:formula="of:=[.F5]/[.F6]" office:value-type="percentage" office:value="1.05430067314884" calcext:value-type="percentage">
            <text:p>105.4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13552" calcext:value-type="float">
            <text:p>687135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337" calcext:value-type="float">
            <text:p>1337</text:p>
          </table:table-cell>
          <table:table-cell table:style-name="ce3" table:formula="of:=[.F6]/[.F7]" office:value-type="percentage" office:value="1.00119814287854" calcext:value-type="percentage">
            <text:p>100.1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21036" calcext:value-type="float">
            <text:p>687210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5.4" calcext:value-type="float">
            <text:p>1335.4</text:p>
          </table:table-cell>
          <table:table-cell table:style-name="ce3" table:formula="of:=[.F7]/[.F8]" office:value-type="percentage" office:value="1.00232680327254" calcext:value-type="percentage">
            <text:p>100.2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49068" calcext:value-type="float">
            <text:p>6874906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2.3" calcext:value-type="float">
            <text:p>1332.3</text:p>
          </table:table-cell>
          <table:table-cell table:style-name="ce3" table:formula="of:=[.F8]/[.F9]" office:value-type="percentage" office:value="1.02303616678185" calcext:value-type="percentage">
            <text:p>102.3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9318911" calcext:value-type="float">
            <text:p>69318911</text:p>
          </table:table-cell>
          <table:table-cell office:value-type="float" office:value="16384" calcext:value-type="float">
            <text:p>16384</text:p>
          </table:table-cell>
          <table:table-cell office:value-type="float" office:value="1302.3" calcext:value-type="float">
            <text:p>1302.3</text:p>
          </table:table-cell>
          <table:table-cell table:style-name="ce3" table:formula="of:=[.F9]/[.F10]" office:value-type="percentage" office:value="1.01346303501946" calcext:value-type="percentage">
            <text:p>101.3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863627" calcext:value-type="float">
            <text:p>68863627</text:p>
          </table:table-cell>
          <table:table-cell office:value-type="float" office:value="65536" calcext:value-type="float">
            <text:p>65536</text:p>
          </table:table-cell>
          <table:table-cell office:value-type="float" office:value="1285" calcext:value-type="float">
            <text:p>1285</text:p>
          </table:table-cell>
          <table:table-cell table:style-name="ce3" table:formula="of:=[.F10]/[.F11]" office:value-type="percentage" office:value="2.67652572380754" calcext:value-type="percentage">
            <text:p>267.6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8636337" calcext:value-type="float">
            <text:p>78636337</text:p>
          </table:table-cell>
          <table:table-cell office:value-type="float" office:value="1024" calcext:value-type="float">
            <text:p>1024</text:p>
          </table:table-cell>
          <table:table-cell office:value-type="float" office:value="480.1" calcext:value-type="float">
            <text:p>480.1</text:p>
          </table:table-cell>
          <table:table-cell table:style-name="ce3" table:formula="of:=[.F11]/[.F12]" office:value-type="percentage" office:value="1.03895260766068" calcext:value-type="percentage">
            <text:p>103.9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13552" calcext:value-type="float">
            <text:p>687135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62.1" calcext:value-type="float">
            <text:p>462.1</text:p>
          </table:table-cell>
          <table:table-cell table:style-name="ce3" table:formula="of:=[.F12]/[.F13]" office:value-type="percentage" office:value="1.03285650424676" calcext:value-type="percentage">
            <text:p>103.2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9318911" calcext:value-type="float">
            <text:p>69318911</text:p>
          </table:table-cell>
          <table:table-cell office:value-type="float" office:value="16384" calcext:value-type="float">
            <text:p>16384</text:p>
          </table:table-cell>
          <table:table-cell office:value-type="float" office:value="447.4" calcext:value-type="float">
            <text:p>447.4</text:p>
          </table:table-cell>
          <table:table-cell table:style-name="ce3" table:formula="of:=[.F13]/[.F14]" office:value-type="percentage" office:value="1.00134288272158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863627" calcext:value-type="float">
            <text:p>68863627</text:p>
          </table:table-cell>
          <table:table-cell office:value-type="float" office:value="65536" calcext:value-type="float">
            <text:p>65536</text:p>
          </table:table-cell>
          <table:table-cell office:value-type="float" office:value="446.8" calcext:value-type="float">
            <text:p>446.8</text:p>
          </table:table-cell>
          <table:table-cell table:style-name="ce3" table:formula="of:=[.F14]/[.F15]" office:value-type="percentage" office:value="1.00044782803404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49068" calcext:value-type="float">
            <text:p>6874906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6.6" calcext:value-type="float">
            <text:p>446.6</text:p>
          </table:table-cell>
          <table:table-cell table:style-name="ce3" table:formula="of:=[.F15]/[.F16]" office:value-type="percentage" office:value="1.00382108338953" calcext:value-type="percentage">
            <text:p>100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1131424" calcext:value-type="float">
            <text:p>71131424</text:p>
          </table:table-cell>
          <table:table-cell office:value-type="float" office:value="4096" calcext:value-type="float">
            <text:p>4096</text:p>
          </table:table-cell>
          <table:table-cell office:value-type="float" office:value="444.9" calcext:value-type="float">
            <text:p>444.9</text:p>
          </table:table-cell>
          <table:table-cell table:style-name="ce3" table:formula="of:=[.F16]/[.F17]" office:value-type="percentage" office:value="1.00247859396124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21036" calcext:value-type="float">
            <text:p>687210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43.8" calcext:value-type="float">
            <text:p>443.8</text:p>
          </table:table-cell>
          <table:table-cell table:style-name="ce3" table:formula="of:=[.F17]/[.F18]" office:value-type="percentage" office:value="1.33714974389876" calcext:value-type="percentage">
            <text:p>133.7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8636337" calcext:value-type="float">
            <text:p>78636337</text:p>
          </table:table-cell>
          <table:table-cell office:value-type="float" office:value="1024" calcext:value-type="float">
            <text:p>1024</text:p>
          </table:table-cell>
          <table:table-cell office:value-type="float" office:value="331.9" calcext:value-type="float">
            <text:p>331.9</text:p>
          </table:table-cell>
          <table:table-cell table:style-name="ce3" table:formula="of:=[.F18]/[.F19]" office:value-type="percentage" office:value="1.05970625798212" calcext:value-type="percentage">
            <text:p>105.9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1131424" calcext:value-type="float">
            <text:p>71131424</text:p>
          </table:table-cell>
          <table:table-cell office:value-type="float" office:value="4096" calcext:value-type="float">
            <text:p>4096</text:p>
          </table:table-cell>
          <table:table-cell office:value-type="float" office:value="313.2" calcext:value-type="float">
            <text:p>313.2</text:p>
          </table:table-cell>
          <table:table-cell table:style-name="ce3" table:formula="of:=[.F19]/[.F20]" office:value-type="percentage" office:value="1.00707395498392" calcext:value-type="percentage">
            <text:p>100.7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9318911" calcext:value-type="float">
            <text:p>69318911</text:p>
          </table:table-cell>
          <table:table-cell office:value-type="float" office:value="16384" calcext:value-type="float">
            <text:p>16384</text:p>
          </table:table-cell>
          <table:table-cell office:value-type="float" office:value="311" calcext:value-type="float">
            <text:p>311</text:p>
          </table:table-cell>
          <table:table-cell table:style-name="ce3" table:formula="of:=[.F20]/[.F21]" office:value-type="percentage" office:value="1.0006435006435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863627" calcext:value-type="float">
            <text:p>68863627</text:p>
          </table:table-cell>
          <table:table-cell office:value-type="float" office:value="65536" calcext:value-type="float">
            <text:p>65536</text:p>
          </table:table-cell>
          <table:table-cell office:value-type="float" office:value="310.8" calcext:value-type="float">
            <text:p>310.8</text:p>
          </table:table-cell>
          <table:table-cell table:style-name="ce3" table:formula="of:=[.F21]/[.F22]" office:value-type="percentage" office:value="1.0003218538783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13552" calcext:value-type="float">
            <text:p>687135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10.7" calcext:value-type="float">
            <text:p>310.7</text:p>
          </table:table-cell>
          <table:table-cell table:style-name="ce3" table:formula="of:=[.F22]/[.F23]" office:value-type="percentage" office:value="1.00096649484536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21036" calcext:value-type="float">
            <text:p>687210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10.4" calcext:value-type="float">
            <text:p>310.4</text:p>
          </table:table-cell>
          <table:table-cell table:style-name="ce3" table:formula="of:=[.F23]/[.F24]" office:value-type="percentage" office:value="1.00096742986134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49068" calcext:value-type="float">
            <text:p>6874906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0.1" calcext:value-type="float">
            <text:p>310.1</text:p>
          </table:table-cell>
          <table:table-cell table:style-name="ce3" table:formula="of:=[.F24]/[.F25]" office:value-type="percentage" office:value="1.01141552511416" calcext:value-type="percentage">
            <text:p>101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8636337" calcext:value-type="float">
            <text:p>78636337</text:p>
          </table:table-cell>
          <table:table-cell office:value-type="float" office:value="1024" calcext:value-type="float">
            <text:p>1024</text:p>
          </table:table-cell>
          <table:table-cell office:value-type="float" office:value="306.6" calcext:value-type="float">
            <text:p>306.6</text:p>
          </table:table-cell>
          <table:table-cell table:style-name="ce3" table:formula="of:=[.F25]/[.F26]" office:value-type="percentage" office:value="1.03232323232323" calcext:value-type="percentage">
            <text:p>103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1131424" calcext:value-type="float">
            <text:p>71131424</text:p>
          </table:table-cell>
          <table:table-cell office:value-type="float" office:value="4096" calcext:value-type="float">
            <text:p>4096</text:p>
          </table:table-cell>
          <table:table-cell office:value-type="float" office:value="297" calcext:value-type="float">
            <text:p>297</text:p>
          </table:table-cell>
          <table:table-cell table:style-name="ce3" table:formula="of:=[.F26]/[.F27]" office:value-type="percentage" office:value="1.00134861766689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9318911" calcext:value-type="float">
            <text:p>69318911</text:p>
          </table:table-cell>
          <table:table-cell office:value-type="float" office:value="16384" calcext:value-type="float">
            <text:p>16384</text:p>
          </table:table-cell>
          <table:table-cell office:value-type="float" office:value="296.6" calcext:value-type="float">
            <text:p>296.6</text:p>
          </table:table-cell>
          <table:table-cell table:style-name="ce3" table:formula="of:=[.F27]/[.F28]" office:value-type="percentage" office:value="1.00101248734391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13552" calcext:value-type="float">
            <text:p>687135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.3" calcext:value-type="float">
            <text:p>296.3</text:p>
          </table:table-cell>
          <table:table-cell table:style-name="ce3" table:formula="of:=[.F28]/[.F2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863627" calcext:value-type="float">
            <text:p>68863627</text:p>
          </table:table-cell>
          <table:table-cell office:value-type="float" office:value="65536" calcext:value-type="float">
            <text:p>65536</text:p>
          </table:table-cell>
          <table:table-cell office:value-type="float" office:value="296.3" calcext:value-type="float">
            <text:p>296.3</text:p>
          </table:table-cell>
          <table:table-cell table:style-name="ce3" table:formula="of:=[.F29]/[.F30]" office:value-type="percentage" office:value="1.00033760972316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21036" calcext:value-type="float">
            <text:p>687210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6.2" calcext:value-type="float">
            <text:p>296.2</text:p>
          </table:table-cell>
          <table:table-cell table:style-name="ce3" table:formula="of:=[.F30]/[.F31]" office:value-type="percentage" office:value="1.00101385603244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 <text:s/>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749068" calcext:value-type="float">
            <text:p>6874906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5.9" calcext:value-type="float">
            <text:p>295.9</text:p>
          </table:table-cell>
          <table:table-cell table:style-name="ce3" table:formula="of:=[.F31]/[.F32]" office:value-type="percentage" office:value="0.0573316283034953" calcext:value-type="percentage">
            <text:p>5.7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571" calcext:value-type="float">
            <text:p>7648657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161.2" calcext:value-type="float">
            <text:p>5161.2</text:p>
          </table:table-cell>
          <table:table-cell table:style-name="ce3" table:formula="of:=[.F32]/[.F33]" office:value-type="percentage" office:value="1.4802110817942" calcext:value-type="percentage">
            <text:p>148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7547" calcext:value-type="float">
            <text:p>76487547</text:p>
          </table:table-cell>
          <table:table-cell office:value-type="float" office:value="65536" calcext:value-type="float">
            <text:p>65536</text:p>
          </table:table-cell>
          <table:table-cell office:value-type="float" office:value="3486.8" calcext:value-type="float">
            <text:p>3486.8</text:p>
          </table:table-cell>
          <table:table-cell table:style-name="ce3" table:formula="of:=[.F33]/[.F34]" office:value-type="percentage" office:value="1.00160864069861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658" calcext:value-type="float">
            <text:p>7648665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481.2" calcext:value-type="float">
            <text:p>3481.2</text:p>
          </table:table-cell>
          <table:table-cell table:style-name="ce3" table:formula="of:=[.F34]/[.F35]" office:value-type="percentage" office:value="1.05420628671795" calcext:value-type="percentage">
            <text:p>105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860" calcext:value-type="float">
            <text:p>764868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02.2" calcext:value-type="float">
            <text:p>3302.2</text:p>
          </table:table-cell>
          <table:table-cell table:style-name="ce3" table:formula="of:=[.F35]/[.F36]" office:value-type="percentage" office:value="1.01869447186575" calcext:value-type="percentage">
            <text:p>101.8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90019" calcext:value-type="float">
            <text:p>76490019</text:p>
          </table:table-cell>
          <table:table-cell office:value-type="float" office:value="16384" calcext:value-type="float">
            <text:p>16384</text:p>
          </table:table-cell>
          <table:table-cell office:value-type="float" office:value="3241.6" calcext:value-type="float">
            <text:p>3241.6</text:p>
          </table:table-cell>
          <table:table-cell table:style-name="ce3" table:formula="of:=[.F36]/[.F37]" office:value-type="percentage" office:value="1.04594734124935" calcext:value-type="percentage">
            <text:p>104.5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98599" calcext:value-type="float">
            <text:p>76498599</text:p>
          </table:table-cell>
          <table:table-cell office:value-type="float" office:value="4096" calcext:value-type="float">
            <text:p>4096</text:p>
          </table:table-cell>
          <table:table-cell office:value-type="float" office:value="3099.2" calcext:value-type="float">
            <text:p>3099.2</text:p>
          </table:table-cell>
          <table:table-cell table:style-name="ce3" table:formula="of:=[.F37]/[.F38]" office:value-type="percentage" office:value="1.07719578742484" calcext:value-type="percentage">
            <text:p>107.7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529235" calcext:value-type="float">
            <text:p>76529235</text:p>
          </table:table-cell>
          <table:table-cell office:value-type="float" office:value="1024" calcext:value-type="float">
            <text:p>1024</text:p>
          </table:table-cell>
          <table:table-cell office:value-type="float" office:value="2877.1" calcext:value-type="float">
            <text:p>2877.1</text:p>
          </table:table-cell>
          <table:table-cell table:style-name="ce3" table:formula="of:=[.F38]/[.F39]" office:value-type="percentage" office:value="1.01757798684304" calcext:value-type="percentage">
            <text:p>101.7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571" calcext:value-type="float">
            <text:p>7648657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27.4" calcext:value-type="float">
            <text:p>2827.4</text:p>
          </table:table-cell>
          <table:table-cell table:style-name="ce3" table:formula="of:=[.F39]/[.F40]" office:value-type="percentage" office:value="1.0188094551744" calcext:value-type="percentage">
            <text:p>101.8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658" calcext:value-type="float">
            <text:p>7648665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75.2" calcext:value-type="float">
            <text:p>2775.2</text:p>
          </table:table-cell>
          <table:table-cell table:style-name="ce3" table:formula="of:=[.F40]/[.F41]" office:value-type="percentage" office:value="1.00678396517323" calcext:value-type="percentage">
            <text:p>100.6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7547" calcext:value-type="float">
            <text:p>76487547</text:p>
          </table:table-cell>
          <table:table-cell office:value-type="float" office:value="65536" calcext:value-type="float">
            <text:p>65536</text:p>
          </table:table-cell>
          <table:table-cell office:value-type="float" office:value="2756.5" calcext:value-type="float">
            <text:p>2756.5</text:p>
          </table:table-cell>
          <table:table-cell table:style-name="ce3" table:formula="of:=[.F41]/[.F42]" office:value-type="percentage" office:value="1.01476218524518" calcext:value-type="percentage">
            <text:p>101.4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98599" calcext:value-type="float">
            <text:p>76498599</text:p>
          </table:table-cell>
          <table:table-cell office:value-type="float" office:value="4096" calcext:value-type="float">
            <text:p>4096</text:p>
          </table:table-cell>
          <table:table-cell office:value-type="float" office:value="2716.4" calcext:value-type="float">
            <text:p>2716.4</text:p>
          </table:table-cell>
          <table:table-cell table:style-name="ce3" table:formula="of:=[.F42]/[.F43]" office:value-type="percentage" office:value="1.00436293721807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90019" calcext:value-type="float">
            <text:p>76490019</text:p>
          </table:table-cell>
          <table:table-cell office:value-type="float" office:value="16384" calcext:value-type="float">
            <text:p>16384</text:p>
          </table:table-cell>
          <table:table-cell office:value-type="float" office:value="2704.6" calcext:value-type="float">
            <text:p>2704.6</text:p>
          </table:table-cell>
          <table:table-cell table:style-name="ce3" table:formula="of:=[.F43]/[.F44]" office:value-type="percentage" office:value="1.01918076647699" calcext:value-type="percentage">
            <text:p>101.9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860" calcext:value-type="float">
            <text:p>764868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53.7" calcext:value-type="float">
            <text:p>2653.7</text:p>
          </table:table-cell>
          <table:table-cell table:style-name="ce3" table:formula="of:=[.F44]/[.F45]" office:value-type="percentage" office:value="1.00709677419355" calcext:value-type="percentage">
            <text:p>100.7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529235" calcext:value-type="float">
            <text:p>76529235</text:p>
          </table:table-cell>
          <table:table-cell office:value-type="float" office:value="1024" calcext:value-type="float">
            <text:p>1024</text:p>
          </table:table-cell>
          <table:table-cell office:value-type="float" office:value="2635" calcext:value-type="float">
            <text:p>2635</text:p>
          </table:table-cell>
          <table:table-cell table:style-name="ce3" table:formula="of:=[.F45]/[.F46]" office:value-type="percentage" office:value="5.79502968990543" calcext:value-type="percentage">
            <text:p>579.5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571" calcext:value-type="float">
            <text:p>7648657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54.7" calcext:value-type="float">
            <text:p>454.7</text:p>
          </table:table-cell>
          <table:table-cell table:style-name="ce3" table:formula="of:=[.F46]/[.F47]" office:value-type="percentage" office:value="1.0037527593819" calcext:value-type="percentage">
            <text:p>100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658" calcext:value-type="float">
            <text:p>7648665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53" calcext:value-type="float">
            <text:p>453</text:p>
          </table:table-cell>
          <table:table-cell table:style-name="ce3" table:formula="of:=[.F47]/[.F4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90019" calcext:value-type="float">
            <text:p>76490019</text:p>
          </table:table-cell>
          <table:table-cell office:value-type="float" office:value="16384" calcext:value-type="float">
            <text:p>16384</text:p>
          </table:table-cell>
          <table:table-cell office:value-type="float" office:value="453" calcext:value-type="float">
            <text:p>453</text:p>
          </table:table-cell>
          <table:table-cell table:style-name="ce3" table:formula="of:=[.F48]/[.F49]" office:value-type="percentage" office:value="1.00088378258948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860" calcext:value-type="float">
            <text:p>764868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2.6" calcext:value-type="float">
            <text:p>452.6</text:p>
          </table:table-cell>
          <table:table-cell table:style-name="ce3" table:formula="of:=[.F49]/[.F50]" office:value-type="percentage" office:value="1.00044208664898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98599" calcext:value-type="float">
            <text:p>76498599</text:p>
          </table:table-cell>
          <table:table-cell office:value-type="float" office:value="4096" calcext:value-type="float">
            <text:p>4096</text:p>
          </table:table-cell>
          <table:table-cell office:value-type="float" office:value="452.4" calcext:value-type="float">
            <text:p>452.4</text:p>
          </table:table-cell>
          <table:table-cell table:style-name="ce3" table:formula="of:=[.F50]/[.F51]" office:value-type="percentage" office:value="1.00044228217603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7547" calcext:value-type="float">
            <text:p>76487547</text:p>
          </table:table-cell>
          <table:table-cell office:value-type="float" office:value="65536" calcext:value-type="float">
            <text:p>65536</text:p>
          </table:table-cell>
          <table:table-cell office:value-type="float" office:value="452.2" calcext:value-type="float">
            <text:p>452.2</text:p>
          </table:table-cell>
          <table:table-cell table:style-name="ce3" table:formula="of:=[.F51]/[.F52]" office:value-type="percentage" office:value="1.00266075388027" calcext:value-type="percentage">
            <text:p>100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529235" calcext:value-type="float">
            <text:p>76529235</text:p>
          </table:table-cell>
          <table:table-cell office:value-type="float" office:value="1024" calcext:value-type="float">
            <text:p>1024</text:p>
          </table:table-cell>
          <table:table-cell office:value-type="float" office:value="451" calcext:value-type="float">
            <text:p>451</text:p>
          </table:table-cell>
          <table:table-cell table:style-name="ce3" table:formula="of:=[.F52]/[.F53]" office:value-type="percentage" office:value="1.27078050154973" calcext:value-type="percentage">
            <text:p>127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571" calcext:value-type="float">
            <text:p>7648657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4.9" calcext:value-type="float">
            <text:p>354.9</text:p>
          </table:table-cell>
          <table:table-cell table:style-name="ce3" table:formula="of:=[.F53]/[.F54]" office:value-type="percentage" office:value="1.00367647058824" calcext:value-type="percentage">
            <text:p>100.3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658" calcext:value-type="float">
            <text:p>7648665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3.6" calcext:value-type="float">
            <text:p>353.6</text:p>
          </table:table-cell>
          <table:table-cell table:style-name="ce3" table:formula="of:=[.F54]/[.F5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90019" calcext:value-type="float">
            <text:p>76490019</text:p>
          </table:table-cell>
          <table:table-cell office:value-type="float" office:value="16384" calcext:value-type="float">
            <text:p>16384</text:p>
          </table:table-cell>
          <table:table-cell office:value-type="float" office:value="353.6" calcext:value-type="float">
            <text:p>353.6</text:p>
          </table:table-cell>
          <table:table-cell table:style-name="ce3" table:formula="of:=[.F55]/[.F56]" office:value-type="percentage" office:value="1.00056593095642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6860" calcext:value-type="float">
            <text:p>764868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3.4" calcext:value-type="float">
            <text:p>353.4</text:p>
          </table:table-cell>
          <table:table-cell table:style-name="ce3" table:formula="of:=[.F56]/[.F57]" office:value-type="percentage" office:value="1.00113314447592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87547" calcext:value-type="float">
            <text:p>76487547</text:p>
          </table:table-cell>
          <table:table-cell office:value-type="float" office:value="65536" calcext:value-type="float">
            <text:p>65536</text:p>
          </table:table-cell>
          <table:table-cell office:value-type="float" office:value="353" calcext:value-type="float">
            <text:p>353</text:p>
          </table:table-cell>
          <table:table-cell table:style-name="ce3" table:formula="of:=[.F57]/[.F5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498599" calcext:value-type="float">
            <text:p>76498599</text:p>
          </table:table-cell>
          <table:table-cell office:value-type="float" office:value="4096" calcext:value-type="float">
            <text:p>4096</text:p>
          </table:table-cell>
          <table:table-cell office:value-type="float" office:value="353" calcext:value-type="float">
            <text:p>353</text:p>
          </table:table-cell>
          <table:table-cell table:style-name="ce3" table:formula="of:=[.F58]/[.F59]" office:value-type="percentage" office:value="1.0022714366837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ilesia.zip <text:s/></text:p>
          </table:table-cell>
          <table:table-cell office:value-type="float" office:value="68182744" calcext:value-type="float">
            <text:p>68182744</text:p>
          </table:table-cell>
          <table:table-cell office:value-type="float" office:value="76529235" calcext:value-type="float">
            <text:p>76529235</text:p>
          </table:table-cell>
          <table:table-cell office:value-type="float" office:value="1024" calcext:value-type="float">
            <text:p>1024</text:p>
          </table:table-cell>
          <table:table-cell office:value-type="float" office:value="352.2" calcext:value-type="float">
            <text:p>352.2</text:p>
          </table:table-cell>
          <table:table-cell table:style-name="ce3" table:formula="of:=[.F59]/[.F60]" office:value-type="percentage" office:value="0.219781591263651" calcext:value-type="percentage">
            <text:p>21.9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9853404" calcext:value-type="float">
            <text:p>29853404</text:p>
          </table:table-cell>
          <table:table-cell office:value-type="float" office:value="4096" calcext:value-type="float">
            <text:p>4096</text:p>
          </table:table-cell>
          <table:table-cell office:value-type="float" office:value="1602.5" calcext:value-type="float">
            <text:p>1602.5</text:p>
          </table:table-cell>
          <table:table-cell table:style-name="ce3" table:formula="of:=[.F60]/[.F61]" office:value-type="percentage" office:value="1.01238233621833" calcext:value-type="percentage">
            <text:p>101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68591" calcext:value-type="float">
            <text:p>2886859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82.9" calcext:value-type="float">
            <text:p>1582.9</text:p>
          </table:table-cell>
          <table:table-cell table:style-name="ce3" table:formula="of:=[.F61]/[.F62]" office:value-type="percentage" office:value="1.00196227370553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82580" calcext:value-type="float">
            <text:p>2888258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9.8" calcext:value-type="float">
            <text:p>1579.8</text:p>
          </table:table-cell>
          <table:table-cell table:style-name="ce3" table:formula="of:=[.F62]/[.F6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32894830" calcext:value-type="float">
            <text:p>32894830</text:p>
          </table:table-cell>
          <table:table-cell office:value-type="float" office:value="1024" calcext:value-type="float">
            <text:p>1024</text:p>
          </table:table-cell>
          <table:table-cell office:value-type="float" office:value="1579.8" calcext:value-type="float">
            <text:p>1579.8</text:p>
          </table:table-cell>
          <table:table-cell table:style-name="ce3" table:formula="of:=[.F63]/[.F64]" office:value-type="percentage" office:value="1.00120413207428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71494" calcext:value-type="float">
            <text:p>2887149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77.9" calcext:value-type="float">
            <text:p>1577.9</text:p>
          </table:table-cell>
          <table:table-cell table:style-name="ce3" table:formula="of:=[.F64]/[.F65]" office:value-type="percentage" office:value="1.00740598863564" calcext:value-type="percentage">
            <text:p>100.7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929435" calcext:value-type="float">
            <text:p>28929435</text:p>
          </table:table-cell>
          <table:table-cell office:value-type="float" office:value="65536" calcext:value-type="float">
            <text:p>65536</text:p>
          </table:table-cell>
          <table:table-cell office:value-type="float" office:value="1566.3" calcext:value-type="float">
            <text:p>1566.3</text:p>
          </table:table-cell>
          <table:table-cell table:style-name="ce3" table:formula="of:=[.F65]/[.F66]" office:value-type="percentage" office:value="1.00552096039032" calcext:value-type="percentage">
            <text:p>100.5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9116313" calcext:value-type="float">
            <text:p>29116313</text:p>
          </table:table-cell>
          <table:table-cell office:value-type="float" office:value="16384" calcext:value-type="float">
            <text:p>16384</text:p>
          </table:table-cell>
          <table:table-cell office:value-type="float" office:value="1557.7" calcext:value-type="float">
            <text:p>1557.7</text:p>
          </table:table-cell>
          <table:table-cell table:style-name="ce3" table:formula="of:=[.F66]/[.F67]" office:value-type="percentage" office:value="2.38071221152377" calcext:value-type="percentage">
            <text:p>238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71494" calcext:value-type="float">
            <text:p>2887149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54.3" calcext:value-type="float">
            <text:p>654.3</text:p>
          </table:table-cell>
          <table:table-cell table:style-name="ce3" table:formula="of:=[.F67]/[.F68]" office:value-type="percentage" office:value="1.0007647598654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68591" calcext:value-type="float">
            <text:p>2886859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53.8" calcext:value-type="float">
            <text:p>653.8</text:p>
          </table:table-cell>
          <table:table-cell table:style-name="ce3" table:formula="of:=[.F68]/[.F69]" office:value-type="percentage" office:value="1.04758852747957" calcext:value-type="percentage">
            <text:p>104.7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82580" calcext:value-type="float">
            <text:p>2888258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4.1" calcext:value-type="float">
            <text:p>624.1</text:p>
          </table:table-cell>
          <table:table-cell table:style-name="ce3" table:formula="of:=[.F69]/[.F70]" office:value-type="percentage" office:value="1.00224827364702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32894830" calcext:value-type="float">
            <text:p>32894830</text:p>
          </table:table-cell>
          <table:table-cell office:value-type="float" office:value="1024" calcext:value-type="float">
            <text:p>1024</text:p>
          </table:table-cell>
          <table:table-cell office:value-type="float" office:value="622.7" calcext:value-type="float">
            <text:p>622.7</text:p>
          </table:table-cell>
          <table:table-cell table:style-name="ce3" table:formula="of:=[.F70]/[.F71]" office:value-type="percentage" office:value="1.00080360012858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929435" calcext:value-type="float">
            <text:p>28929435</text:p>
          </table:table-cell>
          <table:table-cell office:value-type="float" office:value="65536" calcext:value-type="float">
            <text:p>65536</text:p>
          </table:table-cell>
          <table:table-cell office:value-type="float" office:value="622.2" calcext:value-type="float">
            <text:p>622.2</text:p>
          </table:table-cell>
          <table:table-cell table:style-name="ce3" table:formula="of:=[.F71]/[.F72]" office:value-type="percentage" office:value="1.0043583535109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9116313" calcext:value-type="float">
            <text:p>29116313</text:p>
          </table:table-cell>
          <table:table-cell office:value-type="float" office:value="16384" calcext:value-type="float">
            <text:p>16384</text:p>
          </table:table-cell>
          <table:table-cell office:value-type="float" office:value="619.5" calcext:value-type="float">
            <text:p>619.5</text:p>
          </table:table-cell>
          <table:table-cell table:style-name="ce3" table:formula="of:=[.F72]/[.F73]" office:value-type="percentage" office:value="1.00421462149457" calcext:value-type="percentage">
            <text:p>100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9853404" calcext:value-type="float">
            <text:p>29853404</text:p>
          </table:table-cell>
          <table:table-cell office:value-type="float" office:value="4096" calcext:value-type="float">
            <text:p>4096</text:p>
          </table:table-cell>
          <table:table-cell office:value-type="float" office:value="616.9" calcext:value-type="float">
            <text:p>616.9</text:p>
          </table:table-cell>
          <table:table-cell table:style-name="ce3" table:formula="of:=[.F73]/[.F74]" office:value-type="percentage" office:value="1.50683927699072" calcext:value-type="percentage">
            <text:p>150.6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68591" calcext:value-type="float">
            <text:p>2886859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09.4" calcext:value-type="float">
            <text:p>409.4</text:p>
          </table:table-cell>
          <table:table-cell table:style-name="ce3" table:formula="of:=[.F74]/[.F75]" office:value-type="percentage" office:value="1.00122279285889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71494" calcext:value-type="float">
            <text:p>2887149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08.9" calcext:value-type="float">
            <text:p>408.9</text:p>
          </table:table-cell>
          <table:table-cell table:style-name="ce3" table:formula="of:=[.F75]/[.F76]" office:value-type="percentage" office:value="1.0002446183953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82580" calcext:value-type="float">
            <text:p>2888258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8.8" calcext:value-type="float">
            <text:p>408.8</text:p>
          </table:table-cell>
          <table:table-cell table:style-name="ce3" table:formula="of:=[.F76]/[.F77]" office:value-type="percentage" office:value="1.00196078431373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929435" calcext:value-type="float">
            <text:p>28929435</text:p>
          </table:table-cell>
          <table:table-cell office:value-type="float" office:value="65536" calcext:value-type="float">
            <text:p>65536</text:p>
          </table:table-cell>
          <table:table-cell office:value-type="float" office:value="408" calcext:value-type="float">
            <text:p>408</text:p>
          </table:table-cell>
          <table:table-cell table:style-name="ce3" table:formula="of:=[.F77]/[.F78]" office:value-type="percentage" office:value="1.00715872624043" calcext:value-type="percentage">
            <text:p>100.7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9116313" calcext:value-type="float">
            <text:p>29116313</text:p>
          </table:table-cell>
          <table:table-cell office:value-type="float" office:value="16384" calcext:value-type="float">
            <text:p>16384</text:p>
          </table:table-cell>
          <table:table-cell office:value-type="float" office:value="405.1" calcext:value-type="float">
            <text:p>405.1</text:p>
          </table:table-cell>
          <table:table-cell table:style-name="ce3" table:formula="of:=[.F78]/[.F79]" office:value-type="percentage" office:value="1.00871513944223" calcext:value-type="percentage">
            <text:p>100.8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9853404" calcext:value-type="float">
            <text:p>29853404</text:p>
          </table:table-cell>
          <table:table-cell office:value-type="float" office:value="4096" calcext:value-type="float">
            <text:p>4096</text:p>
          </table:table-cell>
          <table:table-cell office:value-type="float" office:value="401.6" calcext:value-type="float">
            <text:p>401.6</text:p>
          </table:table-cell>
          <table:table-cell table:style-name="ce3" table:formula="of:=[.F79]/[.F80]" office:value-type="percentage" office:value="1.00904522613065" calcext:value-type="percentage">
            <text:p>100.9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32894830" calcext:value-type="float">
            <text:p>32894830</text:p>
          </table:table-cell>
          <table:table-cell office:value-type="float" office:value="1024" calcext:value-type="float">
            <text:p>1024</text:p>
          </table:table-cell>
          <table:table-cell office:value-type="float" office:value="398" calcext:value-type="float">
            <text:p>398</text:p>
          </table:table-cell>
          <table:table-cell table:style-name="ce3" table:formula="of:=[.F80]/[.F81]" office:value-type="percentage" office:value="1.01920614596671" calcext:value-type="percentage">
            <text:p>101.9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68591" calcext:value-type="float">
            <text:p>2886859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90.5" calcext:value-type="float">
            <text:p>390.5</text:p>
          </table:table-cell>
          <table:table-cell table:style-name="ce3" table:formula="of:=[.F81]/[.F82]" office:value-type="percentage" office:value="1.0002561475409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71494" calcext:value-type="float">
            <text:p>2887149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90.4" calcext:value-type="float">
            <text:p>390.4</text:p>
          </table:table-cell>
          <table:table-cell table:style-name="ce3" table:formula="of:=[.F82]/[.F83]" office:value-type="percentage" office:value="1.00025621316936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929435" calcext:value-type="float">
            <text:p>28929435</text:p>
          </table:table-cell>
          <table:table-cell office:value-type="float" office:value="65536" calcext:value-type="float">
            <text:p>65536</text:p>
          </table:table-cell>
          <table:table-cell office:value-type="float" office:value="390.3" calcext:value-type="float">
            <text:p>390.3</text:p>
          </table:table-cell>
          <table:table-cell table:style-name="ce3" table:formula="of:=[.F83]/[.F84]" office:value-type="percentage" office:value="1.00076923076923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8882580" calcext:value-type="float">
            <text:p>28882580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0" calcext:value-type="float">
            <text:p>390</text:p>
          </table:table-cell>
          <table:table-cell table:style-name="ce3" table:formula="of:=[.F84]/[.F85]" office:value-type="percentage" office:value="1.00463678516229" calcext:value-type="percentage">
            <text:p>100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9116313" calcext:value-type="float">
            <text:p>29116313</text:p>
          </table:table-cell>
          <table:table-cell office:value-type="float" office:value="16384" calcext:value-type="float">
            <text:p>16384</text:p>
          </table:table-cell>
          <table:table-cell office:value-type="float" office:value="388.2" calcext:value-type="float">
            <text:p>388.2</text:p>
          </table:table-cell>
          <table:table-cell table:style-name="ce3" table:formula="of:=[.F85]/[.F86]" office:value-type="percentage" office:value="1.01251956181534" calcext:value-type="percentage">
            <text:p>101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29853404" calcext:value-type="float">
            <text:p>29853404</text:p>
          </table:table-cell>
          <table:table-cell office:value-type="float" office:value="4096" calcext:value-type="float">
            <text:p>4096</text:p>
          </table:table-cell>
          <table:table-cell office:value-type="float" office:value="383.4" calcext:value-type="float">
            <text:p>383.4</text:p>
          </table:table-cell>
          <table:table-cell table:style-name="ce3" table:formula="of:=[.F86]/[.F87]" office:value-type="percentage" office:value="1.02540786306499" calcext:value-type="percentage">
            <text:p>102.5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ozilla <text:s/></text:p>
          </table:table-cell>
          <table:table-cell office:value-type="float" office:value="51220480" calcext:value-type="float">
            <text:p>51220480</text:p>
          </table:table-cell>
          <table:table-cell office:value-type="float" office:value="32894830" calcext:value-type="float">
            <text:p>32894830</text:p>
          </table:table-cell>
          <table:table-cell office:value-type="float" office:value="1024" calcext:value-type="float">
            <text:p>1024</text:p>
          </table:table-cell>
          <table:table-cell office:value-type="float" office:value="373.9" calcext:value-type="float">
            <text:p>373.9</text:p>
          </table:table-cell>
          <table:table-cell table:style-name="ce3" table:formula="of:=[.F87]/[.F88]" office:value-type="percentage" office:value="0.244570905285191" calcext:value-type="percentage">
            <text:p>24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30135465" calcext:value-type="float">
            <text:p>30135465</text:p>
          </table:table-cell>
          <table:table-cell office:value-type="float" office:value="1024" calcext:value-type="float">
            <text:p>1024</text:p>
          </table:table-cell>
          <table:table-cell office:value-type="float" office:value="1528.8" calcext:value-type="float">
            <text:p>1528.8</text:p>
          </table:table-cell>
          <table:table-cell table:style-name="ce3" table:formula="of:=[.F88]/[.F89]" office:value-type="percentage" office:value="1.0484158551639" calcext:value-type="percentage">
            <text:p>104.8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6566596" calcext:value-type="float">
            <text:p>26566596</text:p>
          </table:table-cell>
          <table:table-cell office:value-type="float" office:value="4096" calcext:value-type="float">
            <text:p>4096</text:p>
          </table:table-cell>
          <table:table-cell office:value-type="float" office:value="1458.2" calcext:value-type="float">
            <text:p>1458.2</text:p>
          </table:table-cell>
          <table:table-cell table:style-name="ce3" table:formula="of:=[.F89]/[.F90]" office:value-type="percentage" office:value="1.05943039814008" calcext:value-type="percentage">
            <text:p>105.9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16659" calcext:value-type="float">
            <text:p>2541665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376.4" calcext:value-type="float">
            <text:p>1376.4</text:p>
          </table:table-cell>
          <table:table-cell table:style-name="ce3" table:formula="of:=[.F90]/[.F91]" office:value-type="percentage" office:value="1.00555230859147" calcext:value-type="percentage">
            <text:p>100.5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20187" calcext:value-type="float">
            <text:p>2542018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68.8" calcext:value-type="float">
            <text:p>1368.8</text:p>
          </table:table-cell>
          <table:table-cell table:style-name="ce3" table:formula="of:=[.F91]/[.F92]" office:value-type="percentage" office:value="1.00080426994224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33831" calcext:value-type="float">
            <text:p>2543383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7.7" calcext:value-type="float">
            <text:p>1367.7</text:p>
          </table:table-cell>
          <table:table-cell table:style-name="ce3" table:formula="of:=[.F92]/[.F93]" office:value-type="percentage" office:value="1.00699455161243" calcext:value-type="percentage">
            <text:p>100.7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705177" calcext:value-type="float">
            <text:p>25705177</text:p>
          </table:table-cell>
          <table:table-cell office:value-type="float" office:value="16384" calcext:value-type="float">
            <text:p>16384</text:p>
          </table:table-cell>
          <table:table-cell office:value-type="float" office:value="1358.2" calcext:value-type="float">
            <text:p>1358.2</text:p>
          </table:table-cell>
          <table:table-cell table:style-name="ce3" table:formula="of:=[.F93]/[.F94]" office:value-type="percentage" office:value="1.02328034355458" calcext:value-type="percentage">
            <text:p>102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88169" calcext:value-type="float">
            <text:p>25488169</text:p>
          </table:table-cell>
          <table:table-cell office:value-type="float" office:value="65536" calcext:value-type="float">
            <text:p>65536</text:p>
          </table:table-cell>
          <table:table-cell office:value-type="float" office:value="1327.3" calcext:value-type="float">
            <text:p>1327.3</text:p>
          </table:table-cell>
          <table:table-cell table:style-name="ce3" table:formula="of:=[.F94]/[.F95]" office:value-type="percentage" office:value="2.70546269873624" calcext:value-type="percentage">
            <text:p>270.5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30135465" calcext:value-type="float">
            <text:p>30135465</text:p>
          </table:table-cell>
          <table:table-cell office:value-type="float" office:value="1024" calcext:value-type="float">
            <text:p>1024</text:p>
          </table:table-cell>
          <table:table-cell office:value-type="float" office:value="490.6" calcext:value-type="float">
            <text:p>490.6</text:p>
          </table:table-cell>
          <table:table-cell table:style-name="ce3" table:formula="of:=[.F95]/[.F96]" office:value-type="percentage" office:value="1.0042988741044" calcext:value-type="percentage">
            <text:p>100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16659" calcext:value-type="float">
            <text:p>2541665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88.5" calcext:value-type="float">
            <text:p>488.5</text:p>
          </table:table-cell>
          <table:table-cell table:style-name="ce3" table:formula="of:=[.F96]/[.F9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705177" calcext:value-type="float">
            <text:p>25705177</text:p>
          </table:table-cell>
          <table:table-cell office:value-type="float" office:value="16384" calcext:value-type="float">
            <text:p>16384</text:p>
          </table:table-cell>
          <table:table-cell office:value-type="float" office:value="488.5" calcext:value-type="float">
            <text:p>488.5</text:p>
          </table:table-cell>
          <table:table-cell table:style-name="ce3" table:formula="of:=[.F97]/[.F98]" office:value-type="percentage" office:value="1.00184577522559" calcext:value-type="percentage">
            <text:p>100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33831" calcext:value-type="float">
            <text:p>25433831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7.6" calcext:value-type="float">
            <text:p>487.6</text:p>
          </table:table-cell>
          <table:table-cell table:style-name="ce3" table:formula="of:=[.F98]/[.F99]" office:value-type="percentage" office:value="1.00041034058268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88169" calcext:value-type="float">
            <text:p>25488169</text:p>
          </table:table-cell>
          <table:table-cell office:value-type="float" office:value="65536" calcext:value-type="float">
            <text:p>65536</text:p>
          </table:table-cell>
          <table:table-cell office:value-type="float" office:value="487.4" calcext:value-type="float">
            <text:p>487.4</text:p>
          </table:table-cell>
          <table:table-cell table:style-name="ce3" table:formula="of:=[.F99]/[.F100]" office:value-type="percentage" office:value="1.00164406083025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20187" calcext:value-type="float">
            <text:p>2542018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86.6" calcext:value-type="float">
            <text:p>486.6</text:p>
          </table:table-cell>
          <table:table-cell table:style-name="ce3" table:formula="of:=[.F100]/[.F101]" office:value-type="percentage" office:value="1.04286326618088" calcext:value-type="percentage">
            <text:p>104.2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6566596" calcext:value-type="float">
            <text:p>26566596</text:p>
          </table:table-cell>
          <table:table-cell office:value-type="float" office:value="4096" calcext:value-type="float">
            <text:p>4096</text:p>
          </table:table-cell>
          <table:table-cell office:value-type="float" office:value="466.6" calcext:value-type="float">
            <text:p>466.6</text:p>
          </table:table-cell>
          <table:table-cell table:style-name="ce3" table:formula="of:=[.F101]/[.F102]" office:value-type="percentage" office:value="1.38374851720047" calcext:value-type="percentage">
            <text:p>138.3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30135465" calcext:value-type="float">
            <text:p>30135465</text:p>
          </table:table-cell>
          <table:table-cell office:value-type="float" office:value="1024" calcext:value-type="float">
            <text:p>1024</text:p>
          </table:table-cell>
          <table:table-cell office:value-type="float" office:value="337.2" calcext:value-type="float">
            <text:p>337.2</text:p>
          </table:table-cell>
          <table:table-cell table:style-name="ce3" table:formula="of:=[.F102]/[.F103]" office:value-type="percentage" office:value="1.02773544651021" calcext:value-type="percentage">
            <text:p>102.7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16659" calcext:value-type="float">
            <text:p>2541665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8.1" calcext:value-type="float">
            <text:p>328.1</text:p>
          </table:table-cell>
          <table:table-cell table:style-name="ce3" table:formula="of:=[.F103]/[.F104]" office:value-type="percentage" office:value="1.0006099420555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6566596" calcext:value-type="float">
            <text:p>26566596</text:p>
          </table:table-cell>
          <table:table-cell office:value-type="float" office:value="4096" calcext:value-type="float">
            <text:p>4096</text:p>
          </table:table-cell>
          <table:table-cell office:value-type="float" office:value="327.9" calcext:value-type="float">
            <text:p>327.9</text:p>
          </table:table-cell>
          <table:table-cell table:style-name="ce3" table:formula="of:=[.F104]/[.F105]" office:value-type="percentage" office:value="1.00183318056829" calcext:value-type="percentage">
            <text:p>100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705177" calcext:value-type="float">
            <text:p>25705177</text:p>
          </table:table-cell>
          <table:table-cell office:value-type="float" office:value="16384" calcext:value-type="float">
            <text:p>16384</text:p>
          </table:table-cell>
          <table:table-cell office:value-type="float" office:value="327.3" calcext:value-type="float">
            <text:p>327.3</text:p>
          </table:table-cell>
          <table:table-cell table:style-name="ce3" table:formula="of:=[.F105]/[.F106]" office:value-type="percentage" office:value="1.00061143381229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20187" calcext:value-type="float">
            <text:p>2542018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.1" calcext:value-type="float">
            <text:p>327.1</text:p>
          </table:table-cell>
          <table:table-cell table:style-name="ce3" table:formula="of:=[.F106]/[.F107]" office:value-type="percentage" office:value="1.00091799265606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33831" calcext:value-type="float">
            <text:p>2543383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6.8" calcext:value-type="float">
            <text:p>326.8</text:p>
          </table:table-cell>
          <table:table-cell table:style-name="ce3" table:formula="of:=[.F107]/[.F108]" office:value-type="percentage" office:value="1.0006123698714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88169" calcext:value-type="float">
            <text:p>25488169</text:p>
          </table:table-cell>
          <table:table-cell office:value-type="float" office:value="65536" calcext:value-type="float">
            <text:p>65536</text:p>
          </table:table-cell>
          <table:table-cell office:value-type="float" office:value="326.6" calcext:value-type="float">
            <text:p>326.6</text:p>
          </table:table-cell>
          <table:table-cell table:style-name="ce3" table:formula="of:=[.F108]/[.F109]" office:value-type="percentage" office:value="1.03158559696778" calcext:value-type="percentage">
            <text:p>103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16659" calcext:value-type="float">
            <text:p>2541665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16.6" calcext:value-type="float">
            <text:p>316.6</text:p>
          </table:table-cell>
          <table:table-cell table:style-name="ce3" table:formula="of:=[.F109]/[.F110]" office:value-type="percentage" office:value="1.00348652931854" calcext:value-type="percentage">
            <text:p>100.3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20187" calcext:value-type="float">
            <text:p>2542018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15.5" calcext:value-type="float">
            <text:p>315.5</text:p>
          </table:table-cell>
          <table:table-cell table:style-name="ce3" table:formula="of:=[.F110]/[.F111]" office:value-type="percentage" office:value="1.0003170577045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33831" calcext:value-type="float">
            <text:p>2543383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5.4" calcext:value-type="float">
            <text:p>315.4</text:p>
          </table:table-cell>
          <table:table-cell table:style-name="ce3" table:formula="of:=[.F111]/[.F112]" office:value-type="percentage" office:value="1.00095207870517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705177" calcext:value-type="float">
            <text:p>25705177</text:p>
          </table:table-cell>
          <table:table-cell office:value-type="float" office:value="16384" calcext:value-type="float">
            <text:p>16384</text:p>
          </table:table-cell>
          <table:table-cell office:value-type="float" office:value="315.1" calcext:value-type="float">
            <text:p>315.1</text:p>
          </table:table-cell>
          <table:table-cell table:style-name="ce3" table:formula="of:=[.F112]/[.F11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30135465" calcext:value-type="float">
            <text:p>30135465</text:p>
          </table:table-cell>
          <table:table-cell office:value-type="float" office:value="1024" calcext:value-type="float">
            <text:p>1024</text:p>
          </table:table-cell>
          <table:table-cell office:value-type="float" office:value="315.1" calcext:value-type="float">
            <text:p>315.1</text:p>
          </table:table-cell>
          <table:table-cell table:style-name="ce3" table:formula="of:=[.F113]/[.F114]" office:value-type="percentage" office:value="1.00031746031746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5488169" calcext:value-type="float">
            <text:p>25488169</text:p>
          </table:table-cell>
          <table:table-cell office:value-type="float" office:value="65536" calcext:value-type="float">
            <text:p>65536</text:p>
          </table:table-cell>
          <table:table-cell office:value-type="float" office:value="315" calcext:value-type="float">
            <text:p>315</text:p>
          </table:table-cell>
          <table:table-cell table:style-name="ce3" table:formula="of:=[.F114]/[.F115]" office:value-type="percentage" office:value="1.00414408670705" calcext:value-type="percentage">
            <text:p>100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ebster <text:s/></text:p>
          </table:table-cell>
          <table:table-cell office:value-type="float" office:value="41458703" calcext:value-type="float">
            <text:p>41458703</text:p>
          </table:table-cell>
          <table:table-cell office:value-type="float" office:value="26566596" calcext:value-type="float">
            <text:p>26566596</text:p>
          </table:table-cell>
          <table:table-cell office:value-type="float" office:value="4096" calcext:value-type="float">
            <text:p>4096</text:p>
          </table:table-cell>
          <table:table-cell office:value-type="float" office:value="313.7" calcext:value-type="float">
            <text:p>313.7</text:p>
          </table:table-cell>
          <table:table-cell table:style-name="ce3" table:formula="of:=[.F115]/[.F116]" office:value-type="percentage" office:value="0.057984140773738" calcext:value-type="percentage">
            <text:p>5.8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23" calcext:value-type="float">
            <text:p>409852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410.1" calcext:value-type="float">
            <text:p>5410.1</text:p>
          </table:table-cell>
          <table:table-cell table:style-name="ce3" table:formula="of:=[.F116]/[.F117]" office:value-type="percentage" office:value="1.50606870441512" calcext:value-type="percentage">
            <text:p>150.6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86" calcext:value-type="float">
            <text:p>4098528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92.2" calcext:value-type="float">
            <text:p>3592.2</text:p>
          </table:table-cell>
          <table:table-cell table:style-name="ce3" table:formula="of:=[.F117]/[.F118]" office:value-type="percentage" office:value="1.04136831424844" calcext:value-type="percentage">
            <text:p>104.1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6207" calcext:value-type="float">
            <text:p>40986207</text:p>
          </table:table-cell>
          <table:table-cell office:value-type="float" office:value="16384" calcext:value-type="float">
            <text:p>16384</text:p>
          </table:table-cell>
          <table:table-cell office:value-type="float" office:value="3449.5" calcext:value-type="float">
            <text:p>3449.5</text:p>
          </table:table-cell>
          <table:table-cell table:style-name="ce3" table:formula="of:=[.F118]/[.F119]" office:value-type="percentage" office:value="1.02277107362054" calcext:value-type="percentage">
            <text:p>102.2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489" calcext:value-type="float">
            <text:p>40985489</text:p>
          </table:table-cell>
          <table:table-cell office:value-type="float" office:value="65536" calcext:value-type="float">
            <text:p>65536</text:p>
          </table:table-cell>
          <table:table-cell office:value-type="float" office:value="3372.7" calcext:value-type="float">
            <text:p>3372.7</text:p>
          </table:table-cell>
          <table:table-cell table:style-name="ce3" table:formula="of:=[.F119]/[.F120]" office:value-type="percentage" office:value="1.02735386396174" calcext:value-type="percentage">
            <text:p>102.7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7303" calcext:value-type="float">
            <text:p>40987303</text:p>
          </table:table-cell>
          <table:table-cell office:value-type="float" office:value="4096" calcext:value-type="float">
            <text:p>4096</text:p>
          </table:table-cell>
          <table:table-cell office:value-type="float" office:value="3282.9" calcext:value-type="float">
            <text:p>3282.9</text:p>
          </table:table-cell>
          <table:table-cell table:style-name="ce3" table:formula="of:=[.F120]/[.F121]" office:value-type="percentage" office:value="1.02648364705147" calcext:value-type="percentage">
            <text:p>102.6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40" calcext:value-type="float">
            <text:p>4098524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198.2" calcext:value-type="float">
            <text:p>3198.2</text:p>
          </table:table-cell>
          <table:table-cell table:style-name="ce3" table:formula="of:=[.F121]/[.F122]" office:value-type="percentage" office:value="1.07883285545623" calcext:value-type="percentage">
            <text:p>107.8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9192" calcext:value-type="float">
            <text:p>40989192</text:p>
          </table:table-cell>
          <table:table-cell office:value-type="float" office:value="1024" calcext:value-type="float">
            <text:p>1024</text:p>
          </table:table-cell>
          <table:table-cell office:value-type="float" office:value="2964.5" calcext:value-type="float">
            <text:p>2964.5</text:p>
          </table:table-cell>
          <table:table-cell table:style-name="ce3" table:formula="of:=[.F122]/[.F123]" office:value-type="percentage" office:value="1.01454483230664" calcext:value-type="percentage">
            <text:p>101.4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6207" calcext:value-type="float">
            <text:p>40986207</text:p>
          </table:table-cell>
          <table:table-cell office:value-type="float" office:value="16384" calcext:value-type="float">
            <text:p>16384</text:p>
          </table:table-cell>
          <table:table-cell office:value-type="float" office:value="2922" calcext:value-type="float">
            <text:p>2922</text:p>
          </table:table-cell>
          <table:table-cell table:style-name="ce3" table:formula="of:=[.F123]/[.F124]" office:value-type="percentage" office:value="1.00037659625458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7303" calcext:value-type="float">
            <text:p>40987303</text:p>
          </table:table-cell>
          <table:table-cell office:value-type="float" office:value="4096" calcext:value-type="float">
            <text:p>4096</text:p>
          </table:table-cell>
          <table:table-cell office:value-type="float" office:value="2920.9" calcext:value-type="float">
            <text:p>2920.9</text:p>
          </table:table-cell>
          <table:table-cell table:style-name="ce3" table:formula="of:=[.F124]/[.F125]" office:value-type="percentage" office:value="1.00926021906638" calcext:value-type="percentage">
            <text:p>100.9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86" calcext:value-type="float">
            <text:p>4098528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94.1" calcext:value-type="float">
            <text:p>2894.1</text:p>
          </table:table-cell>
          <table:table-cell table:style-name="ce3" table:formula="of:=[.F125]/[.F126]" office:value-type="percentage" office:value="1.01650802571037" calcext:value-type="percentage">
            <text:p>101.6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489" calcext:value-type="float">
            <text:p>40985489</text:p>
          </table:table-cell>
          <table:table-cell office:value-type="float" office:value="65536" calcext:value-type="float">
            <text:p>65536</text:p>
          </table:table-cell>
          <table:table-cell office:value-type="float" office:value="2847.1" calcext:value-type="float">
            <text:p>2847.1</text:p>
          </table:table-cell>
          <table:table-cell table:style-name="ce3" table:formula="of:=[.F126]/[.F127]" office:value-type="percentage" office:value="1.01032647267566" calcext:value-type="percentage">
            <text:p>101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23" calcext:value-type="float">
            <text:p>409852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18" calcext:value-type="float">
            <text:p>2818</text:p>
          </table:table-cell>
          <table:table-cell table:style-name="ce3" table:formula="of:=[.F127]/[.F128]" office:value-type="percentage" office:value="1.0051721062957" calcext:value-type="percentage">
            <text:p>100.5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9192" calcext:value-type="float">
            <text:p>40989192</text:p>
          </table:table-cell>
          <table:table-cell office:value-type="float" office:value="1024" calcext:value-type="float">
            <text:p>1024</text:p>
          </table:table-cell>
          <table:table-cell office:value-type="float" office:value="2803.5" calcext:value-type="float">
            <text:p>2803.5</text:p>
          </table:table-cell>
          <table:table-cell table:style-name="ce3" table:formula="of:=[.F128]/[.F129]" office:value-type="percentage" office:value="1.00401103033342" calcext:value-type="percentage">
            <text:p>100.4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40" calcext:value-type="float">
            <text:p>4098524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92.3" calcext:value-type="float">
            <text:p>2792.3</text:p>
          </table:table-cell>
          <table:table-cell table:style-name="ce3" table:formula="of:=[.F129]/[.F130]" office:value-type="percentage" office:value="6.14637904468413" calcext:value-type="percentage">
            <text:p>614.6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489" calcext:value-type="float">
            <text:p>40985489</text:p>
          </table:table-cell>
          <table:table-cell office:value-type="float" office:value="65536" calcext:value-type="float">
            <text:p>65536</text:p>
          </table:table-cell>
          <table:table-cell office:value-type="float" office:value="454.3" calcext:value-type="float">
            <text:p>454.3</text:p>
          </table:table-cell>
          <table:table-cell table:style-name="ce3" table:formula="of:=[.F130]/[.F131]" office:value-type="percentage" office:value="1.00044043162299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23" calcext:value-type="float">
            <text:p>409852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54.1" calcext:value-type="float">
            <text:p>454.1</text:p>
          </table:table-cell>
          <table:table-cell table:style-name="ce3" table:formula="of:=[.F131]/[.F132]" office:value-type="percentage" office:value="1.00022026431718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9192" calcext:value-type="float">
            <text:p>40989192</text:p>
          </table:table-cell>
          <table:table-cell office:value-type="float" office:value="1024" calcext:value-type="float">
            <text:p>1024</text:p>
          </table:table-cell>
          <table:table-cell office:value-type="float" office:value="454" calcext:value-type="float">
            <text:p>454</text:p>
          </table:table-cell>
          <table:table-cell table:style-name="ce3" table:formula="of:=[.F132]/[.F133]" office:value-type="percentage" office:value="1.00088183421517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40" calcext:value-type="float">
            <text:p>4098524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53.6" calcext:value-type="float">
            <text:p>453.6</text:p>
          </table:table-cell>
          <table:table-cell table:style-name="ce3" table:formula="of:=[.F133]/[.F13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6207" calcext:value-type="float">
            <text:p>40986207</text:p>
          </table:table-cell>
          <table:table-cell office:value-type="float" office:value="16384" calcext:value-type="float">
            <text:p>16384</text:p>
          </table:table-cell>
          <table:table-cell office:value-type="float" office:value="453.6" calcext:value-type="float">
            <text:p>453.6</text:p>
          </table:table-cell>
          <table:table-cell table:style-name="ce3" table:formula="of:=[.F134]/[.F135]" office:value-type="percentage" office:value="1.00066181336863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86" calcext:value-type="float">
            <text:p>4098528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3.3" calcext:value-type="float">
            <text:p>453.3</text:p>
          </table:table-cell>
          <table:table-cell table:style-name="ce3" table:formula="of:=[.F135]/[.F136]" office:value-type="percentage" office:value="1.00088319717377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7303" calcext:value-type="float">
            <text:p>40987303</text:p>
          </table:table-cell>
          <table:table-cell office:value-type="float" office:value="4096" calcext:value-type="float">
            <text:p>4096</text:p>
          </table:table-cell>
          <table:table-cell office:value-type="float" office:value="452.9" calcext:value-type="float">
            <text:p>452.9</text:p>
          </table:table-cell>
          <table:table-cell table:style-name="ce3" table:formula="of:=[.F136]/[.F137]" office:value-type="percentage" office:value="1.2790172267721" calcext:value-type="percentage">
            <text:p>127.9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489" calcext:value-type="float">
            <text:p>40985489</text:p>
          </table:table-cell>
          <table:table-cell office:value-type="float" office:value="65536" calcext:value-type="float">
            <text:p>65536</text:p>
          </table:table-cell>
          <table:table-cell office:value-type="float" office:value="354.1" calcext:value-type="float">
            <text:p>354.1</text:p>
          </table:table-cell>
          <table:table-cell table:style-name="ce3" table:formula="of:=[.F137]/[.F138]" office:value-type="percentage" office:value="1.00084793668739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23" calcext:value-type="float">
            <text:p>409852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3.8" calcext:value-type="float">
            <text:p>353.8</text:p>
          </table:table-cell>
          <table:table-cell table:style-name="ce3" table:formula="of:=[.F138]/[.F139]" office:value-type="percentage" office:value="1.0002827254735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9192" calcext:value-type="float">
            <text:p>40989192</text:p>
          </table:table-cell>
          <table:table-cell office:value-type="float" office:value="1024" calcext:value-type="float">
            <text:p>1024</text:p>
          </table:table-cell>
          <table:table-cell office:value-type="float" office:value="353.7" calcext:value-type="float">
            <text:p>353.7</text:p>
          </table:table-cell>
          <table:table-cell table:style-name="ce3" table:formula="of:=[.F139]/[.F140]" office:value-type="percentage" office:value="1.00028280542986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40" calcext:value-type="float">
            <text:p>4098524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3.6" calcext:value-type="float">
            <text:p>353.6</text:p>
          </table:table-cell>
          <table:table-cell table:style-name="ce3" table:formula="of:=[.F140]/[.F141]" office:value-type="percentage" office:value="1.00056593095642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6207" calcext:value-type="float">
            <text:p>40986207</text:p>
          </table:table-cell>
          <table:table-cell office:value-type="float" office:value="16384" calcext:value-type="float">
            <text:p>16384</text:p>
          </table:table-cell>
          <table:table-cell office:value-type="float" office:value="353.4" calcext:value-type="float">
            <text:p>353.4</text:p>
          </table:table-cell>
          <table:table-cell table:style-name="ce3" table:formula="of:=[.F141]/[.F142]" office:value-type="percentage" office:value="1.0002830455703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5286" calcext:value-type="float">
            <text:p>4098528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3.3" calcext:value-type="float">
            <text:p>353.3</text:p>
          </table:table-cell>
          <table:table-cell table:style-name="ce3" table:formula="of:=[.F142]/[.F143]" office:value-type="percentage" office:value="1.00084985835694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nwik8.zip <text:s/></text:p>
          </table:table-cell>
          <table:table-cell office:value-type="float" office:value="36445475" calcext:value-type="float">
            <text:p>36445475</text:p>
          </table:table-cell>
          <table:table-cell office:value-type="float" office:value="40987303" calcext:value-type="float">
            <text:p>40987303</text:p>
          </table:table-cell>
          <table:table-cell office:value-type="float" office:value="4096" calcext:value-type="float">
            <text:p>4096</text:p>
          </table:table-cell>
          <table:table-cell office:value-type="float" office:value="353" calcext:value-type="float">
            <text:p>353</text:p>
          </table:table-cell>
          <table:table-cell table:style-name="ce3" table:formula="of:=[.F143]/[.F144]" office:value-type="percentage" office:value="0.162680307848288" calcext:value-type="percentage">
            <text:p>16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51791" calcext:value-type="float">
            <text:p>8751791</text:p>
          </table:table-cell>
          <table:table-cell office:value-type="float" office:value="65536" calcext:value-type="float">
            <text:p>65536</text:p>
          </table:table-cell>
          <table:table-cell office:value-type="float" office:value="2169.9" calcext:value-type="float">
            <text:p>2169.9</text:p>
          </table:table-cell>
          <table:table-cell table:style-name="ce3" table:formula="of:=[.F144]/[.F145]" office:value-type="percentage" office:value="1.002772771385" calcext:value-type="percentage">
            <text:p>100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14892" calcext:value-type="float">
            <text:p>871489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163.9" calcext:value-type="float">
            <text:p>2163.9</text:p>
          </table:table-cell>
          <table:table-cell table:style-name="ce3" table:formula="of:=[.F145]/[.F146]" office:value-type="percentage" office:value="1.00301288588115" calcext:value-type="percentage">
            <text:p>100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16616" calcext:value-type="float">
            <text:p>87166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57.4" calcext:value-type="float">
            <text:p>2157.4</text:p>
          </table:table-cell>
          <table:table-cell table:style-name="ce3" table:formula="of:=[.F146]/[.F147]" office:value-type="percentage" office:value="1.00320855614973" calcext:value-type="percentage">
            <text:p>100.3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23923" calcext:value-type="float">
            <text:p>8723923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50.5" calcext:value-type="float">
            <text:p>2150.5</text:p>
          </table:table-cell>
          <table:table-cell table:style-name="ce3" table:formula="of:=[.F147]/[.F148]" office:value-type="percentage" office:value="1.00976663379819" calcext:value-type="percentage">
            <text:p>100.9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862000" calcext:value-type="float">
            <text:p>8862000</text:p>
          </table:table-cell>
          <table:table-cell office:value-type="float" office:value="16384" calcext:value-type="float">
            <text:p>16384</text:p>
          </table:table-cell>
          <table:table-cell office:value-type="float" office:value="2129.7" calcext:value-type="float">
            <text:p>2129.7</text:p>
          </table:table-cell>
          <table:table-cell table:style-name="ce3" table:formula="of:=[.F148]/[.F149]" office:value-type="percentage" office:value="1.05913069425104" calcext:value-type="percentage">
            <text:p>105.9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9305764" calcext:value-type="float">
            <text:p>9305764</text:p>
          </table:table-cell>
          <table:table-cell office:value-type="float" office:value="4096" calcext:value-type="float">
            <text:p>4096</text:p>
          </table:table-cell>
          <table:table-cell office:value-type="float" office:value="2010.8" calcext:value-type="float">
            <text:p>2010.8</text:p>
          </table:table-cell>
          <table:table-cell table:style-name="ce3" table:formula="of:=[.F149]/[.F150]" office:value-type="percentage" office:value="1.17611276832193" calcext:value-type="percentage">
            <text:p>117.6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11088497" calcext:value-type="float">
            <text:p>11088497</text:p>
          </table:table-cell>
          <table:table-cell office:value-type="float" office:value="1024" calcext:value-type="float">
            <text:p>1024</text:p>
          </table:table-cell>
          <table:table-cell office:value-type="float" office:value="1709.7" calcext:value-type="float">
            <text:p>1709.7</text:p>
          </table:table-cell>
          <table:table-cell table:style-name="ce3" table:formula="of:=[.F150]/[.F151]" office:value-type="percentage" office:value="1.86383952905265" calcext:value-type="percentage">
            <text:p>186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14892" calcext:value-type="float">
            <text:p>871489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17.3" calcext:value-type="float">
            <text:p>917.3</text:p>
          </table:table-cell>
          <table:table-cell table:style-name="ce3" table:formula="of:=[.F151]/[.F152]" office:value-type="percentage" office:value="1.00087288597927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16616" calcext:value-type="float">
            <text:p>87166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916.5" calcext:value-type="float">
            <text:p>916.5</text:p>
          </table:table-cell>
          <table:table-cell table:style-name="ce3" table:formula="of:=[.F152]/[.F153]" office:value-type="percentage" office:value="1.04742857142857" calcext:value-type="percentage">
            <text:p>104.7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23923" calcext:value-type="float">
            <text:p>8723923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5" calcext:value-type="float">
            <text:p>875</text:p>
          </table:table-cell>
          <table:table-cell table:style-name="ce3" table:formula="of:=[.F153]/[.F154]" office:value-type="percentage" office:value="1.00655699988497" calcext:value-type="percentage">
            <text:p>100.6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51791" calcext:value-type="float">
            <text:p>8751791</text:p>
          </table:table-cell>
          <table:table-cell office:value-type="float" office:value="65536" calcext:value-type="float">
            <text:p>65536</text:p>
          </table:table-cell>
          <table:table-cell office:value-type="float" office:value="869.3" calcext:value-type="float">
            <text:p>869.3</text:p>
          </table:table-cell>
          <table:table-cell table:style-name="ce3" table:formula="of:=[.F154]/[.F155]" office:value-type="percentage" office:value="1.01565603458348" calcext:value-type="percentage">
            <text:p>101.5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862000" calcext:value-type="float">
            <text:p>8862000</text:p>
          </table:table-cell>
          <table:table-cell office:value-type="float" office:value="16384" calcext:value-type="float">
            <text:p>16384</text:p>
          </table:table-cell>
          <table:table-cell office:value-type="float" office:value="855.9" calcext:value-type="float">
            <text:p>855.9</text:p>
          </table:table-cell>
          <table:table-cell table:style-name="ce3" table:formula="of:=[.F155]/[.F156]" office:value-type="percentage" office:value="1.0359477124183" calcext:value-type="percentage">
            <text:p>103.5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9305764" calcext:value-type="float">
            <text:p>9305764</text:p>
          </table:table-cell>
          <table:table-cell office:value-type="float" office:value="4096" calcext:value-type="float">
            <text:p>4096</text:p>
          </table:table-cell>
          <table:table-cell office:value-type="float" office:value="826.2" calcext:value-type="float">
            <text:p>826.2</text:p>
          </table:table-cell>
          <table:table-cell table:style-name="ce3" table:formula="of:=[.F156]/[.F157]" office:value-type="percentage" office:value="1.12148771548799" calcext:value-type="percentage">
            <text:p>112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11088497" calcext:value-type="float">
            <text:p>11088497</text:p>
          </table:table-cell>
          <table:table-cell office:value-type="float" office:value="1024" calcext:value-type="float">
            <text:p>1024</text:p>
          </table:table-cell>
          <table:table-cell office:value-type="float" office:value="736.7" calcext:value-type="float">
            <text:p>736.7</text:p>
          </table:table-cell>
          <table:table-cell table:style-name="ce3" table:formula="of:=[.F157]/[.F158]" office:value-type="percentage" office:value="1.20909240111603" calcext:value-type="percentage">
            <text:p>120.9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14892" calcext:value-type="float">
            <text:p>871489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09.3" calcext:value-type="float">
            <text:p>609.3</text:p>
          </table:table-cell>
          <table:table-cell table:style-name="ce3" table:formula="of:=[.F158]/[.F159]" office:value-type="percentage" office:value="1.00115018074269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16616" calcext:value-type="float">
            <text:p>87166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08.6" calcext:value-type="float">
            <text:p>608.6</text:p>
          </table:table-cell>
          <table:table-cell table:style-name="ce3" table:formula="of:=[.F159]/[.F160]" office:value-type="percentage" office:value="1.00115150518177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23923" calcext:value-type="float">
            <text:p>8723923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7.9" calcext:value-type="float">
            <text:p>607.9</text:p>
          </table:table-cell>
          <table:table-cell table:style-name="ce3" table:formula="of:=[.F160]/[.F161]" office:value-type="percentage" office:value="1.0003291097581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51791" calcext:value-type="float">
            <text:p>8751791</text:p>
          </table:table-cell>
          <table:table-cell office:value-type="float" office:value="65536" calcext:value-type="float">
            <text:p>65536</text:p>
          </table:table-cell>
          <table:table-cell office:value-type="float" office:value="607.7" calcext:value-type="float">
            <text:p>607.7</text:p>
          </table:table-cell>
          <table:table-cell table:style-name="ce3" table:formula="of:=[.F161]/[.F162]" office:value-type="percentage" office:value="1.00896563174498" calcext:value-type="percentage">
            <text:p>100.9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862000" calcext:value-type="float">
            <text:p>8862000</text:p>
          </table:table-cell>
          <table:table-cell office:value-type="float" office:value="16384" calcext:value-type="float">
            <text:p>16384</text:p>
          </table:table-cell>
          <table:table-cell office:value-type="float" office:value="602.3" calcext:value-type="float">
            <text:p>602.3</text:p>
          </table:table-cell>
          <table:table-cell table:style-name="ce3" table:formula="of:=[.F162]/[.F163]" office:value-type="percentage" office:value="1.03168893456663" calcext:value-type="percentage">
            <text:p>103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9305764" calcext:value-type="float">
            <text:p>9305764</text:p>
          </table:table-cell>
          <table:table-cell office:value-type="float" office:value="4096" calcext:value-type="float">
            <text:p>4096</text:p>
          </table:table-cell>
          <table:table-cell office:value-type="float" office:value="583.8" calcext:value-type="float">
            <text:p>583.8</text:p>
          </table:table-cell>
          <table:table-cell table:style-name="ce3" table:formula="of:=[.F163]/[.F164]" office:value-type="percentage" office:value="1.08131135395444" calcext:value-type="percentage">
            <text:p>108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14892" calcext:value-type="float">
            <text:p>871489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9.9" calcext:value-type="float">
            <text:p>539.9</text:p>
          </table:table-cell>
          <table:table-cell table:style-name="ce3" table:formula="of:=[.F164]/[.F165]" office:value-type="percentage" office:value="1.00111255330985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16616" calcext:value-type="float">
            <text:p>87166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39.3" calcext:value-type="float">
            <text:p>539.3</text:p>
          </table:table-cell>
          <table:table-cell table:style-name="ce3" table:formula="of:=[.F165]/[.F166]" office:value-type="percentage" office:value="1.00129966580022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23923" calcext:value-type="float">
            <text:p>872392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8.6" calcext:value-type="float">
            <text:p>538.6</text:p>
          </table:table-cell>
          <table:table-cell table:style-name="ce3" table:formula="of:=[.F166]/[.F16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751791" calcext:value-type="float">
            <text:p>8751791</text:p>
          </table:table-cell>
          <table:table-cell office:value-type="float" office:value="65536" calcext:value-type="float">
            <text:p>65536</text:p>
          </table:table-cell>
          <table:table-cell office:value-type="float" office:value="538.6" calcext:value-type="float">
            <text:p>538.6</text:p>
          </table:table-cell>
          <table:table-cell table:style-name="ce3" table:formula="of:=[.F167]/[.F168]" office:value-type="percentage" office:value="1.00654083348907" calcext:value-type="percentage">
            <text:p>100.6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8862000" calcext:value-type="float">
            <text:p>8862000</text:p>
          </table:table-cell>
          <table:table-cell office:value-type="float" office:value="16384" calcext:value-type="float">
            <text:p>16384</text:p>
          </table:table-cell>
          <table:table-cell office:value-type="float" office:value="535.1" calcext:value-type="float">
            <text:p>535.1</text:p>
          </table:table-cell>
          <table:table-cell table:style-name="ce3" table:formula="of:=[.F168]/[.F169]" office:value-type="percentage" office:value="1.01982085000953" calcext:value-type="percentage">
            <text:p>101.9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11088497" calcext:value-type="float">
            <text:p>11088497</text:p>
          </table:table-cell>
          <table:table-cell office:value-type="float" office:value="1024" calcext:value-type="float">
            <text:p>1024</text:p>
          </table:table-cell>
          <table:table-cell office:value-type="float" office:value="524.7" calcext:value-type="float">
            <text:p>524.7</text:p>
          </table:table-cell>
          <table:table-cell table:style-name="ce3" table:formula="of:=[.F169]/[.F170]" office:value-type="percentage" office:value="1.00286697247706" calcext:value-type="percentage">
            <text:p>100.2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9305764" calcext:value-type="float">
            <text:p>9305764</text:p>
          </table:table-cell>
          <table:table-cell office:value-type="float" office:value="4096" calcext:value-type="float">
            <text:p>4096</text:p>
          </table:table-cell>
          <table:table-cell office:value-type="float" office:value="523.2" calcext:value-type="float">
            <text:p>523.2</text:p>
          </table:table-cell>
          <table:table-cell table:style-name="ce3" table:formula="of:=[.F170]/[.F171]" office:value-type="percentage" office:value="1.07213114754098" calcext:value-type="percentage">
            <text:p>107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ci <text:s/></text:p>
          </table:table-cell>
          <table:table-cell office:value-type="float" office:value="33553445" calcext:value-type="float">
            <text:p>33553445</text:p>
          </table:table-cell>
          <table:table-cell office:value-type="float" office:value="11088497" calcext:value-type="float">
            <text:p>11088497</text:p>
          </table:table-cell>
          <table:table-cell office:value-type="float" office:value="1024" calcext:value-type="float">
            <text:p>1024</text:p>
          </table:table-cell>
          <table:table-cell office:value-type="float" office:value="488" calcext:value-type="float">
            <text:p>488</text:p>
          </table:table-cell>
          <table:table-cell table:style-name="ce3" table:formula="of:=[.F171]/[.F172]" office:value-type="percentage" office:value="0.275986879312295" calcext:value-type="percentage">
            <text:p>27.6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66602" calcext:value-type="float">
            <text:p>1056660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768.2" calcext:value-type="float">
            <text:p>1768.2</text:p>
          </table:table-cell>
          <table:table-cell table:style-name="ce3" table:formula="of:=[.F172]/[.F173]" office:value-type="percentage" office:value="1.0052873955313" calcext:value-type="percentage">
            <text:p>100.5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68107" calcext:value-type="float">
            <text:p>1056810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58.9" calcext:value-type="float">
            <text:p>1758.9</text:p>
          </table:table-cell>
          <table:table-cell table:style-name="ce3" table:formula="of:=[.F173]/[.F174]" office:value-type="percentage" office:value="1.00617813626223" calcext:value-type="percentage">
            <text:p>100.6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73729" calcext:value-type="float">
            <text:p>1057372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48.1" calcext:value-type="float">
            <text:p>1748.1</text:p>
          </table:table-cell>
          <table:table-cell table:style-name="ce3" table:formula="of:=[.F174]/[.F175]" office:value-type="percentage" office:value="1.01639630211059" calcext:value-type="percentage">
            <text:p>101.6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99047" calcext:value-type="float">
            <text:p>10599047</text:p>
          </table:table-cell>
          <table:table-cell office:value-type="float" office:value="65536" calcext:value-type="float">
            <text:p>65536</text:p>
          </table:table-cell>
          <table:table-cell office:value-type="float" office:value="1719.9" calcext:value-type="float">
            <text:p>1719.9</text:p>
          </table:table-cell>
          <table:table-cell table:style-name="ce3" table:formula="of:=[.F175]/[.F176]" office:value-type="percentage" office:value="1.00667251975417" calcext:value-type="percentage">
            <text:p>100.6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1120445" calcext:value-type="float">
            <text:p>11120445</text:p>
          </table:table-cell>
          <table:table-cell office:value-type="float" office:value="4096" calcext:value-type="float">
            <text:p>4096</text:p>
          </table:table-cell>
          <table:table-cell office:value-type="float" office:value="1708.5" calcext:value-type="float">
            <text:p>1708.5</text:p>
          </table:table-cell>
          <table:table-cell table:style-name="ce3" table:formula="of:=[.F176]/[.F177]" office:value-type="percentage" office:value="1.00317068874406" calcext:value-type="percentage">
            <text:p>100.3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701889" calcext:value-type="float">
            <text:p>10701889</text:p>
          </table:table-cell>
          <table:table-cell office:value-type="float" office:value="16384" calcext:value-type="float">
            <text:p>16384</text:p>
          </table:table-cell>
          <table:table-cell office:value-type="float" office:value="1703.1" calcext:value-type="float">
            <text:p>1703.1</text:p>
          </table:table-cell>
          <table:table-cell table:style-name="ce3" table:formula="of:=[.F177]/[.F178]" office:value-type="percentage" office:value="1.04638731875154" calcext:value-type="percentage">
            <text:p>104.6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2850180" calcext:value-type="float">
            <text:p>12850180</text:p>
          </table:table-cell>
          <table:table-cell office:value-type="float" office:value="1024" calcext:value-type="float">
            <text:p>1024</text:p>
          </table:table-cell>
          <table:table-cell office:value-type="float" office:value="1627.6" calcext:value-type="float">
            <text:p>1627.6</text:p>
          </table:table-cell>
          <table:table-cell table:style-name="ce3" table:formula="of:=[.F178]/[.F179]" office:value-type="percentage" office:value="2.44054580896686" calcext:value-type="percentage">
            <text:p>244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66602" calcext:value-type="float">
            <text:p>1056660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66.9" calcext:value-type="float">
            <text:p>666.9</text:p>
          </table:table-cell>
          <table:table-cell table:style-name="ce3" table:formula="of:=[.F179]/[.F180]" office:value-type="percentage" office:value="1.00421623249511" calcext:value-type="percentage">
            <text:p>100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68107" calcext:value-type="float">
            <text:p>1056810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4.1" calcext:value-type="float">
            <text:p>664.1</text:p>
          </table:table-cell>
          <table:table-cell table:style-name="ce3" table:formula="of:=[.F180]/[.F181]" office:value-type="percentage" office:value="1.00226380923634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73729" calcext:value-type="float">
            <text:p>10573729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2.6" calcext:value-type="float">
            <text:p>662.6</text:p>
          </table:table-cell>
          <table:table-cell table:style-name="ce3" table:formula="of:=[.F181]/[.F182]" office:value-type="percentage" office:value="1.00363526204181" calcext:value-type="percentage">
            <text:p>100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99047" calcext:value-type="float">
            <text:p>10599047</text:p>
          </table:table-cell>
          <table:table-cell office:value-type="float" office:value="65536" calcext:value-type="float">
            <text:p>65536</text:p>
          </table:table-cell>
          <table:table-cell office:value-type="float" office:value="660.2" calcext:value-type="float">
            <text:p>660.2</text:p>
          </table:table-cell>
          <table:table-cell table:style-name="ce3" table:formula="of:=[.F182]/[.F183]" office:value-type="percentage" office:value="1.00121322414316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701889" calcext:value-type="float">
            <text:p>10701889</text:p>
          </table:table-cell>
          <table:table-cell office:value-type="float" office:value="16384" calcext:value-type="float">
            <text:p>16384</text:p>
          </table:table-cell>
          <table:table-cell office:value-type="float" office:value="659.4" calcext:value-type="float">
            <text:p>659.4</text:p>
          </table:table-cell>
          <table:table-cell table:style-name="ce3" table:formula="of:=[.F183]/[.F184]" office:value-type="percentage" office:value="1.00825688073395" calcext:value-type="percentage">
            <text:p>100.8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1120445" calcext:value-type="float">
            <text:p>11120445</text:p>
          </table:table-cell>
          <table:table-cell office:value-type="float" office:value="4096" calcext:value-type="float">
            <text:p>4096</text:p>
          </table:table-cell>
          <table:table-cell office:value-type="float" office:value="654" calcext:value-type="float">
            <text:p>654</text:p>
          </table:table-cell>
          <table:table-cell table:style-name="ce3" table:formula="of:=[.F184]/[.F185]" office:value-type="percentage" office:value="1.00491702519975" calcext:value-type="percentage">
            <text:p>100.4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2850180" calcext:value-type="float">
            <text:p>12850180</text:p>
          </table:table-cell>
          <table:table-cell office:value-type="float" office:value="1024" calcext:value-type="float">
            <text:p>1024</text:p>
          </table:table-cell>
          <table:table-cell office:value-type="float" office:value="650.8" calcext:value-type="float">
            <text:p>650.8</text:p>
          </table:table-cell>
          <table:table-cell table:style-name="ce3" table:formula="of:=[.F185]/[.F186]" office:value-type="percentage" office:value="1.54400948991696" calcext:value-type="percentage">
            <text:p>154.4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66602" calcext:value-type="float">
            <text:p>1056660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21.5" calcext:value-type="float">
            <text:p>421.5</text:p>
          </table:table-cell>
          <table:table-cell table:style-name="ce3" table:formula="of:=[.F186]/[.F187]" office:value-type="percentage" office:value="1.00404954740353" calcext:value-type="percentage">
            <text:p>100.4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68107" calcext:value-type="float">
            <text:p>1056810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19.8" calcext:value-type="float">
            <text:p>419.8</text:p>
          </table:table-cell>
          <table:table-cell table:style-name="ce3" table:formula="of:=[.F187]/[.F188]" office:value-type="percentage" office:value="1.00071513706794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73729" calcext:value-type="float">
            <text:p>10573729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.5" calcext:value-type="float">
            <text:p>419.5</text:p>
          </table:table-cell>
          <table:table-cell table:style-name="ce3" table:formula="of:=[.F188]/[.F189]" office:value-type="percentage" office:value="1.00215002388915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99047" calcext:value-type="float">
            <text:p>10599047</text:p>
          </table:table-cell>
          <table:table-cell office:value-type="float" office:value="65536" calcext:value-type="float">
            <text:p>65536</text:p>
          </table:table-cell>
          <table:table-cell office:value-type="float" office:value="418.6" calcext:value-type="float">
            <text:p>418.6</text:p>
          </table:table-cell>
          <table:table-cell table:style-name="ce3" table:formula="of:=[.F189]/[.F190]" office:value-type="percentage" office:value="1.00119588615164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701889" calcext:value-type="float">
            <text:p>10701889</text:p>
          </table:table-cell>
          <table:table-cell office:value-type="float" office:value="16384" calcext:value-type="float">
            <text:p>16384</text:p>
          </table:table-cell>
          <table:table-cell office:value-type="float" office:value="418.1" calcext:value-type="float">
            <text:p>418.1</text:p>
          </table:table-cell>
          <table:table-cell table:style-name="ce3" table:formula="of:=[.F190]/[.F191]" office:value-type="percentage" office:value="1.00504807692308" calcext:value-type="percentage">
            <text:p>100.5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66602" calcext:value-type="float">
            <text:p>1056660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6" calcext:value-type="float">
            <text:p>416</text:p>
          </table:table-cell>
          <table:table-cell table:style-name="ce3" table:formula="of:=[.F191]/[.F192]" office:value-type="percentage" office:value="1.00410330678252" calcext:value-type="percentage">
            <text:p>100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68107" calcext:value-type="float">
            <text:p>1056810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14.3" calcext:value-type="float">
            <text:p>414.3</text:p>
          </table:table-cell>
          <table:table-cell table:style-name="ce3" table:formula="of:=[.F192]/[.F193]" office:value-type="percentage" office:value="1.00072463768116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73729" calcext:value-type="float">
            <text:p>10573729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4" calcext:value-type="float">
            <text:p>414</text:p>
          </table:table-cell>
          <table:table-cell table:style-name="ce3" table:formula="of:=[.F193]/[.F194]" office:value-type="percentage" office:value="1.00145137880987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599047" calcext:value-type="float">
            <text:p>10599047</text:p>
          </table:table-cell>
          <table:table-cell office:value-type="float" office:value="65536" calcext:value-type="float">
            <text:p>65536</text:p>
          </table:table-cell>
          <table:table-cell office:value-type="float" office:value="413.4" calcext:value-type="float">
            <text:p>413.4</text:p>
          </table:table-cell>
          <table:table-cell table:style-name="ce3" table:formula="of:=[.F194]/[.F195]" office:value-type="percentage" office:value="1.00121094696052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1120445" calcext:value-type="float">
            <text:p>11120445</text:p>
          </table:table-cell>
          <table:table-cell office:value-type="float" office:value="4096" calcext:value-type="float">
            <text:p>4096</text:p>
          </table:table-cell>
          <table:table-cell office:value-type="float" office:value="412.9" calcext:value-type="float">
            <text:p>412.9</text:p>
          </table:table-cell>
          <table:table-cell table:style-name="ce3" table:formula="of:=[.F195]/[.F196]" office:value-type="percentage" office:value="1.00169820475497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0701889" calcext:value-type="float">
            <text:p>10701889</text:p>
          </table:table-cell>
          <table:table-cell office:value-type="float" office:value="16384" calcext:value-type="float">
            <text:p>16384</text:p>
          </table:table-cell>
          <table:table-cell office:value-type="float" office:value="412.2" calcext:value-type="float">
            <text:p>412.2</text:p>
          </table:table-cell>
          <table:table-cell table:style-name="ce3" table:formula="of:=[.F196]/[.F197]" office:value-type="percentage" office:value="1.01277641277641" calcext:value-type="percentage">
            <text:p>101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2850180" calcext:value-type="float">
            <text:p>12850180</text:p>
          </table:table-cell>
          <table:table-cell office:value-type="float" office:value="1024" calcext:value-type="float">
            <text:p>1024</text:p>
          </table:table-cell>
          <table:table-cell office:value-type="float" office:value="407" calcext:value-type="float">
            <text:p>407</text:p>
          </table:table-cell>
          <table:table-cell table:style-name="ce3" table:formula="of:=[.F197]/[.F198]" office:value-type="percentage" office:value="1.00246305418719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1120445" calcext:value-type="float">
            <text:p>11120445</text:p>
          </table:table-cell>
          <table:table-cell office:value-type="float" office:value="4096" calcext:value-type="float">
            <text:p>4096</text:p>
          </table:table-cell>
          <table:table-cell office:value-type="float" office:value="406" calcext:value-type="float">
            <text:p>406</text:p>
          </table:table-cell>
          <table:table-cell table:style-name="ce3" table:formula="of:=[.F198]/[.F199]" office:value-type="percentage" office:value="1.04370179948586" calcext:value-type="percentage">
            <text:p>104.3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mba <text:s/></text:p>
          </table:table-cell>
          <table:table-cell office:value-type="float" office:value="21606400" calcext:value-type="float">
            <text:p>21606400</text:p>
          </table:table-cell>
          <table:table-cell office:value-type="float" office:value="12850180" calcext:value-type="float">
            <text:p>12850180</text:p>
          </table:table-cell>
          <table:table-cell office:value-type="float" office:value="1024" calcext:value-type="float">
            <text:p>1024</text:p>
          </table:table-cell>
          <table:table-cell office:value-type="float" office:value="389" calcext:value-type="float">
            <text:p>389</text:p>
          </table:table-cell>
          <table:table-cell table:style-name="ce3" table:formula="of:=[.F199]/[.F200]" office:value-type="percentage" office:value="0.261214074670964" calcext:value-type="percentage">
            <text:p>26.1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8726314" calcext:value-type="float">
            <text:p>8726314</text:p>
          </table:table-cell>
          <table:table-cell office:value-type="float" office:value="1024" calcext:value-type="float">
            <text:p>1024</text:p>
          </table:table-cell>
          <table:table-cell office:value-type="float" office:value="1489.2" calcext:value-type="float">
            <text:p>1489.2</text:p>
          </table:table-cell>
          <table:table-cell table:style-name="ce3" table:formula="of:=[.F200]/[.F201]" office:value-type="percentage" office:value="1.1600841318065" calcext:value-type="percentage">
            <text:p>116.0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969015" calcext:value-type="float">
            <text:p>7969015</text:p>
          </table:table-cell>
          <table:table-cell office:value-type="float" office:value="4096" calcext:value-type="float">
            <text:p>4096</text:p>
          </table:table-cell>
          <table:table-cell office:value-type="float" office:value="1283.7" calcext:value-type="float">
            <text:p>1283.7</text:p>
          </table:table-cell>
          <table:table-cell table:style-name="ce3" table:formula="of:=[.F201]/[.F202]" office:value-type="percentage" office:value="1.11879030852362" calcext:value-type="percentage">
            <text:p>111.8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31821" calcext:value-type="float">
            <text:p>773182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47.4" calcext:value-type="float">
            <text:p>1147.4</text:p>
          </table:table-cell>
          <table:table-cell table:style-name="ce3" table:formula="of:=[.F202]/[.F203]" office:value-type="percentage" office:value="1.00192106182326" calcext:value-type="percentage">
            <text:p>100.1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28220" calcext:value-type="float">
            <text:p>77282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145.2" calcext:value-type="float">
            <text:p>1145.2</text:p>
          </table:table-cell>
          <table:table-cell table:style-name="ce3" table:formula="of:=[.F203]/[.F204]" office:value-type="percentage" office:value="1.00078650703487" calcext:value-type="percentage">
            <text:p>100.0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28903" calcext:value-type="float">
            <text:p>77289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44.3" calcext:value-type="float">
            <text:p>1144.3</text:p>
          </table:table-cell>
          <table:table-cell table:style-name="ce3" table:formula="of:=[.F204]/[.F205]" office:value-type="percentage" office:value="1.00961708134816" calcext:value-type="percentage">
            <text:p>100.9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88100" calcext:value-type="float">
            <text:p>7788100</text:p>
          </table:table-cell>
          <table:table-cell office:value-type="float" office:value="16384" calcext:value-type="float">
            <text:p>16384</text:p>
          </table:table-cell>
          <table:table-cell office:value-type="float" office:value="1133.4" calcext:value-type="float">
            <text:p>1133.4</text:p>
          </table:table-cell>
          <table:table-cell table:style-name="ce3" table:formula="of:=[.F205]/[.F206]" office:value-type="percentage" office:value="1.03384110188817" calcext:value-type="percentage">
            <text:p>103.3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42926" calcext:value-type="float">
            <text:p>7742926</text:p>
          </table:table-cell>
          <table:table-cell office:value-type="float" office:value="65536" calcext:value-type="float">
            <text:p>65536</text:p>
          </table:table-cell>
          <table:table-cell office:value-type="float" office:value="1096.3" calcext:value-type="float">
            <text:p>1096.3</text:p>
          </table:table-cell>
          <table:table-cell table:style-name="ce3" table:formula="of:=[.F206]/[.F207]" office:value-type="percentage" office:value="2.38637353069221" calcext:value-type="percentage">
            <text:p>238.6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8726314" calcext:value-type="float">
            <text:p>8726314</text:p>
          </table:table-cell>
          <table:table-cell office:value-type="float" office:value="1024" calcext:value-type="float">
            <text:p>1024</text:p>
          </table:table-cell>
          <table:table-cell office:value-type="float" office:value="459.4" calcext:value-type="float">
            <text:p>459.4</text:p>
          </table:table-cell>
          <table:table-cell table:style-name="ce3" table:formula="of:=[.F207]/[.F208]" office:value-type="percentage" office:value="1.11100362756953" calcext:value-type="percentage">
            <text:p>111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969015" calcext:value-type="float">
            <text:p>7969015</text:p>
          </table:table-cell>
          <table:table-cell office:value-type="float" office:value="4096" calcext:value-type="float">
            <text:p>4096</text:p>
          </table:table-cell>
          <table:table-cell office:value-type="float" office:value="413.5" calcext:value-type="float">
            <text:p>413.5</text:p>
          </table:table-cell>
          <table:table-cell table:style-name="ce3" table:formula="of:=[.F208]/[.F209]" office:value-type="percentage" office:value="1.01547151277014" calcext:value-type="percentage">
            <text:p>101.5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88100" calcext:value-type="float">
            <text:p>7788100</text:p>
          </table:table-cell>
          <table:table-cell office:value-type="float" office:value="16384" calcext:value-type="float">
            <text:p>16384</text:p>
          </table:table-cell>
          <table:table-cell office:value-type="float" office:value="407.2" calcext:value-type="float">
            <text:p>407.2</text:p>
          </table:table-cell>
          <table:table-cell table:style-name="ce3" table:formula="of:=[.F209]/[.F210]" office:value-type="percentage" office:value="1.00270869244029" calcext:value-type="percentage">
            <text:p>100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42926" calcext:value-type="float">
            <text:p>7742926</text:p>
          </table:table-cell>
          <table:table-cell office:value-type="float" office:value="65536" calcext:value-type="float">
            <text:p>65536</text:p>
          </table:table-cell>
          <table:table-cell office:value-type="float" office:value="406.1" calcext:value-type="float">
            <text:p>406.1</text:p>
          </table:table-cell>
          <table:table-cell table:style-name="ce3" table:formula="of:=[.F210]/[.F211]" office:value-type="percentage" office:value="1.00321146245059" calcext:value-type="percentage">
            <text:p>100.3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31821" calcext:value-type="float">
            <text:p>7731821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4.8" calcext:value-type="float">
            <text:p>404.8</text:p>
          </table:table-cell>
          <table:table-cell table:style-name="ce3" table:formula="of:=[.F211]/[.F212]" office:value-type="percentage" office:value="1.00123670541677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28220" calcext:value-type="float">
            <text:p>77282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04.3" calcext:value-type="float">
            <text:p>404.3</text:p>
          </table:table-cell>
          <table:table-cell table:style-name="ce3" table:formula="of:=[.F212]/[.F213]" office:value-type="percentage" office:value="1.00123823675087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28903" calcext:value-type="float">
            <text:p>77289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03.8" calcext:value-type="float">
            <text:p>403.8</text:p>
          </table:table-cell>
          <table:table-cell table:style-name="ce3" table:formula="of:=[.F213]/[.F214]" office:value-type="percentage" office:value="1.31831537708129" calcext:value-type="percentage">
            <text:p>131.8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8726314" calcext:value-type="float">
            <text:p>8726314</text:p>
          </table:table-cell>
          <table:table-cell office:value-type="float" office:value="1024" calcext:value-type="float">
            <text:p>1024</text:p>
          </table:table-cell>
          <table:table-cell office:value-type="float" office:value="306.3" calcext:value-type="float">
            <text:p>306.3</text:p>
          </table:table-cell>
          <table:table-cell table:style-name="ce3" table:formula="of:=[.F214]/[.F215]" office:value-type="percentage" office:value="1.09275775954335" calcext:value-type="percentage">
            <text:p>109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969015" calcext:value-type="float">
            <text:p>7969015</text:p>
          </table:table-cell>
          <table:table-cell office:value-type="float" office:value="4096" calcext:value-type="float">
            <text:p>4096</text:p>
          </table:table-cell>
          <table:table-cell office:value-type="float" office:value="280.3" calcext:value-type="float">
            <text:p>280.3</text:p>
          </table:table-cell>
          <table:table-cell table:style-name="ce3" table:formula="of:=[.F215]/[.F21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8726314" calcext:value-type="float">
            <text:p>8726314</text:p>
          </table:table-cell>
          <table:table-cell office:value-type="float" office:value="1024" calcext:value-type="float">
            <text:p>1024</text:p>
          </table:table-cell>
          <table:table-cell office:value-type="float" office:value="280.3" calcext:value-type="float">
            <text:p>280.3</text:p>
          </table:table-cell>
          <table:table-cell table:style-name="ce3" table:formula="of:=[.F216]/[.F217]" office:value-type="percentage" office:value="1.01301048066498" calcext:value-type="percentage">
            <text:p>101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88100" calcext:value-type="float">
            <text:p>7788100</text:p>
          </table:table-cell>
          <table:table-cell office:value-type="float" office:value="16384" calcext:value-type="float">
            <text:p>16384</text:p>
          </table:table-cell>
          <table:table-cell office:value-type="float" office:value="276.7" calcext:value-type="float">
            <text:p>276.7</text:p>
          </table:table-cell>
          <table:table-cell table:style-name="ce3" table:formula="of:=[.F217]/[.F218]" office:value-type="percentage" office:value="1.0021731256791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42926" calcext:value-type="float">
            <text:p>7742926</text:p>
          </table:table-cell>
          <table:table-cell office:value-type="float" office:value="65536" calcext:value-type="float">
            <text:p>65536</text:p>
          </table:table-cell>
          <table:table-cell office:value-type="float" office:value="276.1" calcext:value-type="float">
            <text:p>276.1</text:p>
          </table:table-cell>
          <table:table-cell table:style-name="ce3" table:formula="of:=[.F218]/[.F219]" office:value-type="percentage" office:value="1.00108774474257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28220" calcext:value-type="float">
            <text:p>77282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5.8" calcext:value-type="float">
            <text:p>275.8</text:p>
          </table:table-cell>
          <table:table-cell table:style-name="ce3" table:formula="of:=[.F219]/[.F220]" office:value-type="percentage" office:value="1.0010889292196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28903" calcext:value-type="float">
            <text:p>77289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5.5" calcext:value-type="float">
            <text:p>275.5</text:p>
          </table:table-cell>
          <table:table-cell table:style-name="ce3" table:formula="of:=[.F220]/[.F22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31821" calcext:value-type="float">
            <text:p>773182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5.5" calcext:value-type="float">
            <text:p>275.5</text:p>
          </table:table-cell>
          <table:table-cell table:style-name="ce3" table:formula="of:=[.F221]/[.F222]" office:value-type="percentage" office:value="1.04158790170132" calcext:value-type="percentage">
            <text:p>104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969015" calcext:value-type="float">
            <text:p>7969015</text:p>
          </table:table-cell>
          <table:table-cell office:value-type="float" office:value="4096" calcext:value-type="float">
            <text:p>4096</text:p>
          </table:table-cell>
          <table:table-cell office:value-type="float" office:value="264.5" calcext:value-type="float">
            <text:p>264.5</text:p>
          </table:table-cell>
          <table:table-cell table:style-name="ce3" table:formula="of:=[.F222]/[.F223]" office:value-type="percentage" office:value="1.00723533891851" calcext:value-type="percentage">
            <text:p>100.7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88100" calcext:value-type="float">
            <text:p>7788100</text:p>
          </table:table-cell>
          <table:table-cell office:value-type="float" office:value="16384" calcext:value-type="float">
            <text:p>16384</text:p>
          </table:table-cell>
          <table:table-cell office:value-type="float" office:value="262.6" calcext:value-type="float">
            <text:p>262.6</text:p>
          </table:table-cell>
          <table:table-cell table:style-name="ce3" table:formula="of:=[.F223]/[.F224]" office:value-type="percentage" office:value="1.00114372855509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42926" calcext:value-type="float">
            <text:p>7742926</text:p>
          </table:table-cell>
          <table:table-cell office:value-type="float" office:value="65536" calcext:value-type="float">
            <text:p>65536</text:p>
          </table:table-cell>
          <table:table-cell office:value-type="float" office:value="262.3" calcext:value-type="float">
            <text:p>262.3</text:p>
          </table:table-cell>
          <table:table-cell table:style-name="ce3" table:formula="of:=[.F224]/[.F225]" office:value-type="percentage" office:value="1.00038138825324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28220" calcext:value-type="float">
            <text:p>77282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2.2" calcext:value-type="float">
            <text:p>262.2</text:p>
          </table:table-cell>
          <table:table-cell table:style-name="ce3" table:formula="of:=[.F225]/[.F226]" office:value-type="percentage" office:value="1.00076335877863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28903" calcext:value-type="float">
            <text:p>77289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2" calcext:value-type="float">
            <text:p>262</text:p>
          </table:table-cell>
          <table:table-cell table:style-name="ce3" table:formula="of:=[.F226]/[.F22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dickens <text:s/></text:p>
          </table:table-cell>
          <table:table-cell office:value-type="float" office:value="10192446" calcext:value-type="float">
            <text:p>10192446</text:p>
          </table:table-cell>
          <table:table-cell office:value-type="float" office:value="7731821" calcext:value-type="float">
            <text:p>773182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2" calcext:value-type="float">
            <text:p>262</text:p>
          </table:table-cell>
          <table:table-cell table:style-name="ce3" table:formula="of:=[.F227]/[.F228]" office:value-type="percentage" office:value="0.132806163828062" calcext:value-type="percentage">
            <text:p>13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10072818" calcext:value-type="float">
            <text:p>10072818</text:p>
          </table:table-cell>
          <table:table-cell office:value-type="float" office:value="1024" calcext:value-type="float">
            <text:p>1024</text:p>
          </table:table-cell>
          <table:table-cell office:value-type="float" office:value="1972.8" calcext:value-type="float">
            <text:p>1972.8</text:p>
          </table:table-cell>
          <table:table-cell table:style-name="ce3" table:formula="of:=[.F228]/[.F229]" office:value-type="percentage" office:value="1.21283659166359" calcext:value-type="percentage">
            <text:p>121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675712" calcext:value-type="float">
            <text:p>9675712</text:p>
          </table:table-cell>
          <table:table-cell office:value-type="float" office:value="4096" calcext:value-type="float">
            <text:p>4096</text:p>
          </table:table-cell>
          <table:table-cell office:value-type="float" office:value="1626.6" calcext:value-type="float">
            <text:p>1626.6</text:p>
          </table:table-cell>
          <table:table-cell table:style-name="ce3" table:formula="of:=[.F229]/[.F230]" office:value-type="percentage" office:value="1.02115638144265" calcext:value-type="percentage">
            <text:p>102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53076" calcext:value-type="float">
            <text:p>9553076</text:p>
          </table:table-cell>
          <table:table-cell office:value-type="float" office:value="65536" calcext:value-type="float">
            <text:p>65536</text:p>
          </table:table-cell>
          <table:table-cell office:value-type="float" office:value="1592.9" calcext:value-type="float">
            <text:p>1592.9</text:p>
          </table:table-cell>
          <table:table-cell table:style-name="ce3" table:formula="of:=[.F230]/[.F231]" office:value-type="percentage" office:value="1.01503855222074" calcext:value-type="percentage">
            <text:p>101.5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5227" calcext:value-type="float">
            <text:p>95452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69.3" calcext:value-type="float">
            <text:p>1569.3</text:p>
          </table:table-cell>
          <table:table-cell table:style-name="ce3" table:formula="of:=[.F231]/[.F232]" office:value-type="percentage" office:value="1.00454487261554" calcext:value-type="percentage">
            <text:p>100.4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5569" calcext:value-type="float">
            <text:p>954556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62.2" calcext:value-type="float">
            <text:p>1562.2</text:p>
          </table:table-cell>
          <table:table-cell table:style-name="ce3" table:formula="of:=[.F232]/[.F233]" office:value-type="percentage" office:value="1.00102524669999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6985" calcext:value-type="float">
            <text:p>954698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60.6" calcext:value-type="float">
            <text:p>1560.6</text:p>
          </table:table-cell>
          <table:table-cell table:style-name="ce3" table:formula="of:=[.F233]/[.F234]" office:value-type="percentage" office:value="1.0246208390782" calcext:value-type="percentage">
            <text:p>102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76900" calcext:value-type="float">
            <text:p>9576900</text:p>
          </table:table-cell>
          <table:table-cell office:value-type="float" office:value="16384" calcext:value-type="float">
            <text:p>16384</text:p>
          </table:table-cell>
          <table:table-cell office:value-type="float" office:value="1523.1" calcext:value-type="float">
            <text:p>1523.1</text:p>
          </table:table-cell>
          <table:table-cell table:style-name="ce3" table:formula="of:=[.F234]/[.F235]" office:value-type="percentage" office:value="2.17772376322562" calcext:value-type="percentage">
            <text:p>217.7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10072818" calcext:value-type="float">
            <text:p>10072818</text:p>
          </table:table-cell>
          <table:table-cell office:value-type="float" office:value="1024" calcext:value-type="float">
            <text:p>1024</text:p>
          </table:table-cell>
          <table:table-cell office:value-type="float" office:value="699.4" calcext:value-type="float">
            <text:p>699.4</text:p>
          </table:table-cell>
          <table:table-cell table:style-name="ce3" table:formula="of:=[.F235]/[.F236]" office:value-type="percentage" office:value="1.08065512978986" calcext:value-type="percentage">
            <text:p>108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76900" calcext:value-type="float">
            <text:p>9576900</text:p>
          </table:table-cell>
          <table:table-cell office:value-type="float" office:value="16384" calcext:value-type="float">
            <text:p>16384</text:p>
          </table:table-cell>
          <table:table-cell office:value-type="float" office:value="647.2" calcext:value-type="float">
            <text:p>647.2</text:p>
          </table:table-cell>
          <table:table-cell table:style-name="ce3" table:formula="of:=[.F236]/[.F237]" office:value-type="percentage" office:value="1.00512501941295" calcext:value-type="percentage">
            <text:p>100.5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53076" calcext:value-type="float">
            <text:p>9553076</text:p>
          </table:table-cell>
          <table:table-cell office:value-type="float" office:value="65536" calcext:value-type="float">
            <text:p>65536</text:p>
          </table:table-cell>
          <table:table-cell office:value-type="float" office:value="643.9" calcext:value-type="float">
            <text:p>643.9</text:p>
          </table:table-cell>
          <table:table-cell table:style-name="ce3" table:formula="of:=[.F237]/[.F238]" office:value-type="percentage" office:value="1.00233499377335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5569" calcext:value-type="float">
            <text:p>954556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2.4" calcext:value-type="float">
            <text:p>642.4</text:p>
          </table:table-cell>
          <table:table-cell table:style-name="ce3" table:formula="of:=[.F238]/[.F239]" office:value-type="percentage" office:value="1.00077893752921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6985" calcext:value-type="float">
            <text:p>9546985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1.9" calcext:value-type="float">
            <text:p>641.9</text:p>
          </table:table-cell>
          <table:table-cell table:style-name="ce3" table:formula="of:=[.F239]/[.F240]" office:value-type="percentage" office:value="1.00816711166955" calcext:value-type="percentage">
            <text:p>100.8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5227" calcext:value-type="float">
            <text:p>95452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36.7" calcext:value-type="float">
            <text:p>636.7</text:p>
          </table:table-cell>
          <table:table-cell table:style-name="ce3" table:formula="of:=[.F240]/[.F241]" office:value-type="percentage" office:value="1.02809623768771" calcext:value-type="percentage">
            <text:p>102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675712" calcext:value-type="float">
            <text:p>9675712</text:p>
          </table:table-cell>
          <table:table-cell office:value-type="float" office:value="4096" calcext:value-type="float">
            <text:p>4096</text:p>
          </table:table-cell>
          <table:table-cell office:value-type="float" office:value="619.3" calcext:value-type="float">
            <text:p>619.3</text:p>
          </table:table-cell>
          <table:table-cell table:style-name="ce3" table:formula="of:=[.F241]/[.F242]" office:value-type="percentage" office:value="1.59203084832905" calcext:value-type="percentage">
            <text:p>159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10072818" calcext:value-type="float">
            <text:p>10072818</text:p>
          </table:table-cell>
          <table:table-cell office:value-type="float" office:value="1024" calcext:value-type="float">
            <text:p>1024</text:p>
          </table:table-cell>
          <table:table-cell office:value-type="float" office:value="389" calcext:value-type="float">
            <text:p>389</text:p>
          </table:table-cell>
          <table:table-cell table:style-name="ce3" table:formula="of:=[.F242]/[.F243]" office:value-type="percentage" office:value="1.02774108322325" calcext:value-type="percentage">
            <text:p>102.7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5227" calcext:value-type="float">
            <text:p>95452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78.5" calcext:value-type="float">
            <text:p>378.5</text:p>
          </table:table-cell>
          <table:table-cell table:style-name="ce3" table:formula="of:=[.F243]/[.F244]" office:value-type="percentage" office:value="1.00079323109466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675712" calcext:value-type="float">
            <text:p>9675712</text:p>
          </table:table-cell>
          <table:table-cell office:value-type="float" office:value="4096" calcext:value-type="float">
            <text:p>4096</text:p>
          </table:table-cell>
          <table:table-cell office:value-type="float" office:value="378.2" calcext:value-type="float">
            <text:p>378.2</text:p>
          </table:table-cell>
          <table:table-cell table:style-name="ce3" table:formula="of:=[.F244]/[.F245]" office:value-type="percentage" office:value="1.0005291005291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5569" calcext:value-type="float">
            <text:p>954556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8" calcext:value-type="float">
            <text:p>378</text:p>
          </table:table-cell>
          <table:table-cell table:style-name="ce3" table:formula="of:=[.F245]/[.F24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53076" calcext:value-type="float">
            <text:p>9553076</text:p>
          </table:table-cell>
          <table:table-cell office:value-type="float" office:value="65536" calcext:value-type="float">
            <text:p>65536</text:p>
          </table:table-cell>
          <table:table-cell office:value-type="float" office:value="378" calcext:value-type="float">
            <text:p>378</text:p>
          </table:table-cell>
          <table:table-cell table:style-name="ce3" table:formula="of:=[.F246]/[.F247]" office:value-type="percentage" office:value="1.00079428117554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6985" calcext:value-type="float">
            <text:p>954698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77.7" calcext:value-type="float">
            <text:p>377.7</text:p>
          </table:table-cell>
          <table:table-cell table:style-name="ce3" table:formula="of:=[.F247]/[.F248]" office:value-type="percentage" office:value="1.0002648305084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76900" calcext:value-type="float">
            <text:p>9576900</text:p>
          </table:table-cell>
          <table:table-cell office:value-type="float" office:value="16384" calcext:value-type="float">
            <text:p>16384</text:p>
          </table:table-cell>
          <table:table-cell office:value-type="float" office:value="377.6" calcext:value-type="float">
            <text:p>377.6</text:p>
          </table:table-cell>
          <table:table-cell table:style-name="ce3" table:formula="of:=[.F248]/[.F249]" office:value-type="percentage" office:value="1.14981729598051" calcext:value-type="percentage">
            <text:p>114.9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10072818" calcext:value-type="float">
            <text:p>10072818</text:p>
          </table:table-cell>
          <table:table-cell office:value-type="float" office:value="1024" calcext:value-type="float">
            <text:p>1024</text:p>
          </table:table-cell>
          <table:table-cell office:value-type="float" office:value="328.4" calcext:value-type="float">
            <text:p>328.4</text:p>
          </table:table-cell>
          <table:table-cell table:style-name="ce3" table:formula="of:=[.F249]/[.F250]" office:value-type="percentage" office:value="1.00152485513876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5227" calcext:value-type="float">
            <text:p>95452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7.9" calcext:value-type="float">
            <text:p>327.9</text:p>
          </table:table-cell>
          <table:table-cell table:style-name="ce3" table:formula="of:=[.F250]/[.F25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53076" calcext:value-type="float">
            <text:p>9553076</text:p>
          </table:table-cell>
          <table:table-cell office:value-type="float" office:value="65536" calcext:value-type="float">
            <text:p>65536</text:p>
          </table:table-cell>
          <table:table-cell office:value-type="float" office:value="327.9" calcext:value-type="float">
            <text:p>327.9</text:p>
          </table:table-cell>
          <table:table-cell table:style-name="ce3" table:formula="of:=[.F251]/[.F252]" office:value-type="percentage" office:value="1.00061031431187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5569" calcext:value-type="float">
            <text:p>954556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.7" calcext:value-type="float">
            <text:p>327.7</text:p>
          </table:table-cell>
          <table:table-cell table:style-name="ce3" table:formula="of:=[.F252]/[.F253]" office:value-type="percentage" office:value="1.00091631032376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46985" calcext:value-type="float">
            <text:p>954698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.4" calcext:value-type="float">
            <text:p>327.4</text:p>
          </table:table-cell>
          <table:table-cell table:style-name="ce3" table:formula="of:=[.F253]/[.F254]" office:value-type="percentage" office:value="1.00030553009471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576900" calcext:value-type="float">
            <text:p>9576900</text:p>
          </table:table-cell>
          <table:table-cell office:value-type="float" office:value="16384" calcext:value-type="float">
            <text:p>16384</text:p>
          </table:table-cell>
          <table:table-cell office:value-type="float" office:value="327.3" calcext:value-type="float">
            <text:p>327.3</text:p>
          </table:table-cell>
          <table:table-cell table:style-name="ce3" table:formula="of:=[.F254]/[.F255]" office:value-type="percentage" office:value="1.00306466441925" calcext:value-type="percentage">
            <text:p>100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sdb <text:s/></text:p>
          </table:table-cell>
          <table:table-cell office:value-type="float" office:value="10085684" calcext:value-type="float">
            <text:p>10085684</text:p>
          </table:table-cell>
          <table:table-cell office:value-type="float" office:value="9675712" calcext:value-type="float">
            <text:p>9675712</text:p>
          </table:table-cell>
          <table:table-cell office:value-type="float" office:value="4096" calcext:value-type="float">
            <text:p>4096</text:p>
          </table:table-cell>
          <table:table-cell office:value-type="float" office:value="326.3" calcext:value-type="float">
            <text:p>326.3</text:p>
          </table:table-cell>
          <table:table-cell table:style-name="ce3" table:formula="of:=[.F255]/[.F256]" office:value-type="percentage" office:value="0.191603053435115" calcext:value-type="percentage">
            <text:p>19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6843100" calcext:value-type="float">
            <text:p>6843100</text:p>
          </table:table-cell>
          <table:table-cell office:value-type="float" office:value="1024" calcext:value-type="float">
            <text:p>1024</text:p>
          </table:table-cell>
          <table:table-cell office:value-type="float" office:value="1703" calcext:value-type="float">
            <text:p>1703</text:p>
          </table:table-cell>
          <table:table-cell table:style-name="ce3" table:formula="of:=[.F256]/[.F257]" office:value-type="percentage" office:value="1.1662785919737" calcext:value-type="percentage">
            <text:p>116.6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6097299" calcext:value-type="float">
            <text:p>6097299</text:p>
          </table:table-cell>
          <table:table-cell office:value-type="float" office:value="4096" calcext:value-type="float">
            <text:p>4096</text:p>
          </table:table-cell>
          <table:table-cell office:value-type="float" office:value="1460.2" calcext:value-type="float">
            <text:p>1460.2</text:p>
          </table:table-cell>
          <table:table-cell table:style-name="ce3" table:formula="of:=[.F257]/[.F258]" office:value-type="percentage" office:value="1.12487481704029" calcext:value-type="percentage">
            <text:p>112.4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916777" calcext:value-type="float">
            <text:p>5916777</text:p>
          </table:table-cell>
          <table:table-cell office:value-type="float" office:value="16384" calcext:value-type="float">
            <text:p>16384</text:p>
          </table:table-cell>
          <table:table-cell office:value-type="float" office:value="1298.1" calcext:value-type="float">
            <text:p>1298.1</text:p>
          </table:table-cell>
          <table:table-cell table:style-name="ce3" table:formula="of:=[.F258]/[.F259]" office:value-type="percentage" office:value="1.02966605853891" calcext:value-type="percentage">
            <text:p>102.9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4560" calcext:value-type="float">
            <text:p>585456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60.7" calcext:value-type="float">
            <text:p>1260.7</text:p>
          </table:table-cell>
          <table:table-cell table:style-name="ce3" table:formula="of:=[.F259]/[.F260]" office:value-type="percentage" office:value="1.00071439911097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8218" calcext:value-type="float">
            <text:p>585821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9.8" calcext:value-type="float">
            <text:p>1259.8</text:p>
          </table:table-cell>
          <table:table-cell table:style-name="ce3" table:formula="of:=[.F260]/[.F261]" office:value-type="percentage" office:value="1.00880845611787" calcext:value-type="percentage">
            <text:p>100.8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5333" calcext:value-type="float">
            <text:p>585533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48.8" calcext:value-type="float">
            <text:p>1248.8</text:p>
          </table:table-cell>
          <table:table-cell table:style-name="ce3" table:formula="of:=[.F261]/[.F262]" office:value-type="percentage" office:value="1.03044805677036" calcext:value-type="percentage">
            <text:p>103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69775" calcext:value-type="float">
            <text:p>5869775</text:p>
          </table:table-cell>
          <table:table-cell office:value-type="float" office:value="65536" calcext:value-type="float">
            <text:p>65536</text:p>
          </table:table-cell>
          <table:table-cell office:value-type="float" office:value="1211.9" calcext:value-type="float">
            <text:p>1211.9</text:p>
          </table:table-cell>
          <table:table-cell table:style-name="ce3" table:formula="of:=[.F262]/[.F263]" office:value-type="percentage" office:value="2.1325004399085" calcext:value-type="percentage">
            <text:p>213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4560" calcext:value-type="float">
            <text:p>585456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68.3" calcext:value-type="float">
            <text:p>568.3</text:p>
          </table:table-cell>
          <table:table-cell table:style-name="ce3" table:formula="of:=[.F263]/[.F264]" office:value-type="percentage" office:value="1.00158618258724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8218" calcext:value-type="float">
            <text:p>585821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7.4" calcext:value-type="float">
            <text:p>567.4</text:p>
          </table:table-cell>
          <table:table-cell table:style-name="ce3" table:formula="of:=[.F264]/[.F265]" office:value-type="percentage" office:value="1.00353731871242" calcext:value-type="percentage">
            <text:p>100.3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5333" calcext:value-type="float">
            <text:p>585533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65.4" calcext:value-type="float">
            <text:p>565.4</text:p>
          </table:table-cell>
          <table:table-cell table:style-name="ce3" table:formula="of:=[.F265]/[.F266]" office:value-type="percentage" office:value="1.03686044379241" calcext:value-type="percentage">
            <text:p>103.6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69775" calcext:value-type="float">
            <text:p>5869775</text:p>
          </table:table-cell>
          <table:table-cell office:value-type="float" office:value="65536" calcext:value-type="float">
            <text:p>65536</text:p>
          </table:table-cell>
          <table:table-cell office:value-type="float" office:value="545.3" calcext:value-type="float">
            <text:p>545.3</text:p>
          </table:table-cell>
          <table:table-cell table:style-name="ce3" table:formula="of:=[.F266]/[.F267]" office:value-type="percentage" office:value="1.0135687732342" calcext:value-type="percentage">
            <text:p>101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916777" calcext:value-type="float">
            <text:p>5916777</text:p>
          </table:table-cell>
          <table:table-cell office:value-type="float" office:value="16384" calcext:value-type="float">
            <text:p>16384</text:p>
          </table:table-cell>
          <table:table-cell office:value-type="float" office:value="538" calcext:value-type="float">
            <text:p>538</text:p>
          </table:table-cell>
          <table:table-cell table:style-name="ce3" table:formula="of:=[.F267]/[.F268]" office:value-type="percentage" office:value="1.01547753869385" calcext:value-type="percentage">
            <text:p>101.5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6097299" calcext:value-type="float">
            <text:p>6097299</text:p>
          </table:table-cell>
          <table:table-cell office:value-type="float" office:value="4096" calcext:value-type="float">
            <text:p>4096</text:p>
          </table:table-cell>
          <table:table-cell office:value-type="float" office:value="529.8" calcext:value-type="float">
            <text:p>529.8</text:p>
          </table:table-cell>
          <table:table-cell table:style-name="ce3" table:formula="of:=[.F268]/[.F269]" office:value-type="percentage" office:value="1.05432835820896" calcext:value-type="percentage">
            <text:p>105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6843100" calcext:value-type="float">
            <text:p>6843100</text:p>
          </table:table-cell>
          <table:table-cell office:value-type="float" office:value="1024" calcext:value-type="float">
            <text:p>1024</text:p>
          </table:table-cell>
          <table:table-cell office:value-type="float" office:value="502.5" calcext:value-type="float">
            <text:p>502.5</text:p>
          </table:table-cell>
          <table:table-cell table:style-name="ce3" table:formula="of:=[.F269]/[.F270]" office:value-type="percentage" office:value="1.14152657882781" calcext:value-type="percentage">
            <text:p>114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4560" calcext:value-type="float">
            <text:p>585456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40.2" calcext:value-type="float">
            <text:p>440.2</text:p>
          </table:table-cell>
          <table:table-cell table:style-name="ce3" table:formula="of:=[.F270]/[.F271]" office:value-type="percentage" office:value="1.00273348519362" calcext:value-type="percentage">
            <text:p>100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8218" calcext:value-type="float">
            <text:p>585821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9" calcext:value-type="float">
            <text:p>439</text:p>
          </table:table-cell>
          <table:table-cell table:style-name="ce3" table:formula="of:=[.F271]/[.F272]" office:value-type="percentage" office:value="1.00136861313869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5333" calcext:value-type="float">
            <text:p>585533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38.4" calcext:value-type="float">
            <text:p>438.4</text:p>
          </table:table-cell>
          <table:table-cell table:style-name="ce3" table:formula="of:=[.F272]/[.F273]" office:value-type="percentage" office:value="1.00412276683463" calcext:value-type="percentage">
            <text:p>100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69775" calcext:value-type="float">
            <text:p>5869775</text:p>
          </table:table-cell>
          <table:table-cell office:value-type="float" office:value="65536" calcext:value-type="float">
            <text:p>65536</text:p>
          </table:table-cell>
          <table:table-cell office:value-type="float" office:value="436.6" calcext:value-type="float">
            <text:p>436.6</text:p>
          </table:table-cell>
          <table:table-cell table:style-name="ce3" table:formula="of:=[.F273]/[.F274]" office:value-type="percentage" office:value="1.00878003696858" calcext:value-type="percentage">
            <text:p>100.8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916777" calcext:value-type="float">
            <text:p>5916777</text:p>
          </table:table-cell>
          <table:table-cell office:value-type="float" office:value="16384" calcext:value-type="float">
            <text:p>16384</text:p>
          </table:table-cell>
          <table:table-cell office:value-type="float" office:value="432.8" calcext:value-type="float">
            <text:p>432.8</text:p>
          </table:table-cell>
          <table:table-cell table:style-name="ce3" table:formula="of:=[.F274]/[.F275]" office:value-type="percentage" office:value="1.00278035217794" calcext:value-type="percentage">
            <text:p>100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69775" calcext:value-type="float">
            <text:p>5869775</text:p>
          </table:table-cell>
          <table:table-cell office:value-type="float" office:value="65536" calcext:value-type="float">
            <text:p>65536</text:p>
          </table:table-cell>
          <table:table-cell office:value-type="float" office:value="431.6" calcext:value-type="float">
            <text:p>431.6</text:p>
          </table:table-cell>
          <table:table-cell table:style-name="ce3" table:formula="of:=[.F275]/[.F276]" office:value-type="percentage" office:value="1.00162450684614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4560" calcext:value-type="float">
            <text:p>585456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30.9" calcext:value-type="float">
            <text:p>430.9</text:p>
          </table:table-cell>
          <table:table-cell table:style-name="ce3" table:formula="of:=[.F276]/[.F277]" office:value-type="percentage" office:value="1.00232612235404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8218" calcext:value-type="float">
            <text:p>585821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9.9" calcext:value-type="float">
            <text:p>429.9</text:p>
          </table:table-cell>
          <table:table-cell table:style-name="ce3" table:formula="of:=[.F277]/[.F278]" office:value-type="percentage" office:value="1.00490883590463" calcext:value-type="percentage">
            <text:p>100.4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6097299" calcext:value-type="float">
            <text:p>6097299</text:p>
          </table:table-cell>
          <table:table-cell office:value-type="float" office:value="4096" calcext:value-type="float">
            <text:p>4096</text:p>
          </table:table-cell>
          <table:table-cell office:value-type="float" office:value="427.8" calcext:value-type="float">
            <text:p>427.8</text:p>
          </table:table-cell>
          <table:table-cell table:style-name="ce3" table:formula="of:=[.F278]/[.F279]" office:value-type="percentage" office:value="1.00446114111294" calcext:value-type="percentage">
            <text:p>100.4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855333" calcext:value-type="float">
            <text:p>585533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25.9" calcext:value-type="float">
            <text:p>425.9</text:p>
          </table:table-cell>
          <table:table-cell table:style-name="ce3" table:formula="of:=[.F279]/[.F280]" office:value-type="percentage" office:value="1.0016462841016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5916777" calcext:value-type="float">
            <text:p>5916777</text:p>
          </table:table-cell>
          <table:table-cell office:value-type="float" office:value="16384" calcext:value-type="float">
            <text:p>16384</text:p>
          </table:table-cell>
          <table:table-cell office:value-type="float" office:value="425.2" calcext:value-type="float">
            <text:p>425.2</text:p>
          </table:table-cell>
          <table:table-cell table:style-name="ce3" table:formula="of:=[.F280]/[.F281]" office:value-type="percentage" office:value="1.01649533827397" calcext:value-type="percentage">
            <text:p>101.6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6097299" calcext:value-type="float">
            <text:p>6097299</text:p>
          </table:table-cell>
          <table:table-cell office:value-type="float" office:value="4096" calcext:value-type="float">
            <text:p>4096</text:p>
          </table:table-cell>
          <table:table-cell office:value-type="float" office:value="418.3" calcext:value-type="float">
            <text:p>418.3</text:p>
          </table:table-cell>
          <table:table-cell table:style-name="ce3" table:formula="of:=[.F281]/[.F282]" office:value-type="percentage" office:value="1.01652490886999" calcext:value-type="percentage">
            <text:p>101.6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6843100" calcext:value-type="float">
            <text:p>6843100</text:p>
          </table:table-cell>
          <table:table-cell office:value-type="float" office:value="1024" calcext:value-type="float">
            <text:p>1024</text:p>
          </table:table-cell>
          <table:table-cell office:value-type="float" office:value="411.5" calcext:value-type="float">
            <text:p>411.5</text:p>
          </table:table-cell>
          <table:table-cell table:style-name="ce3" table:formula="of:=[.F282]/[.F283]" office:value-type="percentage" office:value="1.05838477366255" calcext:value-type="percentage">
            <text:p>105.8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r <text:s/></text:p>
          </table:table-cell>
          <table:table-cell office:value-type="float" office:value="9970564" calcext:value-type="float">
            <text:p>9970564</text:p>
          </table:table-cell>
          <table:table-cell office:value-type="float" office:value="6843100" calcext:value-type="float">
            <text:p>6843100</text:p>
          </table:table-cell>
          <table:table-cell office:value-type="float" office:value="1024" calcext:value-type="float">
            <text:p>1024</text:p>
          </table:table-cell>
          <table:table-cell office:value-type="float" office:value="388.8" calcext:value-type="float">
            <text:p>388.8</text:p>
          </table:table-cell>
          <table:table-cell table:style-name="ce3" table:formula="of:=[.F283]/[.F284]" office:value-type="percentage" office:value="0.130838605465069" calcext:value-type="percentage">
            <text:p>13.0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408337" calcext:value-type="float">
            <text:p>8408337</text:p>
          </table:table-cell>
          <table:table-cell office:value-type="float" office:value="4096" calcext:value-type="float">
            <text:p>4096</text:p>
          </table:table-cell>
          <table:table-cell office:value-type="float" office:value="2971.6" calcext:value-type="float">
            <text:p>2971.6</text:p>
          </table:table-cell>
          <table:table-cell table:style-name="ce3" table:formula="of:=[.F284]/[.F285]" office:value-type="percentage" office:value="1.02173016091322" calcext:value-type="percentage">
            <text:p>102.1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573039" calcext:value-type="float">
            <text:p>8573039</text:p>
          </table:table-cell>
          <table:table-cell office:value-type="float" office:value="1024" calcext:value-type="float">
            <text:p>1024</text:p>
          </table:table-cell>
          <table:table-cell office:value-type="float" office:value="2908.4" calcext:value-type="float">
            <text:p>2908.4</text:p>
          </table:table-cell>
          <table:table-cell table:style-name="ce3" table:formula="of:=[.F285]/[.F286]" office:value-type="percentage" office:value="1.12497582485592" calcext:value-type="percentage">
            <text:p>112.5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67378" calcext:value-type="float">
            <text:p>8367378</text:p>
          </table:table-cell>
          <table:table-cell office:value-type="float" office:value="16384" calcext:value-type="float">
            <text:p>16384</text:p>
          </table:table-cell>
          <table:table-cell office:value-type="float" office:value="2585.3" calcext:value-type="float">
            <text:p>2585.3</text:p>
          </table:table-cell>
          <table:table-cell table:style-name="ce3" table:formula="of:=[.F286]/[.F287]" office:value-type="percentage" office:value="1.08339269999581" calcext:value-type="percentage">
            <text:p>108.3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3768" calcext:value-type="float">
            <text:p>835376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86.3" calcext:value-type="float">
            <text:p>2386.3</text:p>
          </table:table-cell>
          <table:table-cell table:style-name="ce3" table:formula="of:=[.F287]/[.F288]" office:value-type="percentage" office:value="1.00713260741116" calcext:value-type="percentage">
            <text:p>100.7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4493" calcext:value-type="float">
            <text:p>8354493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69.4" calcext:value-type="float">
            <text:p>2369.4</text:p>
          </table:table-cell>
          <table:table-cell table:style-name="ce3" table:formula="of:=[.F288]/[.F289]" office:value-type="percentage" office:value="1.00326036329762" calcext:value-type="percentage">
            <text:p>100.3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3880" calcext:value-type="float">
            <text:p>835388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61.7" calcext:value-type="float">
            <text:p>2361.7</text:p>
          </table:table-cell>
          <table:table-cell table:style-name="ce3" table:formula="of:=[.F289]/[.F290]" office:value-type="percentage" office:value="1.0861387049301" calcext:value-type="percentage">
            <text:p>108.6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7051" calcext:value-type="float">
            <text:p>8357051</text:p>
          </table:table-cell>
          <table:table-cell office:value-type="float" office:value="65536" calcext:value-type="float">
            <text:p>65536</text:p>
          </table:table-cell>
          <table:table-cell office:value-type="float" office:value="2174.4" calcext:value-type="float">
            <text:p>2174.4</text:p>
          </table:table-cell>
          <table:table-cell table:style-name="ce3" table:formula="of:=[.F290]/[.F291]" office:value-type="percentage" office:value="4.2402496099844" calcext:value-type="percentage">
            <text:p>424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573039" calcext:value-type="float">
            <text:p>8573039</text:p>
          </table:table-cell>
          <table:table-cell office:value-type="float" office:value="1024" calcext:value-type="float">
            <text:p>1024</text:p>
          </table:table-cell>
          <table:table-cell office:value-type="float" office:value="512.8" calcext:value-type="float">
            <text:p>512.8</text:p>
          </table:table-cell>
          <table:table-cell table:style-name="ce3" table:formula="of:=[.F291]/[.F292]" office:value-type="percentage" office:value="1.09409003627054" calcext:value-type="percentage">
            <text:p>109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408337" calcext:value-type="float">
            <text:p>8408337</text:p>
          </table:table-cell>
          <table:table-cell office:value-type="float" office:value="4096" calcext:value-type="float">
            <text:p>4096</text:p>
          </table:table-cell>
          <table:table-cell office:value-type="float" office:value="468.7" calcext:value-type="float">
            <text:p>468.7</text:p>
          </table:table-cell>
          <table:table-cell table:style-name="ce3" table:formula="of:=[.F292]/[.F293]" office:value-type="percentage" office:value="1.02246945898778" calcext:value-type="percentage">
            <text:p>102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67378" calcext:value-type="float">
            <text:p>8367378</text:p>
          </table:table-cell>
          <table:table-cell office:value-type="float" office:value="16384" calcext:value-type="float">
            <text:p>16384</text:p>
          </table:table-cell>
          <table:table-cell office:value-type="float" office:value="458.4" calcext:value-type="float">
            <text:p>458.4</text:p>
          </table:table-cell>
          <table:table-cell table:style-name="ce3" table:formula="of:=[.F293]/[.F294]" office:value-type="percentage" office:value="1.002186270223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3768" calcext:value-type="float">
            <text:p>835376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57.4" calcext:value-type="float">
            <text:p>457.4</text:p>
          </table:table-cell>
          <table:table-cell table:style-name="ce3" table:formula="of:=[.F294]/[.F295]" office:value-type="percentage" office:value="1.00241069471839" calcext:value-type="percentage">
            <text:p>100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7051" calcext:value-type="float">
            <text:p>8357051</text:p>
          </table:table-cell>
          <table:table-cell office:value-type="float" office:value="65536" calcext:value-type="float">
            <text:p>65536</text:p>
          </table:table-cell>
          <table:table-cell office:value-type="float" office:value="456.3" calcext:value-type="float">
            <text:p>456.3</text:p>
          </table:table-cell>
          <table:table-cell table:style-name="ce3" table:formula="of:=[.F295]/[.F296]" office:value-type="percentage" office:value="1.00153643546971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4493" calcext:value-type="float">
            <text:p>835449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5.6" calcext:value-type="float">
            <text:p>455.6</text:p>
          </table:table-cell>
          <table:table-cell table:style-name="ce3" table:formula="of:=[.F296]/[.F297]" office:value-type="percentage" office:value="1.00352422907489" calcext:value-type="percentage">
            <text:p>100.3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3880" calcext:value-type="float">
            <text:p>835388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54" calcext:value-type="float">
            <text:p>454</text:p>
          </table:table-cell>
          <table:table-cell table:style-name="ce3" table:formula="of:=[.F297]/[.F298]" office:value-type="percentage" office:value="1.16469984607491" calcext:value-type="percentage">
            <text:p>116.4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573039" calcext:value-type="float">
            <text:p>8573039</text:p>
          </table:table-cell>
          <table:table-cell office:value-type="float" office:value="1024" calcext:value-type="float">
            <text:p>1024</text:p>
          </table:table-cell>
          <table:table-cell office:value-type="float" office:value="389.8" calcext:value-type="float">
            <text:p>389.8</text:p>
          </table:table-cell>
          <table:table-cell table:style-name="ce3" table:formula="of:=[.F298]/[.F299]" office:value-type="percentage" office:value="1.01167921100441" calcext:value-type="percentage">
            <text:p>101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3768" calcext:value-type="float">
            <text:p>835376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85.3" calcext:value-type="float">
            <text:p>385.3</text:p>
          </table:table-cell>
          <table:table-cell table:style-name="ce3" table:formula="of:=[.F299]/[.F300]" office:value-type="percentage" office:value="1.00234131113424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408337" calcext:value-type="float">
            <text:p>8408337</text:p>
          </table:table-cell>
          <table:table-cell office:value-type="float" office:value="4096" calcext:value-type="float">
            <text:p>4096</text:p>
          </table:table-cell>
          <table:table-cell office:value-type="float" office:value="384.4" calcext:value-type="float">
            <text:p>384.4</text:p>
          </table:table-cell>
          <table:table-cell table:style-name="ce3" table:formula="of:=[.F300]/[.F301]" office:value-type="percentage" office:value="1.00104166666667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3880" calcext:value-type="float">
            <text:p>835388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84" calcext:value-type="float">
            <text:p>384</text:p>
          </table:table-cell>
          <table:table-cell table:style-name="ce3" table:formula="of:=[.F301]/[.F302]" office:value-type="percentage" office:value="1.00052110474205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67378" calcext:value-type="float">
            <text:p>8367378</text:p>
          </table:table-cell>
          <table:table-cell office:value-type="float" office:value="16384" calcext:value-type="float">
            <text:p>16384</text:p>
          </table:table-cell>
          <table:table-cell office:value-type="float" office:value="383.8" calcext:value-type="float">
            <text:p>383.8</text:p>
          </table:table-cell>
          <table:table-cell table:style-name="ce3" table:formula="of:=[.F302]/[.F303]" office:value-type="percentage" office:value="1.00078226857888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4493" calcext:value-type="float">
            <text:p>835449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3.5" calcext:value-type="float">
            <text:p>383.5</text:p>
          </table:table-cell>
          <table:table-cell table:style-name="ce3" table:formula="of:=[.F303]/[.F30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7051" calcext:value-type="float">
            <text:p>8357051</text:p>
          </table:table-cell>
          <table:table-cell office:value-type="float" office:value="65536" calcext:value-type="float">
            <text:p>65536</text:p>
          </table:table-cell>
          <table:table-cell office:value-type="float" office:value="383.5" calcext:value-type="float">
            <text:p>383.5</text:p>
          </table:table-cell>
          <table:table-cell table:style-name="ce3" table:formula="of:=[.F304]/[.F305]" office:value-type="percentage" office:value="1.18364197530864" calcext:value-type="percentage">
            <text:p>118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573039" calcext:value-type="float">
            <text:p>8573039</text:p>
          </table:table-cell>
          <table:table-cell office:value-type="float" office:value="1024" calcext:value-type="float">
            <text:p>1024</text:p>
          </table:table-cell>
          <table:table-cell office:value-type="float" office:value="324" calcext:value-type="float">
            <text:p>324</text:p>
          </table:table-cell>
          <table:table-cell table:style-name="ce3" table:formula="of:=[.F305]/[.F306]" office:value-type="percentage" office:value="1.00030873726459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3768" calcext:value-type="float">
            <text:p>835376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3.9" calcext:value-type="float">
            <text:p>323.9</text:p>
          </table:table-cell>
          <table:table-cell table:style-name="ce3" table:formula="of:=[.F306]/[.F307]" office:value-type="percentage" office:value="1.00340768277571" calcext:value-type="percentage">
            <text:p>100.3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3880" calcext:value-type="float">
            <text:p>835388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2.8" calcext:value-type="float">
            <text:p>322.8</text:p>
          </table:table-cell>
          <table:table-cell table:style-name="ce3" table:formula="of:=[.F307]/[.F308]" office:value-type="percentage" office:value="1.00061996280223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67378" calcext:value-type="float">
            <text:p>8367378</text:p>
          </table:table-cell>
          <table:table-cell office:value-type="float" office:value="16384" calcext:value-type="float">
            <text:p>16384</text:p>
          </table:table-cell>
          <table:table-cell office:value-type="float" office:value="322.6" calcext:value-type="float">
            <text:p>322.6</text:p>
          </table:table-cell>
          <table:table-cell table:style-name="ce3" table:formula="of:=[.F308]/[.F309]" office:value-type="percentage" office:value="1.00062034739454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4493" calcext:value-type="float">
            <text:p>835449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2.4" calcext:value-type="float">
            <text:p>322.4</text:p>
          </table:table-cell>
          <table:table-cell table:style-name="ce3" table:formula="of:=[.F309]/[.F31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357051" calcext:value-type="float">
            <text:p>8357051</text:p>
          </table:table-cell>
          <table:table-cell office:value-type="float" office:value="65536" calcext:value-type="float">
            <text:p>65536</text:p>
          </table:table-cell>
          <table:table-cell office:value-type="float" office:value="322.4" calcext:value-type="float">
            <text:p>322.4</text:p>
          </table:table-cell>
          <table:table-cell table:style-name="ce3" table:formula="of:=[.F310]/[.F311]" office:value-type="percentage" office:value="1.00093138776777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-ray <text:s/></text:p>
          </table:table-cell>
          <table:table-cell office:value-type="float" office:value="8474240" calcext:value-type="float">
            <text:p>8474240</text:p>
          </table:table-cell>
          <table:table-cell office:value-type="float" office:value="8408337" calcext:value-type="float">
            <text:p>8408337</text:p>
          </table:table-cell>
          <table:table-cell office:value-type="float" office:value="4096" calcext:value-type="float">
            <text:p>4096</text:p>
          </table:table-cell>
          <table:table-cell office:value-type="float" office:value="322.1" calcext:value-type="float">
            <text:p>322.1</text:p>
          </table:table-cell>
          <table:table-cell table:style-name="ce3" table:formula="of:=[.F311]/[.F312]" office:value-type="percentage" office:value="0.148112383317239" calcext:value-type="percentage">
            <text:p>14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325398" calcext:value-type="float">
            <text:p>7325398</text:p>
          </table:table-cell>
          <table:table-cell office:value-type="float" office:value="1024" calcext:value-type="float">
            <text:p>1024</text:p>
          </table:table-cell>
          <table:table-cell office:value-type="float" office:value="2174.7" calcext:value-type="float">
            <text:p>2174.7</text:p>
          </table:table-cell>
          <table:table-cell table:style-name="ce3" table:formula="of:=[.F312]/[.F313]" office:value-type="percentage" office:value="1.41988769913816" calcext:value-type="percentage">
            <text:p>141.9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82744" calcext:value-type="float">
            <text:p>7082744</text:p>
          </table:table-cell>
          <table:table-cell office:value-type="float" office:value="4096" calcext:value-type="float">
            <text:p>4096</text:p>
          </table:table-cell>
          <table:table-cell office:value-type="float" office:value="1531.6" calcext:value-type="float">
            <text:p>1531.6</text:p>
          </table:table-cell>
          <table:table-cell table:style-name="ce3" table:formula="of:=[.F313]/[.F314]" office:value-type="percentage" office:value="1.18306812915186" calcext:value-type="percentage">
            <text:p>118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24496" calcext:value-type="float">
            <text:p>7024496</text:p>
          </table:table-cell>
          <table:table-cell office:value-type="float" office:value="16384" calcext:value-type="float">
            <text:p>16384</text:p>
          </table:table-cell>
          <table:table-cell office:value-type="float" office:value="1294.6" calcext:value-type="float">
            <text:p>1294.6</text:p>
          </table:table-cell>
          <table:table-cell table:style-name="ce3" table:formula="of:=[.F314]/[.F315]" office:value-type="percentage" office:value="1.01243450379291" calcext:value-type="percentage">
            <text:p>101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5176" calcext:value-type="float">
            <text:p>700517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78.7" calcext:value-type="float">
            <text:p>1278.7</text:p>
          </table:table-cell>
          <table:table-cell table:style-name="ce3" table:formula="of:=[.F315]/[.F316]" office:value-type="percentage" office:value="1.00156653873267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6310" calcext:value-type="float">
            <text:p>700631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6.7" calcext:value-type="float">
            <text:p>1276.7</text:p>
          </table:table-cell>
          <table:table-cell table:style-name="ce3" table:formula="of:=[.F316]/[.F317]" office:value-type="percentage" office:value="1.00377388159447" calcext:value-type="percentage">
            <text:p>100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5414" calcext:value-type="float">
            <text:p>700541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71.9" calcext:value-type="float">
            <text:p>1271.9</text:p>
          </table:table-cell>
          <table:table-cell table:style-name="ce3" table:formula="of:=[.F317]/[.F318]" office:value-type="percentage" office:value="1.00840402759058" calcext:value-type="percentage">
            <text:p>100.8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9959" calcext:value-type="float">
            <text:p>7009959</text:p>
          </table:table-cell>
          <table:table-cell office:value-type="float" office:value="65536" calcext:value-type="float">
            <text:p>65536</text:p>
          </table:table-cell>
          <table:table-cell office:value-type="float" office:value="1261.3" calcext:value-type="float">
            <text:p>1261.3</text:p>
          </table:table-cell>
          <table:table-cell table:style-name="ce3" table:formula="of:=[.F318]/[.F319]" office:value-type="percentage" office:value="2.28289592760181" calcext:value-type="percentage">
            <text:p>228.2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325398" calcext:value-type="float">
            <text:p>7325398</text:p>
          </table:table-cell>
          <table:table-cell office:value-type="float" office:value="1024" calcext:value-type="float">
            <text:p>1024</text:p>
          </table:table-cell>
          <table:table-cell office:value-type="float" office:value="552.5" calcext:value-type="float">
            <text:p>552.5</text:p>
          </table:table-cell>
          <table:table-cell table:style-name="ce3" table:formula="of:=[.F319]/[.F320]" office:value-type="percentage" office:value="1.13240418118467" calcext:value-type="percentage">
            <text:p>113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82744" calcext:value-type="float">
            <text:p>7082744</text:p>
          </table:table-cell>
          <table:table-cell office:value-type="float" office:value="4096" calcext:value-type="float">
            <text:p>4096</text:p>
          </table:table-cell>
          <table:table-cell office:value-type="float" office:value="487.9" calcext:value-type="float">
            <text:p>487.9</text:p>
          </table:table-cell>
          <table:table-cell table:style-name="ce3" table:formula="of:=[.F320]/[.F321]" office:value-type="percentage" office:value="1.01985785953177" calcext:value-type="percentage">
            <text:p>101.9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24496" calcext:value-type="float">
            <text:p>7024496</text:p>
          </table:table-cell>
          <table:table-cell office:value-type="float" office:value="16384" calcext:value-type="float">
            <text:p>16384</text:p>
          </table:table-cell>
          <table:table-cell office:value-type="float" office:value="478.4" calcext:value-type="float">
            <text:p>478.4</text:p>
          </table:table-cell>
          <table:table-cell table:style-name="ce3" table:formula="of:=[.F321]/[.F322]" office:value-type="percentage" office:value="1.00440898593324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5176" calcext:value-type="float">
            <text:p>700517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76.3" calcext:value-type="float">
            <text:p>476.3</text:p>
          </table:table-cell>
          <table:table-cell table:style-name="ce3" table:formula="of:=[.F322]/[.F323]" office:value-type="percentage" office:value="1.00168243953733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9959" calcext:value-type="float">
            <text:p>7009959</text:p>
          </table:table-cell>
          <table:table-cell office:value-type="float" office:value="65536" calcext:value-type="float">
            <text:p>65536</text:p>
          </table:table-cell>
          <table:table-cell office:value-type="float" office:value="475.5" calcext:value-type="float">
            <text:p>475.5</text:p>
          </table:table-cell>
          <table:table-cell table:style-name="ce3" table:formula="of:=[.F323]/[.F324]" office:value-type="percentage" office:value="1.00063131313131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6310" calcext:value-type="float">
            <text:p>700631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5.2" calcext:value-type="float">
            <text:p>475.2</text:p>
          </table:table-cell>
          <table:table-cell table:style-name="ce3" table:formula="of:=[.F324]/[.F325]" office:value-type="percentage" office:value="1.00168634064081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5414" calcext:value-type="float">
            <text:p>700541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74.4" calcext:value-type="float">
            <text:p>474.4</text:p>
          </table:table-cell>
          <table:table-cell table:style-name="ce3" table:formula="of:=[.F325]/[.F326]" office:value-type="percentage" office:value="1.26980728051392" calcext:value-type="percentage">
            <text:p>126.9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325398" calcext:value-type="float">
            <text:p>7325398</text:p>
          </table:table-cell>
          <table:table-cell office:value-type="float" office:value="1024" calcext:value-type="float">
            <text:p>1024</text:p>
          </table:table-cell>
          <table:table-cell office:value-type="float" office:value="373.6" calcext:value-type="float">
            <text:p>373.6</text:p>
          </table:table-cell>
          <table:table-cell table:style-name="ce3" table:formula="of:=[.F326]/[.F327]" office:value-type="percentage" office:value="1.05002810567735" calcext:value-type="percentage">
            <text:p>105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82744" calcext:value-type="float">
            <text:p>7082744</text:p>
          </table:table-cell>
          <table:table-cell office:value-type="float" office:value="4096" calcext:value-type="float">
            <text:p>4096</text:p>
          </table:table-cell>
          <table:table-cell office:value-type="float" office:value="355.8" calcext:value-type="float">
            <text:p>355.8</text:p>
          </table:table-cell>
          <table:table-cell table:style-name="ce3" table:formula="of:=[.F327]/[.F328]" office:value-type="percentage" office:value="1.00565291124929" calcext:value-type="percentage">
            <text:p>100.5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5176" calcext:value-type="float">
            <text:p>700517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3.8" calcext:value-type="float">
            <text:p>353.8</text:p>
          </table:table-cell>
          <table:table-cell table:style-name="ce3" table:formula="of:=[.F328]/[.F329]" office:value-type="percentage" office:value="1.00169875424689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24496" calcext:value-type="float">
            <text:p>7024496</text:p>
          </table:table-cell>
          <table:table-cell office:value-type="float" office:value="16384" calcext:value-type="float">
            <text:p>16384</text:p>
          </table:table-cell>
          <table:table-cell office:value-type="float" office:value="353.2" calcext:value-type="float">
            <text:p>353.2</text:p>
          </table:table-cell>
          <table:table-cell table:style-name="ce3" table:formula="of:=[.F329]/[.F330]" office:value-type="percentage" office:value="1.00198581560284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5414" calcext:value-type="float">
            <text:p>700541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2.5" calcext:value-type="float">
            <text:p>352.5</text:p>
          </table:table-cell>
          <table:table-cell table:style-name="ce3" table:formula="of:=[.F330]/[.F331]" office:value-type="percentage" office:value="1.00085178875639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6310" calcext:value-type="float">
            <text:p>7006310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2.2" calcext:value-type="float">
            <text:p>352.2</text:p>
          </table:table-cell>
          <table:table-cell table:style-name="ce3" table:formula="of:=[.F331]/[.F33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9959" calcext:value-type="float">
            <text:p>7009959</text:p>
          </table:table-cell>
          <table:table-cell office:value-type="float" office:value="65536" calcext:value-type="float">
            <text:p>65536</text:p>
          </table:table-cell>
          <table:table-cell office:value-type="float" office:value="352.2" calcext:value-type="float">
            <text:p>352.2</text:p>
          </table:table-cell>
          <table:table-cell table:style-name="ce3" table:formula="of:=[.F332]/[.F333]" office:value-type="percentage" office:value="1.11561609122585" calcext:value-type="percentage">
            <text:p>111.5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325398" calcext:value-type="float">
            <text:p>7325398</text:p>
          </table:table-cell>
          <table:table-cell office:value-type="float" office:value="1024" calcext:value-type="float">
            <text:p>1024</text:p>
          </table:table-cell>
          <table:table-cell office:value-type="float" office:value="315.7" calcext:value-type="float">
            <text:p>315.7</text:p>
          </table:table-cell>
          <table:table-cell table:style-name="ce3" table:formula="of:=[.F333]/[.F334]" office:value-type="percentage" office:value="1.02666666666667" calcext:value-type="percentage">
            <text:p>102.6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82744" calcext:value-type="float">
            <text:p>7082744</text:p>
          </table:table-cell>
          <table:table-cell office:value-type="float" office:value="4096" calcext:value-type="float">
            <text:p>4096</text:p>
          </table:table-cell>
          <table:table-cell office:value-type="float" office:value="307.5" calcext:value-type="float">
            <text:p>307.5</text:p>
          </table:table-cell>
          <table:table-cell table:style-name="ce3" table:formula="of:=[.F334]/[.F335]" office:value-type="percentage" office:value="1.0009765625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5176" calcext:value-type="float">
            <text:p>700517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7.2" calcext:value-type="float">
            <text:p>307.2</text:p>
          </table:table-cell>
          <table:table-cell table:style-name="ce3" table:formula="of:=[.F335]/[.F336]" office:value-type="percentage" office:value="1.00228384991843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24496" calcext:value-type="float">
            <text:p>7024496</text:p>
          </table:table-cell>
          <table:table-cell office:value-type="float" office:value="16384" calcext:value-type="float">
            <text:p>16384</text:p>
          </table:table-cell>
          <table:table-cell office:value-type="float" office:value="306.5" calcext:value-type="float">
            <text:p>306.5</text:p>
          </table:table-cell>
          <table:table-cell table:style-name="ce3" table:formula="of:=[.F336]/[.F337]" office:value-type="percentage" office:value="1.00065295461965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5414" calcext:value-type="float">
            <text:p>700541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6.3" calcext:value-type="float">
            <text:p>306.3</text:p>
          </table:table-cell>
          <table:table-cell table:style-name="ce3" table:formula="of:=[.F337]/[.F338]" office:value-type="percentage" office:value="1.00130761686826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9959" calcext:value-type="float">
            <text:p>7009959</text:p>
          </table:table-cell>
          <table:table-cell office:value-type="float" office:value="65536" calcext:value-type="float">
            <text:p>65536</text:p>
          </table:table-cell>
          <table:table-cell office:value-type="float" office:value="305.9" calcext:value-type="float">
            <text:p>305.9</text:p>
          </table:table-cell>
          <table:table-cell table:style-name="ce3" table:formula="of:=[.F338]/[.F339]" office:value-type="percentage" office:value="1.0013093289689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ao <text:s/></text:p>
          </table:table-cell>
          <table:table-cell office:value-type="float" office:value="7251944" calcext:value-type="float">
            <text:p>7251944</text:p>
          </table:table-cell>
          <table:table-cell office:value-type="float" office:value="7006310" calcext:value-type="float">
            <text:p>7006310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5.5" calcext:value-type="float">
            <text:p>305.5</text:p>
          </table:table-cell>
          <table:table-cell table:style-name="ce3" table:formula="of:=[.F339]/[.F340]" office:value-type="percentage" office:value="0.240873610344556" calcext:value-type="percentage">
            <text:p>24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4518679" calcext:value-type="float">
            <text:p>4518679</text:p>
          </table:table-cell>
          <table:table-cell office:value-type="float" office:value="1024" calcext:value-type="float">
            <text:p>1024</text:p>
          </table:table-cell>
          <table:table-cell office:value-type="float" office:value="1268.3" calcext:value-type="float">
            <text:p>1268.3</text:p>
          </table:table-cell>
          <table:table-cell table:style-name="ce3" table:formula="of:=[.F340]/[.F341]" office:value-type="percentage" office:value="1.07364767628883" calcext:value-type="percentage">
            <text:p>107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4041432" calcext:value-type="float">
            <text:p>4041432</text:p>
          </table:table-cell>
          <table:table-cell office:value-type="float" office:value="4096" calcext:value-type="float">
            <text:p>4096</text:p>
          </table:table-cell>
          <table:table-cell office:value-type="float" office:value="1181.3" calcext:value-type="float">
            <text:p>1181.3</text:p>
          </table:table-cell>
          <table:table-cell table:style-name="ce3" table:formula="of:=[.F341]/[.F342]" office:value-type="percentage" office:value="1.01634689839112" calcext:value-type="percentage">
            <text:p>101.6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89408" calcext:value-type="float">
            <text:p>38894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162.3" calcext:value-type="float">
            <text:p>1162.3</text:p>
          </table:table-cell>
          <table:table-cell table:style-name="ce3" table:formula="of:=[.F342]/[.F343]" office:value-type="percentage" office:value="1.00414686825054" calcext:value-type="percentage">
            <text:p>100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89882" calcext:value-type="float">
            <text:p>388988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57.5" calcext:value-type="float">
            <text:p>1157.5</text:p>
          </table:table-cell>
          <table:table-cell table:style-name="ce3" table:formula="of:=[.F343]/[.F344]" office:value-type="percentage" office:value="1.00459989585141" calcext:value-type="percentage">
            <text:p>100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91781" calcext:value-type="float">
            <text:p>389178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2.2" calcext:value-type="float">
            <text:p>1152.2</text:p>
          </table:table-cell>
          <table:table-cell table:style-name="ce3" table:formula="of:=[.F344]/[.F345]" office:value-type="percentage" office:value="1.01203337725077" calcext:value-type="percentage">
            <text:p>101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99486" calcext:value-type="float">
            <text:p>3899486</text:p>
          </table:table-cell>
          <table:table-cell office:value-type="float" office:value="65536" calcext:value-type="float">
            <text:p>65536</text:p>
          </table:table-cell>
          <table:table-cell office:value-type="float" office:value="1138.5" calcext:value-type="float">
            <text:p>1138.5</text:p>
          </table:table-cell>
          <table:table-cell table:style-name="ce3" table:formula="of:=[.F345]/[.F346]" office:value-type="percentage" office:value="1.00895072669266" calcext:value-type="percentage">
            <text:p>100.9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927427" calcext:value-type="float">
            <text:p>3927427</text:p>
          </table:table-cell>
          <table:table-cell office:value-type="float" office:value="16384" calcext:value-type="float">
            <text:p>16384</text:p>
          </table:table-cell>
          <table:table-cell office:value-type="float" office:value="1128.4" calcext:value-type="float">
            <text:p>1128.4</text:p>
          </table:table-cell>
          <table:table-cell table:style-name="ce3" table:formula="of:=[.F346]/[.F347]" office:value-type="percentage" office:value="2.35623303403633" calcext:value-type="percentage">
            <text:p>235.6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89408" calcext:value-type="float">
            <text:p>38894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78.9" calcext:value-type="float">
            <text:p>478.9</text:p>
          </table:table-cell>
          <table:table-cell table:style-name="ce3" table:formula="of:=[.F347]/[.F348]" office:value-type="percentage" office:value="1.00209248796819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91781" calcext:value-type="float">
            <text:p>3891781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7.9" calcext:value-type="float">
            <text:p>477.9</text:p>
          </table:table-cell>
          <table:table-cell table:style-name="ce3" table:formula="of:=[.F348]/[.F349]" office:value-type="percentage" office:value="1.0004186728072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927427" calcext:value-type="float">
            <text:p>3927427</text:p>
          </table:table-cell>
          <table:table-cell office:value-type="float" office:value="16384" calcext:value-type="float">
            <text:p>16384</text:p>
          </table:table-cell>
          <table:table-cell office:value-type="float" office:value="477.7" calcext:value-type="float">
            <text:p>477.7</text:p>
          </table:table-cell>
          <table:table-cell table:style-name="ce3" table:formula="of:=[.F349]/[.F350]" office:value-type="percentage" office:value="1.00041884816754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99486" calcext:value-type="float">
            <text:p>3899486</text:p>
          </table:table-cell>
          <table:table-cell office:value-type="float" office:value="65536" calcext:value-type="float">
            <text:p>65536</text:p>
          </table:table-cell>
          <table:table-cell office:value-type="float" office:value="477.5" calcext:value-type="float">
            <text:p>477.5</text:p>
          </table:table-cell>
          <table:table-cell table:style-name="ce3" table:formula="of:=[.F350]/[.F351]" office:value-type="percentage" office:value="1.00146812080537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89882" calcext:value-type="float">
            <text:p>388988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76.8" calcext:value-type="float">
            <text:p>476.8</text:p>
          </table:table-cell>
          <table:table-cell table:style-name="ce3" table:formula="of:=[.F351]/[.F352]" office:value-type="percentage" office:value="1.00357819406441" calcext:value-type="percentage">
            <text:p>100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4041432" calcext:value-type="float">
            <text:p>4041432</text:p>
          </table:table-cell>
          <table:table-cell office:value-type="float" office:value="4096" calcext:value-type="float">
            <text:p>4096</text:p>
          </table:table-cell>
          <table:table-cell office:value-type="float" office:value="475.1" calcext:value-type="float">
            <text:p>475.1</text:p>
          </table:table-cell>
          <table:table-cell table:style-name="ce3" table:formula="of:=[.F352]/[.F353]" office:value-type="percentage" office:value="1.00528988573847" calcext:value-type="percentage">
            <text:p>100.5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4518679" calcext:value-type="float">
            <text:p>4518679</text:p>
          </table:table-cell>
          <table:table-cell office:value-type="float" office:value="1024" calcext:value-type="float">
            <text:p>1024</text:p>
          </table:table-cell>
          <table:table-cell office:value-type="float" office:value="472.6" calcext:value-type="float">
            <text:p>472.6</text:p>
          </table:table-cell>
          <table:table-cell table:style-name="ce3" table:formula="of:=[.F353]/[.F354]" office:value-type="percentage" office:value="1.59662162162162" calcext:value-type="percentage">
            <text:p>159.6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4518679" calcext:value-type="float">
            <text:p>4518679</text:p>
          </table:table-cell>
          <table:table-cell office:value-type="float" office:value="1024" calcext:value-type="float">
            <text:p>1024</text:p>
          </table:table-cell>
          <table:table-cell office:value-type="float" office:value="296" calcext:value-type="float">
            <text:p>296</text:p>
          </table:table-cell>
          <table:table-cell table:style-name="ce3" table:formula="of:=[.F354]/[.F355]" office:value-type="percentage" office:value="1.01023890784983" calcext:value-type="percentage">
            <text:p>101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89408" calcext:value-type="float">
            <text:p>38894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" calcext:value-type="float">
            <text:p>293</text:p>
          </table:table-cell>
          <table:table-cell table:style-name="ce3" table:formula="of:=[.F355]/[.F35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4041432" calcext:value-type="float">
            <text:p>4041432</text:p>
          </table:table-cell>
          <table:table-cell office:value-type="float" office:value="4096" calcext:value-type="float">
            <text:p>4096</text:p>
          </table:table-cell>
          <table:table-cell office:value-type="float" office:value="293" calcext:value-type="float">
            <text:p>293</text:p>
          </table:table-cell>
          <table:table-cell table:style-name="ce3" table:formula="of:=[.F356]/[.F357]" office:value-type="percentage" office:value="1.00102494021182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927427" calcext:value-type="float">
            <text:p>3927427</text:p>
          </table:table-cell>
          <table:table-cell office:value-type="float" office:value="16384" calcext:value-type="float">
            <text:p>16384</text:p>
          </table:table-cell>
          <table:table-cell office:value-type="float" office:value="292.7" calcext:value-type="float">
            <text:p>292.7</text:p>
          </table:table-cell>
          <table:table-cell table:style-name="ce3" table:formula="of:=[.F357]/[.F358]" office:value-type="percentage" office:value="1.00034176349966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89882" calcext:value-type="float">
            <text:p>388988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2.6" calcext:value-type="float">
            <text:p>292.6</text:p>
          </table:table-cell>
          <table:table-cell table:style-name="ce3" table:formula="of:=[.F358]/[.F359]" office:value-type="percentage" office:value="1.0003418803418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91781" calcext:value-type="float">
            <text:p>389178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2.5" calcext:value-type="float">
            <text:p>292.5</text:p>
          </table:table-cell>
          <table:table-cell table:style-name="ce3" table:formula="of:=[.F359]/[.F360]" office:value-type="percentage" office:value="1.00068422853233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99486" calcext:value-type="float">
            <text:p>3899486</text:p>
          </table:table-cell>
          <table:table-cell office:value-type="float" office:value="65536" calcext:value-type="float">
            <text:p>65536</text:p>
          </table:table-cell>
          <table:table-cell office:value-type="float" office:value="292.3" calcext:value-type="float">
            <text:p>292.3</text:p>
          </table:table-cell>
          <table:table-cell table:style-name="ce3" table:formula="of:=[.F360]/[.F361]" office:value-type="percentage" office:value="1.0274165202109" calcext:value-type="percentage">
            <text:p>102.7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89408" calcext:value-type="float">
            <text:p>38894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4.5" calcext:value-type="float">
            <text:p>284.5</text:p>
          </table:table-cell>
          <table:table-cell table:style-name="ce3" table:formula="of:=[.F361]/[.F362]" office:value-type="percentage" office:value="1.00140795494544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89882" calcext:value-type="float">
            <text:p>388988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4.1" calcext:value-type="float">
            <text:p>284.1</text:p>
          </table:table-cell>
          <table:table-cell table:style-name="ce3" table:formula="of:=[.F362]/[.F363]" office:value-type="percentage" office:value="1.00035211267606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91781" calcext:value-type="float">
            <text:p>389178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4" calcext:value-type="float">
            <text:p>284</text:p>
          </table:table-cell>
          <table:table-cell table:style-name="ce3" table:formula="of:=[.F363]/[.F36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927427" calcext:value-type="float">
            <text:p>3927427</text:p>
          </table:table-cell>
          <table:table-cell office:value-type="float" office:value="16384" calcext:value-type="float">
            <text:p>16384</text:p>
          </table:table-cell>
          <table:table-cell office:value-type="float" office:value="284" calcext:value-type="float">
            <text:p>284</text:p>
          </table:table-cell>
          <table:table-cell table:style-name="ce3" table:formula="of:=[.F364]/[.F365]" office:value-type="percentage" office:value="1.00141043723554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3899486" calcext:value-type="float">
            <text:p>3899486</text:p>
          </table:table-cell>
          <table:table-cell office:value-type="float" office:value="65536" calcext:value-type="float">
            <text:p>65536</text:p>
          </table:table-cell>
          <table:table-cell office:value-type="float" office:value="283.6" calcext:value-type="float">
            <text:p>283.6</text:p>
          </table:table-cell>
          <table:table-cell table:style-name="ce3" table:formula="of:=[.F365]/[.F366]" office:value-type="percentage" office:value="1.00176616036736" calcext:value-type="percentage">
            <text:p>100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4041432" calcext:value-type="float">
            <text:p>4041432</text:p>
          </table:table-cell>
          <table:table-cell office:value-type="float" office:value="4096" calcext:value-type="float">
            <text:p>4096</text:p>
          </table:table-cell>
          <table:table-cell office:value-type="float" office:value="283.1" calcext:value-type="float">
            <text:p>283.1</text:p>
          </table:table-cell>
          <table:table-cell table:style-name="ce3" table:formula="of:=[.F366]/[.F367]" office:value-type="percentage" office:value="1.00318922749823" calcext:value-type="percentage">
            <text:p>100.3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eymont <text:s/></text:p>
          </table:table-cell>
          <table:table-cell office:value-type="float" office:value="6627202" calcext:value-type="float">
            <text:p>6627202</text:p>
          </table:table-cell>
          <table:table-cell office:value-type="float" office:value="4518679" calcext:value-type="float">
            <text:p>4518679</text:p>
          </table:table-cell>
          <table:table-cell office:value-type="float" office:value="1024" calcext:value-type="float">
            <text:p>1024</text:p>
          </table:table-cell>
          <table:table-cell office:value-type="float" office:value="282.2" calcext:value-type="float">
            <text:p>282.2</text:p>
          </table:table-cell>
          <table:table-cell table:style-name="ce3" table:formula="of:=[.F367]/[.F368]" office:value-type="percentage" office:value="0.180446320097193" calcext:value-type="percentage">
            <text:p>18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5020572" calcext:value-type="float">
            <text:p>5020572</text:p>
          </table:table-cell>
          <table:table-cell office:value-type="float" office:value="1024" calcext:value-type="float">
            <text:p>1024</text:p>
          </table:table-cell>
          <table:table-cell office:value-type="float" office:value="1563.9" calcext:value-type="float">
            <text:p>1563.9</text:p>
          </table:table-cell>
          <table:table-cell table:style-name="ce3" table:formula="of:=[.F368]/[.F369]" office:value-type="percentage" office:value="1.07432850175173" calcext:value-type="percentage">
            <text:p>107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704335" calcext:value-type="float">
            <text:p>4704335</text:p>
          </table:table-cell>
          <table:table-cell office:value-type="float" office:value="4096" calcext:value-type="float">
            <text:p>4096</text:p>
          </table:table-cell>
          <table:table-cell office:value-type="float" office:value="1455.7" calcext:value-type="float">
            <text:p>1455.7</text:p>
          </table:table-cell>
          <table:table-cell table:style-name="ce3" table:formula="of:=[.F369]/[.F370]" office:value-type="percentage" office:value="1.05799840104659" calcext:value-type="percentage">
            <text:p>105.8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0857" calcext:value-type="float">
            <text:p>46008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375.9" calcext:value-type="float">
            <text:p>1375.9</text:p>
          </table:table-cell>
          <table:table-cell table:style-name="ce3" table:formula="of:=[.F370]/[.F371]" office:value-type="percentage" office:value="1.00415997664575" calcext:value-type="percentage">
            <text:p>100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2339" calcext:value-type="float">
            <text:p>46023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0.2" calcext:value-type="float">
            <text:p>1370.2</text:p>
          </table:table-cell>
          <table:table-cell table:style-name="ce3" table:formula="of:=[.F371]/[.F372]" office:value-type="percentage" office:value="1.00322155513252" calcext:value-type="percentage">
            <text:p>100.3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7312" calcext:value-type="float">
            <text:p>4607312</text:p>
          </table:table-cell>
          <table:table-cell office:value-type="float" office:value="65536" calcext:value-type="float">
            <text:p>65536</text:p>
          </table:table-cell>
          <table:table-cell office:value-type="float" office:value="1365.8" calcext:value-type="float">
            <text:p>1365.8</text:p>
          </table:table-cell>
          <table:table-cell table:style-name="ce3" table:formula="of:=[.F372]/[.F373]" office:value-type="percentage" office:value="1.0026427837322" calcext:value-type="percentage">
            <text:p>100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1171" calcext:value-type="float">
            <text:p>460117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62.2" calcext:value-type="float">
            <text:p>1362.2</text:p>
          </table:table-cell>
          <table:table-cell table:style-name="ce3" table:formula="of:=[.F373]/[.F374]" office:value-type="percentage" office:value="1.00095525020207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26482" calcext:value-type="float">
            <text:p>4626482</text:p>
          </table:table-cell>
          <table:table-cell office:value-type="float" office:value="16384" calcext:value-type="float">
            <text:p>16384</text:p>
          </table:table-cell>
          <table:table-cell office:value-type="float" office:value="1360.9" calcext:value-type="float">
            <text:p>1360.9</text:p>
          </table:table-cell>
          <table:table-cell table:style-name="ce3" table:formula="of:=[.F374]/[.F375]" office:value-type="percentage" office:value="2.85423657718121" calcext:value-type="percentage">
            <text:p>285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5020572" calcext:value-type="float">
            <text:p>5020572</text:p>
          </table:table-cell>
          <table:table-cell office:value-type="float" office:value="1024" calcext:value-type="float">
            <text:p>1024</text:p>
          </table:table-cell>
          <table:table-cell office:value-type="float" office:value="476.8" calcext:value-type="float">
            <text:p>476.8</text:p>
          </table:table-cell>
          <table:table-cell table:style-name="ce3" table:formula="of:=[.F375]/[.F376]" office:value-type="percentage" office:value="1.00041963911037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7312" calcext:value-type="float">
            <text:p>4607312</text:p>
          </table:table-cell>
          <table:table-cell office:value-type="float" office:value="65536" calcext:value-type="float">
            <text:p>65536</text:p>
          </table:table-cell>
          <table:table-cell office:value-type="float" office:value="476.6" calcext:value-type="float">
            <text:p>476.6</text:p>
          </table:table-cell>
          <table:table-cell table:style-name="ce3" table:formula="of:=[.F376]/[.F377]" office:value-type="percentage" office:value="1.00147089724732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2339" calcext:value-type="float">
            <text:p>46023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5.9" calcext:value-type="float">
            <text:p>475.9</text:p>
          </table:table-cell>
          <table:table-cell table:style-name="ce3" table:formula="of:=[.F377]/[.F378]" office:value-type="percentage" office:value="1.00126236061435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0857" calcext:value-type="float">
            <text:p>46008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75.3" calcext:value-type="float">
            <text:p>475.3</text:p>
          </table:table-cell>
          <table:table-cell table:style-name="ce3" table:formula="of:=[.F378]/[.F379]" office:value-type="percentage" office:value="1.00147492625369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1171" calcext:value-type="float">
            <text:p>460117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74.6" calcext:value-type="float">
            <text:p>474.6</text:p>
          </table:table-cell>
          <table:table-cell table:style-name="ce3" table:formula="of:=[.F379]/[.F380]" office:value-type="percentage" office:value="1.05232815964523" calcext:value-type="percentage">
            <text:p>105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704335" calcext:value-type="float">
            <text:p>4704335</text:p>
          </table:table-cell>
          <table:table-cell office:value-type="float" office:value="4096" calcext:value-type="float">
            <text:p>4096</text:p>
          </table:table-cell>
          <table:table-cell office:value-type="float" office:value="451" calcext:value-type="float">
            <text:p>451</text:p>
          </table:table-cell>
          <table:table-cell table:style-name="ce3" table:formula="of:=[.F380]/[.F381]" office:value-type="percentage" office:value="1.00849731663685" calcext:value-type="percentage">
            <text:p>100.8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26482" calcext:value-type="float">
            <text:p>4626482</text:p>
          </table:table-cell>
          <table:table-cell office:value-type="float" office:value="16384" calcext:value-type="float">
            <text:p>16384</text:p>
          </table:table-cell>
          <table:table-cell office:value-type="float" office:value="447.2" calcext:value-type="float">
            <text:p>447.2</text:p>
          </table:table-cell>
          <table:table-cell table:style-name="ce3" table:formula="of:=[.F381]/[.F382]" office:value-type="percentage" office:value="1.28838951310861" calcext:value-type="percentage">
            <text:p>128.8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5020572" calcext:value-type="float">
            <text:p>5020572</text:p>
          </table:table-cell>
          <table:table-cell office:value-type="float" office:value="1024" calcext:value-type="float">
            <text:p>1024</text:p>
          </table:table-cell>
          <table:table-cell office:value-type="float" office:value="347.1" calcext:value-type="float">
            <text:p>347.1</text:p>
          </table:table-cell>
          <table:table-cell table:style-name="ce3" table:formula="of:=[.F382]/[.F383]" office:value-type="percentage" office:value="1.02966478789677" calcext:value-type="percentage">
            <text:p>102.9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704335" calcext:value-type="float">
            <text:p>4704335</text:p>
          </table:table-cell>
          <table:table-cell office:value-type="float" office:value="4096" calcext:value-type="float">
            <text:p>4096</text:p>
          </table:table-cell>
          <table:table-cell office:value-type="float" office:value="337.1" calcext:value-type="float">
            <text:p>337.1</text:p>
          </table:table-cell>
          <table:table-cell table:style-name="ce3" table:formula="of:=[.F383]/[.F384]" office:value-type="percentage" office:value="1.00387135199524" calcext:value-type="percentage">
            <text:p>100.3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0857" calcext:value-type="float">
            <text:p>46008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5.8" calcext:value-type="float">
            <text:p>335.8</text:p>
          </table:table-cell>
          <table:table-cell table:style-name="ce3" table:formula="of:=[.F384]/[.F385]" office:value-type="percentage" office:value="1.0002978850163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7312" calcext:value-type="float">
            <text:p>4607312</text:p>
          </table:table-cell>
          <table:table-cell office:value-type="float" office:value="65536" calcext:value-type="float">
            <text:p>65536</text:p>
          </table:table-cell>
          <table:table-cell office:value-type="float" office:value="335.7" calcext:value-type="float">
            <text:p>335.7</text:p>
          </table:table-cell>
          <table:table-cell table:style-name="ce3" table:formula="of:=[.F385]/[.F38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26482" calcext:value-type="float">
            <text:p>462648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.7" calcext:value-type="float">
            <text:p>335.7</text:p>
          </table:table-cell>
          <table:table-cell table:style-name="ce3" table:formula="of:=[.F386]/[.F387]" office:value-type="percentage" office:value="1.00119296152699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1171" calcext:value-type="float">
            <text:p>460117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5.3" calcext:value-type="float">
            <text:p>335.3</text:p>
          </table:table-cell>
          <table:table-cell table:style-name="ce3" table:formula="of:=[.F387]/[.F388]" office:value-type="percentage" office:value="1.00059683676514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2339" calcext:value-type="float">
            <text:p>46023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.1" calcext:value-type="float">
            <text:p>335.1</text:p>
          </table:table-cell>
          <table:table-cell table:style-name="ce3" table:formula="of:=[.F388]/[.F389]" office:value-type="percentage" office:value="1.06145074437757" calcext:value-type="percentage">
            <text:p>106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5020572" calcext:value-type="float">
            <text:p>5020572</text:p>
          </table:table-cell>
          <table:table-cell office:value-type="float" office:value="1024" calcext:value-type="float">
            <text:p>1024</text:p>
          </table:table-cell>
          <table:table-cell office:value-type="float" office:value="315.7" calcext:value-type="float">
            <text:p>315.7</text:p>
          </table:table-cell>
          <table:table-cell table:style-name="ce3" table:formula="of:=[.F389]/[.F390]" office:value-type="percentage" office:value="1.01121076233184" calcext:value-type="percentage">
            <text:p>101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26482" calcext:value-type="float">
            <text:p>4626482</text:p>
          </table:table-cell>
          <table:table-cell office:value-type="float" office:value="16384" calcext:value-type="float">
            <text:p>16384</text:p>
          </table:table-cell>
          <table:table-cell office:value-type="float" office:value="312.2" calcext:value-type="float">
            <text:p>312.2</text:p>
          </table:table-cell>
          <table:table-cell table:style-name="ce3" table:formula="of:=[.F390]/[.F39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704335" calcext:value-type="float">
            <text:p>4704335</text:p>
          </table:table-cell>
          <table:table-cell office:value-type="float" office:value="4096" calcext:value-type="float">
            <text:p>4096</text:p>
          </table:table-cell>
          <table:table-cell office:value-type="float" office:value="312.2" calcext:value-type="float">
            <text:p>312.2</text:p>
          </table:table-cell>
          <table:table-cell table:style-name="ce3" table:formula="of:=[.F391]/[.F392]" office:value-type="percentage" office:value="1.00160410651267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0857" calcext:value-type="float">
            <text:p>46008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11.7" calcext:value-type="float">
            <text:p>311.7</text:p>
          </table:table-cell>
          <table:table-cell table:style-name="ce3" table:formula="of:=[.F392]/[.F39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7312" calcext:value-type="float">
            <text:p>4607312</text:p>
          </table:table-cell>
          <table:table-cell office:value-type="float" office:value="65536" calcext:value-type="float">
            <text:p>65536</text:p>
          </table:table-cell>
          <table:table-cell office:value-type="float" office:value="311.7" calcext:value-type="float">
            <text:p>311.7</text:p>
          </table:table-cell>
          <table:table-cell table:style-name="ce3" table:formula="of:=[.F393]/[.F394]" office:value-type="percentage" office:value="1.00128493414712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1171" calcext:value-type="float">
            <text:p>460117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11.3" calcext:value-type="float">
            <text:p>311.3</text:p>
          </table:table-cell>
          <table:table-cell table:style-name="ce3" table:formula="of:=[.F394]/[.F395]" office:value-type="percentage" office:value="1.00096463022508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office <text:s/></text:p>
          </table:table-cell>
          <table:table-cell office:value-type="float" office:value="6152192" calcext:value-type="float">
            <text:p>6152192</text:p>
          </table:table-cell>
          <table:table-cell office:value-type="float" office:value="4602339" calcext:value-type="float">
            <text:p>46023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1" calcext:value-type="float">
            <text:p>311</text:p>
          </table:table-cell>
          <table:table-cell table:style-name="ce3" table:formula="of:=[.F395]/[.F396]" office:value-type="percentage" office:value="0.160723514211886" calcext:value-type="percentage">
            <text:p>16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0364" calcext:value-type="float">
            <text:p>213036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935" calcext:value-type="float">
            <text:p>1935</text:p>
          </table:table-cell>
          <table:table-cell table:style-name="ce3" table:formula="of:=[.F396]/[.F397]" office:value-type="percentage" office:value="1.00300642753473" calcext:value-type="percentage">
            <text:p>100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1145" calcext:value-type="float">
            <text:p>213114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929.2" calcext:value-type="float">
            <text:p>1929.2</text:p>
          </table:table-cell>
          <table:table-cell table:style-name="ce3" table:formula="of:=[.F397]/[.F398]" office:value-type="percentage" office:value="1.00515813056844" calcext:value-type="percentage">
            <text:p>100.5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2992" calcext:value-type="float">
            <text:p>213299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9.3" calcext:value-type="float">
            <text:p>1919.3</text:p>
          </table:table-cell>
          <table:table-cell table:style-name="ce3" table:formula="of:=[.F398]/[.F399]" office:value-type="percentage" office:value="1.01776434404497" calcext:value-type="percentage">
            <text:p>101.7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41750" calcext:value-type="float">
            <text:p>2141750</text:p>
          </table:table-cell>
          <table:table-cell office:value-type="float" office:value="65536" calcext:value-type="float">
            <text:p>65536</text:p>
          </table:table-cell>
          <table:table-cell office:value-type="float" office:value="1885.8" calcext:value-type="float">
            <text:p>1885.8</text:p>
          </table:table-cell>
          <table:table-cell table:style-name="ce3" table:formula="of:=[.F399]/[.F400]" office:value-type="percentage" office:value="1.0343919697219" calcext:value-type="percentage">
            <text:p>103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74808" calcext:value-type="float">
            <text:p>2174808</text:p>
          </table:table-cell>
          <table:table-cell office:value-type="float" office:value="16384" calcext:value-type="float">
            <text:p>16384</text:p>
          </table:table-cell>
          <table:table-cell office:value-type="float" office:value="1823.1" calcext:value-type="float">
            <text:p>1823.1</text:p>
          </table:table-cell>
          <table:table-cell table:style-name="ce3" table:formula="of:=[.F400]/[.F401]" office:value-type="percentage" office:value="1.07570214774605" calcext:value-type="percentage">
            <text:p>107.5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312656" calcext:value-type="float">
            <text:p>2312656</text:p>
          </table:table-cell>
          <table:table-cell office:value-type="float" office:value="4096" calcext:value-type="float">
            <text:p>4096</text:p>
          </table:table-cell>
          <table:table-cell office:value-type="float" office:value="1694.8" calcext:value-type="float">
            <text:p>1694.8</text:p>
          </table:table-cell>
          <table:table-cell table:style-name="ce3" table:formula="of:=[.F401]/[.F402]" office:value-type="percentage" office:value="1.13722069382004" calcext:value-type="percentage">
            <text:p>113.7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892269" calcext:value-type="float">
            <text:p>2892269</text:p>
          </table:table-cell>
          <table:table-cell office:value-type="float" office:value="1024" calcext:value-type="float">
            <text:p>1024</text:p>
          </table:table-cell>
          <table:table-cell office:value-type="float" office:value="1490.3" calcext:value-type="float">
            <text:p>1490.3</text:p>
          </table:table-cell>
          <table:table-cell table:style-name="ce3" table:formula="of:=[.F402]/[.F403]" office:value-type="percentage" office:value="2.22333283604356" calcext:value-type="percentage">
            <text:p>222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0364" calcext:value-type="float">
            <text:p>213036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70.3" calcext:value-type="float">
            <text:p>670.3</text:p>
          </table:table-cell>
          <table:table-cell table:style-name="ce3" table:formula="of:=[.F403]/[.F404]" office:value-type="percentage" office:value="1.00239270225811" calcext:value-type="percentage">
            <text:p>100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1145" calcext:value-type="float">
            <text:p>213114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8.7" calcext:value-type="float">
            <text:p>668.7</text:p>
          </table:table-cell>
          <table:table-cell table:style-name="ce3" table:formula="of:=[.F404]/[.F405]" office:value-type="percentage" office:value="1.00119778409942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2992" calcext:value-type="float">
            <text:p>213299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7.9" calcext:value-type="float">
            <text:p>667.9</text:p>
          </table:table-cell>
          <table:table-cell table:style-name="ce3" table:formula="of:=[.F405]/[.F406]" office:value-type="percentage" office:value="1.0019501950195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41750" calcext:value-type="float">
            <text:p>2141750</text:p>
          </table:table-cell>
          <table:table-cell office:value-type="float" office:value="65536" calcext:value-type="float">
            <text:p>65536</text:p>
          </table:table-cell>
          <table:table-cell office:value-type="float" office:value="666.6" calcext:value-type="float">
            <text:p>666.6</text:p>
          </table:table-cell>
          <table:table-cell table:style-name="ce3" table:formula="of:=[.F406]/[.F407]" office:value-type="percentage" office:value="1.04794843578054" calcext:value-type="percentage">
            <text:p>104.7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74808" calcext:value-type="float">
            <text:p>2174808</text:p>
          </table:table-cell>
          <table:table-cell office:value-type="float" office:value="16384" calcext:value-type="float">
            <text:p>16384</text:p>
          </table:table-cell>
          <table:table-cell office:value-type="float" office:value="636.1" calcext:value-type="float">
            <text:p>636.1</text:p>
          </table:table-cell>
          <table:table-cell table:style-name="ce3" table:formula="of:=[.F407]/[.F408]" office:value-type="percentage" office:value="1.02053585753249" calcext:value-type="percentage">
            <text:p>102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312656" calcext:value-type="float">
            <text:p>2312656</text:p>
          </table:table-cell>
          <table:table-cell office:value-type="float" office:value="4096" calcext:value-type="float">
            <text:p>4096</text:p>
          </table:table-cell>
          <table:table-cell office:value-type="float" office:value="623.3" calcext:value-type="float">
            <text:p>623.3</text:p>
          </table:table-cell>
          <table:table-cell table:style-name="ce3" table:formula="of:=[.F408]/[.F409]" office:value-type="percentage" office:value="1.08683522231909" calcext:value-type="percentage">
            <text:p>108.6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892269" calcext:value-type="float">
            <text:p>2892269</text:p>
          </table:table-cell>
          <table:table-cell office:value-type="float" office:value="1024" calcext:value-type="float">
            <text:p>1024</text:p>
          </table:table-cell>
          <table:table-cell office:value-type="float" office:value="573.5" calcext:value-type="float">
            <text:p>573.5</text:p>
          </table:table-cell>
          <table:table-cell table:style-name="ce3" table:formula="of:=[.F409]/[.F410]" office:value-type="percentage" office:value="1.32234263315656" calcext:value-type="percentage">
            <text:p>132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0364" calcext:value-type="float">
            <text:p>213036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33.7" calcext:value-type="float">
            <text:p>433.7</text:p>
          </table:table-cell>
          <table:table-cell table:style-name="ce3" table:formula="of:=[.F410]/[.F411]" office:value-type="percentage" office:value="1.00161662817552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1145" calcext:value-type="float">
            <text:p>213114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33" calcext:value-type="float">
            <text:p>433</text:p>
          </table:table-cell>
          <table:table-cell table:style-name="ce3" table:formula="of:=[.F411]/[.F412]" office:value-type="percentage" office:value="1.00115606936416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2992" calcext:value-type="float">
            <text:p>213299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2.5" calcext:value-type="float">
            <text:p>432.5</text:p>
          </table:table-cell>
          <table:table-cell table:style-name="ce3" table:formula="of:=[.F412]/[.F413]" office:value-type="percentage" office:value="1.0025498377376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41750" calcext:value-type="float">
            <text:p>2141750</text:p>
          </table:table-cell>
          <table:table-cell office:value-type="float" office:value="65536" calcext:value-type="float">
            <text:p>65536</text:p>
          </table:table-cell>
          <table:table-cell office:value-type="float" office:value="431.4" calcext:value-type="float">
            <text:p>431.4</text:p>
          </table:table-cell>
          <table:table-cell table:style-name="ce3" table:formula="of:=[.F413]/[.F414]" office:value-type="percentage" office:value="1.00418994413408" calcext:value-type="percentage">
            <text:p>100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74808" calcext:value-type="float">
            <text:p>2174808</text:p>
          </table:table-cell>
          <table:table-cell office:value-type="float" office:value="16384" calcext:value-type="float">
            <text:p>16384</text:p>
          </table:table-cell>
          <table:table-cell office:value-type="float" office:value="429.6" calcext:value-type="float">
            <text:p>429.6</text:p>
          </table:table-cell>
          <table:table-cell table:style-name="ce3" table:formula="of:=[.F414]/[.F415]" office:value-type="percentage" office:value="1.00209937018894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0364" calcext:value-type="float">
            <text:p>213036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28.7" calcext:value-type="float">
            <text:p>428.7</text:p>
          </table:table-cell>
          <table:table-cell table:style-name="ce3" table:formula="of:=[.F415]/[.F416]" office:value-type="percentage" office:value="1.00186959569993" calcext:value-type="percentage">
            <text:p>100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1145" calcext:value-type="float">
            <text:p>213114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27.9" calcext:value-type="float">
            <text:p>427.9</text:p>
          </table:table-cell>
          <table:table-cell table:style-name="ce3" table:formula="of:=[.F416]/[.F417]" office:value-type="percentage" office:value="1.00070159027128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32992" calcext:value-type="float">
            <text:p>213299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7.6" calcext:value-type="float">
            <text:p>427.6</text:p>
          </table:table-cell>
          <table:table-cell table:style-name="ce3" table:formula="of:=[.F417]/[.F418]" office:value-type="percentage" office:value="1.0016397282736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41750" calcext:value-type="float">
            <text:p>2141750</text:p>
          </table:table-cell>
          <table:table-cell office:value-type="float" office:value="65536" calcext:value-type="float">
            <text:p>65536</text:p>
          </table:table-cell>
          <table:table-cell office:value-type="float" office:value="426.9" calcext:value-type="float">
            <text:p>426.9</text:p>
          </table:table-cell>
          <table:table-cell table:style-name="ce3" table:formula="of:=[.F418]/[.F419]" office:value-type="percentage" office:value="1.00140745953554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174808" calcext:value-type="float">
            <text:p>2174808</text:p>
          </table:table-cell>
          <table:table-cell office:value-type="float" office:value="16384" calcext:value-type="float">
            <text:p>16384</text:p>
          </table:table-cell>
          <table:table-cell office:value-type="float" office:value="426.3" calcext:value-type="float">
            <text:p>426.3</text:p>
          </table:table-cell>
          <table:table-cell table:style-name="ce3" table:formula="of:=[.F419]/[.F420]" office:value-type="percentage" office:value="1.01645207439199" calcext:value-type="percentage">
            <text:p>101.6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312656" calcext:value-type="float">
            <text:p>2312656</text:p>
          </table:table-cell>
          <table:table-cell office:value-type="float" office:value="4096" calcext:value-type="float">
            <text:p>4096</text:p>
          </table:table-cell>
          <table:table-cell office:value-type="float" office:value="419.4" calcext:value-type="float">
            <text:p>419.4</text:p>
          </table:table-cell>
          <table:table-cell table:style-name="ce3" table:formula="of:=[.F420]/[.F421]" office:value-type="percentage" office:value="1.00119360229172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312656" calcext:value-type="float">
            <text:p>2312656</text:p>
          </table:table-cell>
          <table:table-cell office:value-type="float" office:value="4096" calcext:value-type="float">
            <text:p>4096</text:p>
          </table:table-cell>
          <table:table-cell office:value-type="float" office:value="418.9" calcext:value-type="float">
            <text:p>418.9</text:p>
          </table:table-cell>
          <table:table-cell table:style-name="ce3" table:formula="of:=[.F421]/[.F422]" office:value-type="percentage" office:value="1.06807751147374" calcext:value-type="percentage">
            <text:p>106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892269" calcext:value-type="float">
            <text:p>2892269</text:p>
          </table:table-cell>
          <table:table-cell office:value-type="float" office:value="1024" calcext:value-type="float">
            <text:p>1024</text:p>
          </table:table-cell>
          <table:table-cell office:value-type="float" office:value="392.2" calcext:value-type="float">
            <text:p>392.2</text:p>
          </table:table-cell>
          <table:table-cell table:style-name="ce3" table:formula="of:=[.F422]/[.F423]" office:value-type="percentage" office:value="1.03455552624637" calcext:value-type="percentage">
            <text:p>103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ml <text:s/></text:p>
          </table:table-cell>
          <table:table-cell office:value-type="float" office:value="5345280" calcext:value-type="float">
            <text:p>5345280</text:p>
          </table:table-cell>
          <table:table-cell office:value-type="float" office:value="2892269" calcext:value-type="float">
            <text:p>2892269</text:p>
          </table:table-cell>
          <table:table-cell office:value-type="float" office:value="1024" calcext:value-type="float">
            <text:p>1024</text:p>
          </table:table-cell>
          <table:table-cell office:value-type="float" office:value="379.1" calcext:value-type="float">
            <text:p>379.1</text:p>
          </table:table-cell>
          <table:table-cell table:style-name="ce3" table:formula="of:=[.F423]/[.F424]" office:value-type="percentage" office:value="0.436148182236539" calcext:value-type="percentage">
            <text:p>43.6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3193731" calcext:value-type="float">
            <text:p>3193731</text:p>
          </table:table-cell>
          <table:table-cell office:value-type="float" office:value="1024" calcext:value-type="float">
            <text:p>1024</text:p>
          </table:table-cell>
          <table:table-cell office:value-type="float" office:value="869.2" calcext:value-type="float">
            <text:p>869.2</text:p>
          </table:table-cell>
          <table:table-cell table:style-name="ce3" table:formula="of:=[.F424]/[.F425]" office:value-type="percentage" office:value="1.08690759034638" calcext:value-type="percentage">
            <text:p>108.6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85529" calcext:value-type="float">
            <text:p>2985529</text:p>
          </table:table-cell>
          <table:table-cell office:value-type="float" office:value="4096" calcext:value-type="float">
            <text:p>4096</text:p>
          </table:table-cell>
          <table:table-cell office:value-type="float" office:value="799.7" calcext:value-type="float">
            <text:p>799.7</text:p>
          </table:table-cell>
          <table:table-cell table:style-name="ce3" table:formula="of:=[.F425]/[.F426]" office:value-type="percentage" office:value="1.06626666666667" calcext:value-type="percentage">
            <text:p>106.6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6321" calcext:value-type="float">
            <text:p>291632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50" calcext:value-type="float">
            <text:p>750</text:p>
          </table:table-cell>
          <table:table-cell table:style-name="ce3" table:formula="of:=[.F426]/[.F427]" office:value-type="percentage" office:value="1.00173634299452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7526" calcext:value-type="float">
            <text:p>291752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8.7" calcext:value-type="float">
            <text:p>748.7</text:p>
          </table:table-cell>
          <table:table-cell table:style-name="ce3" table:formula="of:=[.F427]/[.F428]" office:value-type="percentage" office:value="1.00160535117057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6186" calcext:value-type="float">
            <text:p>291618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7.5" calcext:value-type="float">
            <text:p>747.5</text:p>
          </table:table-cell>
          <table:table-cell table:style-name="ce3" table:formula="of:=[.F428]/[.F429]" office:value-type="percentage" office:value="1.00040149892934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21018" calcext:value-type="float">
            <text:p>2921018</text:p>
          </table:table-cell>
          <table:table-cell office:value-type="float" office:value="65536" calcext:value-type="float">
            <text:p>65536</text:p>
          </table:table-cell>
          <table:table-cell office:value-type="float" office:value="747.2" calcext:value-type="float">
            <text:p>747.2</text:p>
          </table:table-cell>
          <table:table-cell table:style-name="ce3" table:formula="of:=[.F429]/[.F430]" office:value-type="percentage" office:value="1.00795899096182" calcext:value-type="percentage">
            <text:p>100.8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34061" calcext:value-type="float">
            <text:p>2934061</text:p>
          </table:table-cell>
          <table:table-cell office:value-type="float" office:value="16384" calcext:value-type="float">
            <text:p>16384</text:p>
          </table:table-cell>
          <table:table-cell office:value-type="float" office:value="741.3" calcext:value-type="float">
            <text:p>741.3</text:p>
          </table:table-cell>
          <table:table-cell table:style-name="ce3" table:formula="of:=[.F430]/[.F431]" office:value-type="percentage" office:value="1.01312013120131" calcext:value-type="percentage">
            <text:p>101.3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34061" calcext:value-type="float">
            <text:p>2934061</text:p>
          </table:table-cell>
          <table:table-cell office:value-type="float" office:value="16384" calcext:value-type="float">
            <text:p>16384</text:p>
          </table:table-cell>
          <table:table-cell office:value-type="float" office:value="731.7" calcext:value-type="float">
            <text:p>731.7</text:p>
          </table:table-cell>
          <table:table-cell table:style-name="ce3" table:formula="of:=[.F431]/[.F432]" office:value-type="percentage" office:value="1.01582673885881" calcext:value-type="percentage">
            <text:p>101.5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21018" calcext:value-type="float">
            <text:p>2921018</text:p>
          </table:table-cell>
          <table:table-cell office:value-type="float" office:value="65536" calcext:value-type="float">
            <text:p>65536</text:p>
          </table:table-cell>
          <table:table-cell office:value-type="float" office:value="720.3" calcext:value-type="float">
            <text:p>720.3</text:p>
          </table:table-cell>
          <table:table-cell table:style-name="ce3" table:formula="of:=[.F432]/[.F433]" office:value-type="percentage" office:value="1.00166875260743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85529" calcext:value-type="float">
            <text:p>2985529</text:p>
          </table:table-cell>
          <table:table-cell office:value-type="float" office:value="4096" calcext:value-type="float">
            <text:p>4096</text:p>
          </table:table-cell>
          <table:table-cell office:value-type="float" office:value="719.1" calcext:value-type="float">
            <text:p>719.1</text:p>
          </table:table-cell>
          <table:table-cell table:style-name="ce3" table:formula="of:=[.F433]/[.F434]" office:value-type="percentage" office:value="1.011250175784" calcext:value-type="percentage">
            <text:p>101.1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6321" calcext:value-type="float">
            <text:p>291632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11.1" calcext:value-type="float">
            <text:p>711.1</text:p>
          </table:table-cell>
          <table:table-cell table:style-name="ce3" table:formula="of:=[.F434]/[.F435]" office:value-type="percentage" office:value="1.00225510923185" calcext:value-type="percentage">
            <text:p>100.2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6186" calcext:value-type="float">
            <text:p>291618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09.5" calcext:value-type="float">
            <text:p>709.5</text:p>
          </table:table-cell>
          <table:table-cell table:style-name="ce3" table:formula="of:=[.F435]/[.F436]" office:value-type="percentage" office:value="1.00042301184433" calcext:value-type="percentage">
            <text:p>100.0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7526" calcext:value-type="float">
            <text:p>291752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9.2" calcext:value-type="float">
            <text:p>709.2</text:p>
          </table:table-cell>
          <table:table-cell table:style-name="ce3" table:formula="of:=[.F436]/[.F437]" office:value-type="percentage" office:value="1.18575489048654" calcext:value-type="percentage">
            <text:p>118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3193731" calcext:value-type="float">
            <text:p>3193731</text:p>
          </table:table-cell>
          <table:table-cell office:value-type="float" office:value="1024" calcext:value-type="float">
            <text:p>1024</text:p>
          </table:table-cell>
          <table:table-cell office:value-type="float" office:value="598.1" calcext:value-type="float">
            <text:p>598.1</text:p>
          </table:table-cell>
          <table:table-cell table:style-name="ce3" table:formula="of:=[.F437]/[.F438]" office:value-type="percentage" office:value="1.56039655622228" calcext:value-type="percentage">
            <text:p>156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6321" calcext:value-type="float">
            <text:p>291632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83.3" calcext:value-type="float">
            <text:p>383.3</text:p>
          </table:table-cell>
          <table:table-cell table:style-name="ce3" table:formula="of:=[.F438]/[.F43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21018" calcext:value-type="float">
            <text:p>2921018</text:p>
          </table:table-cell>
          <table:table-cell office:value-type="float" office:value="65536" calcext:value-type="float">
            <text:p>65536</text:p>
          </table:table-cell>
          <table:table-cell office:value-type="float" office:value="383.3" calcext:value-type="float">
            <text:p>383.3</text:p>
          </table:table-cell>
          <table:table-cell table:style-name="ce3" table:formula="of:=[.F439]/[.F440]" office:value-type="percentage" office:value="1.00104465917994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6186" calcext:value-type="float">
            <text:p>291618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82.9" calcext:value-type="float">
            <text:p>382.9</text:p>
          </table:table-cell>
          <table:table-cell table:style-name="ce3" table:formula="of:=[.F440]/[.F44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7526" calcext:value-type="float">
            <text:p>291752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2.9" calcext:value-type="float">
            <text:p>382.9</text:p>
          </table:table-cell>
          <table:table-cell table:style-name="ce3" table:formula="of:=[.F441]/[.F442]" office:value-type="percentage" office:value="1.00340670859539" calcext:value-type="percentage">
            <text:p>100.3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34061" calcext:value-type="float">
            <text:p>2934061</text:p>
          </table:table-cell>
          <table:table-cell office:value-type="float" office:value="16384" calcext:value-type="float">
            <text:p>16384</text:p>
          </table:table-cell>
          <table:table-cell office:value-type="float" office:value="381.6" calcext:value-type="float">
            <text:p>381.6</text:p>
          </table:table-cell>
          <table:table-cell table:style-name="ce3" table:formula="of:=[.F442]/[.F443]" office:value-type="percentage" office:value="1.01841473178543" calcext:value-type="percentage">
            <text:p>101.8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85529" calcext:value-type="float">
            <text:p>2985529</text:p>
          </table:table-cell>
          <table:table-cell office:value-type="float" office:value="4096" calcext:value-type="float">
            <text:p>4096</text:p>
          </table:table-cell>
          <table:table-cell office:value-type="float" office:value="374.7" calcext:value-type="float">
            <text:p>374.7</text:p>
          </table:table-cell>
          <table:table-cell table:style-name="ce3" table:formula="of:=[.F443]/[.F444]" office:value-type="percentage" office:value="1.04170141784821" calcext:value-type="percentage">
            <text:p>104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6321" calcext:value-type="float">
            <text:p>291632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9.7" calcext:value-type="float">
            <text:p>359.7</text:p>
          </table:table-cell>
          <table:table-cell table:style-name="ce3" table:formula="of:=[.F444]/[.F445]" office:value-type="percentage" office:value="1.00055632823366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21018" calcext:value-type="float">
            <text:p>2921018</text:p>
          </table:table-cell>
          <table:table-cell office:value-type="float" office:value="65536" calcext:value-type="float">
            <text:p>65536</text:p>
          </table:table-cell>
          <table:table-cell office:value-type="float" office:value="359.5" calcext:value-type="float">
            <text:p>359.5</text:p>
          </table:table-cell>
          <table:table-cell table:style-name="ce3" table:formula="of:=[.F445]/[.F446]" office:value-type="percentage" office:value="1.00111389585074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6186" calcext:value-type="float">
            <text:p>291618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9.1" calcext:value-type="float">
            <text:p>359.1</text:p>
          </table:table-cell>
          <table:table-cell table:style-name="ce3" table:formula="of:=[.F446]/[.F447]" office:value-type="percentage" office:value="1.00027855153203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17526" calcext:value-type="float">
            <text:p>291752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9" calcext:value-type="float">
            <text:p>359</text:p>
          </table:table-cell>
          <table:table-cell table:style-name="ce3" table:formula="of:=[.F447]/[.F448]" office:value-type="percentage" office:value="1.00335382895472" calcext:value-type="percentage">
            <text:p>100.3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34061" calcext:value-type="float">
            <text:p>2934061</text:p>
          </table:table-cell>
          <table:table-cell office:value-type="float" office:value="16384" calcext:value-type="float">
            <text:p>16384</text:p>
          </table:table-cell>
          <table:table-cell office:value-type="float" office:value="357.8" calcext:value-type="float">
            <text:p>357.8</text:p>
          </table:table-cell>
          <table:table-cell table:style-name="ce3" table:formula="of:=[.F448]/[.F449]" office:value-type="percentage" office:value="1.01417233560091" calcext:value-type="percentage">
            <text:p>101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3193731" calcext:value-type="float">
            <text:p>3193731</text:p>
          </table:table-cell>
          <table:table-cell office:value-type="float" office:value="1024" calcext:value-type="float">
            <text:p>1024</text:p>
          </table:table-cell>
          <table:table-cell office:value-type="float" office:value="352.8" calcext:value-type="float">
            <text:p>352.8</text:p>
          </table:table-cell>
          <table:table-cell table:style-name="ce3" table:formula="of:=[.F449]/[.F450]" office:value-type="percentage" office:value="1.00541464804788" calcext:value-type="percentage">
            <text:p>100.5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2985529" calcext:value-type="float">
            <text:p>2985529</text:p>
          </table:table-cell>
          <table:table-cell office:value-type="float" office:value="4096" calcext:value-type="float">
            <text:p>4096</text:p>
          </table:table-cell>
          <table:table-cell office:value-type="float" office:value="350.9" calcext:value-type="float">
            <text:p>350.9</text:p>
          </table:table-cell>
          <table:table-cell table:style-name="ce3" table:formula="of:=[.F450]/[.F451]" office:value-type="percentage" office:value="1.06753878916946" calcext:value-type="percentage">
            <text:p>106.7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E.coli <text:s/></text:p>
          </table:table-cell>
          <table:table-cell office:value-type="float" office:value="4638690" calcext:value-type="float">
            <text:p>4638690</text:p>
          </table:table-cell>
          <table:table-cell office:value-type="float" office:value="3193731" calcext:value-type="float">
            <text:p>3193731</text:p>
          </table:table-cell>
          <table:table-cell office:value-type="float" office:value="1024" calcext:value-type="float">
            <text:p>1024</text:p>
          </table:table-cell>
          <table:table-cell office:value-type="float" office:value="328.7" calcext:value-type="float">
            <text:p>328.7</text:p>
          </table:table-cell>
          <table:table-cell table:style-name="ce3" table:formula="of:=[.F451]/[.F452]" office:value-type="percentage" office:value="0.215767362478666" calcext:value-type="percentage">
            <text:p>21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3017603" calcext:value-type="float">
            <text:p>3017603</text:p>
          </table:table-cell>
          <table:table-cell office:value-type="float" office:value="1024" calcext:value-type="float">
            <text:p>1024</text:p>
          </table:table-cell>
          <table:table-cell office:value-type="float" office:value="1523.4" calcext:value-type="float">
            <text:p>1523.4</text:p>
          </table:table-cell>
          <table:table-cell table:style-name="ce3" table:formula="of:=[.F452]/[.F453]" office:value-type="percentage" office:value="1.08203707649691" calcext:value-type="percentage">
            <text:p>108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678863" calcext:value-type="float">
            <text:p>2678863</text:p>
          </table:table-cell>
          <table:table-cell office:value-type="float" office:value="4096" calcext:value-type="float">
            <text:p>4096</text:p>
          </table:table-cell>
          <table:table-cell office:value-type="float" office:value="1407.9" calcext:value-type="float">
            <text:p>1407.9</text:p>
          </table:table-cell>
          <table:table-cell table:style-name="ce3" table:formula="of:=[.F453]/[.F454]" office:value-type="percentage" office:value="1.134305510796" calcext:value-type="percentage">
            <text:p>113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71095" calcext:value-type="float">
            <text:p>257109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1.2" calcext:value-type="float">
            <text:p>1241.2</text:p>
          </table:table-cell>
          <table:table-cell table:style-name="ce3" table:formula="of:=[.F454]/[.F455]" office:value-type="percentage" office:value="1.00040299830741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69436" calcext:value-type="float">
            <text:p>256943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40.7" calcext:value-type="float">
            <text:p>1240.7</text:p>
          </table:table-cell>
          <table:table-cell table:style-name="ce3" table:formula="of:=[.F455]/[.F456]" office:value-type="percentage" office:value="1.00088738302678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96914" calcext:value-type="float">
            <text:p>2596914</text:p>
          </table:table-cell>
          <table:table-cell office:value-type="float" office:value="16384" calcext:value-type="float">
            <text:p>16384</text:p>
          </table:table-cell>
          <table:table-cell office:value-type="float" office:value="1239.6" calcext:value-type="float">
            <text:p>1239.6</text:p>
          </table:table-cell>
          <table:table-cell table:style-name="ce3" table:formula="of:=[.F456]/[.F457]" office:value-type="percentage" office:value="1.00129240710824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69784" calcext:value-type="float">
            <text:p>25697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38" calcext:value-type="float">
            <text:p>1238</text:p>
          </table:table-cell>
          <table:table-cell table:style-name="ce3" table:formula="of:=[.F457]/[.F458]" office:value-type="percentage" office:value="1.02094672604321" calcext:value-type="percentage">
            <text:p>102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76128" calcext:value-type="float">
            <text:p>2576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212.6" calcext:value-type="float">
            <text:p>1212.6</text:p>
          </table:table-cell>
          <table:table-cell table:style-name="ce3" table:formula="of:=[.F458]/[.F459]" office:value-type="percentage" office:value="2.6320816149338" calcext:value-type="percentage">
            <text:p>263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678863" calcext:value-type="float">
            <text:p>2678863</text:p>
          </table:table-cell>
          <table:table-cell office:value-type="float" office:value="4096" calcext:value-type="float">
            <text:p>4096</text:p>
          </table:table-cell>
          <table:table-cell office:value-type="float" office:value="460.7" calcext:value-type="float">
            <text:p>460.7</text:p>
          </table:table-cell>
          <table:table-cell table:style-name="ce3" table:formula="of:=[.F459]/[.F460]" office:value-type="percentage" office:value="1.01030701754386" calcext:value-type="percentage">
            <text:p>101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96914" calcext:value-type="float">
            <text:p>2596914</text:p>
          </table:table-cell>
          <table:table-cell office:value-type="float" office:value="16384" calcext:value-type="float">
            <text:p>16384</text:p>
          </table:table-cell>
          <table:table-cell office:value-type="float" office:value="456" calcext:value-type="float">
            <text:p>456</text:p>
          </table:table-cell>
          <table:table-cell table:style-name="ce3" table:formula="of:=[.F460]/[.F461]" office:value-type="percentage" office:value="1.00087796312555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76128" calcext:value-type="float">
            <text:p>2576128</text:p>
          </table:table-cell>
          <table:table-cell office:value-type="float" office:value="65536" calcext:value-type="float">
            <text:p>65536</text:p>
          </table:table-cell>
          <table:table-cell office:value-type="float" office:value="455.6" calcext:value-type="float">
            <text:p>455.6</text:p>
          </table:table-cell>
          <table:table-cell table:style-name="ce3" table:formula="of:=[.F461]/[.F462]" office:value-type="percentage" office:value="1.00109865963525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3017603" calcext:value-type="float">
            <text:p>3017603</text:p>
          </table:table-cell>
          <table:table-cell office:value-type="float" office:value="1024" calcext:value-type="float">
            <text:p>1024</text:p>
          </table:table-cell>
          <table:table-cell office:value-type="float" office:value="455.1" calcext:value-type="float">
            <text:p>455.1</text:p>
          </table:table-cell>
          <table:table-cell table:style-name="ce3" table:formula="of:=[.F462]/[.F463]" office:value-type="percentage" office:value="1.00087970090169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69784" calcext:value-type="float">
            <text:p>25697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54.7" calcext:value-type="float">
            <text:p>454.7</text:p>
          </table:table-cell>
          <table:table-cell table:style-name="ce3" table:formula="of:=[.F463]/[.F464]" office:value-type="percentage" office:value="1.00066021126761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71095" calcext:value-type="float">
            <text:p>2571095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4.4" calcext:value-type="float">
            <text:p>454.4</text:p>
          </table:table-cell>
          <table:table-cell table:style-name="ce3" table:formula="of:=[.F464]/[.F465]" office:value-type="percentage" office:value="1.00242664901831" calcext:value-type="percentage">
            <text:p>100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69436" calcext:value-type="float">
            <text:p>256943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53.3" calcext:value-type="float">
            <text:p>453.3</text:p>
          </table:table-cell>
          <table:table-cell table:style-name="ce3" table:formula="of:=[.F465]/[.F466]" office:value-type="percentage" office:value="1.46984435797665" calcext:value-type="percentage">
            <text:p>146.9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3017603" calcext:value-type="float">
            <text:p>3017603</text:p>
          </table:table-cell>
          <table:table-cell office:value-type="float" office:value="1024" calcext:value-type="float">
            <text:p>1024</text:p>
          </table:table-cell>
          <table:table-cell office:value-type="float" office:value="308.4" calcext:value-type="float">
            <text:p>308.4</text:p>
          </table:table-cell>
          <table:table-cell table:style-name="ce3" table:formula="of:=[.F466]/[.F467]" office:value-type="percentage" office:value="1.04400812457684" calcext:value-type="percentage">
            <text:p>104.4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678863" calcext:value-type="float">
            <text:p>2678863</text:p>
          </table:table-cell>
          <table:table-cell office:value-type="float" office:value="4096" calcext:value-type="float">
            <text:p>4096</text:p>
          </table:table-cell>
          <table:table-cell office:value-type="float" office:value="295.4" calcext:value-type="float">
            <text:p>295.4</text:p>
          </table:table-cell>
          <table:table-cell table:style-name="ce3" table:formula="of:=[.F467]/[.F468]" office:value-type="percentage" office:value="1.00922446190639" calcext:value-type="percentage">
            <text:p>100.9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96914" calcext:value-type="float">
            <text:p>2596914</text:p>
          </table:table-cell>
          <table:table-cell office:value-type="float" office:value="16384" calcext:value-type="float">
            <text:p>16384</text:p>
          </table:table-cell>
          <table:table-cell office:value-type="float" office:value="292.7" calcext:value-type="float">
            <text:p>292.7</text:p>
          </table:table-cell>
          <table:table-cell table:style-name="ce3" table:formula="of:=[.F468]/[.F469]" office:value-type="percentage" office:value="1.0020540910647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76128" calcext:value-type="float">
            <text:p>2576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92.1" calcext:value-type="float">
            <text:p>292.1</text:p>
          </table:table-cell>
          <table:table-cell table:style-name="ce3" table:formula="of:=[.F469]/[.F470]" office:value-type="percentage" office:value="1.0017146776406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69784" calcext:value-type="float">
            <text:p>25697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1.6" calcext:value-type="float">
            <text:p>291.6</text:p>
          </table:table-cell>
          <table:table-cell table:style-name="ce3" table:formula="of:=[.F470]/[.F471]" office:value-type="percentage" office:value="1.0003430531732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69436" calcext:value-type="float">
            <text:p>256943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1.5" calcext:value-type="float">
            <text:p>291.5</text:p>
          </table:table-cell>
          <table:table-cell table:style-name="ce3" table:formula="of:=[.F471]/[.F472]" office:value-type="percentage" office:value="1.00034317089911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71095" calcext:value-type="float">
            <text:p>2571095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1.4" calcext:value-type="float">
            <text:p>291.4</text:p>
          </table:table-cell>
          <table:table-cell table:style-name="ce3" table:formula="of:=[.F472]/[.F473]" office:value-type="percentage" office:value="1.00275292498279" calcext:value-type="percentage">
            <text:p>100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3017603" calcext:value-type="float">
            <text:p>3017603</text:p>
          </table:table-cell>
          <table:table-cell office:value-type="float" office:value="1024" calcext:value-type="float">
            <text:p>1024</text:p>
          </table:table-cell>
          <table:table-cell office:value-type="float" office:value="290.6" calcext:value-type="float">
            <text:p>290.6</text:p>
          </table:table-cell>
          <table:table-cell table:style-name="ce3" table:formula="of:=[.F473]/[.F474]" office:value-type="percentage" office:value="1.02000702000702" calcext:value-type="percentage">
            <text:p>102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678863" calcext:value-type="float">
            <text:p>2678863</text:p>
          </table:table-cell>
          <table:table-cell office:value-type="float" office:value="4096" calcext:value-type="float">
            <text:p>4096</text:p>
          </table:table-cell>
          <table:table-cell office:value-type="float" office:value="284.9" calcext:value-type="float">
            <text:p>284.9</text:p>
          </table:table-cell>
          <table:table-cell table:style-name="ce3" table:formula="of:=[.F474]/[.F475]" office:value-type="percentage" office:value="1.00316901408451" calcext:value-type="percentage">
            <text:p>100.3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76128" calcext:value-type="float">
            <text:p>2576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84" calcext:value-type="float">
            <text:p>284</text:p>
          </table:table-cell>
          <table:table-cell table:style-name="ce3" table:formula="of:=[.F475]/[.F47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96914" calcext:value-type="float">
            <text:p>2596914</text:p>
          </table:table-cell>
          <table:table-cell office:value-type="float" office:value="16384" calcext:value-type="float">
            <text:p>16384</text:p>
          </table:table-cell>
          <table:table-cell office:value-type="float" office:value="284" calcext:value-type="float">
            <text:p>284</text:p>
          </table:table-cell>
          <table:table-cell table:style-name="ce3" table:formula="of:=[.F476]/[.F477]" office:value-type="percentage" office:value="1.00105745505816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69436" calcext:value-type="float">
            <text:p>256943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3.7" calcext:value-type="float">
            <text:p>283.7</text:p>
          </table:table-cell>
          <table:table-cell table:style-name="ce3" table:formula="of:=[.F477]/[.F478]" office:value-type="percentage" office:value="1.00070546737213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69784" calcext:value-type="float">
            <text:p>25697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3.5" calcext:value-type="float">
            <text:p>283.5</text:p>
          </table:table-cell>
          <table:table-cell table:style-name="ce3" table:formula="of:=[.F478]/[.F47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le.txt <text:s/></text:p>
          </table:table-cell>
          <table:table-cell office:value-type="float" office:value="4047392" calcext:value-type="float">
            <text:p>4047392</text:p>
          </table:table-cell>
          <table:table-cell office:value-type="float" office:value="2571095" calcext:value-type="float">
            <text:p>2571095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3.5" calcext:value-type="float">
            <text:p>283.5</text:p>
          </table:table-cell>
          <table:table-cell table:style-name="ce3" table:formula="of:=[.F479]/[.F480]" office:value-type="percentage" office:value="0.0339098607722119" calcext:value-type="percentage">
            <text:p>3.3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38" calcext:value-type="float">
            <text:p>3665738</text:p>
          </table:table-cell>
          <table:table-cell office:value-type="float" office:value="65536" calcext:value-type="float">
            <text:p>65536</text:p>
          </table:table-cell>
          <table:table-cell office:value-type="float" office:value="8360.4" calcext:value-type="float">
            <text:p>8360.4</text:p>
          </table:table-cell>
          <table:table-cell table:style-name="ce3" table:formula="of:=[.F480]/[.F481]" office:value-type="percentage" office:value="1.00785996720995" calcext:value-type="percentage">
            <text:p>100.7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2" calcext:value-type="float">
            <text:p>366572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295.2" calcext:value-type="float">
            <text:p>8295.2</text:p>
          </table:table-cell>
          <table:table-cell table:style-name="ce3" table:formula="of:=[.F481]/[.F482]" office:value-type="percentage" office:value="1.00679677638606" calcext:value-type="percentage">
            <text:p>100.6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4" calcext:value-type="float">
            <text:p>36657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39.2" calcext:value-type="float">
            <text:p>8239.2</text:p>
          </table:table-cell>
          <table:table-cell table:style-name="ce3" table:formula="of:=[.F482]/[.F483]" office:value-type="percentage" office:value="1.04067094427323" calcext:value-type="percentage">
            <text:p>104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68" calcext:value-type="float">
            <text:p>3665768</text:p>
          </table:table-cell>
          <table:table-cell office:value-type="float" office:value="16384" calcext:value-type="float">
            <text:p>16384</text:p>
          </table:table-cell>
          <table:table-cell office:value-type="float" office:value="7917.2" calcext:value-type="float">
            <text:p>7917.2</text:p>
          </table:table-cell>
          <table:table-cell table:style-name="ce3" table:formula="of:=[.F483]/[.F484]" office:value-type="percentage" office:value="1.0024690732745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0" calcext:value-type="float">
            <text:p>36657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897.7" calcext:value-type="float">
            <text:p>7897.7</text:p>
          </table:table-cell>
          <table:table-cell table:style-name="ce3" table:formula="of:=[.F484]/[.F485]" office:value-type="percentage" office:value="1.30921358000133" calcext:value-type="percentage">
            <text:p>130.9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800" calcext:value-type="float">
            <text:p>3665800</text:p>
          </table:table-cell>
          <table:table-cell office:value-type="float" office:value="4096" calcext:value-type="float">
            <text:p>4096</text:p>
          </table:table-cell>
          <table:table-cell office:value-type="float" office:value="6032.4" calcext:value-type="float">
            <text:p>6032.4</text:p>
          </table:table-cell>
          <table:table-cell table:style-name="ce3" table:formula="of:=[.F485]/[.F486]" office:value-type="percentage" office:value="1.04729166666667" calcext:value-type="percentage">
            <text:p>104.7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844" calcext:value-type="float">
            <text:p>3665844</text:p>
          </table:table-cell>
          <table:table-cell office:value-type="float" office:value="1024" calcext:value-type="float">
            <text:p>1024</text:p>
          </table:table-cell>
          <table:table-cell office:value-type="float" office:value="5760" calcext:value-type="float">
            <text:p>5760</text:p>
          </table:table-cell>
          <table:table-cell table:style-name="ce3" table:formula="of:=[.F486]/[.F487]" office:value-type="percentage" office:value="1.35427442866548" calcext:value-type="percentage">
            <text:p>135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0" calcext:value-type="float">
            <text:p>36657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253.2" calcext:value-type="float">
            <text:p>4253.2</text:p>
          </table:table-cell>
          <table:table-cell table:style-name="ce3" table:formula="of:=[.F487]/[.F488]" office:value-type="percentage" office:value="1.00122410546139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2" calcext:value-type="float">
            <text:p>366572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248" calcext:value-type="float">
            <text:p>4248</text:p>
          </table:table-cell>
          <table:table-cell table:style-name="ce3" table:formula="of:=[.F488]/[.F48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4" calcext:value-type="float">
            <text:p>36657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48" calcext:value-type="float">
            <text:p>4248</text:p>
          </table:table-cell>
          <table:table-cell table:style-name="ce3" table:formula="of:=[.F489]/[.F490]" office:value-type="percentage" office:value="1.00494428804618" calcext:value-type="percentage">
            <text:p>100.4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68" calcext:value-type="float">
            <text:p>3665768</text:p>
          </table:table-cell>
          <table:table-cell office:value-type="float" office:value="16384" calcext:value-type="float">
            <text:p>16384</text:p>
          </table:table-cell>
          <table:table-cell office:value-type="float" office:value="4227.1" calcext:value-type="float">
            <text:p>4227.1</text:p>
          </table:table-cell>
          <table:table-cell table:style-name="ce3" table:formula="of:=[.F490]/[.F491]" office:value-type="percentage" office:value="1.00061545745059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38" calcext:value-type="float">
            <text:p>3665738</text:p>
          </table:table-cell>
          <table:table-cell office:value-type="float" office:value="65536" calcext:value-type="float">
            <text:p>65536</text:p>
          </table:table-cell>
          <table:table-cell office:value-type="float" office:value="4224.5" calcext:value-type="float">
            <text:p>4224.5</text:p>
          </table:table-cell>
          <table:table-cell table:style-name="ce3" table:formula="of:=[.F491]/[.F492]" office:value-type="percentage" office:value="1.01028339112759" calcext:value-type="percentage">
            <text:p>101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800" calcext:value-type="float">
            <text:p>3665800</text:p>
          </table:table-cell>
          <table:table-cell office:value-type="float" office:value="4096" calcext:value-type="float">
            <text:p>4096</text:p>
          </table:table-cell>
          <table:table-cell office:value-type="float" office:value="4181.5" calcext:value-type="float">
            <text:p>4181.5</text:p>
          </table:table-cell>
          <table:table-cell table:style-name="ce3" table:formula="of:=[.F492]/[.F493]" office:value-type="percentage" office:value="1.03885617748627" calcext:value-type="percentage">
            <text:p>103.8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844" calcext:value-type="float">
            <text:p>3665844</text:p>
          </table:table-cell>
          <table:table-cell office:value-type="float" office:value="1024" calcext:value-type="float">
            <text:p>1024</text:p>
          </table:table-cell>
          <table:table-cell office:value-type="float" office:value="4025.1" calcext:value-type="float">
            <text:p>4025.1</text:p>
          </table:table-cell>
          <table:table-cell table:style-name="ce3" table:formula="of:=[.F493]/[.F494]" office:value-type="percentage" office:value="8.7731037489102" calcext:value-type="percentage">
            <text:p>877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38" calcext:value-type="float">
            <text:p>3665738</text:p>
          </table:table-cell>
          <table:table-cell office:value-type="float" office:value="65536" calcext:value-type="float">
            <text:p>65536</text:p>
          </table:table-cell>
          <table:table-cell office:value-type="float" office:value="458.8" calcext:value-type="float">
            <text:p>458.8</text:p>
          </table:table-cell>
          <table:table-cell table:style-name="ce3" table:formula="of:=[.F494]/[.F49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68" calcext:value-type="float">
            <text:p>3665768</text:p>
          </table:table-cell>
          <table:table-cell office:value-type="float" office:value="16384" calcext:value-type="float">
            <text:p>16384</text:p>
          </table:table-cell>
          <table:table-cell office:value-type="float" office:value="458.8" calcext:value-type="float">
            <text:p>458.8</text:p>
          </table:table-cell>
          <table:table-cell table:style-name="ce3" table:formula="of:=[.F495]/[.F496]" office:value-type="percentage" office:value="1.00043610989969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0" calcext:value-type="float">
            <text:p>36657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58.6" calcext:value-type="float">
            <text:p>458.6</text:p>
          </table:table-cell>
          <table:table-cell table:style-name="ce3" table:formula="of:=[.F496]/[.F497]" office:value-type="percentage" office:value="1.00021810250818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2" calcext:value-type="float">
            <text:p>366572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58.5" calcext:value-type="float">
            <text:p>458.5</text:p>
          </table:table-cell>
          <table:table-cell table:style-name="ce3" table:formula="of:=[.F497]/[.F498]" office:value-type="percentage" office:value="1.00043639537421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800" calcext:value-type="float">
            <text:p>3665800</text:p>
          </table:table-cell>
          <table:table-cell office:value-type="float" office:value="4096" calcext:value-type="float">
            <text:p>4096</text:p>
          </table:table-cell>
          <table:table-cell office:value-type="float" office:value="458.3" calcext:value-type="float">
            <text:p>458.3</text:p>
          </table:table-cell>
          <table:table-cell table:style-name="ce3" table:formula="of:=[.F498]/[.F499]" office:value-type="percentage" office:value="1.00043658589828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4" calcext:value-type="float">
            <text:p>36657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8.1" calcext:value-type="float">
            <text:p>458.1</text:p>
          </table:table-cell>
          <table:table-cell table:style-name="ce3" table:formula="of:=[.F499]/[.F500]" office:value-type="percentage" office:value="1.00043677658878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844" calcext:value-type="float">
            <text:p>3665844</text:p>
          </table:table-cell>
          <table:table-cell office:value-type="float" office:value="1024" calcext:value-type="float">
            <text:p>1024</text:p>
          </table:table-cell>
          <table:table-cell office:value-type="float" office:value="457.9" calcext:value-type="float">
            <text:p>457.9</text:p>
          </table:table-cell>
          <table:table-cell table:style-name="ce3" table:formula="of:=[.F500]/[.F501]" office:value-type="percentage" office:value="1.2829924348557" calcext:value-type="percentage">
            <text:p>128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38" calcext:value-type="float">
            <text:p>3665738</text:p>
          </table:table-cell>
          <table:table-cell office:value-type="float" office:value="65536" calcext:value-type="float">
            <text:p>65536</text:p>
          </table:table-cell>
          <table:table-cell office:value-type="float" office:value="356.9" calcext:value-type="float">
            <text:p>356.9</text:p>
          </table:table-cell>
          <table:table-cell table:style-name="ce3" table:formula="of:=[.F501]/[.F502]" office:value-type="percentage" office:value="1.00056069526213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0" calcext:value-type="float">
            <text:p>36657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6.7" calcext:value-type="float">
            <text:p>356.7</text:p>
          </table:table-cell>
          <table:table-cell table:style-name="ce3" table:formula="of:=[.F502]/[.F50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68" calcext:value-type="float">
            <text:p>3665768</text:p>
          </table:table-cell>
          <table:table-cell office:value-type="float" office:value="16384" calcext:value-type="float">
            <text:p>16384</text:p>
          </table:table-cell>
          <table:table-cell office:value-type="float" office:value="356.7" calcext:value-type="float">
            <text:p>356.7</text:p>
          </table:table-cell>
          <table:table-cell table:style-name="ce3" table:formula="of:=[.F503]/[.F504]" office:value-type="percentage" office:value="1.00084175084175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2" calcext:value-type="float">
            <text:p>366572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6.4" calcext:value-type="float">
            <text:p>356.4</text:p>
          </table:table-cell>
          <table:table-cell table:style-name="ce3" table:formula="of:=[.F504]/[.F505]" office:value-type="percentage" office:value="1.0002806623631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724" calcext:value-type="float">
            <text:p>36657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6.3" calcext:value-type="float">
            <text:p>356.3</text:p>
          </table:table-cell>
          <table:table-cell table:style-name="ce3" table:formula="of:=[.F505]/[.F50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800" calcext:value-type="float">
            <text:p>3665800</text:p>
          </table:table-cell>
          <table:table-cell office:value-type="float" office:value="4096" calcext:value-type="float">
            <text:p>4096</text:p>
          </table:table-cell>
          <table:table-cell office:value-type="float" office:value="356.3" calcext:value-type="float">
            <text:p>356.3</text:p>
          </table:table-cell>
          <table:table-cell table:style-name="ce3" table:formula="of:=[.F506]/[.F507]" office:value-type="percentage" office:value="1.00028074115665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arge.tar.gz <text:s/></text:p>
          </table:table-cell>
          <table:table-cell office:value-type="float" office:value="3258648" calcext:value-type="float">
            <text:p>3258648</text:p>
          </table:table-cell>
          <table:table-cell office:value-type="float" office:value="3665844" calcext:value-type="float">
            <text:p>3665844</text:p>
          </table:table-cell>
          <table:table-cell office:value-type="float" office:value="1024" calcext:value-type="float">
            <text:p>1024</text:p>
          </table:table-cell>
          <table:table-cell office:value-type="float" office:value="356.2" calcext:value-type="float">
            <text:p>356.2</text:p>
          </table:table-cell>
          <table:table-cell table:style-name="ce3" table:formula="of:=[.F507]/[.F508]" office:value-type="percentage" office:value="0.220025943541911" calcext:value-type="percentage">
            <text:p>22.0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2002542" calcext:value-type="float">
            <text:p>2002542</text:p>
          </table:table-cell>
          <table:table-cell office:value-type="float" office:value="1024" calcext:value-type="float">
            <text:p>1024</text:p>
          </table:table-cell>
          <table:table-cell office:value-type="float" office:value="1618.9" calcext:value-type="float">
            <text:p>1618.9</text:p>
          </table:table-cell>
          <table:table-cell table:style-name="ce3" table:formula="of:=[.F508]/[.F509]" office:value-type="percentage" office:value="1.06324707736766" calcext:value-type="percentage">
            <text:p>106.3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836455" calcext:value-type="float">
            <text:p>1836455</text:p>
          </table:table-cell>
          <table:table-cell office:value-type="float" office:value="4096" calcext:value-type="float">
            <text:p>4096</text:p>
          </table:table-cell>
          <table:table-cell office:value-type="float" office:value="1522.6" calcext:value-type="float">
            <text:p>1522.6</text:p>
          </table:table-cell>
          <table:table-cell table:style-name="ce3" table:formula="of:=[.F509]/[.F510]" office:value-type="percentage" office:value="1.01581159516979" calcext:value-type="percentage">
            <text:p>101.5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3264" calcext:value-type="float">
            <text:p>178326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98.9" calcext:value-type="float">
            <text:p>1498.9</text:p>
          </table:table-cell>
          <table:table-cell table:style-name="ce3" table:formula="of:=[.F510]/[.F511]" office:value-type="percentage" office:value="1.00267576426517" calcext:value-type="percentage">
            <text:p>100.2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3405" calcext:value-type="float">
            <text:p>178340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94.9" calcext:value-type="float">
            <text:p>1494.9</text:p>
          </table:table-cell>
          <table:table-cell table:style-name="ce3" table:formula="of:=[.F511]/[.F512]" office:value-type="percentage" office:value="1.00040152579803" calcext:value-type="percentage">
            <text:p>100.0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4025" calcext:value-type="float">
            <text:p>178402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4.3" calcext:value-type="float">
            <text:p>1494.3</text:p>
          </table:table-cell>
          <table:table-cell table:style-name="ce3" table:formula="of:=[.F512]/[.F513]" office:value-type="percentage" office:value="1.04350558659218" calcext:value-type="percentage">
            <text:p>104.3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6322" calcext:value-type="float">
            <text:p>1786322</text:p>
          </table:table-cell>
          <table:table-cell office:value-type="float" office:value="65536" calcext:value-type="float">
            <text:p>65536</text:p>
          </table:table-cell>
          <table:table-cell office:value-type="float" office:value="1432" calcext:value-type="float">
            <text:p>1432</text:p>
          </table:table-cell>
          <table:table-cell table:style-name="ce3" table:formula="of:=[.F513]/[.F514]" office:value-type="percentage" office:value="1.01187111362352" calcext:value-type="percentage">
            <text:p>101.1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96768" calcext:value-type="float">
            <text:p>1796768</text:p>
          </table:table-cell>
          <table:table-cell office:value-type="float" office:value="16384" calcext:value-type="float">
            <text:p>16384</text:p>
          </table:table-cell>
          <table:table-cell office:value-type="float" office:value="1415.2" calcext:value-type="float">
            <text:p>1415.2</text:p>
          </table:table-cell>
          <table:table-cell table:style-name="ce3" table:formula="of:=[.F514]/[.F515]" office:value-type="percentage" office:value="2.74369910818147" calcext:value-type="percentage">
            <text:p>274.3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2002542" calcext:value-type="float">
            <text:p>2002542</text:p>
          </table:table-cell>
          <table:table-cell office:value-type="float" office:value="1024" calcext:value-type="float">
            <text:p>1024</text:p>
          </table:table-cell>
          <table:table-cell office:value-type="float" office:value="515.8" calcext:value-type="float">
            <text:p>515.8</text:p>
          </table:table-cell>
          <table:table-cell table:style-name="ce3" table:formula="of:=[.F515]/[.F516]" office:value-type="percentage" office:value="1.09884959522795" calcext:value-type="percentage">
            <text:p>109.8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96768" calcext:value-type="float">
            <text:p>1796768</text:p>
          </table:table-cell>
          <table:table-cell office:value-type="float" office:value="16384" calcext:value-type="float">
            <text:p>16384</text:p>
          </table:table-cell>
          <table:table-cell office:value-type="float" office:value="469.4" calcext:value-type="float">
            <text:p>469.4</text:p>
          </table:table-cell>
          <table:table-cell table:style-name="ce3" table:formula="of:=[.F516]/[.F517]" office:value-type="percentage" office:value="1.00427899015832" calcext:value-type="percentage">
            <text:p>100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6322" calcext:value-type="float">
            <text:p>1786322</text:p>
          </table:table-cell>
          <table:table-cell office:value-type="float" office:value="65536" calcext:value-type="float">
            <text:p>65536</text:p>
          </table:table-cell>
          <table:table-cell office:value-type="float" office:value="467.4" calcext:value-type="float">
            <text:p>467.4</text:p>
          </table:table-cell>
          <table:table-cell table:style-name="ce3" table:formula="of:=[.F517]/[.F518]" office:value-type="percentage" office:value="1.00042808219178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4025" calcext:value-type="float">
            <text:p>1784025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7.2" calcext:value-type="float">
            <text:p>467.2</text:p>
          </table:table-cell>
          <table:table-cell table:style-name="ce3" table:formula="of:=[.F518]/[.F519]" office:value-type="percentage" office:value="1.00300558179476" calcext:value-type="percentage">
            <text:p>100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3264" calcext:value-type="float">
            <text:p>178326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65.8" calcext:value-type="float">
            <text:p>465.8</text:p>
          </table:table-cell>
          <table:table-cell table:style-name="ce3" table:formula="of:=[.F519]/[.F520]" office:value-type="percentage" office:value="1.00085947571981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3405" calcext:value-type="float">
            <text:p>178340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5.4" calcext:value-type="float">
            <text:p>465.4</text:p>
          </table:table-cell>
          <table:table-cell table:style-name="ce3" table:formula="of:=[.F520]/[.F521]" office:value-type="percentage" office:value="1.04303003137606" calcext:value-type="percentage">
            <text:p>104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836455" calcext:value-type="float">
            <text:p>1836455</text:p>
          </table:table-cell>
          <table:table-cell office:value-type="float" office:value="4096" calcext:value-type="float">
            <text:p>4096</text:p>
          </table:table-cell>
          <table:table-cell office:value-type="float" office:value="446.2" calcext:value-type="float">
            <text:p>446.2</text:p>
          </table:table-cell>
          <table:table-cell table:style-name="ce3" table:formula="of:=[.F521]/[.F522]" office:value-type="percentage" office:value="1.31661257007967" calcext:value-type="percentage">
            <text:p>131.6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2002542" calcext:value-type="float">
            <text:p>2002542</text:p>
          </table:table-cell>
          <table:table-cell office:value-type="float" office:value="1024" calcext:value-type="float">
            <text:p>1024</text:p>
          </table:table-cell>
          <table:table-cell office:value-type="float" office:value="338.9" calcext:value-type="float">
            <text:p>338.9</text:p>
          </table:table-cell>
          <table:table-cell table:style-name="ce3" table:formula="of:=[.F522]/[.F523]" office:value-type="percentage" office:value="1.05609224057339" calcext:value-type="percentage">
            <text:p>105.6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836455" calcext:value-type="float">
            <text:p>1836455</text:p>
          </table:table-cell>
          <table:table-cell office:value-type="float" office:value="4096" calcext:value-type="float">
            <text:p>4096</text:p>
          </table:table-cell>
          <table:table-cell office:value-type="float" office:value="320.9" calcext:value-type="float">
            <text:p>320.9</text:p>
          </table:table-cell>
          <table:table-cell table:style-name="ce3" table:formula="of:=[.F523]/[.F524]" office:value-type="percentage" office:value="1.01134572959344" calcext:value-type="percentage">
            <text:p>101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96768" calcext:value-type="float">
            <text:p>1796768</text:p>
          </table:table-cell>
          <table:table-cell office:value-type="float" office:value="16384" calcext:value-type="float">
            <text:p>16384</text:p>
          </table:table-cell>
          <table:table-cell office:value-type="float" office:value="317.3" calcext:value-type="float">
            <text:p>317.3</text:p>
          </table:table-cell>
          <table:table-cell table:style-name="ce3" table:formula="of:=[.F524]/[.F525]" office:value-type="percentage" office:value="1.00252764612954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3264" calcext:value-type="float">
            <text:p>178326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16.5" calcext:value-type="float">
            <text:p>316.5</text:p>
          </table:table-cell>
          <table:table-cell table:style-name="ce3" table:formula="of:=[.F525]/[.F526]" office:value-type="percentage" office:value="1.00094876660342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4025" calcext:value-type="float">
            <text:p>178402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6.2" calcext:value-type="float">
            <text:p>316.2</text:p>
          </table:table-cell>
          <table:table-cell table:style-name="ce3" table:formula="of:=[.F526]/[.F52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6322" calcext:value-type="float">
            <text:p>1786322</text:p>
          </table:table-cell>
          <table:table-cell office:value-type="float" office:value="65536" calcext:value-type="float">
            <text:p>65536</text:p>
          </table:table-cell>
          <table:table-cell office:value-type="float" office:value="316.2" calcext:value-type="float">
            <text:p>316.2</text:p>
          </table:table-cell>
          <table:table-cell table:style-name="ce3" table:formula="of:=[.F527]/[.F528]" office:value-type="percentage" office:value="1.0003163555836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3405" calcext:value-type="float">
            <text:p>178340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16.1" calcext:value-type="float">
            <text:p>316.1</text:p>
          </table:table-cell>
          <table:table-cell table:style-name="ce3" table:formula="of:=[.F528]/[.F529]" office:value-type="percentage" office:value="1.02165481577246" calcext:value-type="percentage">
            <text:p>102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2002542" calcext:value-type="float">
            <text:p>2002542</text:p>
          </table:table-cell>
          <table:table-cell office:value-type="float" office:value="1024" calcext:value-type="float">
            <text:p>1024</text:p>
          </table:table-cell>
          <table:table-cell office:value-type="float" office:value="309.4" calcext:value-type="float">
            <text:p>309.4</text:p>
          </table:table-cell>
          <table:table-cell table:style-name="ce3" table:formula="of:=[.F529]/[.F530]" office:value-type="percentage" office:value="1.02961730449251" calcext:value-type="percentage">
            <text:p>102.9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836455" calcext:value-type="float">
            <text:p>1836455</text:p>
          </table:table-cell>
          <table:table-cell office:value-type="float" office:value="4096" calcext:value-type="float">
            <text:p>4096</text:p>
          </table:table-cell>
          <table:table-cell office:value-type="float" office:value="300.5" calcext:value-type="float">
            <text:p>300.5</text:p>
          </table:table-cell>
          <table:table-cell table:style-name="ce3" table:formula="of:=[.F530]/[.F531]" office:value-type="percentage" office:value="1.00568942436412" calcext:value-type="percentage">
            <text:p>100.5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96768" calcext:value-type="float">
            <text:p>1796768</text:p>
          </table:table-cell>
          <table:table-cell office:value-type="float" office:value="16384" calcext:value-type="float">
            <text:p>16384</text:p>
          </table:table-cell>
          <table:table-cell office:value-type="float" office:value="298.8" calcext:value-type="float">
            <text:p>298.8</text:p>
          </table:table-cell>
          <table:table-cell table:style-name="ce3" table:formula="of:=[.F531]/[.F532]" office:value-type="percentage" office:value="1.0003347840642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3264" calcext:value-type="float">
            <text:p>178326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8.7" calcext:value-type="float">
            <text:p>298.7</text:p>
          </table:table-cell>
          <table:table-cell table:style-name="ce3" table:formula="of:=[.F532]/[.F533]" office:value-type="percentage" office:value="1.0013409319477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3405" calcext:value-type="float">
            <text:p>178340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8.3" calcext:value-type="float">
            <text:p>298.3</text:p>
          </table:table-cell>
          <table:table-cell table:style-name="ce3" table:formula="of:=[.F533]/[.F53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4025" calcext:value-type="float">
            <text:p>1784025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8.3" calcext:value-type="float">
            <text:p>298.3</text:p>
          </table:table-cell>
          <table:table-cell table:style-name="ce3" table:formula="of:=[.F534]/[.F53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world192.txt <text:s/></text:p>
          </table:table-cell>
          <table:table-cell office:value-type="float" office:value="2473400" calcext:value-type="float">
            <text:p>2473400</text:p>
          </table:table-cell>
          <table:table-cell office:value-type="float" office:value="1786322" calcext:value-type="float">
            <text:p>1786322</text:p>
          </table:table-cell>
          <table:table-cell office:value-type="float" office:value="65536" calcext:value-type="float">
            <text:p>65536</text:p>
          </table:table-cell>
          <table:table-cell office:value-type="float" office:value="298.3" calcext:value-type="float">
            <text:p>298.3</text:p>
          </table:table-cell>
          <table:table-cell table:style-name="ce3" table:formula="of:=[.F535]/[.F536]" office:value-type="percentage" office:value="0.0187402623511082" calcext:value-type="percentage">
            <text:p>1.8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0" calcext:value-type="float">
            <text:p>120308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917.6" calcext:value-type="float">
            <text:p>15917.6</text:p>
          </table:table-cell>
          <table:table-cell table:style-name="ce3" table:formula="of:=[.F536]/[.F537]" office:value-type="percentage" office:value="1.02126239878867" calcext:value-type="percentage">
            <text:p>102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103" calcext:value-type="float">
            <text:p>1203103</text:p>
          </table:table-cell>
          <table:table-cell office:value-type="float" office:value="16384" calcext:value-type="float">
            <text:p>16384</text:p>
          </table:table-cell>
          <table:table-cell office:value-type="float" office:value="15586.2" calcext:value-type="float">
            <text:p>15586.2</text:p>
          </table:table-cell>
          <table:table-cell table:style-name="ce3" table:formula="of:=[.F537]/[.F538]" office:value-type="percentage" office:value="1.00366404152151" calcext:value-type="percentage">
            <text:p>100.3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6" calcext:value-type="float">
            <text:p>1203086</text:p>
          </table:table-cell>
          <table:table-cell office:value-type="float" office:value="65536" calcext:value-type="float">
            <text:p>65536</text:p>
          </table:table-cell>
          <table:table-cell office:value-type="float" office:value="15529.3" calcext:value-type="float">
            <text:p>15529.3</text:p>
          </table:table-cell>
          <table:table-cell table:style-name="ce3" table:formula="of:=[.F538]/[.F539]" office:value-type="percentage" office:value="1.00005795832153" calcext:value-type="percentage">
            <text:p>100.0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0" calcext:value-type="float">
            <text:p>120308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528.4" calcext:value-type="float">
            <text:p>15528.4</text:p>
          </table:table-cell>
          <table:table-cell table:style-name="ce3" table:formula="of:=[.F539]/[.F540]" office:value-type="percentage" office:value="1.08058230807772" calcext:value-type="percentage">
            <text:p>108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2" calcext:value-type="float">
            <text:p>120308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370.4" calcext:value-type="float">
            <text:p>14370.4</text:p>
          </table:table-cell>
          <table:table-cell table:style-name="ce3" table:formula="of:=[.F540]/[.F541]" office:value-type="percentage" office:value="1.83335672275876" calcext:value-type="percentage">
            <text:p>183.3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168" calcext:value-type="float">
            <text:p>1203168</text:p>
          </table:table-cell>
          <table:table-cell office:value-type="float" office:value="4096" calcext:value-type="float">
            <text:p>4096</text:p>
          </table:table-cell>
          <table:table-cell office:value-type="float" office:value="7838.3" calcext:value-type="float">
            <text:p>7838.3</text:p>
          </table:table-cell>
          <table:table-cell table:style-name="ce3" table:formula="of:=[.F541]/[.F542]" office:value-type="percentage" office:value="1.2013825026056" calcext:value-type="percentage">
            <text:p>12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273" calcext:value-type="float">
            <text:p>1203273</text:p>
          </table:table-cell>
          <table:table-cell office:value-type="float" office:value="1024" calcext:value-type="float">
            <text:p>1024</text:p>
          </table:table-cell>
          <table:table-cell office:value-type="float" office:value="6524.4" calcext:value-type="float">
            <text:p>6524.4</text:p>
          </table:table-cell>
          <table:table-cell table:style-name="ce3" table:formula="of:=[.F542]/[.F543]" office:value-type="percentage" office:value="1.5" calcext:value-type="percentage">
            <text:p>15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0" calcext:value-type="float">
            <text:p>120308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349.6" calcext:value-type="float">
            <text:p>4349.6</text:p>
          </table:table-cell>
          <table:table-cell table:style-name="ce3" table:formula="of:=[.F543]/[.F544]" office:value-type="percentage" office:value="1.00207344606736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0" calcext:value-type="float">
            <text:p>120308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340.6" calcext:value-type="float">
            <text:p>4340.6</text:p>
          </table:table-cell>
          <table:table-cell table:style-name="ce3" table:formula="of:=[.F544]/[.F545]" office:value-type="percentage" office:value="1.00217029922423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6" calcext:value-type="float">
            <text:p>1203086</text:p>
          </table:table-cell>
          <table:table-cell office:value-type="float" office:value="65536" calcext:value-type="float">
            <text:p>65536</text:p>
          </table:table-cell>
          <table:table-cell office:value-type="float" office:value="4331.2" calcext:value-type="float">
            <text:p>4331.2</text:p>
          </table:table-cell>
          <table:table-cell table:style-name="ce3" table:formula="of:=[.F545]/[.F546]" office:value-type="percentage" office:value="1.00099378307795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2" calcext:value-type="float">
            <text:p>120308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26.9" calcext:value-type="float">
            <text:p>4326.9</text:p>
          </table:table-cell>
          <table:table-cell table:style-name="ce3" table:formula="of:=[.F546]/[.F547]" office:value-type="percentage" office:value="1.0043638727049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103" calcext:value-type="float">
            <text:p>1203103</text:p>
          </table:table-cell>
          <table:table-cell office:value-type="float" office:value="16384" calcext:value-type="float">
            <text:p>16384</text:p>
          </table:table-cell>
          <table:table-cell office:value-type="float" office:value="4308.1" calcext:value-type="float">
            <text:p>4308.1</text:p>
          </table:table-cell>
          <table:table-cell table:style-name="ce3" table:formula="of:=[.F547]/[.F548]" office:value-type="percentage" office:value="1.00811999812795" calcext:value-type="percentage">
            <text:p>100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168" calcext:value-type="float">
            <text:p>1203168</text:p>
          </table:table-cell>
          <table:table-cell office:value-type="float" office:value="4096" calcext:value-type="float">
            <text:p>4096</text:p>
          </table:table-cell>
          <table:table-cell office:value-type="float" office:value="4273.4" calcext:value-type="float">
            <text:p>4273.4</text:p>
          </table:table-cell>
          <table:table-cell table:style-name="ce3" table:formula="of:=[.F548]/[.F549]" office:value-type="percentage" office:value="1.04665801268706" calcext:value-type="percentage">
            <text:p>104.6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273" calcext:value-type="float">
            <text:p>1203273</text:p>
          </table:table-cell>
          <table:table-cell office:value-type="float" office:value="1024" calcext:value-type="float">
            <text:p>1024</text:p>
          </table:table-cell>
          <table:table-cell office:value-type="float" office:value="4082.9" calcext:value-type="float">
            <text:p>4082.9</text:p>
          </table:table-cell>
          <table:table-cell table:style-name="ce3" table:formula="of:=[.F549]/[.F550]" office:value-type="percentage" office:value="8.87201216862234" calcext:value-type="percentage">
            <text:p>887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0" calcext:value-type="float">
            <text:p>120308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0.2" calcext:value-type="float">
            <text:p>460.2</text:p>
          </table:table-cell>
          <table:table-cell table:style-name="ce3" table:formula="of:=[.F550]/[.F55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0" calcext:value-type="float">
            <text:p>120308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60.2" calcext:value-type="float">
            <text:p>460.2</text:p>
          </table:table-cell>
          <table:table-cell table:style-name="ce3" table:formula="of:=[.F551]/[.F55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2" calcext:value-type="float">
            <text:p>120308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.2" calcext:value-type="float">
            <text:p>460.2</text:p>
          </table:table-cell>
          <table:table-cell table:style-name="ce3" table:formula="of:=[.F552]/[.F55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6" calcext:value-type="float">
            <text:p>1203086</text:p>
          </table:table-cell>
          <table:table-cell office:value-type="float" office:value="65536" calcext:value-type="float">
            <text:p>65536</text:p>
          </table:table-cell>
          <table:table-cell office:value-type="float" office:value="460.2" calcext:value-type="float">
            <text:p>460.2</text:p>
          </table:table-cell>
          <table:table-cell table:style-name="ce3" table:formula="of:=[.F553]/[.F554]" office:value-type="percentage" office:value="1.0004347826087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103" calcext:value-type="float">
            <text:p>1203103</text:p>
          </table:table-cell>
          <table:table-cell office:value-type="float" office:value="16384" calcext:value-type="float">
            <text:p>16384</text:p>
          </table:table-cell>
          <table:table-cell office:value-type="float" office:value="460" calcext:value-type="float">
            <text:p>460</text:p>
          </table:table-cell>
          <table:table-cell table:style-name="ce3" table:formula="of:=[.F554]/[.F555]" office:value-type="percentage" office:value="1.00043497172684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168" calcext:value-type="float">
            <text:p>1203168</text:p>
          </table:table-cell>
          <table:table-cell office:value-type="float" office:value="4096" calcext:value-type="float">
            <text:p>4096</text:p>
          </table:table-cell>
          <table:table-cell office:value-type="float" office:value="459.8" calcext:value-type="float">
            <text:p>459.8</text:p>
          </table:table-cell>
          <table:table-cell table:style-name="ce3" table:formula="of:=[.F555]/[.F556]" office:value-type="percentage" office:value="1.00217959895379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273" calcext:value-type="float">
            <text:p>1203273</text:p>
          </table:table-cell>
          <table:table-cell office:value-type="float" office:value="1024" calcext:value-type="float">
            <text:p>1024</text:p>
          </table:table-cell>
          <table:table-cell office:value-type="float" office:value="458.8" calcext:value-type="float">
            <text:p>458.8</text:p>
          </table:table-cell>
          <table:table-cell table:style-name="ce3" table:formula="of:=[.F556]/[.F557]" office:value-type="percentage" office:value="1.2819223246717" calcext:value-type="percentage">
            <text:p>128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6" calcext:value-type="float">
            <text:p>1203086</text:p>
          </table:table-cell>
          <table:table-cell office:value-type="float" office:value="65536" calcext:value-type="float">
            <text:p>65536</text:p>
          </table:table-cell>
          <table:table-cell office:value-type="float" office:value="357.9" calcext:value-type="float">
            <text:p>357.9</text:p>
          </table:table-cell>
          <table:table-cell table:style-name="ce3" table:formula="of:=[.F557]/[.F558]" office:value-type="percentage" office:value="1.00027948574623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0" calcext:value-type="float">
            <text:p>120308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7.8" calcext:value-type="float">
            <text:p>357.8</text:p>
          </table:table-cell>
          <table:table-cell table:style-name="ce3" table:formula="of:=[.F558]/[.F55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0" calcext:value-type="float">
            <text:p>120308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7.8" calcext:value-type="float">
            <text:p>357.8</text:p>
          </table:table-cell>
          <table:table-cell table:style-name="ce3" table:formula="of:=[.F559]/[.F56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082" calcext:value-type="float">
            <text:p>120308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7.8" calcext:value-type="float">
            <text:p>357.8</text:p>
          </table:table-cell>
          <table:table-cell table:style-name="ce3" table:formula="of:=[.F560]/[.F561]" office:value-type="percentage" office:value="1.00055928411633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103" calcext:value-type="float">
            <text:p>1203103</text:p>
          </table:table-cell>
          <table:table-cell office:value-type="float" office:value="16384" calcext:value-type="float">
            <text:p>16384</text:p>
          </table:table-cell>
          <table:table-cell office:value-type="float" office:value="357.6" calcext:value-type="float">
            <text:p>357.6</text:p>
          </table:table-cell>
          <table:table-cell table:style-name="ce3" table:formula="of:=[.F561]/[.F562]" office:value-type="percentage" office:value="1.00027972027972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168" calcext:value-type="float">
            <text:p>1203168</text:p>
          </table:table-cell>
          <table:table-cell office:value-type="float" office:value="4096" calcext:value-type="float">
            <text:p>4096</text:p>
          </table:table-cell>
          <table:table-cell office:value-type="float" office:value="357.5" calcext:value-type="float">
            <text:p>357.5</text:p>
          </table:table-cell>
          <table:table-cell table:style-name="ce3" table:formula="of:=[.F562]/[.F563]" office:value-type="percentage" office:value="1.00140056022409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lgary.tar.gz <text:s/></text:p>
          </table:table-cell>
          <table:table-cell office:value-type="float" office:value="1070276" calcext:value-type="float">
            <text:p>1070276</text:p>
          </table:table-cell>
          <table:table-cell office:value-type="float" office:value="1203273" calcext:value-type="float">
            <text:p>1203273</text:p>
          </table:table-cell>
          <table:table-cell office:value-type="float" office:value="1024" calcext:value-type="float">
            <text:p>1024</text:p>
          </table:table-cell>
          <table:table-cell office:value-type="float" office:value="357" calcext:value-type="float">
            <text:p>357</text:p>
          </table:table-cell>
          <table:table-cell table:style-name="ce3" table:formula="of:=[.F563]/[.F564]" office:value-type="percentage" office:value="0.188988883006882" calcext:value-type="percentage">
            <text:p>18.9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396" calcext:value-type="float">
            <text:p>3473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889" calcext:value-type="float">
            <text:p>1889</text:p>
          </table:table-cell>
          <table:table-cell table:style-name="ce3" table:formula="of:=[.F564]/[.F565]" office:value-type="percentage" office:value="1.00175001325768" calcext:value-type="percentage">
            <text:p>100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397" calcext:value-type="float">
            <text:p>34739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885.7" calcext:value-type="float">
            <text:p>1885.7</text:p>
          </table:table-cell>
          <table:table-cell table:style-name="ce3" table:formula="of:=[.F565]/[.F566]" office:value-type="percentage" office:value="1.01869158878505" calcext:value-type="percentage">
            <text:p>101.8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566" calcext:value-type="float">
            <text:p>34756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51.1" calcext:value-type="float">
            <text:p>1851.1</text:p>
          </table:table-cell>
          <table:table-cell table:style-name="ce3" table:formula="of:=[.F566]/[.F567]" office:value-type="percentage" office:value="1.02298977618127" calcext:value-type="percentage">
            <text:p>102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8319" calcext:value-type="float">
            <text:p>348319</text:p>
          </table:table-cell>
          <table:table-cell office:value-type="float" office:value="65536" calcext:value-type="float">
            <text:p>65536</text:p>
          </table:table-cell>
          <table:table-cell office:value-type="float" office:value="1809.5" calcext:value-type="float">
            <text:p>1809.5</text:p>
          </table:table-cell>
          <table:table-cell table:style-name="ce3" table:formula="of:=[.F567]/[.F568]" office:value-type="percentage" office:value="1.08307894894356" calcext:value-type="percentage">
            <text:p>108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51193" calcext:value-type="float">
            <text:p>351193</text:p>
          </table:table-cell>
          <table:table-cell office:value-type="float" office:value="16384" calcext:value-type="float">
            <text:p>16384</text:p>
          </table:table-cell>
          <table:table-cell office:value-type="float" office:value="1670.7" calcext:value-type="float">
            <text:p>1670.7</text:p>
          </table:table-cell>
          <table:table-cell table:style-name="ce3" table:formula="of:=[.F568]/[.F569]" office:value-type="percentage" office:value="1.18666098444492" calcext:value-type="percentage">
            <text:p>118.6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62384" calcext:value-type="float">
            <text:p>362384</text:p>
          </table:table-cell>
          <table:table-cell office:value-type="float" office:value="4096" calcext:value-type="float">
            <text:p>4096</text:p>
          </table:table-cell>
          <table:table-cell office:value-type="float" office:value="1407.9" calcext:value-type="float">
            <text:p>1407.9</text:p>
          </table:table-cell>
          <table:table-cell table:style-name="ce3" table:formula="of:=[.F569]/[.F570]" office:value-type="percentage" office:value="1.11552174946518" calcext:value-type="percentage">
            <text:p>111.5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407490" calcext:value-type="float">
            <text:p>407490</text:p>
          </table:table-cell>
          <table:table-cell office:value-type="float" office:value="1024" calcext:value-type="float">
            <text:p>1024</text:p>
          </table:table-cell>
          <table:table-cell office:value-type="float" office:value="1262.1" calcext:value-type="float">
            <text:p>1262.1</text:p>
          </table:table-cell>
          <table:table-cell table:style-name="ce3" table:formula="of:=[.F570]/[.F571]" office:value-type="percentage" office:value="1.20017116774439" calcext:value-type="percentage">
            <text:p>12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397" calcext:value-type="float">
            <text:p>34739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51.6" calcext:value-type="float">
            <text:p>1051.6</text:p>
          </table:table-cell>
          <table:table-cell table:style-name="ce3" table:formula="of:=[.F571]/[.F57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8319" calcext:value-type="float">
            <text:p>348319</text:p>
          </table:table-cell>
          <table:table-cell office:value-type="float" office:value="65536" calcext:value-type="float">
            <text:p>65536</text:p>
          </table:table-cell>
          <table:table-cell office:value-type="float" office:value="1051.6" calcext:value-type="float">
            <text:p>1051.6</text:p>
          </table:table-cell>
          <table:table-cell table:style-name="ce3" table:formula="of:=[.F572]/[.F573]" office:value-type="percentage" office:value="1.00038051750381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396" calcext:value-type="float">
            <text:p>3473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51.2" calcext:value-type="float">
            <text:p>1051.2</text:p>
          </table:table-cell>
          <table:table-cell table:style-name="ce3" table:formula="of:=[.F573]/[.F574]" office:value-type="percentage" office:value="1.00038066235249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566" calcext:value-type="float">
            <text:p>34756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0.8" calcext:value-type="float">
            <text:p>1050.8</text:p>
          </table:table-cell>
          <table:table-cell table:style-name="ce3" table:formula="of:=[.F574]/[.F575]" office:value-type="percentage" office:value="1.00276743964119" calcext:value-type="percentage">
            <text:p>100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51193" calcext:value-type="float">
            <text:p>351193</text:p>
          </table:table-cell>
          <table:table-cell office:value-type="float" office:value="16384" calcext:value-type="float">
            <text:p>16384</text:p>
          </table:table-cell>
          <table:table-cell office:value-type="float" office:value="1047.9" calcext:value-type="float">
            <text:p>1047.9</text:p>
          </table:table-cell>
          <table:table-cell table:style-name="ce3" table:formula="of:=[.F575]/[.F576]" office:value-type="percentage" office:value="1.00517985611511" calcext:value-type="percentage">
            <text:p>100.5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407490" calcext:value-type="float">
            <text:p>407490</text:p>
          </table:table-cell>
          <table:table-cell office:value-type="float" office:value="1024" calcext:value-type="float">
            <text:p>1024</text:p>
          </table:table-cell>
          <table:table-cell office:value-type="float" office:value="1042.5" calcext:value-type="float">
            <text:p>1042.5</text:p>
          </table:table-cell>
          <table:table-cell table:style-name="ce3" table:formula="of:=[.F576]/[.F577]" office:value-type="percentage" office:value="1.00076797542479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62384" calcext:value-type="float">
            <text:p>362384</text:p>
          </table:table-cell>
          <table:table-cell office:value-type="float" office:value="4096" calcext:value-type="float">
            <text:p>4096</text:p>
          </table:table-cell>
          <table:table-cell office:value-type="float" office:value="1041.7" calcext:value-type="float">
            <text:p>1041.7</text:p>
          </table:table-cell>
          <table:table-cell table:style-name="ce3" table:formula="of:=[.F577]/[.F578]" office:value-type="percentage" office:value="1.73529901715809" calcext:value-type="percentage">
            <text:p>173.5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397" calcext:value-type="float">
            <text:p>34739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00.3" calcext:value-type="float">
            <text:p>600.3</text:p>
          </table:table-cell>
          <table:table-cell table:style-name="ce3" table:formula="of:=[.F578]/[.F57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566" calcext:value-type="float">
            <text:p>34756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0.3" calcext:value-type="float">
            <text:p>600.3</text:p>
          </table:table-cell>
          <table:table-cell table:style-name="ce3" table:formula="of:=[.F579]/[.F580]" office:value-type="percentage" office:value="1.0006667777963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396" calcext:value-type="float">
            <text:p>3473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99.9" calcext:value-type="float">
            <text:p>599.9</text:p>
          </table:table-cell>
          <table:table-cell table:style-name="ce3" table:formula="of:=[.F580]/[.F58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8319" calcext:value-type="float">
            <text:p>348319</text:p>
          </table:table-cell>
          <table:table-cell office:value-type="float" office:value="65536" calcext:value-type="float">
            <text:p>65536</text:p>
          </table:table-cell>
          <table:table-cell office:value-type="float" office:value="599.9" calcext:value-type="float">
            <text:p>599.9</text:p>
          </table:table-cell>
          <table:table-cell table:style-name="ce3" table:formula="of:=[.F581]/[.F582]" office:value-type="percentage" office:value="1.00368077630919" calcext:value-type="percentage">
            <text:p>100.3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51193" calcext:value-type="float">
            <text:p>351193</text:p>
          </table:table-cell>
          <table:table-cell office:value-type="float" office:value="16384" calcext:value-type="float">
            <text:p>16384</text:p>
          </table:table-cell>
          <table:table-cell office:value-type="float" office:value="597.7" calcext:value-type="float">
            <text:p>597.7</text:p>
          </table:table-cell>
          <table:table-cell table:style-name="ce3" table:formula="of:=[.F582]/[.F583]" office:value-type="percentage" office:value="1.01270755676042" calcext:value-type="percentage">
            <text:p>101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62384" calcext:value-type="float">
            <text:p>362384</text:p>
          </table:table-cell>
          <table:table-cell office:value-type="float" office:value="4096" calcext:value-type="float">
            <text:p>4096</text:p>
          </table:table-cell>
          <table:table-cell office:value-type="float" office:value="590.2" calcext:value-type="float">
            <text:p>590.2</text:p>
          </table:table-cell>
          <table:table-cell table:style-name="ce3" table:formula="of:=[.F583]/[.F584]" office:value-type="percentage" office:value="1.01113585746102" calcext:value-type="percentage">
            <text:p>101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396" calcext:value-type="float">
            <text:p>3473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.7" calcext:value-type="float">
            <text:p>583.7</text:p>
          </table:table-cell>
          <table:table-cell table:style-name="ce3" table:formula="of:=[.F584]/[.F58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397" calcext:value-type="float">
            <text:p>34739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83.7" calcext:value-type="float">
            <text:p>583.7</text:p>
          </table:table-cell>
          <table:table-cell table:style-name="ce3" table:formula="of:=[.F585]/[.F58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7566" calcext:value-type="float">
            <text:p>34756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3.7" calcext:value-type="float">
            <text:p>583.7</text:p>
          </table:table-cell>
          <table:table-cell table:style-name="ce3" table:formula="of:=[.F586]/[.F587]" office:value-type="percentage" office:value="1.00154426904599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48319" calcext:value-type="float">
            <text:p>348319</text:p>
          </table:table-cell>
          <table:table-cell office:value-type="float" office:value="65536" calcext:value-type="float">
            <text:p>65536</text:p>
          </table:table-cell>
          <table:table-cell office:value-type="float" office:value="582.8" calcext:value-type="float">
            <text:p>582.8</text:p>
          </table:table-cell>
          <table:table-cell table:style-name="ce3" table:formula="of:=[.F587]/[.F588]" office:value-type="percentage" office:value="1.00465436993622" calcext:value-type="percentage">
            <text:p>100.4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51193" calcext:value-type="float">
            <text:p>351193</text:p>
          </table:table-cell>
          <table:table-cell office:value-type="float" office:value="16384" calcext:value-type="float">
            <text:p>16384</text:p>
          </table:table-cell>
          <table:table-cell office:value-type="float" office:value="580.1" calcext:value-type="float">
            <text:p>580.1</text:p>
          </table:table-cell>
          <table:table-cell table:style-name="ce3" table:formula="of:=[.F588]/[.F589]" office:value-type="percentage" office:value="1.01575906146034" calcext:value-type="percentage">
            <text:p>101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407490" calcext:value-type="float">
            <text:p>407490</text:p>
          </table:table-cell>
          <table:table-cell office:value-type="float" office:value="1024" calcext:value-type="float">
            <text:p>1024</text:p>
          </table:table-cell>
          <table:table-cell office:value-type="float" office:value="571.1" calcext:value-type="float">
            <text:p>571.1</text:p>
          </table:table-cell>
          <table:table-cell table:style-name="ce3" table:formula="of:=[.F589]/[.F590]" office:value-type="percentage" office:value="1.00070089363939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362384" calcext:value-type="float">
            <text:p>362384</text:p>
          </table:table-cell>
          <table:table-cell office:value-type="float" office:value="4096" calcext:value-type="float">
            <text:p>4096</text:p>
          </table:table-cell>
          <table:table-cell office:value-type="float" office:value="570.7" calcext:value-type="float">
            <text:p>570.7</text:p>
          </table:table-cell>
          <table:table-cell table:style-name="ce3" table:formula="of:=[.F590]/[.F591]" office:value-type="percentage" office:value="1.05275779376499" calcext:value-type="percentage">
            <text:p>105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kennedy.xls <text:s/></text:p>
          </table:table-cell>
          <table:table-cell office:value-type="float" office:value="1029744" calcext:value-type="float">
            <text:p>1029744</text:p>
          </table:table-cell>
          <table:table-cell office:value-type="float" office:value="407490" calcext:value-type="float">
            <text:p>407490</text:p>
          </table:table-cell>
          <table:table-cell office:value-type="float" office:value="1024" calcext:value-type="float">
            <text:p>1024</text:p>
          </table:table-cell>
          <table:table-cell office:value-type="float" office:value="542.1" calcext:value-type="float">
            <text:p>542.1</text:p>
          </table:table-cell>
          <table:table-cell table:style-name="ce3" table:formula="of:=[.F591]/[.F592]" office:value-type="percentage" office:value="0.217675875361388" calcext:value-type="percentage">
            <text:p>21.7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6233" calcext:value-type="float">
            <text:p>966233</text:p>
          </table:table-cell>
          <table:table-cell office:value-type="float" office:value="1024" calcext:value-type="float">
            <text:p>1024</text:p>
          </table:table-cell>
          <table:table-cell office:value-type="float" office:value="2490.4" calcext:value-type="float">
            <text:p>2490.4</text:p>
          </table:table-cell>
          <table:table-cell table:style-name="ce3" table:formula="of:=[.F592]/[.F593]" office:value-type="percentage" office:value="1.72704576976422" calcext:value-type="percentage">
            <text:p>172.7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420" calcext:value-type="float">
            <text:p>919420</text:p>
          </table:table-cell>
          <table:table-cell office:value-type="float" office:value="4096" calcext:value-type="float">
            <text:p>4096</text:p>
          </table:table-cell>
          <table:table-cell office:value-type="float" office:value="1442" calcext:value-type="float">
            <text:p>1442</text:p>
          </table:table-cell>
          <table:table-cell table:style-name="ce3" table:formula="of:=[.F593]/[.F594]" office:value-type="percentage" office:value="1.34114583333333" calcext:value-type="percentage">
            <text:p>134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8166" calcext:value-type="float">
            <text:p>908166</text:p>
          </table:table-cell>
          <table:table-cell office:value-type="float" office:value="16384" calcext:value-type="float">
            <text:p>16384</text:p>
          </table:table-cell>
          <table:table-cell office:value-type="float" office:value="1075.2" calcext:value-type="float">
            <text:p>1075.2</text:p>
          </table:table-cell>
          <table:table-cell table:style-name="ce3" table:formula="of:=[.F594]/[.F595]" office:value-type="percentage" office:value="1.0386398763524" calcext:value-type="percentage">
            <text:p>103.8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456" calcext:value-type="float">
            <text:p>90445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35.2" calcext:value-type="float">
            <text:p>1035.2</text:p>
          </table:table-cell>
          <table:table-cell table:style-name="ce3" table:formula="of:=[.F595]/[.F596]" office:value-type="percentage" office:value="1.00077339520495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456" calcext:value-type="float">
            <text:p>90445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34.4" calcext:value-type="float">
            <text:p>1034.4</text:p>
          </table:table-cell>
          <table:table-cell table:style-name="ce3" table:formula="of:=[.F596]/[.F597]" office:value-type="percentage" office:value="1.00583430571762" calcext:value-type="percentage">
            <text:p>100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654" calcext:value-type="float">
            <text:p>9046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8.4" calcext:value-type="float">
            <text:p>1028.4</text:p>
          </table:table-cell>
          <table:table-cell table:style-name="ce3" table:formula="of:=[.F597]/[.F598]" office:value-type="percentage" office:value="1.10818965517241" calcext:value-type="percentage">
            <text:p>110.8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5430" calcext:value-type="float">
            <text:p>905430</text:p>
          </table:table-cell>
          <table:table-cell office:value-type="float" office:value="65536" calcext:value-type="float">
            <text:p>65536</text:p>
          </table:table-cell>
          <table:table-cell office:value-type="float" office:value="928" calcext:value-type="float">
            <text:p>928</text:p>
          </table:table-cell>
          <table:table-cell table:style-name="ce3" table:formula="of:=[.F598]/[.F599]" office:value-type="percentage" office:value="2.10240144993203" calcext:value-type="percentage">
            <text:p>210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6233" calcext:value-type="float">
            <text:p>966233</text:p>
          </table:table-cell>
          <table:table-cell office:value-type="float" office:value="1024" calcext:value-type="float">
            <text:p>1024</text:p>
          </table:table-cell>
          <table:table-cell office:value-type="float" office:value="441.4" calcext:value-type="float">
            <text:p>441.4</text:p>
          </table:table-cell>
          <table:table-cell table:style-name="ce3" table:formula="of:=[.F599]/[.F600]" office:value-type="percentage" office:value="1.13939081053175" calcext:value-type="percentage">
            <text:p>113.9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420" calcext:value-type="float">
            <text:p>919420</text:p>
          </table:table-cell>
          <table:table-cell office:value-type="float" office:value="4096" calcext:value-type="float">
            <text:p>4096</text:p>
          </table:table-cell>
          <table:table-cell office:value-type="float" office:value="387.4" calcext:value-type="float">
            <text:p>387.4</text:p>
          </table:table-cell>
          <table:table-cell table:style-name="ce3" table:formula="of:=[.F600]/[.F601]" office:value-type="percentage" office:value="1.02813163481953" calcext:value-type="percentage">
            <text:p>102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8166" calcext:value-type="float">
            <text:p>908166</text:p>
          </table:table-cell>
          <table:table-cell office:value-type="float" office:value="16384" calcext:value-type="float">
            <text:p>16384</text:p>
          </table:table-cell>
          <table:table-cell office:value-type="float" office:value="376.8" calcext:value-type="float">
            <text:p>376.8</text:p>
          </table:table-cell>
          <table:table-cell table:style-name="ce3" table:formula="of:=[.F601]/[.F602]" office:value-type="percentage" office:value="1.00721732157177" calcext:value-type="percentage">
            <text:p>100.7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5430" calcext:value-type="float">
            <text:p>905430</text:p>
          </table:table-cell>
          <table:table-cell office:value-type="float" office:value="65536" calcext:value-type="float">
            <text:p>65536</text:p>
          </table:table-cell>
          <table:table-cell office:value-type="float" office:value="374.1" calcext:value-type="float">
            <text:p>374.1</text:p>
          </table:table-cell>
          <table:table-cell table:style-name="ce3" table:formula="of:=[.F602]/[.F603]" office:value-type="percentage" office:value="1.001070377308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456" calcext:value-type="float">
            <text:p>90445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3.7" calcext:value-type="float">
            <text:p>373.7</text:p>
          </table:table-cell>
          <table:table-cell table:style-name="ce3" table:formula="of:=[.F603]/[.F604]" office:value-type="percentage" office:value="1.00026766595289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456" calcext:value-type="float">
            <text:p>90445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73.6" calcext:value-type="float">
            <text:p>373.6</text:p>
          </table:table-cell>
          <table:table-cell table:style-name="ce3" table:formula="of:=[.F604]/[.F605]" office:value-type="percentage" office:value="1.00080364318243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654" calcext:value-type="float">
            <text:p>9046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73.3" calcext:value-type="float">
            <text:p>373.3</text:p>
          </table:table-cell>
          <table:table-cell table:style-name="ce3" table:formula="of:=[.F605]/[.F606]" office:value-type="percentage" office:value="1.04390380313199" calcext:value-type="percentage">
            <text:p>104.3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6233" calcext:value-type="float">
            <text:p>966233</text:p>
          </table:table-cell>
          <table:table-cell office:value-type="float" office:value="1024" calcext:value-type="float">
            <text:p>1024</text:p>
          </table:table-cell>
          <table:table-cell office:value-type="float" office:value="357.6" calcext:value-type="float">
            <text:p>357.6</text:p>
          </table:table-cell>
          <table:table-cell table:style-name="ce3" table:formula="of:=[.F606]/[.F607]" office:value-type="percentage" office:value="1.06937799043062" calcext:value-type="percentage">
            <text:p>106.9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420" calcext:value-type="float">
            <text:p>919420</text:p>
          </table:table-cell>
          <table:table-cell office:value-type="float" office:value="4096" calcext:value-type="float">
            <text:p>4096</text:p>
          </table:table-cell>
          <table:table-cell office:value-type="float" office:value="334.4" calcext:value-type="float">
            <text:p>334.4</text:p>
          </table:table-cell>
          <table:table-cell table:style-name="ce3" table:formula="of:=[.F607]/[.F608]" office:value-type="percentage" office:value="1.01333333333333" calcext:value-type="percentage">
            <text:p>101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8166" calcext:value-type="float">
            <text:p>908166</text:p>
          </table:table-cell>
          <table:table-cell office:value-type="float" office:value="16384" calcext:value-type="float">
            <text:p>16384</text:p>
          </table:table-cell>
          <table:table-cell office:value-type="float" office:value="330" calcext:value-type="float">
            <text:p>330</text:p>
          </table:table-cell>
          <table:table-cell table:style-name="ce3" table:formula="of:=[.F608]/[.F609]" office:value-type="percentage" office:value="1.00456621004566" calcext:value-type="percentage">
            <text:p>100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456" calcext:value-type="float">
            <text:p>90445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8.5" calcext:value-type="float">
            <text:p>328.5</text:p>
          </table:table-cell>
          <table:table-cell table:style-name="ce3" table:formula="of:=[.F609]/[.F61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456" calcext:value-type="float">
            <text:p>90445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8.5" calcext:value-type="float">
            <text:p>328.5</text:p>
          </table:table-cell>
          <table:table-cell table:style-name="ce3" table:formula="of:=[.F610]/[.F611]" office:value-type="percentage" office:value="1.00030450669915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5430" calcext:value-type="float">
            <text:p>905430</text:p>
          </table:table-cell>
          <table:table-cell office:value-type="float" office:value="65536" calcext:value-type="float">
            <text:p>65536</text:p>
          </table:table-cell>
          <table:table-cell office:value-type="float" office:value="328.4" calcext:value-type="float">
            <text:p>328.4</text:p>
          </table:table-cell>
          <table:table-cell table:style-name="ce3" table:formula="of:=[.F611]/[.F612]" office:value-type="percentage" office:value="1.00030459945172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654" calcext:value-type="float">
            <text:p>9046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8.3" calcext:value-type="float">
            <text:p>328.3</text:p>
          </table:table-cell>
          <table:table-cell table:style-name="ce3" table:formula="of:=[.F612]/[.F613]" office:value-type="percentage" office:value="1.08135704874835" calcext:value-type="percentage">
            <text:p>108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6233" calcext:value-type="float">
            <text:p>966233</text:p>
          </table:table-cell>
          <table:table-cell office:value-type="float" office:value="1024" calcext:value-type="float">
            <text:p>1024</text:p>
          </table:table-cell>
          <table:table-cell office:value-type="float" office:value="303.6" calcext:value-type="float">
            <text:p>303.6</text:p>
          </table:table-cell>
          <table:table-cell table:style-name="ce3" table:formula="of:=[.F613]/[.F614]" office:value-type="percentage" office:value="1.04581467447468" calcext:value-type="percentage">
            <text:p>104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420" calcext:value-type="float">
            <text:p>919420</text:p>
          </table:table-cell>
          <table:table-cell office:value-type="float" office:value="4096" calcext:value-type="float">
            <text:p>4096</text:p>
          </table:table-cell>
          <table:table-cell office:value-type="float" office:value="290.3" calcext:value-type="float">
            <text:p>290.3</text:p>
          </table:table-cell>
          <table:table-cell table:style-name="ce3" table:formula="of:=[.F614]/[.F615]" office:value-type="percentage" office:value="1.00973913043478" calcext:value-type="percentage">
            <text:p>100.9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8166" calcext:value-type="float">
            <text:p>908166</text:p>
          </table:table-cell>
          <table:table-cell office:value-type="float" office:value="16384" calcext:value-type="float">
            <text:p>16384</text:p>
          </table:table-cell>
          <table:table-cell office:value-type="float" office:value="287.5" calcext:value-type="float">
            <text:p>287.5</text:p>
          </table:table-cell>
          <table:table-cell table:style-name="ce3" table:formula="of:=[.F615]/[.F616]" office:value-type="percentage" office:value="1.00244072524407" calcext:value-type="percentage">
            <text:p>100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456" calcext:value-type="float">
            <text:p>90445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6.8" calcext:value-type="float">
            <text:p>286.8</text:p>
          </table:table-cell>
          <table:table-cell table:style-name="ce3" table:formula="of:=[.F616]/[.F61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5430" calcext:value-type="float">
            <text:p>905430</text:p>
          </table:table-cell>
          <table:table-cell office:value-type="float" office:value="65536" calcext:value-type="float">
            <text:p>65536</text:p>
          </table:table-cell>
          <table:table-cell office:value-type="float" office:value="286.8" calcext:value-type="float">
            <text:p>286.8</text:p>
          </table:table-cell>
          <table:table-cell table:style-name="ce3" table:formula="of:=[.F617]/[.F618]" office:value-type="percentage" office:value="1.00069783670621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456" calcext:value-type="float">
            <text:p>90445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6.6" calcext:value-type="float">
            <text:p>286.6</text:p>
          </table:table-cell>
          <table:table-cell table:style-name="ce3" table:formula="of:=[.F618]/[.F619]" office:value-type="percentage" office:value="1.00385288966725" calcext:value-type="percentage">
            <text:p>100.3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.txt <text:s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4654" calcext:value-type="float">
            <text:p>9046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5.5" calcext:value-type="float">
            <text:p>285.5</text:p>
          </table:table-cell>
          <table:table-cell table:style-name="ce3" table:formula="of:=[.F619]/[.F620]" office:value-type="percentage" office:value="0.176234567901235" calcext:value-type="percentage">
            <text:p>17.6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81482" calcext:value-type="float">
            <text:p>681482</text:p>
          </table:table-cell>
          <table:table-cell office:value-type="float" office:value="1024" calcext:value-type="float">
            <text:p>1024</text:p>
          </table:table-cell>
          <table:table-cell office:value-type="float" office:value="1620" calcext:value-type="float">
            <text:p>1620</text:p>
          </table:table-cell>
          <table:table-cell table:style-name="ce3" table:formula="of:=[.F620]/[.F621]" office:value-type="percentage" office:value="1.14052379611377" calcext:value-type="percentage">
            <text:p>114.0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29053" calcext:value-type="float">
            <text:p>629053</text:p>
          </table:table-cell>
          <table:table-cell office:value-type="float" office:value="4096" calcext:value-type="float">
            <text:p>4096</text:p>
          </table:table-cell>
          <table:table-cell office:value-type="float" office:value="1420.4" calcext:value-type="float">
            <text:p>1420.4</text:p>
          </table:table-cell>
          <table:table-cell table:style-name="ce3" table:formula="of:=[.F621]/[.F622]" office:value-type="percentage" office:value="1.17059502225152" calcext:value-type="percentage">
            <text:p>117.0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731" calcext:value-type="float">
            <text:p>6117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13.4" calcext:value-type="float">
            <text:p>1213.4</text:p>
          </table:table-cell>
          <table:table-cell table:style-name="ce3" table:formula="of:=[.F622]/[.F623]" office:value-type="percentage" office:value="1.00280991735537" calcext:value-type="percentage">
            <text:p>100.2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731" calcext:value-type="float">
            <text:p>6117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10" calcext:value-type="float">
            <text:p>1210</text:p>
          </table:table-cell>
          <table:table-cell table:style-name="ce3" table:formula="of:=[.F623]/[.F624]" office:value-type="percentage" office:value="1.00124120810923" calcext:value-type="percentage">
            <text:p>100.1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962" calcext:value-type="float">
            <text:p>6119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8.5" calcext:value-type="float">
            <text:p>1208.5</text:p>
          </table:table-cell>
          <table:table-cell table:style-name="ce3" table:formula="of:=[.F624]/[.F625]" office:value-type="percentage" office:value="1.000745279894" calcext:value-type="percentage">
            <text:p>100.0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6048" calcext:value-type="float">
            <text:p>616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207.6" calcext:value-type="float">
            <text:p>1207.6</text:p>
          </table:table-cell>
          <table:table-cell table:style-name="ce3" table:formula="of:=[.F625]/[.F626]" office:value-type="percentage" office:value="1.05081796032022" calcext:value-type="percentage">
            <text:p>105.0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2856" calcext:value-type="float">
            <text:p>612856</text:p>
          </table:table-cell>
          <table:table-cell office:value-type="float" office:value="65536" calcext:value-type="float">
            <text:p>65536</text:p>
          </table:table-cell>
          <table:table-cell office:value-type="float" office:value="1149.2" calcext:value-type="float">
            <text:p>1149.2</text:p>
          </table:table-cell>
          <table:table-cell table:style-name="ce3" table:formula="of:=[.F626]/[.F627]" office:value-type="percentage" office:value="2.46186803770351" calcext:value-type="percentage">
            <text:p>246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81482" calcext:value-type="float">
            <text:p>681482</text:p>
          </table:table-cell>
          <table:table-cell office:value-type="float" office:value="1024" calcext:value-type="float">
            <text:p>1024</text:p>
          </table:table-cell>
          <table:table-cell office:value-type="float" office:value="466.8" calcext:value-type="float">
            <text:p>466.8</text:p>
          </table:table-cell>
          <table:table-cell table:style-name="ce3" table:formula="of:=[.F627]/[.F628]" office:value-type="percentage" office:value="1.11381531853973" calcext:value-type="percentage">
            <text:p>111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29053" calcext:value-type="float">
            <text:p>629053</text:p>
          </table:table-cell>
          <table:table-cell office:value-type="float" office:value="4096" calcext:value-type="float">
            <text:p>4096</text:p>
          </table:table-cell>
          <table:table-cell office:value-type="float" office:value="419.1" calcext:value-type="float">
            <text:p>419.1</text:p>
          </table:table-cell>
          <table:table-cell table:style-name="ce3" table:formula="of:=[.F628]/[.F629]" office:value-type="percentage" office:value="1.02770966159882" calcext:value-type="percentage">
            <text:p>102.7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6048" calcext:value-type="float">
            <text:p>616048</text:p>
          </table:table-cell>
          <table:table-cell office:value-type="float" office:value="16384" calcext:value-type="float">
            <text:p>16384</text:p>
          </table:table-cell>
          <table:table-cell office:value-type="float" office:value="407.8" calcext:value-type="float">
            <text:p>407.8</text:p>
          </table:table-cell>
          <table:table-cell table:style-name="ce3" table:formula="of:=[.F629]/[.F630]" office:value-type="percentage" office:value="1.00542406311637" calcext:value-type="percentage">
            <text:p>100.5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2856" calcext:value-type="float">
            <text:p>612856</text:p>
          </table:table-cell>
          <table:table-cell office:value-type="float" office:value="65536" calcext:value-type="float">
            <text:p>65536</text:p>
          </table:table-cell>
          <table:table-cell office:value-type="float" office:value="405.6" calcext:value-type="float">
            <text:p>405.6</text:p>
          </table:table-cell>
          <table:table-cell table:style-name="ce3" table:formula="of:=[.F630]/[.F631]" office:value-type="percentage" office:value="1.00296735905045" calcext:value-type="percentage">
            <text:p>100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962" calcext:value-type="float">
            <text:p>6119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4.4" calcext:value-type="float">
            <text:p>404.4</text:p>
          </table:table-cell>
          <table:table-cell table:style-name="ce3" table:formula="of:=[.F631]/[.F632]" office:value-type="percentage" office:value="1.0004948045522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731" calcext:value-type="float">
            <text:p>6117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04.2" calcext:value-type="float">
            <text:p>404.2</text:p>
          </table:table-cell>
          <table:table-cell table:style-name="ce3" table:formula="of:=[.F632]/[.F633]" office:value-type="percentage" office:value="1.00024746349913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731" calcext:value-type="float">
            <text:p>6117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04.1" calcext:value-type="float">
            <text:p>404.1</text:p>
          </table:table-cell>
          <table:table-cell table:style-name="ce3" table:formula="of:=[.F633]/[.F634]" office:value-type="percentage" office:value="1.28694267515924" calcext:value-type="percentage">
            <text:p>128.6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81482" calcext:value-type="float">
            <text:p>681482</text:p>
          </table:table-cell>
          <table:table-cell office:value-type="float" office:value="1024" calcext:value-type="float">
            <text:p>1024</text:p>
          </table:table-cell>
          <table:table-cell office:value-type="float" office:value="314" calcext:value-type="float">
            <text:p>314</text:p>
          </table:table-cell>
          <table:table-cell table:style-name="ce3" table:formula="of:=[.F634]/[.F635]" office:value-type="percentage" office:value="1.091414668057" calcext:value-type="percentage">
            <text:p>109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29053" calcext:value-type="float">
            <text:p>629053</text:p>
          </table:table-cell>
          <table:table-cell office:value-type="float" office:value="4096" calcext:value-type="float">
            <text:p>4096</text:p>
          </table:table-cell>
          <table:table-cell office:value-type="float" office:value="287.7" calcext:value-type="float">
            <text:p>287.7</text:p>
          </table:table-cell>
          <table:table-cell table:style-name="ce3" table:formula="of:=[.F635]/[.F636]" office:value-type="percentage" office:value="1.01374207188161" calcext:value-type="percentage">
            <text:p>101.3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81482" calcext:value-type="float">
            <text:p>681482</text:p>
          </table:table-cell>
          <table:table-cell office:value-type="float" office:value="1024" calcext:value-type="float">
            <text:p>1024</text:p>
          </table:table-cell>
          <table:table-cell office:value-type="float" office:value="283.8" calcext:value-type="float">
            <text:p>283.8</text:p>
          </table:table-cell>
          <table:table-cell table:style-name="ce3" table:formula="of:=[.F636]/[.F637]" office:value-type="percentage" office:value="1.00566973777463" calcext:value-type="percentage">
            <text:p>100.5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6048" calcext:value-type="float">
            <text:p>616048</text:p>
          </table:table-cell>
          <table:table-cell office:value-type="float" office:value="16384" calcext:value-type="float">
            <text:p>16384</text:p>
          </table:table-cell>
          <table:table-cell office:value-type="float" office:value="282.2" calcext:value-type="float">
            <text:p>282.2</text:p>
          </table:table-cell>
          <table:table-cell table:style-name="ce3" table:formula="of:=[.F637]/[.F638]" office:value-type="percentage" office:value="1.00427046263345" calcext:value-type="percentage">
            <text:p>100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2856" calcext:value-type="float">
            <text:p>612856</text:p>
          </table:table-cell>
          <table:table-cell office:value-type="float" office:value="65536" calcext:value-type="float">
            <text:p>65536</text:p>
          </table:table-cell>
          <table:table-cell office:value-type="float" office:value="281" calcext:value-type="float">
            <text:p>281</text:p>
          </table:table-cell>
          <table:table-cell table:style-name="ce3" table:formula="of:=[.F638]/[.F639]" office:value-type="percentage" office:value="1.0017825311943" calcext:value-type="percentage">
            <text:p>100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962" calcext:value-type="float">
            <text:p>6119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0.5" calcext:value-type="float">
            <text:p>280.5</text:p>
          </table:table-cell>
          <table:table-cell table:style-name="ce3" table:formula="of:=[.F639]/[.F640]" office:value-type="percentage" office:value="1.00035663338088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731" calcext:value-type="float">
            <text:p>6117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0.4" calcext:value-type="float">
            <text:p>280.4</text:p>
          </table:table-cell>
          <table:table-cell table:style-name="ce3" table:formula="of:=[.F640]/[.F64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731" calcext:value-type="float">
            <text:p>6117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0.4" calcext:value-type="float">
            <text:p>280.4</text:p>
          </table:table-cell>
          <table:table-cell table:style-name="ce3" table:formula="of:=[.F641]/[.F642]" office:value-type="percentage" office:value="1.04587840358075" calcext:value-type="percentage">
            <text:p>104.5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29053" calcext:value-type="float">
            <text:p>629053</text:p>
          </table:table-cell>
          <table:table-cell office:value-type="float" office:value="4096" calcext:value-type="float">
            <text:p>4096</text:p>
          </table:table-cell>
          <table:table-cell office:value-type="float" office:value="268.1" calcext:value-type="float">
            <text:p>268.1</text:p>
          </table:table-cell>
          <table:table-cell table:style-name="ce3" table:formula="of:=[.F642]/[.F643]" office:value-type="percentage" office:value="1.01284472988289" calcext:value-type="percentage">
            <text:p>101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6048" calcext:value-type="float">
            <text:p>616048</text:p>
          </table:table-cell>
          <table:table-cell office:value-type="float" office:value="16384" calcext:value-type="float">
            <text:p>16384</text:p>
          </table:table-cell>
          <table:table-cell office:value-type="float" office:value="264.7" calcext:value-type="float">
            <text:p>264.7</text:p>
          </table:table-cell>
          <table:table-cell table:style-name="ce3" table:formula="of:=[.F643]/[.F644]" office:value-type="percentage" office:value="1.00265151515152" calcext:value-type="percentage">
            <text:p>100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2856" calcext:value-type="float">
            <text:p>612856</text:p>
          </table:table-cell>
          <table:table-cell office:value-type="float" office:value="65536" calcext:value-type="float">
            <text:p>65536</text:p>
          </table:table-cell>
          <table:table-cell office:value-type="float" office:value="264" calcext:value-type="float">
            <text:p>264</text:p>
          </table:table-cell>
          <table:table-cell table:style-name="ce3" table:formula="of:=[.F644]/[.F645]" office:value-type="percentage" office:value="1.00113765642776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962" calcext:value-type="float">
            <text:p>6119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3.7" calcext:value-type="float">
            <text:p>263.7</text:p>
          </table:table-cell>
          <table:table-cell table:style-name="ce3" table:formula="of:=[.F645]/[.F646]" office:value-type="percentage" office:value="1.00075901328273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731" calcext:value-type="float">
            <text:p>6117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3.5" calcext:value-type="float">
            <text:p>263.5</text:p>
          </table:table-cell>
          <table:table-cell table:style-name="ce3" table:formula="of:=[.F646]/[.F64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1 <text:s/></text:p>
          </table:table-cell>
          <table:table-cell office:value-type="float" office:value="768771" calcext:value-type="float">
            <text:p>768771</text:p>
          </table:table-cell>
          <table:table-cell office:value-type="float" office:value="611731" calcext:value-type="float">
            <text:p>6117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3.5" calcext:value-type="float">
            <text:p>263.5</text:p>
          </table:table-cell>
          <table:table-cell table:style-name="ce3" table:formula="of:=[.F647]/[.F648]" office:value-type="percentage" office:value="0.0488714134688503" calcext:value-type="percentage">
            <text:p>4.8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549" calcext:value-type="float">
            <text:p>758549</text:p>
          </table:table-cell>
          <table:table-cell office:value-type="float" office:value="16384" calcext:value-type="float">
            <text:p>16384</text:p>
          </table:table-cell>
          <table:table-cell office:value-type="float" office:value="5391.7" calcext:value-type="float">
            <text:p>5391.7</text:p>
          </table:table-cell>
          <table:table-cell table:style-name="ce3" table:formula="of:=[.F648]/[.F649]" office:value-type="percentage" office:value="1.00745543555439" calcext:value-type="percentage">
            <text:p>100.7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66520" calcext:value-type="float">
            <text:p>766520</text:p>
          </table:table-cell>
          <table:table-cell office:value-type="float" office:value="1024" calcext:value-type="float">
            <text:p>1024</text:p>
          </table:table-cell>
          <table:table-cell office:value-type="float" office:value="5351.8" calcext:value-type="float">
            <text:p>5351.8</text:p>
          </table:table-cell>
          <table:table-cell table:style-name="ce3" table:formula="of:=[.F649]/[.F650]" office:value-type="percentage" office:value="1.01486706868434" calcext:value-type="percentage">
            <text:p>101.4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60177" calcext:value-type="float">
            <text:p>760177</text:p>
          </table:table-cell>
          <table:table-cell office:value-type="float" office:value="4096" calcext:value-type="float">
            <text:p>4096</text:p>
          </table:table-cell>
          <table:table-cell office:value-type="float" office:value="5273.4" calcext:value-type="float">
            <text:p>5273.4</text:p>
          </table:table-cell>
          <table:table-cell table:style-name="ce3" table:formula="of:=[.F650]/[.F651]" office:value-type="percentage" office:value="1.01669622888872" calcext:value-type="percentage">
            <text:p>101.6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252" calcext:value-type="float">
            <text:p>758252</text:p>
          </table:table-cell>
          <table:table-cell office:value-type="float" office:value="65536" calcext:value-type="float">
            <text:p>65536</text:p>
          </table:table-cell>
          <table:table-cell office:value-type="float" office:value="5186.8" calcext:value-type="float">
            <text:p>5186.8</text:p>
          </table:table-cell>
          <table:table-cell table:style-name="ce3" table:formula="of:=[.F651]/[.F652]" office:value-type="percentage" office:value="1.00579805697221" calcext:value-type="percentage">
            <text:p>100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151" calcext:value-type="float">
            <text:p>75815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156.9" calcext:value-type="float">
            <text:p>5156.9</text:p>
          </table:table-cell>
          <table:table-cell table:style-name="ce3" table:formula="of:=[.F652]/[.F653]" office:value-type="percentage" office:value="1.00545926027023" calcext:value-type="percentage">
            <text:p>100.5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151" calcext:value-type="float">
            <text:p>7581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128.9" calcext:value-type="float">
            <text:p>5128.9</text:p>
          </table:table-cell>
          <table:table-cell table:style-name="ce3" table:formula="of:=[.F653]/[.F654]" office:value-type="percentage" office:value="1.03373979643253" calcext:value-type="percentage">
            <text:p>103.3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232" calcext:value-type="float">
            <text:p>7582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61.5" calcext:value-type="float">
            <text:p>4961.5</text:p>
          </table:table-cell>
          <table:table-cell table:style-name="ce3" table:formula="of:=[.F654]/[.F655]" office:value-type="percentage" office:value="2.29901302071266" calcext:value-type="percentage">
            <text:p>229.9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66520" calcext:value-type="float">
            <text:p>766520</text:p>
          </table:table-cell>
          <table:table-cell office:value-type="float" office:value="1024" calcext:value-type="float">
            <text:p>1024</text:p>
          </table:table-cell>
          <table:table-cell office:value-type="float" office:value="2158.1" calcext:value-type="float">
            <text:p>2158.1</text:p>
          </table:table-cell>
          <table:table-cell table:style-name="ce3" table:formula="of:=[.F655]/[.F656]" office:value-type="percentage" office:value="1.01010999297917" calcext:value-type="percentage">
            <text:p>101.0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60177" calcext:value-type="float">
            <text:p>760177</text:p>
          </table:table-cell>
          <table:table-cell office:value-type="float" office:value="4096" calcext:value-type="float">
            <text:p>4096</text:p>
          </table:table-cell>
          <table:table-cell office:value-type="float" office:value="2136.5" calcext:value-type="float">
            <text:p>2136.5</text:p>
          </table:table-cell>
          <table:table-cell table:style-name="ce3" table:formula="of:=[.F656]/[.F657]" office:value-type="percentage" office:value="1.02078356426183" calcext:value-type="percentage">
            <text:p>102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549" calcext:value-type="float">
            <text:p>758549</text:p>
          </table:table-cell>
          <table:table-cell office:value-type="float" office:value="16384" calcext:value-type="float">
            <text:p>16384</text:p>
          </table:table-cell>
          <table:table-cell office:value-type="float" office:value="2093" calcext:value-type="float">
            <text:p>2093</text:p>
          </table:table-cell>
          <table:table-cell table:style-name="ce3" table:formula="of:=[.F657]/[.F658]" office:value-type="percentage" office:value="1.00809170600135" calcext:value-type="percentage">
            <text:p>100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232" calcext:value-type="float">
            <text:p>7582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76.2" calcext:value-type="float">
            <text:p>2076.2</text:p>
          </table:table-cell>
          <table:table-cell table:style-name="ce3" table:formula="of:=[.F658]/[.F659]" office:value-type="percentage" office:value="1.00513168086754" calcext:value-type="percentage">
            <text:p>100.5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252" calcext:value-type="float">
            <text:p>758252</text:p>
          </table:table-cell>
          <table:table-cell office:value-type="float" office:value="65536" calcext:value-type="float">
            <text:p>65536</text:p>
          </table:table-cell>
          <table:table-cell office:value-type="float" office:value="2065.6" calcext:value-type="float">
            <text:p>2065.6</text:p>
          </table:table-cell>
          <table:table-cell table:style-name="ce3" table:formula="of:=[.F659]/[.F660]" office:value-type="percentage" office:value="1.00174587778855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151" calcext:value-type="float">
            <text:p>7581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62" calcext:value-type="float">
            <text:p>2062</text:p>
          </table:table-cell>
          <table:table-cell table:style-name="ce3" table:formula="of:=[.F660]/[.F66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151" calcext:value-type="float">
            <text:p>75815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062" calcext:value-type="float">
            <text:p>2062</text:p>
          </table:table-cell>
          <table:table-cell table:style-name="ce3" table:formula="of:=[.F661]/[.F662]" office:value-type="percentage" office:value="4.50513436748962" calcext:value-type="percentage">
            <text:p>450.5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66520" calcext:value-type="float">
            <text:p>766520</text:p>
          </table:table-cell>
          <table:table-cell office:value-type="float" office:value="1024" calcext:value-type="float">
            <text:p>1024</text:p>
          </table:table-cell>
          <table:table-cell office:value-type="float" office:value="457.7" calcext:value-type="float">
            <text:p>457.7</text:p>
          </table:table-cell>
          <table:table-cell table:style-name="ce3" table:formula="of:=[.F662]/[.F663]" office:value-type="percentage" office:value="1.00218962119553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252" calcext:value-type="float">
            <text:p>758252</text:p>
          </table:table-cell>
          <table:table-cell office:value-type="float" office:value="65536" calcext:value-type="float">
            <text:p>65536</text:p>
          </table:table-cell>
          <table:table-cell office:value-type="float" office:value="456.7" calcext:value-type="float">
            <text:p>456.7</text:p>
          </table:table-cell>
          <table:table-cell table:style-name="ce3" table:formula="of:=[.F663]/[.F66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549" calcext:value-type="float">
            <text:p>758549</text:p>
          </table:table-cell>
          <table:table-cell office:value-type="float" office:value="16384" calcext:value-type="float">
            <text:p>16384</text:p>
          </table:table-cell>
          <table:table-cell office:value-type="float" office:value="456.7" calcext:value-type="float">
            <text:p>456.7</text:p>
          </table:table-cell>
          <table:table-cell table:style-name="ce3" table:formula="of:=[.F664]/[.F665]" office:value-type="percentage" office:value="1.00021901007446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151" calcext:value-type="float">
            <text:p>7581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56.6" calcext:value-type="float">
            <text:p>456.6</text:p>
          </table:table-cell>
          <table:table-cell table:style-name="ce3" table:formula="of:=[.F665]/[.F66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60177" calcext:value-type="float">
            <text:p>760177</text:p>
          </table:table-cell>
          <table:table-cell office:value-type="float" office:value="4096" calcext:value-type="float">
            <text:p>4096</text:p>
          </table:table-cell>
          <table:table-cell office:value-type="float" office:value="456.6" calcext:value-type="float">
            <text:p>456.6</text:p>
          </table:table-cell>
          <table:table-cell table:style-name="ce3" table:formula="of:=[.F666]/[.F667]" office:value-type="percentage" office:value="1.00021905805038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151" calcext:value-type="float">
            <text:p>75815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56.5" calcext:value-type="float">
            <text:p>456.5</text:p>
          </table:table-cell>
          <table:table-cell table:style-name="ce3" table:formula="of:=[.F667]/[.F668]" office:value-type="percentage" office:value="1.0013160780873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232" calcext:value-type="float">
            <text:p>7582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5.9" calcext:value-type="float">
            <text:p>455.9</text:p>
          </table:table-cell>
          <table:table-cell table:style-name="ce3" table:formula="of:=[.F668]/[.F669]" office:value-type="percentage" office:value="1.24325061358058" calcext:value-type="percentage">
            <text:p>124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151" calcext:value-type="float">
            <text:p>75815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66.7" calcext:value-type="float">
            <text:p>366.7</text:p>
          </table:table-cell>
          <table:table-cell table:style-name="ce3" table:formula="of:=[.F669]/[.F67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151" calcext:value-type="float">
            <text:p>75815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6.7" calcext:value-type="float">
            <text:p>366.7</text:p>
          </table:table-cell>
          <table:table-cell table:style-name="ce3" table:formula="of:=[.F670]/[.F67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252" calcext:value-type="float">
            <text:p>758252</text:p>
          </table:table-cell>
          <table:table-cell office:value-type="float" office:value="65536" calcext:value-type="float">
            <text:p>65536</text:p>
          </table:table-cell>
          <table:table-cell office:value-type="float" office:value="366.7" calcext:value-type="float">
            <text:p>366.7</text:p>
          </table:table-cell>
          <table:table-cell table:style-name="ce3" table:formula="of:=[.F671]/[.F672]" office:value-type="percentage" office:value="1.00027277686852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549" calcext:value-type="float">
            <text:p>758549</text:p>
          </table:table-cell>
          <table:table-cell office:value-type="float" office:value="16384" calcext:value-type="float">
            <text:p>16384</text:p>
          </table:table-cell>
          <table:table-cell office:value-type="float" office:value="366.6" calcext:value-type="float">
            <text:p>366.6</text:p>
          </table:table-cell>
          <table:table-cell table:style-name="ce3" table:formula="of:=[.F672]/[.F673]" office:value-type="percentage" office:value="1.000819000819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58232" calcext:value-type="float">
            <text:p>7582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6.3" calcext:value-type="float">
            <text:p>366.3</text:p>
          </table:table-cell>
          <table:table-cell table:style-name="ce3" table:formula="of:=[.F673]/[.F674]" office:value-type="percentage" office:value="1.00054629882546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60177" calcext:value-type="float">
            <text:p>760177</text:p>
          </table:table-cell>
          <table:table-cell office:value-type="float" office:value="4096" calcext:value-type="float">
            <text:p>4096</text:p>
          </table:table-cell>
          <table:table-cell office:value-type="float" office:value="366.1" calcext:value-type="float">
            <text:p>366.1</text:p>
          </table:table-cell>
          <table:table-cell table:style-name="ce3" table:formula="of:=[.F674]/[.F675]" office:value-type="percentage" office:value="1.00191570881226" calcext:value-type="percentage">
            <text:p>100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antrbry.tar.gz <text:s/></text:p>
          </table:table-cell>
          <table:table-cell office:value-type="float" office:value="739071" calcext:value-type="float">
            <text:p>739071</text:p>
          </table:table-cell>
          <table:table-cell office:value-type="float" office:value="766520" calcext:value-type="float">
            <text:p>766520</text:p>
          </table:table-cell>
          <table:table-cell office:value-type="float" office:value="1024" calcext:value-type="float">
            <text:p>1024</text:p>
          </table:table-cell>
          <table:table-cell office:value-type="float" office:value="365.4" calcext:value-type="float">
            <text:p>365.4</text:p>
          </table:table-cell>
          <table:table-cell table:style-name="ce3" table:formula="of:=[.F675]/[.F676]" office:value-type="percentage" office:value="0.218854815524677" calcext:value-type="percentage">
            <text:p>21.8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92073" calcext:value-type="float">
            <text:p>492073</text:p>
          </table:table-cell>
          <table:table-cell office:value-type="float" office:value="1024" calcext:value-type="float">
            <text:p>1024</text:p>
          </table:table-cell>
          <table:table-cell office:value-type="float" office:value="1669.6" calcext:value-type="float">
            <text:p>1669.6</text:p>
          </table:table-cell>
          <table:table-cell table:style-name="ce3" table:formula="of:=[.F676]/[.F677]" office:value-type="percentage" office:value="1.08896425776154" calcext:value-type="percentage">
            <text:p>108.9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41417" calcext:value-type="float">
            <text:p>441417</text:p>
          </table:table-cell>
          <table:table-cell office:value-type="float" office:value="4096" calcext:value-type="float">
            <text:p>4096</text:p>
          </table:table-cell>
          <table:table-cell office:value-type="float" office:value="1533.2" calcext:value-type="float">
            <text:p>1533.2</text:p>
          </table:table-cell>
          <table:table-cell table:style-name="ce3" table:formula="of:=[.F677]/[.F678]" office:value-type="percentage" office:value="1.13486306439674" calcext:value-type="percentage">
            <text:p>113.4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9622" calcext:value-type="float">
            <text:p>429622</text:p>
          </table:table-cell>
          <table:table-cell office:value-type="float" office:value="16384" calcext:value-type="float">
            <text:p>16384</text:p>
          </table:table-cell>
          <table:table-cell office:value-type="float" office:value="1351" calcext:value-type="float">
            <text:p>1351</text:p>
          </table:table-cell>
          <table:table-cell table:style-name="ce3" table:formula="of:=[.F678]/[.F679]" office:value-type="percentage" office:value="1.0031185031185" calcext:value-type="percentage">
            <text:p>100.3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949" calcext:value-type="float">
            <text:p>42594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6.8" calcext:value-type="float">
            <text:p>1346.8</text:p>
          </table:table-cell>
          <table:table-cell table:style-name="ce3" table:formula="of:=[.F679]/[.F680]" office:value-type="percentage" office:value="1.00507462686567" calcext:value-type="percentage">
            <text:p>100.5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734" calcext:value-type="float">
            <text:p>4257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340" calcext:value-type="float">
            <text:p>1340</text:p>
          </table:table-cell>
          <table:table-cell table:style-name="ce3" table:formula="of:=[.F680]/[.F681]" office:value-type="percentage" office:value="1.00037327360956" calcext:value-type="percentage">
            <text:p>100.0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734" calcext:value-type="float">
            <text:p>42573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9.5" calcext:value-type="float">
            <text:p>1339.5</text:p>
          </table:table-cell>
          <table:table-cell table:style-name="ce3" table:formula="of:=[.F681]/[.F682]" office:value-type="percentage" office:value="1.04363069731204" calcext:value-type="percentage">
            <text:p>104.3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6682" calcext:value-type="float">
            <text:p>42668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3.5" calcext:value-type="float">
            <text:p>1283.5</text:p>
          </table:table-cell>
          <table:table-cell table:style-name="ce3" table:formula="of:=[.F682]/[.F683]" office:value-type="percentage" office:value="2.7215860899067" calcext:value-type="percentage">
            <text:p>272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92073" calcext:value-type="float">
            <text:p>492073</text:p>
          </table:table-cell>
          <table:table-cell office:value-type="float" office:value="1024" calcext:value-type="float">
            <text:p>1024</text:p>
          </table:table-cell>
          <table:table-cell office:value-type="float" office:value="471.6" calcext:value-type="float">
            <text:p>471.6</text:p>
          </table:table-cell>
          <table:table-cell table:style-name="ce3" table:formula="of:=[.F683]/[.F684]" office:value-type="percentage" office:value="1.02544031311155" calcext:value-type="percentage">
            <text:p>102.5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41417" calcext:value-type="float">
            <text:p>441417</text:p>
          </table:table-cell>
          <table:table-cell office:value-type="float" office:value="4096" calcext:value-type="float">
            <text:p>4096</text:p>
          </table:table-cell>
          <table:table-cell office:value-type="float" office:value="459.9" calcext:value-type="float">
            <text:p>459.9</text:p>
          </table:table-cell>
          <table:table-cell table:style-name="ce3" table:formula="of:=[.F684]/[.F685]" office:value-type="percentage" office:value="1.02177293934681" calcext:value-type="percentage">
            <text:p>102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9622" calcext:value-type="float">
            <text:p>429622</text:p>
          </table:table-cell>
          <table:table-cell office:value-type="float" office:value="16384" calcext:value-type="float">
            <text:p>16384</text:p>
          </table:table-cell>
          <table:table-cell office:value-type="float" office:value="450.1" calcext:value-type="float">
            <text:p>450.1</text:p>
          </table:table-cell>
          <table:table-cell table:style-name="ce3" table:formula="of:=[.F685]/[.F686]" office:value-type="percentage" office:value="1.00670990829792" calcext:value-type="percentage">
            <text:p>100.6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6682" calcext:value-type="float">
            <text:p>426682</text:p>
          </table:table-cell>
          <table:table-cell office:value-type="float" office:value="65536" calcext:value-type="float">
            <text:p>65536</text:p>
          </table:table-cell>
          <table:table-cell office:value-type="float" office:value="447.1" calcext:value-type="float">
            <text:p>447.1</text:p>
          </table:table-cell>
          <table:table-cell table:style-name="ce3" table:formula="of:=[.F686]/[.F687]" office:value-type="percentage" office:value="1.00269118636466" calcext:value-type="percentage">
            <text:p>100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734" calcext:value-type="float">
            <text:p>4257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45.9" calcext:value-type="float">
            <text:p>445.9</text:p>
          </table:table-cell>
          <table:table-cell table:style-name="ce3" table:formula="of:=[.F687]/[.F68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949" calcext:value-type="float">
            <text:p>425949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5.9" calcext:value-type="float">
            <text:p>445.9</text:p>
          </table:table-cell>
          <table:table-cell table:style-name="ce3" table:formula="of:=[.F688]/[.F689]" office:value-type="percentage" office:value="1.00044873233116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734" calcext:value-type="float">
            <text:p>42573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45.7" calcext:value-type="float">
            <text:p>445.7</text:p>
          </table:table-cell>
          <table:table-cell table:style-name="ce3" table:formula="of:=[.F689]/[.F690]" office:value-type="percentage" office:value="1.36592093165798" calcext:value-type="percentage">
            <text:p>136.5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92073" calcext:value-type="float">
            <text:p>492073</text:p>
          </table:table-cell>
          <table:table-cell office:value-type="float" office:value="1024" calcext:value-type="float">
            <text:p>1024</text:p>
          </table:table-cell>
          <table:table-cell office:value-type="float" office:value="326.3" calcext:value-type="float">
            <text:p>326.3</text:p>
          </table:table-cell>
          <table:table-cell table:style-name="ce3" table:formula="of:=[.F690]/[.F691]" office:value-type="percentage" office:value="1.06913499344692" calcext:value-type="percentage">
            <text:p>106.9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41417" calcext:value-type="float">
            <text:p>441417</text:p>
          </table:table-cell>
          <table:table-cell office:value-type="float" office:value="4096" calcext:value-type="float">
            <text:p>4096</text:p>
          </table:table-cell>
          <table:table-cell office:value-type="float" office:value="305.2" calcext:value-type="float">
            <text:p>305.2</text:p>
          </table:table-cell>
          <table:table-cell table:style-name="ce3" table:formula="of:=[.F691]/[.F692]" office:value-type="percentage" office:value="1.01597869507324" calcext:value-type="percentage">
            <text:p>101.6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9622" calcext:value-type="float">
            <text:p>429622</text:p>
          </table:table-cell>
          <table:table-cell office:value-type="float" office:value="16384" calcext:value-type="float">
            <text:p>16384</text:p>
          </table:table-cell>
          <table:table-cell office:value-type="float" office:value="300.4" calcext:value-type="float">
            <text:p>300.4</text:p>
          </table:table-cell>
          <table:table-cell table:style-name="ce3" table:formula="of:=[.F692]/[.F693]" office:value-type="percentage" office:value="1.00267022696929" calcext:value-type="percentage">
            <text:p>100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6682" calcext:value-type="float">
            <text:p>426682</text:p>
          </table:table-cell>
          <table:table-cell office:value-type="float" office:value="65536" calcext:value-type="float">
            <text:p>65536</text:p>
          </table:table-cell>
          <table:table-cell office:value-type="float" office:value="299.6" calcext:value-type="float">
            <text:p>299.6</text:p>
          </table:table-cell>
          <table:table-cell table:style-name="ce3" table:formula="of:=[.F693]/[.F694]" office:value-type="percentage" office:value="1.00066800267201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92073" calcext:value-type="float">
            <text:p>492073</text:p>
          </table:table-cell>
          <table:table-cell office:value-type="float" office:value="1024" calcext:value-type="float">
            <text:p>1024</text:p>
          </table:table-cell>
          <table:table-cell office:value-type="float" office:value="299.4" calcext:value-type="float">
            <text:p>299.4</text:p>
          </table:table-cell>
          <table:table-cell table:style-name="ce3" table:formula="of:=[.F694]/[.F695]" office:value-type="percentage" office:value="1.00066844919786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734" calcext:value-type="float">
            <text:p>42573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9.2" calcext:value-type="float">
            <text:p>299.2</text:p>
          </table:table-cell>
          <table:table-cell table:style-name="ce3" table:formula="of:=[.F695]/[.F69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734" calcext:value-type="float">
            <text:p>4257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9.2" calcext:value-type="float">
            <text:p>299.2</text:p>
          </table:table-cell>
          <table:table-cell table:style-name="ce3" table:formula="of:=[.F696]/[.F69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949" calcext:value-type="float">
            <text:p>42594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9.2" calcext:value-type="float">
            <text:p>299.2</text:p>
          </table:table-cell>
          <table:table-cell table:style-name="ce3" table:formula="of:=[.F697]/[.F698]" office:value-type="percentage" office:value="1.03565247490481" calcext:value-type="percentage">
            <text:p>103.5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41417" calcext:value-type="float">
            <text:p>441417</text:p>
          </table:table-cell>
          <table:table-cell office:value-type="float" office:value="4096" calcext:value-type="float">
            <text:p>4096</text:p>
          </table:table-cell>
          <table:table-cell office:value-type="float" office:value="288.9" calcext:value-type="float">
            <text:p>288.9</text:p>
          </table:table-cell>
          <table:table-cell table:style-name="ce3" table:formula="of:=[.F698]/[.F699]" office:value-type="percentage" office:value="1.00767352633415" calcext:value-type="percentage">
            <text:p>100.7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9622" calcext:value-type="float">
            <text:p>429622</text:p>
          </table:table-cell>
          <table:table-cell office:value-type="float" office:value="16384" calcext:value-type="float">
            <text:p>16384</text:p>
          </table:table-cell>
          <table:table-cell office:value-type="float" office:value="286.7" calcext:value-type="float">
            <text:p>286.7</text:p>
          </table:table-cell>
          <table:table-cell table:style-name="ce3" table:formula="of:=[.F699]/[.F700]" office:value-type="percentage" office:value="1.00139713587146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6682" calcext:value-type="float">
            <text:p>426682</text:p>
          </table:table-cell>
          <table:table-cell office:value-type="float" office:value="65536" calcext:value-type="float">
            <text:p>65536</text:p>
          </table:table-cell>
          <table:table-cell office:value-type="float" office:value="286.3" calcext:value-type="float">
            <text:p>286.3</text:p>
          </table:table-cell>
          <table:table-cell table:style-name="ce3" table:formula="of:=[.F700]/[.F701]" office:value-type="percentage" office:value="1.00069905627403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949" calcext:value-type="float">
            <text:p>42594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6.1" calcext:value-type="float">
            <text:p>286.1</text:p>
          </table:table-cell>
          <table:table-cell table:style-name="ce3" table:formula="of:=[.F701]/[.F702]" office:value-type="percentage" office:value="1.00104968509447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734" calcext:value-type="float">
            <text:p>42573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5.8" calcext:value-type="float">
            <text:p>285.8</text:p>
          </table:table-cell>
          <table:table-cell table:style-name="ce3" table:formula="of:=[.F702]/[.F70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ook2 <text:s/></text:p>
          </table:table-cell>
          <table:table-cell office:value-type="float" office:value="610856" calcext:value-type="float">
            <text:p>610856</text:p>
          </table:table-cell>
          <table:table-cell office:value-type="float" office:value="425734" calcext:value-type="float">
            <text:p>4257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5.8" calcext:value-type="float">
            <text:p>285.8</text:p>
          </table:table-cell>
          <table:table-cell table:style-name="ce3" table:formula="of:=[.F703]/[.F704]" office:value-type="percentage" office:value="0.119746930908786" calcext:value-type="percentage">
            <text:p>11.9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86.7" calcext:value-type="float">
            <text:p>2386.7</text:p>
          </table:table-cell>
          <table:table-cell table:style-name="ce3" table:formula="of:=[.F704]/[.F705]" office:value-type="percentage" office:value="1.00088065084291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84.6" calcext:value-type="float">
            <text:p>2384.6</text:p>
          </table:table-cell>
          <table:table-cell table:style-name="ce3" table:formula="of:=[.F705]/[.F706]" office:value-type="percentage" office:value="1.00050348242007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94" calcext:value-type="float">
            <text:p>9289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83.4" calcext:value-type="float">
            <text:p>2383.4</text:p>
          </table:table-cell>
          <table:table-cell table:style-name="ce3" table:formula="of:=[.F706]/[.F707]" office:value-type="percentage" office:value="1.0013864963657" calcext:value-type="percentage">
            <text:p>100.1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94" calcext:value-type="float">
            <text:p>9289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80.1" calcext:value-type="float">
            <text:p>2380.1</text:p>
          </table:table-cell>
          <table:table-cell table:style-name="ce3" table:formula="of:=[.F707]/[.F708]" office:value-type="percentage" office:value="1.00042032701442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79.1" calcext:value-type="float">
            <text:p>2379.1</text:p>
          </table:table-cell>
          <table:table-cell table:style-name="ce3" table:formula="of:=[.F708]/[.F709]" office:value-type="percentage" office:value="1.00155763239875" calcext:value-type="percentage">
            <text:p>100.1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75.4" calcext:value-type="float">
            <text:p>2375.4</text:p>
          </table:table-cell>
          <table:table-cell table:style-name="ce3" table:formula="of:=[.F709]/[.F710]" office:value-type="percentage" office:value="1.00227848101266" calcext:value-type="percentage">
            <text:p>100.2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4426" calcext:value-type="float">
            <text:p>94426</text:p>
          </table:table-cell>
          <table:table-cell office:value-type="float" office:value="16384" calcext:value-type="float">
            <text:p>16384</text:p>
          </table:table-cell>
          <table:table-cell office:value-type="float" office:value="2370" calcext:value-type="float">
            <text:p>2370</text:p>
          </table:table-cell>
          <table:table-cell table:style-name="ce3" table:formula="of:=[.F710]/[.F711]" office:value-type="percentage" office:value="1.00181764382635" calcext:value-type="percentage">
            <text:p>100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3220" calcext:value-type="float">
            <text:p>93220</text:p>
          </table:table-cell>
          <table:table-cell office:value-type="float" office:value="65536" calcext:value-type="float">
            <text:p>65536</text:p>
          </table:table-cell>
          <table:table-cell office:value-type="float" office:value="2365.7" calcext:value-type="float">
            <text:p>2365.7</text:p>
          </table:table-cell>
          <table:table-cell table:style-name="ce3" table:formula="of:=[.F711]/[.F712]" office:value-type="percentage" office:value="1.00156646909399" calcext:value-type="percentage">
            <text:p>100.1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3220" calcext:value-type="float">
            <text:p>93220</text:p>
          </table:table-cell>
          <table:table-cell office:value-type="float" office:value="65536" calcext:value-type="float">
            <text:p>65536</text:p>
          </table:table-cell>
          <table:table-cell office:value-type="float" office:value="2362" calcext:value-type="float">
            <text:p>2362</text:p>
          </table:table-cell>
          <table:table-cell table:style-name="ce3" table:formula="of:=[.F712]/[.F713]" office:value-type="percentage" office:value="1.00076264723329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4426" calcext:value-type="float">
            <text:p>94426</text:p>
          </table:table-cell>
          <table:table-cell office:value-type="float" office:value="16384" calcext:value-type="float">
            <text:p>16384</text:p>
          </table:table-cell>
          <table:table-cell office:value-type="float" office:value="2360.2" calcext:value-type="float">
            <text:p>2360.2</text:p>
          </table:table-cell>
          <table:table-cell table:style-name="ce3" table:formula="of:=[.F713]/[.F714]" office:value-type="percentage" office:value="1.02297156726768" calcext:value-type="percentage">
            <text:p>102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9039" calcext:value-type="float">
            <text:p>99039</text:p>
          </table:table-cell>
          <table:table-cell office:value-type="float" office:value="4096" calcext:value-type="float">
            <text:p>4096</text:p>
          </table:table-cell>
          <table:table-cell office:value-type="float" office:value="2307.2" calcext:value-type="float">
            <text:p>2307.2</text:p>
          </table:table-cell>
          <table:table-cell table:style-name="ce3" table:formula="of:=[.F714]/[.F715]" office:value-type="percentage" office:value="1.00104130510239" calcext:value-type="percentage">
            <text:p>100.1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9039" calcext:value-type="float">
            <text:p>99039</text:p>
          </table:table-cell>
          <table:table-cell office:value-type="float" office:value="4096" calcext:value-type="float">
            <text:p>4096</text:p>
          </table:table-cell>
          <table:table-cell office:value-type="float" office:value="2304.8" calcext:value-type="float">
            <text:p>2304.8</text:p>
          </table:table-cell>
          <table:table-cell table:style-name="ce3" table:formula="of:=[.F715]/[.F716]" office:value-type="percentage" office:value="1.13019173245722" calcext:value-type="percentage">
            <text:p>113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119273" calcext:value-type="float">
            <text:p>119273</text:p>
          </table:table-cell>
          <table:table-cell office:value-type="float" office:value="1024" calcext:value-type="float">
            <text:p>1024</text:p>
          </table:table-cell>
          <table:table-cell office:value-type="float" office:value="2039.3" calcext:value-type="float">
            <text:p>2039.3</text:p>
          </table:table-cell>
          <table:table-cell table:style-name="ce3" table:formula="of:=[.F716]/[.F717]" office:value-type="percentage" office:value="1.00334563345633" calcext:value-type="percentage">
            <text:p>100.3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119273" calcext:value-type="float">
            <text:p>119273</text:p>
          </table:table-cell>
          <table:table-cell office:value-type="float" office:value="1024" calcext:value-type="float">
            <text:p>1024</text:p>
          </table:table-cell>
          <table:table-cell office:value-type="float" office:value="2032.5" calcext:value-type="float">
            <text:p>2032.5</text:p>
          </table:table-cell>
          <table:table-cell table:style-name="ce3" table:formula="of:=[.F717]/[.F718]" office:value-type="percentage" office:value="1.58739456419869" calcext:value-type="percentage">
            <text:p>158.7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0.4" calcext:value-type="float">
            <text:p>1280.4</text:p>
          </table:table-cell>
          <table:table-cell table:style-name="ce3" table:formula="of:=[.F718]/[.F719]" office:value-type="percentage" office:value="1.00062519537355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79.6" calcext:value-type="float">
            <text:p>1279.6</text:p>
          </table:table-cell>
          <table:table-cell table:style-name="ce3" table:formula="of:=[.F719]/[.F720]" office:value-type="percentage" office:value="1.00023450324396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79.3" calcext:value-type="float">
            <text:p>1279.3</text:p>
          </table:table-cell>
          <table:table-cell table:style-name="ce3" table:formula="of:=[.F720]/[.F721]" office:value-type="percentage" office:value="1.00062573328119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94" calcext:value-type="float">
            <text:p>9289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8.5" calcext:value-type="float">
            <text:p>1278.5</text:p>
          </table:table-cell>
          <table:table-cell table:style-name="ce3" table:formula="of:=[.F721]/[.F722]" office:value-type="percentage" office:value="1.00015645779551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78.3" calcext:value-type="float">
            <text:p>1278.3</text:p>
          </table:table-cell>
          <table:table-cell table:style-name="ce3" table:formula="of:=[.F722]/[.F723]" office:value-type="percentage" office:value="1.0003130135378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94" calcext:value-type="float">
            <text:p>9289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7.9" calcext:value-type="float">
            <text:p>1277.9</text:p>
          </table:table-cell>
          <table:table-cell table:style-name="ce3" table:formula="of:=[.F723]/[.F724]" office:value-type="percentage" office:value="1.00046974085963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4426" calcext:value-type="float">
            <text:p>94426</text:p>
          </table:table-cell>
          <table:table-cell office:value-type="float" office:value="16384" calcext:value-type="float">
            <text:p>16384</text:p>
          </table:table-cell>
          <table:table-cell office:value-type="float" office:value="1277.3" calcext:value-type="float">
            <text:p>1277.3</text:p>
          </table:table-cell>
          <table:table-cell table:style-name="ce3" table:formula="of:=[.F724]/[.F725]" office:value-type="percentage" office:value="1.00062671367019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3220" calcext:value-type="float">
            <text:p>93220</text:p>
          </table:table-cell>
          <table:table-cell office:value-type="float" office:value="65536" calcext:value-type="float">
            <text:p>65536</text:p>
          </table:table-cell>
          <table:table-cell office:value-type="float" office:value="1276.5" calcext:value-type="float">
            <text:p>1276.5</text:p>
          </table:table-cell>
          <table:table-cell table:style-name="ce3" table:formula="of:=[.F725]/[.F726]" office:value-type="percentage" office:value="1.00117647058824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4426" calcext:value-type="float">
            <text:p>94426</text:p>
          </table:table-cell>
          <table:table-cell office:value-type="float" office:value="16384" calcext:value-type="float">
            <text:p>16384</text:p>
          </table:table-cell>
          <table:table-cell office:value-type="float" office:value="1275" calcext:value-type="float">
            <text:p>1275</text:p>
          </table:table-cell>
          <table:table-cell table:style-name="ce3" table:formula="of:=[.F726]/[.F727]" office:value-type="percentage" office:value="1.00015688735488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3220" calcext:value-type="float">
            <text:p>93220</text:p>
          </table:table-cell>
          <table:table-cell office:value-type="float" office:value="65536" calcext:value-type="float">
            <text:p>65536</text:p>
          </table:table-cell>
          <table:table-cell office:value-type="float" office:value="1274.8" calcext:value-type="float">
            <text:p>1274.8</text:p>
          </table:table-cell>
          <table:table-cell table:style-name="ce3" table:formula="of:=[.F727]/[.F728]" office:value-type="percentage" office:value="1.01504896886695" calcext:value-type="percentage">
            <text:p>101.5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9039" calcext:value-type="float">
            <text:p>99039</text:p>
          </table:table-cell>
          <table:table-cell office:value-type="float" office:value="4096" calcext:value-type="float">
            <text:p>4096</text:p>
          </table:table-cell>
          <table:table-cell office:value-type="float" office:value="1255.9" calcext:value-type="float">
            <text:p>1255.9</text:p>
          </table:table-cell>
          <table:table-cell table:style-name="ce3" table:formula="of:=[.F728]/[.F729]" office:value-type="percentage" office:value="1.00191463901077" calcext:value-type="percentage">
            <text:p>100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9039" calcext:value-type="float">
            <text:p>99039</text:p>
          </table:table-cell>
          <table:table-cell office:value-type="float" office:value="4096" calcext:value-type="float">
            <text:p>4096</text:p>
          </table:table-cell>
          <table:table-cell office:value-type="float" office:value="1253.5" calcext:value-type="float">
            <text:p>1253.5</text:p>
          </table:table-cell>
          <table:table-cell table:style-name="ce3" table:formula="of:=[.F729]/[.F730]" office:value-type="percentage" office:value="1.08612771856858" calcext:value-type="percentage">
            <text:p>108.6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119273" calcext:value-type="float">
            <text:p>119273</text:p>
          </table:table-cell>
          <table:table-cell office:value-type="float" office:value="1024" calcext:value-type="float">
            <text:p>1024</text:p>
          </table:table-cell>
          <table:table-cell office:value-type="float" office:value="1154.1" calcext:value-type="float">
            <text:p>1154.1</text:p>
          </table:table-cell>
          <table:table-cell table:style-name="ce3" table:formula="of:=[.F730]/[.F731]" office:value-type="percentage" office:value="1.00069366166652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119273" calcext:value-type="float">
            <text:p>119273</text:p>
          </table:table-cell>
          <table:table-cell office:value-type="float" office:value="1024" calcext:value-type="float">
            <text:p>1024</text:p>
          </table:table-cell>
          <table:table-cell office:value-type="float" office:value="1153.3" calcext:value-type="float">
            <text:p>1153.3</text:p>
          </table:table-cell>
          <table:table-cell table:style-name="ce3" table:formula="of:=[.F731]/[.F732]" office:value-type="percentage" office:value="1.39861751152074" calcext:value-type="percentage">
            <text:p>139.8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24.6" calcext:value-type="float">
            <text:p>824.6</text:p>
          </table:table-cell>
          <table:table-cell table:style-name="ce3" table:formula="of:=[.F732]/[.F733]" office:value-type="percentage" office:value="1.00024260067928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24.4" calcext:value-type="float">
            <text:p>824.4</text:p>
          </table:table-cell>
          <table:table-cell table:style-name="ce3" table:formula="of:=[.F733]/[.F73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24.4" calcext:value-type="float">
            <text:p>824.4</text:p>
          </table:table-cell>
          <table:table-cell table:style-name="ce3" table:formula="of:=[.F734]/[.F735]" office:value-type="percentage" office:value="1.00024265954865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94" calcext:value-type="float">
            <text:p>9289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4.2" calcext:value-type="float">
            <text:p>824.2</text:p>
          </table:table-cell>
          <table:table-cell table:style-name="ce3" table:formula="of:=[.F735]/[.F73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94" calcext:value-type="float">
            <text:p>9289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4.2" calcext:value-type="float">
            <text:p>824.2</text:p>
          </table:table-cell>
          <table:table-cell table:style-name="ce3" table:formula="of:=[.F736]/[.F737]" office:value-type="percentage" office:value="1.0002427184466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24" calcext:value-type="float">
            <text:p>824</text:p>
          </table:table-cell>
          <table:table-cell table:style-name="ce3" table:formula="of:=[.F737]/[.F738]" office:value-type="percentage" office:value="1.00292112950341" calcext:value-type="percentage">
            <text:p>100.2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3220" calcext:value-type="float">
            <text:p>93220</text:p>
          </table:table-cell>
          <table:table-cell office:value-type="float" office:value="65536" calcext:value-type="float">
            <text:p>65536</text:p>
          </table:table-cell>
          <table:table-cell office:value-type="float" office:value="821.6" calcext:value-type="float">
            <text:p>821.6</text:p>
          </table:table-cell>
          <table:table-cell table:style-name="ce3" table:formula="of:=[.F738]/[.F739]" office:value-type="percentage" office:value="1.00024348672997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3220" calcext:value-type="float">
            <text:p>93220</text:p>
          </table:table-cell>
          <table:table-cell office:value-type="float" office:value="65536" calcext:value-type="float">
            <text:p>65536</text:p>
          </table:table-cell>
          <table:table-cell office:value-type="float" office:value="821.4" calcext:value-type="float">
            <text:p>821.4</text:p>
          </table:table-cell>
          <table:table-cell table:style-name="ce3" table:formula="of:=[.F739]/[.F740]" office:value-type="percentage" office:value="1.00256316367631" calcext:value-type="percentage">
            <text:p>100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4426" calcext:value-type="float">
            <text:p>94426</text:p>
          </table:table-cell>
          <table:table-cell office:value-type="float" office:value="16384" calcext:value-type="float">
            <text:p>16384</text:p>
          </table:table-cell>
          <table:table-cell office:value-type="float" office:value="819.3" calcext:value-type="float">
            <text:p>819.3</text:p>
          </table:table-cell>
          <table:table-cell table:style-name="ce3" table:formula="of:=[.F740]/[.F741]" office:value-type="percentage" office:value="1.001466813348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4426" calcext:value-type="float">
            <text:p>94426</text:p>
          </table:table-cell>
          <table:table-cell office:value-type="float" office:value="16384" calcext:value-type="float">
            <text:p>16384</text:p>
          </table:table-cell>
          <table:table-cell office:value-type="float" office:value="818.1" calcext:value-type="float">
            <text:p>818.1</text:p>
          </table:table-cell>
          <table:table-cell table:style-name="ce3" table:formula="of:=[.F741]/[.F742]" office:value-type="percentage" office:value="1.0278929513758" calcext:value-type="percentage">
            <text:p>102.7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9039" calcext:value-type="float">
            <text:p>99039</text:p>
          </table:table-cell>
          <table:table-cell office:value-type="float" office:value="4096" calcext:value-type="float">
            <text:p>4096</text:p>
          </table:table-cell>
          <table:table-cell office:value-type="float" office:value="795.9" calcext:value-type="float">
            <text:p>795.9</text:p>
          </table:table-cell>
          <table:table-cell table:style-name="ce3" table:formula="of:=[.F742]/[.F743]" office:value-type="percentage" office:value="1.00100616274682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9039" calcext:value-type="float">
            <text:p>99039</text:p>
          </table:table-cell>
          <table:table-cell office:value-type="float" office:value="4096" calcext:value-type="float">
            <text:p>4096</text:p>
          </table:table-cell>
          <table:table-cell office:value-type="float" office:value="795.1" calcext:value-type="float">
            <text:p>795.1</text:p>
          </table:table-cell>
          <table:table-cell table:style-name="ce3" table:formula="of:=[.F743]/[.F744]" office:value-type="percentage" office:value="1.10815331010453" calcext:value-type="percentage">
            <text:p>110.8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119273" calcext:value-type="float">
            <text:p>119273</text:p>
          </table:table-cell>
          <table:table-cell office:value-type="float" office:value="1024" calcext:value-type="float">
            <text:p>1024</text:p>
          </table:table-cell>
          <table:table-cell office:value-type="float" office:value="717.5" calcext:value-type="float">
            <text:p>717.5</text:p>
          </table:table-cell>
          <table:table-cell table:style-name="ce3" table:formula="of:=[.F744]/[.F745]" office:value-type="percentage" office:value="1.00111622715223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119273" calcext:value-type="float">
            <text:p>119273</text:p>
          </table:table-cell>
          <table:table-cell office:value-type="float" office:value="1024" calcext:value-type="float">
            <text:p>1024</text:p>
          </table:table-cell>
          <table:table-cell office:value-type="float" office:value="716.7" calcext:value-type="float">
            <text:p>716.7</text:p>
          </table:table-cell>
          <table:table-cell table:style-name="ce3" table:formula="of:=[.F745]/[.F746]" office:value-type="percentage" office:value="1.07790645209806" calcext:value-type="percentage">
            <text:p>107.7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64.9" calcext:value-type="float">
            <text:p>664.9</text:p>
          </table:table-cell>
          <table:table-cell table:style-name="ce3" table:formula="of:=[.F746]/[.F747]" office:value-type="percentage" office:value="1.0003008876184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4.7" calcext:value-type="float">
            <text:p>664.7</text:p>
          </table:table-cell>
          <table:table-cell table:style-name="ce3" table:formula="of:=[.F747]/[.F74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4.7" calcext:value-type="float">
            <text:p>664.7</text:p>
          </table:table-cell>
          <table:table-cell table:style-name="ce3" table:formula="of:=[.F748]/[.F74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12" calcext:value-type="float">
            <text:p>928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64.7" calcext:value-type="float">
            <text:p>664.7</text:p>
          </table:table-cell>
          <table:table-cell table:style-name="ce3" table:formula="of:=[.F749]/[.F750]" office:value-type="percentage" office:value="1.00060213758844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94" calcext:value-type="float">
            <text:p>9289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4.3" calcext:value-type="float">
            <text:p>664.3</text:p>
          </table:table-cell>
          <table:table-cell table:style-name="ce3" table:formula="of:=[.F750]/[.F75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2894" calcext:value-type="float">
            <text:p>9289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4.3" calcext:value-type="float">
            <text:p>664.3</text:p>
          </table:table-cell>
          <table:table-cell table:style-name="ce3" table:formula="of:=[.F751]/[.F752]" office:value-type="percentage" office:value="1.00120572720422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3220" calcext:value-type="float">
            <text:p>93220</text:p>
          </table:table-cell>
          <table:table-cell office:value-type="float" office:value="65536" calcext:value-type="float">
            <text:p>65536</text:p>
          </table:table-cell>
          <table:table-cell office:value-type="float" office:value="663.5" calcext:value-type="float">
            <text:p>663.5</text:p>
          </table:table-cell>
          <table:table-cell table:style-name="ce3" table:formula="of:=[.F752]/[.F753]" office:value-type="percentage" office:value="1.0003015226895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3220" calcext:value-type="float">
            <text:p>93220</text:p>
          </table:table-cell>
          <table:table-cell office:value-type="float" office:value="65536" calcext:value-type="float">
            <text:p>65536</text:p>
          </table:table-cell>
          <table:table-cell office:value-type="float" office:value="663.3" calcext:value-type="float">
            <text:p>663.3</text:p>
          </table:table-cell>
          <table:table-cell table:style-name="ce3" table:formula="of:=[.F753]/[.F754]" office:value-type="percentage" office:value="1.00196374622356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4426" calcext:value-type="float">
            <text:p>94426</text:p>
          </table:table-cell>
          <table:table-cell office:value-type="float" office:value="16384" calcext:value-type="float">
            <text:p>16384</text:p>
          </table:table-cell>
          <table:table-cell office:value-type="float" office:value="662" calcext:value-type="float">
            <text:p>662</text:p>
          </table:table-cell>
          <table:table-cell table:style-name="ce3" table:formula="of:=[.F754]/[.F755]" office:value-type="percentage" office:value="1.0006045949214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4426" calcext:value-type="float">
            <text:p>94426</text:p>
          </table:table-cell>
          <table:table-cell office:value-type="float" office:value="16384" calcext:value-type="float">
            <text:p>16384</text:p>
          </table:table-cell>
          <table:table-cell office:value-type="float" office:value="661.6" calcext:value-type="float">
            <text:p>661.6</text:p>
          </table:table-cell>
          <table:table-cell table:style-name="ce3" table:formula="of:=[.F755]/[.F756]" office:value-type="percentage" office:value="1.01348039215686" calcext:value-type="percentage">
            <text:p>101.3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9039" calcext:value-type="float">
            <text:p>99039</text:p>
          </table:table-cell>
          <table:table-cell office:value-type="float" office:value="4096" calcext:value-type="float">
            <text:p>4096</text:p>
          </table:table-cell>
          <table:table-cell office:value-type="float" office:value="652.8" calcext:value-type="float">
            <text:p>652.8</text:p>
          </table:table-cell>
          <table:table-cell table:style-name="ce3" table:formula="of:=[.F756]/[.F75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99039" calcext:value-type="float">
            <text:p>99039</text:p>
          </table:table-cell>
          <table:table-cell office:value-type="float" office:value="4096" calcext:value-type="float">
            <text:p>4096</text:p>
          </table:table-cell>
          <table:table-cell office:value-type="float" office:value="652.8" calcext:value-type="float">
            <text:p>652.8</text:p>
          </table:table-cell>
          <table:table-cell table:style-name="ce3" table:formula="of:=[.F757]/[.F758]" office:value-type="percentage" office:value="1.05785123966942" calcext:value-type="percentage">
            <text:p>105.7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ic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119273" calcext:value-type="float">
            <text:p>119273</text:p>
          </table:table-cell>
          <table:table-cell office:value-type="float" office:value="1024" calcext:value-type="float">
            <text:p>1024</text:p>
          </table:table-cell>
          <table:table-cell office:value-type="float" office:value="617.1" calcext:value-type="float">
            <text:p>617.1</text:p>
          </table:table-cell>
          <table:table-cell table:style-name="ce3" table:formula="of:=[.F758]/[.F759]" office:value-type="percentage" office:value="1.0019483682416" calcext:value-type="percentage">
            <text:p>100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tt5 <text:s/></text:p>
          </table:table-cell>
          <table:table-cell office:value-type="float" office:value="513216" calcext:value-type="float">
            <text:p>513216</text:p>
          </table:table-cell>
          <table:table-cell office:value-type="float" office:value="119273" calcext:value-type="float">
            <text:p>119273</text:p>
          </table:table-cell>
          <table:table-cell office:value-type="float" office:value="1024" calcext:value-type="float">
            <text:p>1024</text:p>
          </table:table-cell>
          <table:table-cell office:value-type="float" office:value="615.9" calcext:value-type="float">
            <text:p>615.9</text:p>
          </table:table-cell>
          <table:table-cell table:style-name="ce3" table:formula="of:=[.F759]/[.F760]" office:value-type="percentage" office:value="0.379225417154116" calcext:value-type="percentage">
            <text:p>37.9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422420" calcext:value-type="float">
            <text:p>422420</text:p>
          </table:table-cell>
          <table:table-cell office:value-type="float" office:value="1024" calcext:value-type="float">
            <text:p>1024</text:p>
          </table:table-cell>
          <table:table-cell office:value-type="float" office:value="1624.1" calcext:value-type="float">
            <text:p>1624.1</text:p>
          </table:table-cell>
          <table:table-cell table:style-name="ce3" table:formula="of:=[.F760]/[.F761]" office:value-type="percentage" office:value="1.21856242496999" calcext:value-type="percentage">
            <text:p>121.8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90361" calcext:value-type="float">
            <text:p>390361</text:p>
          </table:table-cell>
          <table:table-cell office:value-type="float" office:value="4096" calcext:value-type="float">
            <text:p>4096</text:p>
          </table:table-cell>
          <table:table-cell office:value-type="float" office:value="1332.8" calcext:value-type="float">
            <text:p>1332.8</text:p>
          </table:table-cell>
          <table:table-cell table:style-name="ce3" table:formula="of:=[.F761]/[.F762]" office:value-type="percentage" office:value="1.14442727116607" calcext:value-type="percentage">
            <text:p>114.4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271" calcext:value-type="float">
            <text:p>38027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64.6" calcext:value-type="float">
            <text:p>1164.6</text:p>
          </table:table-cell>
          <table:table-cell table:style-name="ce3" table:formula="of:=[.F762]/[.F763]" office:value-type="percentage" office:value="1.000171762281" calcext:value-type="percentage">
            <text:p>100.0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271" calcext:value-type="float">
            <text:p>38027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164.4" calcext:value-type="float">
            <text:p>1164.4</text:p>
          </table:table-cell>
          <table:table-cell table:style-name="ce3" table:formula="of:=[.F763]/[.F764]" office:value-type="percentage" office:value="1.00535313417372" calcext:value-type="percentage">
            <text:p>100.5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356" calcext:value-type="float">
            <text:p>3803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8.2" calcext:value-type="float">
            <text:p>1158.2</text:p>
          </table:table-cell>
          <table:table-cell table:style-name="ce3" table:formula="of:=[.F764]/[.F765]" office:value-type="percentage" office:value="1.0164107064502" calcext:value-type="percentage">
            <text:p>101.6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2790" calcext:value-type="float">
            <text:p>382790</text:p>
          </table:table-cell>
          <table:table-cell office:value-type="float" office:value="16384" calcext:value-type="float">
            <text:p>16384</text:p>
          </table:table-cell>
          <table:table-cell office:value-type="float" office:value="1139.5" calcext:value-type="float">
            <text:p>1139.5</text:p>
          </table:table-cell>
          <table:table-cell table:style-name="ce3" table:formula="of:=[.F765]/[.F766]" office:value-type="percentage" office:value="1.04762342557691" calcext:value-type="percentage">
            <text:p>104.7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834" calcext:value-type="float">
            <text:p>380834</text:p>
          </table:table-cell>
          <table:table-cell office:value-type="float" office:value="65536" calcext:value-type="float">
            <text:p>65536</text:p>
          </table:table-cell>
          <table:table-cell office:value-type="float" office:value="1087.7" calcext:value-type="float">
            <text:p>1087.7</text:p>
          </table:table-cell>
          <table:table-cell table:style-name="ce3" table:formula="of:=[.F766]/[.F767]" office:value-type="percentage" office:value="2.40641592920354" calcext:value-type="percentage">
            <text:p>240.6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422420" calcext:value-type="float">
            <text:p>422420</text:p>
          </table:table-cell>
          <table:table-cell office:value-type="float" office:value="1024" calcext:value-type="float">
            <text:p>1024</text:p>
          </table:table-cell>
          <table:table-cell office:value-type="float" office:value="452" calcext:value-type="float">
            <text:p>452</text:p>
          </table:table-cell>
          <table:table-cell table:style-name="ce3" table:formula="of:=[.F767]/[.F768]" office:value-type="percentage" office:value="1.1078431372549" calcext:value-type="percentage">
            <text:p>110.7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90361" calcext:value-type="float">
            <text:p>390361</text:p>
          </table:table-cell>
          <table:table-cell office:value-type="float" office:value="4096" calcext:value-type="float">
            <text:p>4096</text:p>
          </table:table-cell>
          <table:table-cell office:value-type="float" office:value="408" calcext:value-type="float">
            <text:p>408</text:p>
          </table:table-cell>
          <table:table-cell table:style-name="ce3" table:formula="of:=[.F768]/[.F769]" office:value-type="percentage" office:value="1.02255639097744" calcext:value-type="percentage">
            <text:p>102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2790" calcext:value-type="float">
            <text:p>382790</text:p>
          </table:table-cell>
          <table:table-cell office:value-type="float" office:value="16384" calcext:value-type="float">
            <text:p>16384</text:p>
          </table:table-cell>
          <table:table-cell office:value-type="float" office:value="399" calcext:value-type="float">
            <text:p>399</text:p>
          </table:table-cell>
          <table:table-cell table:style-name="ce3" table:formula="of:=[.F769]/[.F770]" office:value-type="percentage" office:value="1.00478468899522" calcext:value-type="percentage">
            <text:p>100.4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834" calcext:value-type="float">
            <text:p>380834</text:p>
          </table:table-cell>
          <table:table-cell office:value-type="float" office:value="65536" calcext:value-type="float">
            <text:p>65536</text:p>
          </table:table-cell>
          <table:table-cell office:value-type="float" office:value="397.1" calcext:value-type="float">
            <text:p>397.1</text:p>
          </table:table-cell>
          <table:table-cell table:style-name="ce3" table:formula="of:=[.F770]/[.F771]" office:value-type="percentage" office:value="1.00201867272269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271" calcext:value-type="float">
            <text:p>38027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96.3" calcext:value-type="float">
            <text:p>396.3</text:p>
          </table:table-cell>
          <table:table-cell table:style-name="ce3" table:formula="of:=[.F771]/[.F772]" office:value-type="percentage" office:value="1.00101035615054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271" calcext:value-type="float">
            <text:p>38027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95.9" calcext:value-type="float">
            <text:p>395.9</text:p>
          </table:table-cell>
          <table:table-cell table:style-name="ce3" table:formula="of:=[.F772]/[.F77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356" calcext:value-type="float">
            <text:p>3803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5.9" calcext:value-type="float">
            <text:p>395.9</text:p>
          </table:table-cell>
          <table:table-cell table:style-name="ce3" table:formula="of:=[.F773]/[.F774]" office:value-type="percentage" office:value="1.29168026101142" calcext:value-type="percentage">
            <text:p>129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422420" calcext:value-type="float">
            <text:p>422420</text:p>
          </table:table-cell>
          <table:table-cell office:value-type="float" office:value="1024" calcext:value-type="float">
            <text:p>1024</text:p>
          </table:table-cell>
          <table:table-cell office:value-type="float" office:value="306.5" calcext:value-type="float">
            <text:p>306.5</text:p>
          </table:table-cell>
          <table:table-cell table:style-name="ce3" table:formula="of:=[.F774]/[.F775]" office:value-type="percentage" office:value="1.08687943262411" calcext:value-type="percentage">
            <text:p>108.6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90361" calcext:value-type="float">
            <text:p>390361</text:p>
          </table:table-cell>
          <table:table-cell office:value-type="float" office:value="4096" calcext:value-type="float">
            <text:p>4096</text:p>
          </table:table-cell>
          <table:table-cell office:value-type="float" office:value="282" calcext:value-type="float">
            <text:p>282</text:p>
          </table:table-cell>
          <table:table-cell table:style-name="ce3" table:formula="of:=[.F775]/[.F776]" office:value-type="percentage" office:value="1.01184068891281" calcext:value-type="percentage">
            <text:p>101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422420" calcext:value-type="float">
            <text:p>422420</text:p>
          </table:table-cell>
          <table:table-cell office:value-type="float" office:value="1024" calcext:value-type="float">
            <text:p>1024</text:p>
          </table:table-cell>
          <table:table-cell office:value-type="float" office:value="278.7" calcext:value-type="float">
            <text:p>278.7</text:p>
          </table:table-cell>
          <table:table-cell table:style-name="ce3" table:formula="of:=[.F776]/[.F777]" office:value-type="percentage" office:value="1.00722804481388" calcext:value-type="percentage">
            <text:p>100.7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2790" calcext:value-type="float">
            <text:p>382790</text:p>
          </table:table-cell>
          <table:table-cell office:value-type="float" office:value="16384" calcext:value-type="float">
            <text:p>16384</text:p>
          </table:table-cell>
          <table:table-cell office:value-type="float" office:value="276.7" calcext:value-type="float">
            <text:p>276.7</text:p>
          </table:table-cell>
          <table:table-cell table:style-name="ce3" table:formula="of:=[.F777]/[.F778]" office:value-type="percentage" office:value="1.00472040668119" calcext:value-type="percentage">
            <text:p>100.4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834" calcext:value-type="float">
            <text:p>380834</text:p>
          </table:table-cell>
          <table:table-cell office:value-type="float" office:value="65536" calcext:value-type="float">
            <text:p>65536</text:p>
          </table:table-cell>
          <table:table-cell office:value-type="float" office:value="275.4" calcext:value-type="float">
            <text:p>275.4</text:p>
          </table:table-cell>
          <table:table-cell table:style-name="ce3" table:formula="of:=[.F778]/[.F779]" office:value-type="percentage" office:value="1.00254823443757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271" calcext:value-type="float">
            <text:p>38027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4.7" calcext:value-type="float">
            <text:p>274.7</text:p>
          </table:table-cell>
          <table:table-cell table:style-name="ce3" table:formula="of:=[.F779]/[.F78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356" calcext:value-type="float">
            <text:p>3803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.7" calcext:value-type="float">
            <text:p>274.7</text:p>
          </table:table-cell>
          <table:table-cell table:style-name="ce3" table:formula="of:=[.F780]/[.F781]" office:value-type="percentage" office:value="1.00036416605972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271" calcext:value-type="float">
            <text:p>38027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4.6" calcext:value-type="float">
            <text:p>274.6</text:p>
          </table:table-cell>
          <table:table-cell table:style-name="ce3" table:formula="of:=[.F781]/[.F782]" office:value-type="percentage" office:value="1.04054566123532" calcext:value-type="percentage">
            <text:p>104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90361" calcext:value-type="float">
            <text:p>390361</text:p>
          </table:table-cell>
          <table:table-cell office:value-type="float" office:value="4096" calcext:value-type="float">
            <text:p>4096</text:p>
          </table:table-cell>
          <table:table-cell office:value-type="float" office:value="263.9" calcext:value-type="float">
            <text:p>263.9</text:p>
          </table:table-cell>
          <table:table-cell table:style-name="ce3" table:formula="of:=[.F782]/[.F783]" office:value-type="percentage" office:value="1.01305182341651" calcext:value-type="percentage">
            <text:p>101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2790" calcext:value-type="float">
            <text:p>382790</text:p>
          </table:table-cell>
          <table:table-cell office:value-type="float" office:value="16384" calcext:value-type="float">
            <text:p>16384</text:p>
          </table:table-cell>
          <table:table-cell office:value-type="float" office:value="260.5" calcext:value-type="float">
            <text:p>260.5</text:p>
          </table:table-cell>
          <table:table-cell table:style-name="ce3" table:formula="of:=[.F783]/[.F784]" office:value-type="percentage" office:value="1.00385356454721" calcext:value-type="percentage">
            <text:p>100.3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834" calcext:value-type="float">
            <text:p>380834</text:p>
          </table:table-cell>
          <table:table-cell office:value-type="float" office:value="65536" calcext:value-type="float">
            <text:p>65536</text:p>
          </table:table-cell>
          <table:table-cell office:value-type="float" office:value="259.5" calcext:value-type="float">
            <text:p>259.5</text:p>
          </table:table-cell>
          <table:table-cell table:style-name="ce3" table:formula="of:=[.F784]/[.F785]" office:value-type="percentage" office:value="1.00077130736599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271" calcext:value-type="float">
            <text:p>38027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9.3" calcext:value-type="float">
            <text:p>259.3</text:p>
          </table:table-cell>
          <table:table-cell table:style-name="ce3" table:formula="of:=[.F785]/[.F786]" office:value-type="percentage" office:value="1.00038580246914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356" calcext:value-type="float">
            <text:p>3803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9.2" calcext:value-type="float">
            <text:p>259.2</text:p>
          </table:table-cell>
          <table:table-cell table:style-name="ce3" table:formula="of:=[.F786]/[.F787]" office:value-type="percentage" office:value="1.00038595137013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lrabn12.txt <text:s/></text:p>
          </table:table-cell>
          <table:table-cell office:value-type="float" office:value="481861" calcext:value-type="float">
            <text:p>481861</text:p>
          </table:table-cell>
          <table:table-cell office:value-type="float" office:value="380271" calcext:value-type="float">
            <text:p>38027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9.1" calcext:value-type="float">
            <text:p>259.1</text:p>
          </table:table-cell>
          <table:table-cell table:style-name="ce3" table:formula="of:=[.F787]/[.F788]" office:value-type="percentage" office:value="0.0145721436405051" calcext:value-type="percentage">
            <text:p>1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780.5" calcext:value-type="float">
            <text:p>17780.5</text:p>
          </table:table-cell>
          <table:table-cell table:style-name="ce3" table:formula="of:=[.F788]/[.F789]" office:value-type="percentage" office:value="1.01917344950132" calcext:value-type="percentage">
            <text:p>101.9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6" calcext:value-type="float">
            <text:p>529386</text:p>
          </table:table-cell>
          <table:table-cell office:value-type="float" office:value="65536" calcext:value-type="float">
            <text:p>65536</text:p>
          </table:table-cell>
          <table:table-cell office:value-type="float" office:value="17446" calcext:value-type="float">
            <text:p>17446</text:p>
          </table:table-cell>
          <table:table-cell table:style-name="ce3" table:formula="of:=[.F789]/[.F790]" office:value-type="percentage" office:value="1.0185066261895" calcext:value-type="percentage">
            <text:p>101.8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7129" calcext:value-type="float">
            <text:p>17129</text:p>
          </table:table-cell>
          <table:table-cell table:style-name="ce3" table:formula="of:=[.F790]/[.F791]" office:value-type="percentage" office:value="1.00024525833878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124.8" calcext:value-type="float">
            <text:p>17124.8</text:p>
          </table:table-cell>
          <table:table-cell table:style-name="ce3" table:formula="of:=[.F791]/[.F792]" office:value-type="percentage" office:value="1.03496875415503" calcext:value-type="percentage">
            <text:p>103.5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9" calcext:value-type="float">
            <text:p>529389</text:p>
          </table:table-cell>
          <table:table-cell office:value-type="float" office:value="16384" calcext:value-type="float">
            <text:p>16384</text:p>
          </table:table-cell>
          <table:table-cell office:value-type="float" office:value="16546.2" calcext:value-type="float">
            <text:p>16546.2</text:p>
          </table:table-cell>
          <table:table-cell table:style-name="ce3" table:formula="of:=[.F792]/[.F793]" office:value-type="percentage" office:value="1.09412278149549" calcext:value-type="percentage">
            <text:p>109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9" calcext:value-type="float">
            <text:p>529389</text:p>
          </table:table-cell>
          <table:table-cell office:value-type="float" office:value="4096" calcext:value-type="float">
            <text:p>4096</text:p>
          </table:table-cell>
          <table:table-cell office:value-type="float" office:value="15122.8" calcext:value-type="float">
            <text:p>15122.8</text:p>
          </table:table-cell>
          <table:table-cell table:style-name="ce3" table:formula="of:=[.F793]/[.F794]" office:value-type="percentage" office:value="1.16359663296554" calcext:value-type="percentage">
            <text:p>116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400" calcext:value-type="float">
            <text:p>529400</text:p>
          </table:table-cell>
          <table:table-cell office:value-type="float" office:value="1024" calcext:value-type="float">
            <text:p>1024</text:p>
          </table:table-cell>
          <table:table-cell office:value-type="float" office:value="12996.6" calcext:value-type="float">
            <text:p>12996.6</text:p>
          </table:table-cell>
          <table:table-cell table:style-name="ce3" table:formula="of:=[.F794]/[.F795]" office:value-type="percentage" office:value="2.79448696998366" calcext:value-type="percentage">
            <text:p>279.4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6" calcext:value-type="float">
            <text:p>529386</text:p>
          </table:table-cell>
          <table:table-cell office:value-type="float" office:value="65536" calcext:value-type="float">
            <text:p>65536</text:p>
          </table:table-cell>
          <table:table-cell office:value-type="float" office:value="4650.8" calcext:value-type="float">
            <text:p>4650.8</text:p>
          </table:table-cell>
          <table:table-cell table:style-name="ce3" table:formula="of:=[.F795]/[.F796]" office:value-type="percentage" office:value="1.00101160112783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646.1" calcext:value-type="float">
            <text:p>4646.1</text:p>
          </table:table-cell>
          <table:table-cell table:style-name="ce3" table:formula="of:=[.F796]/[.F797]" office:value-type="percentage" office:value="1.000258347865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44.9" calcext:value-type="float">
            <text:p>4644.9</text:p>
          </table:table-cell>
          <table:table-cell table:style-name="ce3" table:formula="of:=[.F797]/[.F798]" office:value-type="percentage" office:value="1.00073252181407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41.5" calcext:value-type="float">
            <text:p>4641.5</text:p>
          </table:table-cell>
          <table:table-cell table:style-name="ce3" table:formula="of:=[.F798]/[.F799]" office:value-type="percentage" office:value="1.0006036173928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9" calcext:value-type="float">
            <text:p>529389</text:p>
          </table:table-cell>
          <table:table-cell office:value-type="float" office:value="16384" calcext:value-type="float">
            <text:p>16384</text:p>
          </table:table-cell>
          <table:table-cell office:value-type="float" office:value="4638.7" calcext:value-type="float">
            <text:p>4638.7</text:p>
          </table:table-cell>
          <table:table-cell table:style-name="ce3" table:formula="of:=[.F799]/[.F800]" office:value-type="percentage" office:value="1.00951033732318" calcext:value-type="percentage">
            <text:p>100.9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9" calcext:value-type="float">
            <text:p>529389</text:p>
          </table:table-cell>
          <table:table-cell office:value-type="float" office:value="4096" calcext:value-type="float">
            <text:p>4096</text:p>
          </table:table-cell>
          <table:table-cell office:value-type="float" office:value="4595" calcext:value-type="float">
            <text:p>4595</text:p>
          </table:table-cell>
          <table:table-cell table:style-name="ce3" table:formula="of:=[.F800]/[.F801]" office:value-type="percentage" office:value="1.04034595182032" calcext:value-type="percentage">
            <text:p>104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400" calcext:value-type="float">
            <text:p>529400</text:p>
          </table:table-cell>
          <table:table-cell office:value-type="float" office:value="1024" calcext:value-type="float">
            <text:p>1024</text:p>
          </table:table-cell>
          <table:table-cell office:value-type="float" office:value="4416.8" calcext:value-type="float">
            <text:p>4416.8</text:p>
          </table:table-cell>
          <table:table-cell table:style-name="ce3" table:formula="of:=[.F801]/[.F802]" office:value-type="percentage" office:value="9.56638509854884" calcext:value-type="percentage">
            <text:p>956.6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1.7" calcext:value-type="float">
            <text:p>461.7</text:p>
          </table:table-cell>
          <table:table-cell table:style-name="ce3" table:formula="of:=[.F802]/[.F80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1.7" calcext:value-type="float">
            <text:p>461.7</text:p>
          </table:table-cell>
          <table:table-cell table:style-name="ce3" table:formula="of:=[.F803]/[.F80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61.7" calcext:value-type="float">
            <text:p>461.7</text:p>
          </table:table-cell>
          <table:table-cell table:style-name="ce3" table:formula="of:=[.F804]/[.F80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6" calcext:value-type="float">
            <text:p>529386</text:p>
          </table:table-cell>
          <table:table-cell office:value-type="float" office:value="65536" calcext:value-type="float">
            <text:p>65536</text:p>
          </table:table-cell>
          <table:table-cell office:value-type="float" office:value="461.7" calcext:value-type="float">
            <text:p>461.7</text:p>
          </table:table-cell>
          <table:table-cell table:style-name="ce3" table:formula="of:=[.F805]/[.F80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9" calcext:value-type="float">
            <text:p>529389</text:p>
          </table:table-cell>
          <table:table-cell office:value-type="float" office:value="16384" calcext:value-type="float">
            <text:p>16384</text:p>
          </table:table-cell>
          <table:table-cell office:value-type="float" office:value="461.7" calcext:value-type="float">
            <text:p>461.7</text:p>
          </table:table-cell>
          <table:table-cell table:style-name="ce3" table:formula="of:=[.F806]/[.F807]" office:value-type="percentage" office:value="1.0010841283608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9" calcext:value-type="float">
            <text:p>529389</text:p>
          </table:table-cell>
          <table:table-cell office:value-type="float" office:value="4096" calcext:value-type="float">
            <text:p>4096</text:p>
          </table:table-cell>
          <table:table-cell office:value-type="float" office:value="461.2" calcext:value-type="float">
            <text:p>461.2</text:p>
          </table:table-cell>
          <table:table-cell table:style-name="ce3" table:formula="of:=[.F807]/[.F808]" office:value-type="percentage" office:value="1.00173761946134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400" calcext:value-type="float">
            <text:p>529400</text:p>
          </table:table-cell>
          <table:table-cell office:value-type="float" office:value="1024" calcext:value-type="float">
            <text:p>1024</text:p>
          </table:table-cell>
          <table:table-cell office:value-type="float" office:value="460.4" calcext:value-type="float">
            <text:p>460.4</text:p>
          </table:table-cell>
          <table:table-cell table:style-name="ce3" table:formula="of:=[.F808]/[.F809]" office:value-type="percentage" office:value="1.28316610925307" calcext:value-type="percentage">
            <text:p>128.3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6" calcext:value-type="float">
            <text:p>529386</text:p>
          </table:table-cell>
          <table:table-cell office:value-type="float" office:value="65536" calcext:value-type="float">
            <text:p>65536</text:p>
          </table:table-cell>
          <table:table-cell office:value-type="float" office:value="358.8" calcext:value-type="float">
            <text:p>358.8</text:p>
          </table:table-cell>
          <table:table-cell table:style-name="ce3" table:formula="of:=[.F809]/[.F810]" office:value-type="percentage" office:value="1.0005577244841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8.6" calcext:value-type="float">
            <text:p>358.6</text:p>
          </table:table-cell>
          <table:table-cell table:style-name="ce3" table:formula="of:=[.F810]/[.F81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8.6" calcext:value-type="float">
            <text:p>358.6</text:p>
          </table:table-cell>
          <table:table-cell table:style-name="ce3" table:formula="of:=[.F811]/[.F81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4" calcext:value-type="float">
            <text:p>52938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8.6" calcext:value-type="float">
            <text:p>358.6</text:p>
          </table:table-cell>
          <table:table-cell table:style-name="ce3" table:formula="of:=[.F812]/[.F813]" office:value-type="percentage" office:value="1.00055803571429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9" calcext:value-type="float">
            <text:p>529389</text:p>
          </table:table-cell>
          <table:table-cell office:value-type="float" office:value="16384" calcext:value-type="float">
            <text:p>16384</text:p>
          </table:table-cell>
          <table:table-cell office:value-type="float" office:value="358.4" calcext:value-type="float">
            <text:p>358.4</text:p>
          </table:table-cell>
          <table:table-cell table:style-name="ce3" table:formula="of:=[.F813]/[.F814]" office:value-type="percentage" office:value="1.0002790957298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389" calcext:value-type="float">
            <text:p>529389</text:p>
          </table:table-cell>
          <table:table-cell office:value-type="float" office:value="4096" calcext:value-type="float">
            <text:p>4096</text:p>
          </table:table-cell>
          <table:table-cell office:value-type="float" office:value="358.3" calcext:value-type="float">
            <text:p>358.3</text:p>
          </table:table-cell>
          <table:table-cell table:style-name="ce3" table:formula="of:=[.F814]/[.F815]" office:value-type="percentage" office:value="1.00139742873113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misc.tar.gz <text:s/></text:p>
          </table:table-cell>
          <table:table-cell office:value-type="float" office:value="470592" calcext:value-type="float">
            <text:p>470592</text:p>
          </table:table-cell>
          <table:table-cell office:value-type="float" office:value="529400" calcext:value-type="float">
            <text:p>529400</text:p>
          </table:table-cell>
          <table:table-cell office:value-type="float" office:value="1024" calcext:value-type="float">
            <text:p>1024</text:p>
          </table:table-cell>
          <table:table-cell office:value-type="float" office:value="357.8" calcext:value-type="float">
            <text:p>357.8</text:p>
          </table:table-cell>
          <table:table-cell table:style-name="ce3" table:formula="of:=[.F815]/[.F816]" office:value-type="percentage" office:value="0.214765906362545" calcext:value-type="percentage">
            <text:p>21.4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48942" calcext:value-type="float">
            <text:p>348942</text:p>
          </table:table-cell>
          <table:table-cell office:value-type="float" office:value="1024" calcext:value-type="float">
            <text:p>1024</text:p>
          </table:table-cell>
          <table:table-cell office:value-type="float" office:value="1666" calcext:value-type="float">
            <text:p>1666</text:p>
          </table:table-cell>
          <table:table-cell table:style-name="ce3" table:formula="of:=[.F816]/[.F817]" office:value-type="percentage" office:value="1.1020705166369" calcext:value-type="percentage">
            <text:p>110.2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14576" calcext:value-type="float">
            <text:p>314576</text:p>
          </table:table-cell>
          <table:table-cell office:value-type="float" office:value="4096" calcext:value-type="float">
            <text:p>4096</text:p>
          </table:table-cell>
          <table:table-cell office:value-type="float" office:value="1511.7" calcext:value-type="float">
            <text:p>1511.7</text:p>
          </table:table-cell>
          <table:table-cell table:style-name="ce3" table:formula="of:=[.F817]/[.F818]" office:value-type="percentage" office:value="1.15502750611247" calcext:value-type="percentage">
            <text:p>115.5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709" calcext:value-type="float">
            <text:p>30370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08.8" calcext:value-type="float">
            <text:p>1308.8</text:p>
          </table:table-cell>
          <table:table-cell table:style-name="ce3" table:formula="of:=[.F818]/[.F819]" office:value-type="percentage" office:value="1.00183710961421" calcext:value-type="percentage">
            <text:p>100.1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605" calcext:value-type="float">
            <text:p>3036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306.4" calcext:value-type="float">
            <text:p>1306.4</text:p>
          </table:table-cell>
          <table:table-cell table:style-name="ce3" table:formula="of:=[.F819]/[.F820]" office:value-type="percentage" office:value="1.00577411656017" calcext:value-type="percentage">
            <text:p>100.5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605" calcext:value-type="float">
            <text:p>30360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98.9" calcext:value-type="float">
            <text:p>1298.9</text:p>
          </table:table-cell>
          <table:table-cell table:style-name="ce3" table:formula="of:=[.F820]/[.F821]" office:value-type="percentage" office:value="1.01310350206692" calcext:value-type="percentage">
            <text:p>101.3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6301" calcext:value-type="float">
            <text:p>306301</text:p>
          </table:table-cell>
          <table:table-cell office:value-type="float" office:value="16384" calcext:value-type="float">
            <text:p>16384</text:p>
          </table:table-cell>
          <table:table-cell office:value-type="float" office:value="1282.1" calcext:value-type="float">
            <text:p>1282.1</text:p>
          </table:table-cell>
          <table:table-cell table:style-name="ce3" table:formula="of:=[.F821]/[.F822]" office:value-type="percentage" office:value="1.02971648863545" calcext:value-type="percentage">
            <text:p>102.9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4274" calcext:value-type="float">
            <text:p>304274</text:p>
          </table:table-cell>
          <table:table-cell office:value-type="float" office:value="65536" calcext:value-type="float">
            <text:p>65536</text:p>
          </table:table-cell>
          <table:table-cell office:value-type="float" office:value="1245.1" calcext:value-type="float">
            <text:p>1245.1</text:p>
          </table:table-cell>
          <table:table-cell table:style-name="ce3" table:formula="of:=[.F822]/[.F823]" office:value-type="percentage" office:value="2.50927045546151" calcext:value-type="percentage">
            <text:p>250.9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48942" calcext:value-type="float">
            <text:p>348942</text:p>
          </table:table-cell>
          <table:table-cell office:value-type="float" office:value="1024" calcext:value-type="float">
            <text:p>1024</text:p>
          </table:table-cell>
          <table:table-cell office:value-type="float" office:value="496.2" calcext:value-type="float">
            <text:p>496.2</text:p>
          </table:table-cell>
          <table:table-cell table:style-name="ce3" table:formula="of:=[.F823]/[.F824]" office:value-type="percentage" office:value="1.09827357237716" calcext:value-type="percentage">
            <text:p>109.8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14576" calcext:value-type="float">
            <text:p>314576</text:p>
          </table:table-cell>
          <table:table-cell office:value-type="float" office:value="4096" calcext:value-type="float">
            <text:p>4096</text:p>
          </table:table-cell>
          <table:table-cell office:value-type="float" office:value="451.8" calcext:value-type="float">
            <text:p>451.8</text:p>
          </table:table-cell>
          <table:table-cell table:style-name="ce3" table:formula="of:=[.F824]/[.F825]" office:value-type="percentage" office:value="1.02541988197912" calcext:value-type="percentage">
            <text:p>102.5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6301" calcext:value-type="float">
            <text:p>306301</text:p>
          </table:table-cell>
          <table:table-cell office:value-type="float" office:value="16384" calcext:value-type="float">
            <text:p>16384</text:p>
          </table:table-cell>
          <table:table-cell office:value-type="float" office:value="440.6" calcext:value-type="float">
            <text:p>440.6</text:p>
          </table:table-cell>
          <table:table-cell table:style-name="ce3" table:formula="of:=[.F825]/[.F826]" office:value-type="percentage" office:value="1.00387331966279" calcext:value-type="percentage">
            <text:p>100.3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4274" calcext:value-type="float">
            <text:p>304274</text:p>
          </table:table-cell>
          <table:table-cell office:value-type="float" office:value="65536" calcext:value-type="float">
            <text:p>65536</text:p>
          </table:table-cell>
          <table:table-cell office:value-type="float" office:value="438.9" calcext:value-type="float">
            <text:p>438.9</text:p>
          </table:table-cell>
          <table:table-cell table:style-name="ce3" table:formula="of:=[.F826]/[.F827]" office:value-type="percentage" office:value="1.00159744408946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709" calcext:value-type="float">
            <text:p>303709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8.2" calcext:value-type="float">
            <text:p>438.2</text:p>
          </table:table-cell>
          <table:table-cell table:style-name="ce3" table:formula="of:=[.F827]/[.F828]" office:value-type="percentage" office:value="1.0020580836954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605" calcext:value-type="float">
            <text:p>30360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37.3" calcext:value-type="float">
            <text:p>437.3</text:p>
          </table:table-cell>
          <table:table-cell table:style-name="ce3" table:formula="of:=[.F828]/[.F829]" office:value-type="percentage" office:value="1.00137394092054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605" calcext:value-type="float">
            <text:p>3036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36.7" calcext:value-type="float">
            <text:p>436.7</text:p>
          </table:table-cell>
          <table:table-cell table:style-name="ce3" table:formula="of:=[.F829]/[.F830]" office:value-type="percentage" office:value="1.36001245717845" calcext:value-type="percentage">
            <text:p>136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48942" calcext:value-type="float">
            <text:p>348942</text:p>
          </table:table-cell>
          <table:table-cell office:value-type="float" office:value="1024" calcext:value-type="float">
            <text:p>1024</text:p>
          </table:table-cell>
          <table:table-cell office:value-type="float" office:value="321.1" calcext:value-type="float">
            <text:p>321.1</text:p>
          </table:table-cell>
          <table:table-cell table:style-name="ce3" table:formula="of:=[.F830]/[.F831]" office:value-type="percentage" office:value="1.07715531700772" calcext:value-type="percentage">
            <text:p>107.7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14576" calcext:value-type="float">
            <text:p>314576</text:p>
          </table:table-cell>
          <table:table-cell office:value-type="float" office:value="4096" calcext:value-type="float">
            <text:p>4096</text:p>
          </table:table-cell>
          <table:table-cell office:value-type="float" office:value="298.1" calcext:value-type="float">
            <text:p>298.1</text:p>
          </table:table-cell>
          <table:table-cell table:style-name="ce3" table:formula="of:=[.F831]/[.F832]" office:value-type="percentage" office:value="1.01291199456337" calcext:value-type="percentage">
            <text:p>101.2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48942" calcext:value-type="float">
            <text:p>348942</text:p>
          </table:table-cell>
          <table:table-cell office:value-type="float" office:value="1024" calcext:value-type="float">
            <text:p>1024</text:p>
          </table:table-cell>
          <table:table-cell office:value-type="float" office:value="294.3" calcext:value-type="float">
            <text:p>294.3</text:p>
          </table:table-cell>
          <table:table-cell table:style-name="ce3" table:formula="of:=[.F832]/[.F833]" office:value-type="percentage" office:value="1.00272572402044" calcext:value-type="percentage">
            <text:p>100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6301" calcext:value-type="float">
            <text:p>306301</text:p>
          </table:table-cell>
          <table:table-cell office:value-type="float" office:value="16384" calcext:value-type="float">
            <text:p>16384</text:p>
          </table:table-cell>
          <table:table-cell office:value-type="float" office:value="293.5" calcext:value-type="float">
            <text:p>293.5</text:p>
          </table:table-cell>
          <table:table-cell table:style-name="ce3" table:formula="of:=[.F833]/[.F834]" office:value-type="percentage" office:value="1.00444900752909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605" calcext:value-type="float">
            <text:p>30360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2.2" calcext:value-type="float">
            <text:p>292.2</text:p>
          </table:table-cell>
          <table:table-cell table:style-name="ce3" table:formula="of:=[.F834]/[.F83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605" calcext:value-type="float">
            <text:p>3036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2.2" calcext:value-type="float">
            <text:p>292.2</text:p>
          </table:table-cell>
          <table:table-cell table:style-name="ce3" table:formula="of:=[.F835]/[.F83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4274" calcext:value-type="float">
            <text:p>304274</text:p>
          </table:table-cell>
          <table:table-cell office:value-type="float" office:value="65536" calcext:value-type="float">
            <text:p>65536</text:p>
          </table:table-cell>
          <table:table-cell office:value-type="float" office:value="292.2" calcext:value-type="float">
            <text:p>292.2</text:p>
          </table:table-cell>
          <table:table-cell table:style-name="ce3" table:formula="of:=[.F836]/[.F837]" office:value-type="percentage" office:value="1.00068493150685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709" calcext:value-type="float">
            <text:p>30370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2" calcext:value-type="float">
            <text:p>292</text:p>
          </table:table-cell>
          <table:table-cell table:style-name="ce3" table:formula="of:=[.F837]/[.F838]" office:value-type="percentage" office:value="1.0347271438696" calcext:value-type="percentage">
            <text:p>103.4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14576" calcext:value-type="float">
            <text:p>314576</text:p>
          </table:table-cell>
          <table:table-cell office:value-type="float" office:value="4096" calcext:value-type="float">
            <text:p>4096</text:p>
          </table:table-cell>
          <table:table-cell office:value-type="float" office:value="282.2" calcext:value-type="float">
            <text:p>282.2</text:p>
          </table:table-cell>
          <table:table-cell table:style-name="ce3" table:formula="of:=[.F838]/[.F839]" office:value-type="percentage" office:value="1.00785714285714" calcext:value-type="percentage">
            <text:p>100.7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6301" calcext:value-type="float">
            <text:p>306301</text:p>
          </table:table-cell>
          <table:table-cell office:value-type="float" office:value="16384" calcext:value-type="float">
            <text:p>16384</text:p>
          </table:table-cell>
          <table:table-cell office:value-type="float" office:value="280" calcext:value-type="float">
            <text:p>280</text:p>
          </table:table-cell>
          <table:table-cell table:style-name="ce3" table:formula="of:=[.F839]/[.F840]" office:value-type="percentage" office:value="1.00250626566416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4274" calcext:value-type="float">
            <text:p>304274</text:p>
          </table:table-cell>
          <table:table-cell office:value-type="float" office:value="65536" calcext:value-type="float">
            <text:p>65536</text:p>
          </table:table-cell>
          <table:table-cell office:value-type="float" office:value="279.3" calcext:value-type="float">
            <text:p>279.3</text:p>
          </table:table-cell>
          <table:table-cell table:style-name="ce3" table:formula="of:=[.F840]/[.F841]" office:value-type="percentage" office:value="1.00071658903619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605" calcext:value-type="float">
            <text:p>30360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9.1" calcext:value-type="float">
            <text:p>279.1</text:p>
          </table:table-cell>
          <table:table-cell table:style-name="ce3" table:formula="of:=[.F841]/[.F84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605" calcext:value-type="float">
            <text:p>3036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9.1" calcext:value-type="float">
            <text:p>279.1</text:p>
          </table:table-cell>
          <table:table-cell table:style-name="ce3" table:formula="of:=[.F842]/[.F843]" office:value-type="percentage" office:value="1.00071710290427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lcet10.txt <text:s/></text:p>
          </table:table-cell>
          <table:table-cell office:value-type="float" office:value="426754" calcext:value-type="float">
            <text:p>426754</text:p>
          </table:table-cell>
          <table:table-cell office:value-type="float" office:value="303709" calcext:value-type="float">
            <text:p>30370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8.9" calcext:value-type="float">
            <text:p>278.9</text:p>
          </table:table-cell>
          <table:table-cell table:style-name="ce3" table:formula="of:=[.F843]/[.F844]" office:value-type="percentage" office:value="0.149905939263639" calcext:value-type="percentage">
            <text:p>14.9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318815" calcext:value-type="float">
            <text:p>318815</text:p>
          </table:table-cell>
          <table:table-cell office:value-type="float" office:value="1024" calcext:value-type="float">
            <text:p>1024</text:p>
          </table:table-cell>
          <table:table-cell office:value-type="float" office:value="1860.5" calcext:value-type="float">
            <text:p>1860.5</text:p>
          </table:table-cell>
          <table:table-cell table:style-name="ce3" table:formula="of:=[.F844]/[.F845]" office:value-type="percentage" office:value="1.15487274984482" calcext:value-type="percentage">
            <text:p>115.4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9336" calcext:value-type="float">
            <text:p>289336</text:p>
          </table:table-cell>
          <table:table-cell office:value-type="float" office:value="4096" calcext:value-type="float">
            <text:p>4096</text:p>
          </table:table-cell>
          <table:table-cell office:value-type="float" office:value="1611" calcext:value-type="float">
            <text:p>1611</text:p>
          </table:table-cell>
          <table:table-cell table:style-name="ce3" table:formula="of:=[.F845]/[.F846]" office:value-type="percentage" office:value="1.07852982526612" calcext:value-type="percentage">
            <text:p>107.8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531" calcext:value-type="float">
            <text:p>2805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93.7" calcext:value-type="float">
            <text:p>1493.7</text:p>
          </table:table-cell>
          <table:table-cell table:style-name="ce3" table:formula="of:=[.F846]/[.F847]" office:value-type="percentage" office:value="1.00087108013937" calcext:value-type="percentage">
            <text:p>100.0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531" calcext:value-type="float">
            <text:p>2805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92.4" calcext:value-type="float">
            <text:p>1492.4</text:p>
          </table:table-cell>
          <table:table-cell table:style-name="ce3" table:formula="of:=[.F847]/[.F848]" office:value-type="percentage" office:value="1.00107324926214" calcext:value-type="percentage">
            <text:p>100.1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720" calcext:value-type="float">
            <text:p>28072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0.8" calcext:value-type="float">
            <text:p>1490.8</text:p>
          </table:table-cell>
          <table:table-cell table:style-name="ce3" table:formula="of:=[.F848]/[.F849]" office:value-type="percentage" office:value="1.03026952315135" calcext:value-type="percentage">
            <text:p>103.0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2622" calcext:value-type="float">
            <text:p>282622</text:p>
          </table:table-cell>
          <table:table-cell office:value-type="float" office:value="16384" calcext:value-type="float">
            <text:p>16384</text:p>
          </table:table-cell>
          <table:table-cell office:value-type="float" office:value="1447" calcext:value-type="float">
            <text:p>1447</text:p>
          </table:table-cell>
          <table:table-cell table:style-name="ce3" table:formula="of:=[.F849]/[.F850]" office:value-type="percentage" office:value="1.01351824613014" calcext:value-type="percentage">
            <text:p>101.3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1161" calcext:value-type="float">
            <text:p>281161</text:p>
          </table:table-cell>
          <table:table-cell office:value-type="float" office:value="65536" calcext:value-type="float">
            <text:p>65536</text:p>
          </table:table-cell>
          <table:table-cell office:value-type="float" office:value="1427.7" calcext:value-type="float">
            <text:p>1427.7</text:p>
          </table:table-cell>
          <table:table-cell table:style-name="ce3" table:formula="of:=[.F850]/[.F851]" office:value-type="percentage" office:value="2.56411637931035" calcext:value-type="percentage">
            <text:p>256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318815" calcext:value-type="float">
            <text:p>318815</text:p>
          </table:table-cell>
          <table:table-cell office:value-type="float" office:value="1024" calcext:value-type="float">
            <text:p>1024</text:p>
          </table:table-cell>
          <table:table-cell office:value-type="float" office:value="556.8" calcext:value-type="float">
            <text:p>556.8</text:p>
          </table:table-cell>
          <table:table-cell table:style-name="ce3" table:formula="of:=[.F851]/[.F852]" office:value-type="percentage" office:value="1.11115545799242" calcext:value-type="percentage">
            <text:p>111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9336" calcext:value-type="float">
            <text:p>289336</text:p>
          </table:table-cell>
          <table:table-cell office:value-type="float" office:value="4096" calcext:value-type="float">
            <text:p>4096</text:p>
          </table:table-cell>
          <table:table-cell office:value-type="float" office:value="501.1" calcext:value-type="float">
            <text:p>501.1</text:p>
          </table:table-cell>
          <table:table-cell table:style-name="ce3" table:formula="of:=[.F852]/[.F853]" office:value-type="percentage" office:value="1.02432542927228" calcext:value-type="percentage">
            <text:p>102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2622" calcext:value-type="float">
            <text:p>282622</text:p>
          </table:table-cell>
          <table:table-cell office:value-type="float" office:value="16384" calcext:value-type="float">
            <text:p>16384</text:p>
          </table:table-cell>
          <table:table-cell office:value-type="float" office:value="489.2" calcext:value-type="float">
            <text:p>489.2</text:p>
          </table:table-cell>
          <table:table-cell table:style-name="ce3" table:formula="of:=[.F853]/[.F854]" office:value-type="percentage" office:value="1.00907590759076" calcext:value-type="percentage">
            <text:p>100.9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720" calcext:value-type="float">
            <text:p>28072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4.8" calcext:value-type="float">
            <text:p>484.8</text:p>
          </table:table-cell>
          <table:table-cell table:style-name="ce3" table:formula="of:=[.F854]/[.F85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1161" calcext:value-type="float">
            <text:p>281161</text:p>
          </table:table-cell>
          <table:table-cell office:value-type="float" office:value="65536" calcext:value-type="float">
            <text:p>65536</text:p>
          </table:table-cell>
          <table:table-cell office:value-type="float" office:value="484.8" calcext:value-type="float">
            <text:p>484.8</text:p>
          </table:table-cell>
          <table:table-cell table:style-name="ce3" table:formula="of:=[.F855]/[.F856]" office:value-type="percentage" office:value="1.00061919504644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531" calcext:value-type="float">
            <text:p>2805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84.5" calcext:value-type="float">
            <text:p>484.5</text:p>
          </table:table-cell>
          <table:table-cell table:style-name="ce3" table:formula="of:=[.F856]/[.F857]" office:value-type="percentage" office:value="1.00206825232678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531" calcext:value-type="float">
            <text:p>2805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83.5" calcext:value-type="float">
            <text:p>483.5</text:p>
          </table:table-cell>
          <table:table-cell table:style-name="ce3" table:formula="of:=[.F857]/[.F858]" office:value-type="percentage" office:value="1.36581920903955" calcext:value-type="percentage">
            <text:p>136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318815" calcext:value-type="float">
            <text:p>318815</text:p>
          </table:table-cell>
          <table:table-cell office:value-type="float" office:value="1024" calcext:value-type="float">
            <text:p>1024</text:p>
          </table:table-cell>
          <table:table-cell office:value-type="float" office:value="354" calcext:value-type="float">
            <text:p>354</text:p>
          </table:table-cell>
          <table:table-cell table:style-name="ce3" table:formula="of:=[.F858]/[.F859]" office:value-type="percentage" office:value="1.05044510385757" calcext:value-type="percentage">
            <text:p>105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9336" calcext:value-type="float">
            <text:p>289336</text:p>
          </table:table-cell>
          <table:table-cell office:value-type="float" office:value="4096" calcext:value-type="float">
            <text:p>4096</text:p>
          </table:table-cell>
          <table:table-cell office:value-type="float" office:value="337" calcext:value-type="float">
            <text:p>337</text:p>
          </table:table-cell>
          <table:table-cell table:style-name="ce3" table:formula="of:=[.F859]/[.F860]" office:value-type="percentage" office:value="1.01231601081406" calcext:value-type="percentage">
            <text:p>101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2622" calcext:value-type="float">
            <text:p>282622</text:p>
          </table:table-cell>
          <table:table-cell office:value-type="float" office:value="16384" calcext:value-type="float">
            <text:p>16384</text:p>
          </table:table-cell>
          <table:table-cell office:value-type="float" office:value="332.9" calcext:value-type="float">
            <text:p>332.9</text:p>
          </table:table-cell>
          <table:table-cell table:style-name="ce3" table:formula="of:=[.F860]/[.F861]" office:value-type="percentage" office:value="1.00392038600724" calcext:value-type="percentage">
            <text:p>100.3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531" calcext:value-type="float">
            <text:p>2805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1.6" calcext:value-type="float">
            <text:p>331.6</text:p>
          </table:table-cell>
          <table:table-cell table:style-name="ce3" table:formula="of:=[.F861]/[.F86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1161" calcext:value-type="float">
            <text:p>281161</text:p>
          </table:table-cell>
          <table:table-cell office:value-type="float" office:value="65536" calcext:value-type="float">
            <text:p>65536</text:p>
          </table:table-cell>
          <table:table-cell office:value-type="float" office:value="331.6" calcext:value-type="float">
            <text:p>331.6</text:p>
          </table:table-cell>
          <table:table-cell table:style-name="ce3" table:formula="of:=[.F862]/[.F863]" office:value-type="percentage" office:value="1.00060350030175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531" calcext:value-type="float">
            <text:p>2805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1.4" calcext:value-type="float">
            <text:p>331.4</text:p>
          </table:table-cell>
          <table:table-cell table:style-name="ce3" table:formula="of:=[.F863]/[.F86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720" calcext:value-type="float">
            <text:p>280720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1.4" calcext:value-type="float">
            <text:p>331.4</text:p>
          </table:table-cell>
          <table:table-cell table:style-name="ce3" table:formula="of:=[.F864]/[.F865]" office:value-type="percentage" office:value="1.04410838059231" calcext:value-type="percentage">
            <text:p>104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318815" calcext:value-type="float">
            <text:p>318815</text:p>
          </table:table-cell>
          <table:table-cell office:value-type="float" office:value="1024" calcext:value-type="float">
            <text:p>1024</text:p>
          </table:table-cell>
          <table:table-cell office:value-type="float" office:value="317.4" calcext:value-type="float">
            <text:p>317.4</text:p>
          </table:table-cell>
          <table:table-cell table:style-name="ce3" table:formula="of:=[.F865]/[.F866]" office:value-type="percentage" office:value="1.01894060995185" calcext:value-type="percentage">
            <text:p>101.8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9336" calcext:value-type="float">
            <text:p>289336</text:p>
          </table:table-cell>
          <table:table-cell office:value-type="float" office:value="4096" calcext:value-type="float">
            <text:p>4096</text:p>
          </table:table-cell>
          <table:table-cell office:value-type="float" office:value="311.5" calcext:value-type="float">
            <text:p>311.5</text:p>
          </table:table-cell>
          <table:table-cell table:style-name="ce3" table:formula="of:=[.F866]/[.F867]" office:value-type="percentage" office:value="1.0064620355412" calcext:value-type="percentage">
            <text:p>100.6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2622" calcext:value-type="float">
            <text:p>282622</text:p>
          </table:table-cell>
          <table:table-cell office:value-type="float" office:value="16384" calcext:value-type="float">
            <text:p>16384</text:p>
          </table:table-cell>
          <table:table-cell office:value-type="float" office:value="309.5" calcext:value-type="float">
            <text:p>309.5</text:p>
          </table:table-cell>
          <table:table-cell table:style-name="ce3" table:formula="of:=[.F867]/[.F868]" office:value-type="percentage" office:value="1.00064662140317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1161" calcext:value-type="float">
            <text:p>281161</text:p>
          </table:table-cell>
          <table:table-cell office:value-type="float" office:value="65536" calcext:value-type="float">
            <text:p>65536</text:p>
          </table:table-cell>
          <table:table-cell office:value-type="float" office:value="309.3" calcext:value-type="float">
            <text:p>309.3</text:p>
          </table:table-cell>
          <table:table-cell table:style-name="ce3" table:formula="of:=[.F868]/[.F869]" office:value-type="percentage" office:value="1.00161917098446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531" calcext:value-type="float">
            <text:p>2805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8.8" calcext:value-type="float">
            <text:p>308.8</text:p>
          </table:table-cell>
          <table:table-cell table:style-name="ce3" table:formula="of:=[.F869]/[.F87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531" calcext:value-type="float">
            <text:p>2805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8.8" calcext:value-type="float">
            <text:p>308.8</text:p>
          </table:table-cell>
          <table:table-cell table:style-name="ce3" table:formula="of:=[.F870]/[.F87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news <text:s/></text:p>
          </table:table-cell>
          <table:table-cell office:value-type="float" office:value="377109" calcext:value-type="float">
            <text:p>377109</text:p>
          </table:table-cell>
          <table:table-cell office:value-type="float" office:value="280720" calcext:value-type="float">
            <text:p>280720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8.8" calcext:value-type="float">
            <text:p>308.8</text:p>
          </table:table-cell>
          <table:table-cell table:style-name="ce3" table:formula="of:=[.F871]/[.F872]" office:value-type="percentage" office:value="0.18168980936691" calcext:value-type="percentage">
            <text:p>18.1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61947" calcext:value-type="float">
            <text:p>161947</text:p>
          </table:table-cell>
          <table:table-cell office:value-type="float" office:value="1024" calcext:value-type="float">
            <text:p>1024</text:p>
          </table:table-cell>
          <table:table-cell office:value-type="float" office:value="1699.6" calcext:value-type="float">
            <text:p>1699.6</text:p>
          </table:table-cell>
          <table:table-cell table:style-name="ce3" table:formula="of:=[.F872]/[.F873]" office:value-type="percentage" office:value="1.02546156630868" calcext:value-type="percentage">
            <text:p>102.5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43332" calcext:value-type="float">
            <text:p>143332</text:p>
          </table:table-cell>
          <table:table-cell office:value-type="float" office:value="4096" calcext:value-type="float">
            <text:p>4096</text:p>
          </table:table-cell>
          <table:table-cell office:value-type="float" office:value="1657.4" calcext:value-type="float">
            <text:p>1657.4</text:p>
          </table:table-cell>
          <table:table-cell table:style-name="ce3" table:formula="of:=[.F873]/[.F874]" office:value-type="percentage" office:value="1.03795090180361" calcext:value-type="percentage">
            <text:p>103.8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8308" calcext:value-type="float">
            <text:p>138308</text:p>
          </table:table-cell>
          <table:table-cell office:value-type="float" office:value="16384" calcext:value-type="float">
            <text:p>16384</text:p>
          </table:table-cell>
          <table:table-cell office:value-type="float" office:value="1596.8" calcext:value-type="float">
            <text:p>1596.8</text:p>
          </table:table-cell>
          <table:table-cell table:style-name="ce3" table:formula="of:=[.F874]/[.F875]" office:value-type="percentage" office:value="1.007190614356" calcext:value-type="percentage">
            <text:p>100.7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85.4" calcext:value-type="float">
            <text:p>1585.4</text:p>
          </table:table-cell>
          <table:table-cell table:style-name="ce3" table:formula="of:=[.F875]/[.F876]" office:value-type="percentage" office:value="1.00341772151899" calcext:value-type="percentage">
            <text:p>100.3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7143" calcext:value-type="float">
            <text:p>137143</text:p>
          </table:table-cell>
          <table:table-cell office:value-type="float" office:value="65536" calcext:value-type="float">
            <text:p>65536</text:p>
          </table:table-cell>
          <table:table-cell office:value-type="float" office:value="1580" calcext:value-type="float">
            <text:p>1580</text:p>
          </table:table-cell>
          <table:table-cell table:style-name="ce3" table:formula="of:=[.F876]/[.F877]" office:value-type="percentage" office:value="1.00241086156579" calcext:value-type="percentage">
            <text:p>100.2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76.2" calcext:value-type="float">
            <text:p>1576.2</text:p>
          </table:table-cell>
          <table:table-cell table:style-name="ce3" table:formula="of:=[.F877]/[.F878]" office:value-type="percentage" office:value="1.01539650840688" calcext:value-type="percentage">
            <text:p>101.5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52.3" calcext:value-type="float">
            <text:p>1552.3</text:p>
          </table:table-cell>
          <table:table-cell table:style-name="ce3" table:formula="of:=[.F878]/[.F879]" office:value-type="percentage" office:value="2.78589375448672" calcext:value-type="percentage">
            <text:p>278.5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61947" calcext:value-type="float">
            <text:p>161947</text:p>
          </table:table-cell>
          <table:table-cell office:value-type="float" office:value="1024" calcext:value-type="float">
            <text:p>1024</text:p>
          </table:table-cell>
          <table:table-cell office:value-type="float" office:value="557.2" calcext:value-type="float">
            <text:p>557.2</text:p>
          </table:table-cell>
          <table:table-cell table:style-name="ce3" table:formula="of:=[.F879]/[.F880]" office:value-type="percentage" office:value="1.02520699172033" calcext:value-type="percentage">
            <text:p>102.5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43332" calcext:value-type="float">
            <text:p>143332</text:p>
          </table:table-cell>
          <table:table-cell office:value-type="float" office:value="4096" calcext:value-type="float">
            <text:p>4096</text:p>
          </table:table-cell>
          <table:table-cell office:value-type="float" office:value="543.5" calcext:value-type="float">
            <text:p>543.5</text:p>
          </table:table-cell>
          <table:table-cell table:style-name="ce3" table:formula="of:=[.F880]/[.F881]" office:value-type="percentage" office:value="1.00165868042757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7143" calcext:value-type="float">
            <text:p>137143</text:p>
          </table:table-cell>
          <table:table-cell office:value-type="float" office:value="65536" calcext:value-type="float">
            <text:p>65536</text:p>
          </table:table-cell>
          <table:table-cell office:value-type="float" office:value="542.6" calcext:value-type="float">
            <text:p>542.6</text:p>
          </table:table-cell>
          <table:table-cell table:style-name="ce3" table:formula="of:=[.F881]/[.F882]" office:value-type="percentage" office:value="1.00055319933616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42.3" calcext:value-type="float">
            <text:p>542.3</text:p>
          </table:table-cell>
          <table:table-cell table:style-name="ce3" table:formula="of:=[.F882]/[.F883]" office:value-type="percentage" office:value="1.00092284976006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41.8" calcext:value-type="float">
            <text:p>541.8</text:p>
          </table:table-cell>
          <table:table-cell table:style-name="ce3" table:formula="of:=[.F883]/[.F884]" office:value-type="percentage" office:value="1.00110864745011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8308" calcext:value-type="float">
            <text:p>138308</text:p>
          </table:table-cell>
          <table:table-cell office:value-type="float" office:value="16384" calcext:value-type="float">
            <text:p>16384</text:p>
          </table:table-cell>
          <table:table-cell office:value-type="float" office:value="541.2" calcext:value-type="float">
            <text:p>541.2</text:p>
          </table:table-cell>
          <table:table-cell table:style-name="ce3" table:formula="of:=[.F884]/[.F885]" office:value-type="percentage" office:value="1.0003696857671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1" calcext:value-type="float">
            <text:p>541</text:p>
          </table:table-cell>
          <table:table-cell table:style-name="ce3" table:formula="of:=[.F885]/[.F886]" office:value-type="percentage" office:value="1.46334866107655" calcext:value-type="percentage">
            <text:p>146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61947" calcext:value-type="float">
            <text:p>161947</text:p>
          </table:table-cell>
          <table:table-cell office:value-type="float" office:value="1024" calcext:value-type="float">
            <text:p>1024</text:p>
          </table:table-cell>
          <table:table-cell office:value-type="float" office:value="369.7" calcext:value-type="float">
            <text:p>369.7</text:p>
          </table:table-cell>
          <table:table-cell table:style-name="ce3" table:formula="of:=[.F886]/[.F887]" office:value-type="percentage" office:value="1.00626020685901" calcext:value-type="percentage">
            <text:p>100.6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8308" calcext:value-type="float">
            <text:p>138308</text:p>
          </table:table-cell>
          <table:table-cell office:value-type="float" office:value="16384" calcext:value-type="float">
            <text:p>16384</text:p>
          </table:table-cell>
          <table:table-cell office:value-type="float" office:value="367.4" calcext:value-type="float">
            <text:p>367.4</text:p>
          </table:table-cell>
          <table:table-cell table:style-name="ce3" table:formula="of:=[.F887]/[.F888]" office:value-type="percentage" office:value="1.00027225701062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7143" calcext:value-type="float">
            <text:p>137143</text:p>
          </table:table-cell>
          <table:table-cell office:value-type="float" office:value="65536" calcext:value-type="float">
            <text:p>65536</text:p>
          </table:table-cell>
          <table:table-cell office:value-type="float" office:value="367.3" calcext:value-type="float">
            <text:p>367.3</text:p>
          </table:table-cell>
          <table:table-cell table:style-name="ce3" table:formula="of:=[.F888]/[.F889]" office:value-type="percentage" office:value="1.00136314067612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43332" calcext:value-type="float">
            <text:p>143332</text:p>
          </table:table-cell>
          <table:table-cell office:value-type="float" office:value="4096" calcext:value-type="float">
            <text:p>4096</text:p>
          </table:table-cell>
          <table:table-cell office:value-type="float" office:value="366.8" calcext:value-type="float">
            <text:p>366.8</text:p>
          </table:table-cell>
          <table:table-cell table:style-name="ce3" table:formula="of:=[.F889]/[.F890]" office:value-type="percentage" office:value="1.00081855388813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66.5" calcext:value-type="float">
            <text:p>366.5</text:p>
          </table:table-cell>
          <table:table-cell table:style-name="ce3" table:formula="of:=[.F890]/[.F89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6.5" calcext:value-type="float">
            <text:p>366.5</text:p>
          </table:table-cell>
          <table:table-cell table:style-name="ce3" table:formula="of:=[.F891]/[.F892]" office:value-type="percentage" office:value="1.00027292576419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6.4" calcext:value-type="float">
            <text:p>366.4</text:p>
          </table:table-cell>
          <table:table-cell table:style-name="ce3" table:formula="of:=[.F892]/[.F893]" office:value-type="percentage" office:value="1.03037120359955" calcext:value-type="percentage">
            <text:p>103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7143" calcext:value-type="float">
            <text:p>137143</text:p>
          </table:table-cell>
          <table:table-cell office:value-type="float" office:value="65536" calcext:value-type="float">
            <text:p>65536</text:p>
          </table:table-cell>
          <table:table-cell office:value-type="float" office:value="355.6" calcext:value-type="float">
            <text:p>355.6</text:p>
          </table:table-cell>
          <table:table-cell table:style-name="ce3" table:formula="of:=[.F893]/[.F894]" office:value-type="percentage" office:value="1.0002812939521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5.5" calcext:value-type="float">
            <text:p>355.5</text:p>
          </table:table-cell>
          <table:table-cell table:style-name="ce3" table:formula="of:=[.F894]/[.F895]" office:value-type="percentage" office:value="1.00056290458767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5.3" calcext:value-type="float">
            <text:p>355.3</text:p>
          </table:table-cell>
          <table:table-cell table:style-name="ce3" table:formula="of:=[.F895]/[.F89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6833" calcext:value-type="float">
            <text:p>13683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5.3" calcext:value-type="float">
            <text:p>355.3</text:p>
          </table:table-cell>
          <table:table-cell table:style-name="ce3" table:formula="of:=[.F896]/[.F897]" office:value-type="percentage" office:value="1.00197405527355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38308" calcext:value-type="float">
            <text:p>138308</text:p>
          </table:table-cell>
          <table:table-cell office:value-type="float" office:value="16384" calcext:value-type="float">
            <text:p>16384</text:p>
          </table:table-cell>
          <table:table-cell office:value-type="float" office:value="354.6" calcext:value-type="float">
            <text:p>354.6</text:p>
          </table:table-cell>
          <table:table-cell table:style-name="ce3" table:formula="of:=[.F897]/[.F898]" office:value-type="percentage" office:value="1.0071002556092" calcext:value-type="percentage">
            <text:p>100.7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43332" calcext:value-type="float">
            <text:p>143332</text:p>
          </table:table-cell>
          <table:table-cell office:value-type="float" office:value="4096" calcext:value-type="float">
            <text:p>4096</text:p>
          </table:table-cell>
          <table:table-cell office:value-type="float" office:value="352.1" calcext:value-type="float">
            <text:p>352.1</text:p>
          </table:table-cell>
          <table:table-cell table:style-name="ce3" table:formula="of:=[.F898]/[.F899]" office:value-type="percentage" office:value="1.01352907311457" calcext:value-type="percentage">
            <text:p>101.3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2 <text:s/></text:p>
          </table:table-cell>
          <table:table-cell office:value-type="float" office:value="246814" calcext:value-type="float">
            <text:p>246814</text:p>
          </table:table-cell>
          <table:table-cell office:value-type="float" office:value="161947" calcext:value-type="float">
            <text:p>161947</text:p>
          </table:table-cell>
          <table:table-cell office:value-type="float" office:value="1024" calcext:value-type="float">
            <text:p>1024</text:p>
          </table:table-cell>
          <table:table-cell office:value-type="float" office:value="347.4" calcext:value-type="float">
            <text:p>347.4</text:p>
          </table:table-cell>
          <table:table-cell table:style-name="ce3" table:formula="of:=[.F899]/[.F900]" office:value-type="percentage" office:value="0.20651527761265" calcext:value-type="percentage">
            <text:p>20.6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24492" calcext:value-type="float">
            <text:p>124492</text:p>
          </table:table-cell>
          <table:table-cell office:value-type="float" office:value="1024" calcext:value-type="float">
            <text:p>1024</text:p>
          </table:table-cell>
          <table:table-cell office:value-type="float" office:value="1682.2" calcext:value-type="float">
            <text:p>1682.2</text:p>
          </table:table-cell>
          <table:table-cell table:style-name="ce3" table:formula="of:=[.F900]/[.F901]" office:value-type="percentage" office:value="1.22931891259866" calcext:value-type="percentage">
            <text:p>122.9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12790" calcext:value-type="float">
            <text:p>112790</text:p>
          </table:table-cell>
          <table:table-cell office:value-type="float" office:value="4096" calcext:value-type="float">
            <text:p>4096</text:p>
          </table:table-cell>
          <table:table-cell office:value-type="float" office:value="1368.4" calcext:value-type="float">
            <text:p>1368.4</text:p>
          </table:table-cell>
          <table:table-cell table:style-name="ce3" table:formula="of:=[.F901]/[.F902]" office:value-type="percentage" office:value="1.10354838709677" calcext:value-type="percentage">
            <text:p>110.3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40" calcext:value-type="float">
            <text:p>1240</text:p>
          </table:table-cell>
          <table:table-cell table:style-name="ce3" table:formula="of:=[.F902]/[.F903]" office:value-type="percentage" office:value="1.0004841052122" calcext:value-type="percentage">
            <text:p>100.0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39.4" calcext:value-type="float">
            <text:p>1239.4</text:p>
          </table:table-cell>
          <table:table-cell table:style-name="ce3" table:formula="of:=[.F903]/[.F904]" office:value-type="percentage" office:value="1.00323781771086" calcext:value-type="percentage">
            <text:p>100.3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35.4" calcext:value-type="float">
            <text:p>1235.4</text:p>
          </table:table-cell>
          <table:table-cell table:style-name="ce3" table:formula="of:=[.F904]/[.F905]" office:value-type="percentage" office:value="1.03311590566984" calcext:value-type="percentage">
            <text:p>103.3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949" calcext:value-type="float">
            <text:p>109949</text:p>
          </table:table-cell>
          <table:table-cell office:value-type="float" office:value="16384" calcext:value-type="float">
            <text:p>16384</text:p>
          </table:table-cell>
          <table:table-cell office:value-type="float" office:value="1195.8" calcext:value-type="float">
            <text:p>1195.8</text:p>
          </table:table-cell>
          <table:table-cell table:style-name="ce3" table:formula="of:=[.F905]/[.F906]" office:value-type="percentage" office:value="1.01124735729387" calcext:value-type="percentage">
            <text:p>101.1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297" calcext:value-type="float">
            <text:p>109297</text:p>
          </table:table-cell>
          <table:table-cell office:value-type="float" office:value="65536" calcext:value-type="float">
            <text:p>65536</text:p>
          </table:table-cell>
          <table:table-cell office:value-type="float" office:value="1182.5" calcext:value-type="float">
            <text:p>1182.5</text:p>
          </table:table-cell>
          <table:table-cell table:style-name="ce3" table:formula="of:=[.F906]/[.F907]" office:value-type="percentage" office:value="2.4416683873632" calcext:value-type="percentage">
            <text:p>244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24492" calcext:value-type="float">
            <text:p>124492</text:p>
          </table:table-cell>
          <table:table-cell office:value-type="float" office:value="1024" calcext:value-type="float">
            <text:p>1024</text:p>
          </table:table-cell>
          <table:table-cell office:value-type="float" office:value="484.3" calcext:value-type="float">
            <text:p>484.3</text:p>
          </table:table-cell>
          <table:table-cell table:style-name="ce3" table:formula="of:=[.F907]/[.F908]" office:value-type="percentage" office:value="1.09694224235561" calcext:value-type="percentage">
            <text:p>109.6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12790" calcext:value-type="float">
            <text:p>112790</text:p>
          </table:table-cell>
          <table:table-cell office:value-type="float" office:value="4096" calcext:value-type="float">
            <text:p>4096</text:p>
          </table:table-cell>
          <table:table-cell office:value-type="float" office:value="441.5" calcext:value-type="float">
            <text:p>441.5</text:p>
          </table:table-cell>
          <table:table-cell table:style-name="ce3" table:formula="of:=[.F908]/[.F909]" office:value-type="percentage" office:value="1.02507545855584" calcext:value-type="percentage">
            <text:p>102.5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949" calcext:value-type="float">
            <text:p>109949</text:p>
          </table:table-cell>
          <table:table-cell office:value-type="float" office:value="16384" calcext:value-type="float">
            <text:p>16384</text:p>
          </table:table-cell>
          <table:table-cell office:value-type="float" office:value="430.7" calcext:value-type="float">
            <text:p>430.7</text:p>
          </table:table-cell>
          <table:table-cell table:style-name="ce3" table:formula="of:=[.F909]/[.F910]" office:value-type="percentage" office:value="1.00630841121495" calcext:value-type="percentage">
            <text:p>100.6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28" calcext:value-type="float">
            <text:p>428</text:p>
          </table:table-cell>
          <table:table-cell table:style-name="ce3" table:formula="of:=[.F910]/[.F91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28" calcext:value-type="float">
            <text:p>428</text:p>
          </table:table-cell>
          <table:table-cell table:style-name="ce3" table:formula="of:=[.F911]/[.F912]" office:value-type="percentage" office:value="1.00023369946249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7.9" calcext:value-type="float">
            <text:p>427.9</text:p>
          </table:table-cell>
          <table:table-cell table:style-name="ce3" table:formula="of:=[.F912]/[.F913]" office:value-type="percentage" office:value="1.0002337540907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297" calcext:value-type="float">
            <text:p>109297</text:p>
          </table:table-cell>
          <table:table-cell office:value-type="float" office:value="65536" calcext:value-type="float">
            <text:p>65536</text:p>
          </table:table-cell>
          <table:table-cell office:value-type="float" office:value="427.8" calcext:value-type="float">
            <text:p>427.8</text:p>
          </table:table-cell>
          <table:table-cell table:style-name="ce3" table:formula="of:=[.F913]/[.F914]" office:value-type="percentage" office:value="1.36111994909322" calcext:value-type="percentage">
            <text:p>136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24492" calcext:value-type="float">
            <text:p>124492</text:p>
          </table:table-cell>
          <table:table-cell office:value-type="float" office:value="1024" calcext:value-type="float">
            <text:p>1024</text:p>
          </table:table-cell>
          <table:table-cell office:value-type="float" office:value="314.3" calcext:value-type="float">
            <text:p>314.3</text:p>
          </table:table-cell>
          <table:table-cell table:style-name="ce3" table:formula="of:=[.F914]/[.F915]" office:value-type="percentage" office:value="1.08230027548209" calcext:value-type="percentage">
            <text:p>108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12790" calcext:value-type="float">
            <text:p>112790</text:p>
          </table:table-cell>
          <table:table-cell office:value-type="float" office:value="4096" calcext:value-type="float">
            <text:p>4096</text:p>
          </table:table-cell>
          <table:table-cell office:value-type="float" office:value="290.4" calcext:value-type="float">
            <text:p>290.4</text:p>
          </table:table-cell>
          <table:table-cell table:style-name="ce3" table:formula="of:=[.F915]/[.F916]" office:value-type="percentage" office:value="1.00414937759336" calcext:value-type="percentage">
            <text:p>100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24492" calcext:value-type="float">
            <text:p>124492</text:p>
          </table:table-cell>
          <table:table-cell office:value-type="float" office:value="1024" calcext:value-type="float">
            <text:p>1024</text:p>
          </table:table-cell>
          <table:table-cell office:value-type="float" office:value="289.2" calcext:value-type="float">
            <text:p>289.2</text:p>
          </table:table-cell>
          <table:table-cell table:style-name="ce3" table:formula="of:=[.F916]/[.F917]" office:value-type="percentage" office:value="1.01295971978984" calcext:value-type="percentage">
            <text:p>101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949" calcext:value-type="float">
            <text:p>109949</text:p>
          </table:table-cell>
          <table:table-cell office:value-type="float" office:value="16384" calcext:value-type="float">
            <text:p>16384</text:p>
          </table:table-cell>
          <table:table-cell office:value-type="float" office:value="285.5" calcext:value-type="float">
            <text:p>285.5</text:p>
          </table:table-cell>
          <table:table-cell table:style-name="ce3" table:formula="of:=[.F917]/[.F918]" office:value-type="percentage" office:value="1.00528169014085" calcext:value-type="percentage">
            <text:p>100.5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297" calcext:value-type="float">
            <text:p>109297</text:p>
          </table:table-cell>
          <table:table-cell office:value-type="float" office:value="65536" calcext:value-type="float">
            <text:p>65536</text:p>
          </table:table-cell>
          <table:table-cell office:value-type="float" office:value="284" calcext:value-type="float">
            <text:p>284</text:p>
          </table:table-cell>
          <table:table-cell table:style-name="ce3" table:formula="of:=[.F918]/[.F919]" office:value-type="percentage" office:value="1.00035223670306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3.9" calcext:value-type="float">
            <text:p>283.9</text:p>
          </table:table-cell>
          <table:table-cell table:style-name="ce3" table:formula="of:=[.F919]/[.F92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3.9" calcext:value-type="float">
            <text:p>283.9</text:p>
          </table:table-cell>
          <table:table-cell table:style-name="ce3" table:formula="of:=[.F920]/[.F92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3.9" calcext:value-type="float">
            <text:p>283.9</text:p>
          </table:table-cell>
          <table:table-cell table:style-name="ce3" table:formula="of:=[.F921]/[.F922]" office:value-type="percentage" office:value="1.02936910804931" calcext:value-type="percentage">
            <text:p>102.9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12790" calcext:value-type="float">
            <text:p>112790</text:p>
          </table:table-cell>
          <table:table-cell office:value-type="float" office:value="4096" calcext:value-type="float">
            <text:p>4096</text:p>
          </table:table-cell>
          <table:table-cell office:value-type="float" office:value="275.8" calcext:value-type="float">
            <text:p>275.8</text:p>
          </table:table-cell>
          <table:table-cell table:style-name="ce3" table:formula="of:=[.F922]/[.F923]" office:value-type="percentage" office:value="1.01173881144534" calcext:value-type="percentage">
            <text:p>101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949" calcext:value-type="float">
            <text:p>109949</text:p>
          </table:table-cell>
          <table:table-cell office:value-type="float" office:value="16384" calcext:value-type="float">
            <text:p>16384</text:p>
          </table:table-cell>
          <table:table-cell office:value-type="float" office:value="272.6" calcext:value-type="float">
            <text:p>272.6</text:p>
          </table:table-cell>
          <table:table-cell table:style-name="ce3" table:formula="of:=[.F923]/[.F924]" office:value-type="percentage" office:value="1.00257447591026" calcext:value-type="percentage">
            <text:p>100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297" calcext:value-type="float">
            <text:p>109297</text:p>
          </table:table-cell>
          <table:table-cell office:value-type="float" office:value="65536" calcext:value-type="float">
            <text:p>65536</text:p>
          </table:table-cell>
          <table:table-cell office:value-type="float" office:value="271.9" calcext:value-type="float">
            <text:p>271.9</text:p>
          </table:table-cell>
          <table:table-cell table:style-name="ce3" table:formula="of:=[.F924]/[.F925]" office:value-type="percentage" office:value="1.00110456553756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1.6" calcext:value-type="float">
            <text:p>271.6</text:p>
          </table:table-cell>
          <table:table-cell table:style-name="ce3" table:formula="of:=[.F925]/[.F92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.6" calcext:value-type="float">
            <text:p>271.6</text:p>
          </table:table-cell>
          <table:table-cell table:style-name="ce3" table:formula="of:=[.F926]/[.F927]" office:value-type="percentage" office:value="1.00036832412523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ice29.txt <text:s/></text:p>
          </table:table-cell>
          <table:table-cell office:value-type="float" office:value="152089" calcext:value-type="float">
            <text:p>152089</text:p>
          </table:table-cell>
          <table:table-cell office:value-type="float" office:value="109146" calcext:value-type="float">
            <text:p>1091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1.5" calcext:value-type="float">
            <text:p>271.5</text:p>
          </table:table-cell>
          <table:table-cell table:style-name="ce3" table:formula="of:=[.F927]/[.F928]" office:value-type="percentage" office:value="0.164675198641354" calcext:value-type="percentage">
            <text:p>16.4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104979" calcext:value-type="float">
            <text:p>104979</text:p>
          </table:table-cell>
          <table:table-cell office:value-type="float" office:value="1024" calcext:value-type="float">
            <text:p>1024</text:p>
          </table:table-cell>
          <table:table-cell office:value-type="float" office:value="1648.7" calcext:value-type="float">
            <text:p>1648.7</text:p>
          </table:table-cell>
          <table:table-cell table:style-name="ce3" table:formula="of:=[.F928]/[.F929]" office:value-type="percentage" office:value="1.16425393686887" calcext:value-type="percentage">
            <text:p>116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5702" calcext:value-type="float">
            <text:p>95702</text:p>
          </table:table-cell>
          <table:table-cell office:value-type="float" office:value="4096" calcext:value-type="float">
            <text:p>4096</text:p>
          </table:table-cell>
          <table:table-cell office:value-type="float" office:value="1416.1" calcext:value-type="float">
            <text:p>1416.1</text:p>
          </table:table-cell>
          <table:table-cell table:style-name="ce3" table:formula="of:=[.F929]/[.F930]" office:value-type="percentage" office:value="1.13297063765101" calcext:value-type="percentage">
            <text:p>113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49.9" calcext:value-type="float">
            <text:p>1249.9</text:p>
          </table:table-cell>
          <table:table-cell table:style-name="ce3" table:formula="of:=[.F930]/[.F931]" office:value-type="percentage" office:value="1.00096099943942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8.7" calcext:value-type="float">
            <text:p>1248.7</text:p>
          </table:table-cell>
          <table:table-cell table:style-name="ce3" table:formula="of:=[.F931]/[.F932]" office:value-type="percentage" office:value="1.00112242443678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47.3" calcext:value-type="float">
            <text:p>1247.3</text:p>
          </table:table-cell>
          <table:table-cell table:style-name="ce3" table:formula="of:=[.F932]/[.F933]" office:value-type="percentage" office:value="1.05062331536388" calcext:value-type="percentage">
            <text:p>105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3382" calcext:value-type="float">
            <text:p>93382</text:p>
          </table:table-cell>
          <table:table-cell office:value-type="float" office:value="16384" calcext:value-type="float">
            <text:p>16384</text:p>
          </table:table-cell>
          <table:table-cell office:value-type="float" office:value="1187.2" calcext:value-type="float">
            <text:p>1187.2</text:p>
          </table:table-cell>
          <table:table-cell table:style-name="ce3" table:formula="of:=[.F933]/[.F934]" office:value-type="percentage" office:value="1.00202565833896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832" calcext:value-type="float">
            <text:p>92832</text:p>
          </table:table-cell>
          <table:table-cell office:value-type="float" office:value="65536" calcext:value-type="float">
            <text:p>65536</text:p>
          </table:table-cell>
          <table:table-cell office:value-type="float" office:value="1184.8" calcext:value-type="float">
            <text:p>1184.8</text:p>
          </table:table-cell>
          <table:table-cell table:style-name="ce3" table:formula="of:=[.F934]/[.F935]" office:value-type="percentage" office:value="2.50963778860411" calcext:value-type="percentage">
            <text:p>250.9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104979" calcext:value-type="float">
            <text:p>104979</text:p>
          </table:table-cell>
          <table:table-cell office:value-type="float" office:value="1024" calcext:value-type="float">
            <text:p>1024</text:p>
          </table:table-cell>
          <table:table-cell office:value-type="float" office:value="472.1" calcext:value-type="float">
            <text:p>472.1</text:p>
          </table:table-cell>
          <table:table-cell table:style-name="ce3" table:formula="of:=[.F935]/[.F936]" office:value-type="percentage" office:value="1.09409038238702" calcext:value-type="percentage">
            <text:p>109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5702" calcext:value-type="float">
            <text:p>95702</text:p>
          </table:table-cell>
          <table:table-cell office:value-type="float" office:value="4096" calcext:value-type="float">
            <text:p>4096</text:p>
          </table:table-cell>
          <table:table-cell office:value-type="float" office:value="431.5" calcext:value-type="float">
            <text:p>431.5</text:p>
          </table:table-cell>
          <table:table-cell table:style-name="ce3" table:formula="of:=[.F936]/[.F937]" office:value-type="percentage" office:value="1.02615933412604" calcext:value-type="percentage">
            <text:p>102.6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3382" calcext:value-type="float">
            <text:p>93382</text:p>
          </table:table-cell>
          <table:table-cell office:value-type="float" office:value="16384" calcext:value-type="float">
            <text:p>16384</text:p>
          </table:table-cell>
          <table:table-cell office:value-type="float" office:value="420.5" calcext:value-type="float">
            <text:p>420.5</text:p>
          </table:table-cell>
          <table:table-cell table:style-name="ce3" table:formula="of:=[.F937]/[.F938]" office:value-type="percentage" office:value="1.00262279446829" calcext:value-type="percentage">
            <text:p>100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.4" calcext:value-type="float">
            <text:p>419.4</text:p>
          </table:table-cell>
          <table:table-cell table:style-name="ce3" table:formula="of:=[.F938]/[.F939]" office:value-type="percentage" office:value="1.00023849272597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19.3" calcext:value-type="float">
            <text:p>419.3</text:p>
          </table:table-cell>
          <table:table-cell table:style-name="ce3" table:formula="of:=[.F939]/[.F94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832" calcext:value-type="float">
            <text:p>92832</text:p>
          </table:table-cell>
          <table:table-cell office:value-type="float" office:value="65536" calcext:value-type="float">
            <text:p>65536</text:p>
          </table:table-cell>
          <table:table-cell office:value-type="float" office:value="419.3" calcext:value-type="float">
            <text:p>419.3</text:p>
          </table:table-cell>
          <table:table-cell table:style-name="ce3" table:formula="of:=[.F940]/[.F941]" office:value-type="percentage" office:value="1.00023854961832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.2" calcext:value-type="float">
            <text:p>419.2</text:p>
          </table:table-cell>
          <table:table-cell table:style-name="ce3" table:formula="of:=[.F941]/[.F942]" office:value-type="percentage" office:value="1.34015345268542" calcext:value-type="percentage">
            <text:p>134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104979" calcext:value-type="float">
            <text:p>104979</text:p>
          </table:table-cell>
          <table:table-cell office:value-type="float" office:value="1024" calcext:value-type="float">
            <text:p>1024</text:p>
          </table:table-cell>
          <table:table-cell office:value-type="float" office:value="312.8" calcext:value-type="float">
            <text:p>312.8</text:p>
          </table:table-cell>
          <table:table-cell table:style-name="ce3" table:formula="of:=[.F942]/[.F943]" office:value-type="percentage" office:value="1.08048359240069" calcext:value-type="percentage">
            <text:p>108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5702" calcext:value-type="float">
            <text:p>95702</text:p>
          </table:table-cell>
          <table:table-cell office:value-type="float" office:value="4096" calcext:value-type="float">
            <text:p>4096</text:p>
          </table:table-cell>
          <table:table-cell office:value-type="float" office:value="289.5" calcext:value-type="float">
            <text:p>289.5</text:p>
          </table:table-cell>
          <table:table-cell table:style-name="ce3" table:formula="of:=[.F943]/[.F944]" office:value-type="percentage" office:value="1.00941422594142" calcext:value-type="percentage">
            <text:p>100.9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104979" calcext:value-type="float">
            <text:p>104979</text:p>
          </table:table-cell>
          <table:table-cell office:value-type="float" office:value="1024" calcext:value-type="float">
            <text:p>1024</text:p>
          </table:table-cell>
          <table:table-cell office:value-type="float" office:value="286.8" calcext:value-type="float">
            <text:p>286.8</text:p>
          </table:table-cell>
          <table:table-cell table:style-name="ce3" table:formula="of:=[.F944]/[.F945]" office:value-type="percentage" office:value="1.00773014757554" calcext:value-type="percentage">
            <text:p>100.7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3382" calcext:value-type="float">
            <text:p>93382</text:p>
          </table:table-cell>
          <table:table-cell office:value-type="float" office:value="16384" calcext:value-type="float">
            <text:p>16384</text:p>
          </table:table-cell>
          <table:table-cell office:value-type="float" office:value="284.6" calcext:value-type="float">
            <text:p>284.6</text:p>
          </table:table-cell>
          <table:table-cell table:style-name="ce3" table:formula="of:=[.F945]/[.F946]" office:value-type="percentage" office:value="1.00529848110208" calcext:value-type="percentage">
            <text:p>100.5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832" calcext:value-type="float">
            <text:p>92832</text:p>
          </table:table-cell>
          <table:table-cell office:value-type="float" office:value="65536" calcext:value-type="float">
            <text:p>65536</text:p>
          </table:table-cell>
          <table:table-cell office:value-type="float" office:value="283.1" calcext:value-type="float">
            <text:p>283.1</text:p>
          </table:table-cell>
          <table:table-cell table:style-name="ce3" table:formula="of:=[.F946]/[.F947]" office:value-type="percentage" office:value="1.00247875354108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2.4" calcext:value-type="float">
            <text:p>282.4</text:p>
          </table:table-cell>
          <table:table-cell table:style-name="ce3" table:formula="of:=[.F947]/[.F94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2.4" calcext:value-type="float">
            <text:p>282.4</text:p>
          </table:table-cell>
          <table:table-cell table:style-name="ce3" table:formula="of:=[.F948]/[.F949]" office:value-type="percentage" office:value="1.00035423308537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2.3" calcext:value-type="float">
            <text:p>282.3</text:p>
          </table:table-cell>
          <table:table-cell table:style-name="ce3" table:formula="of:=[.F949]/[.F950]" office:value-type="percentage" office:value="1.03255303584492" calcext:value-type="percentage">
            <text:p>103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5702" calcext:value-type="float">
            <text:p>95702</text:p>
          </table:table-cell>
          <table:table-cell office:value-type="float" office:value="4096" calcext:value-type="float">
            <text:p>4096</text:p>
          </table:table-cell>
          <table:table-cell office:value-type="float" office:value="273.4" calcext:value-type="float">
            <text:p>273.4</text:p>
          </table:table-cell>
          <table:table-cell table:style-name="ce3" table:formula="of:=[.F950]/[.F951]" office:value-type="percentage" office:value="1.01184307920059" calcext:value-type="percentage">
            <text:p>101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3382" calcext:value-type="float">
            <text:p>93382</text:p>
          </table:table-cell>
          <table:table-cell office:value-type="float" office:value="16384" calcext:value-type="float">
            <text:p>16384</text:p>
          </table:table-cell>
          <table:table-cell office:value-type="float" office:value="270.2" calcext:value-type="float">
            <text:p>270.2</text:p>
          </table:table-cell>
          <table:table-cell table:style-name="ce3" table:formula="of:=[.F951]/[.F952]" office:value-type="percentage" office:value="1.0018539117538" calcext:value-type="percentage">
            <text:p>100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832" calcext:value-type="float">
            <text:p>92832</text:p>
          </table:table-cell>
          <table:table-cell office:value-type="float" office:value="65536" calcext:value-type="float">
            <text:p>65536</text:p>
          </table:table-cell>
          <table:table-cell office:value-type="float" office:value="269.7" calcext:value-type="float">
            <text:p>269.7</text:p>
          </table:table-cell>
          <table:table-cell table:style-name="ce3" table:formula="of:=[.F952]/[.F953]" office:value-type="percentage" office:value="1.0018573551263" calcext:value-type="percentage">
            <text:p>100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9.2" calcext:value-type="float">
            <text:p>269.2</text:p>
          </table:table-cell>
          <table:table-cell table:style-name="ce3" table:formula="of:=[.F953]/[.F95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9.2" calcext:value-type="float">
            <text:p>269.2</text:p>
          </table:table-cell>
          <table:table-cell table:style-name="ce3" table:formula="of:=[.F954]/[.F95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syoulik.txt <text:s/></text:p>
          </table:table-cell>
          <table:table-cell office:value-type="float" office:value="125179" calcext:value-type="float">
            <text:p>125179</text:p>
          </table:table-cell>
          <table:table-cell office:value-type="float" office:value="92779" calcext:value-type="float">
            <text:p>9277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9.2" calcext:value-type="float">
            <text:p>269.2</text:p>
          </table:table-cell>
          <table:table-cell table:style-name="ce3" table:formula="of:=[.F955]/[.F956]" office:value-type="percentage" office:value="0.150601398601399" calcext:value-type="percentage">
            <text:p>15.0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91999" calcext:value-type="float">
            <text:p>91999</text:p>
          </table:table-cell>
          <table:table-cell office:value-type="float" office:value="1024" calcext:value-type="float">
            <text:p>1024</text:p>
          </table:table-cell>
          <table:table-cell office:value-type="float" office:value="1787.5" calcext:value-type="float">
            <text:p>1787.5</text:p>
          </table:table-cell>
          <table:table-cell table:style-name="ce3" table:formula="of:=[.F956]/[.F957]" office:value-type="percentage" office:value="1.12811612496056" calcext:value-type="percentage">
            <text:p>112.8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2786" calcext:value-type="float">
            <text:p>82786</text:p>
          </table:table-cell>
          <table:table-cell office:value-type="float" office:value="4096" calcext:value-type="float">
            <text:p>4096</text:p>
          </table:table-cell>
          <table:table-cell office:value-type="float" office:value="1584.5" calcext:value-type="float">
            <text:p>1584.5</text:p>
          </table:table-cell>
          <table:table-cell table:style-name="ce3" table:formula="of:=[.F957]/[.F958]" office:value-type="percentage" office:value="1.06521008403361" calcext:value-type="percentage">
            <text:p>106.5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87.5" calcext:value-type="float">
            <text:p>1487.5</text:p>
          </table:table-cell>
          <table:table-cell table:style-name="ce3" table:formula="of:=[.F958]/[.F959]" office:value-type="percentage" office:value="1.0008747140358" calcext:value-type="percentage">
            <text:p>100.0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.2" calcext:value-type="float">
            <text:p>1486.2</text:p>
          </table:table-cell>
          <table:table-cell table:style-name="ce3" table:formula="of:=[.F959]/[.F960]" office:value-type="percentage" office:value="1.00868738971087" calcext:value-type="percentage">
            <text:p>100.8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73.4" calcext:value-type="float">
            <text:p>1473.4</text:p>
          </table:table-cell>
          <table:table-cell table:style-name="ce3" table:formula="of:=[.F960]/[.F961]" office:value-type="percentage" office:value="1.02057214102653" calcext:value-type="percentage">
            <text:p>102.0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0034" calcext:value-type="float">
            <text:p>80034</text:p>
          </table:table-cell>
          <table:table-cell office:value-type="float" office:value="65536" calcext:value-type="float">
            <text:p>65536</text:p>
          </table:table-cell>
          <table:table-cell office:value-type="float" office:value="1443.7" calcext:value-type="float">
            <text:p>1443.7</text:p>
          </table:table-cell>
          <table:table-cell table:style-name="ce3" table:formula="of:=[.F961]/[.F962]" office:value-type="percentage" office:value="1.02021058582432" calcext:value-type="percentage">
            <text:p>102.0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0457" calcext:value-type="float">
            <text:p>80457</text:p>
          </table:table-cell>
          <table:table-cell office:value-type="float" office:value="16384" calcext:value-type="float">
            <text:p>16384</text:p>
          </table:table-cell>
          <table:table-cell office:value-type="float" office:value="1415.1" calcext:value-type="float">
            <text:p>1415.1</text:p>
          </table:table-cell>
          <table:table-cell table:style-name="ce3" table:formula="of:=[.F962]/[.F963]" office:value-type="percentage" office:value="2.57103924418605" calcext:value-type="percentage">
            <text:p>257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91999" calcext:value-type="float">
            <text:p>91999</text:p>
          </table:table-cell>
          <table:table-cell office:value-type="float" office:value="1024" calcext:value-type="float">
            <text:p>1024</text:p>
          </table:table-cell>
          <table:table-cell office:value-type="float" office:value="550.4" calcext:value-type="float">
            <text:p>550.4</text:p>
          </table:table-cell>
          <table:table-cell table:style-name="ce3" table:formula="of:=[.F963]/[.F964]" office:value-type="percentage" office:value="1.12995278176966" calcext:value-type="percentage">
            <text:p>113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2786" calcext:value-type="float">
            <text:p>82786</text:p>
          </table:table-cell>
          <table:table-cell office:value-type="float" office:value="4096" calcext:value-type="float">
            <text:p>4096</text:p>
          </table:table-cell>
          <table:table-cell office:value-type="float" office:value="487.1" calcext:value-type="float">
            <text:p>487.1</text:p>
          </table:table-cell>
          <table:table-cell table:style-name="ce3" table:formula="of:=[.F964]/[.F965]" office:value-type="percentage" office:value="1.02482642541553" calcext:value-type="percentage">
            <text:p>102.4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0457" calcext:value-type="float">
            <text:p>80457</text:p>
          </table:table-cell>
          <table:table-cell office:value-type="float" office:value="16384" calcext:value-type="float">
            <text:p>16384</text:p>
          </table:table-cell>
          <table:table-cell office:value-type="float" office:value="475.3" calcext:value-type="float">
            <text:p>475.3</text:p>
          </table:table-cell>
          <table:table-cell table:style-name="ce3" table:formula="of:=[.F965]/[.F966]" office:value-type="percentage" office:value="1.00699152542373" calcext:value-type="percentage">
            <text:p>100.7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2" calcext:value-type="float">
            <text:p>472</text:p>
          </table:table-cell>
          <table:table-cell table:style-name="ce3" table:formula="of:=[.F966]/[.F96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72" calcext:value-type="float">
            <text:p>472</text:p>
          </table:table-cell>
          <table:table-cell table:style-name="ce3" table:formula="of:=[.F967]/[.F968]" office:value-type="percentage" office:value="1.00021190930282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71.9" calcext:value-type="float">
            <text:p>471.9</text:p>
          </table:table-cell>
          <table:table-cell table:style-name="ce3" table:formula="of:=[.F968]/[.F969]" office:value-type="percentage" office:value="1.00042399830401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0034" calcext:value-type="float">
            <text:p>80034</text:p>
          </table:table-cell>
          <table:table-cell office:value-type="float" office:value="65536" calcext:value-type="float">
            <text:p>65536</text:p>
          </table:table-cell>
          <table:table-cell office:value-type="float" office:value="471.7" calcext:value-type="float">
            <text:p>471.7</text:p>
          </table:table-cell>
          <table:table-cell table:style-name="ce3" table:formula="of:=[.F969]/[.F970]" office:value-type="percentage" office:value="1.36132756132756" calcext:value-type="percentage">
            <text:p>136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91999" calcext:value-type="float">
            <text:p>91999</text:p>
          </table:table-cell>
          <table:table-cell office:value-type="float" office:value="1024" calcext:value-type="float">
            <text:p>1024</text:p>
          </table:table-cell>
          <table:table-cell office:value-type="float" office:value="346.5" calcext:value-type="float">
            <text:p>346.5</text:p>
          </table:table-cell>
          <table:table-cell table:style-name="ce3" table:formula="of:=[.F970]/[.F971]" office:value-type="percentage" office:value="1.06681034482759" calcext:value-type="percentage">
            <text:p>106.6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2786" calcext:value-type="float">
            <text:p>82786</text:p>
          </table:table-cell>
          <table:table-cell office:value-type="float" office:value="4096" calcext:value-type="float">
            <text:p>4096</text:p>
          </table:table-cell>
          <table:table-cell office:value-type="float" office:value="324.8" calcext:value-type="float">
            <text:p>324.8</text:p>
          </table:table-cell>
          <table:table-cell table:style-name="ce3" table:formula="of:=[.F971]/[.F972]" office:value-type="percentage" office:value="1.01120797011208" calcext:value-type="percentage">
            <text:p>101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0457" calcext:value-type="float">
            <text:p>80457</text:p>
          </table:table-cell>
          <table:table-cell office:value-type="float" office:value="16384" calcext:value-type="float">
            <text:p>16384</text:p>
          </table:table-cell>
          <table:table-cell office:value-type="float" office:value="321.2" calcext:value-type="float">
            <text:p>321.2</text:p>
          </table:table-cell>
          <table:table-cell table:style-name="ce3" table:formula="of:=[.F972]/[.F973]" office:value-type="percentage" office:value="1.0040637699281" calcext:value-type="percentage">
            <text:p>100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19.9" calcext:value-type="float">
            <text:p>319.9</text:p>
          </table:table-cell>
          <table:table-cell table:style-name="ce3" table:formula="of:=[.F973]/[.F974]" office:value-type="percentage" office:value="1.00031269543465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9.8" calcext:value-type="float">
            <text:p>319.8</text:p>
          </table:table-cell>
          <table:table-cell table:style-name="ce3" table:formula="of:=[.F974]/[.F97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19.8" calcext:value-type="float">
            <text:p>319.8</text:p>
          </table:table-cell>
          <table:table-cell table:style-name="ce3" table:formula="of:=[.F975]/[.F976]" office:value-type="percentage" office:value="1.0003127932436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0034" calcext:value-type="float">
            <text:p>80034</text:p>
          </table:table-cell>
          <table:table-cell office:value-type="float" office:value="65536" calcext:value-type="float">
            <text:p>65536</text:p>
          </table:table-cell>
          <table:table-cell office:value-type="float" office:value="319.7" calcext:value-type="float">
            <text:p>319.7</text:p>
          </table:table-cell>
          <table:table-cell table:style-name="ce3" table:formula="of:=[.F976]/[.F977]" office:value-type="percentage" office:value="1.01750477402928" calcext:value-type="percentage">
            <text:p>101.7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91999" calcext:value-type="float">
            <text:p>91999</text:p>
          </table:table-cell>
          <table:table-cell office:value-type="float" office:value="1024" calcext:value-type="float">
            <text:p>1024</text:p>
          </table:table-cell>
          <table:table-cell office:value-type="float" office:value="314.2" calcext:value-type="float">
            <text:p>314.2</text:p>
          </table:table-cell>
          <table:table-cell table:style-name="ce3" table:formula="of:=[.F977]/[.F978]" office:value-type="percentage" office:value="1.03185550082102" calcext:value-type="percentage">
            <text:p>103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2786" calcext:value-type="float">
            <text:p>82786</text:p>
          </table:table-cell>
          <table:table-cell office:value-type="float" office:value="4096" calcext:value-type="float">
            <text:p>4096</text:p>
          </table:table-cell>
          <table:table-cell office:value-type="float" office:value="304.5" calcext:value-type="float">
            <text:p>304.5</text:p>
          </table:table-cell>
          <table:table-cell table:style-name="ce3" table:formula="of:=[.F978]/[.F979]" office:value-type="percentage" office:value="1.0056142668428" calcext:value-type="percentage">
            <text:p>100.5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0457" calcext:value-type="float">
            <text:p>80457</text:p>
          </table:table-cell>
          <table:table-cell office:value-type="float" office:value="16384" calcext:value-type="float">
            <text:p>16384</text:p>
          </table:table-cell>
          <table:table-cell office:value-type="float" office:value="302.8" calcext:value-type="float">
            <text:p>302.8</text:p>
          </table:table-cell>
          <table:table-cell table:style-name="ce3" table:formula="of:=[.F979]/[.F980]" office:value-type="percentage" office:value="1.00364600596619" calcext:value-type="percentage">
            <text:p>100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1.7" calcext:value-type="float">
            <text:p>301.7</text:p>
          </table:table-cell>
          <table:table-cell table:style-name="ce3" table:formula="of:=[.F980]/[.F98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.7" calcext:value-type="float">
            <text:p>301.7</text:p>
          </table:table-cell>
          <table:table-cell table:style-name="ce3" table:formula="of:=[.F981]/[.F98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80034" calcext:value-type="float">
            <text:p>80034</text:p>
          </table:table-cell>
          <table:table-cell office:value-type="float" office:value="65536" calcext:value-type="float">
            <text:p>65536</text:p>
          </table:table-cell>
          <table:table-cell office:value-type="float" office:value="301.7" calcext:value-type="float">
            <text:p>301.7</text:p>
          </table:table-cell>
          <table:table-cell table:style-name="ce3" table:formula="of:=[.F982]/[.F983]" office:value-type="percentage" office:value="1.0003315649867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bib <text:s/></text:p>
          </table:table-cell>
          <table:table-cell office:value-type="float" office:value="111261" calcext:value-type="float">
            <text:p>111261</text:p>
          </table:table-cell>
          <table:table-cell office:value-type="float" office:value="79925" calcext:value-type="float">
            <text:p>7992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1.6" calcext:value-type="float">
            <text:p>301.6</text:p>
          </table:table-cell>
          <table:table-cell table:style-name="ce3" table:formula="of:=[.F983]/[.F984]" office:value-type="percentage" office:value="0.0485730850995297" calcext:value-type="percentage">
            <text:p>4.8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6308" calcext:value-type="float">
            <text:p>96308</text:p>
          </table:table-cell>
          <table:table-cell office:value-type="float" office:value="4096" calcext:value-type="float">
            <text:p>4096</text:p>
          </table:table-cell>
          <table:table-cell office:value-type="float" office:value="6209.2" calcext:value-type="float">
            <text:p>6209.2</text:p>
          </table:table-cell>
          <table:table-cell table:style-name="ce3" table:formula="of:=[.F984]/[.F985]" office:value-type="percentage" office:value="1.00235689148613" calcext:value-type="percentage">
            <text:p>100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0872" calcext:value-type="float">
            <text:p>100872</text:p>
          </table:table-cell>
          <table:table-cell office:value-type="float" office:value="1024" calcext:value-type="float">
            <text:p>1024</text:p>
          </table:table-cell>
          <table:table-cell office:value-type="float" office:value="6194.6" calcext:value-type="float">
            <text:p>6194.6</text:p>
          </table:table-cell>
          <table:table-cell table:style-name="ce3" table:formula="of:=[.F985]/[.F986]" office:value-type="percentage" office:value="1.50947901944539" calcext:value-type="percentage">
            <text:p>150.9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5317" calcext:value-type="float">
            <text:p>95317</text:p>
          </table:table-cell>
          <table:table-cell office:value-type="float" office:value="16384" calcext:value-type="float">
            <text:p>16384</text:p>
          </table:table-cell>
          <table:table-cell office:value-type="float" office:value="4103.8" calcext:value-type="float">
            <text:p>4103.8</text:p>
          </table:table-cell>
          <table:table-cell table:style-name="ce3" table:formula="of:=[.F986]/[.F987]" office:value-type="percentage" office:value="1.25154010369015" calcext:value-type="percentage">
            <text:p>125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9" calcext:value-type="float">
            <text:p>3279</text:p>
          </table:table-cell>
          <table:table-cell table:style-name="ce3" table:formula="of:=[.F987]/[.F988]" office:value-type="percentage" office:value="1.01259959236613" calcext:value-type="percentage">
            <text:p>101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38.2" calcext:value-type="float">
            <text:p>3238.2</text:p>
          </table:table-cell>
          <table:table-cell table:style-name="ce3" table:formula="of:=[.F988]/[.F989]" office:value-type="percentage" office:value="1.00437331348283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24.1" calcext:value-type="float">
            <text:p>3224.1</text:p>
          </table:table-cell>
          <table:table-cell table:style-name="ce3" table:formula="of:=[.F989]/[.F990]" office:value-type="percentage" office:value="1.20581195302566" calcext:value-type="percentage">
            <text:p>120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5015" calcext:value-type="float">
            <text:p>95015</text:p>
          </table:table-cell>
          <table:table-cell office:value-type="float" office:value="65536" calcext:value-type="float">
            <text:p>65536</text:p>
          </table:table-cell>
          <table:table-cell office:value-type="float" office:value="2673.8" calcext:value-type="float">
            <text:p>2673.8</text:p>
          </table:table-cell>
          <table:table-cell table:style-name="ce3" table:formula="of:=[.F990]/[.F991]" office:value-type="percentage" office:value="5.63142375737153" calcext:value-type="percentage">
            <text:p>563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0872" calcext:value-type="float">
            <text:p>100872</text:p>
          </table:table-cell>
          <table:table-cell office:value-type="float" office:value="1024" calcext:value-type="float">
            <text:p>1024</text:p>
          </table:table-cell>
          <table:table-cell office:value-type="float" office:value="474.8" calcext:value-type="float">
            <text:p>474.8</text:p>
          </table:table-cell>
          <table:table-cell table:style-name="ce3" table:formula="of:=[.F991]/[.F992]" office:value-type="percentage" office:value="1.12805892135899" calcext:value-type="percentage">
            <text:p>112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6308" calcext:value-type="float">
            <text:p>96308</text:p>
          </table:table-cell>
          <table:table-cell office:value-type="float" office:value="4096" calcext:value-type="float">
            <text:p>4096</text:p>
          </table:table-cell>
          <table:table-cell office:value-type="float" office:value="420.9" calcext:value-type="float">
            <text:p>420.9</text:p>
          </table:table-cell>
          <table:table-cell table:style-name="ce3" table:formula="of:=[.F992]/[.F993]" office:value-type="percentage" office:value="1.03669950738916" calcext:value-type="percentage">
            <text:p>103.6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5317" calcext:value-type="float">
            <text:p>95317</text:p>
          </table:table-cell>
          <table:table-cell office:value-type="float" office:value="16384" calcext:value-type="float">
            <text:p>16384</text:p>
          </table:table-cell>
          <table:table-cell office:value-type="float" office:value="406" calcext:value-type="float">
            <text:p>406</text:p>
          </table:table-cell>
          <table:table-cell table:style-name="ce3" table:formula="of:=[.F993]/[.F994]" office:value-type="percentage" office:value="1.00445324096982" calcext:value-type="percentage">
            <text:p>100.4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5015" calcext:value-type="float">
            <text:p>95015</text:p>
          </table:table-cell>
          <table:table-cell office:value-type="float" office:value="65536" calcext:value-type="float">
            <text:p>65536</text:p>
          </table:table-cell>
          <table:table-cell office:value-type="float" office:value="404.2" calcext:value-type="float">
            <text:p>404.2</text:p>
          </table:table-cell>
          <table:table-cell table:style-name="ce3" table:formula="of:=[.F994]/[.F995]" office:value-type="percentage" office:value="1.00272885140164" calcext:value-type="percentage">
            <text:p>100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3.1" calcext:value-type="float">
            <text:p>403.1</text:p>
          </table:table-cell>
          <table:table-cell table:style-name="ce3" table:formula="of:=[.F995]/[.F99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03.1" calcext:value-type="float">
            <text:p>403.1</text:p>
          </table:table-cell>
          <table:table-cell table:style-name="ce3" table:formula="of:=[.F996]/[.F997]" office:value-type="percentage" office:value="1.00049640109208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02.9" calcext:value-type="float">
            <text:p>402.9</text:p>
          </table:table-cell>
          <table:table-cell table:style-name="ce3" table:formula="of:=[.F997]/[.F998]" office:value-type="percentage" office:value="1.05859169732002" calcext:value-type="percentage">
            <text:p>105.8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0872" calcext:value-type="float">
            <text:p>100872</text:p>
          </table:table-cell>
          <table:table-cell office:value-type="float" office:value="1024" calcext:value-type="float">
            <text:p>1024</text:p>
          </table:table-cell>
          <table:table-cell office:value-type="float" office:value="380.6" calcext:value-type="float">
            <text:p>380.6</text:p>
          </table:table-cell>
          <table:table-cell table:style-name="ce3" table:formula="of:=[.F998]/[.F999]" office:value-type="percentage" office:value="1.05138121546961" calcext:value-type="percentage">
            <text:p>105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6308" calcext:value-type="float">
            <text:p>96308</text:p>
          </table:table-cell>
          <table:table-cell office:value-type="float" office:value="4096" calcext:value-type="float">
            <text:p>4096</text:p>
          </table:table-cell>
          <table:table-cell office:value-type="float" office:value="362" calcext:value-type="float">
            <text:p>362</text:p>
          </table:table-cell>
          <table:table-cell table:style-name="ce3" table:formula="of:=[.F999]/[.F1000]" office:value-type="percentage" office:value="1.00891861761427" calcext:value-type="percentage">
            <text:p>100.8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5317" calcext:value-type="float">
            <text:p>95317</text:p>
          </table:table-cell>
          <table:table-cell office:value-type="float" office:value="16384" calcext:value-type="float">
            <text:p>16384</text:p>
          </table:table-cell>
          <table:table-cell office:value-type="float" office:value="358.8" calcext:value-type="float">
            <text:p>358.8</text:p>
          </table:table-cell>
          <table:table-cell table:style-name="ce3" table:formula="of:=[.F1000]/[.F1001]" office:value-type="percentage" office:value="1.00251466890193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5015" calcext:value-type="float">
            <text:p>95015</text:p>
          </table:table-cell>
          <table:table-cell office:value-type="float" office:value="65536" calcext:value-type="float">
            <text:p>65536</text:p>
          </table:table-cell>
          <table:table-cell office:value-type="float" office:value="357.9" calcext:value-type="float">
            <text:p>357.9</text:p>
          </table:table-cell>
          <table:table-cell table:style-name="ce3" table:formula="of:=[.F1001]/[.F1002]" office:value-type="percentage" office:value="1.00055912776069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7.7" calcext:value-type="float">
            <text:p>357.7</text:p>
          </table:table-cell>
          <table:table-cell table:style-name="ce3" table:formula="of:=[.F1002]/[.F1003]" office:value-type="percentage" office:value="1.0002796420581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7.6" calcext:value-type="float">
            <text:p>357.6</text:p>
          </table:table-cell>
          <table:table-cell table:style-name="ce3" table:formula="of:=[.F1003]/[.F1004]" office:value-type="percentage" office:value="1.0005595970901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7.4" calcext:value-type="float">
            <text:p>357.4</text:p>
          </table:table-cell>
          <table:table-cell table:style-name="ce3" table:formula="of:=[.F1004]/[.F1005]" office:value-type="percentage" office:value="1.13244613434728" calcext:value-type="percentage">
            <text:p>113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0872" calcext:value-type="float">
            <text:p>100872</text:p>
          </table:table-cell>
          <table:table-cell office:value-type="float" office:value="1024" calcext:value-type="float">
            <text:p>1024</text:p>
          </table:table-cell>
          <table:table-cell office:value-type="float" office:value="315.6" calcext:value-type="float">
            <text:p>315.6</text:p>
          </table:table-cell>
          <table:table-cell table:style-name="ce3" table:formula="of:=[.F1005]/[.F1006]" office:value-type="percentage" office:value="1.02500811951932" calcext:value-type="percentage">
            <text:p>102.5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6308" calcext:value-type="float">
            <text:p>96308</text:p>
          </table:table-cell>
          <table:table-cell office:value-type="float" office:value="4096" calcext:value-type="float">
            <text:p>4096</text:p>
          </table:table-cell>
          <table:table-cell office:value-type="float" office:value="307.9" calcext:value-type="float">
            <text:p>307.9</text:p>
          </table:table-cell>
          <table:table-cell table:style-name="ce3" table:formula="of:=[.F1006]/[.F1007]" office:value-type="percentage" office:value="1.00588043123162" calcext:value-type="percentage">
            <text:p>100.5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5317" calcext:value-type="float">
            <text:p>95317</text:p>
          </table:table-cell>
          <table:table-cell office:value-type="float" office:value="16384" calcext:value-type="float">
            <text:p>16384</text:p>
          </table:table-cell>
          <table:table-cell office:value-type="float" office:value="306.1" calcext:value-type="float">
            <text:p>306.1</text:p>
          </table:table-cell>
          <table:table-cell table:style-name="ce3" table:formula="of:=[.F1007]/[.F1008]" office:value-type="percentage" office:value="1.00065380843413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5015" calcext:value-type="float">
            <text:p>95015</text:p>
          </table:table-cell>
          <table:table-cell office:value-type="float" office:value="65536" calcext:value-type="float">
            <text:p>65536</text:p>
          </table:table-cell>
          <table:table-cell office:value-type="float" office:value="305.9" calcext:value-type="float">
            <text:p>305.9</text:p>
          </table:table-cell>
          <table:table-cell table:style-name="ce3" table:formula="of:=[.F1008]/[.F1009]" office:value-type="percentage" office:value="1.0003270111183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5.8" calcext:value-type="float">
            <text:p>305.8</text:p>
          </table:table-cell>
          <table:table-cell table:style-name="ce3" table:formula="of:=[.F1009]/[.F1010]" office:value-type="percentage" office:value="1.00032711808963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.7" calcext:value-type="float">
            <text:p>305.7</text:p>
          </table:table-cell>
          <table:table-cell table:style-name="ce3" table:formula="of:=[.F1010]/[.F1011]" office:value-type="percentage" office:value="1.0026238110856" calcext:value-type="percentage">
            <text:p>100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eo <text:s/></text:p>
          </table:table-cell>
          <table:table-cell office:value-type="float" office:value="102400" calcext:value-type="float">
            <text:p>102400</text:p>
          </table:table-cell>
          <table:table-cell office:value-type="float" office:value="94939" calcext:value-type="float">
            <text:p>9493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4.9" calcext:value-type="float">
            <text:p>304.9</text:p>
          </table:table-cell>
          <table:table-cell table:style-name="ce3" table:formula="of:=[.F1011]/[.F1012]" office:value-type="percentage" office:value="0.020041674061512" calcext:value-type="percentage">
            <text:p>2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4" calcext:value-type="float">
            <text:p>112204</text:p>
          </table:table-cell>
          <table:table-cell office:value-type="float" office:value="65536" calcext:value-type="float">
            <text:p>65536</text:p>
          </table:table-cell>
          <table:table-cell office:value-type="float" office:value="15213.3" calcext:value-type="float">
            <text:p>15213.3</text:p>
          </table:table-cell>
          <table:table-cell table:style-name="ce3" table:formula="of:=[.F1012]/[.F1013]" office:value-type="percentage" office:value="1.02809239336109" calcext:value-type="percentage">
            <text:p>102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13" calcext:value-type="float">
            <text:p>112213</text:p>
          </table:table-cell>
          <table:table-cell office:value-type="float" office:value="16384" calcext:value-type="float">
            <text:p>16384</text:p>
          </table:table-cell>
          <table:table-cell office:value-type="float" office:value="14797.6" calcext:value-type="float">
            <text:p>14797.6</text:p>
          </table:table-cell>
          <table:table-cell table:style-name="ce3" table:formula="of:=[.F1013]/[.F1014]" office:value-type="percentage" office:value="1.00174657116939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37" calcext:value-type="float">
            <text:p>112237</text:p>
          </table:table-cell>
          <table:table-cell office:value-type="float" office:value="4096" calcext:value-type="float">
            <text:p>4096</text:p>
          </table:table-cell>
          <table:table-cell office:value-type="float" office:value="14771.8" calcext:value-type="float">
            <text:p>14771.8</text:p>
          </table:table-cell>
          <table:table-cell table:style-name="ce3" table:formula="of:=[.F1014]/[.F1015]" office:value-type="percentage" office:value="1.2457874407543" calcext:value-type="percentage">
            <text:p>124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371" calcext:value-type="float">
            <text:p>112371</text:p>
          </table:table-cell>
          <table:table-cell office:value-type="float" office:value="1024" calcext:value-type="float">
            <text:p>1024</text:p>
          </table:table-cell>
          <table:table-cell office:value-type="float" office:value="11857.4" calcext:value-type="float">
            <text:p>11857.4</text:p>
          </table:table-cell>
          <table:table-cell table:style-name="ce3" table:formula="of:=[.F1015]/[.F1016]" office:value-type="percentage" office:value="1.05089913233065" calcext:value-type="percentage">
            <text:p>105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283.1" calcext:value-type="float">
            <text:p>11283.1</text:p>
          </table:table-cell>
          <table:table-cell table:style-name="ce3" table:formula="of:=[.F1016]/[.F1017]" office:value-type="percentage" office:value="1.01666035933755" calcext:value-type="percentage">
            <text:p>101.6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1098.2" calcext:value-type="float">
            <text:p>11098.2</text:p>
          </table:table-cell>
          <table:table-cell table:style-name="ce3" table:formula="of:=[.F1017]/[.F1018]" office:value-type="percentage" office:value="1.40121711024696" calcext:value-type="percentage">
            <text:p>14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20.4" calcext:value-type="float">
            <text:p>7920.4</text:p>
          </table:table-cell>
          <table:table-cell table:style-name="ce3" table:formula="of:=[.F1018]/[.F1019]" office:value-type="percentage" office:value="1.00189743719483" calcext:value-type="percentage">
            <text:p>100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905.4" calcext:value-type="float">
            <text:p>7905.4</text:p>
          </table:table-cell>
          <table:table-cell table:style-name="ce3" table:formula="of:=[.F1019]/[.F1020]" office:value-type="percentage" office:value="1.00018977972899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903.9" calcext:value-type="float">
            <text:p>7903.9</text:p>
          </table:table-cell>
          <table:table-cell table:style-name="ce3" table:formula="of:=[.F1020]/[.F1021]" office:value-type="percentage" office:value="1.00614848006518" calcext:value-type="percentage">
            <text:p>100.6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75" calcext:value-type="float">
            <text:p>3375</text:p>
          </table:table-cell>
          <table:table-cell office:value-type="float" office:value="65536" calcext:value-type="float">
            <text:p>65536</text:p>
          </table:table-cell>
          <table:table-cell office:value-type="float" office:value="7855.6" calcext:value-type="float">
            <text:p>7855.6</text:p>
          </table:table-cell>
          <table:table-cell table:style-name="ce3" table:formula="of:=[.F1021]/[.F1022]" office:value-type="percentage" office:value="1.02664767306612" calcext:value-type="percentage">
            <text:p>102.6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13" calcext:value-type="float">
            <text:p>3813</text:p>
          </table:table-cell>
          <table:table-cell office:value-type="float" office:value="16384" calcext:value-type="float">
            <text:p>16384</text:p>
          </table:table-cell>
          <table:table-cell office:value-type="float" office:value="7651.7" calcext:value-type="float">
            <text:p>7651.7</text:p>
          </table:table-cell>
          <table:table-cell table:style-name="ce3" table:formula="of:=[.F1022]/[.F1023]" office:value-type="percentage" office:value="1.03839159700358" calcext:value-type="percentage">
            <text:p>103.8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68.8" calcext:value-type="float">
            <text:p>7368.8</text:p>
          </table:table-cell>
          <table:table-cell table:style-name="ce3" table:formula="of:=[.F1023]/[.F1024]" office:value-type="percentage" office:value="1.0016447591991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356.7" calcext:value-type="float">
            <text:p>7356.7</text:p>
          </table:table-cell>
          <table:table-cell table:style-name="ce3" table:formula="of:=[.F1024]/[.F1025]" office:value-type="percentage" office:value="1.00005437516143" calcext:value-type="percentage">
            <text:p>100.0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56.3" calcext:value-type="float">
            <text:p>7356.3</text:p>
          </table:table-cell>
          <table:table-cell table:style-name="ce3" table:formula="of:=[.F1025]/[.F1026]" office:value-type="percentage" office:value="1.00394410022655" calcext:value-type="percentage">
            <text:p>100.3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65536" calcext:value-type="float">
            <text:p>65536</text:p>
          </table:table-cell>
          <table:table-cell office:value-type="float" office:value="7327.4" calcext:value-type="float">
            <text:p>7327.4</text:p>
          </table:table-cell>
          <table:table-cell table:style-name="ce3" table:formula="of:=[.F1026]/[.F1027]" office:value-type="percentage" office:value="1.00266834521545" calcext:value-type="percentage">
            <text:p>100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21" calcext:value-type="float">
            <text:p>5121</text:p>
          </table:table-cell>
          <table:table-cell office:value-type="float" office:value="4096" calcext:value-type="float">
            <text:p>4096</text:p>
          </table:table-cell>
          <table:table-cell office:value-type="float" office:value="7307.9" calcext:value-type="float">
            <text:p>7307.9</text:p>
          </table:table-cell>
          <table:table-cell table:style-name="ce3" table:formula="of:=[.F1027]/[.F1028]" office:value-type="percentage" office:value="1.00002736839224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75" calcext:value-type="float">
            <text:p>3375</text:p>
          </table:table-cell>
          <table:table-cell office:value-type="float" office:value="16384" calcext:value-type="float">
            <text:p>16384</text:p>
          </table:table-cell>
          <table:table-cell office:value-type="float" office:value="7307.7" calcext:value-type="float">
            <text:p>7307.7</text:p>
          </table:table-cell>
          <table:table-cell table:style-name="ce3" table:formula="of:=[.F1028]/[.F1029]" office:value-type="percentage" office:value="1.04703842737198" calcext:value-type="percentage">
            <text:p>104.7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93" calcext:value-type="float">
            <text:p>3393</text:p>
          </table:table-cell>
          <table:table-cell office:value-type="float" office:value="4096" calcext:value-type="float">
            <text:p>4096</text:p>
          </table:table-cell>
          <table:table-cell office:value-type="float" office:value="6979.4" calcext:value-type="float">
            <text:p>6979.4</text:p>
          </table:table-cell>
          <table:table-cell table:style-name="ce3" table:formula="of:=[.F1029]/[.F1030]" office:value-type="percentage" office:value="1.077916261255" calcext:value-type="percentage">
            <text:p>107.7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74.9" calcext:value-type="float">
            <text:p>6474.9</text:p>
          </table:table-cell>
          <table:table-cell table:style-name="ce3" table:formula="of:=[.F1030]/[.F1031]" office:value-type="percentage" office:value="1.00089656984743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69.1" calcext:value-type="float">
            <text:p>6469.1</text:p>
          </table:table-cell>
          <table:table-cell table:style-name="ce3" table:formula="of:=[.F1031]/[.F1032]" office:value-type="percentage" office:value="1.00020099570178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67.8" calcext:value-type="float">
            <text:p>6467.8</text:p>
          </table:table-cell>
          <table:table-cell table:style-name="ce3" table:formula="of:=[.F1032]/[.F1033]" office:value-type="percentage" office:value="1.00645783732474" calcext:value-type="percentage">
            <text:p>100.6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26.3" calcext:value-type="float">
            <text:p>6426.3</text:p>
          </table:table-cell>
          <table:table-cell table:style-name="ce3" table:formula="of:=[.F1033]/[.F1034]" office:value-type="percentage" office:value="1.00088776749836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20.6" calcext:value-type="float">
            <text:p>6420.6</text:p>
          </table:table-cell>
          <table:table-cell table:style-name="ce3" table:formula="of:=[.F1034]/[.F1035]" office:value-type="percentage" office:value="1.0004674644727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17.6" calcext:value-type="float">
            <text:p>6417.6</text:p>
          </table:table-cell>
          <table:table-cell table:style-name="ce3" table:formula="of:=[.F1035]/[.F1036]" office:value-type="percentage" office:value="1.00217062011025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75" calcext:value-type="float">
            <text:p>3375</text:p>
          </table:table-cell>
          <table:table-cell office:value-type="float" office:value="65536" calcext:value-type="float">
            <text:p>65536</text:p>
          </table:table-cell>
          <table:table-cell office:value-type="float" office:value="6403.7" calcext:value-type="float">
            <text:p>6403.7</text:p>
          </table:table-cell>
          <table:table-cell table:style-name="ce3" table:formula="of:=[.F1036]/[.F1037]" office:value-type="percentage" office:value="1.0049906621259" calcext:value-type="percentage">
            <text:p>100.5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65536" calcext:value-type="float">
            <text:p>65536</text:p>
          </table:table-cell>
          <table:table-cell office:value-type="float" office:value="6371.9" calcext:value-type="float">
            <text:p>6371.9</text:p>
          </table:table-cell>
          <table:table-cell table:style-name="ce3" table:formula="of:=[.F1037]/[.F1038]" office:value-type="percentage" office:value="1.04356442129743" calcext:value-type="percentage">
            <text:p>104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22" calcext:value-type="float">
            <text:p>6922</text:p>
          </table:table-cell>
          <table:table-cell office:value-type="float" office:value="1024" calcext:value-type="float">
            <text:p>1024</text:p>
          </table:table-cell>
          <table:table-cell office:value-type="float" office:value="6105.9" calcext:value-type="float">
            <text:p>6105.9</text:p>
          </table:table-cell>
          <table:table-cell table:style-name="ce3" table:formula="of:=[.F1038]/[.F1039]" office:value-type="percentage" office:value="1.01231845613104" calcext:value-type="percentage">
            <text:p>101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75" calcext:value-type="float">
            <text:p>3375</text:p>
          </table:table-cell>
          <table:table-cell office:value-type="float" office:value="16384" calcext:value-type="float">
            <text:p>16384</text:p>
          </table:table-cell>
          <table:table-cell office:value-type="float" office:value="6031.6" calcext:value-type="float">
            <text:p>6031.6</text:p>
          </table:table-cell>
          <table:table-cell table:style-name="ce3" table:formula="of:=[.F1039]/[.F1040]" office:value-type="percentage" office:value="1.02130109383995" calcext:value-type="percentage">
            <text:p>102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13" calcext:value-type="float">
            <text:p>3813</text:p>
          </table:table-cell>
          <table:table-cell office:value-type="float" office:value="16384" calcext:value-type="float">
            <text:p>16384</text:p>
          </table:table-cell>
          <table:table-cell office:value-type="float" office:value="5905.8" calcext:value-type="float">
            <text:p>5905.8</text:p>
          </table:table-cell>
          <table:table-cell table:style-name="ce3" table:formula="of:=[.F1040]/[.F1041]" office:value-type="percentage" office:value="1.01071330777656" calcext:value-type="percentage">
            <text:p>101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94" calcext:value-type="float">
            <text:p>6994</text:p>
          </table:table-cell>
          <table:table-cell office:value-type="float" office:value="1024" calcext:value-type="float">
            <text:p>1024</text:p>
          </table:table-cell>
          <table:table-cell office:value-type="float" office:value="5843.2" calcext:value-type="float">
            <text:p>5843.2</text:p>
          </table:table-cell>
          <table:table-cell table:style-name="ce3" table:formula="of:=[.F1041]/[.F1042]" office:value-type="percentage" office:value="1.11318130727172" calcext:value-type="percentage">
            <text:p>111.3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93" calcext:value-type="float">
            <text:p>3393</text:p>
          </table:table-cell>
          <table:table-cell office:value-type="float" office:value="4096" calcext:value-type="float">
            <text:p>4096</text:p>
          </table:table-cell>
          <table:table-cell office:value-type="float" office:value="5249.1" calcext:value-type="float">
            <text:p>5249.1</text:p>
          </table:table-cell>
          <table:table-cell table:style-name="ce3" table:formula="of:=[.F1042]/[.F1043]" office:value-type="percentage" office:value="1.08623044449963" calcext:value-type="percentage">
            <text:p>108.6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21" calcext:value-type="float">
            <text:p>5121</text:p>
          </table:table-cell>
          <table:table-cell office:value-type="float" office:value="4096" calcext:value-type="float">
            <text:p>4096</text:p>
          </table:table-cell>
          <table:table-cell office:value-type="float" office:value="4832.4" calcext:value-type="float">
            <text:p>4832.4</text:p>
          </table:table-cell>
          <table:table-cell table:style-name="ce3" table:formula="of:=[.F1043]/[.F1044]" office:value-type="percentage" office:value="1.01807609657439" calcext:value-type="percentage">
            <text:p>101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46.6" calcext:value-type="float">
            <text:p>4746.6</text:p>
          </table:table-cell>
          <table:table-cell table:style-name="ce3" table:formula="of:=[.F1044]/[.F1045]" office:value-type="percentage" office:value="1.12210113236094" calcext:value-type="percentage">
            <text:p>112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230.1" calcext:value-type="float">
            <text:p>4230.1</text:p>
          </table:table-cell>
          <table:table-cell table:style-name="ce3" table:formula="of:=[.F1045]/[.F1046]" office:value-type="percentage" office:value="1.00002364066194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230" calcext:value-type="float">
            <text:p>4230</text:p>
          </table:table-cell>
          <table:table-cell table:style-name="ce3" table:formula="of:=[.F1046]/[.F1047]" office:value-type="percentage" office:value="1.0000709270161" calcext:value-type="percentage">
            <text:p>100.0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29.7" calcext:value-type="float">
            <text:p>4229.7</text:p>
          </table:table-cell>
          <table:table-cell table:style-name="ce3" table:formula="of:=[.F1047]/[.F1048]" office:value-type="percentage" office:value="1.00073345005442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75" calcext:value-type="float">
            <text:p>3375</text:p>
          </table:table-cell>
          <table:table-cell office:value-type="float" office:value="65536" calcext:value-type="float">
            <text:p>65536</text:p>
          </table:table-cell>
          <table:table-cell office:value-type="float" office:value="4226.6" calcext:value-type="float">
            <text:p>4226.6</text:p>
          </table:table-cell>
          <table:table-cell table:style-name="ce3" table:formula="of:=[.F1048]/[.F1049]" office:value-type="percentage" office:value="1.00523236455311" calcext:value-type="percentage">
            <text:p>100.5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13" calcext:value-type="float">
            <text:p>3813</text:p>
          </table:table-cell>
          <table:table-cell office:value-type="float" office:value="16384" calcext:value-type="float">
            <text:p>16384</text:p>
          </table:table-cell>
          <table:table-cell office:value-type="float" office:value="4204.6" calcext:value-type="float">
            <text:p>4204.6</text:p>
          </table:table-cell>
          <table:table-cell table:style-name="ce3" table:formula="of:=[.F1049]/[.F1050]" office:value-type="percentage" office:value="1.00684865900383" calcext:value-type="percentage">
            <text:p>100.6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21" calcext:value-type="float">
            <text:p>5121</text:p>
          </table:table-cell>
          <table:table-cell office:value-type="float" office:value="4096" calcext:value-type="float">
            <text:p>4096</text:p>
          </table:table-cell>
          <table:table-cell office:value-type="float" office:value="4176" calcext:value-type="float">
            <text:p>4176</text:p>
          </table:table-cell>
          <table:table-cell table:style-name="ce3" table:formula="of:=[.F1050]/[.F1051]" office:value-type="percentage" office:value="1.03512381330094" calcext:value-type="percentage">
            <text:p>103.5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94" calcext:value-type="float">
            <text:p>6994</text:p>
          </table:table-cell>
          <table:table-cell office:value-type="float" office:value="1024" calcext:value-type="float">
            <text:p>1024</text:p>
          </table:table-cell>
          <table:table-cell office:value-type="float" office:value="4034.3" calcext:value-type="float">
            <text:p>4034.3</text:p>
          </table:table-cell>
          <table:table-cell table:style-name="ce3" table:formula="of:=[.F1051]/[.F1052]" office:value-type="percentage" office:value="1.05419530168021" calcext:value-type="percentage">
            <text:p>105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826.9" calcext:value-type="float">
            <text:p>3826.9</text:p>
          </table:table-cell>
          <table:table-cell table:style-name="ce3" table:formula="of:=[.F1052]/[.F1053]" office:value-type="percentage" office:value="1.00028752156412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825.8" calcext:value-type="float">
            <text:p>3825.8</text:p>
          </table:table-cell>
          <table:table-cell table:style-name="ce3" table:formula="of:=[.F1053]/[.F1054]" office:value-type="percentage" office:value="1.00002613900724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25.7" calcext:value-type="float">
            <text:p>3825.7</text:p>
          </table:table-cell>
          <table:table-cell table:style-name="ce3" table:formula="of:=[.F1054]/[.F1055]" office:value-type="percentage" office:value="1.00015685864422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65536" calcext:value-type="float">
            <text:p>65536</text:p>
          </table:table-cell>
          <table:table-cell office:value-type="float" office:value="3825.1" calcext:value-type="float">
            <text:p>3825.1</text:p>
          </table:table-cell>
          <table:table-cell table:style-name="ce3" table:formula="of:=[.F1055]/[.F1056]" office:value-type="percentage" office:value="1.00687022900763" calcext:value-type="percentage">
            <text:p>100.6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75" calcext:value-type="float">
            <text:p>3375</text:p>
          </table:table-cell>
          <table:table-cell office:value-type="float" office:value="16384" calcext:value-type="float">
            <text:p>16384</text:p>
          </table:table-cell>
          <table:table-cell office:value-type="float" office:value="3799" calcext:value-type="float">
            <text:p>3799</text:p>
          </table:table-cell>
          <table:table-cell table:style-name="ce3" table:formula="of:=[.F1056]/[.F1057]" office:value-type="percentage" office:value="1.01691739386477" calcext:value-type="percentage">
            <text:p>101.6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371" calcext:value-type="float">
            <text:p>112371</text:p>
          </table:table-cell>
          <table:table-cell office:value-type="float" office:value="1024" calcext:value-type="float">
            <text:p>1024</text:p>
          </table:table-cell>
          <table:table-cell office:value-type="float" office:value="3735.8" calcext:value-type="float">
            <text:p>3735.8</text:p>
          </table:table-cell>
          <table:table-cell table:style-name="ce3" table:formula="of:=[.F1057]/[.F1058]" office:value-type="percentage" office:value="1.00926651357558" calcext:value-type="percentage">
            <text:p>100.9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93" calcext:value-type="float">
            <text:p>3393</text:p>
          </table:table-cell>
          <table:table-cell office:value-type="float" office:value="4096" calcext:value-type="float">
            <text:p>4096</text:p>
          </table:table-cell>
          <table:table-cell office:value-type="float" office:value="3701.5" calcext:value-type="float">
            <text:p>3701.5</text:p>
          </table:table-cell>
          <table:table-cell table:style-name="ce3" table:formula="of:=[.F1058]/[.F1059]" office:value-type="percentage" office:value="1.02381479227748" calcext:value-type="percentage">
            <text:p>102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94" calcext:value-type="float">
            <text:p>6994</text:p>
          </table:table-cell>
          <table:table-cell office:value-type="float" office:value="1024" calcext:value-type="float">
            <text:p>1024</text:p>
          </table:table-cell>
          <table:table-cell office:value-type="float" office:value="3615.4" calcext:value-type="float">
            <text:p>3615.4</text:p>
          </table:table-cell>
          <table:table-cell table:style-name="ce3" table:formula="of:=[.F1059]/[.F1060]" office:value-type="percentage" office:value="1.02109752308865" calcext:value-type="percentage">
            <text:p>102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37" calcext:value-type="float">
            <text:p>112237</text:p>
          </table:table-cell>
          <table:table-cell office:value-type="float" office:value="4096" calcext:value-type="float">
            <text:p>4096</text:p>
          </table:table-cell>
          <table:table-cell office:value-type="float" office:value="3540.7" calcext:value-type="float">
            <text:p>3540.7</text:p>
          </table:table-cell>
          <table:table-cell table:style-name="ce3" table:formula="of:=[.F1060]/[.F1061]" office:value-type="percentage" office:value="1.00871770035042" calcext:value-type="percentage">
            <text:p>100.8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10.1" calcext:value-type="float">
            <text:p>3510.1</text:p>
          </table:table-cell>
          <table:table-cell table:style-name="ce3" table:formula="of:=[.F1061]/[.F1062]" office:value-type="percentage" office:value="1.00225572497287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02.2" calcext:value-type="float">
            <text:p>3502.2</text:p>
          </table:table-cell>
          <table:table-cell table:style-name="ce3" table:formula="of:=[.F1062]/[.F1063]" office:value-type="percentage" office:value="1.00125793355824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97.8" calcext:value-type="float">
            <text:p>3497.8</text:p>
          </table:table-cell>
          <table:table-cell table:style-name="ce3" table:formula="of:=[.F1063]/[.F1064]" office:value-type="percentage" office:value="1.0040186003789" calcext:value-type="percentage">
            <text:p>100.4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13" calcext:value-type="float">
            <text:p>112213</text:p>
          </table:table-cell>
          <table:table-cell office:value-type="float" office:value="16384" calcext:value-type="float">
            <text:p>16384</text:p>
          </table:table-cell>
          <table:table-cell office:value-type="float" office:value="3483.8" calcext:value-type="float">
            <text:p>3483.8</text:p>
          </table:table-cell>
          <table:table-cell table:style-name="ce3" table:formula="of:=[.F1064]/[.F1065]" office:value-type="percentage" office:value="1.00212863882177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4" calcext:value-type="float">
            <text:p>112204</text:p>
          </table:table-cell>
          <table:table-cell office:value-type="float" office:value="65536" calcext:value-type="float">
            <text:p>65536</text:p>
          </table:table-cell>
          <table:table-cell office:value-type="float" office:value="3476.4" calcext:value-type="float">
            <text:p>3476.4</text:p>
          </table:table-cell>
          <table:table-cell table:style-name="ce3" table:formula="of:=[.F1065]/[.F1066]" office:value-type="percentage" office:value="1.01426695842451" calcext:value-type="percentage">
            <text:p>101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22" calcext:value-type="float">
            <text:p>6922</text:p>
          </table:table-cell>
          <table:table-cell office:value-type="float" office:value="1024" calcext:value-type="float">
            <text:p>1024</text:p>
          </table:table-cell>
          <table:table-cell office:value-type="float" office:value="3427.5" calcext:value-type="float">
            <text:p>3427.5</text:p>
          </table:table-cell>
          <table:table-cell table:style-name="ce3" table:formula="of:=[.F1066]/[.F1067]" office:value-type="percentage" office:value="1.27165807145772" calcext:value-type="percentage">
            <text:p>127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22" calcext:value-type="float">
            <text:p>6922</text:p>
          </table:table-cell>
          <table:table-cell office:value-type="float" office:value="1024" calcext:value-type="float">
            <text:p>1024</text:p>
          </table:table-cell>
          <table:table-cell office:value-type="float" office:value="2695.3" calcext:value-type="float">
            <text:p>2695.3</text:p>
          </table:table-cell>
          <table:table-cell table:style-name="ce3" table:formula="of:=[.F1067]/[.F1068]" office:value-type="percentage" office:value="2.59587787729943" calcext:value-type="percentage">
            <text:p>259.5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38.3" calcext:value-type="float">
            <text:p>1038.3</text:p>
          </table:table-cell>
          <table:table-cell table:style-name="ce3" table:formula="of:=[.F1068]/[.F1069]" office:value-type="percentage" office:value="1.0002890173410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38" calcext:value-type="float">
            <text:p>1038</text:p>
          </table:table-cell>
          <table:table-cell table:style-name="ce3" table:formula="of:=[.F1069]/[.F1070]" office:value-type="percentage" office:value="1.00019271535941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7.8" calcext:value-type="float">
            <text:p>1037.8</text:p>
          </table:table-cell>
          <table:table-cell table:style-name="ce3" table:formula="of:=[.F1070]/[.F1071]" office:value-type="percentage" office:value="1.0000963669654" calcext:value-type="percentage">
            <text:p>100.0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7.7" calcext:value-type="float">
            <text:p>1037.7</text:p>
          </table:table-cell>
          <table:table-cell table:style-name="ce3" table:formula="of:=[.F1071]/[.F1072]" office:value-type="percentage" office:value="1.00019277108434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37.5" calcext:value-type="float">
            <text:p>1037.5</text:p>
          </table:table-cell>
          <table:table-cell table:style-name="ce3" table:formula="of:=[.F1072]/[.F1073]" office:value-type="percentage" office:value="1.00048216007715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1" calcext:value-type="float">
            <text:p>323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37" calcext:value-type="float">
            <text:p>1037</text:p>
          </table:table-cell>
          <table:table-cell table:style-name="ce3" table:formula="of:=[.F1073]/[.F1074]" office:value-type="percentage" office:value="1.00019290123457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75" calcext:value-type="float">
            <text:p>3375</text:p>
          </table:table-cell>
          <table:table-cell office:value-type="float" office:value="65536" calcext:value-type="float">
            <text:p>65536</text:p>
          </table:table-cell>
          <table:table-cell office:value-type="float" office:value="1036.8" calcext:value-type="float">
            <text:p>1036.8</text:p>
          </table:table-cell>
          <table:table-cell table:style-name="ce3" table:formula="of:=[.F1074]/[.F1075]" office:value-type="percentage" office:value="1.0005790387956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3" calcext:value-type="float">
            <text:p>3303</text:p>
          </table:table-cell>
          <table:table-cell office:value-type="float" office:value="65536" calcext:value-type="float">
            <text:p>65536</text:p>
          </table:table-cell>
          <table:table-cell office:value-type="float" office:value="1036.2" calcext:value-type="float">
            <text:p>1036.2</text:p>
          </table:table-cell>
          <table:table-cell table:style-name="ce3" table:formula="of:=[.F1075]/[.F1076]" office:value-type="percentage" office:value="1.00680139914497" calcext:value-type="percentage">
            <text:p>100.6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13" calcext:value-type="float">
            <text:p>3813</text:p>
          </table:table-cell>
          <table:table-cell office:value-type="float" office:value="16384" calcext:value-type="float">
            <text:p>16384</text:p>
          </table:table-cell>
          <table:table-cell office:value-type="float" office:value="1029.2" calcext:value-type="float">
            <text:p>1029.2</text:p>
          </table:table-cell>
          <table:table-cell table:style-name="ce3" table:formula="of:=[.F1076]/[.F1077]" office:value-type="percentage" office:value="1.00233735878457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75" calcext:value-type="float">
            <text:p>3375</text:p>
          </table:table-cell>
          <table:table-cell office:value-type="float" office:value="16384" calcext:value-type="float">
            <text:p>16384</text:p>
          </table:table-cell>
          <table:table-cell office:value-type="float" office:value="1026.8" calcext:value-type="float">
            <text:p>1026.8</text:p>
          </table:table-cell>
          <table:table-cell table:style-name="ce3" table:formula="of:=[.F1077]/[.F1078]" office:value-type="percentage" office:value="1.01653301653302" calcext:value-type="percentage">
            <text:p>101.6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21" calcext:value-type="float">
            <text:p>5121</text:p>
          </table:table-cell>
          <table:table-cell office:value-type="float" office:value="4096" calcext:value-type="float">
            <text:p>4096</text:p>
          </table:table-cell>
          <table:table-cell office:value-type="float" office:value="1010.1" calcext:value-type="float">
            <text:p>1010.1</text:p>
          </table:table-cell>
          <table:table-cell table:style-name="ce3" table:formula="of:=[.F1078]/[.F1079]" office:value-type="percentage" office:value="1.00909090909091" calcext:value-type="percentage">
            <text:p>100.9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93" calcext:value-type="float">
            <text:p>3393</text:p>
          </table:table-cell>
          <table:table-cell office:value-type="float" office:value="4096" calcext:value-type="float">
            <text:p>4096</text:p>
          </table:table-cell>
          <table:table-cell office:value-type="float" office:value="1001" calcext:value-type="float">
            <text:p>1001</text:p>
          </table:table-cell>
          <table:table-cell table:style-name="ce3" table:formula="of:=[.F1079]/[.F1080]" office:value-type="percentage" office:value="1.02614044079959" calcext:value-type="percentage">
            <text:p>102.6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lphabet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94" calcext:value-type="float">
            <text:p>6994</text:p>
          </table:table-cell>
          <table:table-cell office:value-type="float" office:value="1024" calcext:value-type="float">
            <text:p>1024</text:p>
          </table:table-cell>
          <table:table-cell office:value-type="float" office:value="975.5" calcext:value-type="float">
            <text:p>975.5</text:p>
          </table:table-cell>
          <table:table-cell table:style-name="ce3" table:formula="of:=[.F1080]/[.F1081]" office:value-type="percentage" office:value="1.12036292638107" calcext:value-type="percentage">
            <text:p>112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aa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22" calcext:value-type="float">
            <text:p>6922</text:p>
          </table:table-cell>
          <table:table-cell office:value-type="float" office:value="1024" calcext:value-type="float">
            <text:p>1024</text:p>
          </table:table-cell>
          <table:table-cell office:value-type="float" office:value="870.7" calcext:value-type="float">
            <text:p>870.7</text:p>
          </table:table-cell>
          <table:table-cell table:style-name="ce3" table:formula="of:=[.F1081]/[.F1082]" office:value-type="percentage" office:value="1.89447345517842" calcext:value-type="percentage">
            <text:p>189.4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59.6" calcext:value-type="float">
            <text:p>459.6</text:p>
          </table:table-cell>
          <table:table-cell table:style-name="ce3" table:formula="of:=[.F1082]/[.F1083]" office:value-type="percentage" office:value="1.00021762785637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59.5" calcext:value-type="float">
            <text:p>459.5</text:p>
          </table:table-cell>
          <table:table-cell table:style-name="ce3" table:formula="of:=[.F1083]/[.F1084]" office:value-type="percentage" office:value="1.00021767522856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9.4" calcext:value-type="float">
            <text:p>459.4</text:p>
          </table:table-cell>
          <table:table-cell table:style-name="ce3" table:formula="of:=[.F1084]/[.F108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4" calcext:value-type="float">
            <text:p>112204</text:p>
          </table:table-cell>
          <table:table-cell office:value-type="float" office:value="65536" calcext:value-type="float">
            <text:p>65536</text:p>
          </table:table-cell>
          <table:table-cell office:value-type="float" office:value="459.4" calcext:value-type="float">
            <text:p>459.4</text:p>
          </table:table-cell>
          <table:table-cell table:style-name="ce3" table:formula="of:=[.F1085]/[.F108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13" calcext:value-type="float">
            <text:p>112213</text:p>
          </table:table-cell>
          <table:table-cell office:value-type="float" office:value="16384" calcext:value-type="float">
            <text:p>16384</text:p>
          </table:table-cell>
          <table:table-cell office:value-type="float" office:value="459.4" calcext:value-type="float">
            <text:p>459.4</text:p>
          </table:table-cell>
          <table:table-cell table:style-name="ce3" table:formula="of:=[.F1086]/[.F1087]" office:value-type="percentage" office:value="1.00065345240688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37" calcext:value-type="float">
            <text:p>112237</text:p>
          </table:table-cell>
          <table:table-cell office:value-type="float" office:value="4096" calcext:value-type="float">
            <text:p>4096</text:p>
          </table:table-cell>
          <table:table-cell office:value-type="float" office:value="459.1" calcext:value-type="float">
            <text:p>459.1</text:p>
          </table:table-cell>
          <table:table-cell table:style-name="ce3" table:formula="of:=[.F1087]/[.F1088]" office:value-type="percentage" office:value="1.00065387968614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371" calcext:value-type="float">
            <text:p>112371</text:p>
          </table:table-cell>
          <table:table-cell office:value-type="float" office:value="1024" calcext:value-type="float">
            <text:p>1024</text:p>
          </table:table-cell>
          <table:table-cell office:value-type="float" office:value="458.8" calcext:value-type="float">
            <text:p>458.8</text:p>
          </table:table-cell>
          <table:table-cell table:style-name="ce3" table:formula="of:=[.F1088]/[.F1089]" office:value-type="percentage" office:value="1.28263908303047" calcext:value-type="percentage">
            <text:p>128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7.7" calcext:value-type="float">
            <text:p>357.7</text:p>
          </table:table-cell>
          <table:table-cell table:style-name="ce3" table:formula="of:=[.F1089]/[.F1090]" office:value-type="percentage" office:value="1.0002796420581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7.6" calcext:value-type="float">
            <text:p>357.6</text:p>
          </table:table-cell>
          <table:table-cell table:style-name="ce3" table:formula="of:=[.F1090]/[.F109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3" calcext:value-type="float">
            <text:p>1122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7.6" calcext:value-type="float">
            <text:p>357.6</text:p>
          </table:table-cell>
          <table:table-cell table:style-name="ce3" table:formula="of:=[.F1091]/[.F109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04" calcext:value-type="float">
            <text:p>112204</text:p>
          </table:table-cell>
          <table:table-cell office:value-type="float" office:value="65536" calcext:value-type="float">
            <text:p>65536</text:p>
          </table:table-cell>
          <table:table-cell office:value-type="float" office:value="357.6" calcext:value-type="float">
            <text:p>357.6</text:p>
          </table:table-cell>
          <table:table-cell table:style-name="ce3" table:formula="of:=[.F1092]/[.F109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13" calcext:value-type="float">
            <text:p>112213</text:p>
          </table:table-cell>
          <table:table-cell office:value-type="float" office:value="16384" calcext:value-type="float">
            <text:p>16384</text:p>
          </table:table-cell>
          <table:table-cell office:value-type="float" office:value="357.6" calcext:value-type="float">
            <text:p>357.6</text:p>
          </table:table-cell>
          <table:table-cell table:style-name="ce3" table:formula="of:=[.F1093]/[.F1094]" office:value-type="percentage" office:value="1.00140016802016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237" calcext:value-type="float">
            <text:p>112237</text:p>
          </table:table-cell>
          <table:table-cell office:value-type="float" office:value="4096" calcext:value-type="float">
            <text:p>4096</text:p>
          </table:table-cell>
          <table:table-cell office:value-type="float" office:value="357.1" calcext:value-type="float">
            <text:p>357.1</text:p>
          </table:table-cell>
          <table:table-cell table:style-name="ce3" table:formula="of:=[.F1094]/[.F1095]" office:value-type="percentage" office:value="1.00084080717489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random.txt <text:s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371" calcext:value-type="float">
            <text:p>112371</text:p>
          </table:table-cell>
          <table:table-cell office:value-type="float" office:value="1024" calcext:value-type="float">
            <text:p>1024</text:p>
          </table:table-cell>
          <table:table-cell office:value-type="float" office:value="356.8" calcext:value-type="float">
            <text:p>356.8</text:p>
          </table:table-cell>
          <table:table-cell table:style-name="ce3" table:formula="of:=[.F1095]/[.F1096]" office:value-type="percentage" office:value="0.191920821903071" calcext:value-type="percentage">
            <text:p>19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59.1" calcext:value-type="float">
            <text:p>1859.1</text:p>
          </table:table-cell>
          <table:table-cell table:style-name="ce3" table:formula="of:=[.F1096]/[.F1097]" office:value-type="percentage" office:value="1.01440497626453" calcext:value-type="percentage">
            <text:p>101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832.7" calcext:value-type="float">
            <text:p>1832.7</text:p>
          </table:table-cell>
          <table:table-cell table:style-name="ce3" table:formula="of:=[.F1097]/[.F1098]" office:value-type="percentage" office:value="1.00460450583786" calcext:value-type="percentage">
            <text:p>100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824.3" calcext:value-type="float">
            <text:p>1824.3</text:p>
          </table:table-cell>
          <table:table-cell table:style-name="ce3" table:formula="of:=[.F1098]/[.F1099]" office:value-type="percentage" office:value="1.03582784465137" calcext:value-type="percentage">
            <text:p>103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811" calcext:value-type="float">
            <text:p>54811</text:p>
          </table:table-cell>
          <table:table-cell office:value-type="float" office:value="65536" calcext:value-type="float">
            <text:p>65536</text:p>
          </table:table-cell>
          <table:table-cell office:value-type="float" office:value="1761.2" calcext:value-type="float">
            <text:p>1761.2</text:p>
          </table:table-cell>
          <table:table-cell table:style-name="ce3" table:formula="of:=[.F1099]/[.F1100]" office:value-type="percentage" office:value="1.06026127265065" calcext:value-type="percentage">
            <text:p>106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64722" calcext:value-type="float">
            <text:p>64722</text:p>
          </table:table-cell>
          <table:table-cell office:value-type="float" office:value="1024" calcext:value-type="float">
            <text:p>1024</text:p>
          </table:table-cell>
          <table:table-cell office:value-type="float" office:value="1661.1" calcext:value-type="float">
            <text:p>1661.1</text:p>
          </table:table-cell>
          <table:table-cell table:style-name="ce3" table:formula="of:=[.F1100]/[.F1101]" office:value-type="percentage" office:value="1.00423190859077" calcext:value-type="percentage">
            <text:p>100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7156" calcext:value-type="float">
            <text:p>57156</text:p>
          </table:table-cell>
          <table:table-cell office:value-type="float" office:value="4096" calcext:value-type="float">
            <text:p>4096</text:p>
          </table:table-cell>
          <table:table-cell office:value-type="float" office:value="1654.1" calcext:value-type="float">
            <text:p>1654.1</text:p>
          </table:table-cell>
          <table:table-cell table:style-name="ce3" table:formula="of:=[.F1101]/[.F1102]" office:value-type="percentage" office:value="1.01746939779787" calcext:value-type="percentage">
            <text:p>101.7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5234" calcext:value-type="float">
            <text:p>55234</text:p>
          </table:table-cell>
          <table:table-cell office:value-type="float" office:value="16384" calcext:value-type="float">
            <text:p>16384</text:p>
          </table:table-cell>
          <table:table-cell office:value-type="float" office:value="1625.7" calcext:value-type="float">
            <text:p>1625.7</text:p>
          </table:table-cell>
          <table:table-cell table:style-name="ce3" table:formula="of:=[.F1102]/[.F1103]" office:value-type="percentage" office:value="2.81214322781526" calcext:value-type="percentage">
            <text:p>281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64722" calcext:value-type="float">
            <text:p>64722</text:p>
          </table:table-cell>
          <table:table-cell office:value-type="float" office:value="1024" calcext:value-type="float">
            <text:p>1024</text:p>
          </table:table-cell>
          <table:table-cell office:value-type="float" office:value="578.1" calcext:value-type="float">
            <text:p>578.1</text:p>
          </table:table-cell>
          <table:table-cell table:style-name="ce3" table:formula="of:=[.F1103]/[.F1104]" office:value-type="percentage" office:value="1.05666240175471" calcext:value-type="percentage">
            <text:p>105.6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7156" calcext:value-type="float">
            <text:p>57156</text:p>
          </table:table-cell>
          <table:table-cell office:value-type="float" office:value="4096" calcext:value-type="float">
            <text:p>4096</text:p>
          </table:table-cell>
          <table:table-cell office:value-type="float" office:value="547.1" calcext:value-type="float">
            <text:p>547.1</text:p>
          </table:table-cell>
          <table:table-cell table:style-name="ce3" table:formula="of:=[.F1104]/[.F1105]" office:value-type="percentage" office:value="1.01015509601182" calcext:value-type="percentage">
            <text:p>101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5234" calcext:value-type="float">
            <text:p>55234</text:p>
          </table:table-cell>
          <table:table-cell office:value-type="float" office:value="16384" calcext:value-type="float">
            <text:p>16384</text:p>
          </table:table-cell>
          <table:table-cell office:value-type="float" office:value="541.6" calcext:value-type="float">
            <text:p>541.6</text:p>
          </table:table-cell>
          <table:table-cell table:style-name="ce3" table:formula="of:=[.F1105]/[.F1106]" office:value-type="percentage" office:value="1.00314873124653" calcext:value-type="percentage">
            <text:p>100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9.9" calcext:value-type="float">
            <text:p>539.9</text:p>
          </table:table-cell>
          <table:table-cell table:style-name="ce3" table:formula="of:=[.F1106]/[.F1107]" office:value-type="percentage" office:value="1.0001852537977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811" calcext:value-type="float">
            <text:p>54811</text:p>
          </table:table-cell>
          <table:table-cell office:value-type="float" office:value="65536" calcext:value-type="float">
            <text:p>65536</text:p>
          </table:table-cell>
          <table:table-cell office:value-type="float" office:value="539.8" calcext:value-type="float">
            <text:p>539.8</text:p>
          </table:table-cell>
          <table:table-cell table:style-name="ce3" table:formula="of:=[.F1107]/[.F1108]" office:value-type="percentage" office:value="1.00148423005566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9" calcext:value-type="float">
            <text:p>539</text:p>
          </table:table-cell>
          <table:table-cell table:style-name="ce3" table:formula="of:=[.F1108]/[.F1109]" office:value-type="percentage" office:value="1.00204498977505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37.9" calcext:value-type="float">
            <text:p>537.9</text:p>
          </table:table-cell>
          <table:table-cell table:style-name="ce3" table:formula="of:=[.F1109]/[.F1110]" office:value-type="percentage" office:value="1.43210862619808" calcext:value-type="percentage">
            <text:p>143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64722" calcext:value-type="float">
            <text:p>64722</text:p>
          </table:table-cell>
          <table:table-cell office:value-type="float" office:value="1024" calcext:value-type="float">
            <text:p>1024</text:p>
          </table:table-cell>
          <table:table-cell office:value-type="float" office:value="375.6" calcext:value-type="float">
            <text:p>375.6</text:p>
          </table:table-cell>
          <table:table-cell table:style-name="ce3" table:formula="of:=[.F1110]/[.F1111]" office:value-type="percentage" office:value="1.02819600328497" calcext:value-type="percentage">
            <text:p>102.8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7156" calcext:value-type="float">
            <text:p>57156</text:p>
          </table:table-cell>
          <table:table-cell office:value-type="float" office:value="4096" calcext:value-type="float">
            <text:p>4096</text:p>
          </table:table-cell>
          <table:table-cell office:value-type="float" office:value="365.3" calcext:value-type="float">
            <text:p>365.3</text:p>
          </table:table-cell>
          <table:table-cell table:style-name="ce3" table:formula="of:=[.F1111]/[.F1112]" office:value-type="percentage" office:value="1.00191991223258" calcext:value-type="percentage">
            <text:p>100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811" calcext:value-type="float">
            <text:p>54811</text:p>
          </table:table-cell>
          <table:table-cell office:value-type="float" office:value="65536" calcext:value-type="float">
            <text:p>65536</text:p>
          </table:table-cell>
          <table:table-cell office:value-type="float" office:value="364.6" calcext:value-type="float">
            <text:p>364.6</text:p>
          </table:table-cell>
          <table:table-cell table:style-name="ce3" table:formula="of:=[.F1112]/[.F111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5234" calcext:value-type="float">
            <text:p>55234</text:p>
          </table:table-cell>
          <table:table-cell office:value-type="float" office:value="16384" calcext:value-type="float">
            <text:p>16384</text:p>
          </table:table-cell>
          <table:table-cell office:value-type="float" office:value="364.6" calcext:value-type="float">
            <text:p>364.6</text:p>
          </table:table-cell>
          <table:table-cell table:style-name="ce3" table:formula="of:=[.F1113]/[.F1114]" office:value-type="percentage" office:value="1.0002743484225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4.5" calcext:value-type="float">
            <text:p>364.5</text:p>
          </table:table-cell>
          <table:table-cell table:style-name="ce3" table:formula="of:=[.F1114]/[.F1115]" office:value-type="percentage" office:value="1.000823723229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64.2" calcext:value-type="float">
            <text:p>364.2</text:p>
          </table:table-cell>
          <table:table-cell table:style-name="ce3" table:formula="of:=[.F1115]/[.F1116]" office:value-type="percentage" office:value="1.00082440230833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3.9" calcext:value-type="float">
            <text:p>363.9</text:p>
          </table:table-cell>
          <table:table-cell table:style-name="ce3" table:formula="of:=[.F1116]/[.F1117]" office:value-type="percentage" office:value="1.03763900769889" calcext:value-type="percentage">
            <text:p>103.7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0.7" calcext:value-type="float">
            <text:p>350.7</text:p>
          </table:table-cell>
          <table:table-cell table:style-name="ce3" table:formula="of:=[.F1117]/[.F1118]" office:value-type="percentage" office:value="1.00085616438356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0.4" calcext:value-type="float">
            <text:p>350.4</text:p>
          </table:table-cell>
          <table:table-cell table:style-name="ce3" table:formula="of:=[.F1118]/[.F1119]" office:value-type="percentage" office:value="1.00028546959749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707" calcext:value-type="float">
            <text:p>5470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0.3" calcext:value-type="float">
            <text:p>350.3</text:p>
          </table:table-cell>
          <table:table-cell table:style-name="ce3" table:formula="of:=[.F1119]/[.F112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4811" calcext:value-type="float">
            <text:p>54811</text:p>
          </table:table-cell>
          <table:table-cell office:value-type="float" office:value="65536" calcext:value-type="float">
            <text:p>65536</text:p>
          </table:table-cell>
          <table:table-cell office:value-type="float" office:value="350.3" calcext:value-type="float">
            <text:p>350.3</text:p>
          </table:table-cell>
          <table:table-cell table:style-name="ce3" table:formula="of:=[.F1120]/[.F1121]" office:value-type="percentage" office:value="1.00114318376679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5234" calcext:value-type="float">
            <text:p>55234</text:p>
          </table:table-cell>
          <table:table-cell office:value-type="float" office:value="16384" calcext:value-type="float">
            <text:p>16384</text:p>
          </table:table-cell>
          <table:table-cell office:value-type="float" office:value="349.9" calcext:value-type="float">
            <text:p>349.9</text:p>
          </table:table-cell>
          <table:table-cell table:style-name="ce3" table:formula="of:=[.F1121]/[.F1122]" office:value-type="percentage" office:value="1.00430539609644" calcext:value-type="percentage">
            <text:p>100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57156" calcext:value-type="float">
            <text:p>57156</text:p>
          </table:table-cell>
          <table:table-cell office:value-type="float" office:value="4096" calcext:value-type="float">
            <text:p>4096</text:p>
          </table:table-cell>
          <table:table-cell office:value-type="float" office:value="348.4" calcext:value-type="float">
            <text:p>348.4</text:p>
          </table:table-cell>
          <table:table-cell table:style-name="ce3" table:formula="of:=[.F1122]/[.F1123]" office:value-type="percentage" office:value="1.00230149597238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trans <text:s/></text:p>
          </table:table-cell>
          <table:table-cell office:value-type="float" office:value="93695" calcext:value-type="float">
            <text:p>93695</text:p>
          </table:table-cell>
          <table:table-cell office:value-type="float" office:value="64722" calcext:value-type="float">
            <text:p>64722</text:p>
          </table:table-cell>
          <table:table-cell office:value-type="float" office:value="1024" calcext:value-type="float">
            <text:p>1024</text:p>
          </table:table-cell>
          <table:table-cell office:value-type="float" office:value="347.6" calcext:value-type="float">
            <text:p>347.6</text:p>
          </table:table-cell>
          <table:table-cell table:style-name="ce3" table:formula="of:=[.F1123]/[.F1124]" office:value-type="percentage" office:value="0.209954095192075" calcext:value-type="percentage">
            <text:p>21.0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67921" calcext:value-type="float">
            <text:p>67921</text:p>
          </table:table-cell>
          <table:table-cell office:value-type="float" office:value="1024" calcext:value-type="float">
            <text:p>1024</text:p>
          </table:table-cell>
          <table:table-cell office:value-type="float" office:value="1655.6" calcext:value-type="float">
            <text:p>1655.6</text:p>
          </table:table-cell>
          <table:table-cell table:style-name="ce3" table:formula="of:=[.F1124]/[.F1125]" office:value-type="percentage" office:value="1.14242340601711" calcext:value-type="percentage">
            <text:p>114.2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61489" calcext:value-type="float">
            <text:p>61489</text:p>
          </table:table-cell>
          <table:table-cell office:value-type="float" office:value="4096" calcext:value-type="float">
            <text:p>4096</text:p>
          </table:table-cell>
          <table:table-cell office:value-type="float" office:value="1449.2" calcext:value-type="float">
            <text:p>1449.2</text:p>
          </table:table-cell>
          <table:table-cell table:style-name="ce3" table:formula="of:=[.F1125]/[.F1126]" office:value-type="percentage" office:value="1.12463138289617" calcext:value-type="percentage">
            <text:p>112.4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8.6" calcext:value-type="float">
            <text:p>1288.6</text:p>
          </table:table-cell>
          <table:table-cell table:style-name="ce3" table:formula="of:=[.F1126]/[.F1127]" office:value-type="percentage" office:value="1.00397350993377" calcext:value-type="percentage">
            <text:p>100.4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3.5" calcext:value-type="float">
            <text:p>1283.5</text:p>
          </table:table-cell>
          <table:table-cell table:style-name="ce3" table:formula="of:=[.F1127]/[.F1128]" office:value-type="percentage" office:value="1.00832744127583" calcext:value-type="percentage">
            <text:p>100.8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2.9" calcext:value-type="float">
            <text:p>1272.9</text:p>
          </table:table-cell>
          <table:table-cell table:style-name="ce3" table:formula="of:=[.F1128]/[.F1129]" office:value-type="percentage" office:value="1.00362690215249" calcext:value-type="percentage">
            <text:p>100.3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779" calcext:value-type="float">
            <text:p>59779</text:p>
          </table:table-cell>
          <table:table-cell office:value-type="float" office:value="16384" calcext:value-type="float">
            <text:p>16384</text:p>
          </table:table-cell>
          <table:table-cell office:value-type="float" office:value="1268.3" calcext:value-type="float">
            <text:p>1268.3</text:p>
          </table:table-cell>
          <table:table-cell table:style-name="ce3" table:formula="of:=[.F1129]/[.F1130]" office:value-type="percentage" office:value="1.04558944765045" calcext:value-type="percentage">
            <text:p>104.5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82" calcext:value-type="float">
            <text:p>59382</text:p>
          </table:table-cell>
          <table:table-cell office:value-type="float" office:value="65536" calcext:value-type="float">
            <text:p>65536</text:p>
          </table:table-cell>
          <table:table-cell office:value-type="float" office:value="1213" calcext:value-type="float">
            <text:p>1213</text:p>
          </table:table-cell>
          <table:table-cell table:style-name="ce3" table:formula="of:=[.F1130]/[.F1131]" office:value-type="percentage" office:value="2.48616519778643" calcext:value-type="percentage">
            <text:p>248.6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67921" calcext:value-type="float">
            <text:p>67921</text:p>
          </table:table-cell>
          <table:table-cell office:value-type="float" office:value="1024" calcext:value-type="float">
            <text:p>1024</text:p>
          </table:table-cell>
          <table:table-cell office:value-type="float" office:value="487.9" calcext:value-type="float">
            <text:p>487.9</text:p>
          </table:table-cell>
          <table:table-cell table:style-name="ce3" table:formula="of:=[.F1131]/[.F1132]" office:value-type="percentage" office:value="1.1040959493098" calcext:value-type="percentage">
            <text:p>110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61489" calcext:value-type="float">
            <text:p>61489</text:p>
          </table:table-cell>
          <table:table-cell office:value-type="float" office:value="4096" calcext:value-type="float">
            <text:p>4096</text:p>
          </table:table-cell>
          <table:table-cell office:value-type="float" office:value="441.9" calcext:value-type="float">
            <text:p>441.9</text:p>
          </table:table-cell>
          <table:table-cell table:style-name="ce3" table:formula="of:=[.F1132]/[.F1133]" office:value-type="percentage" office:value="1.01773376324275" calcext:value-type="percentage">
            <text:p>101.7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779" calcext:value-type="float">
            <text:p>59779</text:p>
          </table:table-cell>
          <table:table-cell office:value-type="float" office:value="16384" calcext:value-type="float">
            <text:p>16384</text:p>
          </table:table-cell>
          <table:table-cell office:value-type="float" office:value="434.2" calcext:value-type="float">
            <text:p>434.2</text:p>
          </table:table-cell>
          <table:table-cell table:style-name="ce3" table:formula="of:=[.F1133]/[.F1134]" office:value-type="percentage" office:value="1.00439509599815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2.3" calcext:value-type="float">
            <text:p>432.3</text:p>
          </table:table-cell>
          <table:table-cell table:style-name="ce3" table:formula="of:=[.F1134]/[.F1135]" office:value-type="percentage" office:value="1.00092614031026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31.9" calcext:value-type="float">
            <text:p>431.9</text:p>
          </table:table-cell>
          <table:table-cell table:style-name="ce3" table:formula="of:=[.F1135]/[.F1136]" office:value-type="percentage" office:value="1.00023158869847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82" calcext:value-type="float">
            <text:p>59382</text:p>
          </table:table-cell>
          <table:table-cell office:value-type="float" office:value="65536" calcext:value-type="float">
            <text:p>65536</text:p>
          </table:table-cell>
          <table:table-cell office:value-type="float" office:value="431.8" calcext:value-type="float">
            <text:p>431.8</text:p>
          </table:table-cell>
          <table:table-cell table:style-name="ce3" table:formula="of:=[.F1136]/[.F1137]" office:value-type="percentage" office:value="1.00232126276695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30.8" calcext:value-type="float">
            <text:p>430.8</text:p>
          </table:table-cell>
          <table:table-cell table:style-name="ce3" table:formula="of:=[.F1137]/[.F1138]" office:value-type="percentage" office:value="1.36415452818239" calcext:value-type="percentage">
            <text:p>136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67921" calcext:value-type="float">
            <text:p>67921</text:p>
          </table:table-cell>
          <table:table-cell office:value-type="float" office:value="1024" calcext:value-type="float">
            <text:p>1024</text:p>
          </table:table-cell>
          <table:table-cell office:value-type="float" office:value="315.8" calcext:value-type="float">
            <text:p>315.8</text:p>
          </table:table-cell>
          <table:table-cell table:style-name="ce3" table:formula="of:=[.F1138]/[.F1139]" office:value-type="percentage" office:value="1.08299039780521" calcext:value-type="percentage">
            <text:p>108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61489" calcext:value-type="float">
            <text:p>61489</text:p>
          </table:table-cell>
          <table:table-cell office:value-type="float" office:value="4096" calcext:value-type="float">
            <text:p>4096</text:p>
          </table:table-cell>
          <table:table-cell office:value-type="float" office:value="291.6" calcext:value-type="float">
            <text:p>291.6</text:p>
          </table:table-cell>
          <table:table-cell table:style-name="ce3" table:formula="of:=[.F1139]/[.F1140]" office:value-type="percentage" office:value="1.00795022468026" calcext:value-type="percentage">
            <text:p>100.8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67921" calcext:value-type="float">
            <text:p>67921</text:p>
          </table:table-cell>
          <table:table-cell office:value-type="float" office:value="1024" calcext:value-type="float">
            <text:p>1024</text:p>
          </table:table-cell>
          <table:table-cell office:value-type="float" office:value="289.3" calcext:value-type="float">
            <text:p>289.3</text:p>
          </table:table-cell>
          <table:table-cell table:style-name="ce3" table:formula="of:=[.F1140]/[.F1141]" office:value-type="percentage" office:value="1.00906871294036" calcext:value-type="percentage">
            <text:p>100.9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779" calcext:value-type="float">
            <text:p>59779</text:p>
          </table:table-cell>
          <table:table-cell office:value-type="float" office:value="16384" calcext:value-type="float">
            <text:p>16384</text:p>
          </table:table-cell>
          <table:table-cell office:value-type="float" office:value="286.7" calcext:value-type="float">
            <text:p>286.7</text:p>
          </table:table-cell>
          <table:table-cell table:style-name="ce3" table:formula="of:=[.F1141]/[.F1142]" office:value-type="percentage" office:value="1.00350017500875" calcext:value-type="percentage">
            <text:p>100.3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5.7" calcext:value-type="float">
            <text:p>285.7</text:p>
          </table:table-cell>
          <table:table-cell table:style-name="ce3" table:formula="of:=[.F1142]/[.F1143]" office:value-type="percentage" office:value="1.00035014005602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5.6" calcext:value-type="float">
            <text:p>285.6</text:p>
          </table:table-cell>
          <table:table-cell table:style-name="ce3" table:formula="of:=[.F1143]/[.F114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5.6" calcext:value-type="float">
            <text:p>285.6</text:p>
          </table:table-cell>
          <table:table-cell table:style-name="ce3" table:formula="of:=[.F1144]/[.F1145]" office:value-type="percentage" office:value="1.00035026269702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82" calcext:value-type="float">
            <text:p>59382</text:p>
          </table:table-cell>
          <table:table-cell office:value-type="float" office:value="65536" calcext:value-type="float">
            <text:p>65536</text:p>
          </table:table-cell>
          <table:table-cell office:value-type="float" office:value="285.5" calcext:value-type="float">
            <text:p>285.5</text:p>
          </table:table-cell>
          <table:table-cell table:style-name="ce3" table:formula="of:=[.F1145]/[.F1146]" office:value-type="percentage" office:value="1.03217642805495" calcext:value-type="percentage">
            <text:p>103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61489" calcext:value-type="float">
            <text:p>61489</text:p>
          </table:table-cell>
          <table:table-cell office:value-type="float" office:value="4096" calcext:value-type="float">
            <text:p>4096</text:p>
          </table:table-cell>
          <table:table-cell office:value-type="float" office:value="276.6" calcext:value-type="float">
            <text:p>276.6</text:p>
          </table:table-cell>
          <table:table-cell table:style-name="ce3" table:formula="of:=[.F1146]/[.F1147]" office:value-type="percentage" office:value="1.00948905109489" calcext:value-type="percentage">
            <text:p>100.9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779" calcext:value-type="float">
            <text:p>59779</text:p>
          </table:table-cell>
          <table:table-cell office:value-type="float" office:value="16384" calcext:value-type="float">
            <text:p>16384</text:p>
          </table:table-cell>
          <table:table-cell office:value-type="float" office:value="274" calcext:value-type="float">
            <text:p>274</text:p>
          </table:table-cell>
          <table:table-cell table:style-name="ce3" table:formula="of:=[.F1147]/[.F1148]" office:value-type="percentage" office:value="1.00146198830409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82" calcext:value-type="float">
            <text:p>59382</text:p>
          </table:table-cell>
          <table:table-cell office:value-type="float" office:value="65536" calcext:value-type="float">
            <text:p>65536</text:p>
          </table:table-cell>
          <table:table-cell office:value-type="float" office:value="273.6" calcext:value-type="float">
            <text:p>273.6</text:p>
          </table:table-cell>
          <table:table-cell table:style-name="ce3" table:formula="of:=[.F1148]/[.F1149]" office:value-type="percentage" office:value="1.00073152889539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3.4" calcext:value-type="float">
            <text:p>273.4</text:p>
          </table:table-cell>
          <table:table-cell table:style-name="ce3" table:formula="of:=[.F1149]/[.F1150]" office:value-type="percentage" office:value="1.00036589828028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.3" calcext:value-type="float">
            <text:p>273.3</text:p>
          </table:table-cell>
          <table:table-cell table:style-name="ce3" table:formula="of:=[.F1150]/[.F115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2 <text:s/></text:p>
          </table:table-cell>
          <table:table-cell office:value-type="float" office:value="82199" calcext:value-type="float">
            <text:p>82199</text:p>
          </table:table-cell>
          <table:table-cell office:value-type="float" office:value="59311" calcext:value-type="float">
            <text:p>593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3.3" calcext:value-type="float">
            <text:p>273.3</text:p>
          </table:table-cell>
          <table:table-cell table:style-name="ce3" table:formula="of:=[.F1151]/[.F1152]" office:value-type="percentage" office:value="0.016708238573839" calcext:value-type="percentage">
            <text:p>1.6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357.2" calcext:value-type="float">
            <text:p>16357.2</text:p>
          </table:table-cell>
          <table:table-cell table:style-name="ce3" table:formula="of:=[.F1152]/[.F1153]" office:value-type="percentage" office:value="1.00037918170143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351" calcext:value-type="float">
            <text:p>16351</text:p>
          </table:table-cell>
          <table:table-cell table:style-name="ce3" table:formula="of:=[.F1153]/[.F1154]" office:value-type="percentage" office:value="1.00063645153789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340.6" calcext:value-type="float">
            <text:p>16340.6</text:p>
          </table:table-cell>
          <table:table-cell table:style-name="ce3" table:formula="of:=[.F1154]/[.F1155]" office:value-type="percentage" office:value="1.0073110590556" calcext:value-type="percentage">
            <text:p>100.7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65536" calcext:value-type="float">
            <text:p>65536</text:p>
          </table:table-cell>
          <table:table-cell office:value-type="float" office:value="16222" calcext:value-type="float">
            <text:p>16222</text:p>
          </table:table-cell>
          <table:table-cell table:style-name="ce3" table:formula="of:=[.F1155]/[.F1156]" office:value-type="percentage" office:value="1.04061890588115" calcext:value-type="percentage">
            <text:p>104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16384" calcext:value-type="float">
            <text:p>16384</text:p>
          </table:table-cell>
          <table:table-cell office:value-type="float" office:value="15588.8" calcext:value-type="float">
            <text:p>15588.8</text:p>
          </table:table-cell>
          <table:table-cell table:style-name="ce3" table:formula="of:=[.F1156]/[.F1157]" office:value-type="percentage" office:value="1.10742650924229" calcext:value-type="percentage">
            <text:p>110.7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4096" calcext:value-type="float">
            <text:p>4096</text:p>
          </table:table-cell>
          <table:table-cell office:value-type="float" office:value="14076.6" calcext:value-type="float">
            <text:p>14076.6</text:p>
          </table:table-cell>
          <table:table-cell table:style-name="ce3" table:formula="of:=[.F1157]/[.F1158]" office:value-type="percentage" office:value="1.15634087436542" calcext:value-type="percentage">
            <text:p>115.6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1024" calcext:value-type="float">
            <text:p>1024</text:p>
          </table:table-cell>
          <table:table-cell office:value-type="float" office:value="12173.4" calcext:value-type="float">
            <text:p>12173.4</text:p>
          </table:table-cell>
          <table:table-cell table:style-name="ce3" table:formula="of:=[.F1158]/[.F1159]" office:value-type="percentage" office:value="2.61557303081088" calcext:value-type="percentage">
            <text:p>261.5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16384" calcext:value-type="float">
            <text:p>16384</text:p>
          </table:table-cell>
          <table:table-cell office:value-type="float" office:value="4654.2" calcext:value-type="float">
            <text:p>4654.2</text:p>
          </table:table-cell>
          <table:table-cell table:style-name="ce3" table:formula="of:=[.F1159]/[.F1160]" office:value-type="percentage" office:value="1.01277336524861" calcext:value-type="percentage">
            <text:p>101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595.5" calcext:value-type="float">
            <text:p>4595.5</text:p>
          </table:table-cell>
          <table:table-cell table:style-name="ce3" table:formula="of:=[.F1160]/[.F1161]" office:value-type="percentage" office:value="1.00045717768973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93.4" calcext:value-type="float">
            <text:p>4593.4</text:p>
          </table:table-cell>
          <table:table-cell table:style-name="ce3" table:formula="of:=[.F1161]/[.F1162]" office:value-type="percentage" office:value="1.00135158702476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587.2" calcext:value-type="float">
            <text:p>4587.2</text:p>
          </table:table-cell>
          <table:table-cell table:style-name="ce3" table:formula="of:=[.F1162]/[.F1163]" office:value-type="percentage" office:value="1.00444502835622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4096" calcext:value-type="float">
            <text:p>4096</text:p>
          </table:table-cell>
          <table:table-cell office:value-type="float" office:value="4566.9" calcext:value-type="float">
            <text:p>4566.9</text:p>
          </table:table-cell>
          <table:table-cell table:style-name="ce3" table:formula="of:=[.F1163]/[.F1164]" office:value-type="percentage" office:value="1.00100826337593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65536" calcext:value-type="float">
            <text:p>65536</text:p>
          </table:table-cell>
          <table:table-cell office:value-type="float" office:value="4562.3" calcext:value-type="float">
            <text:p>4562.3</text:p>
          </table:table-cell>
          <table:table-cell table:style-name="ce3" table:formula="of:=[.F1164]/[.F1165]" office:value-type="percentage" office:value="1.03610928167511" calcext:value-type="percentage">
            <text:p>103.6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1024" calcext:value-type="float">
            <text:p>1024</text:p>
          </table:table-cell>
          <table:table-cell office:value-type="float" office:value="4403.3" calcext:value-type="float">
            <text:p>4403.3</text:p>
          </table:table-cell>
          <table:table-cell table:style-name="ce3" table:formula="of:=[.F1165]/[.F1166]" office:value-type="percentage" office:value="9.51447709593777" calcext:value-type="percentage">
            <text:p>951.4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16384" calcext:value-type="float">
            <text:p>16384</text:p>
          </table:table-cell>
          <table:table-cell office:value-type="float" office:value="462.8" calcext:value-type="float">
            <text:p>462.8</text:p>
          </table:table-cell>
          <table:table-cell table:style-name="ce3" table:formula="of:=[.F1166]/[.F116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65536" calcext:value-type="float">
            <text:p>65536</text:p>
          </table:table-cell>
          <table:table-cell office:value-type="float" office:value="462.8" calcext:value-type="float">
            <text:p>462.8</text:p>
          </table:table-cell>
          <table:table-cell table:style-name="ce3" table:formula="of:=[.F1167]/[.F1168]" office:value-type="percentage" office:value="1.00043233895374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62.6" calcext:value-type="float">
            <text:p>462.6</text:p>
          </table:table-cell>
          <table:table-cell table:style-name="ce3" table:formula="of:=[.F1168]/[.F1169]" office:value-type="percentage" office:value="1.00021621621622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2.5" calcext:value-type="float">
            <text:p>462.5</text:p>
          </table:table-cell>
          <table:table-cell table:style-name="ce3" table:formula="of:=[.F1169]/[.F117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2.5" calcext:value-type="float">
            <text:p>462.5</text:p>
          </table:table-cell>
          <table:table-cell table:style-name="ce3" table:formula="of:=[.F1170]/[.F1171]" office:value-type="percentage" office:value="1.00043261951114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4096" calcext:value-type="float">
            <text:p>4096</text:p>
          </table:table-cell>
          <table:table-cell office:value-type="float" office:value="462.3" calcext:value-type="float">
            <text:p>462.3</text:p>
          </table:table-cell>
          <table:table-cell table:style-name="ce3" table:formula="of:=[.F1171]/[.F1172]" office:value-type="percentage" office:value="1.0015164644714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1024" calcext:value-type="float">
            <text:p>1024</text:p>
          </table:table-cell>
          <table:table-cell office:value-type="float" office:value="461.6" calcext:value-type="float">
            <text:p>461.6</text:p>
          </table:table-cell>
          <table:table-cell table:style-name="ce3" table:formula="of:=[.F1172]/[.F1173]" office:value-type="percentage" office:value="1.28115459339439" calcext:value-type="percentage">
            <text:p>128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0.3" calcext:value-type="float">
            <text:p>360.3</text:p>
          </table:table-cell>
          <table:table-cell table:style-name="ce3" table:formula="of:=[.F1173]/[.F117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16384" calcext:value-type="float">
            <text:p>16384</text:p>
          </table:table-cell>
          <table:table-cell office:value-type="float" office:value="360.3" calcext:value-type="float">
            <text:p>360.3</text:p>
          </table:table-cell>
          <table:table-cell table:style-name="ce3" table:formula="of:=[.F1174]/[.F117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65536" calcext:value-type="float">
            <text:p>65536</text:p>
          </table:table-cell>
          <table:table-cell office:value-type="float" office:value="360.3" calcext:value-type="float">
            <text:p>360.3</text:p>
          </table:table-cell>
          <table:table-cell table:style-name="ce3" table:formula="of:=[.F1175]/[.F1176]" office:value-type="percentage" office:value="1.0002776235424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0.2" calcext:value-type="float">
            <text:p>360.2</text:p>
          </table:table-cell>
          <table:table-cell table:style-name="ce3" table:formula="of:=[.F1176]/[.F1177]" office:value-type="percentage" office:value="1.00027770063871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2" calcext:value-type="float">
            <text:p>8575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60.1" calcext:value-type="float">
            <text:p>360.1</text:p>
          </table:table-cell>
          <table:table-cell table:style-name="ce3" table:formula="of:=[.F1177]/[.F1178]" office:value-type="percentage" office:value="1.0002777777777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4096" calcext:value-type="float">
            <text:p>4096</text:p>
          </table:table-cell>
          <table:table-cell office:value-type="float" office:value="360" calcext:value-type="float">
            <text:p>360</text:p>
          </table:table-cell>
          <table:table-cell table:style-name="ce3" table:formula="of:=[.F1178]/[.F1179]" office:value-type="percentage" office:value="1.00083402835696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rtificl.tar.gz <text:s/></text:p>
          </table:table-cell>
          <table:table-cell office:value-type="float" office:value="76723" calcext:value-type="float">
            <text:p>76723</text:p>
          </table:table-cell>
          <table:table-cell office:value-type="float" office:value="85753" calcext:value-type="float">
            <text:p>85753</text:p>
          </table:table-cell>
          <table:table-cell office:value-type="float" office:value="1024" calcext:value-type="float">
            <text:p>1024</text:p>
          </table:table-cell>
          <table:table-cell office:value-type="float" office:value="359.7" calcext:value-type="float">
            <text:p>359.7</text:p>
          </table:table-cell>
          <table:table-cell table:style-name="ce3" table:formula="of:=[.F1179]/[.F1180]" office:value-type="percentage" office:value="0.231377846391355" calcext:value-type="percentage">
            <text:p>23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4.6" calcext:value-type="float">
            <text:p>1554.6</text:p>
          </table:table-cell>
          <table:table-cell table:style-name="ce3" table:formula="of:=[.F1180]/[.F1181]" office:value-type="percentage" office:value="1.00387446726075" calcext:value-type="percentage">
            <text:p>100.3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44646" calcext:value-type="float">
            <text:p>44646</text:p>
          </table:table-cell>
          <table:table-cell office:value-type="float" office:value="1024" calcext:value-type="float">
            <text:p>1024</text:p>
          </table:table-cell>
          <table:table-cell office:value-type="float" office:value="1548.6" calcext:value-type="float">
            <text:p>1548.6</text:p>
          </table:table-cell>
          <table:table-cell table:style-name="ce3" table:formula="of:=[.F1181]/[.F1182]" office:value-type="percentage" office:value="1.00754716981132" calcext:value-type="percentage">
            <text:p>100.7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547" calcext:value-type="float">
            <text:p>36547</text:p>
          </table:table-cell>
          <table:table-cell office:value-type="float" office:value="16384" calcext:value-type="float">
            <text:p>16384</text:p>
          </table:table-cell>
          <table:table-cell office:value-type="float" office:value="1537" calcext:value-type="float">
            <text:p>1537</text:p>
          </table:table-cell>
          <table:table-cell table:style-name="ce3" table:formula="of:=[.F1182]/[.F1183]" office:value-type="percentage" office:value="1.00065104166667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7782" calcext:value-type="float">
            <text:p>37782</text:p>
          </table:table-cell>
          <table:table-cell office:value-type="float" office:value="4096" calcext:value-type="float">
            <text:p>4096</text:p>
          </table:table-cell>
          <table:table-cell office:value-type="float" office:value="1536" calcext:value-type="float">
            <text:p>1536</text:p>
          </table:table-cell>
          <table:table-cell table:style-name="ce3" table:formula="of:=[.F1183]/[.F1184]" office:value-type="percentage" office:value="1.00248009398251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73" calcext:value-type="float">
            <text:p>36273</text:p>
          </table:table-cell>
          <table:table-cell office:value-type="float" office:value="65536" calcext:value-type="float">
            <text:p>65536</text:p>
          </table:table-cell>
          <table:table-cell office:value-type="float" office:value="1532.2" calcext:value-type="float">
            <text:p>1532.2</text:p>
          </table:table-cell>
          <table:table-cell table:style-name="ce3" table:formula="of:=[.F1184]/[.F1185]" office:value-type="percentage" office:value="1.01834374584607" calcext:value-type="percentage">
            <text:p>101.8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04.6" calcext:value-type="float">
            <text:p>1504.6</text:p>
          </table:table-cell>
          <table:table-cell table:style-name="ce3" table:formula="of:=[.F1185]/[.F1186]" office:value-type="percentage" office:value="1.0019978689398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01.6" calcext:value-type="float">
            <text:p>1501.6</text:p>
          </table:table-cell>
          <table:table-cell table:style-name="ce3" table:formula="of:=[.F1186]/[.F1187]" office:value-type="percentage" office:value="2.58718125430737" calcext:value-type="percentage">
            <text:p>258.7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7782" calcext:value-type="float">
            <text:p>37782</text:p>
          </table:table-cell>
          <table:table-cell office:value-type="float" office:value="4096" calcext:value-type="float">
            <text:p>4096</text:p>
          </table:table-cell>
          <table:table-cell office:value-type="float" office:value="580.4" calcext:value-type="float">
            <text:p>580.4</text:p>
          </table:table-cell>
          <table:table-cell table:style-name="ce3" table:formula="of:=[.F1187]/[.F1188]" office:value-type="percentage" office:value="1.0099182182008" calcext:value-type="percentage">
            <text:p>100.9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44646" calcext:value-type="float">
            <text:p>44646</text:p>
          </table:table-cell>
          <table:table-cell office:value-type="float" office:value="1024" calcext:value-type="float">
            <text:p>1024</text:p>
          </table:table-cell>
          <table:table-cell office:value-type="float" office:value="574.7" calcext:value-type="float">
            <text:p>574.7</text:p>
          </table:table-cell>
          <table:table-cell table:style-name="ce3" table:formula="of:=[.F1188]/[.F1189]" office:value-type="percentage" office:value="1.00174307129162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73.7" calcext:value-type="float">
            <text:p>573.7</text:p>
          </table:table-cell>
          <table:table-cell table:style-name="ce3" table:formula="of:=[.F1189]/[.F1190]" office:value-type="percentage" office:value="1.00034873583261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3.5" calcext:value-type="float">
            <text:p>573.5</text:p>
          </table:table-cell>
          <table:table-cell table:style-name="ce3" table:formula="of:=[.F1190]/[.F119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547" calcext:value-type="float">
            <text:p>36547</text:p>
          </table:table-cell>
          <table:table-cell office:value-type="float" office:value="16384" calcext:value-type="float">
            <text:p>16384</text:p>
          </table:table-cell>
          <table:table-cell office:value-type="float" office:value="573.5" calcext:value-type="float">
            <text:p>573.5</text:p>
          </table:table-cell>
          <table:table-cell table:style-name="ce3" table:formula="of:=[.F1191]/[.F1192]" office:value-type="percentage" office:value="1.00139689191549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72.7" calcext:value-type="float">
            <text:p>572.7</text:p>
          </table:table-cell>
          <table:table-cell table:style-name="ce3" table:formula="of:=[.F1192]/[.F1193]" office:value-type="percentage" office:value="1.00209973753281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73" calcext:value-type="float">
            <text:p>36273</text:p>
          </table:table-cell>
          <table:table-cell office:value-type="float" office:value="65536" calcext:value-type="float">
            <text:p>65536</text:p>
          </table:table-cell>
          <table:table-cell office:value-type="float" office:value="571.5" calcext:value-type="float">
            <text:p>571.5</text:p>
          </table:table-cell>
          <table:table-cell table:style-name="ce3" table:formula="of:=[.F1193]/[.F1194]" office:value-type="percentage" office:value="1.54417724939206" calcext:value-type="percentage">
            <text:p>154.4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7782" calcext:value-type="float">
            <text:p>37782</text:p>
          </table:table-cell>
          <table:table-cell office:value-type="float" office:value="4096" calcext:value-type="float">
            <text:p>4096</text:p>
          </table:table-cell>
          <table:table-cell office:value-type="float" office:value="370.1" calcext:value-type="float">
            <text:p>370.1</text:p>
          </table:table-cell>
          <table:table-cell table:style-name="ce3" table:formula="of:=[.F1194]/[.F1195]" office:value-type="percentage" office:value="1.01064991807755" calcext:value-type="percentage">
            <text:p>101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547" calcext:value-type="float">
            <text:p>36547</text:p>
          </table:table-cell>
          <table:table-cell office:value-type="float" office:value="16384" calcext:value-type="float">
            <text:p>16384</text:p>
          </table:table-cell>
          <table:table-cell office:value-type="float" office:value="366.2" calcext:value-type="float">
            <text:p>366.2</text:p>
          </table:table-cell>
          <table:table-cell table:style-name="ce3" table:formula="of:=[.F1195]/[.F1196]" office:value-type="percentage" office:value="1.00081989614649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73" calcext:value-type="float">
            <text:p>36273</text:p>
          </table:table-cell>
          <table:table-cell office:value-type="float" office:value="65536" calcext:value-type="float">
            <text:p>65536</text:p>
          </table:table-cell>
          <table:table-cell office:value-type="float" office:value="365.9" calcext:value-type="float">
            <text:p>365.9</text:p>
          </table:table-cell>
          <table:table-cell table:style-name="ce3" table:formula="of:=[.F1196]/[.F1197]" office:value-type="percentage" office:value="1.0002733734281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5.8" calcext:value-type="float">
            <text:p>365.8</text:p>
          </table:table-cell>
          <table:table-cell table:style-name="ce3" table:formula="of:=[.F1197]/[.F119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65.8" calcext:value-type="float">
            <text:p>365.8</text:p>
          </table:table-cell>
          <table:table-cell table:style-name="ce3" table:formula="of:=[.F1198]/[.F1199]" office:value-type="percentage" office:value="1.0002734481815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5.7" calcext:value-type="float">
            <text:p>365.7</text:p>
          </table:table-cell>
          <table:table-cell table:style-name="ce3" table:formula="of:=[.F1199]/[.F1200]" office:value-type="percentage" office:value="1.00384298654955" calcext:value-type="percentage">
            <text:p>100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44646" calcext:value-type="float">
            <text:p>44646</text:p>
          </table:table-cell>
          <table:table-cell office:value-type="float" office:value="1024" calcext:value-type="float">
            <text:p>1024</text:p>
          </table:table-cell>
          <table:table-cell office:value-type="float" office:value="364.3" calcext:value-type="float">
            <text:p>364.3</text:p>
          </table:table-cell>
          <table:table-cell table:style-name="ce3" table:formula="of:=[.F1200]/[.F1201]" office:value-type="percentage" office:value="1.01082130965594" calcext:value-type="percentage">
            <text:p>101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73" calcext:value-type="float">
            <text:p>36273</text:p>
          </table:table-cell>
          <table:table-cell office:value-type="float" office:value="65536" calcext:value-type="float">
            <text:p>65536</text:p>
          </table:table-cell>
          <table:table-cell office:value-type="float" office:value="360.4" calcext:value-type="float">
            <text:p>360.4</text:p>
          </table:table-cell>
          <table:table-cell table:style-name="ce3" table:formula="of:=[.F1201]/[.F1202]" office:value-type="percentage" office:value="1.0002775464890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7782" calcext:value-type="float">
            <text:p>37782</text:p>
          </table:table-cell>
          <table:table-cell office:value-type="float" office:value="4096" calcext:value-type="float">
            <text:p>4096</text:p>
          </table:table-cell>
          <table:table-cell office:value-type="float" office:value="360.3" calcext:value-type="float">
            <text:p>360.3</text:p>
          </table:table-cell>
          <table:table-cell table:style-name="ce3" table:formula="of:=[.F1202]/[.F1203]" office:value-type="percentage" office:value="1.0002776235424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60.2" calcext:value-type="float">
            <text:p>360.2</text:p>
          </table:table-cell>
          <table:table-cell table:style-name="ce3" table:formula="of:=[.F1203]/[.F1204]" office:value-type="percentage" office:value="1.00027770063871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0.1" calcext:value-type="float">
            <text:p>360.1</text:p>
          </table:table-cell>
          <table:table-cell table:style-name="ce3" table:formula="of:=[.F1204]/[.F1205]" office:value-type="percentage" office:value="1.0002777777777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213" calcext:value-type="float">
            <text:p>3621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0" calcext:value-type="float">
            <text:p>360</text:p>
          </table:table-cell>
          <table:table-cell table:style-name="ce3" table:formula="of:=[.F1205]/[.F1206]" office:value-type="percentage" office:value="1.00027785495971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36547" calcext:value-type="float">
            <text:p>36547</text:p>
          </table:table-cell>
          <table:table-cell office:value-type="float" office:value="16384" calcext:value-type="float">
            <text:p>16384</text:p>
          </table:table-cell>
          <table:table-cell office:value-type="float" office:value="359.9" calcext:value-type="float">
            <text:p>359.9</text:p>
          </table:table-cell>
          <table:table-cell table:style-name="ce3" table:formula="of:=[.F1206]/[.F1207]" office:value-type="percentage" office:value="1.04439930354034" calcext:value-type="percentage">
            <text:p>104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l <text:s/></text:p>
          </table:table-cell>
          <table:table-cell office:value-type="float" office:value="71646" calcext:value-type="float">
            <text:p>71646</text:p>
          </table:table-cell>
          <table:table-cell office:value-type="float" office:value="44646" calcext:value-type="float">
            <text:p>44646</text:p>
          </table:table-cell>
          <table:table-cell office:value-type="float" office:value="1024" calcext:value-type="float">
            <text:p>1024</text:p>
          </table:table-cell>
          <table:table-cell office:value-type="float" office:value="344.6" calcext:value-type="float">
            <text:p>344.6</text:p>
          </table:table-cell>
          <table:table-cell table:style-name="ce3" table:formula="of:=[.F1207]/[.F1208]" office:value-type="percentage" office:value="0.207278195488722" calcext:value-type="percentage">
            <text:p>20.7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42582" calcext:value-type="float">
            <text:p>42582</text:p>
          </table:table-cell>
          <table:table-cell office:value-type="float" office:value="1024" calcext:value-type="float">
            <text:p>1024</text:p>
          </table:table-cell>
          <table:table-cell office:value-type="float" office:value="1662.5" calcext:value-type="float">
            <text:p>1662.5</text:p>
          </table:table-cell>
          <table:table-cell table:style-name="ce3" table:formula="of:=[.F1208]/[.F1209]" office:value-type="percentage" office:value="1.11442552620995" calcext:value-type="percentage">
            <text:p>111.4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817" calcext:value-type="float">
            <text:p>36817</text:p>
          </table:table-cell>
          <table:table-cell office:value-type="float" office:value="16384" calcext:value-type="float">
            <text:p>16384</text:p>
          </table:table-cell>
          <table:table-cell office:value-type="float" office:value="1491.8" calcext:value-type="float">
            <text:p>1491.8</text:p>
          </table:table-cell>
          <table:table-cell table:style-name="ce3" table:formula="of:=[.F1209]/[.F1210]" office:value-type="percentage" office:value="1.00147690655209" calcext:value-type="percentage">
            <text:p>100.1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7959" calcext:value-type="float">
            <text:p>37959</text:p>
          </table:table-cell>
          <table:table-cell office:value-type="float" office:value="4096" calcext:value-type="float">
            <text:p>4096</text:p>
          </table:table-cell>
          <table:table-cell office:value-type="float" office:value="1489.6" calcext:value-type="float">
            <text:p>1489.6</text:p>
          </table:table-cell>
          <table:table-cell table:style-name="ce3" table:formula="of:=[.F1210]/[.F1211]" office:value-type="percentage" office:value="1.08437067773167" calcext:value-type="percentage">
            <text:p>108.4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73.7" calcext:value-type="float">
            <text:p>1373.7</text:p>
          </table:table-cell>
          <table:table-cell table:style-name="ce3" table:formula="of:=[.F1211]/[.F1212]" office:value-type="percentage" office:value="1.00600512632735" calcext:value-type="percentage">
            <text:p>100.6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365.5" calcext:value-type="float">
            <text:p>1365.5</text:p>
          </table:table-cell>
          <table:table-cell table:style-name="ce3" table:formula="of:=[.F1212]/[.F1213]" office:value-type="percentage" office:value="1.00559687753148" calcext:value-type="percentage">
            <text:p>100.5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7.9" calcext:value-type="float">
            <text:p>1357.9</text:p>
          </table:table-cell>
          <table:table-cell table:style-name="ce3" table:formula="of:=[.F1213]/[.F1214]" office:value-type="percentage" office:value="1.03688149053146" calcext:value-type="percentage">
            <text:p>103.6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65536" calcext:value-type="float">
            <text:p>65536</text:p>
          </table:table-cell>
          <table:table-cell office:value-type="float" office:value="1309.6" calcext:value-type="float">
            <text:p>1309.6</text:p>
          </table:table-cell>
          <table:table-cell table:style-name="ce3" table:formula="of:=[.F1214]/[.F1215]" office:value-type="percentage" office:value="2.53209590100541" calcext:value-type="percentage">
            <text:p>253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42582" calcext:value-type="float">
            <text:p>42582</text:p>
          </table:table-cell>
          <table:table-cell office:value-type="float" office:value="1024" calcext:value-type="float">
            <text:p>1024</text:p>
          </table:table-cell>
          <table:table-cell office:value-type="float" office:value="517.2" calcext:value-type="float">
            <text:p>517.2</text:p>
          </table:table-cell>
          <table:table-cell table:style-name="ce3" table:formula="of:=[.F1215]/[.F1216]" office:value-type="percentage" office:value="1.10300703774792" calcext:value-type="percentage">
            <text:p>110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7959" calcext:value-type="float">
            <text:p>37959</text:p>
          </table:table-cell>
          <table:table-cell office:value-type="float" office:value="4096" calcext:value-type="float">
            <text:p>4096</text:p>
          </table:table-cell>
          <table:table-cell office:value-type="float" office:value="468.9" calcext:value-type="float">
            <text:p>468.9</text:p>
          </table:table-cell>
          <table:table-cell table:style-name="ce3" table:formula="of:=[.F1216]/[.F1217]" office:value-type="percentage" office:value="1.01165048543689" calcext:value-type="percentage">
            <text:p>101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817" calcext:value-type="float">
            <text:p>36817</text:p>
          </table:table-cell>
          <table:table-cell office:value-type="float" office:value="16384" calcext:value-type="float">
            <text:p>16384</text:p>
          </table:table-cell>
          <table:table-cell office:value-type="float" office:value="463.5" calcext:value-type="float">
            <text:p>463.5</text:p>
          </table:table-cell>
          <table:table-cell table:style-name="ce3" table:formula="of:=[.F1217]/[.F1218]" office:value-type="percentage" office:value="1.00107991360691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65536" calcext:value-type="float">
            <text:p>65536</text:p>
          </table:table-cell>
          <table:table-cell office:value-type="float" office:value="463" calcext:value-type="float">
            <text:p>463</text:p>
          </table:table-cell>
          <table:table-cell table:style-name="ce3" table:formula="of:=[.F1218]/[.F1219]" office:value-type="percentage" office:value="1.00043215211755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2.8" calcext:value-type="float">
            <text:p>462.8</text:p>
          </table:table-cell>
          <table:table-cell table:style-name="ce3" table:formula="of:=[.F1219]/[.F1220]" office:value-type="percentage" office:value="1.00043233895374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2.6" calcext:value-type="float">
            <text:p>462.6</text:p>
          </table:table-cell>
          <table:table-cell table:style-name="ce3" table:formula="of:=[.F1220]/[.F1221]" office:value-type="percentage" office:value="1.00043252595156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62.4" calcext:value-type="float">
            <text:p>462.4</text:p>
          </table:table-cell>
          <table:table-cell table:style-name="ce3" table:formula="of:=[.F1221]/[.F1222]" office:value-type="percentage" office:value="1.40376442015786" calcext:value-type="percentage">
            <text:p>140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42582" calcext:value-type="float">
            <text:p>42582</text:p>
          </table:table-cell>
          <table:table-cell office:value-type="float" office:value="1024" calcext:value-type="float">
            <text:p>1024</text:p>
          </table:table-cell>
          <table:table-cell office:value-type="float" office:value="329.4" calcext:value-type="float">
            <text:p>329.4</text:p>
          </table:table-cell>
          <table:table-cell table:style-name="ce3" table:formula="of:=[.F1222]/[.F1223]" office:value-type="percentage" office:value="1.06705539358601" calcext:value-type="percentage">
            <text:p>106.7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7959" calcext:value-type="float">
            <text:p>37959</text:p>
          </table:table-cell>
          <table:table-cell office:value-type="float" office:value="4096" calcext:value-type="float">
            <text:p>4096</text:p>
          </table:table-cell>
          <table:table-cell office:value-type="float" office:value="308.7" calcext:value-type="float">
            <text:p>308.7</text:p>
          </table:table-cell>
          <table:table-cell table:style-name="ce3" table:formula="of:=[.F1223]/[.F1224]" office:value-type="percentage" office:value="1.01014397905759" calcext:value-type="percentage">
            <text:p>101.0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817" calcext:value-type="float">
            <text:p>36817</text:p>
          </table:table-cell>
          <table:table-cell office:value-type="float" office:value="16384" calcext:value-type="float">
            <text:p>16384</text:p>
          </table:table-cell>
          <table:table-cell office:value-type="float" office:value="305.6" calcext:value-type="float">
            <text:p>305.6</text:p>
          </table:table-cell>
          <table:table-cell table:style-name="ce3" table:formula="of:=[.F1224]/[.F1225]" office:value-type="percentage" office:value="1.00460223537147" calcext:value-type="percentage">
            <text:p>100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65536" calcext:value-type="float">
            <text:p>65536</text:p>
          </table:table-cell>
          <table:table-cell office:value-type="float" office:value="304.2" calcext:value-type="float">
            <text:p>304.2</text:p>
          </table:table-cell>
          <table:table-cell table:style-name="ce3" table:formula="of:=[.F1225]/[.F122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4.2" calcext:value-type="float">
            <text:p>304.2</text:p>
          </table:table-cell>
          <table:table-cell table:style-name="ce3" table:formula="of:=[.F1226]/[.F1227]" office:value-type="percentage" office:value="1.00032883919763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4.1" calcext:value-type="float">
            <text:p>304.1</text:p>
          </table:table-cell>
          <table:table-cell table:style-name="ce3" table:formula="of:=[.F1227]/[.F1228]" office:value-type="percentage" office:value="1.00562169312169" calcext:value-type="percentage">
            <text:p>100.5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42582" calcext:value-type="float">
            <text:p>42582</text:p>
          </table:table-cell>
          <table:table-cell office:value-type="float" office:value="1024" calcext:value-type="float">
            <text:p>1024</text:p>
          </table:table-cell>
          <table:table-cell office:value-type="float" office:value="302.4" calcext:value-type="float">
            <text:p>302.4</text:p>
          </table:table-cell>
          <table:table-cell table:style-name="ce3" table:formula="of:=[.F1228]/[.F1229]" office:value-type="percentage" office:value="1.00198807157058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.8" calcext:value-type="float">
            <text:p>301.8</text:p>
          </table:table-cell>
          <table:table-cell table:style-name="ce3" table:formula="of:=[.F1229]/[.F1230]" office:value-type="percentage" office:value="1.02933151432469" calcext:value-type="percentage">
            <text:p>102.9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7959" calcext:value-type="float">
            <text:p>37959</text:p>
          </table:table-cell>
          <table:table-cell office:value-type="float" office:value="4096" calcext:value-type="float">
            <text:p>4096</text:p>
          </table:table-cell>
          <table:table-cell office:value-type="float" office:value="293.2" calcext:value-type="float">
            <text:p>293.2</text:p>
          </table:table-cell>
          <table:table-cell table:style-name="ce3" table:formula="of:=[.F1230]/[.F1231]" office:value-type="percentage" office:value="1.00273597811218" calcext:value-type="percentage">
            <text:p>100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817" calcext:value-type="float">
            <text:p>36817</text:p>
          </table:table-cell>
          <table:table-cell office:value-type="float" office:value="16384" calcext:value-type="float">
            <text:p>16384</text:p>
          </table:table-cell>
          <table:table-cell office:value-type="float" office:value="292.4" calcext:value-type="float">
            <text:p>292.4</text:p>
          </table:table-cell>
          <table:table-cell table:style-name="ce3" table:formula="of:=[.F1231]/[.F1232]" office:value-type="percentage" office:value="1.00239972574563" calcext:value-type="percentage">
            <text:p>100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65536" calcext:value-type="float">
            <text:p>65536</text:p>
          </table:table-cell>
          <table:table-cell office:value-type="float" office:value="291.7" calcext:value-type="float">
            <text:p>291.7</text:p>
          </table:table-cell>
          <table:table-cell table:style-name="ce3" table:formula="of:=[.F1232]/[.F1233]" office:value-type="percentage" office:value="1.00068610634648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1.5" calcext:value-type="float">
            <text:p>291.5</text:p>
          </table:table-cell>
          <table:table-cell table:style-name="ce3" table:formula="of:=[.F1233]/[.F123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1.5" calcext:value-type="float">
            <text:p>291.5</text:p>
          </table:table-cell>
          <table:table-cell table:style-name="ce3" table:formula="of:=[.F1234]/[.F123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1 <text:s/></text:p>
          </table:table-cell>
          <table:table-cell office:value-type="float" office:value="53161" calcext:value-type="float">
            <text:p>53161</text:p>
          </table:table-cell>
          <table:table-cell office:value-type="float" office:value="36450" calcext:value-type="float">
            <text:p>364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1.5" calcext:value-type="float">
            <text:p>291.5</text:p>
          </table:table-cell>
          <table:table-cell table:style-name="ce3" table:formula="of:=[.F1235]/[.F1236]" office:value-type="percentage" office:value="0.17741935483871" calcext:value-type="percentage">
            <text:p>17.7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43" calcext:value-type="float">
            <text:p>1643</text:p>
          </table:table-cell>
          <table:table-cell table:style-name="ce3" table:formula="of:=[.F1236]/[.F1237]" office:value-type="percentage" office:value="1.01307189542484" calcext:value-type="percentage">
            <text:p>101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21.8" calcext:value-type="float">
            <text:p>1621.8</text:p>
          </table:table-cell>
          <table:table-cell table:style-name="ce3" table:formula="of:=[.F1237]/[.F1238]" office:value-type="percentage" office:value="1.02083464467804" calcext:value-type="percentage">
            <text:p>102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88.7" calcext:value-type="float">
            <text:p>1588.7</text:p>
          </table:table-cell>
          <table:table-cell table:style-name="ce3" table:formula="of:=[.F1238]/[.F1239]" office:value-type="percentage" office:value="1.02219791532621" calcext:value-type="percentage">
            <text:p>102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6058" calcext:value-type="float">
            <text:p>26058</text:p>
          </table:table-cell>
          <table:table-cell office:value-type="float" office:value="4096" calcext:value-type="float">
            <text:p>4096</text:p>
          </table:table-cell>
          <table:table-cell office:value-type="float" office:value="1554.2" calcext:value-type="float">
            <text:p>1554.2</text:p>
          </table:table-cell>
          <table:table-cell table:style-name="ce3" table:formula="of:=[.F1239]/[.F1240]" office:value-type="percentage" office:value="1.00122399020808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846" calcext:value-type="float">
            <text:p>24846</text:p>
          </table:table-cell>
          <table:table-cell office:value-type="float" office:value="16384" calcext:value-type="float">
            <text:p>16384</text:p>
          </table:table-cell>
          <table:table-cell office:value-type="float" office:value="1552.3" calcext:value-type="float">
            <text:p>1552.3</text:p>
          </table:table-cell>
          <table:table-cell table:style-name="ce3" table:formula="of:=[.F1240]/[.F1241]" office:value-type="percentage" office:value="1.00805247093967" calcext:value-type="percentage">
            <text:p>100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65536" calcext:value-type="float">
            <text:p>65536</text:p>
          </table:table-cell>
          <table:table-cell office:value-type="float" office:value="1539.9" calcext:value-type="float">
            <text:p>1539.9</text:p>
          </table:table-cell>
          <table:table-cell table:style-name="ce3" table:formula="of:=[.F1241]/[.F1242]" office:value-type="percentage" office:value="1.00358446298227" calcext:value-type="percentage">
            <text:p>100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30450" calcext:value-type="float">
            <text:p>30450</text:p>
          </table:table-cell>
          <table:table-cell office:value-type="float" office:value="1024" calcext:value-type="float">
            <text:p>1024</text:p>
          </table:table-cell>
          <table:table-cell office:value-type="float" office:value="1534.4" calcext:value-type="float">
            <text:p>1534.4</text:p>
          </table:table-cell>
          <table:table-cell table:style-name="ce3" table:formula="of:=[.F1242]/[.F1243]" office:value-type="percentage" office:value="2.63778580024067" calcext:value-type="percentage">
            <text:p>263.7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1.7" calcext:value-type="float">
            <text:p>581.7</text:p>
          </table:table-cell>
          <table:table-cell table:style-name="ce3" table:formula="of:=[.F1243]/[.F1244]" office:value-type="percentage" office:value="1.00051599587203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81.4" calcext:value-type="float">
            <text:p>581.4</text:p>
          </table:table-cell>
          <table:table-cell table:style-name="ce3" table:formula="of:=[.F1244]/[.F1245]" office:value-type="percentage" office:value="1.00051626226123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1.1" calcext:value-type="float">
            <text:p>581.1</text:p>
          </table:table-cell>
          <table:table-cell table:style-name="ce3" table:formula="of:=[.F1245]/[.F1246]" office:value-type="percentage" office:value="1.00206932229695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65536" calcext:value-type="float">
            <text:p>65536</text:p>
          </table:table-cell>
          <table:table-cell office:value-type="float" office:value="579.9" calcext:value-type="float">
            <text:p>579.9</text:p>
          </table:table-cell>
          <table:table-cell table:style-name="ce3" table:formula="of:=[.F1246]/[.F1247]" office:value-type="percentage" office:value="1.00520020800832" calcext:value-type="percentage">
            <text:p>100.5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846" calcext:value-type="float">
            <text:p>24846</text:p>
          </table:table-cell>
          <table:table-cell office:value-type="float" office:value="16384" calcext:value-type="float">
            <text:p>16384</text:p>
          </table:table-cell>
          <table:table-cell office:value-type="float" office:value="576.9" calcext:value-type="float">
            <text:p>576.9</text:p>
          </table:table-cell>
          <table:table-cell table:style-name="ce3" table:formula="of:=[.F1247]/[.F1248]" office:value-type="percentage" office:value="1.00365344467641" calcext:value-type="percentage">
            <text:p>100.3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6058" calcext:value-type="float">
            <text:p>26058</text:p>
          </table:table-cell>
          <table:table-cell office:value-type="float" office:value="4096" calcext:value-type="float">
            <text:p>4096</text:p>
          </table:table-cell>
          <table:table-cell office:value-type="float" office:value="574.8" calcext:value-type="float">
            <text:p>574.8</text:p>
          </table:table-cell>
          <table:table-cell table:style-name="ce3" table:formula="of:=[.F1248]/[.F1249]" office:value-type="percentage" office:value="1.00314136125654" calcext:value-type="percentage">
            <text:p>100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30450" calcext:value-type="float">
            <text:p>30450</text:p>
          </table:table-cell>
          <table:table-cell office:value-type="float" office:value="1024" calcext:value-type="float">
            <text:p>1024</text:p>
          </table:table-cell>
          <table:table-cell office:value-type="float" office:value="573" calcext:value-type="float">
            <text:p>573</text:p>
          </table:table-cell>
          <table:table-cell table:style-name="ce3" table:formula="of:=[.F1249]/[.F1250]" office:value-type="percentage" office:value="1.54739400486092" calcext:value-type="percentage">
            <text:p>154.7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846" calcext:value-type="float">
            <text:p>24846</text:p>
          </table:table-cell>
          <table:table-cell office:value-type="float" office:value="16384" calcext:value-type="float">
            <text:p>16384</text:p>
          </table:table-cell>
          <table:table-cell office:value-type="float" office:value="370.3" calcext:value-type="float">
            <text:p>370.3</text:p>
          </table:table-cell>
          <table:table-cell table:style-name="ce3" table:formula="of:=[.F1250]/[.F1251]" office:value-type="percentage" office:value="1.00162293751691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65536" calcext:value-type="float">
            <text:p>65536</text:p>
          </table:table-cell>
          <table:table-cell office:value-type="float" office:value="369.7" calcext:value-type="float">
            <text:p>369.7</text:p>
          </table:table-cell>
          <table:table-cell table:style-name="ce3" table:formula="of:=[.F1251]/[.F125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9.7" calcext:value-type="float">
            <text:p>369.7</text:p>
          </table:table-cell>
          <table:table-cell table:style-name="ce3" table:formula="of:=[.F1252]/[.F125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9.7" calcext:value-type="float">
            <text:p>369.7</text:p>
          </table:table-cell>
          <table:table-cell table:style-name="ce3" table:formula="of:=[.F1253]/[.F1254]" office:value-type="percentage" office:value="1.00108313024641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69.3" calcext:value-type="float">
            <text:p>369.3</text:p>
          </table:table-cell>
          <table:table-cell table:style-name="ce3" table:formula="of:=[.F1254]/[.F1255]" office:value-type="percentage" office:value="1.00435137340223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6058" calcext:value-type="float">
            <text:p>26058</text:p>
          </table:table-cell>
          <table:table-cell office:value-type="float" office:value="4096" calcext:value-type="float">
            <text:p>4096</text:p>
          </table:table-cell>
          <table:table-cell office:value-type="float" office:value="367.7" calcext:value-type="float">
            <text:p>367.7</text:p>
          </table:table-cell>
          <table:table-cell table:style-name="ce3" table:formula="of:=[.F1255]/[.F1256]" office:value-type="percentage" office:value="1.00163443203487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30450" calcext:value-type="float">
            <text:p>30450</text:p>
          </table:table-cell>
          <table:table-cell office:value-type="float" office:value="1024" calcext:value-type="float">
            <text:p>1024</text:p>
          </table:table-cell>
          <table:table-cell office:value-type="float" office:value="367.1" calcext:value-type="float">
            <text:p>367.1</text:p>
          </table:table-cell>
          <table:table-cell table:style-name="ce3" table:formula="of:=[.F1256]/[.F1257]" office:value-type="percentage" office:value="1.00355385456534" calcext:value-type="percentage">
            <text:p>100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5.8" calcext:value-type="float">
            <text:p>365.8</text:p>
          </table:table-cell>
          <table:table-cell table:style-name="ce3" table:formula="of:=[.F1257]/[.F1258]" office:value-type="percentage" office:value="1.0002734481815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65536" calcext:value-type="float">
            <text:p>65536</text:p>
          </table:table-cell>
          <table:table-cell office:value-type="float" office:value="365.7" calcext:value-type="float">
            <text:p>365.7</text:p>
          </table:table-cell>
          <table:table-cell table:style-name="ce3" table:formula="of:=[.F1258]/[.F1259]" office:value-type="percentage" office:value="1.00027352297593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5.6" calcext:value-type="float">
            <text:p>365.6</text:p>
          </table:table-cell>
          <table:table-cell table:style-name="ce3" table:formula="of:=[.F1259]/[.F1260]" office:value-type="percentage" office:value="1.00027359781122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448" calcext:value-type="float">
            <text:p>244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65.5" calcext:value-type="float">
            <text:p>365.5</text:p>
          </table:table-cell>
          <table:table-cell table:style-name="ce3" table:formula="of:=[.F1260]/[.F1261]" office:value-type="percentage" office:value="1.00219358376748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4846" calcext:value-type="float">
            <text:p>24846</text:p>
          </table:table-cell>
          <table:table-cell office:value-type="float" office:value="16384" calcext:value-type="float">
            <text:p>16384</text:p>
          </table:table-cell>
          <table:table-cell office:value-type="float" office:value="364.7" calcext:value-type="float">
            <text:p>364.7</text:p>
          </table:table-cell>
          <table:table-cell table:style-name="ce3" table:formula="of:=[.F1261]/[.F1262]" office:value-type="percentage" office:value="1.01616049038729" calcext:value-type="percentage">
            <text:p>101.6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26058" calcext:value-type="float">
            <text:p>26058</text:p>
          </table:table-cell>
          <table:table-cell office:value-type="float" office:value="4096" calcext:value-type="float">
            <text:p>4096</text:p>
          </table:table-cell>
          <table:table-cell office:value-type="float" office:value="358.9" calcext:value-type="float">
            <text:p>358.9</text:p>
          </table:table-cell>
          <table:table-cell table:style-name="ce3" table:formula="of:=[.F1262]/[.F1263]" office:value-type="percentage" office:value="1.03280575539568" calcext:value-type="percentage">
            <text:p>103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p <text:s/></text:p>
          </table:table-cell>
          <table:table-cell office:value-type="float" office:value="49379" calcext:value-type="float">
            <text:p>49379</text:p>
          </table:table-cell>
          <table:table-cell office:value-type="float" office:value="30450" calcext:value-type="float">
            <text:p>30450</text:p>
          </table:table-cell>
          <table:table-cell office:value-type="float" office:value="1024" calcext:value-type="float">
            <text:p>1024</text:p>
          </table:table-cell>
          <table:table-cell office:value-type="float" office:value="347.5" calcext:value-type="float">
            <text:p>347.5</text:p>
          </table:table-cell>
          <table:table-cell table:style-name="ce3" table:formula="of:=[.F1263]/[.F1264]" office:value-type="percentage" office:value="0.208595954138904" calcext:value-type="percentage">
            <text:p>20.8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9421" calcext:value-type="float">
            <text:p>39421</text:p>
          </table:table-cell>
          <table:table-cell office:value-type="float" office:value="1024" calcext:value-type="float">
            <text:p>1024</text:p>
          </table:table-cell>
          <table:table-cell office:value-type="float" office:value="1665.9" calcext:value-type="float">
            <text:p>1665.9</text:p>
          </table:table-cell>
          <table:table-cell table:style-name="ce3" table:formula="of:=[.F1264]/[.F1265]" office:value-type="percentage" office:value="1.0861967790311" calcext:value-type="percentage">
            <text:p>108.6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5827" calcext:value-type="float">
            <text:p>35827</text:p>
          </table:table-cell>
          <table:table-cell office:value-type="float" office:value="4096" calcext:value-type="float">
            <text:p>4096</text:p>
          </table:table-cell>
          <table:table-cell office:value-type="float" office:value="1533.7" calcext:value-type="float">
            <text:p>1533.7</text:p>
          </table:table-cell>
          <table:table-cell table:style-name="ce3" table:formula="of:=[.F1265]/[.F1266]" office:value-type="percentage" office:value="1.15803382663848" calcext:value-type="percentage">
            <text:p>115.8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324.4" calcext:value-type="float">
            <text:p>1324.4</text:p>
          </table:table-cell>
          <table:table-cell table:style-name="ce3" table:formula="of:=[.F1266]/[.F1267]" office:value-type="percentage" office:value="1.04994450610433" calcext:value-type="percentage">
            <text:p>104.9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61.4" calcext:value-type="float">
            <text:p>1261.4</text:p>
          </table:table-cell>
          <table:table-cell table:style-name="ce3" table:formula="of:=[.F1267]/[.F1268]" office:value-type="percentage" office:value="1.0077494607334" calcext:value-type="percentage">
            <text:p>100.7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1.7" calcext:value-type="float">
            <text:p>1251.7</text:p>
          </table:table-cell>
          <table:table-cell table:style-name="ce3" table:formula="of:=[.F1268]/[.F1269]" office:value-type="percentage" office:value="1.01739413151264" calcext:value-type="percentage">
            <text:p>101.7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65536" calcext:value-type="float">
            <text:p>65536</text:p>
          </table:table-cell>
          <table:table-cell office:value-type="float" office:value="1230.3" calcext:value-type="float">
            <text:p>1230.3</text:p>
          </table:table-cell>
          <table:table-cell table:style-name="ce3" table:formula="of:=[.F1269]/[.F1270]" office:value-type="percentage" office:value="1.0224382946896" calcext:value-type="percentage">
            <text:p>102.2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794" calcext:value-type="float">
            <text:p>34794</text:p>
          </table:table-cell>
          <table:table-cell office:value-type="float" office:value="16384" calcext:value-type="float">
            <text:p>16384</text:p>
          </table:table-cell>
          <table:table-cell office:value-type="float" office:value="1203.3" calcext:value-type="float">
            <text:p>1203.3</text:p>
          </table:table-cell>
          <table:table-cell table:style-name="ce3" table:formula="of:=[.F1270]/[.F1271]" office:value-type="percentage" office:value="2.43533697632058" calcext:value-type="percentage">
            <text:p>243.5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9421" calcext:value-type="float">
            <text:p>39421</text:p>
          </table:table-cell>
          <table:table-cell office:value-type="float" office:value="1024" calcext:value-type="float">
            <text:p>1024</text:p>
          </table:table-cell>
          <table:table-cell office:value-type="float" office:value="494.1" calcext:value-type="float">
            <text:p>494.1</text:p>
          </table:table-cell>
          <table:table-cell table:style-name="ce3" table:formula="of:=[.F1271]/[.F1272]" office:value-type="percentage" office:value="1.11434370771313" calcext:value-type="percentage">
            <text:p>111.4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5827" calcext:value-type="float">
            <text:p>35827</text:p>
          </table:table-cell>
          <table:table-cell office:value-type="float" office:value="4096" calcext:value-type="float">
            <text:p>4096</text:p>
          </table:table-cell>
          <table:table-cell office:value-type="float" office:value="443.4" calcext:value-type="float">
            <text:p>443.4</text:p>
          </table:table-cell>
          <table:table-cell table:style-name="ce3" table:formula="of:=[.F1272]/[.F1273]" office:value-type="percentage" office:value="1.02401847575058" calcext:value-type="percentage">
            <text:p>102.4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794" calcext:value-type="float">
            <text:p>34794</text:p>
          </table:table-cell>
          <table:table-cell office:value-type="float" office:value="16384" calcext:value-type="float">
            <text:p>16384</text:p>
          </table:table-cell>
          <table:table-cell office:value-type="float" office:value="433" calcext:value-type="float">
            <text:p>433</text:p>
          </table:table-cell>
          <table:table-cell table:style-name="ce3" table:formula="of:=[.F1273]/[.F1274]" office:value-type="percentage" office:value="1.0032437442076" calcext:value-type="percentage">
            <text:p>100.3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65536" calcext:value-type="float">
            <text:p>65536</text:p>
          </table:table-cell>
          <table:table-cell office:value-type="float" office:value="431.6" calcext:value-type="float">
            <text:p>431.6</text:p>
          </table:table-cell>
          <table:table-cell table:style-name="ce3" table:formula="of:=[.F1274]/[.F1275]" office:value-type="percentage" office:value="1.00092764378479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31.2" calcext:value-type="float">
            <text:p>431.2</text:p>
          </table:table-cell>
          <table:table-cell table:style-name="ce3" table:formula="of:=[.F1275]/[.F1276]" office:value-type="percentage" office:value="1.00023196474136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31.1" calcext:value-type="float">
            <text:p>431.1</text:p>
          </table:table-cell>
          <table:table-cell table:style-name="ce3" table:formula="of:=[.F1276]/[.F1277]" office:value-type="percentage" office:value="1.00069637883008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0.8" calcext:value-type="float">
            <text:p>430.8</text:p>
          </table:table-cell>
          <table:table-cell table:style-name="ce3" table:formula="of:=[.F1277]/[.F1278]" office:value-type="percentage" office:value="1.34835680751174" calcext:value-type="percentage">
            <text:p>134.8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9421" calcext:value-type="float">
            <text:p>39421</text:p>
          </table:table-cell>
          <table:table-cell office:value-type="float" office:value="1024" calcext:value-type="float">
            <text:p>1024</text:p>
          </table:table-cell>
          <table:table-cell office:value-type="float" office:value="319.5" calcext:value-type="float">
            <text:p>319.5</text:p>
          </table:table-cell>
          <table:table-cell table:style-name="ce3" table:formula="of:=[.F1278]/[.F1279]" office:value-type="percentage" office:value="1.08195055875381" calcext:value-type="percentage">
            <text:p>108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5827" calcext:value-type="float">
            <text:p>35827</text:p>
          </table:table-cell>
          <table:table-cell office:value-type="float" office:value="4096" calcext:value-type="float">
            <text:p>4096</text:p>
          </table:table-cell>
          <table:table-cell office:value-type="float" office:value="295.3" calcext:value-type="float">
            <text:p>295.3</text:p>
          </table:table-cell>
          <table:table-cell table:style-name="ce3" table:formula="of:=[.F1279]/[.F1280]" office:value-type="percentage" office:value="1.01199451679232" calcext:value-type="percentage">
            <text:p>101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9421" calcext:value-type="float">
            <text:p>39421</text:p>
          </table:table-cell>
          <table:table-cell office:value-type="float" office:value="1024" calcext:value-type="float">
            <text:p>1024</text:p>
          </table:table-cell>
          <table:table-cell office:value-type="float" office:value="291.8" calcext:value-type="float">
            <text:p>291.8</text:p>
          </table:table-cell>
          <table:table-cell table:style-name="ce3" table:formula="of:=[.F1280]/[.F1281]" office:value-type="percentage" office:value="1.01143847487002" calcext:value-type="percentage">
            <text:p>101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794" calcext:value-type="float">
            <text:p>34794</text:p>
          </table:table-cell>
          <table:table-cell office:value-type="float" office:value="16384" calcext:value-type="float">
            <text:p>16384</text:p>
          </table:table-cell>
          <table:table-cell office:value-type="float" office:value="288.5" calcext:value-type="float">
            <text:p>288.5</text:p>
          </table:table-cell>
          <table:table-cell table:style-name="ce3" table:formula="of:=[.F1281]/[.F1282]" office:value-type="percentage" office:value="1.00104094378904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65536" calcext:value-type="float">
            <text:p>65536</text:p>
          </table:table-cell>
          <table:table-cell office:value-type="float" office:value="288.2" calcext:value-type="float">
            <text:p>288.2</text:p>
          </table:table-cell>
          <table:table-cell table:style-name="ce3" table:formula="of:=[.F1282]/[.F128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8.2" calcext:value-type="float">
            <text:p>288.2</text:p>
          </table:table-cell>
          <table:table-cell table:style-name="ce3" table:formula="of:=[.F1283]/[.F128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8.2" calcext:value-type="float">
            <text:p>288.2</text:p>
          </table:table-cell>
          <table:table-cell table:style-name="ce3" table:formula="of:=[.F1284]/[.F1285]" office:value-type="percentage" office:value="1.000347101700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8.1" calcext:value-type="float">
            <text:p>288.1</text:p>
          </table:table-cell>
          <table:table-cell table:style-name="ce3" table:formula="of:=[.F1285]/[.F1286]" office:value-type="percentage" office:value="1.03969686033923" calcext:value-type="percentage">
            <text:p>103.9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5827" calcext:value-type="float">
            <text:p>35827</text:p>
          </table:table-cell>
          <table:table-cell office:value-type="float" office:value="4096" calcext:value-type="float">
            <text:p>4096</text:p>
          </table:table-cell>
          <table:table-cell office:value-type="float" office:value="277.1" calcext:value-type="float">
            <text:p>277.1</text:p>
          </table:table-cell>
          <table:table-cell table:style-name="ce3" table:formula="of:=[.F1286]/[.F1287]" office:value-type="percentage" office:value="1.00800291014915" calcext:value-type="percentage">
            <text:p>100.8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65536" calcext:value-type="float">
            <text:p>65536</text:p>
          </table:table-cell>
          <table:table-cell office:value-type="float" office:value="274.9" calcext:value-type="float">
            <text:p>274.9</text:p>
          </table:table-cell>
          <table:table-cell table:style-name="ce3" table:formula="of:=[.F1287]/[.F1288]" office:value-type="percentage" office:value="1.00036390101892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4.8" calcext:value-type="float">
            <text:p>274.8</text:p>
          </table:table-cell>
          <table:table-cell table:style-name="ce3" table:formula="of:=[.F1288]/[.F1289]" office:value-type="percentage" office:value="1.00036403349108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.7" calcext:value-type="float">
            <text:p>274.7</text:p>
          </table:table-cell>
          <table:table-cell table:style-name="ce3" table:formula="of:=[.F1289]/[.F129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647" calcext:value-type="float">
            <text:p>3464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4.7" calcext:value-type="float">
            <text:p>274.7</text:p>
          </table:table-cell>
          <table:table-cell table:style-name="ce3" table:formula="of:=[.F1290]/[.F1291]" office:value-type="percentage" office:value="1.00109329446064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3 <text:s/></text:p>
          </table:table-cell>
          <table:table-cell office:value-type="float" office:value="46526" calcext:value-type="float">
            <text:p>46526</text:p>
          </table:table-cell>
          <table:table-cell office:value-type="float" office:value="34794" calcext:value-type="float">
            <text:p>34794</text:p>
          </table:table-cell>
          <table:table-cell office:value-type="float" office:value="16384" calcext:value-type="float">
            <text:p>16384</text:p>
          </table:table-cell>
          <table:table-cell office:value-type="float" office:value="274.4" calcext:value-type="float">
            <text:p>274.4</text:p>
          </table:table-cell>
          <table:table-cell table:style-name="ce3" table:formula="of:=[.F1291]/[.F1292]" office:value-type="percentage" office:value="0.168508965856055" calcext:value-type="percentage">
            <text:p>16.8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8692" calcext:value-type="float">
            <text:p>28692</text:p>
          </table:table-cell>
          <table:table-cell office:value-type="float" office:value="1024" calcext:value-type="float">
            <text:p>1024</text:p>
          </table:table-cell>
          <table:table-cell office:value-type="float" office:value="1628.4" calcext:value-type="float">
            <text:p>1628.4</text:p>
          </table:table-cell>
          <table:table-cell table:style-name="ce3" table:formula="of:=[.F1292]/[.F1293]" office:value-type="percentage" office:value="1.06091602058766" calcext:value-type="percentage">
            <text:p>106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5554" calcext:value-type="float">
            <text:p>25554</text:p>
          </table:table-cell>
          <table:table-cell office:value-type="float" office:value="4096" calcext:value-type="float">
            <text:p>4096</text:p>
          </table:table-cell>
          <table:table-cell office:value-type="float" office:value="1534.9" calcext:value-type="float">
            <text:p>1534.9</text:p>
          </table:table-cell>
          <table:table-cell table:style-name="ce3" table:formula="of:=[.F1293]/[.F1294]" office:value-type="percentage" office:value="1.05375532060964" calcext:value-type="percentage">
            <text:p>105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56.6" calcext:value-type="float">
            <text:p>1456.6</text:p>
          </table:table-cell>
          <table:table-cell table:style-name="ce3" table:formula="of:=[.F1294]/[.F1295]" office:value-type="percentage" office:value="1.00809744619005" calcext:value-type="percentage">
            <text:p>100.8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44.9" calcext:value-type="float">
            <text:p>1444.9</text:p>
          </table:table-cell>
          <table:table-cell table:style-name="ce3" table:formula="of:=[.F1295]/[.F1296]" office:value-type="percentage" office:value="1.06313001250828" calcext:value-type="percentage">
            <text:p>106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59.1" calcext:value-type="float">
            <text:p>1359.1</text:p>
          </table:table-cell>
          <table:table-cell table:style-name="ce3" table:formula="of:=[.F1296]/[.F1297]" office:value-type="percentage" office:value="1.00711374583179" calcext:value-type="percentage">
            <text:p>100.7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65536" calcext:value-type="float">
            <text:p>65536</text:p>
          </table:table-cell>
          <table:table-cell office:value-type="float" office:value="1349.5" calcext:value-type="float">
            <text:p>1349.5</text:p>
          </table:table-cell>
          <table:table-cell table:style-name="ce3" table:formula="of:=[.F1297]/[.F1298]" office:value-type="percentage" office:value="1.06268210095283" calcext:value-type="percentage">
            <text:p>106.2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878" calcext:value-type="float">
            <text:p>24878</text:p>
          </table:table-cell>
          <table:table-cell office:value-type="float" office:value="16384" calcext:value-type="float">
            <text:p>16384</text:p>
          </table:table-cell>
          <table:table-cell office:value-type="float" office:value="1269.9" calcext:value-type="float">
            <text:p>1269.9</text:p>
          </table:table-cell>
          <table:table-cell table:style-name="ce3" table:formula="of:=[.F1298]/[.F1299]" office:value-type="percentage" office:value="2.37542087542088" calcext:value-type="percentage">
            <text:p>237.5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8692" calcext:value-type="float">
            <text:p>28692</text:p>
          </table:table-cell>
          <table:table-cell office:value-type="float" office:value="1024" calcext:value-type="float">
            <text:p>1024</text:p>
          </table:table-cell>
          <table:table-cell office:value-type="float" office:value="534.6" calcext:value-type="float">
            <text:p>534.6</text:p>
          </table:table-cell>
          <table:table-cell table:style-name="ce3" table:formula="of:=[.F1299]/[.F1300]" office:value-type="percentage" office:value="1.05029469548134" calcext:value-type="percentage">
            <text:p>105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5554" calcext:value-type="float">
            <text:p>25554</text:p>
          </table:table-cell>
          <table:table-cell office:value-type="float" office:value="4096" calcext:value-type="float">
            <text:p>4096</text:p>
          </table:table-cell>
          <table:table-cell office:value-type="float" office:value="509" calcext:value-type="float">
            <text:p>509</text:p>
          </table:table-cell>
          <table:table-cell table:style-name="ce3" table:formula="of:=[.F1300]/[.F1301]" office:value-type="percentage" office:value="1.01172729079706" calcext:value-type="percentage">
            <text:p>101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878" calcext:value-type="float">
            <text:p>24878</text:p>
          </table:table-cell>
          <table:table-cell office:value-type="float" office:value="16384" calcext:value-type="float">
            <text:p>16384</text:p>
          </table:table-cell>
          <table:table-cell office:value-type="float" office:value="503.1" calcext:value-type="float">
            <text:p>503.1</text:p>
          </table:table-cell>
          <table:table-cell table:style-name="ce3" table:formula="of:=[.F1301]/[.F1302]" office:value-type="percentage" office:value="1.00239091452481" calcext:value-type="percentage">
            <text:p>100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65536" calcext:value-type="float">
            <text:p>65536</text:p>
          </table:table-cell>
          <table:table-cell office:value-type="float" office:value="501.9" calcext:value-type="float">
            <text:p>501.9</text:p>
          </table:table-cell>
          <table:table-cell table:style-name="ce3" table:formula="of:=[.F1302]/[.F130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1.9" calcext:value-type="float">
            <text:p>501.9</text:p>
          </table:table-cell>
          <table:table-cell table:style-name="ce3" table:formula="of:=[.F1303]/[.F1304]" office:value-type="percentage" office:value="1.0005980861244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01.6" calcext:value-type="float">
            <text:p>501.6</text:p>
          </table:table-cell>
          <table:table-cell table:style-name="ce3" table:formula="of:=[.F1304]/[.F1305]" office:value-type="percentage" office:value="1.00179748352307" calcext:value-type="percentage">
            <text:p>100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00.7" calcext:value-type="float">
            <text:p>500.7</text:p>
          </table:table-cell>
          <table:table-cell table:style-name="ce3" table:formula="of:=[.F1305]/[.F1306]" office:value-type="percentage" office:value="1.45721769499418" calcext:value-type="percentage">
            <text:p>145.7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8692" calcext:value-type="float">
            <text:p>28692</text:p>
          </table:table-cell>
          <table:table-cell office:value-type="float" office:value="1024" calcext:value-type="float">
            <text:p>1024</text:p>
          </table:table-cell>
          <table:table-cell office:value-type="float" office:value="343.6" calcext:value-type="float">
            <text:p>343.6</text:p>
          </table:table-cell>
          <table:table-cell table:style-name="ce3" table:formula="of:=[.F1306]/[.F1307]" office:value-type="percentage" office:value="1.04121212121212" calcext:value-type="percentage">
            <text:p>104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5554" calcext:value-type="float">
            <text:p>25554</text:p>
          </table:table-cell>
          <table:table-cell office:value-type="float" office:value="4096" calcext:value-type="float">
            <text:p>4096</text:p>
          </table:table-cell>
          <table:table-cell office:value-type="float" office:value="330" calcext:value-type="float">
            <text:p>330</text:p>
          </table:table-cell>
          <table:table-cell table:style-name="ce3" table:formula="of:=[.F1307]/[.F1308]" office:value-type="percentage" office:value="1.01071975497703" calcext:value-type="percentage">
            <text:p>101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6.5" calcext:value-type="float">
            <text:p>326.5</text:p>
          </table:table-cell>
          <table:table-cell table:style-name="ce3" table:formula="of:=[.F1308]/[.F130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6.5" calcext:value-type="float">
            <text:p>326.5</text:p>
          </table:table-cell>
          <table:table-cell table:style-name="ce3" table:formula="of:=[.F1309]/[.F1310]" office:value-type="percentage" office:value="1.00030637254902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65536" calcext:value-type="float">
            <text:p>65536</text:p>
          </table:table-cell>
          <table:table-cell office:value-type="float" office:value="326.4" calcext:value-type="float">
            <text:p>326.4</text:p>
          </table:table-cell>
          <table:table-cell table:style-name="ce3" table:formula="of:=[.F1310]/[.F1311]" office:value-type="percentage" office:value="1.002457002457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878" calcext:value-type="float">
            <text:p>24878</text:p>
          </table:table-cell>
          <table:table-cell office:value-type="float" office:value="16384" calcext:value-type="float">
            <text:p>16384</text:p>
          </table:table-cell>
          <table:table-cell office:value-type="float" office:value="325.6" calcext:value-type="float">
            <text:p>325.6</text:p>
          </table:table-cell>
          <table:table-cell table:style-name="ce3" table:formula="of:=[.F1311]/[.F1312]" office:value-type="percentage" office:value="1.0061804697157" calcext:value-type="percentage">
            <text:p>100.6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3.6" calcext:value-type="float">
            <text:p>323.6</text:p>
          </table:table-cell>
          <table:table-cell table:style-name="ce3" table:formula="of:=[.F1312]/[.F1313]" office:value-type="percentage" office:value="1.01188242651657" calcext:value-type="percentage">
            <text:p>101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8692" calcext:value-type="float">
            <text:p>28692</text:p>
          </table:table-cell>
          <table:table-cell office:value-type="float" office:value="1024" calcext:value-type="float">
            <text:p>1024</text:p>
          </table:table-cell>
          <table:table-cell office:value-type="float" office:value="319.8" calcext:value-type="float">
            <text:p>319.8</text:p>
          </table:table-cell>
          <table:table-cell table:style-name="ce3" table:formula="of:=[.F1313]/[.F1314]" office:value-type="percentage" office:value="1.0152380952381" calcext:value-type="percentage">
            <text:p>101.5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15" calcext:value-type="float">
            <text:p>315</text:p>
          </table:table-cell>
          <table:table-cell table:style-name="ce3" table:formula="of:=[.F1314]/[.F1315]" office:value-type="percentage" office:value="1.00031756113052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4.9" calcext:value-type="float">
            <text:p>314.9</text:p>
          </table:table-cell>
          <table:table-cell table:style-name="ce3" table:formula="of:=[.F1315]/[.F1316]" office:value-type="percentage" office:value="1.00031766200762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65536" calcext:value-type="float">
            <text:p>65536</text:p>
          </table:table-cell>
          <table:table-cell office:value-type="float" office:value="314.8" calcext:value-type="float">
            <text:p>314.8</text:p>
          </table:table-cell>
          <table:table-cell table:style-name="ce3" table:formula="of:=[.F1316]/[.F1317]" office:value-type="percentage" office:value="1.00127226463104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878" calcext:value-type="float">
            <text:p>24878</text:p>
          </table:table-cell>
          <table:table-cell office:value-type="float" office:value="16384" calcext:value-type="float">
            <text:p>16384</text:p>
          </table:table-cell>
          <table:table-cell office:value-type="float" office:value="314.4" calcext:value-type="float">
            <text:p>314.4</text:p>
          </table:table-cell>
          <table:table-cell table:style-name="ce3" table:formula="of:=[.F1317]/[.F1318]" office:value-type="percentage" office:value="1.00031816735603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5554" calcext:value-type="float">
            <text:p>25554</text:p>
          </table:table-cell>
          <table:table-cell office:value-type="float" office:value="4096" calcext:value-type="float">
            <text:p>4096</text:p>
          </table:table-cell>
          <table:table-cell office:value-type="float" office:value="314.3" calcext:value-type="float">
            <text:p>314.3</text:p>
          </table:table-cell>
          <table:table-cell table:style-name="ce3" table:formula="of:=[.F1318]/[.F1319]" office:value-type="percentage" office:value="1.00608194622279" calcext:value-type="percentage">
            <text:p>100.6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rogc <text:s/></text:p>
          </table:table-cell>
          <table:table-cell office:value-type="float" office:value="39611" calcext:value-type="float">
            <text:p>39611</text:p>
          </table:table-cell>
          <table:table-cell office:value-type="float" office:value="24543" calcext:value-type="float">
            <text:p>245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12.4" calcext:value-type="float">
            <text:p>312.4</text:p>
          </table:table-cell>
          <table:table-cell table:style-name="ce3" table:formula="of:=[.F1319]/[.F1320]" office:value-type="percentage" office:value="0.186987490273538" calcext:value-type="percentage">
            <text:p>18.7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70.7" calcext:value-type="float">
            <text:p>1670.7</text:p>
          </table:table-cell>
          <table:table-cell table:style-name="ce3" table:formula="of:=[.F1320]/[.F1321]" office:value-type="percentage" office:value="1.03066008636644" calcext:value-type="percentage">
            <text:p>103.0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21" calcext:value-type="float">
            <text:p>1621</text:p>
          </table:table-cell>
          <table:table-cell table:style-name="ce3" table:formula="of:=[.F1321]/[.F1322]" office:value-type="percentage" office:value="1.01681093965625" calcext:value-type="percentage">
            <text:p>101.6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94.2" calcext:value-type="float">
            <text:p>1594.2</text:p>
          </table:table-cell>
          <table:table-cell table:style-name="ce3" table:formula="of:=[.F1322]/[.F1323]" office:value-type="percentage" office:value="1.01950502014453" calcext:value-type="percentage">
            <text:p>101.9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3040" calcext:value-type="float">
            <text:p>23040</text:p>
          </table:table-cell>
          <table:table-cell office:value-type="float" office:value="16384" calcext:value-type="float">
            <text:p>16384</text:p>
          </table:table-cell>
          <table:table-cell office:value-type="float" office:value="1563.7" calcext:value-type="float">
            <text:p>1563.7</text:p>
          </table:table-cell>
          <table:table-cell table:style-name="ce3" table:formula="of:=[.F1323]/[.F1324]" office:value-type="percentage" office:value="1.04413728632479" calcext:value-type="percentage">
            <text:p>104.4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3452" calcext:value-type="float">
            <text:p>23452</text:p>
          </table:table-cell>
          <table:table-cell office:value-type="float" office:value="4096" calcext:value-type="float">
            <text:p>4096</text:p>
          </table:table-cell>
          <table:table-cell office:value-type="float" office:value="1497.6" calcext:value-type="float">
            <text:p>1497.6</text:p>
          </table:table-cell>
          <table:table-cell table:style-name="ce3" table:formula="of:=[.F1324]/[.F1325]" office:value-type="percentage" office:value="1.02183406113537" calcext:value-type="percentage">
            <text:p>102.1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65536" calcext:value-type="float">
            <text:p>65536</text:p>
          </table:table-cell>
          <table:table-cell office:value-type="float" office:value="1465.6" calcext:value-type="float">
            <text:p>1465.6</text:p>
          </table:table-cell>
          <table:table-cell table:style-name="ce3" table:formula="of:=[.F1325]/[.F1326]" office:value-type="percentage" office:value="1.03502824858757" calcext:value-type="percentage">
            <text:p>103.5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5576" calcext:value-type="float">
            <text:p>25576</text:p>
          </table:table-cell>
          <table:table-cell office:value-type="float" office:value="1024" calcext:value-type="float">
            <text:p>1024</text:p>
          </table:table-cell>
          <table:table-cell office:value-type="float" office:value="1416" calcext:value-type="float">
            <text:p>1416</text:p>
          </table:table-cell>
          <table:table-cell table:style-name="ce3" table:formula="of:=[.F1326]/[.F1327]" office:value-type="percentage" office:value="2.72098385857033" calcext:value-type="percentage">
            <text:p>272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5576" calcext:value-type="float">
            <text:p>25576</text:p>
          </table:table-cell>
          <table:table-cell office:value-type="float" office:value="1024" calcext:value-type="float">
            <text:p>1024</text:p>
          </table:table-cell>
          <table:table-cell office:value-type="float" office:value="520.4" calcext:value-type="float">
            <text:p>520.4</text:p>
          </table:table-cell>
          <table:table-cell table:style-name="ce3" table:formula="of:=[.F1327]/[.F1328]" office:value-type="percentage" office:value="1.02159403219474" calcext:value-type="percentage">
            <text:p>102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3452" calcext:value-type="float">
            <text:p>23452</text:p>
          </table:table-cell>
          <table:table-cell office:value-type="float" office:value="4096" calcext:value-type="float">
            <text:p>4096</text:p>
          </table:table-cell>
          <table:table-cell office:value-type="float" office:value="509.4" calcext:value-type="float">
            <text:p>509.4</text:p>
          </table:table-cell>
          <table:table-cell table:style-name="ce3" table:formula="of:=[.F1328]/[.F1329]" office:value-type="percentage" office:value="1.01941164698819" calcext:value-type="percentage">
            <text:p>101.9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3040" calcext:value-type="float">
            <text:p>23040</text:p>
          </table:table-cell>
          <table:table-cell office:value-type="float" office:value="16384" calcext:value-type="float">
            <text:p>16384</text:p>
          </table:table-cell>
          <table:table-cell office:value-type="float" office:value="499.7" calcext:value-type="float">
            <text:p>499.7</text:p>
          </table:table-cell>
          <table:table-cell table:style-name="ce3" table:formula="of:=[.F1329]/[.F1330]" office:value-type="percentage" office:value="1.00442211055276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65536" calcext:value-type="float">
            <text:p>65536</text:p>
          </table:table-cell>
          <table:table-cell office:value-type="float" office:value="497.5" calcext:value-type="float">
            <text:p>497.5</text:p>
          </table:table-cell>
          <table:table-cell table:style-name="ce3" table:formula="of:=[.F1330]/[.F1331]" office:value-type="percentage" office:value="1.00020104543627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97.4" calcext:value-type="float">
            <text:p>497.4</text:p>
          </table:table-cell>
          <table:table-cell table:style-name="ce3" table:formula="of:=[.F1331]/[.F133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97.4" calcext:value-type="float">
            <text:p>497.4</text:p>
          </table:table-cell>
          <table:table-cell table:style-name="ce3" table:formula="of:=[.F1332]/[.F1333]" office:value-type="percentage" office:value="1.00181268882175" calcext:value-type="percentage">
            <text:p>100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6.5" calcext:value-type="float">
            <text:p>496.5</text:p>
          </table:table-cell>
          <table:table-cell table:style-name="ce3" table:formula="of:=[.F1333]/[.F1334]" office:value-type="percentage" office:value="1.42100744132799" calcext:value-type="percentage">
            <text:p>142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5576" calcext:value-type="float">
            <text:p>25576</text:p>
          </table:table-cell>
          <table:table-cell office:value-type="float" office:value="1024" calcext:value-type="float">
            <text:p>1024</text:p>
          </table:table-cell>
          <table:table-cell office:value-type="float" office:value="349.4" calcext:value-type="float">
            <text:p>349.4</text:p>
          </table:table-cell>
          <table:table-cell table:style-name="ce3" table:formula="of:=[.F1334]/[.F1335]" office:value-type="percentage" office:value="1.01128798842258" calcext:value-type="percentage">
            <text:p>101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3452" calcext:value-type="float">
            <text:p>23452</text:p>
          </table:table-cell>
          <table:table-cell office:value-type="float" office:value="4096" calcext:value-type="float">
            <text:p>4096</text:p>
          </table:table-cell>
          <table:table-cell office:value-type="float" office:value="345.5" calcext:value-type="float">
            <text:p>345.5</text:p>
          </table:table-cell>
          <table:table-cell table:style-name="ce3" table:formula="of:=[.F1335]/[.F1336]" office:value-type="percentage" office:value="1.01408864103317" calcext:value-type="percentage">
            <text:p>101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3040" calcext:value-type="float">
            <text:p>23040</text:p>
          </table:table-cell>
          <table:table-cell office:value-type="float" office:value="16384" calcext:value-type="float">
            <text:p>16384</text:p>
          </table:table-cell>
          <table:table-cell office:value-type="float" office:value="340.7" calcext:value-type="float">
            <text:p>340.7</text:p>
          </table:table-cell>
          <table:table-cell table:style-name="ce3" table:formula="of:=[.F1336]/[.F1337]" office:value-type="percentage" office:value="1.00205882352941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40" calcext:value-type="float">
            <text:p>340</text:p>
          </table:table-cell>
          <table:table-cell table:style-name="ce3" table:formula="of:=[.F1337]/[.F1338]" office:value-type="percentage" office:value="1.000294204177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65536" calcext:value-type="float">
            <text:p>65536</text:p>
          </table:table-cell>
          <table:table-cell office:value-type="float" office:value="339.9" calcext:value-type="float">
            <text:p>339.9</text:p>
          </table:table-cell>
          <table:table-cell table:style-name="ce3" table:formula="of:=[.F1338]/[.F133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9.9" calcext:value-type="float">
            <text:p>339.9</text:p>
          </table:table-cell>
          <table:table-cell table:style-name="ce3" table:formula="of:=[.F1339]/[.F1340]" office:value-type="percentage" office:value="1.00681279620853" calcext:value-type="percentage">
            <text:p>100.6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7.6" calcext:value-type="float">
            <text:p>337.6</text:p>
          </table:table-cell>
          <table:table-cell table:style-name="ce3" table:formula="of:=[.F1340]/[.F1341]" office:value-type="percentage" office:value="1.02582801580067" calcext:value-type="percentage">
            <text:p>102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3452" calcext:value-type="float">
            <text:p>23452</text:p>
          </table:table-cell>
          <table:table-cell office:value-type="float" office:value="4096" calcext:value-type="float">
            <text:p>4096</text:p>
          </table:table-cell>
          <table:table-cell office:value-type="float" office:value="329.1" calcext:value-type="float">
            <text:p>329.1</text:p>
          </table:table-cell>
          <table:table-cell table:style-name="ce3" table:formula="of:=[.F1341]/[.F1342]" office:value-type="percentage" office:value="1.00919963201472" calcext:value-type="percentage">
            <text:p>100.9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3040" calcext:value-type="float">
            <text:p>23040</text:p>
          </table:table-cell>
          <table:table-cell office:value-type="float" office:value="16384" calcext:value-type="float">
            <text:p>16384</text:p>
          </table:table-cell>
          <table:table-cell office:value-type="float" office:value="326.1" calcext:value-type="float">
            <text:p>326.1</text:p>
          </table:table-cell>
          <table:table-cell table:style-name="ce3" table:formula="of:=[.F1342]/[.F1343]" office:value-type="percentage" office:value="1.00307597662258" calcext:value-type="percentage">
            <text:p>100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65536" calcext:value-type="float">
            <text:p>65536</text:p>
          </table:table-cell>
          <table:table-cell office:value-type="float" office:value="325.1" calcext:value-type="float">
            <text:p>325.1</text:p>
          </table:table-cell>
          <table:table-cell table:style-name="ce3" table:formula="of:=[.F1343]/[.F134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5.1" calcext:value-type="float">
            <text:p>325.1</text:p>
          </table:table-cell>
          <table:table-cell table:style-name="ce3" table:formula="of:=[.F1344]/[.F134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5.1" calcext:value-type="float">
            <text:p>325.1</text:p>
          </table:table-cell>
          <table:table-cell table:style-name="ce3" table:formula="of:=[.F1345]/[.F1346]" office:value-type="percentage" office:value="1.00308546744832" calcext:value-type="percentage">
            <text:p>100.3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5576" calcext:value-type="float">
            <text:p>25576</text:p>
          </table:table-cell>
          <table:table-cell office:value-type="float" office:value="1024" calcext:value-type="float">
            <text:p>1024</text:p>
          </table:table-cell>
          <table:table-cell office:value-type="float" office:value="324.1" calcext:value-type="float">
            <text:p>324.1</text:p>
          </table:table-cell>
          <table:table-cell table:style-name="ce3" table:formula="of:=[.F1346]/[.F1347]" office:value-type="percentage" office:value="1.00123571207909" calcext:value-type="percentage">
            <text:p>100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sum <text:s/></text:p>
          </table:table-cell>
          <table:table-cell office:value-type="float" office:value="38240" calcext:value-type="float">
            <text:p>38240</text:p>
          </table:table-cell>
          <table:table-cell office:value-type="float" office:value="22885" calcext:value-type="float">
            <text:p>2288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3.7" calcext:value-type="float">
            <text:p>323.7</text:p>
          </table:table-cell>
          <table:table-cell table:style-name="ce3" table:formula="of:=[.F1347]/[.F1348]" office:value-type="percentage" office:value="0.196181818181818" calcext:value-type="percentage">
            <text:p>19.6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9447" calcext:value-type="float">
            <text:p>29447</text:p>
          </table:table-cell>
          <table:table-cell office:value-type="float" office:value="1024" calcext:value-type="float">
            <text:p>1024</text:p>
          </table:table-cell>
          <table:table-cell office:value-type="float" office:value="1650" calcext:value-type="float">
            <text:p>1650</text:p>
          </table:table-cell>
          <table:table-cell table:style-name="ce3" table:formula="of:=[.F1348]/[.F1349]" office:value-type="percentage" office:value="1.09576304954177" calcext:value-type="percentage">
            <text:p>109.5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6360" calcext:value-type="float">
            <text:p>26360</text:p>
          </table:table-cell>
          <table:table-cell office:value-type="float" office:value="4096" calcext:value-type="float">
            <text:p>4096</text:p>
          </table:table-cell>
          <table:table-cell office:value-type="float" office:value="1505.8" calcext:value-type="float">
            <text:p>1505.8</text:p>
          </table:table-cell>
          <table:table-cell table:style-name="ce3" table:formula="of:=[.F1349]/[.F1350]" office:value-type="percentage" office:value="1.04496877168633" calcext:value-type="percentage">
            <text:p>104.5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41" calcext:value-type="float">
            <text:p>1441</text:p>
          </table:table-cell>
          <table:table-cell table:style-name="ce3" table:formula="of:=[.F1350]/[.F1351]" office:value-type="percentage" office:value="1.00931568256637" calcext:value-type="percentage">
            <text:p>100.9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7.7" calcext:value-type="float">
            <text:p>1427.7</text:p>
          </table:table-cell>
          <table:table-cell table:style-name="ce3" table:formula="of:=[.F1351]/[.F1352]" office:value-type="percentage" office:value="1.0446330577303" calcext:value-type="percentage">
            <text:p>104.4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66.7" calcext:value-type="float">
            <text:p>1366.7</text:p>
          </table:table-cell>
          <table:table-cell table:style-name="ce3" table:formula="of:=[.F1352]/[.F1353]" office:value-type="percentage" office:value="1.03100482800241" calcext:value-type="percentage">
            <text:p>103.1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65536" calcext:value-type="float">
            <text:p>65536</text:p>
          </table:table-cell>
          <table:table-cell office:value-type="float" office:value="1325.6" calcext:value-type="float">
            <text:p>1325.6</text:p>
          </table:table-cell>
          <table:table-cell table:style-name="ce3" table:formula="of:=[.F1353]/[.F1354]" office:value-type="percentage" office:value="1.02879317035312" calcext:value-type="percentage">
            <text:p>102.8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588" calcext:value-type="float">
            <text:p>2558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8.5" calcext:value-type="float">
            <text:p>1288.5</text:p>
          </table:table-cell>
          <table:table-cell table:style-name="ce3" table:formula="of:=[.F1354]/[.F1355]" office:value-type="percentage" office:value="2.46225874259507" calcext:value-type="percentage">
            <text:p>246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9447" calcext:value-type="float">
            <text:p>29447</text:p>
          </table:table-cell>
          <table:table-cell office:value-type="float" office:value="1024" calcext:value-type="float">
            <text:p>1024</text:p>
          </table:table-cell>
          <table:table-cell office:value-type="float" office:value="523.3" calcext:value-type="float">
            <text:p>523.3</text:p>
          </table:table-cell>
          <table:table-cell table:style-name="ce3" table:formula="of:=[.F1355]/[.F1356]" office:value-type="percentage" office:value="1.09180054245775" calcext:value-type="percentage">
            <text:p>109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6360" calcext:value-type="float">
            <text:p>26360</text:p>
          </table:table-cell>
          <table:table-cell office:value-type="float" office:value="4096" calcext:value-type="float">
            <text:p>4096</text:p>
          </table:table-cell>
          <table:table-cell office:value-type="float" office:value="479.3" calcext:value-type="float">
            <text:p>479.3</text:p>
          </table:table-cell>
          <table:table-cell table:style-name="ce3" table:formula="of:=[.F1356]/[.F1357]" office:value-type="percentage" office:value="1.01439153439153" calcext:value-type="percentage">
            <text:p>101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588" calcext:value-type="float">
            <text:p>25588</text:p>
          </table:table-cell>
          <table:table-cell office:value-type="float" office:value="16384" calcext:value-type="float">
            <text:p>16384</text:p>
          </table:table-cell>
          <table:table-cell office:value-type="float" office:value="472.5" calcext:value-type="float">
            <text:p>472.5</text:p>
          </table:table-cell>
          <table:table-cell table:style-name="ce3" table:formula="of:=[.F1357]/[.F1358]" office:value-type="percentage" office:value="1.0038240917782" calcext:value-type="percentage">
            <text:p>100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0.7" calcext:value-type="float">
            <text:p>470.7</text:p>
          </table:table-cell>
          <table:table-cell table:style-name="ce3" table:formula="of:=[.F1358]/[.F1359]" office:value-type="percentage" office:value="1.00148936170213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65536" calcext:value-type="float">
            <text:p>65536</text:p>
          </table:table-cell>
          <table:table-cell office:value-type="float" office:value="470" calcext:value-type="float">
            <text:p>470</text:p>
          </table:table-cell>
          <table:table-cell table:style-name="ce3" table:formula="of:=[.F1359]/[.F1360]" office:value-type="percentage" office:value="1.0012782275245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69.4" calcext:value-type="float">
            <text:p>469.4</text:p>
          </table:table-cell>
          <table:table-cell table:style-name="ce3" table:formula="of:=[.F1360]/[.F1361]" office:value-type="percentage" office:value="1.00063952248987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9.1" calcext:value-type="float">
            <text:p>469.1</text:p>
          </table:table-cell>
          <table:table-cell table:style-name="ce3" table:formula="of:=[.F1361]/[.F1362]" office:value-type="percentage" office:value="1.41295180722892" calcext:value-type="percentage">
            <text:p>141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9447" calcext:value-type="float">
            <text:p>29447</text:p>
          </table:table-cell>
          <table:table-cell office:value-type="float" office:value="1024" calcext:value-type="float">
            <text:p>1024</text:p>
          </table:table-cell>
          <table:table-cell office:value-type="float" office:value="332" calcext:value-type="float">
            <text:p>332</text:p>
          </table:table-cell>
          <table:table-cell table:style-name="ce3" table:formula="of:=[.F1362]/[.F1363]" office:value-type="percentage" office:value="1.06070287539936" calcext:value-type="percentage">
            <text:p>106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6360" calcext:value-type="float">
            <text:p>26360</text:p>
          </table:table-cell>
          <table:table-cell office:value-type="float" office:value="4096" calcext:value-type="float">
            <text:p>4096</text:p>
          </table:table-cell>
          <table:table-cell office:value-type="float" office:value="313" calcext:value-type="float">
            <text:p>313</text:p>
          </table:table-cell>
          <table:table-cell table:style-name="ce3" table:formula="of:=[.F1363]/[.F1364]" office:value-type="percentage" office:value="1.01228978007762" calcext:value-type="percentage">
            <text:p>101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588" calcext:value-type="float">
            <text:p>25588</text:p>
          </table:table-cell>
          <table:table-cell office:value-type="float" office:value="16384" calcext:value-type="float">
            <text:p>16384</text:p>
          </table:table-cell>
          <table:table-cell office:value-type="float" office:value="309.2" calcext:value-type="float">
            <text:p>309.2</text:p>
          </table:table-cell>
          <table:table-cell table:style-name="ce3" table:formula="of:=[.F1364]/[.F1365]" office:value-type="percentage" office:value="1.00226904376013" calcext:value-type="percentage">
            <text:p>100.2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8.5" calcext:value-type="float">
            <text:p>308.5</text:p>
          </table:table-cell>
          <table:table-cell table:style-name="ce3" table:formula="of:=[.F1365]/[.F136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8.5" calcext:value-type="float">
            <text:p>308.5</text:p>
          </table:table-cell>
          <table:table-cell table:style-name="ce3" table:formula="of:=[.F1366]/[.F136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8.5" calcext:value-type="float">
            <text:p>308.5</text:p>
          </table:table-cell>
          <table:table-cell table:style-name="ce3" table:formula="of:=[.F1367]/[.F1368]" office:value-type="percentage" office:value="1.0003242542153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65536" calcext:value-type="float">
            <text:p>65536</text:p>
          </table:table-cell>
          <table:table-cell office:value-type="float" office:value="308.4" calcext:value-type="float">
            <text:p>308.4</text:p>
          </table:table-cell>
          <table:table-cell table:style-name="ce3" table:formula="of:=[.F1368]/[.F1369]" office:value-type="percentage" office:value="1.00718484650555" calcext:value-type="percentage">
            <text:p>100.7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9447" calcext:value-type="float">
            <text:p>29447</text:p>
          </table:table-cell>
          <table:table-cell office:value-type="float" office:value="1024" calcext:value-type="float">
            <text:p>1024</text:p>
          </table:table-cell>
          <table:table-cell office:value-type="float" office:value="306.2" calcext:value-type="float">
            <text:p>306.2</text:p>
          </table:table-cell>
          <table:table-cell table:style-name="ce3" table:formula="of:=[.F1369]/[.F1370]" office:value-type="percentage" office:value="1.02648340596715" calcext:value-type="percentage">
            <text:p>102.6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6360" calcext:value-type="float">
            <text:p>26360</text:p>
          </table:table-cell>
          <table:table-cell office:value-type="float" office:value="4096" calcext:value-type="float">
            <text:p>4096</text:p>
          </table:table-cell>
          <table:table-cell office:value-type="float" office:value="298.3" calcext:value-type="float">
            <text:p>298.3</text:p>
          </table:table-cell>
          <table:table-cell table:style-name="ce3" table:formula="of:=[.F1370]/[.F1371]" office:value-type="percentage" office:value="1.00573162508429" calcext:value-type="percentage">
            <text:p>100.5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588" calcext:value-type="float">
            <text:p>25588</text:p>
          </table:table-cell>
          <table:table-cell office:value-type="float" office:value="16384" calcext:value-type="float">
            <text:p>16384</text:p>
          </table:table-cell>
          <table:table-cell office:value-type="float" office:value="296.6" calcext:value-type="float">
            <text:p>296.6</text:p>
          </table:table-cell>
          <table:table-cell table:style-name="ce3" table:formula="of:=[.F1371]/[.F1372]" office:value-type="percentage" office:value="1.00101248734391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.3" calcext:value-type="float">
            <text:p>296.3</text:p>
          </table:table-cell>
          <table:table-cell table:style-name="ce3" table:formula="of:=[.F1372]/[.F1373]" office:value-type="percentage" office:value="1.00033760972316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6.2" calcext:value-type="float">
            <text:p>296.2</text:p>
          </table:table-cell>
          <table:table-cell table:style-name="ce3" table:formula="of:=[.F1373]/[.F137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6.2" calcext:value-type="float">
            <text:p>296.2</text:p>
          </table:table-cell>
          <table:table-cell table:style-name="ce3" table:formula="of:=[.F1374]/[.F1375]" office:value-type="percentage" office:value="1.00067567567568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6 <text:s/></text:p>
          </table:table-cell>
          <table:table-cell office:value-type="float" office:value="38105" calcext:value-type="float">
            <text:p>38105</text:p>
          </table:table-cell>
          <table:table-cell office:value-type="float" office:value="25391" calcext:value-type="float">
            <text:p>25391</text:p>
          </table:table-cell>
          <table:table-cell office:value-type="float" office:value="65536" calcext:value-type="float">
            <text:p>65536</text:p>
          </table:table-cell>
          <table:table-cell office:value-type="float" office:value="296" calcext:value-type="float">
            <text:p>296</text:p>
          </table:table-cell>
          <table:table-cell table:style-name="ce3" table:formula="of:=[.F1375]/[.F1376]" office:value-type="percentage" office:value="0.163283318623124" calcext:value-type="percentage">
            <text:p>16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7684" calcext:value-type="float">
            <text:p>17684</text:p>
          </table:table-cell>
          <table:table-cell office:value-type="float" office:value="1024" calcext:value-type="float">
            <text:p>1024</text:p>
          </table:table-cell>
          <table:table-cell office:value-type="float" office:value="1812.8" calcext:value-type="float">
            <text:p>1812.8</text:p>
          </table:table-cell>
          <table:table-cell table:style-name="ce3" table:formula="of:=[.F1376]/[.F1377]" office:value-type="percentage" office:value="1.04147994944272" calcext:value-type="percentage">
            <text:p>104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688" calcext:value-type="float">
            <text:p>15688</text:p>
          </table:table-cell>
          <table:table-cell office:value-type="float" office:value="4096" calcext:value-type="float">
            <text:p>4096</text:p>
          </table:table-cell>
          <table:table-cell office:value-type="float" office:value="1740.6" calcext:value-type="float">
            <text:p>1740.6</text:p>
          </table:table-cell>
          <table:table-cell table:style-name="ce3" table:formula="of:=[.F1377]/[.F1378]" office:value-type="percentage" office:value="1.06211862338296" calcext:value-type="percentage">
            <text:p>106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38.8" calcext:value-type="float">
            <text:p>1638.8</text:p>
          </table:table-cell>
          <table:table-cell table:style-name="ce3" table:formula="of:=[.F1378]/[.F1379]" office:value-type="percentage" office:value="1.00214028007094" calcext:value-type="percentage">
            <text:p>100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35.3" calcext:value-type="float">
            <text:p>1635.3</text:p>
          </table:table-cell>
          <table:table-cell table:style-name="ce3" table:formula="of:=[.F1379]/[.F1380]" office:value-type="percentage" office:value="1.00331308669244" calcext:value-type="percentage">
            <text:p>100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65536" calcext:value-type="float">
            <text:p>65536</text:p>
          </table:table-cell>
          <table:table-cell office:value-type="float" office:value="1629.9" calcext:value-type="float">
            <text:p>1629.9</text:p>
          </table:table-cell>
          <table:table-cell table:style-name="ce3" table:formula="of:=[.F1380]/[.F1381]" office:value-type="percentage" office:value="1.00555247084953" calcext:value-type="percentage">
            <text:p>100.5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20.9" calcext:value-type="float">
            <text:p>1620.9</text:p>
          </table:table-cell>
          <table:table-cell table:style-name="ce3" table:formula="of:=[.F1381]/[.F1382]" office:value-type="percentage" office:value="1.07679532319139" calcext:value-type="percentage">
            <text:p>107.6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164" calcext:value-type="float">
            <text:p>15164</text:p>
          </table:table-cell>
          <table:table-cell office:value-type="float" office:value="16384" calcext:value-type="float">
            <text:p>16384</text:p>
          </table:table-cell>
          <table:table-cell office:value-type="float" office:value="1505.3" calcext:value-type="float">
            <text:p>1505.3</text:p>
          </table:table-cell>
          <table:table-cell table:style-name="ce3" table:formula="of:=[.F1382]/[.F1383]" office:value-type="percentage" office:value="2.44208306294614" calcext:value-type="percentage">
            <text:p>244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7684" calcext:value-type="float">
            <text:p>17684</text:p>
          </table:table-cell>
          <table:table-cell office:value-type="float" office:value="1024" calcext:value-type="float">
            <text:p>1024</text:p>
          </table:table-cell>
          <table:table-cell office:value-type="float" office:value="616.4" calcext:value-type="float">
            <text:p>616.4</text:p>
          </table:table-cell>
          <table:table-cell table:style-name="ce3" table:formula="of:=[.F1383]/[.F1384]" office:value-type="percentage" office:value="1.09329549485633" calcext:value-type="percentage">
            <text:p>109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688" calcext:value-type="float">
            <text:p>15688</text:p>
          </table:table-cell>
          <table:table-cell office:value-type="float" office:value="4096" calcext:value-type="float">
            <text:p>4096</text:p>
          </table:table-cell>
          <table:table-cell office:value-type="float" office:value="563.8" calcext:value-type="float">
            <text:p>563.8</text:p>
          </table:table-cell>
          <table:table-cell table:style-name="ce3" table:formula="of:=[.F1384]/[.F1385]" office:value-type="percentage" office:value="1.00534950071327" calcext:value-type="percentage">
            <text:p>100.5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164" calcext:value-type="float">
            <text:p>15164</text:p>
          </table:table-cell>
          <table:table-cell office:value-type="float" office:value="16384" calcext:value-type="float">
            <text:p>16384</text:p>
          </table:table-cell>
          <table:table-cell office:value-type="float" office:value="560.8" calcext:value-type="float">
            <text:p>560.8</text:p>
          </table:table-cell>
          <table:table-cell table:style-name="ce3" table:formula="of:=[.F1385]/[.F1386]" office:value-type="percentage" office:value="1.0041181736795" calcext:value-type="percentage">
            <text:p>100.4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58.5" calcext:value-type="float">
            <text:p>558.5</text:p>
          </table:table-cell>
          <table:table-cell table:style-name="ce3" table:formula="of:=[.F1386]/[.F1387]" office:value-type="percentage" office:value="1.00017908309456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8.4" calcext:value-type="float">
            <text:p>558.4</text:p>
          </table:table-cell>
          <table:table-cell table:style-name="ce3" table:formula="of:=[.F1387]/[.F138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58.4" calcext:value-type="float">
            <text:p>558.4</text:p>
          </table:table-cell>
          <table:table-cell table:style-name="ce3" table:formula="of:=[.F1388]/[.F1389]" office:value-type="percentage" office:value="1.00053753807561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65536" calcext:value-type="float">
            <text:p>65536</text:p>
          </table:table-cell>
          <table:table-cell office:value-type="float" office:value="558.1" calcext:value-type="float">
            <text:p>558.1</text:p>
          </table:table-cell>
          <table:table-cell table:style-name="ce3" table:formula="of:=[.F1389]/[.F1390]" office:value-type="percentage" office:value="1.40685656667507" calcext:value-type="percentage">
            <text:p>140.6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7684" calcext:value-type="float">
            <text:p>17684</text:p>
          </table:table-cell>
          <table:table-cell office:value-type="float" office:value="1024" calcext:value-type="float">
            <text:p>1024</text:p>
          </table:table-cell>
          <table:table-cell office:value-type="float" office:value="396.7" calcext:value-type="float">
            <text:p>396.7</text:p>
          </table:table-cell>
          <table:table-cell table:style-name="ce3" table:formula="of:=[.F1390]/[.F1391]" office:value-type="percentage" office:value="1.03119313750975" calcext:value-type="percentage">
            <text:p>103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688" calcext:value-type="float">
            <text:p>15688</text:p>
          </table:table-cell>
          <table:table-cell office:value-type="float" office:value="4096" calcext:value-type="float">
            <text:p>4096</text:p>
          </table:table-cell>
          <table:table-cell office:value-type="float" office:value="384.7" calcext:value-type="float">
            <text:p>384.7</text:p>
          </table:table-cell>
          <table:table-cell table:style-name="ce3" table:formula="of:=[.F1391]/[.F1392]" office:value-type="percentage" office:value="1.00104085349987" calcext:value-type="percentage">
            <text:p>100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65536" calcext:value-type="float">
            <text:p>65536</text:p>
          </table:table-cell>
          <table:table-cell office:value-type="float" office:value="384.3" calcext:value-type="float">
            <text:p>384.3</text:p>
          </table:table-cell>
          <table:table-cell table:style-name="ce3" table:formula="of:=[.F1392]/[.F139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164" calcext:value-type="float">
            <text:p>15164</text:p>
          </table:table-cell>
          <table:table-cell office:value-type="float" office:value="16384" calcext:value-type="float">
            <text:p>16384</text:p>
          </table:table-cell>
          <table:table-cell office:value-type="float" office:value="384.3" calcext:value-type="float">
            <text:p>384.3</text:p>
          </table:table-cell>
          <table:table-cell table:style-name="ce3" table:formula="of:=[.F1393]/[.F1394]" office:value-type="percentage" office:value="1.00026028110359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4.2" calcext:value-type="float">
            <text:p>384.2</text:p>
          </table:table-cell>
          <table:table-cell table:style-name="ce3" table:formula="of:=[.F1394]/[.F139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84.2" calcext:value-type="float">
            <text:p>384.2</text:p>
          </table:table-cell>
          <table:table-cell table:style-name="ce3" table:formula="of:=[.F1395]/[.F139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84.2" calcext:value-type="float">
            <text:p>384.2</text:p>
          </table:table-cell>
          <table:table-cell table:style-name="ce3" table:formula="of:=[.F1396]/[.F1397]" office:value-type="percentage" office:value="1.05694635488308" calcext:value-type="percentage">
            <text:p>105.6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164" calcext:value-type="float">
            <text:p>15164</text:p>
          </table:table-cell>
          <table:table-cell office:value-type="float" office:value="16384" calcext:value-type="float">
            <text:p>16384</text:p>
          </table:table-cell>
          <table:table-cell office:value-type="float" office:value="363.5" calcext:value-type="float">
            <text:p>363.5</text:p>
          </table:table-cell>
          <table:table-cell table:style-name="ce3" table:formula="of:=[.F1397]/[.F1398]" office:value-type="percentage" office:value="1.00027517886626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65536" calcext:value-type="float">
            <text:p>65536</text:p>
          </table:table-cell>
          <table:table-cell office:value-type="float" office:value="363.4" calcext:value-type="float">
            <text:p>363.4</text:p>
          </table:table-cell>
          <table:table-cell table:style-name="ce3" table:formula="of:=[.F1398]/[.F139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3.4" calcext:value-type="float">
            <text:p>363.4</text:p>
          </table:table-cell>
          <table:table-cell table:style-name="ce3" table:formula="of:=[.F1399]/[.F1400]" office:value-type="percentage" office:value="1.00055066079295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3.2" calcext:value-type="float">
            <text:p>363.2</text:p>
          </table:table-cell>
          <table:table-cell table:style-name="ce3" table:formula="of:=[.F1400]/[.F140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017" calcext:value-type="float">
            <text:p>1501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63.2" calcext:value-type="float">
            <text:p>363.2</text:p>
          </table:table-cell>
          <table:table-cell table:style-name="ce3" table:formula="of:=[.F1401]/[.F1402]" office:value-type="percentage" office:value="1.00553709856035" calcext:value-type="percentage">
            <text:p>100.5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7684" calcext:value-type="float">
            <text:p>17684</text:p>
          </table:table-cell>
          <table:table-cell office:value-type="float" office:value="1024" calcext:value-type="float">
            <text:p>1024</text:p>
          </table:table-cell>
          <table:table-cell office:value-type="float" office:value="361.2" calcext:value-type="float">
            <text:p>361.2</text:p>
          </table:table-cell>
          <table:table-cell table:style-name="ce3" table:formula="of:=[.F1402]/[.F1403]" office:value-type="percentage" office:value="1.0005540166205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cp.html <text:s/></text:p>
          </table:table-cell>
          <table:table-cell office:value-type="float" office:value="24603" calcext:value-type="float">
            <text:p>24603</text:p>
          </table:table-cell>
          <table:table-cell office:value-type="float" office:value="15688" calcext:value-type="float">
            <text:p>15688</text:p>
          </table:table-cell>
          <table:table-cell office:value-type="float" office:value="4096" calcext:value-type="float">
            <text:p>4096</text:p>
          </table:table-cell>
          <table:table-cell office:value-type="float" office:value="361" calcext:value-type="float">
            <text:p>361</text:p>
          </table:table-cell>
          <table:table-cell table:style-name="ce3" table:formula="of:=[.F1403]/[.F1404]" office:value-type="percentage" office:value="0.181992337164751" calcext:value-type="percentage">
            <text:p>18.2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5117" calcext:value-type="float">
            <text:p>15117</text:p>
          </table:table-cell>
          <table:table-cell office:value-type="float" office:value="1024" calcext:value-type="float">
            <text:p>1024</text:p>
          </table:table-cell>
          <table:table-cell office:value-type="float" office:value="1983.6" calcext:value-type="float">
            <text:p>1983.6</text:p>
          </table:table-cell>
          <table:table-cell table:style-name="ce3" table:formula="of:=[.F1404]/[.F1405]" office:value-type="percentage" office:value="1.03538991544003" calcext:value-type="percentage">
            <text:p>103.5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942" calcext:value-type="float">
            <text:p>13942</text:p>
          </table:table-cell>
          <table:table-cell office:value-type="float" office:value="4096" calcext:value-type="float">
            <text:p>4096</text:p>
          </table:table-cell>
          <table:table-cell office:value-type="float" office:value="1915.8" calcext:value-type="float">
            <text:p>1915.8</text:p>
          </table:table-cell>
          <table:table-cell table:style-name="ce3" table:formula="of:=[.F1405]/[.F1406]" office:value-type="percentage" office:value="1.02361615729857" calcext:value-type="percentage">
            <text:p>102.3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871.6" calcext:value-type="float">
            <text:p>1871.6</text:p>
          </table:table-cell>
          <table:table-cell table:style-name="ce3" table:formula="of:=[.F1406]/[.F1407]" office:value-type="percentage" office:value="1.02874732039796" calcext:value-type="percentage">
            <text:p>102.8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819.3" calcext:value-type="float">
            <text:p>1819.3</text:p>
          </table:table-cell>
          <table:table-cell table:style-name="ce3" table:formula="of:=[.F1407]/[.F1408]" office:value-type="percentage" office:value="1.02756283535724" calcext:value-type="percentage">
            <text:p>102.7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85" calcext:value-type="float">
            <text:p>13685</text:p>
          </table:table-cell>
          <table:table-cell office:value-type="float" office:value="16384" calcext:value-type="float">
            <text:p>16384</text:p>
          </table:table-cell>
          <table:table-cell office:value-type="float" office:value="1770.5" calcext:value-type="float">
            <text:p>1770.5</text:p>
          </table:table-cell>
          <table:table-cell table:style-name="ce3" table:formula="of:=[.F1408]/[.F1409]" office:value-type="percentage" office:value="1.02240572847491" calcext:value-type="percentage">
            <text:p>102.2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31.7" calcext:value-type="float">
            <text:p>1731.7</text:p>
          </table:table-cell>
          <table:table-cell table:style-name="ce3" table:formula="of:=[.F1409]/[.F1410]" office:value-type="percentage" office:value="1.02412916198474" calcext:value-type="percentage">
            <text:p>102.4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0.9" calcext:value-type="float">
            <text:p>1690.9</text:p>
          </table:table-cell>
          <table:table-cell table:style-name="ce3" table:formula="of:=[.F1410]/[.F1411]" office:value-type="percentage" office:value="2.74096287891068" calcext:value-type="percentage">
            <text:p>274.1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5117" calcext:value-type="float">
            <text:p>15117</text:p>
          </table:table-cell>
          <table:table-cell office:value-type="float" office:value="1024" calcext:value-type="float">
            <text:p>1024</text:p>
          </table:table-cell>
          <table:table-cell office:value-type="float" office:value="616.9" calcext:value-type="float">
            <text:p>616.9</text:p>
          </table:table-cell>
          <table:table-cell table:style-name="ce3" table:formula="of:=[.F1411]/[.F1412]" office:value-type="percentage" office:value="1.05742200891327" calcext:value-type="percentage">
            <text:p>105.7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942" calcext:value-type="float">
            <text:p>13942</text:p>
          </table:table-cell>
          <table:table-cell office:value-type="float" office:value="4096" calcext:value-type="float">
            <text:p>4096</text:p>
          </table:table-cell>
          <table:table-cell office:value-type="float" office:value="583.4" calcext:value-type="float">
            <text:p>583.4</text:p>
          </table:table-cell>
          <table:table-cell table:style-name="ce3" table:formula="of:=[.F1412]/[.F1413]" office:value-type="percentage" office:value="1.01284722222222" calcext:value-type="percentage">
            <text:p>101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85" calcext:value-type="float">
            <text:p>13685</text:p>
          </table:table-cell>
          <table:table-cell office:value-type="float" office:value="16384" calcext:value-type="float">
            <text:p>16384</text:p>
          </table:table-cell>
          <table:table-cell office:value-type="float" office:value="576" calcext:value-type="float">
            <text:p>576</text:p>
          </table:table-cell>
          <table:table-cell table:style-name="ce3" table:formula="of:=[.F1413]/[.F1414]" office:value-type="percentage" office:value="1.00822685104148" calcext:value-type="percentage">
            <text:p>100.8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71.3" calcext:value-type="float">
            <text:p>571.3</text:p>
          </table:table-cell>
          <table:table-cell table:style-name="ce3" table:formula="of:=[.F1414]/[.F1415]" office:value-type="percentage" office:value="1.00052539404553" calcext:value-type="percentage">
            <text:p>10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65536" calcext:value-type="float">
            <text:p>65536</text:p>
          </table:table-cell>
          <table:table-cell office:value-type="float" office:value="571" calcext:value-type="float">
            <text:p>571</text:p>
          </table:table-cell>
          <table:table-cell table:style-name="ce3" table:formula="of:=[.F1415]/[.F1416]" office:value-type="percentage" office:value="1.00245786516854" calcext:value-type="percentage">
            <text:p>100.2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9.6" calcext:value-type="float">
            <text:p>569.6</text:p>
          </table:table-cell>
          <table:table-cell table:style-name="ce3" table:formula="of:=[.F1416]/[.F1417]" office:value-type="percentage" office:value="1.02853015529072" calcext:value-type="percentage">
            <text:p>102.8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53.8" calcext:value-type="float">
            <text:p>553.8</text:p>
          </table:table-cell>
          <table:table-cell table:style-name="ce3" table:formula="of:=[.F1417]/[.F1418]" office:value-type="percentage" office:value="1.40167046317388" calcext:value-type="percentage">
            <text:p>14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5117" calcext:value-type="float">
            <text:p>15117</text:p>
          </table:table-cell>
          <table:table-cell office:value-type="float" office:value="1024" calcext:value-type="float">
            <text:p>1024</text:p>
          </table:table-cell>
          <table:table-cell office:value-type="float" office:value="395.1" calcext:value-type="float">
            <text:p>395.1</text:p>
          </table:table-cell>
          <table:table-cell table:style-name="ce3" table:formula="of:=[.F1418]/[.F1419]" office:value-type="percentage" office:value="1.02384037315367" calcext:value-type="percentage">
            <text:p>102.3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942" calcext:value-type="float">
            <text:p>13942</text:p>
          </table:table-cell>
          <table:table-cell office:value-type="float" office:value="4096" calcext:value-type="float">
            <text:p>4096</text:p>
          </table:table-cell>
          <table:table-cell office:value-type="float" office:value="385.9" calcext:value-type="float">
            <text:p>385.9</text:p>
          </table:table-cell>
          <table:table-cell table:style-name="ce3" table:formula="of:=[.F1419]/[.F1420]" office:value-type="percentage" office:value="1.00468627961468" calcext:value-type="percentage">
            <text:p>100.4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65536" calcext:value-type="float">
            <text:p>65536</text:p>
          </table:table-cell>
          <table:table-cell office:value-type="float" office:value="384.1" calcext:value-type="float">
            <text:p>384.1</text:p>
          </table:table-cell>
          <table:table-cell table:style-name="ce3" table:formula="of:=[.F1420]/[.F1421]" office:value-type="percentage" office:value="1.0002604166666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84" calcext:value-type="float">
            <text:p>384</text:p>
          </table:table-cell>
          <table:table-cell table:style-name="ce3" table:formula="of:=[.F1421]/[.F142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85" calcext:value-type="float">
            <text:p>13685</text:p>
          </table:table-cell>
          <table:table-cell office:value-type="float" office:value="16384" calcext:value-type="float">
            <text:p>16384</text:p>
          </table:table-cell>
          <table:table-cell office:value-type="float" office:value="384" calcext:value-type="float">
            <text:p>384</text:p>
          </table:table-cell>
          <table:table-cell table:style-name="ce3" table:formula="of:=[.F1422]/[.F1423]" office:value-type="percentage" office:value="1.0002604845011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3.9" calcext:value-type="float">
            <text:p>383.9</text:p>
          </table:table-cell>
          <table:table-cell table:style-name="ce3" table:formula="of:=[.F1423]/[.F142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83.9" calcext:value-type="float">
            <text:p>383.9</text:p>
          </table:table-cell>
          <table:table-cell table:style-name="ce3" table:formula="of:=[.F1424]/[.F1425]" office:value-type="percentage" office:value="1.04179104477612" calcext:value-type="percentage">
            <text:p>104.1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942" calcext:value-type="float">
            <text:p>13942</text:p>
          </table:table-cell>
          <table:table-cell office:value-type="float" office:value="4096" calcext:value-type="float">
            <text:p>4096</text:p>
          </table:table-cell>
          <table:table-cell office:value-type="float" office:value="368.5" calcext:value-type="float">
            <text:p>368.5</text:p>
          </table:table-cell>
          <table:table-cell table:style-name="ce3" table:formula="of:=[.F1425]/[.F1426]" office:value-type="percentage" office:value="1.00108666123336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5117" calcext:value-type="float">
            <text:p>15117</text:p>
          </table:table-cell>
          <table:table-cell office:value-type="float" office:value="1024" calcext:value-type="float">
            <text:p>1024</text:p>
          </table:table-cell>
          <table:table-cell office:value-type="float" office:value="368.1" calcext:value-type="float">
            <text:p>368.1</text:p>
          </table:table-cell>
          <table:table-cell table:style-name="ce3" table:formula="of:=[.F1426]/[.F1427]" office:value-type="percentage" office:value="1.00190528034839" calcext:value-type="percentage">
            <text:p>100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85" calcext:value-type="float">
            <text:p>13685</text:p>
          </table:table-cell>
          <table:table-cell office:value-type="float" office:value="16384" calcext:value-type="float">
            <text:p>16384</text:p>
          </table:table-cell>
          <table:table-cell office:value-type="float" office:value="367.4" calcext:value-type="float">
            <text:p>367.4</text:p>
          </table:table-cell>
          <table:table-cell table:style-name="ce3" table:formula="of:=[.F1427]/[.F1428]" office:value-type="percentage" office:value="1.00081721601743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65536" calcext:value-type="float">
            <text:p>65536</text:p>
          </table:table-cell>
          <table:table-cell office:value-type="float" office:value="367.1" calcext:value-type="float">
            <text:p>367.1</text:p>
          </table:table-cell>
          <table:table-cell table:style-name="ce3" table:formula="of:=[.F1428]/[.F142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7.1" calcext:value-type="float">
            <text:p>367.1</text:p>
          </table:table-cell>
          <table:table-cell table:style-name="ce3" table:formula="of:=[.F1429]/[.F1430]" office:value-type="percentage" office:value="1.00081788440567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6.8" calcext:value-type="float">
            <text:p>366.8</text:p>
          </table:table-cell>
          <table:table-cell table:style-name="ce3" table:formula="of:=[.F1430]/[.F143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obj1 <text:s/></text:p>
          </table:table-cell>
          <table:table-cell office:value-type="float" office:value="21504" calcext:value-type="float">
            <text:p>21504</text:p>
          </table:table-cell>
          <table:table-cell office:value-type="float" office:value="13646" calcext:value-type="float">
            <text:p>1364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66.8" calcext:value-type="float">
            <text:p>366.8</text:p>
          </table:table-cell>
          <table:table-cell table:style-name="ce3" table:formula="of:=[.F1431]/[.F1432]" office:value-type="percentage" office:value="0.217414498251437" calcext:value-type="percentage">
            <text:p>21.7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10778" calcext:value-type="float">
            <text:p>10778</text:p>
          </table:table-cell>
          <table:table-cell office:value-type="float" office:value="1024" calcext:value-type="float">
            <text:p>1024</text:p>
          </table:table-cell>
          <table:table-cell office:value-type="float" office:value="1687.1" calcext:value-type="float">
            <text:p>1687.1</text:p>
          </table:table-cell>
          <table:table-cell table:style-name="ce3" table:formula="of:=[.F1432]/[.F1433]" office:value-type="percentage" office:value="1.01333413418223" calcext:value-type="percentage">
            <text:p>101.3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791" calcext:value-type="float">
            <text:p>9791</text:p>
          </table:table-cell>
          <table:table-cell office:value-type="float" office:value="4096" calcext:value-type="float">
            <text:p>4096</text:p>
          </table:table-cell>
          <table:table-cell office:value-type="float" office:value="1664.9" calcext:value-type="float">
            <text:p>1664.9</text:p>
          </table:table-cell>
          <table:table-cell table:style-name="ce3" table:formula="of:=[.F1433]/[.F1434]" office:value-type="percentage" office:value="1.08674934725849" calcext:value-type="percentage">
            <text:p>108.67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32" calcext:value-type="float">
            <text:p>1532</text:p>
          </table:table-cell>
          <table:table-cell table:style-name="ce3" table:formula="of:=[.F1434]/[.F1435]" office:value-type="percentage" office:value="1.02516059957173" calcext:value-type="percentage">
            <text:p>102.52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4.4" calcext:value-type="float">
            <text:p>1494.4</text:p>
          </table:table-cell>
          <table:table-cell table:style-name="ce3" table:formula="of:=[.F1435]/[.F1436]" office:value-type="percentage" office:value="1.00201153278798" calcext:value-type="percentage">
            <text:p>100.2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16384" calcext:value-type="float">
            <text:p>16384</text:p>
          </table:table-cell>
          <table:table-cell office:value-type="float" office:value="1491.4" calcext:value-type="float">
            <text:p>1491.4</text:p>
          </table:table-cell>
          <table:table-cell table:style-name="ce3" table:formula="of:=[.F1436]/[.F1437]" office:value-type="percentage" office:value="1.01393704534639" calcext:value-type="percentage">
            <text:p>101.3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70.9" calcext:value-type="float">
            <text:p>1470.9</text:p>
          </table:table-cell>
          <table:table-cell table:style-name="ce3" table:formula="of:=[.F1437]/[.F1438]" office:value-type="percentage" office:value="1.02280787149711" calcext:value-type="percentage">
            <text:p>102.28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65536" calcext:value-type="float">
            <text:p>65536</text:p>
          </table:table-cell>
          <table:table-cell office:value-type="float" office:value="1438.1" calcext:value-type="float">
            <text:p>1438.1</text:p>
          </table:table-cell>
          <table:table-cell table:style-name="ce3" table:formula="of:=[.F1438]/[.F1439]" office:value-type="percentage" office:value="2.85677393722686" calcext:value-type="percentage">
            <text:p>285.6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10778" calcext:value-type="float">
            <text:p>10778</text:p>
          </table:table-cell>
          <table:table-cell office:value-type="float" office:value="1024" calcext:value-type="float">
            <text:p>1024</text:p>
          </table:table-cell>
          <table:table-cell office:value-type="float" office:value="503.4" calcext:value-type="float">
            <text:p>503.4</text:p>
          </table:table-cell>
          <table:table-cell table:style-name="ce3" table:formula="of:=[.F1439]/[.F1440]" office:value-type="percentage" office:value="1.08631851532154" calcext:value-type="percentage">
            <text:p>108.6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791" calcext:value-type="float">
            <text:p>9791</text:p>
          </table:table-cell>
          <table:table-cell office:value-type="float" office:value="4096" calcext:value-type="float">
            <text:p>4096</text:p>
          </table:table-cell>
          <table:table-cell office:value-type="float" office:value="463.4" calcext:value-type="float">
            <text:p>463.4</text:p>
          </table:table-cell>
          <table:table-cell table:style-name="ce3" table:formula="of:=[.F1440]/[.F1441]" office:value-type="percentage" office:value="1.00870700914236" calcext:value-type="percentage">
            <text:p>100.8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59.4" calcext:value-type="float">
            <text:p>459.4</text:p>
          </table:table-cell>
          <table:table-cell table:style-name="ce3" table:formula="of:=[.F1441]/[.F1442]" office:value-type="percentage" office:value="1.00087145969499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59" calcext:value-type="float">
            <text:p>459</text:p>
          </table:table-cell>
          <table:table-cell table:style-name="ce3" table:formula="of:=[.F1442]/[.F1443]" office:value-type="percentage" office:value="1.00043591979076" calcext:value-type="percentage">
            <text:p>100.0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65536" calcext:value-type="float">
            <text:p>65536</text:p>
          </table:table-cell>
          <table:table-cell office:value-type="float" office:value="458.8" calcext:value-type="float">
            <text:p>458.8</text:p>
          </table:table-cell>
          <table:table-cell table:style-name="ce3" table:formula="of:=[.F1443]/[.F144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8.8" calcext:value-type="float">
            <text:p>458.8</text:p>
          </table:table-cell>
          <table:table-cell table:style-name="ce3" table:formula="of:=[.F1444]/[.F1445]" office:value-type="percentage" office:value="1.00021800741225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16384" calcext:value-type="float">
            <text:p>16384</text:p>
          </table:table-cell>
          <table:table-cell office:value-type="float" office:value="458.7" calcext:value-type="float">
            <text:p>458.7</text:p>
          </table:table-cell>
          <table:table-cell table:style-name="ce3" table:formula="of:=[.F1445]/[.F1446]" office:value-type="percentage" office:value="1.41880606248067" calcext:value-type="percentage">
            <text:p>141.8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10778" calcext:value-type="float">
            <text:p>10778</text:p>
          </table:table-cell>
          <table:table-cell office:value-type="float" office:value="1024" calcext:value-type="float">
            <text:p>1024</text:p>
          </table:table-cell>
          <table:table-cell office:value-type="float" office:value="323.3" calcext:value-type="float">
            <text:p>323.3</text:p>
          </table:table-cell>
          <table:table-cell table:style-name="ce3" table:formula="of:=[.F1446]/[.F1447]" office:value-type="percentage" office:value="1.06876033057851" calcext:value-type="percentage">
            <text:p>106.8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791" calcext:value-type="float">
            <text:p>9791</text:p>
          </table:table-cell>
          <table:table-cell office:value-type="float" office:value="4096" calcext:value-type="float">
            <text:p>4096</text:p>
          </table:table-cell>
          <table:table-cell office:value-type="float" office:value="302.5" calcext:value-type="float">
            <text:p>302.5</text:p>
          </table:table-cell>
          <table:table-cell table:style-name="ce3" table:formula="of:=[.F1447]/[.F1448]" office:value-type="percentage" office:value="1.00298408488064" calcext:value-type="percentage">
            <text:p>100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16384" calcext:value-type="float">
            <text:p>16384</text:p>
          </table:table-cell>
          <table:table-cell office:value-type="float" office:value="301.6" calcext:value-type="float">
            <text:p>301.6</text:p>
          </table:table-cell>
          <table:table-cell table:style-name="ce3" table:formula="of:=[.F1448]/[.F1449]" office:value-type="percentage" office:value="1.0003316749585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65536" calcext:value-type="float">
            <text:p>65536</text:p>
          </table:table-cell>
          <table:table-cell office:value-type="float" office:value="301.5" calcext:value-type="float">
            <text:p>301.5</text:p>
          </table:table-cell>
          <table:table-cell table:style-name="ce3" table:formula="of:=[.F1449]/[.F1450]" office:value-type="percentage" office:value="1.00033178500332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1.4" calcext:value-type="float">
            <text:p>301.4</text:p>
          </table:table-cell>
          <table:table-cell table:style-name="ce3" table:formula="of:=[.F1450]/[.F145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.4" calcext:value-type="float">
            <text:p>301.4</text:p>
          </table:table-cell>
          <table:table-cell table:style-name="ce3" table:formula="of:=[.F1451]/[.F1452]" office:value-type="percentage" office:value="1.0003318951211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1.3" calcext:value-type="float">
            <text:p>301.3</text:p>
          </table:table-cell>
          <table:table-cell table:style-name="ce3" table:formula="of:=[.F1452]/[.F1453]" office:value-type="percentage" office:value="1.01345442314161" calcext:value-type="percentage">
            <text:p>101.3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10778" calcext:value-type="float">
            <text:p>10778</text:p>
          </table:table-cell>
          <table:table-cell office:value-type="float" office:value="1024" calcext:value-type="float">
            <text:p>1024</text:p>
          </table:table-cell>
          <table:table-cell office:value-type="float" office:value="297.3" calcext:value-type="float">
            <text:p>297.3</text:p>
          </table:table-cell>
          <table:table-cell table:style-name="ce3" table:formula="of:=[.F1453]/[.F1454]" office:value-type="percentage" office:value="1.0398740818468" calcext:value-type="percentage">
            <text:p>103.9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791" calcext:value-type="float">
            <text:p>9791</text:p>
          </table:table-cell>
          <table:table-cell office:value-type="float" office:value="4096" calcext:value-type="float">
            <text:p>4096</text:p>
          </table:table-cell>
          <table:table-cell office:value-type="float" office:value="285.9" calcext:value-type="float">
            <text:p>285.9</text:p>
          </table:table-cell>
          <table:table-cell table:style-name="ce3" table:formula="of:=[.F1454]/[.F1455]" office:value-type="percentage" office:value="1.00280603297089" calcext:value-type="percentage">
            <text:p>100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16384" calcext:value-type="float">
            <text:p>16384</text:p>
          </table:table-cell>
          <table:table-cell office:value-type="float" office:value="285.1" calcext:value-type="float">
            <text:p>285.1</text:p>
          </table:table-cell>
          <table:table-cell table:style-name="ce3" table:formula="of:=[.F1455]/[.F145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85.1" calcext:value-type="float">
            <text:p>285.1</text:p>
          </table:table-cell>
          <table:table-cell table:style-name="ce3" table:formula="of:=[.F1456]/[.F1457]" office:value-type="percentage" office:value="1.000702000702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65536" calcext:value-type="float">
            <text:p>65536</text:p>
          </table:table-cell>
          <table:table-cell office:value-type="float" office:value="284.9" calcext:value-type="float">
            <text:p>284.9</text:p>
          </table:table-cell>
          <table:table-cell table:style-name="ce3" table:formula="of:=[.F1457]/[.F145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4.9" calcext:value-type="float">
            <text:p>284.9</text:p>
          </table:table-cell>
          <table:table-cell table:style-name="ce3" table:formula="of:=[.F1458]/[.F1459]" office:value-type="percentage" office:value="1.00070249385318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4 <text:s/></text:p>
          </table:table-cell>
          <table:table-cell office:value-type="float" office:value="13286" calcext:value-type="float">
            <text:p>13286</text:p>
          </table:table-cell>
          <table:table-cell office:value-type="float" office:value="9404" calcext:value-type="float">
            <text:p>940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4.7" calcext:value-type="float">
            <text:p>284.7</text:p>
          </table:table-cell>
          <table:table-cell table:style-name="ce3" table:formula="of:=[.F1459]/[.F1460]" office:value-type="percentage" office:value="0.167097077121728" calcext:value-type="percentage">
            <text:p>16.71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9482" calcext:value-type="float">
            <text:p>9482</text:p>
          </table:table-cell>
          <table:table-cell office:value-type="float" office:value="1024" calcext:value-type="float">
            <text:p>1024</text:p>
          </table:table-cell>
          <table:table-cell office:value-type="float" office:value="1703.8" calcext:value-type="float">
            <text:p>1703.8</text:p>
          </table:table-cell>
          <table:table-cell table:style-name="ce3" table:formula="of:=[.F1460]/[.F1461]" office:value-type="percentage" office:value="1.02700421940928" calcext:value-type="percentage">
            <text:p>102.70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465" calcext:value-type="float">
            <text:p>8465</text:p>
          </table:table-cell>
          <table:table-cell office:value-type="float" office:value="4096" calcext:value-type="float">
            <text:p>4096</text:p>
          </table:table-cell>
          <table:table-cell office:value-type="float" office:value="1659" calcext:value-type="float">
            <text:p>1659</text:p>
          </table:table-cell>
          <table:table-cell table:style-name="ce3" table:formula="of:=[.F1461]/[.F1462]" office:value-type="percentage" office:value="1.04392146992197" calcext:value-type="percentage">
            <text:p>104.39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89.2" calcext:value-type="float">
            <text:p>1589.2</text:p>
          </table:table-cell>
          <table:table-cell table:style-name="ce3" table:formula="of:=[.F1462]/[.F1463]" office:value-type="percentage" office:value="1.00455120101138" calcext:value-type="percentage">
            <text:p>100.46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82" calcext:value-type="float">
            <text:p>1582</text:p>
          </table:table-cell>
          <table:table-cell table:style-name="ce3" table:formula="of:=[.F1463]/[.F1464]" office:value-type="percentage" office:value="1.02540834845735" calcext:value-type="percentage">
            <text:p>102.54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65536" calcext:value-type="float">
            <text:p>65536</text:p>
          </table:table-cell>
          <table:table-cell office:value-type="float" office:value="1542.8" calcext:value-type="float">
            <text:p>1542.8</text:p>
          </table:table-cell>
          <table:table-cell table:style-name="ce3" table:formula="of:=[.F1464]/[.F1465]" office:value-type="percentage" office:value="1.01028092462838" calcext:value-type="percentage">
            <text:p>101.03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16384" calcext:value-type="float">
            <text:p>16384</text:p>
          </table:table-cell>
          <table:table-cell office:value-type="float" office:value="1527.1" calcext:value-type="float">
            <text:p>1527.1</text:p>
          </table:table-cell>
          <table:table-cell table:style-name="ce3" table:formula="of:=[.F1465]/[.F1466]" office:value-type="percentage" office:value="1.00951940239307" calcext:value-type="percentage">
            <text:p>100.95%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12.7" calcext:value-type="float">
            <text:p>1512.7</text:p>
          </table:table-cell>
          <table:table-cell table:style-name="ce3" table:formula="of:=[.F1466]/[.F1467]" office:value-type="percentage" office:value="2.9332945510956" calcext:value-type="percentage">
            <text:p>293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9482" calcext:value-type="float">
            <text:p>9482</text:p>
          </table:table-cell>
          <table:table-cell office:value-type="float" office:value="1024" calcext:value-type="float">
            <text:p>1024</text:p>
          </table:table-cell>
          <table:table-cell office:value-type="float" office:value="515.7" calcext:value-type="float">
            <text:p>515.7</text:p>
          </table:table-cell>
          <table:table-cell table:style-name="ce3" table:formula="of:=[.F1467]/[.F1468]" office:value-type="percentage" office:value="1.0865992414665" calcext:value-type="percentage">
            <text:p>108.6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465" calcext:value-type="float">
            <text:p>8465</text:p>
          </table:table-cell>
          <table:table-cell office:value-type="float" office:value="4096" calcext:value-type="float">
            <text:p>4096</text:p>
          </table:table-cell>
          <table:table-cell office:value-type="float" office:value="474.6" calcext:value-type="float">
            <text:p>474.6</text:p>
          </table:table-cell>
          <table:table-cell table:style-name="ce3" table:formula="of:=[.F1468]/[.F1469]" office:value-type="percentage" office:value="1.01867353509337" calcext:value-type="percentage">
            <text:p>101.8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16384" calcext:value-type="float">
            <text:p>16384</text:p>
          </table:table-cell>
          <table:table-cell office:value-type="float" office:value="465.9" calcext:value-type="float">
            <text:p>465.9</text:p>
          </table:table-cell>
          <table:table-cell table:style-name="ce3" table:formula="of:=[.F1469]/[.F1470]" office:value-type="percentage" office:value="1.00150472914875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5.2" calcext:value-type="float">
            <text:p>465.2</text:p>
          </table:table-cell>
          <table:table-cell table:style-name="ce3" table:formula="of:=[.F1470]/[.F1471]" office:value-type="percentage" office:value="1.00086058519793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64.8" calcext:value-type="float">
            <text:p>464.8</text:p>
          </table:table-cell>
          <table:table-cell table:style-name="ce3" table:formula="of:=[.F1471]/[.F1472]" office:value-type="percentage" office:value="1.00194007329166" calcext:value-type="percentage">
            <text:p>100.1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3.9" calcext:value-type="float">
            <text:p>463.9</text:p>
          </table:table-cell>
          <table:table-cell table:style-name="ce3" table:formula="of:=[.F1472]/[.F1473]" office:value-type="percentage" office:value="1.00259347309272" calcext:value-type="percentage">
            <text:p>100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65536" calcext:value-type="float">
            <text:p>65536</text:p>
          </table:table-cell>
          <table:table-cell office:value-type="float" office:value="462.7" calcext:value-type="float">
            <text:p>462.7</text:p>
          </table:table-cell>
          <table:table-cell table:style-name="ce3" table:formula="of:=[.F1473]/[.F1474]" office:value-type="percentage" office:value="1.42369230769231" calcext:value-type="percentage">
            <text:p>142.3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9482" calcext:value-type="float">
            <text:p>9482</text:p>
          </table:table-cell>
          <table:table-cell office:value-type="float" office:value="1024" calcext:value-type="float">
            <text:p>1024</text:p>
          </table:table-cell>
          <table:table-cell office:value-type="float" office:value="325" calcext:value-type="float">
            <text:p>325</text:p>
          </table:table-cell>
          <table:table-cell table:style-name="ce3" table:formula="of:=[.F1474]/[.F1475]" office:value-type="percentage" office:value="1.06209150326797" calcext:value-type="percentage">
            <text:p>106.2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465" calcext:value-type="float">
            <text:p>8465</text:p>
          </table:table-cell>
          <table:table-cell office:value-type="float" office:value="4096" calcext:value-type="float">
            <text:p>4096</text:p>
          </table:table-cell>
          <table:table-cell office:value-type="float" office:value="306" calcext:value-type="float">
            <text:p>306</text:p>
          </table:table-cell>
          <table:table-cell table:style-name="ce3" table:formula="of:=[.F1475]/[.F1476]" office:value-type="percentage" office:value="1.01324503311258" calcext:value-type="percentage">
            <text:p>101.3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65536" calcext:value-type="float">
            <text:p>65536</text:p>
          </table:table-cell>
          <table:table-cell office:value-type="float" office:value="302" calcext:value-type="float">
            <text:p>302</text:p>
          </table:table-cell>
          <table:table-cell table:style-name="ce3" table:formula="of:=[.F1476]/[.F147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2" calcext:value-type="float">
            <text:p>302</text:p>
          </table:table-cell>
          <table:table-cell table:style-name="ce3" table:formula="of:=[.F1477]/[.F1478]" office:value-type="percentage" office:value="1.00132625994695" calcext:value-type="percentage">
            <text:p>100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16384" calcext:value-type="float">
            <text:p>16384</text:p>
          </table:table-cell>
          <table:table-cell office:value-type="float" office:value="301.6" calcext:value-type="float">
            <text:p>301.6</text:p>
          </table:table-cell>
          <table:table-cell table:style-name="ce3" table:formula="of:=[.F1478]/[.F1479]" office:value-type="percentage" office:value="1.0003316749585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1.5" calcext:value-type="float">
            <text:p>301.5</text:p>
          </table:table-cell>
          <table:table-cell table:style-name="ce3" table:formula="of:=[.F1479]/[.F148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.5" calcext:value-type="float">
            <text:p>301.5</text:p>
          </table:table-cell>
          <table:table-cell table:style-name="ce3" table:formula="of:=[.F1480]/[.F1481]" office:value-type="percentage" office:value="1.00332778702163" calcext:value-type="percentage">
            <text:p>100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9482" calcext:value-type="float">
            <text:p>9482</text:p>
          </table:table-cell>
          <table:table-cell office:value-type="float" office:value="1024" calcext:value-type="float">
            <text:p>1024</text:p>
          </table:table-cell>
          <table:table-cell office:value-type="float" office:value="300.5" calcext:value-type="float">
            <text:p>300.5</text:p>
          </table:table-cell>
          <table:table-cell table:style-name="ce3" table:formula="of:=[.F1481]/[.F1482]" office:value-type="percentage" office:value="1.02946214457006" calcext:value-type="percentage">
            <text:p>102.9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465" calcext:value-type="float">
            <text:p>8465</text:p>
          </table:table-cell>
          <table:table-cell office:value-type="float" office:value="4096" calcext:value-type="float">
            <text:p>4096</text:p>
          </table:table-cell>
          <table:table-cell office:value-type="float" office:value="291.9" calcext:value-type="float">
            <text:p>291.9</text:p>
          </table:table-cell>
          <table:table-cell table:style-name="ce3" table:formula="of:=[.F1482]/[.F1483]" office:value-type="percentage" office:value="1.00551153978643" calcext:value-type="percentage">
            <text:p>100.5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0.3" calcext:value-type="float">
            <text:p>290.3</text:p>
          </table:table-cell>
          <table:table-cell table:style-name="ce3" table:formula="of:=[.F1483]/[.F1484]" office:value-type="percentage" office:value="1.00172532781228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9.8" calcext:value-type="float">
            <text:p>289.8</text:p>
          </table:table-cell>
          <table:table-cell table:style-name="ce3" table:formula="of:=[.F1484]/[.F1485]" office:value-type="percentage" office:value="1.000345184673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65536" calcext:value-type="float">
            <text:p>65536</text:p>
          </table:table-cell>
          <table:table-cell office:value-type="float" office:value="289.7" calcext:value-type="float">
            <text:p>289.7</text:p>
          </table:table-cell>
          <table:table-cell table:style-name="ce3" table:formula="of:=[.F1485]/[.F1486]" office:value-type="percentage" office:value="1.000345303867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16384" calcext:value-type="float">
            <text:p>16384</text:p>
          </table:table-cell>
          <table:table-cell office:value-type="float" office:value="289.6" calcext:value-type="float">
            <text:p>289.6</text:p>
          </table:table-cell>
          <table:table-cell table:style-name="ce3" table:formula="of:=[.F1486]/[.F1487]" office:value-type="percentage" office:value="1.00069108500346" calcext:value-type="percentage">
            <text:p>100.0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paper5 <text:s/></text:p>
          </table:table-cell>
          <table:table-cell office:value-type="float" office:value="11954" calcext:value-type="float">
            <text:p>11954</text:p>
          </table:table-cell>
          <table:table-cell office:value-type="float" office:value="8209" calcext:value-type="float">
            <text:p>820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9.4" calcext:value-type="float">
            <text:p>289.4</text:p>
          </table:table-cell>
          <table:table-cell table:style-name="ce3" table:formula="of:=[.F1487]/[.F1488]" office:value-type="percentage" office:value="0.176302162656107" calcext:value-type="percentage">
            <text:p>17.6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41.5" calcext:value-type="float">
            <text:p>1641.5</text:p>
          </table:table-cell>
          <table:table-cell table:style-name="ce3" table:formula="of:=[.F1488]/[.F1489]" office:value-type="percentage" office:value="1.01471224578105" calcext:value-type="percentage">
            <text:p>101.4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836" calcext:value-type="float">
            <text:p>5836</text:p>
          </table:table-cell>
          <table:table-cell office:value-type="float" office:value="4096" calcext:value-type="float">
            <text:p>4096</text:p>
          </table:table-cell>
          <table:table-cell office:value-type="float" office:value="1617.7" calcext:value-type="float">
            <text:p>1617.7</text:p>
          </table:table-cell>
          <table:table-cell table:style-name="ce3" table:formula="of:=[.F1489]/[.F1490]" office:value-type="percentage" office:value="1.00204410307235" calcext:value-type="percentage">
            <text:p>100.2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16384" calcext:value-type="float">
            <text:p>16384</text:p>
          </table:table-cell>
          <table:table-cell office:value-type="float" office:value="1614.4" calcext:value-type="float">
            <text:p>1614.4</text:p>
          </table:table-cell>
          <table:table-cell table:style-name="ce3" table:formula="of:=[.F1490]/[.F1491]" office:value-type="percentage" office:value="1.0032314193388" calcext:value-type="percentage">
            <text:p>100.3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65536" calcext:value-type="float">
            <text:p>65536</text:p>
          </table:table-cell>
          <table:table-cell office:value-type="float" office:value="1609.2" calcext:value-type="float">
            <text:p>1609.2</text:p>
          </table:table-cell>
          <table:table-cell table:style-name="ce3" table:formula="of:=[.F1491]/[.F149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6719" calcext:value-type="float">
            <text:p>6719</text:p>
          </table:table-cell>
          <table:table-cell office:value-type="float" office:value="1024" calcext:value-type="float">
            <text:p>1024</text:p>
          </table:table-cell>
          <table:table-cell office:value-type="float" office:value="1609.2" calcext:value-type="float">
            <text:p>1609.2</text:p>
          </table:table-cell>
          <table:table-cell table:style-name="ce3" table:formula="of:=[.F1492]/[.F1493]" office:value-type="percentage" office:value="1.00386774797255" calcext:value-type="percentage">
            <text:p>100.3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03" calcext:value-type="float">
            <text:p>1603</text:p>
          </table:table-cell>
          <table:table-cell table:style-name="ce3" table:formula="of:=[.F1493]/[.F1494]" office:value-type="percentage" office:value="1.00912810827825" calcext:value-type="percentage">
            <text:p>100.9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88.5" calcext:value-type="float">
            <text:p>1588.5</text:p>
          </table:table-cell>
          <table:table-cell table:style-name="ce3" table:formula="of:=[.F1494]/[.F1495]" office:value-type="percentage" office:value="2.6787521079258" calcext:value-type="percentage">
            <text:p>267.8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16384" calcext:value-type="float">
            <text:p>16384</text:p>
          </table:table-cell>
          <table:table-cell office:value-type="float" office:value="593" calcext:value-type="float">
            <text:p>593</text:p>
          </table:table-cell>
          <table:table-cell table:style-name="ce3" table:formula="of:=[.F1495]/[.F1496]" office:value-type="percentage" office:value="1.0021970593206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91.7" calcext:value-type="float">
            <text:p>591.7</text:p>
          </table:table-cell>
          <table:table-cell table:style-name="ce3" table:formula="of:=[.F1496]/[.F1497]" office:value-type="percentage" office:value="1.00016903313049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1.6" calcext:value-type="float">
            <text:p>591.6</text:p>
          </table:table-cell>
          <table:table-cell table:style-name="ce3" table:formula="of:=[.F1497]/[.F1498]" office:value-type="percentage" office:value="1.00016906170752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65536" calcext:value-type="float">
            <text:p>65536</text:p>
          </table:table-cell>
          <table:table-cell office:value-type="float" office:value="591.5" calcext:value-type="float">
            <text:p>591.5</text:p>
          </table:table-cell>
          <table:table-cell table:style-name="ce3" table:formula="of:=[.F1498]/[.F1499]" office:value-type="percentage" office:value="1.00356294536817" calcext:value-type="percentage">
            <text:p>100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89.4" calcext:value-type="float">
            <text:p>589.4</text:p>
          </table:table-cell>
          <table:table-cell table:style-name="ce3" table:formula="of:=[.F1499]/[.F1500]" office:value-type="percentage" office:value="1.0097652903889" calcext:value-type="percentage">
            <text:p>100.9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836" calcext:value-type="float">
            <text:p>5836</text:p>
          </table:table-cell>
          <table:table-cell office:value-type="float" office:value="4096" calcext:value-type="float">
            <text:p>4096</text:p>
          </table:table-cell>
          <table:table-cell office:value-type="float" office:value="583.7" calcext:value-type="float">
            <text:p>583.7</text:p>
          </table:table-cell>
          <table:table-cell table:style-name="ce3" table:formula="of:=[.F1500]/[.F1501]" office:value-type="percentage" office:value="1.01601392515231" calcext:value-type="percentage">
            <text:p>101.6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6719" calcext:value-type="float">
            <text:p>6719</text:p>
          </table:table-cell>
          <table:table-cell office:value-type="float" office:value="1024" calcext:value-type="float">
            <text:p>1024</text:p>
          </table:table-cell>
          <table:table-cell office:value-type="float" office:value="574.5" calcext:value-type="float">
            <text:p>574.5</text:p>
          </table:table-cell>
          <table:table-cell table:style-name="ce3" table:formula="of:=[.F1501]/[.F1502]" office:value-type="percentage" office:value="1.60161695009757" calcext:value-type="percentage">
            <text:p>16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16384" calcext:value-type="float">
            <text:p>16384</text:p>
          </table:table-cell>
          <table:table-cell office:value-type="float" office:value="358.7" calcext:value-type="float">
            <text:p>358.7</text:p>
          </table:table-cell>
          <table:table-cell table:style-name="ce3" table:formula="of:=[.F1502]/[.F150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65536" calcext:value-type="float">
            <text:p>65536</text:p>
          </table:table-cell>
          <table:table-cell office:value-type="float" office:value="358.7" calcext:value-type="float">
            <text:p>358.7</text:p>
          </table:table-cell>
          <table:table-cell table:style-name="ce3" table:formula="of:=[.F1503]/[.F1504]" office:value-type="percentage" office:value="1.00111638291934" calcext:value-type="percentage">
            <text:p>100.1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8.3" calcext:value-type="float">
            <text:p>358.3</text:p>
          </table:table-cell>
          <table:table-cell table:style-name="ce3" table:formula="of:=[.F1504]/[.F1505]" office:value-type="percentage" office:value="1.00027917364601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8.2" calcext:value-type="float">
            <text:p>358.2</text:p>
          </table:table-cell>
          <table:table-cell table:style-name="ce3" table:formula="of:=[.F1505]/[.F150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8.2" calcext:value-type="float">
            <text:p>358.2</text:p>
          </table:table-cell>
          <table:table-cell table:style-name="ce3" table:formula="of:=[.F1506]/[.F150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836" calcext:value-type="float">
            <text:p>5836</text:p>
          </table:table-cell>
          <table:table-cell office:value-type="float" office:value="4096" calcext:value-type="float">
            <text:p>4096</text:p>
          </table:table-cell>
          <table:table-cell office:value-type="float" office:value="358.2" calcext:value-type="float">
            <text:p>358.2</text:p>
          </table:table-cell>
          <table:table-cell table:style-name="ce3" table:formula="of:=[.F1507]/[.F1508]" office:value-type="percentage" office:value="1.00167785234899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6719" calcext:value-type="float">
            <text:p>6719</text:p>
          </table:table-cell>
          <table:table-cell office:value-type="float" office:value="1024" calcext:value-type="float">
            <text:p>1024</text:p>
          </table:table-cell>
          <table:table-cell office:value-type="float" office:value="357.6" calcext:value-type="float">
            <text:p>357.6</text:p>
          </table:table-cell>
          <table:table-cell table:style-name="ce3" table:formula="of:=[.F1508]/[.F1509]" office:value-type="percentage" office:value="1.01303116147309" calcext:value-type="percentage">
            <text:p>101.3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16384" calcext:value-type="float">
            <text:p>16384</text:p>
          </table:table-cell>
          <table:table-cell office:value-type="float" office:value="353" calcext:value-type="float">
            <text:p>353</text:p>
          </table:table-cell>
          <table:table-cell table:style-name="ce3" table:formula="of:=[.F1509]/[.F1510]" office:value-type="percentage" office:value="1.00085058123051" calcext:value-type="percentage">
            <text:p>100.0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65536" calcext:value-type="float">
            <text:p>65536</text:p>
          </table:table-cell>
          <table:table-cell office:value-type="float" office:value="352.7" calcext:value-type="float">
            <text:p>352.7</text:p>
          </table:table-cell>
          <table:table-cell table:style-name="ce3" table:formula="of:=[.F1510]/[.F151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2.7" calcext:value-type="float">
            <text:p>352.7</text:p>
          </table:table-cell>
          <table:table-cell table:style-name="ce3" table:formula="of:=[.F1511]/[.F151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2.7" calcext:value-type="float">
            <text:p>352.7</text:p>
          </table:table-cell>
          <table:table-cell table:style-name="ce3" table:formula="of:=[.F1512]/[.F151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616" calcext:value-type="float">
            <text:p>56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52.7" calcext:value-type="float">
            <text:p>352.7</text:p>
          </table:table-cell>
          <table:table-cell table:style-name="ce3" table:formula="of:=[.F1513]/[.F1514]" office:value-type="percentage" office:value="1.00829045168668" calcext:value-type="percentage">
            <text:p>100.8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5836" calcext:value-type="float">
            <text:p>5836</text:p>
          </table:table-cell>
          <table:table-cell office:value-type="float" office:value="4096" calcext:value-type="float">
            <text:p>4096</text:p>
          </table:table-cell>
          <table:table-cell office:value-type="float" office:value="349.8" calcext:value-type="float">
            <text:p>349.8</text:p>
          </table:table-cell>
          <table:table-cell table:style-name="ce3" table:formula="of:=[.F1514]/[.F1515]" office:value-type="percentage" office:value="1.02550571679859" calcext:value-type="percentage">
            <text:p>102.5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fields.c <text:s/></text:p>
          </table:table-cell>
          <table:table-cell office:value-type="float" office:value="11150" calcext:value-type="float">
            <text:p>11150</text:p>
          </table:table-cell>
          <table:table-cell office:value-type="float" office:value="6719" calcext:value-type="float">
            <text:p>6719</text:p>
          </table:table-cell>
          <table:table-cell office:value-type="float" office:value="1024" calcext:value-type="float">
            <text:p>1024</text:p>
          </table:table-cell>
          <table:table-cell office:value-type="float" office:value="341.1" calcext:value-type="float">
            <text:p>341.1</text:p>
          </table:table-cell>
          <table:table-cell table:style-name="ce3" table:formula="of:=[.F1515]/[.F1516]" office:value-type="percentage" office:value="0.198302424277658" calcext:value-type="percentage">
            <text:p>19.8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3164" calcext:value-type="float">
            <text:p>3164</text:p>
          </table:table-cell>
          <table:table-cell office:value-type="float" office:value="1024" calcext:value-type="float">
            <text:p>1024</text:p>
          </table:table-cell>
          <table:table-cell office:value-type="float" office:value="1720.1" calcext:value-type="float">
            <text:p>1720.1</text:p>
          </table:table-cell>
          <table:table-cell table:style-name="ce3" table:formula="of:=[.F1516]/[.F1517]" office:value-type="percentage" office:value="1.03714199577932" calcext:value-type="percentage">
            <text:p>103.7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58.5" calcext:value-type="float">
            <text:p>1658.5</text:p>
          </table:table-cell>
          <table:table-cell table:style-name="ce3" table:formula="of:=[.F1517]/[.F1518]" office:value-type="percentage" office:value="1.00326659004295" calcext:value-type="percentage">
            <text:p>100.3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801" calcext:value-type="float">
            <text:p>2801</text:p>
          </table:table-cell>
          <table:table-cell office:value-type="float" office:value="4096" calcext:value-type="float">
            <text:p>4096</text:p>
          </table:table-cell>
          <table:table-cell office:value-type="float" office:value="1653.1" calcext:value-type="float">
            <text:p>1653.1</text:p>
          </table:table-cell>
          <table:table-cell table:style-name="ce3" table:formula="of:=[.F1518]/[.F1519]" office:value-type="percentage" office:value="1.00657614321379" calcext:value-type="percentage">
            <text:p>100.6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16384" calcext:value-type="float">
            <text:p>16384</text:p>
          </table:table-cell>
          <table:table-cell office:value-type="float" office:value="1642.3" calcext:value-type="float">
            <text:p>1642.3</text:p>
          </table:table-cell>
          <table:table-cell table:style-name="ce3" table:formula="of:=[.F1519]/[.F1520]" office:value-type="percentage" office:value="1.00946585530764" calcext:value-type="percentage">
            <text:p>100.9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65536" calcext:value-type="float">
            <text:p>65536</text:p>
          </table:table-cell>
          <table:table-cell office:value-type="float" office:value="1626.9" calcext:value-type="float">
            <text:p>1626.9</text:p>
          </table:table-cell>
          <table:table-cell table:style-name="ce3" table:formula="of:=[.F1520]/[.F1521]" office:value-type="percentage" office:value="1.00512788829853" calcext:value-type="percentage">
            <text:p>100.5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18.6" calcext:value-type="float">
            <text:p>1618.6</text:p>
          </table:table-cell>
          <table:table-cell table:style-name="ce3" table:formula="of:=[.F1521]/[.F1522]" office:value-type="percentage" office:value="1.0005563454287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7.7" calcext:value-type="float">
            <text:p>1617.7</text:p>
          </table:table-cell>
          <table:table-cell table:style-name="ce3" table:formula="of:=[.F1522]/[.F1523]" office:value-type="percentage" office:value="2.87591111111111" calcext:value-type="percentage">
            <text:p>287.5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3164" calcext:value-type="float">
            <text:p>3164</text:p>
          </table:table-cell>
          <table:table-cell office:value-type="float" office:value="1024" calcext:value-type="float">
            <text:p>1024</text:p>
          </table:table-cell>
          <table:table-cell office:value-type="float" office:value="562.5" calcext:value-type="float">
            <text:p>562.5</text:p>
          </table:table-cell>
          <table:table-cell table:style-name="ce3" table:formula="of:=[.F1523]/[.F1524]" office:value-type="percentage" office:value="1.12275449101796" calcext:value-type="percentage">
            <text:p>112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801" calcext:value-type="float">
            <text:p>2801</text:p>
          </table:table-cell>
          <table:table-cell office:value-type="float" office:value="4096" calcext:value-type="float">
            <text:p>4096</text:p>
          </table:table-cell>
          <table:table-cell office:value-type="float" office:value="501" calcext:value-type="float">
            <text:p>501</text:p>
          </table:table-cell>
          <table:table-cell table:style-name="ce3" table:formula="of:=[.F1524]/[.F1525]" office:value-type="percentage" office:value="1.00340476667334" calcext:value-type="percentage">
            <text:p>100.3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99.3" calcext:value-type="float">
            <text:p>499.3</text:p>
          </table:table-cell>
          <table:table-cell table:style-name="ce3" table:formula="of:=[.F1525]/[.F1526]" office:value-type="percentage" office:value="1.00281180960032" calcext:value-type="percentage">
            <text:p>100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16384" calcext:value-type="float">
            <text:p>16384</text:p>
          </table:table-cell>
          <table:table-cell office:value-type="float" office:value="497.9" calcext:value-type="float">
            <text:p>497.9</text:p>
          </table:table-cell>
          <table:table-cell table:style-name="ce3" table:formula="of:=[.F1526]/[.F1527]" office:value-type="percentage" office:value="1.0008040201005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65536" calcext:value-type="float">
            <text:p>65536</text:p>
          </table:table-cell>
          <table:table-cell office:value-type="float" office:value="497.5" calcext:value-type="float">
            <text:p>497.5</text:p>
          </table:table-cell>
          <table:table-cell table:style-name="ce3" table:formula="of:=[.F1527]/[.F1528]" office:value-type="percentage" office:value="1.00020104543627" calcext:value-type="percentage">
            <text:p>100.0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97.4" calcext:value-type="float">
            <text:p>497.4</text:p>
          </table:table-cell>
          <table:table-cell table:style-name="ce3" table:formula="of:=[.F1528]/[.F1529]" office:value-type="percentage" office:value="1.00161095449054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6.6" calcext:value-type="float">
            <text:p>496.6</text:p>
          </table:table-cell>
          <table:table-cell table:style-name="ce3" table:formula="of:=[.F1529]/[.F1530]" office:value-type="percentage" office:value="1.42537313432836" calcext:value-type="percentage">
            <text:p>142.5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3164" calcext:value-type="float">
            <text:p>3164</text:p>
          </table:table-cell>
          <table:table-cell office:value-type="float" office:value="1024" calcext:value-type="float">
            <text:p>1024</text:p>
          </table:table-cell>
          <table:table-cell office:value-type="float" office:value="348.4" calcext:value-type="float">
            <text:p>348.4</text:p>
          </table:table-cell>
          <table:table-cell table:style-name="ce3" table:formula="of:=[.F1530]/[.F1531]" office:value-type="percentage" office:value="1.06936771025169" calcext:value-type="percentage">
            <text:p>106.9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801" calcext:value-type="float">
            <text:p>2801</text:p>
          </table:table-cell>
          <table:table-cell office:value-type="float" office:value="4096" calcext:value-type="float">
            <text:p>4096</text:p>
          </table:table-cell>
          <table:table-cell office:value-type="float" office:value="325.8" calcext:value-type="float">
            <text:p>325.8</text:p>
          </table:table-cell>
          <table:table-cell table:style-name="ce3" table:formula="of:=[.F1531]/[.F1532]" office:value-type="percentage" office:value="1.00617665225448" calcext:value-type="percentage">
            <text:p>100.6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3.8" calcext:value-type="float">
            <text:p>323.8</text:p>
          </table:table-cell>
          <table:table-cell table:style-name="ce3" table:formula="of:=[.F1532]/[.F1533]" office:value-type="percentage" office:value="1.00030892801977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16384" calcext:value-type="float">
            <text:p>16384</text:p>
          </table:table-cell>
          <table:table-cell office:value-type="float" office:value="323.7" calcext:value-type="float">
            <text:p>323.7</text:p>
          </table:table-cell>
          <table:table-cell table:style-name="ce3" table:formula="of:=[.F1533]/[.F1534]" office:value-type="percentage" office:value="1.0003090234857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3.6" calcext:value-type="float">
            <text:p>323.6</text:p>
          </table:table-cell>
          <table:table-cell table:style-name="ce3" table:formula="of:=[.F1534]/[.F153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3.6" calcext:value-type="float">
            <text:p>323.6</text:p>
          </table:table-cell>
          <table:table-cell table:style-name="ce3" table:formula="of:=[.F1535]/[.F1536]" office:value-type="percentage" office:value="1.0015475085113" calcext:value-type="percentage">
            <text:p>100.1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65536" calcext:value-type="float">
            <text:p>65536</text:p>
          </table:table-cell>
          <table:table-cell office:value-type="float" office:value="323.1" calcext:value-type="float">
            <text:p>323.1</text:p>
          </table:table-cell>
          <table:table-cell table:style-name="ce3" table:formula="of:=[.F1536]/[.F1537]" office:value-type="percentage" office:value="1.00528935905414" calcext:value-type="percentage">
            <text:p>100.5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3164" calcext:value-type="float">
            <text:p>3164</text:p>
          </table:table-cell>
          <table:table-cell office:value-type="float" office:value="1024" calcext:value-type="float">
            <text:p>1024</text:p>
          </table:table-cell>
          <table:table-cell office:value-type="float" office:value="321.4" calcext:value-type="float">
            <text:p>321.4</text:p>
          </table:table-cell>
          <table:table-cell table:style-name="ce3" table:formula="of:=[.F1537]/[.F1538]" office:value-type="percentage" office:value="1.0354381443299" calcext:value-type="percentage">
            <text:p>103.5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801" calcext:value-type="float">
            <text:p>2801</text:p>
          </table:table-cell>
          <table:table-cell office:value-type="float" office:value="4096" calcext:value-type="float">
            <text:p>4096</text:p>
          </table:table-cell>
          <table:table-cell office:value-type="float" office:value="310.4" calcext:value-type="float">
            <text:p>310.4</text:p>
          </table:table-cell>
          <table:table-cell table:style-name="ce3" table:formula="of:=[.F1538]/[.F1539]" office:value-type="percentage" office:value="1.0006447453256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10.2" calcext:value-type="float">
            <text:p>310.2</text:p>
          </table:table-cell>
          <table:table-cell table:style-name="ce3" table:formula="of:=[.F1539]/[.F1540]" office:value-type="percentage" office:value="1.00064516129032" calcext:value-type="percentage">
            <text:p>100.0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16384" calcext:value-type="float">
            <text:p>16384</text:p>
          </table:table-cell>
          <table:table-cell office:value-type="float" office:value="310" calcext:value-type="float">
            <text:p>310</text:p>
          </table:table-cell>
          <table:table-cell table:style-name="ce3" table:formula="of:=[.F1540]/[.F1541]" office:value-type="percentage" office:value="1.0016155088853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9.5" calcext:value-type="float">
            <text:p>309.5</text:p>
          </table:table-cell>
          <table:table-cell table:style-name="ce3" table:formula="of:=[.F1541]/[.F1542]" office:value-type="percentage" office:value="1.00032320620556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65536" calcext:value-type="float">
            <text:p>65536</text:p>
          </table:table-cell>
          <table:table-cell office:value-type="float" office:value="309.4" calcext:value-type="float">
            <text:p>309.4</text:p>
          </table:table-cell>
          <table:table-cell table:style-name="ce3" table:formula="of:=[.F1542]/[.F1543]" office:value-type="percentage" office:value="1.0003233107015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xargs.1 <text:s/></text:p>
          </table:table-cell>
          <table:table-cell office:value-type="float" office:value="4227" calcext:value-type="float">
            <text:p>4227</text:p>
          </table:table-cell>
          <table:table-cell office:value-type="float" office:value="2782" calcext:value-type="float">
            <text:p>278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9.3" calcext:value-type="float">
            <text:p>309.3</text:p>
          </table:table-cell>
          <table:table-cell table:style-name="ce3" table:formula="of:=[.F1543]/[.F1544]" office:value-type="percentage" office:value="0.184579578683535" calcext:value-type="percentage">
            <text:p>18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5.7" calcext:value-type="float">
            <text:p>1675.7</text:p>
          </table:table-cell>
          <table:table-cell table:style-name="ce3" table:formula="of:=[.F1544]/[.F1545]" office:value-type="percentage" office:value="1.00239277382305" calcext:value-type="percentage">
            <text:p>100.2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899" calcext:value-type="float">
            <text:p>1899</text:p>
          </table:table-cell>
          <table:table-cell office:value-type="float" office:value="65536" calcext:value-type="float">
            <text:p>65536</text:p>
          </table:table-cell>
          <table:table-cell office:value-type="float" office:value="1671.7" calcext:value-type="float">
            <text:p>1671.7</text:p>
          </table:table-cell>
          <table:table-cell table:style-name="ce3" table:formula="of:=[.F1545]/[.F1546]" office:value-type="percentage" office:value="1.0113127646703" calcext:value-type="percentage">
            <text:p>101.1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2204" calcext:value-type="float">
            <text:p>2204</text:p>
          </table:table-cell>
          <table:table-cell office:value-type="float" office:value="1024" calcext:value-type="float">
            <text:p>1024</text:p>
          </table:table-cell>
          <table:table-cell office:value-type="float" office:value="1653" calcext:value-type="float">
            <text:p>1653</text:p>
          </table:table-cell>
          <table:table-cell table:style-name="ce3" table:formula="of:=[.F1546]/[.F1547]" office:value-type="percentage" office:value="1.00761962816215" calcext:value-type="percentage">
            <text:p>100.7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40.5" calcext:value-type="float">
            <text:p>1640.5</text:p>
          </table:table-cell>
          <table:table-cell table:style-name="ce3" table:formula="of:=[.F1547]/[.F1548]" office:value-type="percentage" office:value="1.00219927912518" calcext:value-type="percentage">
            <text:p>100.2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36.9" calcext:value-type="float">
            <text:p>1636.9</text:p>
          </table:table-cell>
          <table:table-cell table:style-name="ce3" table:formula="of:=[.F1548]/[.F1549]" office:value-type="percentage" office:value="1.00620850749939" calcext:value-type="percentage">
            <text:p>100.6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16384" calcext:value-type="float">
            <text:p>16384</text:p>
          </table:table-cell>
          <table:table-cell office:value-type="float" office:value="1626.8" calcext:value-type="float">
            <text:p>1626.8</text:p>
          </table:table-cell>
          <table:table-cell table:style-name="ce3" table:formula="of:=[.F1549]/[.F1550]" office:value-type="percentage" office:value="1.00135417949034" calcext:value-type="percentage">
            <text:p>100.1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899" calcext:value-type="float">
            <text:p>1899</text:p>
          </table:table-cell>
          <table:table-cell office:value-type="float" office:value="4096" calcext:value-type="float">
            <text:p>4096</text:p>
          </table:table-cell>
          <table:table-cell office:value-type="float" office:value="1624.6" calcext:value-type="float">
            <text:p>1624.6</text:p>
          </table:table-cell>
          <table:table-cell table:style-name="ce3" table:formula="of:=[.F1550]/[.F1551]" office:value-type="percentage" office:value="2.50053871017393" calcext:value-type="percentage">
            <text:p>250.0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899" calcext:value-type="float">
            <text:p>1899</text:p>
          </table:table-cell>
          <table:table-cell office:value-type="float" office:value="65536" calcext:value-type="float">
            <text:p>65536</text:p>
          </table:table-cell>
          <table:table-cell office:value-type="float" office:value="649.7" calcext:value-type="float">
            <text:p>649.7</text:p>
          </table:table-cell>
          <table:table-cell table:style-name="ce3" table:formula="of:=[.F1551]/[.F1552]" office:value-type="percentage" office:value="1.00277820651335" calcext:value-type="percentage">
            <text:p>100.2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7.9" calcext:value-type="float">
            <text:p>647.9</text:p>
          </table:table-cell>
          <table:table-cell table:style-name="ce3" table:formula="of:=[.F1552]/[.F1553]" office:value-type="percentage" office:value="1.00170068027211" calcext:value-type="percentage">
            <text:p>100.1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16384" calcext:value-type="float">
            <text:p>16384</text:p>
          </table:table-cell>
          <table:table-cell office:value-type="float" office:value="646.8" calcext:value-type="float">
            <text:p>646.8</text:p>
          </table:table-cell>
          <table:table-cell table:style-name="ce3" table:formula="of:=[.F1553]/[.F1554]" office:value-type="percentage" office:value="1.00356865787432" calcext:value-type="percentage">
            <text:p>100.3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4.5" calcext:value-type="float">
            <text:p>644.5</text:p>
          </table:table-cell>
          <table:table-cell table:style-name="ce3" table:formula="of:=[.F1554]/[.F1555]" office:value-type="percentage" office:value="1.00077639751553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4" calcext:value-type="float">
            <text:p>644</text:p>
          </table:table-cell>
          <table:table-cell table:style-name="ce3" table:formula="of:=[.F1555]/[.F1556]" office:value-type="percentage" office:value="1.01609340485958" calcext:value-type="percentage">
            <text:p>101.61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2204" calcext:value-type="float">
            <text:p>2204</text:p>
          </table:table-cell>
          <table:table-cell office:value-type="float" office:value="1024" calcext:value-type="float">
            <text:p>1024</text:p>
          </table:table-cell>
          <table:table-cell office:value-type="float" office:value="633.8" calcext:value-type="float">
            <text:p>633.8</text:p>
          </table:table-cell>
          <table:table-cell table:style-name="ce3" table:formula="of:=[.F1556]/[.F1557]" office:value-type="percentage" office:value="1.00443740095087" calcext:value-type="percentage">
            <text:p>100.44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899" calcext:value-type="float">
            <text:p>1899</text:p>
          </table:table-cell>
          <table:table-cell office:value-type="float" office:value="4096" calcext:value-type="float">
            <text:p>4096</text:p>
          </table:table-cell>
          <table:table-cell office:value-type="float" office:value="631" calcext:value-type="float">
            <text:p>631</text:p>
          </table:table-cell>
          <table:table-cell table:style-name="ce3" table:formula="of:=[.F1557]/[.F1558]" office:value-type="percentage" office:value="1.62461380020597" calcext:value-type="percentage">
            <text:p>162.4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2204" calcext:value-type="float">
            <text:p>2204</text:p>
          </table:table-cell>
          <table:table-cell office:value-type="float" office:value="1024" calcext:value-type="float">
            <text:p>1024</text:p>
          </table:table-cell>
          <table:table-cell office:value-type="float" office:value="388.4" calcext:value-type="float">
            <text:p>388.4</text:p>
          </table:table-cell>
          <table:table-cell table:style-name="ce3" table:formula="of:=[.F1558]/[.F1559]" office:value-type="percentage" office:value="1.00830737279335" calcext:value-type="percentage">
            <text:p>100.8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85.2" calcext:value-type="float">
            <text:p>385.2</text:p>
          </table:table-cell>
          <table:table-cell table:style-name="ce3" table:formula="of:=[.F1559]/[.F1560]" office:value-type="percentage" office:value="1.00077942322681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16384" calcext:value-type="float">
            <text:p>16384</text:p>
          </table:table-cell>
          <table:table-cell office:value-type="float" office:value="384.9" calcext:value-type="float">
            <text:p>384.9</text:p>
          </table:table-cell>
          <table:table-cell table:style-name="ce3" table:formula="of:=[.F1560]/[.F156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84.9" calcext:value-type="float">
            <text:p>384.9</text:p>
          </table:table-cell>
          <table:table-cell table:style-name="ce3" table:formula="of:=[.F1561]/[.F1562]" office:value-type="percentage" office:value="1.00025987525988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4.8" calcext:value-type="float">
            <text:p>384.8</text:p>
          </table:table-cell>
          <table:table-cell table:style-name="ce3" table:formula="of:=[.F1562]/[.F1563]" office:value-type="percentage" office:value="1.00260552371027" calcext:value-type="percentage">
            <text:p>100.2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899" calcext:value-type="float">
            <text:p>1899</text:p>
          </table:table-cell>
          <table:table-cell office:value-type="float" office:value="65536" calcext:value-type="float">
            <text:p>65536</text:p>
          </table:table-cell>
          <table:table-cell office:value-type="float" office:value="383.8" calcext:value-type="float">
            <text:p>383.8</text:p>
          </table:table-cell>
          <table:table-cell table:style-name="ce3" table:formula="of:=[.F1563]/[.F1564]" office:value-type="percentage" office:value="1.00576519916143" calcext:value-type="percentage">
            <text:p>100.5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899" calcext:value-type="float">
            <text:p>1899</text:p>
          </table:table-cell>
          <table:table-cell office:value-type="float" office:value="4096" calcext:value-type="float">
            <text:p>4096</text:p>
          </table:table-cell>
          <table:table-cell office:value-type="float" office:value="381.6" calcext:value-type="float">
            <text:p>381.6</text:p>
          </table:table-cell>
          <table:table-cell table:style-name="ce3" table:formula="of:=[.F1564]/[.F1565]" office:value-type="percentage" office:value="1.01895861148198" calcext:value-type="percentage">
            <text:p>101.9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899" calcext:value-type="float">
            <text:p>1899</text:p>
          </table:table-cell>
          <table:table-cell office:value-type="float" office:value="4096" calcext:value-type="float">
            <text:p>4096</text:p>
          </table:table-cell>
          <table:table-cell office:value-type="float" office:value="374.5" calcext:value-type="float">
            <text:p>374.5</text:p>
          </table:table-cell>
          <table:table-cell table:style-name="ce3" table:formula="of:=[.F1565]/[.F1566]" office:value-type="percentage" office:value="1.00080171031534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899" calcext:value-type="float">
            <text:p>1899</text:p>
          </table:table-cell>
          <table:table-cell office:value-type="float" office:value="65536" calcext:value-type="float">
            <text:p>65536</text:p>
          </table:table-cell>
          <table:table-cell office:value-type="float" office:value="374.2" calcext:value-type="float">
            <text:p>374.2</text:p>
          </table:table-cell>
          <table:table-cell table:style-name="ce3" table:formula="of:=[.F1566]/[.F1567]" office:value-type="percentage" office:value="1.00160599571734" calcext:value-type="percentage">
            <text:p>100.16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3.6" calcext:value-type="float">
            <text:p>373.6</text:p>
          </table:table-cell>
          <table:table-cell table:style-name="ce3" table:formula="of:=[.F1567]/[.F1568]" office:value-type="percentage" office:value="1.00026773761714" calcext:value-type="percentage">
            <text:p>100.03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16384" calcext:value-type="float">
            <text:p>16384</text:p>
          </table:table-cell>
          <table:table-cell office:value-type="float" office:value="373.5" calcext:value-type="float">
            <text:p>373.5</text:p>
          </table:table-cell>
          <table:table-cell table:style-name="ce3" table:formula="of:=[.F1568]/[.F156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73.5" calcext:value-type="float">
            <text:p>373.5</text:p>
          </table:table-cell>
          <table:table-cell table:style-name="ce3" table:formula="of:=[.F1569]/[.F1570]" office:value-type="percentage" office:value="1.0008038585209" calcext:value-type="percentage">
            <text:p>100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1901" calcext:value-type="float">
            <text:p>19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73.2" calcext:value-type="float">
            <text:p>373.2</text:p>
          </table:table-cell>
          <table:table-cell table:style-name="ce3" table:formula="of:=[.F1570]/[.F1571]" office:value-type="percentage" office:value="1.01083423618635" calcext:value-type="percentage">
            <text:p>101.0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grammar.lsp <text:s/></text:p>
          </table:table-cell>
          <table:table-cell office:value-type="float" office:value="3721" calcext:value-type="float">
            <text:p>3721</text:p>
          </table:table-cell>
          <table:table-cell office:value-type="float" office:value="2204" calcext:value-type="float">
            <text:p>2204</text:p>
          </table:table-cell>
          <table:table-cell office:value-type="float" office:value="1024" calcext:value-type="float">
            <text:p>1024</text:p>
          </table:table-cell>
          <table:table-cell office:value-type="float" office:value="369.2" calcext:value-type="float">
            <text:p>369.2</text:p>
          </table:table-cell>
          <table:table-cell table:style-name="ce3" table:formula="of:=[.F1571]/[.F1572]" office:value-type="percentage" office:value="20.8587570621469" calcext:value-type="percentage">
            <text:p>2085.88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7.7" calcext:value-type="float">
            <text:p>17.7</text:p>
          </table:table-cell>
          <table:table-cell table:style-name="ce3" table:formula="of:=[.F1572]/[.F157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7.7" calcext:value-type="float">
            <text:p>17.7</text:p>
          </table:table-cell>
          <table:table-cell table:style-name="ce3" table:formula="of:=[.F1573]/[.F157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7.7" calcext:value-type="float">
            <text:p>17.7</text:p>
          </table:table-cell>
          <table:table-cell table:style-name="ce3" table:formula="of:=[.F1574]/[.F157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7.7" calcext:value-type="float">
            <text:p>17.7</text:p>
          </table:table-cell>
          <table:table-cell table:style-name="ce3" table:formula="of:=[.F1575]/[.F157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.7" calcext:value-type="float">
            <text:p>17.7</text:p>
          </table:table-cell>
          <table:table-cell table:style-name="ce3" table:formula="of:=[.F1576]/[.F157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.7" calcext:value-type="float">
            <text:p>17.7</text:p>
          </table:table-cell>
          <table:table-cell table:style-name="ce3" table:formula="of:=[.F1577]/[.F157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ZFS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7.7" calcext:value-type="float">
            <text:p>17.7</text:p>
          </table:table-cell>
          <table:table-cell table:style-name="ce3" table:formula="of:=[.F1578]/[.F1579]" office:value-type="percentage" office:value="1.04117647058824" calcext:value-type="percentage">
            <text:p>104.12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table:style-name="ce3" table:formula="of:=[.F1579]/[.F158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table:style-name="ce3" table:formula="of:=[.F1580]/[.F158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7" calcext:value-type="float">
            <text:p>17</text:p>
          </table:table-cell>
          <table:table-cell table:style-name="ce3" table:formula="of:=[.F1581]/[.F1582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7" calcext:value-type="float">
            <text:p>17</text:p>
          </table:table-cell>
          <table:table-cell table:style-name="ce3" table:formula="of:=[.F1582]/[.F1583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7" calcext:value-type="float">
            <text:p>17</text:p>
          </table:table-cell>
          <table:table-cell table:style-name="ce3" table:formula="of:=[.F1583]/[.F1584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7" calcext:value-type="float">
            <text:p>17</text:p>
          </table:table-cell>
          <table:table-cell table:style-name="ce3" table:formula="of:=[.F1584]/[.F158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7" calcext:value-type="float">
            <text:p>17</text:p>
          </table:table-cell>
          <table:table-cell table:style-name="ce3" table:formula="of:=[.F1585]/[.F158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" calcext:value-type="float">
            <text:p>17</text:p>
          </table:table-cell>
          <table:table-cell table:style-name="ce3" table:formula="of:=[.F1586]/[.F158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" calcext:value-type="float">
            <text:p>17</text:p>
          </table:table-cell>
          <table:table-cell table:style-name="ce3" table:formula="of:=[.F1587]/[.F158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" calcext:value-type="float">
            <text:p>17</text:p>
          </table:table-cell>
          <table:table-cell table:style-name="ce3" table:formula="of:=[.F1588]/[.F158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" calcext:value-type="float">
            <text:p>17</text:p>
          </table:table-cell>
          <table:table-cell table:style-name="ce3" table:formula="of:=[.F1589]/[.F1590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BSD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7" calcext:value-type="float">
            <text:p>17</text:p>
          </table:table-cell>
          <table:table-cell table:style-name="ce3" table:formula="of:=[.F1590]/[.F159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7" calcext:value-type="float">
            <text:p>17</text:p>
          </table:table-cell>
          <table:table-cell table:style-name="ce3" table:formula="of:=[.F1591]/[.F1592]" office:value-type="percentage" office:value="1.04294478527607" calcext:value-type="percentage">
            <text:p>104.29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HAX_lzjb_decompress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6.3" calcext:value-type="float">
            <text:p>16.3</text:p>
          </table:table-cell>
          <table:table-cell table:style-name="ce3" table:formula="of:=[.F1592]/[.F1593]" office:value-type="percentage" office:value="1.0794701986755" calcext:value-type="percentage">
            <text:p>107.95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5.1" calcext:value-type="float">
            <text:p>15.1</text:p>
          </table:table-cell>
          <table:table-cell table:style-name="ce3" table:formula="of:=[.F1593]/[.F1594]" office:value-type="percentage" office:value="1.00666666666667" calcext:value-type="percentage">
            <text:p>100.67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table:style-name="ce3" table:formula="of:=[.F1594]/[.F159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table:style-name="ce3" table:formula="of:=[.F1595]/[.F1596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table:style-name="ce3" table:formula="of:=[.F1596]/[.F1597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table:style-name="ce3" table:formula="of:=[.F1597]/[.F1598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table:style-name="ce3" table:formula="of:=[.F1598]/[.F1599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s/>LZ4_decompress_fast <text:s/></text:p>
          </table:table-cell>
          <table:table-cell office:value-type="string" calcext:value-type="string">
            <text:p><text:s/>a.txt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5" calcext:value-type="float">
            <text:p>15</text:p>
          </table:table-cell>
          <table:table-cell table:style-name="ce3" table:formula="of:=[.F1599]/[.F1600]" office:value-type="string" office:string-value="#DIV/0!" calcext:value-type="error">
            <text:p>#DIV/0!</text:p>
          </table:table-cell>
          <table:table-cell table:number-columns-repeated="1017"/>
        </table:table-row>
        <table:table-row table:style-name="ro3" table:number-rows-repeated="10469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ZE" table:style-name="ta1">
        <office:forms form:automatic-focus="false" form:apply-design-mode="false"/>
        <table:table-column table:style-name="co37" table:default-cell-style-name="ce2"/>
        <table:table-column table:style-name="co11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9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5" table:default-cell-style-name="Default"/>
        <table:table-column table:style-name="co4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9" table:default-cell-style-name="Default"/>
        <table:table-column table:style-name="co5" table:default-cell-style-name="Default"/>
        <table:table-column table:style-name="co27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0" table:default-cell-style-name="Default"/>
        <table:table-column table:style-name="co5" table:default-cell-style-name="Default"/>
        <table:table-column table:style-name="co32" table:default-cell-style-name="Default"/>
        <table:table-column table:style-name="co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7" table:number-columns-repeated="908" table:default-cell-style-name="Default"/>
        <table:table-row table:style-name="ro1">
          <table:table-cell table:style-name="ce1" office:value-type="string" calcext:value-type="string">
            <text:p>Consolidated LZJB/LZ4 Compression SIZE Benchmark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MD FX 8150 – 3.6Gh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E.coli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aa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lice29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lphabet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rtificl.tar.gz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syoulik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ib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ible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ook1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ook2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calgary.tar.gz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cantrbry.tar.gz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cp.html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dickens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enwik8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enwik8.zip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fields.c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geo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grammar.lsp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kennedy.xls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large.tar.gz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lcet10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misc.tar.gz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mozilla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mr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ci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ews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obj1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obj2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ooffice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osdb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aper1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aper2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aper3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aper4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aper5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aper6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i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ic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lrabn12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rogc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rogl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rogp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tt5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andom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eymon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amba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ao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ilesia.zip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um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trans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webster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world192.txt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x-ray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xargs.1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xml </text:p>
          </table:table-cell>
          <table:table-cell table:style-name="ce2" office:value-type="string" calcext:value-type="string">
            <text:p>%</text:p>
          </table:table-cell>
          <table:table-cell table:style-name="ce2" table:number-columns-repeated="908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File Size</text:p>
          </table:table-cell>
          <table:table-cell table:style-name="ce2" office:value-type="float" office:value="4638690" calcext:value-type="float">
            <text:p>463869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/>
          <table:table-cell table:style-name="ce2" office:value-type="float" office:value="152089" calcext:value-type="float">
            <text:p>152089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/>
          <table:table-cell table:style-name="ce2" office:value-type="float" office:value="76723" calcext:value-type="float">
            <text:p>76723</text:p>
          </table:table-cell>
          <table:table-cell/>
          <table:table-cell table:style-name="ce2" office:value-type="float" office:value="125179" calcext:value-type="float">
            <text:p>125179</text:p>
          </table:table-cell>
          <table:table-cell/>
          <table:table-cell table:style-name="ce2" office:value-type="float" office:value="111261" calcext:value-type="float">
            <text:p>111261</text:p>
          </table:table-cell>
          <table:table-cell/>
          <table:table-cell table:style-name="ce2" office:value-type="float" office:value="4047392" calcext:value-type="float">
            <text:p>4047392</text:p>
          </table:table-cell>
          <table:table-cell/>
          <table:table-cell table:style-name="ce2" office:value-type="float" office:value="768771" calcext:value-type="float">
            <text:p>768771</text:p>
          </table:table-cell>
          <table:table-cell/>
          <table:table-cell table:style-name="ce2" office:value-type="float" office:value="610856" calcext:value-type="float">
            <text:p>610856</text:p>
          </table:table-cell>
          <table:table-cell/>
          <table:table-cell table:style-name="ce2" office:value-type="float" office:value="1070276" calcext:value-type="float">
            <text:p>1070276</text:p>
          </table:table-cell>
          <table:table-cell/>
          <table:table-cell table:style-name="ce2" office:value-type="float" office:value="739071" calcext:value-type="float">
            <text:p>739071</text:p>
          </table:table-cell>
          <table:table-cell/>
          <table:table-cell table:style-name="ce2" office:value-type="float" office:value="24603" calcext:value-type="float">
            <text:p>24603</text:p>
          </table:table-cell>
          <table:table-cell/>
          <table:table-cell table:style-name="ce2" office:value-type="float" office:value="10192446" calcext:value-type="float">
            <text:p>10192446</text:p>
          </table:table-cell>
          <table:table-cell/>
          <table:table-cell table:style-name="ce2" office:value-type="float" office:value="100000000" calcext:value-type="float">
            <text:p>100000000</text:p>
          </table:table-cell>
          <table:table-cell/>
          <table:table-cell table:style-name="ce2" office:value-type="float" office:value="36445475" calcext:value-type="float">
            <text:p>36445475</text:p>
          </table:table-cell>
          <table:table-cell/>
          <table:table-cell table:style-name="ce2" office:value-type="float" office:value="11150" calcext:value-type="float">
            <text:p>11150</text:p>
          </table:table-cell>
          <table:table-cell/>
          <table:table-cell table:style-name="ce2" office:value-type="float" office:value="102400" calcext:value-type="float">
            <text:p>102400</text:p>
          </table:table-cell>
          <table:table-cell/>
          <table:table-cell table:style-name="ce2" office:value-type="float" office:value="3721" calcext:value-type="float">
            <text:p>3721</text:p>
          </table:table-cell>
          <table:table-cell/>
          <table:table-cell table:style-name="ce2" office:value-type="float" office:value="1029744" calcext:value-type="float">
            <text:p>1029744</text:p>
          </table:table-cell>
          <table:table-cell/>
          <table:table-cell table:style-name="ce2" office:value-type="float" office:value="3258648" calcext:value-type="float">
            <text:p>3258648</text:p>
          </table:table-cell>
          <table:table-cell/>
          <table:table-cell table:style-name="ce2" office:value-type="float" office:value="426754" calcext:value-type="float">
            <text:p>426754</text:p>
          </table:table-cell>
          <table:table-cell/>
          <table:table-cell table:style-name="ce2" office:value-type="float" office:value="470592" calcext:value-type="float">
            <text:p>470592</text:p>
          </table:table-cell>
          <table:table-cell/>
          <table:table-cell table:style-name="ce2" office:value-type="float" office:value="51220480" calcext:value-type="float">
            <text:p>51220480</text:p>
          </table:table-cell>
          <table:table-cell/>
          <table:table-cell table:style-name="ce2" office:value-type="float" office:value="9970564" calcext:value-type="float">
            <text:p>9970564</text:p>
          </table:table-cell>
          <table:table-cell/>
          <table:table-cell table:style-name="ce2" office:value-type="float" office:value="33553445" calcext:value-type="float">
            <text:p>33553445</text:p>
          </table:table-cell>
          <table:table-cell/>
          <table:table-cell table:style-name="ce2" office:value-type="float" office:value="377109" calcext:value-type="float">
            <text:p>377109</text:p>
          </table:table-cell>
          <table:table-cell/>
          <table:table-cell table:style-name="ce2" office:value-type="float" office:value="21504" calcext:value-type="float">
            <text:p>21504</text:p>
          </table:table-cell>
          <table:table-cell/>
          <table:table-cell table:style-name="ce2" office:value-type="float" office:value="246814" calcext:value-type="float">
            <text:p>246814</text:p>
          </table:table-cell>
          <table:table-cell/>
          <table:table-cell table:style-name="ce2" office:value-type="float" office:value="6152192" calcext:value-type="float">
            <text:p>6152192</text:p>
          </table:table-cell>
          <table:table-cell/>
          <table:table-cell table:style-name="ce2" office:value-type="float" office:value="10085684" calcext:value-type="float">
            <text:p>10085684</text:p>
          </table:table-cell>
          <table:table-cell/>
          <table:table-cell table:style-name="ce2" office:value-type="float" office:value="53161" calcext:value-type="float">
            <text:p>53161</text:p>
          </table:table-cell>
          <table:table-cell/>
          <table:table-cell table:style-name="ce2" office:value-type="float" office:value="82199" calcext:value-type="float">
            <text:p>82199</text:p>
          </table:table-cell>
          <table:table-cell/>
          <table:table-cell table:style-name="ce2" office:value-type="float" office:value="46526" calcext:value-type="float">
            <text:p>46526</text:p>
          </table:table-cell>
          <table:table-cell/>
          <table:table-cell table:style-name="ce2" office:value-type="float" office:value="13286" calcext:value-type="float">
            <text:p>13286</text:p>
          </table:table-cell>
          <table:table-cell/>
          <table:table-cell table:style-name="ce2" office:value-type="float" office:value="11954" calcext:value-type="float">
            <text:p>11954</text:p>
          </table:table-cell>
          <table:table-cell/>
          <table:table-cell table:style-name="ce2" office:value-type="float" office:value="38105" calcext:value-type="float">
            <text:p>38105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/>
          <table:table-cell table:style-name="ce2" office:value-type="float" office:value="513216" calcext:value-type="float">
            <text:p>513216</text:p>
          </table:table-cell>
          <table:table-cell/>
          <table:table-cell table:style-name="ce2" office:value-type="float" office:value="481861" calcext:value-type="float">
            <text:p>481861</text:p>
          </table:table-cell>
          <table:table-cell/>
          <table:table-cell table:style-name="ce2" office:value-type="float" office:value="39611" calcext:value-type="float">
            <text:p>39611</text:p>
          </table:table-cell>
          <table:table-cell/>
          <table:table-cell table:style-name="ce2" office:value-type="float" office:value="71646" calcext:value-type="float">
            <text:p>71646</text:p>
          </table:table-cell>
          <table:table-cell/>
          <table:table-cell table:style-name="ce2" office:value-type="float" office:value="49379" calcext:value-type="float">
            <text:p>49379</text:p>
          </table:table-cell>
          <table:table-cell/>
          <table:table-cell table:style-name="ce2" office:value-type="float" office:value="513216" calcext:value-type="float">
            <text:p>513216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/>
          <table:table-cell table:style-name="ce2" office:value-type="float" office:value="6627202" calcext:value-type="float">
            <text:p>6627202</text:p>
          </table:table-cell>
          <table:table-cell/>
          <table:table-cell table:style-name="ce2" office:value-type="float" office:value="21606400" calcext:value-type="float">
            <text:p>21606400</text:p>
          </table:table-cell>
          <table:table-cell/>
          <table:table-cell table:style-name="ce2" office:value-type="float" office:value="7251944" calcext:value-type="float">
            <text:p>7251944</text:p>
          </table:table-cell>
          <table:table-cell/>
          <table:table-cell table:style-name="ce2" office:value-type="float" office:value="68182744" calcext:value-type="float">
            <text:p>68182744</text:p>
          </table:table-cell>
          <table:table-cell/>
          <table:table-cell table:style-name="ce2" office:value-type="float" office:value="38240" calcext:value-type="float">
            <text:p>38240</text:p>
          </table:table-cell>
          <table:table-cell/>
          <table:table-cell table:style-name="ce2" office:value-type="float" office:value="93695" calcext:value-type="float">
            <text:p>93695</text:p>
          </table:table-cell>
          <table:table-cell/>
          <table:table-cell table:style-name="ce2" office:value-type="float" office:value="41458703" calcext:value-type="float">
            <text:p>41458703</text:p>
          </table:table-cell>
          <table:table-cell/>
          <table:table-cell table:style-name="ce2" office:value-type="float" office:value="2473400" calcext:value-type="float">
            <text:p>2473400</text:p>
          </table:table-cell>
          <table:table-cell/>
          <table:table-cell table:style-name="ce2" office:value-type="float" office:value="8474240" calcext:value-type="float">
            <text:p>8474240</text:p>
          </table:table-cell>
          <table:table-cell/>
          <table:table-cell table:style-name="ce2" office:value-type="float" office:value="4227" calcext:value-type="float">
            <text:p>4227</text:p>
          </table:table-cell>
          <table:table-cell/>
          <table:table-cell table:style-name="ce2" office:value-type="float" office:value="5345280" calcext:value-type="float">
            <text:p>5345280</text:p>
          </table:table-cell>
          <table:table-cell/>
          <table:table-cell table:style-name="ce2"/>
          <table:table-cell/>
          <table:table-cell table:style-name="ce2" table:number-columns-repeated="906"/>
        </table:table-row>
        <table:table-row table:style-name="ro3">
          <table:table-cell office:value-type="string" calcext:value-type="string">
            <text:p>COMPRESSION </text:p>
          </table:table-cell>
          <table:table-cell table:style-name="ce2" office:value-type="string" calcext:value-type="string">
            <text:p>BLOCK 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06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1024" calcext:value-type="float">
            <text:p>1024</text:p>
          </table:table-cell>
          <table:table-cell office:value-type="float" office:value="3376806" calcext:value-type="float">
            <text:p>3376806</text:p>
          </table:table-cell>
          <table:table-cell table:style-name="ce3" table:formula="of:=[.C6]/[.C$4]" office:value-type="percentage" office:value="0.727965438518202" calcext:value-type="percentage">
            <text:p>72.80%</text:p>
          </table:table-cell>
          <table:table-cell office:value-type="float" office:value="2" calcext:value-type="float">
            <text:p>2</text:p>
          </table:table-cell>
          <table:table-cell table:style-name="ce3" table:formula="of:=[.E6]/[.E$4]" office:value-type="percentage" office:value="2" calcext:value-type="percentage">
            <text:p>200.00%</text:p>
          </table:table-cell>
          <table:table-cell office:value-type="float" office:value="1371" calcext:value-type="float">
            <text:p>1371</text:p>
          </table:table-cell>
          <table:table-cell table:style-name="ce3" table:formula="of:=[.G6]/[.G$4]" office:value-type="percentage" office:value="0.01371" calcext:value-type="percentage">
            <text:p>1.37%</text:p>
          </table:table-cell>
          <table:table-cell office:value-type="float" office:value="123873" calcext:value-type="float">
            <text:p>123873</text:p>
          </table:table-cell>
          <table:table-cell table:style-name="ce3" table:formula="of:=[.I6]/[.I$4]" office:value-type="percentage" office:value="0.814477049622261" calcext:value-type="percentage">
            <text:p>81.45%</text:p>
          </table:table-cell>
          <table:table-cell office:value-type="float" office:value="3919" calcext:value-type="float">
            <text:p>3919</text:p>
          </table:table-cell>
          <table:table-cell table:style-name="ce3" table:formula="of:=[.K6]/[.K$4]" office:value-type="percentage" office:value="0.03919" calcext:value-type="percentage">
            <text:p>3.92%</text:p>
          </table:table-cell>
          <table:table-cell office:value-type="float" office:value="76601" calcext:value-type="float">
            <text:p>76601</text:p>
          </table:table-cell>
          <table:table-cell table:style-name="ce3" table:formula="of:=[.M6]/[.M$4]" office:value-type="percentage" office:value="0.998409864056411" calcext:value-type="percentage">
            <text:p>99.84%</text:p>
          </table:table-cell>
          <table:table-cell office:value-type="float" office:value="104349" calcext:value-type="float">
            <text:p>104349</text:p>
          </table:table-cell>
          <table:table-cell table:style-name="ce3" table:formula="of:=[.O6]/[.O$4]" office:value-type="percentage" office:value="0.833598287252654" calcext:value-type="percentage">
            <text:p>83.36%</text:p>
          </table:table-cell>
          <table:table-cell office:value-type="float" office:value="88755" calcext:value-type="float">
            <text:p>88755</text:p>
          </table:table-cell>
          <table:table-cell table:style-name="ce3" table:formula="of:=[.Q6]/[.Q$4]" office:value-type="percentage" office:value="0.797718877234611" calcext:value-type="percentage">
            <text:p>79.77%</text:p>
          </table:table-cell>
          <table:table-cell office:value-type="float" office:value="3006626" calcext:value-type="float">
            <text:p>3006626</text:p>
          </table:table-cell>
          <table:table-cell table:style-name="ce3" table:formula="of:=[.S6]/[.S$4]" office:value-type="percentage" office:value="0.742855152157241" calcext:value-type="percentage">
            <text:p>74.29%</text:p>
          </table:table-cell>
          <table:table-cell office:value-type="float" office:value="680167" calcext:value-type="float">
            <text:p>680167</text:p>
          </table:table-cell>
          <table:table-cell table:style-name="ce3" table:formula="of:=[.U6]/[.U$4]" office:value-type="percentage" office:value="0.88474591263198" calcext:value-type="percentage">
            <text:p>88.47%</text:p>
          </table:table-cell>
          <table:table-cell office:value-type="float" office:value="488029" calcext:value-type="float">
            <text:p>488029</text:p>
          </table:table-cell>
          <table:table-cell table:style-name="ce3" table:formula="of:=[.W6]/[.W$4]" office:value-type="percentage" office:value="0.798926424558325" calcext:value-type="percentage">
            <text:p>79.89%</text:p>
          </table:table-cell>
          <table:table-cell office:value-type="float" office:value="1075064" calcext:value-type="float">
            <text:p>1075064</text:p>
          </table:table-cell>
          <table:table-cell table:style-name="ce3" table:formula="of:=[.Y6]/[.Y$4]" office:value-type="percentage" office:value="1.00447361241399" calcext:value-type="percentage">
            <text:p>100.45%</text:p>
          </table:table-cell>
          <table:table-cell office:value-type="float" office:value="690746" calcext:value-type="float">
            <text:p>690746</text:p>
          </table:table-cell>
          <table:table-cell table:style-name="ce3" table:formula="of:=[.AA6]/[.AA$4]" office:value-type="percentage" office:value="0.934613859832141" calcext:value-type="percentage">
            <text:p>93.46%</text:p>
          </table:table-cell>
          <table:table-cell office:value-type="float" office:value="17107" calcext:value-type="float">
            <text:p>17107</text:p>
          </table:table-cell>
          <table:table-cell table:style-name="ce3" table:formula="of:=[.AC6]/[.AC$4]" office:value-type="percentage" office:value="0.695321708734707" calcext:value-type="percentage">
            <text:p>69.53%</text:p>
          </table:table-cell>
          <table:table-cell office:value-type="float" office:value="8721643" calcext:value-type="float">
            <text:p>8721643</text:p>
          </table:table-cell>
          <table:table-cell table:style-name="ce3" table:formula="of:=[.AE6]/[.AE$4]" office:value-type="percentage" office:value="0.855696758167765" calcext:value-type="percentage">
            <text:p>85.57%</text:p>
          </table:table-cell>
          <table:table-cell office:value-type="float" office:value="77811320" calcext:value-type="float">
            <text:p>77811320</text:p>
          </table:table-cell>
          <table:table-cell table:style-name="ce3" table:formula="of:=[.AG6]/[.AG$4]" office:value-type="percentage" office:value="0.7781132" calcext:value-type="percentage">
            <text:p>77.81%</text:p>
          </table:table-cell>
          <table:table-cell office:value-type="float" office:value="36621825" calcext:value-type="float">
            <text:p>36621825</text:p>
          </table:table-cell>
          <table:table-cell table:style-name="ce3" table:formula="of:=[.AI6]/[.AI$4]" office:value-type="percentage" office:value="1.00483873512418" calcext:value-type="percentage">
            <text:p>100.48%</text:p>
          </table:table-cell>
          <table:table-cell office:value-type="float" office:value="6815" calcext:value-type="float">
            <text:p>6815</text:p>
          </table:table-cell>
          <table:table-cell table:style-name="ce3" table:formula="of:=[.AK6]/[.AK$4]" office:value-type="percentage" office:value="0.611210762331839" calcext:value-type="percentage">
            <text:p>61.12%</text:p>
          </table:table-cell>
          <table:table-cell office:value-type="float" office:value="100954" calcext:value-type="float">
            <text:p>100954</text:p>
          </table:table-cell>
          <table:table-cell table:style-name="ce3" table:formula="of:=[.AM6]/[.AM$4]" office:value-type="percentage" office:value="0.98587890625" calcext:value-type="percentage">
            <text:p>98.59%</text:p>
          </table:table-cell>
          <table:table-cell office:value-type="float" office:value="2151" calcext:value-type="float">
            <text:p>2151</text:p>
          </table:table-cell>
          <table:table-cell table:style-name="ce3" table:formula="of:=[.AO6]/[.AO$4]" office:value-type="percentage" office:value="0.57807041117979" calcext:value-type="percentage">
            <text:p>57.81%</text:p>
          </table:table-cell>
          <table:table-cell office:value-type="float" office:value="435208" calcext:value-type="float">
            <text:p>435208</text:p>
          </table:table-cell>
          <table:table-cell table:style-name="ce3" table:formula="of:=[.AQ6]/[.AQ$4]" office:value-type="percentage" office:value="0.422637082614708" calcext:value-type="percentage">
            <text:p>42.26%</text:p>
          </table:table-cell>
          <table:table-cell office:value-type="float" office:value="3274561" calcext:value-type="float">
            <text:p>3274561</text:p>
          </table:table-cell>
          <table:table-cell table:style-name="ce3" table:formula="of:=[.AS6]/[.AS$4]" office:value-type="percentage" office:value="1.00488331357054" calcext:value-type="percentage">
            <text:p>100.49%</text:p>
          </table:table-cell>
          <table:table-cell office:value-type="float" office:value="345991" calcext:value-type="float">
            <text:p>345991</text:p>
          </table:table-cell>
          <table:table-cell table:style-name="ce3" table:formula="of:=[.AU6]/[.AU$4]" office:value-type="percentage" office:value="0.810750455766085" calcext:value-type="percentage">
            <text:p>81.08%</text:p>
          </table:table-cell>
          <table:table-cell office:value-type="float" office:value="472891" calcext:value-type="float">
            <text:p>472891</text:p>
          </table:table-cell>
          <table:table-cell table:style-name="ce3" table:formula="of:=[.AW6]/[.AW$4]" office:value-type="percentage" office:value="1.00488533591731" calcext:value-type="percentage">
            <text:p>100.49%</text:p>
          </table:table-cell>
          <table:table-cell office:value-type="float" office:value="32435865" calcext:value-type="float">
            <text:p>32435865</text:p>
          </table:table-cell>
          <table:table-cell table:style-name="ce3" table:formula="of:=[.AY6]/[.AY$4]" office:value-type="percentage" office:value="0.633259684407487" calcext:value-type="percentage">
            <text:p>63.33%</text:p>
          </table:table-cell>
          <table:table-cell office:value-type="float" office:value="6574030" calcext:value-type="float">
            <text:p>6574030</text:p>
          </table:table-cell>
          <table:table-cell table:style-name="ce3" table:formula="of:=[.BA6]/[.BA$4]" office:value-type="percentage" office:value="0.65934384454079" calcext:value-type="percentage">
            <text:p>65.93%</text:p>
          </table:table-cell>
          <table:table-cell office:value-type="float" office:value="10543521" calcext:value-type="float">
            <text:p>10543521</text:p>
          </table:table-cell>
          <table:table-cell table:style-name="ce3" table:formula="of:=[.BC6]/[.BC$4]" office:value-type="percentage" office:value="0.314230655004277" calcext:value-type="percentage">
            <text:p>31.42%</text:p>
          </table:table-cell>
          <table:table-cell office:value-type="float" office:value="310879" calcext:value-type="float">
            <text:p>310879</text:p>
          </table:table-cell>
          <table:table-cell table:style-name="ce3" table:formula="of:=[.BE6]/[.BE$4]" office:value-type="percentage" office:value="0.824374385124725" calcext:value-type="percentage">
            <text:p>82.44%</text:p>
          </table:table-cell>
          <table:table-cell office:value-type="float" office:value="14436" calcext:value-type="float">
            <text:p>14436</text:p>
          </table:table-cell>
          <table:table-cell table:style-name="ce3" table:formula="of:=[.BG6]/[.BG$4]" office:value-type="percentage" office:value="0.671316964285714" calcext:value-type="percentage">
            <text:p>67.13%</text:p>
          </table:table-cell>
          <table:table-cell office:value-type="float" office:value="162070" calcext:value-type="float">
            <text:p>162070</text:p>
          </table:table-cell>
          <table:table-cell table:style-name="ce3" table:formula="of:=[.BI6]/[.BI$4]" office:value-type="percentage" office:value="0.656648326269985" calcext:value-type="percentage">
            <text:p>65.66%</text:p>
          </table:table-cell>
          <table:table-cell office:value-type="float" office:value="4981596" calcext:value-type="float">
            <text:p>4981596</text:p>
          </table:table-cell>
          <table:table-cell table:style-name="ce3" table:formula="of:=[.BK6]/[.BK$4]" office:value-type="percentage" office:value="0.809727004618842" calcext:value-type="percentage">
            <text:p>80.97%</text:p>
          </table:table-cell>
          <table:table-cell office:value-type="float" office:value="9439998" calcext:value-type="float">
            <text:p>9439998</text:p>
          </table:table-cell>
          <table:table-cell table:style-name="ce3" table:formula="of:=[.BM6]/[.BM$4]" office:value-type="percentage" office:value="0.935979949401548" calcext:value-type="percentage">
            <text:p>93.60%</text:p>
          </table:table-cell>
          <table:table-cell office:value-type="float" office:value="42185" calcext:value-type="float">
            <text:p>42185</text:p>
          </table:table-cell>
          <table:table-cell table:style-name="ce3" table:formula="of:=[.BO6]/[.BO$4]" office:value-type="percentage" office:value="0.793532853031358" calcext:value-type="percentage">
            <text:p>79.35%</text:p>
          </table:table-cell>
          <table:table-cell office:value-type="float" office:value="67627" calcext:value-type="float">
            <text:p>67627</text:p>
          </table:table-cell>
          <table:table-cell table:style-name="ce3" table:formula="of:=[.BQ6]/[.BQ$4]" office:value-type="percentage" office:value="0.822722904171584" calcext:value-type="percentage">
            <text:p>82.27%</text:p>
          </table:table-cell>
          <table:table-cell office:value-type="float" office:value="39072" calcext:value-type="float">
            <text:p>39072</text:p>
          </table:table-cell>
          <table:table-cell table:style-name="ce3" table:formula="of:=[.BS6]/[.BS$4]" office:value-type="percentage" office:value="0.839788505351846" calcext:value-type="percentage">
            <text:p>83.98%</text:p>
          </table:table-cell>
          <table:table-cell office:value-type="float" office:value="10629" calcext:value-type="float">
            <text:p>10629</text:p>
          </table:table-cell>
          <table:table-cell table:style-name="ce3" table:formula="of:=[.BU6]/[.BU$4]" office:value-type="percentage" office:value="0.800015053439711" calcext:value-type="percentage">
            <text:p>80.00%</text:p>
          </table:table-cell>
          <table:table-cell office:value-type="float" office:value="9341" calcext:value-type="float">
            <text:p>9341</text:p>
          </table:table-cell>
          <table:table-cell table:style-name="ce3" table:formula="of:=[.BW6]/[.BW$4]" office:value-type="percentage" office:value="0.781412079638615" calcext:value-type="percentage">
            <text:p>78.14%</text:p>
          </table:table-cell>
          <table:table-cell office:value-type="float" office:value="29121" calcext:value-type="float">
            <text:p>29121</text:p>
          </table:table-cell>
          <table:table-cell table:style-name="ce3" table:formula="of:=[.BY6]/[.BY$4]" office:value-type="percentage" office:value="0.764230415955911" calcext:value-type="percentage">
            <text:p>76.42%</text:p>
          </table:table-cell>
          <table:table-cell office:value-type="float" office:value="986274" calcext:value-type="float">
            <text:p>986274</text:p>
          </table:table-cell>
          <table:table-cell table:style-name="ce3" table:formula="of:=[.CA6]/[.CA$4]" office:value-type="percentage" office:value="0.986274" calcext:value-type="percentage">
            <text:p>98.63%</text:p>
          </table:table-cell>
          <table:table-cell office:value-type="float" office:value="104861" calcext:value-type="float">
            <text:p>104861</text:p>
          </table:table-cell>
          <table:table-cell table:style-name="ce3" table:formula="of:=[.CC6]/[.CC$4]" office:value-type="percentage" office:value="0.204321377353785" calcext:value-type="percentage">
            <text:p>20.43%</text:p>
          </table:table-cell>
          <table:table-cell office:value-type="float" office:value="423552" calcext:value-type="float">
            <text:p>423552</text:p>
          </table:table-cell>
          <table:table-cell table:style-name="ce3" table:formula="of:=[.CE6]/[.CE$4]" office:value-type="percentage" office:value="0.87899207447791" calcext:value-type="percentage">
            <text:p>87.90%</text:p>
          </table:table-cell>
          <table:table-cell office:value-type="float" office:value="28527" calcext:value-type="float">
            <text:p>28527</text:p>
          </table:table-cell>
          <table:table-cell table:style-name="ce3" table:formula="of:=[.CG6]/[.CG$4]" office:value-type="percentage" office:value="0.72017873822928" calcext:value-type="percentage">
            <text:p>72.02%</text:p>
          </table:table-cell>
          <table:table-cell office:value-type="float" office:value="44142" calcext:value-type="float">
            <text:p>44142</text:p>
          </table:table-cell>
          <table:table-cell table:style-name="ce3" table:formula="of:=[.CI6]/[.CI$4]" office:value-type="percentage" office:value="0.616112553387489" calcext:value-type="percentage">
            <text:p>61.61%</text:p>
          </table:table-cell>
          <table:table-cell office:value-type="float" office:value="30247" calcext:value-type="float">
            <text:p>30247</text:p>
          </table:table-cell>
          <table:table-cell table:style-name="ce3" table:formula="of:=[.CK6]/[.CK$4]" office:value-type="percentage" office:value="0.612547844225278" calcext:value-type="percentage">
            <text:p>61.25%</text:p>
          </table:table-cell>
          <table:table-cell office:value-type="float" office:value="104861" calcext:value-type="float">
            <text:p>104861</text:p>
          </table:table-cell>
          <table:table-cell table:style-name="ce3" table:formula="of:=[.CM6]/[.CM$4]" office:value-type="percentage" office:value="0.204321377353785" calcext:value-type="percentage">
            <text:p>20.43%</text:p>
          </table:table-cell>
          <table:table-cell office:value-type="float" office:value="100489" calcext:value-type="float">
            <text:p>100489</text:p>
          </table:table-cell>
          <table:table-cell table:style-name="ce3" table:formula="of:=[.CO6]/[.CO$4]" office:value-type="percentage" office:value="1.00489" calcext:value-type="percentage">
            <text:p>100.49%</text:p>
          </table:table-cell>
          <table:table-cell office:value-type="float" office:value="4636090" calcext:value-type="float">
            <text:p>4636090</text:p>
          </table:table-cell>
          <table:table-cell table:style-name="ce3" table:formula="of:=[.CQ6]/[.CQ$4]" office:value-type="percentage" office:value="0.69955465368341" calcext:value-type="percentage">
            <text:p>69.96%</text:p>
          </table:table-cell>
          <table:table-cell office:value-type="float" office:value="12495492" calcext:value-type="float">
            <text:p>12495492</text:p>
          </table:table-cell>
          <table:table-cell table:style-name="ce3" table:formula="of:=[.CS6]/[.CS$4]" office:value-type="percentage" office:value="0.578323644845972" calcext:value-type="percentage">
            <text:p>57.83%</text:p>
          </table:table-cell>
          <table:table-cell office:value-type="float" office:value="7113635" calcext:value-type="float">
            <text:p>7113635</text:p>
          </table:table-cell>
          <table:table-cell table:style-name="ce3" table:formula="of:=[.CU6]/[.CU$4]" office:value-type="percentage" office:value="0.980928010475536" calcext:value-type="percentage">
            <text:p>98.09%</text:p>
          </table:table-cell>
          <table:table-cell office:value-type="float" office:value="68429816" calcext:value-type="float">
            <text:p>68429816</text:p>
          </table:table-cell>
          <table:table-cell table:style-name="ce3" table:formula="of:=[.CW6]/[.CW$4]" office:value-type="percentage" office:value="1.00362367346201" calcext:value-type="percentage">
            <text:p>100.36%</text:p>
          </table:table-cell>
          <table:table-cell office:value-type="float" office:value="25953" calcext:value-type="float">
            <text:p>25953</text:p>
          </table:table-cell>
          <table:table-cell table:style-name="ce3" table:formula="of:=[.CY6]/[.CY$4]" office:value-type="percentage" office:value="0.678687238493724" calcext:value-type="percentage">
            <text:p>67.87%</text:p>
          </table:table-cell>
          <table:table-cell office:value-type="float" office:value="63436" calcext:value-type="float">
            <text:p>63436</text:p>
          </table:table-cell>
          <table:table-cell table:style-name="ce3" table:formula="of:=[.DA6]/[.DA$4]" office:value-type="percentage" office:value="0.677047868082608" calcext:value-type="percentage">
            <text:p>67.70%</text:p>
          </table:table-cell>
          <table:table-cell office:value-type="float" office:value="29427570" calcext:value-type="float">
            <text:p>29427570</text:p>
          </table:table-cell>
          <table:table-cell table:style-name="ce3" table:formula="of:=[.DC6]/[.DC$4]" office:value-type="percentage" office:value="0.709804404638515" calcext:value-type="percentage">
            <text:p>70.98%</text:p>
          </table:table-cell>
          <table:table-cell office:value-type="float" office:value="1978415" calcext:value-type="float">
            <text:p>1978415</text:p>
          </table:table-cell>
          <table:table-cell table:style-name="ce3" table:formula="of:=[.DE6]/[.DE$4]" office:value-type="percentage" office:value="0.799876687959893" calcext:value-type="percentage">
            <text:p>79.99%</text:p>
          </table:table-cell>
          <table:table-cell office:value-type="float" office:value="8468495" calcext:value-type="float">
            <text:p>8468495</text:p>
          </table:table-cell>
          <table:table-cell table:style-name="ce3" table:formula="of:=[.DG6]/[.DG$4]" office:value-type="percentage" office:value="0.999322063099464" calcext:value-type="percentage">
            <text:p>99.93%</text:p>
          </table:table-cell>
          <table:table-cell office:value-type="float" office:value="3148" calcext:value-type="float">
            <text:p>3148</text:p>
          </table:table-cell>
          <table:table-cell table:style-name="ce3" table:formula="of:=[.DI6]/[.DI$4]" office:value-type="percentage" office:value="0.744736219541046" calcext:value-type="percentage">
            <text:p>74.47%</text:p>
          </table:table-cell>
          <table:table-cell office:value-type="float" office:value="2835711" calcext:value-type="float">
            <text:p>2835711</text:p>
          </table:table-cell>
          <table:table-cell table:style-name="ce3" table:formula="of:=[.DK6]/[.DK$4]" office:value-type="percentage" office:value="0.53050747575431" calcext:value-type="percentage">
            <text:p>53.05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4096" calcext:value-type="float">
            <text:p>4096</text:p>
          </table:table-cell>
          <table:table-cell office:value-type="float" office:value="3219852" calcext:value-type="float">
            <text:p>3219852</text:p>
          </table:table-cell>
          <table:table-cell table:style-name="ce3" table:formula="of:=[.C7]/[.C$4]" office:value-type="percentage" office:value="0.694129592622055" calcext:value-type="percentage">
            <text:p>69.41%</text:p>
          </table:table-cell>
          <table:table-cell office:value-type="float" office:value="2" calcext:value-type="float">
            <text:p>2</text:p>
          </table:table-cell>
          <table:table-cell table:style-name="ce3" table:formula="of:=[.E7]/[.E$4]" office:value-type="percentage" office:value="2" calcext:value-type="percentage">
            <text:p>200.00%</text:p>
          </table:table-cell>
          <table:table-cell office:value-type="float" office:value="641" calcext:value-type="float">
            <text:p>641</text:p>
          </table:table-cell>
          <table:table-cell table:style-name="ce3" table:formula="of:=[.G7]/[.G$4]" office:value-type="percentage" office:value="0.00641" calcext:value-type="percentage">
            <text:p>0.64%</text:p>
          </table:table-cell>
          <table:table-cell office:value-type="float" office:value="108723" calcext:value-type="float">
            <text:p>108723</text:p>
          </table:table-cell>
          <table:table-cell table:style-name="ce3" table:formula="of:=[.I7]/[.I$4]" office:value-type="percentage" office:value="0.714864322863587" calcext:value-type="percentage">
            <text:p>71.49%</text:p>
          </table:table-cell>
          <table:table-cell office:value-type="float" office:value="1291" calcext:value-type="float">
            <text:p>1291</text:p>
          </table:table-cell>
          <table:table-cell table:style-name="ce3" table:formula="of:=[.K7]/[.K$4]" office:value-type="percentage" office:value="0.01291" calcext:value-type="percentage">
            <text:p>1.29%</text:p>
          </table:table-cell>
          <table:table-cell office:value-type="float" office:value="76562" calcext:value-type="float">
            <text:p>76562</text:p>
          </table:table-cell>
          <table:table-cell table:style-name="ce3" table:formula="of:=[.M7]/[.M$4]" office:value-type="percentage" office:value="0.997901541910509" calcext:value-type="percentage">
            <text:p>99.79%</text:p>
          </table:table-cell>
          <table:table-cell office:value-type="float" office:value="92999" calcext:value-type="float">
            <text:p>92999</text:p>
          </table:table-cell>
          <table:table-cell table:style-name="ce3" table:formula="of:=[.O7]/[.O$4]" office:value-type="percentage" office:value="0.742928126922247" calcext:value-type="percentage">
            <text:p>74.29%</text:p>
          </table:table-cell>
          <table:table-cell office:value-type="float" office:value="76387" calcext:value-type="float">
            <text:p>76387</text:p>
          </table:table-cell>
          <table:table-cell table:style-name="ce3" table:formula="of:=[.Q7]/[.Q$4]" office:value-type="percentage" office:value="0.686556834829815" calcext:value-type="percentage">
            <text:p>68.66%</text:p>
          </table:table-cell>
          <table:table-cell office:value-type="float" office:value="2581620" calcext:value-type="float">
            <text:p>2581620</text:p>
          </table:table-cell>
          <table:table-cell table:style-name="ce3" table:formula="of:=[.S7]/[.S$4]" office:value-type="percentage" office:value="0.637847779508385" calcext:value-type="percentage">
            <text:p>63.78%</text:p>
          </table:table-cell>
          <table:table-cell office:value-type="float" office:value="607608" calcext:value-type="float">
            <text:p>607608</text:p>
          </table:table-cell>
          <table:table-cell table:style-name="ce3" table:formula="of:=[.U7]/[.U$4]" office:value-type="percentage" office:value="0.790362799845468" calcext:value-type="percentage">
            <text:p>79.04%</text:p>
          </table:table-cell>
          <table:table-cell office:value-type="float" office:value="419674" calcext:value-type="float">
            <text:p>419674</text:p>
          </table:table-cell>
          <table:table-cell table:style-name="ce3" table:formula="of:=[.W7]/[.W$4]" office:value-type="percentage" office:value="0.687026074885079" calcext:value-type="percentage">
            <text:p>68.70%</text:p>
          </table:table-cell>
          <table:table-cell office:value-type="float" office:value="1074566" calcext:value-type="float">
            <text:p>1074566</text:p>
          </table:table-cell>
          <table:table-cell table:style-name="ce3" table:formula="of:=[.Y7]/[.Y$4]" office:value-type="percentage" office:value="1.00400831187469" calcext:value-type="percentage">
            <text:p>100.40%</text:p>
          </table:table-cell>
          <table:table-cell office:value-type="float" office:value="681016" calcext:value-type="float">
            <text:p>681016</text:p>
          </table:table-cell>
          <table:table-cell table:style-name="ce3" table:formula="of:=[.AA7]/[.AA$4]" office:value-type="percentage" office:value="0.921448683550024" calcext:value-type="percentage">
            <text:p>92.14%</text:p>
          </table:table-cell>
          <table:table-cell office:value-type="float" office:value="14725" calcext:value-type="float">
            <text:p>14725</text:p>
          </table:table-cell>
          <table:table-cell table:style-name="ce3" table:formula="of:=[.AC7]/[.AC$4]" office:value-type="percentage" office:value="0.598504247449498" calcext:value-type="percentage">
            <text:p>59.85%</text:p>
          </table:table-cell>
          <table:table-cell office:value-type="float" office:value="7710188" calcext:value-type="float">
            <text:p>7710188</text:p>
          </table:table-cell>
          <table:table-cell table:style-name="ce3" table:formula="of:=[.AE7]/[.AE$4]" office:value-type="percentage" office:value="0.756461010438515" calcext:value-type="percentage">
            <text:p>75.65%</text:p>
          </table:table-cell>
          <table:table-cell office:value-type="float" office:value="68620863" calcext:value-type="float">
            <text:p>68620863</text:p>
          </table:table-cell>
          <table:table-cell table:style-name="ce3" table:formula="of:=[.AG7]/[.AG$4]" office:value-type="percentage" office:value="0.68620863" calcext:value-type="percentage">
            <text:p>68.62%</text:p>
          </table:table-cell>
          <table:table-cell office:value-type="float" office:value="36604336" calcext:value-type="float">
            <text:p>36604336</text:p>
          </table:table-cell>
          <table:table-cell table:style-name="ce3" table:formula="of:=[.AI7]/[.AI$4]" office:value-type="percentage" office:value="1.00435886759605" calcext:value-type="percentage">
            <text:p>100.44%</text:p>
          </table:table-cell>
          <table:table-cell office:value-type="float" office:value="5801" calcext:value-type="float">
            <text:p>5801</text:p>
          </table:table-cell>
          <table:table-cell table:style-name="ce3" table:formula="of:=[.AK7]/[.AK$4]" office:value-type="percentage" office:value="0.520269058295964" calcext:value-type="percentage">
            <text:p>52.03%</text:p>
          </table:table-cell>
          <table:table-cell office:value-type="float" office:value="100793" calcext:value-type="float">
            <text:p>100793</text:p>
          </table:table-cell>
          <table:table-cell table:style-name="ce3" table:formula="of:=[.AM7]/[.AM$4]" office:value-type="percentage" office:value="0.984306640625" calcext:value-type="percentage">
            <text:p>98.43%</text:p>
          </table:table-cell>
          <table:table-cell office:value-type="float" office:value="1912" calcext:value-type="float">
            <text:p>1912</text:p>
          </table:table-cell>
          <table:table-cell table:style-name="ce3" table:formula="of:=[.AO7]/[.AO$4]" office:value-type="percentage" office:value="0.513840365493147" calcext:value-type="percentage">
            <text:p>51.38%</text:p>
          </table:table-cell>
          <table:table-cell office:value-type="float" office:value="408657" calcext:value-type="float">
            <text:p>408657</text:p>
          </table:table-cell>
          <table:table-cell table:style-name="ce3" table:formula="of:=[.AQ7]/[.AQ$4]" office:value-type="percentage" office:value="0.396853004241831" calcext:value-type="percentage">
            <text:p>39.69%</text:p>
          </table:table-cell>
          <table:table-cell office:value-type="float" office:value="3272969" calcext:value-type="float">
            <text:p>3272969</text:p>
          </table:table-cell>
          <table:table-cell table:style-name="ce3" table:formula="of:=[.AS7]/[.AS$4]" office:value-type="percentage" office:value="1.00439476740047" calcext:value-type="percentage">
            <text:p>100.44%</text:p>
          </table:table-cell>
          <table:table-cell office:value-type="float" office:value="297882" calcext:value-type="float">
            <text:p>297882</text:p>
          </table:table-cell>
          <table:table-cell table:style-name="ce3" table:formula="of:=[.AU7]/[.AU$4]" office:value-type="percentage" office:value="0.698018061927949" calcext:value-type="percentage">
            <text:p>69.80%</text:p>
          </table:table-cell>
          <table:table-cell office:value-type="float" office:value="472660" calcext:value-type="float">
            <text:p>472660</text:p>
          </table:table-cell>
          <table:table-cell table:style-name="ce3" table:formula="of:=[.AW7]/[.AW$4]" office:value-type="percentage" office:value="1.00439446484428" calcext:value-type="percentage">
            <text:p>100.44%</text:p>
          </table:table-cell>
          <table:table-cell office:value-type="float" office:value="29512561" calcext:value-type="float">
            <text:p>29512561</text:p>
          </table:table-cell>
          <table:table-cell table:style-name="ce3" table:formula="of:=[.AY7]/[.AY$4]" office:value-type="percentage" office:value="0.576186732338315" calcext:value-type="percentage">
            <text:p>57.62%</text:p>
          </table:table-cell>
          <table:table-cell office:value-type="float" office:value="6145500" calcext:value-type="float">
            <text:p>6145500</text:p>
          </table:table-cell>
          <table:table-cell table:style-name="ce3" table:formula="of:=[.BA7]/[.BA$4]" office:value-type="percentage" office:value="0.616364330041911" calcext:value-type="percentage">
            <text:p>61.64%</text:p>
          </table:table-cell>
          <table:table-cell office:value-type="float" office:value="9152238" calcext:value-type="float">
            <text:p>9152238</text:p>
          </table:table-cell>
          <table:table-cell table:style-name="ce3" table:formula="of:=[.BC7]/[.BC$4]" office:value-type="percentage" office:value="0.272765970826542" calcext:value-type="percentage">
            <text:p>27.28%</text:p>
          </table:table-cell>
          <table:table-cell office:value-type="float" office:value="263715" calcext:value-type="float">
            <text:p>263715</text:p>
          </table:table-cell>
          <table:table-cell table:style-name="ce3" table:formula="of:=[.BE7]/[.BE$4]" office:value-type="percentage" office:value="0.699307096887107" calcext:value-type="percentage">
            <text:p>69.93%</text:p>
          </table:table-cell>
          <table:table-cell office:value-type="float" office:value="13447" calcext:value-type="float">
            <text:p>13447</text:p>
          </table:table-cell>
          <table:table-cell table:style-name="ce3" table:formula="of:=[.BG7]/[.BG$4]" office:value-type="percentage" office:value="0.625325520833333" calcext:value-type="percentage">
            <text:p>62.53%</text:p>
          </table:table-cell>
          <table:table-cell office:value-type="float" office:value="139875" calcext:value-type="float">
            <text:p>139875</text:p>
          </table:table-cell>
          <table:table-cell table:style-name="ce3" table:formula="of:=[.BI7]/[.BI$4]" office:value-type="percentage" office:value="0.566722309107263" calcext:value-type="percentage">
            <text:p>56.67%</text:p>
          </table:table-cell>
          <table:table-cell office:value-type="float" office:value="4624474" calcext:value-type="float">
            <text:p>4624474</text:p>
          </table:table-cell>
          <table:table-cell table:style-name="ce3" table:formula="of:=[.BK7]/[.BK$4]" office:value-type="percentage" office:value="0.751679076335719" calcext:value-type="percentage">
            <text:p>75.17%</text:p>
          </table:table-cell>
          <table:table-cell office:value-type="float" office:value="8560829" calcext:value-type="float">
            <text:p>8560829</text:p>
          </table:table-cell>
          <table:table-cell table:style-name="ce3" table:formula="of:=[.BM7]/[.BM$4]" office:value-type="percentage" office:value="0.848809956766442" calcext:value-type="percentage">
            <text:p>84.88%</text:p>
          </table:table-cell>
          <table:table-cell office:value-type="float" office:value="35635" calcext:value-type="float">
            <text:p>35635</text:p>
          </table:table-cell>
          <table:table-cell table:style-name="ce3" table:formula="of:=[.BO7]/[.BO$4]" office:value-type="percentage" office:value="0.670322228701492" calcext:value-type="percentage">
            <text:p>67.03%</text:p>
          </table:table-cell>
          <table:table-cell office:value-type="float" office:value="58731" calcext:value-type="float">
            <text:p>58731</text:p>
          </table:table-cell>
          <table:table-cell table:style-name="ce3" table:formula="of:=[.BQ7]/[.BQ$4]" office:value-type="percentage" office:value="0.714497743281549" calcext:value-type="percentage">
            <text:p>71.45%</text:p>
          </table:table-cell>
          <table:table-cell office:value-type="float" office:value="34223" calcext:value-type="float">
            <text:p>34223</text:p>
          </table:table-cell>
          <table:table-cell table:style-name="ce3" table:formula="of:=[.BS7]/[.BS$4]" office:value-type="percentage" office:value="0.735567209732193" calcext:value-type="percentage">
            <text:p>73.56%</text:p>
          </table:table-cell>
          <table:table-cell office:value-type="float" office:value="9473" calcext:value-type="float">
            <text:p>9473</text:p>
          </table:table-cell>
          <table:table-cell table:style-name="ce3" table:formula="of:=[.BU7]/[.BU$4]" office:value-type="percentage" office:value="0.713006171910281" calcext:value-type="percentage">
            <text:p>71.30%</text:p>
          </table:table-cell>
          <table:table-cell office:value-type="float" office:value="8199" calcext:value-type="float">
            <text:p>8199</text:p>
          </table:table-cell>
          <table:table-cell table:style-name="ce3" table:formula="of:=[.BW7]/[.BW$4]" office:value-type="percentage" office:value="0.685879203613853" calcext:value-type="percentage">
            <text:p>68.59%</text:p>
          </table:table-cell>
          <table:table-cell office:value-type="float" office:value="25347" calcext:value-type="float">
            <text:p>25347</text:p>
          </table:table-cell>
          <table:table-cell table:style-name="ce3" table:formula="of:=[.BY7]/[.BY$4]" office:value-type="percentage" office:value="0.665188295499278" calcext:value-type="percentage">
            <text:p>66.52%</text:p>
          </table:table-cell>
          <table:table-cell office:value-type="float" office:value="916611" calcext:value-type="float">
            <text:p>916611</text:p>
          </table:table-cell>
          <table:table-cell table:style-name="ce3" table:formula="of:=[.CA7]/[.CA$4]" office:value-type="percentage" office:value="0.916611" calcext:value-type="percentage">
            <text:p>91.66%</text:p>
          </table:table-cell>
          <table:table-cell office:value-type="float" office:value="92567" calcext:value-type="float">
            <text:p>92567</text:p>
          </table:table-cell>
          <table:table-cell table:style-name="ce3" table:formula="of:=[.CC7]/[.CC$4]" office:value-type="percentage" office:value="0.180366551315625" calcext:value-type="percentage">
            <text:p>18.04%</text:p>
          </table:table-cell>
          <table:table-cell office:value-type="float" office:value="380031" calcext:value-type="float">
            <text:p>380031</text:p>
          </table:table-cell>
          <table:table-cell table:style-name="ce3" table:formula="of:=[.CE7]/[.CE$4]" office:value-type="percentage" office:value="0.78867349712884" calcext:value-type="percentage">
            <text:p>78.87%</text:p>
          </table:table-cell>
          <table:table-cell office:value-type="float" office:value="24837" calcext:value-type="float">
            <text:p>24837</text:p>
          </table:table-cell>
          <table:table-cell table:style-name="ce3" table:formula="of:=[.CG7]/[.CG$4]" office:value-type="percentage" office:value="0.627022796697887" calcext:value-type="percentage">
            <text:p>62.70%</text:p>
          </table:table-cell>
          <table:table-cell office:value-type="float" office:value="34968" calcext:value-type="float">
            <text:p>34968</text:p>
          </table:table-cell>
          <table:table-cell table:style-name="ce3" table:formula="of:=[.CI7]/[.CI$4]" office:value-type="percentage" office:value="0.488066326103341" calcext:value-type="percentage">
            <text:p>48.81%</text:p>
          </table:table-cell>
          <table:table-cell office:value-type="float" office:value="24564" calcext:value-type="float">
            <text:p>24564</text:p>
          </table:table-cell>
          <table:table-cell table:style-name="ce3" table:formula="of:=[.CK7]/[.CK$4]" office:value-type="percentage" office:value="0.49745843374714" calcext:value-type="percentage">
            <text:p>49.75%</text:p>
          </table:table-cell>
          <table:table-cell office:value-type="float" office:value="92567" calcext:value-type="float">
            <text:p>92567</text:p>
          </table:table-cell>
          <table:table-cell table:style-name="ce3" table:formula="of:=[.CM7]/[.CM$4]" office:value-type="percentage" office:value="0.180366551315625" calcext:value-type="percentage">
            <text:p>18.04%</text:p>
          </table:table-cell>
          <table:table-cell office:value-type="float" office:value="100440" calcext:value-type="float">
            <text:p>100440</text:p>
          </table:table-cell>
          <table:table-cell table:style-name="ce3" table:formula="of:=[.CO7]/[.CO$4]" office:value-type="percentage" office:value="1.0044" calcext:value-type="percentage">
            <text:p>100.44%</text:p>
          </table:table-cell>
          <table:table-cell office:value-type="float" office:value="4144842" calcext:value-type="float">
            <text:p>4144842</text:p>
          </table:table-cell>
          <table:table-cell table:style-name="ce3" table:formula="of:=[.CQ7]/[.CQ$4]" office:value-type="percentage" office:value="0.625428649979282" calcext:value-type="percentage">
            <text:p>62.54%</text:p>
          </table:table-cell>
          <table:table-cell office:value-type="float" office:value="10443614" calcext:value-type="float">
            <text:p>10443614</text:p>
          </table:table-cell>
          <table:table-cell table:style-name="ce3" table:formula="of:=[.CS7]/[.CS$4]" office:value-type="percentage" office:value="0.483357431131517" calcext:value-type="percentage">
            <text:p>48.34%</text:p>
          </table:table-cell>
          <table:table-cell office:value-type="float" office:value="6847171" calcext:value-type="float">
            <text:p>6847171</text:p>
          </table:table-cell>
          <table:table-cell table:style-name="ce3" table:formula="of:=[.CU7]/[.CU$4]" office:value-type="percentage" office:value="0.944184207710374" calcext:value-type="percentage">
            <text:p>94.42%</text:p>
          </table:table-cell>
          <table:table-cell office:value-type="float" office:value="68388276" calcext:value-type="float">
            <text:p>68388276</text:p>
          </table:table-cell>
          <table:table-cell table:style-name="ce3" table:formula="of:=[.CW7]/[.CW$4]" office:value-type="percentage" office:value="1.00301442840141" calcext:value-type="percentage">
            <text:p>100.30%</text:p>
          </table:table-cell>
          <table:table-cell office:value-type="float" office:value="23300" calcext:value-type="float">
            <text:p>23300</text:p>
          </table:table-cell>
          <table:table-cell table:style-name="ce3" table:formula="of:=[.CY7]/[.CY$4]" office:value-type="percentage" office:value="0.609309623430962" calcext:value-type="percentage">
            <text:p>60.93%</text:p>
          </table:table-cell>
          <table:table-cell office:value-type="float" office:value="50118" calcext:value-type="float">
            <text:p>50118</text:p>
          </table:table-cell>
          <table:table-cell table:style-name="ce3" table:formula="of:=[.DA7]/[.DA$4]" office:value-type="percentage" office:value="0.53490581140936" calcext:value-type="percentage">
            <text:p>53.49%</text:p>
          </table:table-cell>
          <table:table-cell office:value-type="float" office:value="25145595" calcext:value-type="float">
            <text:p>25145595</text:p>
          </table:table-cell>
          <table:table-cell table:style-name="ce3" table:formula="of:=[.DC7]/[.DC$4]" office:value-type="percentage" office:value="0.606521506473562" calcext:value-type="percentage">
            <text:p>60.65%</text:p>
          </table:table-cell>
          <table:table-cell office:value-type="float" office:value="1775099" calcext:value-type="float">
            <text:p>1775099</text:p>
          </table:table-cell>
          <table:table-cell table:style-name="ce3" table:formula="of:=[.DE7]/[.DE$4]" office:value-type="percentage" office:value="0.717675669119431" calcext:value-type="percentage">
            <text:p>71.77%</text:p>
          </table:table-cell>
          <table:table-cell office:value-type="float" office:value="8453640" calcext:value-type="float">
            <text:p>8453640</text:p>
          </table:table-cell>
          <table:table-cell table:style-name="ce3" table:formula="of:=[.DG7]/[.DG$4]" office:value-type="percentage" office:value="0.997569103542029" calcext:value-type="percentage">
            <text:p>99.76%</text:p>
          </table:table-cell>
          <table:table-cell office:value-type="float" office:value="2670" calcext:value-type="float">
            <text:p>2670</text:p>
          </table:table-cell>
          <table:table-cell table:style-name="ce3" table:formula="of:=[.DI7]/[.DI$4]" office:value-type="percentage" office:value="0.631653655074521" calcext:value-type="percentage">
            <text:p>63.17%</text:p>
          </table:table-cell>
          <table:table-cell office:value-type="float" office:value="2020115" calcext:value-type="float">
            <text:p>2020115</text:p>
          </table:table-cell>
          <table:table-cell table:style-name="ce3" table:formula="of:=[.DK7]/[.DK$4]" office:value-type="percentage" office:value="0.377925010476532" calcext:value-type="percentage">
            <text:p>37.79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16384" calcext:value-type="float">
            <text:p>16384</text:p>
          </table:table-cell>
          <table:table-cell office:value-type="float" office:value="3177421" calcext:value-type="float">
            <text:p>3177421</text:p>
          </table:table-cell>
          <table:table-cell table:style-name="ce3" table:formula="of:=[.C8]/[.C$4]" office:value-type="percentage" office:value="0.684982398047725" calcext:value-type="percentage">
            <text:p>68.50%</text:p>
          </table:table-cell>
          <table:table-cell office:value-type="float" office:value="2" calcext:value-type="float">
            <text:p>2</text:p>
          </table:table-cell>
          <table:table-cell table:style-name="ce3" table:formula="of:=[.E8]/[.E$4]" office:value-type="percentage" office:value="2" calcext:value-type="percentage">
            <text:p>200.00%</text:p>
          </table:table-cell>
          <table:table-cell office:value-type="float" office:value="467" calcext:value-type="float">
            <text:p>467</text:p>
          </table:table-cell>
          <table:table-cell table:style-name="ce3" table:formula="of:=[.G8]/[.G$4]" office:value-type="percentage" office:value="0.00467" calcext:value-type="percentage">
            <text:p>0.47%</text:p>
          </table:table-cell>
          <table:table-cell office:value-type="float" office:value="97524" calcext:value-type="float">
            <text:p>97524</text:p>
          </table:table-cell>
          <table:table-cell table:style-name="ce3" table:formula="of:=[.I8]/[.I$4]" office:value-type="percentage" office:value="0.641229806231877" calcext:value-type="percentage">
            <text:p>64.12%</text:p>
          </table:table-cell>
          <table:table-cell office:value-type="float" office:value="649" calcext:value-type="float">
            <text:p>649</text:p>
          </table:table-cell>
          <table:table-cell table:style-name="ce3" table:formula="of:=[.K8]/[.K$4]" office:value-type="percentage" office:value="0.00649" calcext:value-type="percentage">
            <text:p>0.65%</text:p>
          </table:table-cell>
          <table:table-cell office:value-type="float" office:value="76534" calcext:value-type="float">
            <text:p>76534</text:p>
          </table:table-cell>
          <table:table-cell table:style-name="ce3" table:formula="of:=[.M8]/[.M$4]" office:value-type="percentage" office:value="0.997536592677554" calcext:value-type="percentage">
            <text:p>99.75%</text:p>
          </table:table-cell>
          <table:table-cell office:value-type="float" office:value="83868" calcext:value-type="float">
            <text:p>83868</text:p>
          </table:table-cell>
          <table:table-cell table:style-name="ce3" table:formula="of:=[.O8]/[.O$4]" office:value-type="percentage" office:value="0.669984582078464" calcext:value-type="percentage">
            <text:p>67.00%</text:p>
          </table:table-cell>
          <table:table-cell office:value-type="float" office:value="65324" calcext:value-type="float">
            <text:p>65324</text:p>
          </table:table-cell>
          <table:table-cell table:style-name="ce3" table:formula="of:=[.Q8]/[.Q$4]" office:value-type="percentage" office:value="0.587123969764787" calcext:value-type="percentage">
            <text:p>58.71%</text:p>
          </table:table-cell>
          <table:table-cell office:value-type="float" office:value="2298051" calcext:value-type="float">
            <text:p>2298051</text:p>
          </table:table-cell>
          <table:table-cell table:style-name="ce3" table:formula="of:=[.S8]/[.S$4]" office:value-type="percentage" office:value="0.567785625904286" calcext:value-type="percentage">
            <text:p>56.78%</text:p>
          </table:table-cell>
          <table:table-cell office:value-type="float" office:value="547477" calcext:value-type="float">
            <text:p>547477</text:p>
          </table:table-cell>
          <table:table-cell table:style-name="ce3" table:formula="of:=[.U8]/[.U$4]" office:value-type="percentage" office:value="0.712145749514485" calcext:value-type="percentage">
            <text:p>71.21%</text:p>
          </table:table-cell>
          <table:table-cell office:value-type="float" office:value="369780" calcext:value-type="float">
            <text:p>369780</text:p>
          </table:table-cell>
          <table:table-cell table:style-name="ce3" table:formula="of:=[.W8]/[.W$4]" office:value-type="percentage" office:value="0.60534725041581" calcext:value-type="percentage">
            <text:p>60.53%</text:p>
          </table:table-cell>
          <table:table-cell office:value-type="float" office:value="1074220" calcext:value-type="float">
            <text:p>1074220</text:p>
          </table:table-cell>
          <table:table-cell table:style-name="ce3" table:formula="of:=[.Y8]/[.Y$4]" office:value-type="percentage" office:value="1.00368503077711" calcext:value-type="percentage">
            <text:p>100.37%</text:p>
          </table:table-cell>
          <table:table-cell office:value-type="float" office:value="664919" calcext:value-type="float">
            <text:p>664919</text:p>
          </table:table-cell>
          <table:table-cell table:style-name="ce3" table:formula="of:=[.AA8]/[.AA$4]" office:value-type="percentage" office:value="0.899668638060484" calcext:value-type="percentage">
            <text:p>89.97%</text:p>
          </table:table-cell>
          <table:table-cell office:value-type="float" office:value="12912" calcext:value-type="float">
            <text:p>12912</text:p>
          </table:table-cell>
          <table:table-cell table:style-name="ce3" table:formula="of:=[.AC8]/[.AC$4]" office:value-type="percentage" office:value="0.524814047067431" calcext:value-type="percentage">
            <text:p>52.48%</text:p>
          </table:table-cell>
          <table:table-cell office:value-type="float" office:value="6925705" calcext:value-type="float">
            <text:p>6925705</text:p>
          </table:table-cell>
          <table:table-cell table:style-name="ce3" table:formula="of:=[.AE8]/[.AE$4]" office:value-type="percentage" office:value="0.679493911471299" calcext:value-type="percentage">
            <text:p>67.95%</text:p>
          </table:table-cell>
          <table:table-cell office:value-type="float" office:value="61482610" calcext:value-type="float">
            <text:p>61482610</text:p>
          </table:table-cell>
          <table:table-cell table:style-name="ce3" table:formula="of:=[.AG8]/[.AG$4]" office:value-type="percentage" office:value="0.6148261" calcext:value-type="percentage">
            <text:p>61.48%</text:p>
          </table:table-cell>
          <table:table-cell office:value-type="float" office:value="36591395" calcext:value-type="float">
            <text:p>36591395</text:p>
          </table:table-cell>
          <table:table-cell table:style-name="ce3" table:formula="of:=[.AI8]/[.AI$4]" office:value-type="percentage" office:value="1.00400378922212" calcext:value-type="percentage">
            <text:p>100.40%</text:p>
          </table:table-cell>
          <table:table-cell office:value-type="float" office:value="5215" calcext:value-type="float">
            <text:p>5215</text:p>
          </table:table-cell>
          <table:table-cell table:style-name="ce3" table:formula="of:=[.AK8]/[.AK$4]" office:value-type="percentage" office:value="0.467713004484305" calcext:value-type="percentage">
            <text:p>46.77%</text:p>
          </table:table-cell>
          <table:table-cell office:value-type="float" office:value="98319" calcext:value-type="float">
            <text:p>98319</text:p>
          </table:table-cell>
          <table:table-cell table:style-name="ce3" table:formula="of:=[.AM8]/[.AM$4]" office:value-type="percentage" office:value="0.960146484375" calcext:value-type="percentage">
            <text:p>96.01%</text:p>
          </table:table-cell>
          <table:table-cell office:value-type="float" office:value="1912" calcext:value-type="float">
            <text:p>1912</text:p>
          </table:table-cell>
          <table:table-cell table:style-name="ce3" table:formula="of:=[.AO8]/[.AO$4]" office:value-type="percentage" office:value="0.513840365493147" calcext:value-type="percentage">
            <text:p>51.38%</text:p>
          </table:table-cell>
          <table:table-cell office:value-type="float" office:value="382725" calcext:value-type="float">
            <text:p>382725</text:p>
          </table:table-cell>
          <table:table-cell table:style-name="ce3" table:formula="of:=[.AQ8]/[.AQ$4]" office:value-type="percentage" office:value="0.371670046147392" calcext:value-type="percentage">
            <text:p>37.17%</text:p>
          </table:table-cell>
          <table:table-cell office:value-type="float" office:value="3271775" calcext:value-type="float">
            <text:p>3271775</text:p>
          </table:table-cell>
          <table:table-cell table:style-name="ce3" table:formula="of:=[.AS8]/[.AS$4]" office:value-type="percentage" office:value="1.00402835777292" calcext:value-type="percentage">
            <text:p>100.40%</text:p>
          </table:table-cell>
          <table:table-cell office:value-type="float" office:value="260484" calcext:value-type="float">
            <text:p>260484</text:p>
          </table:table-cell>
          <table:table-cell table:style-name="ce3" table:formula="of:=[.AU8]/[.AU$4]" office:value-type="percentage" office:value="0.610384436935565" calcext:value-type="percentage">
            <text:p>61.04%</text:p>
          </table:table-cell>
          <table:table-cell office:value-type="float" office:value="472488" calcext:value-type="float">
            <text:p>472488</text:p>
          </table:table-cell>
          <table:table-cell table:style-name="ce3" table:formula="of:=[.AW8]/[.AW$4]" office:value-type="percentage" office:value="1.00402896776826" calcext:value-type="percentage">
            <text:p>100.40%</text:p>
          </table:table-cell>
          <table:table-cell office:value-type="float" office:value="27607139" calcext:value-type="float">
            <text:p>27607139</text:p>
          </table:table-cell>
          <table:table-cell table:style-name="ce3" table:formula="of:=[.AY8]/[.AY$4]" office:value-type="percentage" office:value="0.538986339058127" calcext:value-type="percentage">
            <text:p>53.90%</text:p>
          </table:table-cell>
          <table:table-cell office:value-type="float" office:value="5842786" calcext:value-type="float">
            <text:p>5842786</text:p>
          </table:table-cell>
          <table:table-cell table:style-name="ce3" table:formula="of:=[.BA8]/[.BA$4]" office:value-type="percentage" office:value="0.58600356007945" calcext:value-type="percentage">
            <text:p>58.60%</text:p>
          </table:table-cell>
          <table:table-cell office:value-type="float" office:value="7251353" calcext:value-type="float">
            <text:p>7251353</text:p>
          </table:table-cell>
          <table:table-cell table:style-name="ce3" table:formula="of:=[.BC8]/[.BC$4]" office:value-type="percentage" office:value="0.216113516808781" calcext:value-type="percentage">
            <text:p>21.61%</text:p>
          </table:table-cell>
          <table:table-cell office:value-type="float" office:value="232925" calcext:value-type="float">
            <text:p>232925</text:p>
          </table:table-cell>
          <table:table-cell table:style-name="ce3" table:formula="of:=[.BE8]/[.BE$4]" office:value-type="percentage" office:value="0.61765961565489" calcext:value-type="percentage">
            <text:p>61.77%</text:p>
          </table:table-cell>
          <table:table-cell office:value-type="float" office:value="13019" calcext:value-type="float">
            <text:p>13019</text:p>
          </table:table-cell>
          <table:table-cell table:style-name="ce3" table:formula="of:=[.BG8]/[.BG$4]" office:value-type="percentage" office:value="0.60542224702381" calcext:value-type="percentage">
            <text:p>60.54%</text:p>
          </table:table-cell>
          <table:table-cell office:value-type="float" office:value="127552" calcext:value-type="float">
            <text:p>127552</text:p>
          </table:table-cell>
          <table:table-cell table:style-name="ce3" table:formula="of:=[.BI8]/[.BI$4]" office:value-type="percentage" office:value="0.516794023029488" calcext:value-type="percentage">
            <text:p>51.68%</text:p>
          </table:table-cell>
          <table:table-cell office:value-type="float" office:value="4351118" calcext:value-type="float">
            <text:p>4351118</text:p>
          </table:table-cell>
          <table:table-cell table:style-name="ce3" table:formula="of:=[.BK8]/[.BK$4]" office:value-type="percentage" office:value="0.707246782935253" calcext:value-type="percentage">
            <text:p>70.72%</text:p>
          </table:table-cell>
          <table:table-cell office:value-type="float" office:value="6817525" calcext:value-type="float">
            <text:p>6817525</text:p>
          </table:table-cell>
          <table:table-cell table:style-name="ce3" table:formula="of:=[.BM8]/[.BM$4]" office:value-type="percentage" office:value="0.675960599201799" calcext:value-type="percentage">
            <text:p>67.60%</text:p>
          </table:table-cell>
          <table:table-cell office:value-type="float" office:value="31553" calcext:value-type="float">
            <text:p>31553</text:p>
          </table:table-cell>
          <table:table-cell table:style-name="ce3" table:formula="of:=[.BO8]/[.BO$4]" office:value-type="percentage" office:value="0.593536615187826" calcext:value-type="percentage">
            <text:p>59.35%</text:p>
          </table:table-cell>
          <table:table-cell office:value-type="float" office:value="51890" calcext:value-type="float">
            <text:p>51890</text:p>
          </table:table-cell>
          <table:table-cell table:style-name="ce3" table:formula="of:=[.BQ8]/[.BQ$4]" office:value-type="percentage" office:value="0.631272886531466" calcext:value-type="percentage">
            <text:p>63.13%</text:p>
          </table:table-cell>
          <table:table-cell office:value-type="float" office:value="30386" calcext:value-type="float">
            <text:p>30386</text:p>
          </table:table-cell>
          <table:table-cell table:style-name="ce3" table:formula="of:=[.BS8]/[.BS$4]" office:value-type="percentage" office:value="0.653097192967373" calcext:value-type="percentage">
            <text:p>65.31%</text:p>
          </table:table-cell>
          <table:table-cell office:value-type="float" office:value="8474" calcext:value-type="float">
            <text:p>8474</text:p>
          </table:table-cell>
          <table:table-cell table:style-name="ce3" table:formula="of:=[.BU8]/[.BU$4]" office:value-type="percentage" office:value="0.637814240553967" calcext:value-type="percentage">
            <text:p>63.78%</text:p>
          </table:table-cell>
          <table:table-cell office:value-type="float" office:value="7456" calcext:value-type="float">
            <text:p>7456</text:p>
          </table:table-cell>
          <table:table-cell table:style-name="ce3" table:formula="of:=[.BW8]/[.BW$4]" office:value-type="percentage" office:value="0.623724276392839" calcext:value-type="percentage">
            <text:p>62.37%</text:p>
          </table:table-cell>
          <table:table-cell office:value-type="float" office:value="22237" calcext:value-type="float">
            <text:p>22237</text:p>
          </table:table-cell>
          <table:table-cell table:style-name="ce3" table:formula="of:=[.BY8]/[.BY$4]" office:value-type="percentage" office:value="0.583571709749377" calcext:value-type="percentage">
            <text:p>58.36%</text:p>
          </table:table-cell>
          <table:table-cell office:value-type="float" office:value="831693" calcext:value-type="float">
            <text:p>831693</text:p>
          </table:table-cell>
          <table:table-cell table:style-name="ce3" table:formula="of:=[.CA8]/[.CA$4]" office:value-type="percentage" office:value="0.831693" calcext:value-type="percentage">
            <text:p>83.17%</text:p>
          </table:table-cell>
          <table:table-cell office:value-type="float" office:value="88435" calcext:value-type="float">
            <text:p>88435</text:p>
          </table:table-cell>
          <table:table-cell table:style-name="ce3" table:formula="of:=[.CC8]/[.CC$4]" office:value-type="percentage" office:value="0.172315360394064" calcext:value-type="percentage">
            <text:p>17.23%</text:p>
          </table:table-cell>
          <table:table-cell office:value-type="float" office:value="344307" calcext:value-type="float">
            <text:p>344307</text:p>
          </table:table-cell>
          <table:table-cell table:style-name="ce3" table:formula="of:=[.CE8]/[.CE$4]" office:value-type="percentage" office:value="0.714535934636752" calcext:value-type="percentage">
            <text:p>71.45%</text:p>
          </table:table-cell>
          <table:table-cell office:value-type="float" office:value="22270" calcext:value-type="float">
            <text:p>22270</text:p>
          </table:table-cell>
          <table:table-cell table:style-name="ce3" table:formula="of:=[.CG8]/[.CG$4]" office:value-type="percentage" office:value="0.562217565827674" calcext:value-type="percentage">
            <text:p>56.22%</text:p>
          </table:table-cell>
          <table:table-cell office:value-type="float" office:value="30233" calcext:value-type="float">
            <text:p>30233</text:p>
          </table:table-cell>
          <table:table-cell table:style-name="ce3" table:formula="of:=[.CI8]/[.CI$4]" office:value-type="percentage" office:value="0.421977500488513" calcext:value-type="percentage">
            <text:p>42.20%</text:p>
          </table:table-cell>
          <table:table-cell office:value-type="float" office:value="19989" calcext:value-type="float">
            <text:p>19989</text:p>
          </table:table-cell>
          <table:table-cell table:style-name="ce3" table:formula="of:=[.CK8]/[.CK$4]" office:value-type="percentage" office:value="0.404807711780311" calcext:value-type="percentage">
            <text:p>40.48%</text:p>
          </table:table-cell>
          <table:table-cell office:value-type="float" office:value="88435" calcext:value-type="float">
            <text:p>88435</text:p>
          </table:table-cell>
          <table:table-cell table:style-name="ce3" table:formula="of:=[.CM8]/[.CM$4]" office:value-type="percentage" office:value="0.172315360394064" calcext:value-type="percentage">
            <text:p>17.23%</text:p>
          </table:table-cell>
          <table:table-cell office:value-type="float" office:value="100402" calcext:value-type="float">
            <text:p>100402</text:p>
          </table:table-cell>
          <table:table-cell table:style-name="ce3" table:formula="of:=[.CO8]/[.CO$4]" office:value-type="percentage" office:value="1.00402" calcext:value-type="percentage">
            <text:p>100.40%</text:p>
          </table:table-cell>
          <table:table-cell office:value-type="float" office:value="3807208" calcext:value-type="float">
            <text:p>3807208</text:p>
          </table:table-cell>
          <table:table-cell table:style-name="ce3" table:formula="of:=[.CQ8]/[.CQ$4]" office:value-type="percentage" office:value="0.574481960863725" calcext:value-type="percentage">
            <text:p>57.45%</text:p>
          </table:table-cell>
          <table:table-cell office:value-type="float" office:value="9120233" calcext:value-type="float">
            <text:p>9120233</text:p>
          </table:table-cell>
          <table:table-cell table:style-name="ce3" table:formula="of:=[.CS8]/[.CS$4]" office:value-type="percentage" office:value="0.422107940239929" calcext:value-type="percentage">
            <text:p>42.21%</text:p>
          </table:table-cell>
          <table:table-cell office:value-type="float" office:value="6609618" calcext:value-type="float">
            <text:p>6609618</text:p>
          </table:table-cell>
          <table:table-cell table:style-name="ce3" table:formula="of:=[.CU8]/[.CU$4]" office:value-type="percentage" office:value="0.911427060109675" calcext:value-type="percentage">
            <text:p>91.14%</text:p>
          </table:table-cell>
          <table:table-cell office:value-type="float" office:value="68364595" calcext:value-type="float">
            <text:p>68364595</text:p>
          </table:table-cell>
          <table:table-cell table:style-name="ce3" table:formula="of:=[.CW8]/[.CW$4]" office:value-type="percentage" office:value="1.00266711178418" calcext:value-type="percentage">
            <text:p>100.27%</text:p>
          </table:table-cell>
          <table:table-cell office:value-type="float" office:value="20544" calcext:value-type="float">
            <text:p>20544</text:p>
          </table:table-cell>
          <table:table-cell table:style-name="ce3" table:formula="of:=[.CY8]/[.CY$4]" office:value-type="percentage" office:value="0.537238493723849" calcext:value-type="percentage">
            <text:p>53.72%</text:p>
          </table:table-cell>
          <table:table-cell office:value-type="float" office:value="39569" calcext:value-type="float">
            <text:p>39569</text:p>
          </table:table-cell>
          <table:table-cell table:style-name="ce3" table:formula="of:=[.DA8]/[.DA$4]" office:value-type="percentage" office:value="0.422317092694381" calcext:value-type="percentage">
            <text:p>42.23%</text:p>
          </table:table-cell>
          <table:table-cell office:value-type="float" office:value="22310266" calcext:value-type="float">
            <text:p>22310266</text:p>
          </table:table-cell>
          <table:table-cell table:style-name="ce3" table:formula="of:=[.DC8]/[.DC$4]" office:value-type="percentage" office:value="0.53813227104572" calcext:value-type="percentage">
            <text:p>53.81%</text:p>
          </table:table-cell>
          <table:table-cell office:value-type="float" office:value="1487927" calcext:value-type="float">
            <text:p>1487927</text:p>
          </table:table-cell>
          <table:table-cell table:style-name="ce3" table:formula="of:=[.DE8]/[.DE$4]" office:value-type="percentage" office:value="0.601571520983262" calcext:value-type="percentage">
            <text:p>60.16%</text:p>
          </table:table-cell>
          <table:table-cell office:value-type="float" office:value="8280369" calcext:value-type="float">
            <text:p>8280369</text:p>
          </table:table-cell>
          <table:table-cell table:style-name="ce3" table:formula="of:=[.DG8]/[.DG$4]" office:value-type="percentage" office:value="0.977122314213428" calcext:value-type="percentage">
            <text:p>97.71%</text:p>
          </table:table-cell>
          <table:table-cell office:value-type="float" office:value="2658" calcext:value-type="float">
            <text:p>2658</text:p>
          </table:table-cell>
          <table:table-cell table:style-name="ce3" table:formula="of:=[.DI8]/[.DI$4]" office:value-type="percentage" office:value="0.628814762242725" calcext:value-type="percentage">
            <text:p>62.88%</text:p>
          </table:table-cell>
          <table:table-cell office:value-type="float" office:value="1563858" calcext:value-type="float">
            <text:p>1563858</text:p>
          </table:table-cell>
          <table:table-cell table:style-name="ce3" table:formula="of:=[.DK8]/[.DK$4]" office:value-type="percentage" office:value="0.29256802262931" calcext:value-type="percentage">
            <text:p>29.26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65536" calcext:value-type="float">
            <text:p>65536</text:p>
          </table:table-cell>
          <table:table-cell office:value-type="float" office:value="3167285" calcext:value-type="float">
            <text:p>3167285</text:p>
          </table:table-cell>
          <table:table-cell table:style-name="ce3" table:formula="of:=[.C9]/[.C$4]" office:value-type="percentage" office:value="0.682797298375188" calcext:value-type="percentage">
            <text:p>68.28%</text:p>
          </table:table-cell>
          <table:table-cell office:value-type="float" office:value="2" calcext:value-type="float">
            <text:p>2</text:p>
          </table:table-cell>
          <table:table-cell table:style-name="ce3" table:formula="of:=[.E9]/[.E$4]" office:value-type="percentage" office:value="2" calcext:value-type="percentage">
            <text:p>200.00%</text:p>
          </table:table-cell>
          <table:table-cell office:value-type="float" office:value="413" calcext:value-type="float">
            <text:p>413</text:p>
          </table:table-cell>
          <table:table-cell table:style-name="ce3" table:formula="of:=[.G9]/[.G$4]" office:value-type="percentage" office:value="0.00413" calcext:value-type="percentage">
            <text:p>0.41%</text:p>
          </table:table-cell>
          <table:table-cell office:value-type="float" office:value="90871" calcext:value-type="float">
            <text:p>90871</text:p>
          </table:table-cell>
          <table:table-cell table:style-name="ce3" table:formula="of:=[.I9]/[.I$4]" office:value-type="percentage" office:value="0.597485682725246" calcext:value-type="percentage">
            <text:p>59.75%</text:p>
          </table:table-cell>
          <table:table-cell office:value-type="float" office:value="464" calcext:value-type="float">
            <text:p>464</text:p>
          </table:table-cell>
          <table:table-cell table:style-name="ce3" table:formula="of:=[.K9]/[.K$4]" office:value-type="percentage" office:value="0.00464" calcext:value-type="percentage">
            <text:p>0.46%</text:p>
          </table:table-cell>
          <table:table-cell office:value-type="float" office:value="76528" calcext:value-type="float">
            <text:p>76528</text:p>
          </table:table-cell>
          <table:table-cell table:style-name="ce3" table:formula="of:=[.M9]/[.M$4]" office:value-type="percentage" office:value="0.997458389270493" calcext:value-type="percentage">
            <text:p>99.75%</text:p>
          </table:table-cell>
          <table:table-cell office:value-type="float" office:value="78012" calcext:value-type="float">
            <text:p>78012</text:p>
          </table:table-cell>
          <table:table-cell table:style-name="ce3" table:formula="of:=[.O9]/[.O$4]" office:value-type="percentage" office:value="0.623203572484203" calcext:value-type="percentage">
            <text:p>62.32%</text:p>
          </table:table-cell>
          <table:table-cell office:value-type="float" office:value="57843" calcext:value-type="float">
            <text:p>57843</text:p>
          </table:table-cell>
          <table:table-cell table:style-name="ce3" table:formula="of:=[.Q9]/[.Q$4]" office:value-type="percentage" office:value="0.51988567422547" calcext:value-type="percentage">
            <text:p>51.99%</text:p>
          </table:table-cell>
          <table:table-cell office:value-type="float" office:value="2136195" calcext:value-type="float">
            <text:p>2136195</text:p>
          </table:table-cell>
          <table:table-cell table:style-name="ce3" table:formula="of:=[.S9]/[.S$4]" office:value-type="percentage" office:value="0.527795429748342" calcext:value-type="percentage">
            <text:p>52.78%</text:p>
          </table:table-cell>
          <table:table-cell office:value-type="float" office:value="510926" calcext:value-type="float">
            <text:p>510926</text:p>
          </table:table-cell>
          <table:table-cell table:style-name="ce3" table:formula="of:=[.U9]/[.U$4]" office:value-type="percentage" office:value="0.664601032036848" calcext:value-type="percentage">
            <text:p>66.46%</text:p>
          </table:table-cell>
          <table:table-cell office:value-type="float" office:value="340080" calcext:value-type="float">
            <text:p>340080</text:p>
          </table:table-cell>
          <table:table-cell table:style-name="ce3" table:formula="of:=[.W9]/[.W$4]" office:value-type="percentage" office:value="0.556726953651924" calcext:value-type="percentage">
            <text:p>55.67%</text:p>
          </table:table-cell>
          <table:table-cell office:value-type="float" office:value="1074158" calcext:value-type="float">
            <text:p>1074158</text:p>
          </table:table-cell>
          <table:table-cell table:style-name="ce3" table:formula="of:=[.Y9]/[.Y$4]" office:value-type="percentage" office:value="1.0036271017943" calcext:value-type="percentage">
            <text:p>100.36%</text:p>
          </table:table-cell>
          <table:table-cell office:value-type="float" office:value="653573" calcext:value-type="float">
            <text:p>653573</text:p>
          </table:table-cell>
          <table:table-cell table:style-name="ce3" table:formula="of:=[.AA9]/[.AA$4]" office:value-type="percentage" office:value="0.884316933014555" calcext:value-type="percentage">
            <text:p>88.43%</text:p>
          </table:table-cell>
          <table:table-cell office:value-type="float" office:value="11905" calcext:value-type="float">
            <text:p>11905</text:p>
          </table:table-cell>
          <table:table-cell table:style-name="ce3" table:formula="of:=[.AC9]/[.AC$4]" office:value-type="percentage" office:value="0.483884079177336" calcext:value-type="percentage">
            <text:p>48.39%</text:p>
          </table:table-cell>
          <table:table-cell office:value-type="float" office:value="6447630" calcext:value-type="float">
            <text:p>6447630</text:p>
          </table:table-cell>
          <table:table-cell table:style-name="ce3" table:formula="of:=[.AE9]/[.AE$4]" office:value-type="percentage" office:value="0.63258907626295" calcext:value-type="percentage">
            <text:p>63.26%</text:p>
          </table:table-cell>
          <table:table-cell office:value-type="float" office:value="57001965" calcext:value-type="float">
            <text:p>57001965</text:p>
          </table:table-cell>
          <table:table-cell table:style-name="ce3" table:formula="of:=[.AG9]/[.AG$4]" office:value-type="percentage" office:value="0.57001965" calcext:value-type="percentage">
            <text:p>57.00%</text:p>
          </table:table-cell>
          <table:table-cell office:value-type="float" office:value="36588391" calcext:value-type="float">
            <text:p>36588391</text:p>
          </table:table-cell>
          <table:table-cell table:style-name="ce3" table:formula="of:=[.AI9]/[.AI$4]" office:value-type="percentage" office:value="1.0039213647236" calcext:value-type="percentage">
            <text:p>100.39%</text:p>
          </table:table-cell>
          <table:table-cell office:value-type="float" office:value="5215" calcext:value-type="float">
            <text:p>5215</text:p>
          </table:table-cell>
          <table:table-cell table:style-name="ce3" table:formula="of:=[.AK9]/[.AK$4]" office:value-type="percentage" office:value="0.467713004484305" calcext:value-type="percentage">
            <text:p>46.77%</text:p>
          </table:table-cell>
          <table:table-cell office:value-type="float" office:value="96149" calcext:value-type="float">
            <text:p>96149</text:p>
          </table:table-cell>
          <table:table-cell table:style-name="ce3" table:formula="of:=[.AM9]/[.AM$4]" office:value-type="percentage" office:value="0.938955078125" calcext:value-type="percentage">
            <text:p>93.90%</text:p>
          </table:table-cell>
          <table:table-cell office:value-type="float" office:value="1912" calcext:value-type="float">
            <text:p>1912</text:p>
          </table:table-cell>
          <table:table-cell table:style-name="ce3" table:formula="of:=[.AO9]/[.AO$4]" office:value-type="percentage" office:value="0.513840365493147" calcext:value-type="percentage">
            <text:p>51.38%</text:p>
          </table:table-cell>
          <table:table-cell office:value-type="float" office:value="375160" calcext:value-type="float">
            <text:p>375160</text:p>
          </table:table-cell>
          <table:table-cell table:style-name="ce3" table:formula="of:=[.AQ9]/[.AQ$4]" office:value-type="percentage" office:value="0.364323560030454" calcext:value-type="percentage">
            <text:p>36.43%</text:p>
          </table:table-cell>
          <table:table-cell office:value-type="float" office:value="3271477" calcext:value-type="float">
            <text:p>3271477</text:p>
          </table:table-cell>
          <table:table-cell table:style-name="ce3" table:formula="of:=[.AS9]/[.AS$4]" office:value-type="percentage" office:value="1.0039369088039" calcext:value-type="percentage">
            <text:p>100.39%</text:p>
          </table:table-cell>
          <table:table-cell office:value-type="float" office:value="239992" calcext:value-type="float">
            <text:p>239992</text:p>
          </table:table-cell>
          <table:table-cell table:style-name="ce3" table:formula="of:=[.AU9]/[.AU$4]" office:value-type="percentage" office:value="0.562366140680579" calcext:value-type="percentage">
            <text:p>56.24%</text:p>
          </table:table-cell>
          <table:table-cell office:value-type="float" office:value="472446" calcext:value-type="float">
            <text:p>472446</text:p>
          </table:table-cell>
          <table:table-cell table:style-name="ce3" table:formula="of:=[.AW9]/[.AW$4]" office:value-type="percentage" office:value="1.00393971848225" calcext:value-type="percentage">
            <text:p>100.39%</text:p>
          </table:table-cell>
          <table:table-cell office:value-type="float" office:value="26427882" calcext:value-type="float">
            <text:p>26427882</text:p>
          </table:table-cell>
          <table:table-cell table:style-name="ce3" table:formula="of:=[.AY9]/[.AY$4]" office:value-type="percentage" office:value="0.515963185038485" calcext:value-type="percentage">
            <text:p>51.60%</text:p>
          </table:table-cell>
          <table:table-cell office:value-type="float" office:value="5652256" calcext:value-type="float">
            <text:p>5652256</text:p>
          </table:table-cell>
          <table:table-cell table:style-name="ce3" table:formula="of:=[.BA9]/[.BA$4]" office:value-type="percentage" office:value="0.566894310091184" calcext:value-type="percentage">
            <text:p>56.69%</text:p>
          </table:table-cell>
          <table:table-cell office:value-type="float" office:value="6234116" calcext:value-type="float">
            <text:p>6234116</text:p>
          </table:table-cell>
          <table:table-cell table:style-name="ce3" table:formula="of:=[.BC9]/[.BC$4]" office:value-type="percentage" office:value="0.18579660002125" calcext:value-type="percentage">
            <text:p>18.58%</text:p>
          </table:table-cell>
          <table:table-cell office:value-type="float" office:value="216137" calcext:value-type="float">
            <text:p>216137</text:p>
          </table:table-cell>
          <table:table-cell table:style-name="ce3" table:formula="of:=[.BE9]/[.BE$4]" office:value-type="percentage" office:value="0.573141982821943" calcext:value-type="percentage">
            <text:p>57.31%</text:p>
          </table:table-cell>
          <table:table-cell office:value-type="float" office:value="12931" calcext:value-type="float">
            <text:p>12931</text:p>
          </table:table-cell>
          <table:table-cell table:style-name="ce3" table:formula="of:=[.BG9]/[.BG$4]" office:value-type="percentage" office:value="0.601329985119048" calcext:value-type="percentage">
            <text:p>60.13%</text:p>
          </table:table-cell>
          <table:table-cell office:value-type="float" office:value="121259" calcext:value-type="float">
            <text:p>121259</text:p>
          </table:table-cell>
          <table:table-cell table:style-name="ce3" table:formula="of:=[.BI9]/[.BI$4]" office:value-type="percentage" office:value="0.491297090116444" calcext:value-type="percentage">
            <text:p>49.13%</text:p>
          </table:table-cell>
          <table:table-cell office:value-type="float" office:value="4201561" calcext:value-type="float">
            <text:p>4201561</text:p>
          </table:table-cell>
          <table:table-cell table:style-name="ce3" table:formula="of:=[.BK9]/[.BK$4]" office:value-type="percentage" office:value="0.682937236029045" calcext:value-type="percentage">
            <text:p>68.29%</text:p>
          </table:table-cell>
          <table:table-cell office:value-type="float" office:value="5245717" calcext:value-type="float">
            <text:p>5245717</text:p>
          </table:table-cell>
          <table:table-cell table:style-name="ce3" table:formula="of:=[.BM9]/[.BM$4]" office:value-type="percentage" office:value="0.520115145388255" calcext:value-type="percentage">
            <text:p>52.01%</text:p>
          </table:table-cell>
          <table:table-cell office:value-type="float" office:value="28933" calcext:value-type="float">
            <text:p>28933</text:p>
          </table:table-cell>
          <table:table-cell table:style-name="ce3" table:formula="of:=[.BO9]/[.BO$4]" office:value-type="percentage" office:value="0.544252365455879" calcext:value-type="percentage">
            <text:p>54.43%</text:p>
          </table:table-cell>
          <table:table-cell office:value-type="float" office:value="48448" calcext:value-type="float">
            <text:p>48448</text:p>
          </table:table-cell>
          <table:table-cell table:style-name="ce3" table:formula="of:=[.BQ9]/[.BQ$4]" office:value-type="percentage" office:value="0.58939889779681" calcext:value-type="percentage">
            <text:p>58.94%</text:p>
          </table:table-cell>
          <table:table-cell office:value-type="float" office:value="28294" calcext:value-type="float">
            <text:p>28294</text:p>
          </table:table-cell>
          <table:table-cell table:style-name="ce3" table:formula="of:=[.BS9]/[.BS$4]" office:value-type="percentage" office:value="0.608133086876155" calcext:value-type="percentage">
            <text:p>60.81%</text:p>
          </table:table-cell>
          <table:table-cell office:value-type="float" office:value="8474" calcext:value-type="float">
            <text:p>8474</text:p>
          </table:table-cell>
          <table:table-cell table:style-name="ce3" table:formula="of:=[.BU9]/[.BU$4]" office:value-type="percentage" office:value="0.637814240553967" calcext:value-type="percentage">
            <text:p>63.78%</text:p>
          </table:table-cell>
          <table:table-cell office:value-type="float" office:value="7456" calcext:value-type="float">
            <text:p>7456</text:p>
          </table:table-cell>
          <table:table-cell table:style-name="ce3" table:formula="of:=[.BW9]/[.BW$4]" office:value-type="percentage" office:value="0.623724276392839" calcext:value-type="percentage">
            <text:p>62.37%</text:p>
          </table:table-cell>
          <table:table-cell office:value-type="float" office:value="20609" calcext:value-type="float">
            <text:p>20609</text:p>
          </table:table-cell>
          <table:table-cell table:style-name="ce3" table:formula="of:=[.BY9]/[.BY$4]" office:value-type="percentage" office:value="0.540847657787692" calcext:value-type="percentage">
            <text:p>54.08%</text:p>
          </table:table-cell>
          <table:table-cell office:value-type="float" office:value="783153" calcext:value-type="float">
            <text:p>783153</text:p>
          </table:table-cell>
          <table:table-cell table:style-name="ce3" table:formula="of:=[.CA9]/[.CA$4]" office:value-type="percentage" office:value="0.783153" calcext:value-type="percentage">
            <text:p>78.32%</text:p>
          </table:table-cell>
          <table:table-cell office:value-type="float" office:value="86702" calcext:value-type="float">
            <text:p>86702</text:p>
          </table:table-cell>
          <table:table-cell table:style-name="ce3" table:formula="of:=[.CC9]/[.CC$4]" office:value-type="percentage" office:value="0.168938614540466" calcext:value-type="percentage">
            <text:p>16.89%</text:p>
          </table:table-cell>
          <table:table-cell office:value-type="float" office:value="322112" calcext:value-type="float">
            <text:p>322112</text:p>
          </table:table-cell>
          <table:table-cell table:style-name="ce3" table:formula="of:=[.CE9]/[.CE$4]" office:value-type="percentage" office:value="0.668474933642689" calcext:value-type="percentage">
            <text:p>66.85%</text:p>
          </table:table-cell>
          <table:table-cell office:value-type="float" office:value="20903" calcext:value-type="float">
            <text:p>20903</text:p>
          </table:table-cell>
          <table:table-cell table:style-name="ce3" table:formula="of:=[.CG9]/[.CG$4]" office:value-type="percentage" office:value="0.527706950089622" calcext:value-type="percentage">
            <text:p>52.77%</text:p>
          </table:table-cell>
          <table:table-cell office:value-type="float" office:value="28383" calcext:value-type="float">
            <text:p>28383</text:p>
          </table:table-cell>
          <table:table-cell table:style-name="ce3" table:formula="of:=[.CI9]/[.CI$4]" office:value-type="percentage" office:value="0.396156100829076" calcext:value-type="percentage">
            <text:p>39.62%</text:p>
          </table:table-cell>
          <table:table-cell office:value-type="float" office:value="18717" calcext:value-type="float">
            <text:p>18717</text:p>
          </table:table-cell>
          <table:table-cell table:style-name="ce3" table:formula="of:=[.CK9]/[.CK$4]" office:value-type="percentage" office:value="0.379047773344944" calcext:value-type="percentage">
            <text:p>37.90%</text:p>
          </table:table-cell>
          <table:table-cell office:value-type="float" office:value="86702" calcext:value-type="float">
            <text:p>86702</text:p>
          </table:table-cell>
          <table:table-cell table:style-name="ce3" table:formula="of:=[.CM9]/[.CM$4]" office:value-type="percentage" office:value="0.168938614540466" calcext:value-type="percentage">
            <text:p>16.89%</text:p>
          </table:table-cell>
          <table:table-cell office:value-type="float" office:value="100394" calcext:value-type="float">
            <text:p>100394</text:p>
          </table:table-cell>
          <table:table-cell table:style-name="ce3" table:formula="of:=[.CO9]/[.CO$4]" office:value-type="percentage" office:value="1.00394" calcext:value-type="percentage">
            <text:p>100.39%</text:p>
          </table:table-cell>
          <table:table-cell office:value-type="float" office:value="3574678" calcext:value-type="float">
            <text:p>3574678</text:p>
          </table:table-cell>
          <table:table-cell table:style-name="ce3" table:formula="of:=[.CQ9]/[.CQ$4]" office:value-type="percentage" office:value="0.539394755131955" calcext:value-type="percentage">
            <text:p>53.94%</text:p>
          </table:table-cell>
          <table:table-cell office:value-type="float" office:value="8195513" calcext:value-type="float">
            <text:p>8195513</text:p>
          </table:table-cell>
          <table:table-cell table:style-name="ce3" table:formula="of:=[.CS9]/[.CS$4]" office:value-type="percentage" office:value="0.379309510145142" calcext:value-type="percentage">
            <text:p>37.93%</text:p>
          </table:table-cell>
          <table:table-cell office:value-type="float" office:value="6505186" calcext:value-type="float">
            <text:p>6505186</text:p>
          </table:table-cell>
          <table:table-cell table:style-name="ce3" table:formula="of:=[.CU9]/[.CU$4]" office:value-type="percentage" office:value="0.897026507650914" calcext:value-type="percentage">
            <text:p>89.70%</text:p>
          </table:table-cell>
          <table:table-cell office:value-type="float" office:value="68362786" calcext:value-type="float">
            <text:p>68362786</text:p>
          </table:table-cell>
          <table:table-cell table:style-name="ce3" table:formula="of:=[.CW9]/[.CW$4]" office:value-type="percentage" office:value="1.00264058014444" calcext:value-type="percentage">
            <text:p>100.26%</text:p>
          </table:table-cell>
          <table:table-cell office:value-type="float" office:value="18812" calcext:value-type="float">
            <text:p>18812</text:p>
          </table:table-cell>
          <table:table-cell table:style-name="ce3" table:formula="of:=[.CY9]/[.CY$4]" office:value-type="percentage" office:value="0.491945606694561" calcext:value-type="percentage">
            <text:p>49.19%</text:p>
          </table:table-cell>
          <table:table-cell office:value-type="float" office:value="32257" calcext:value-type="float">
            <text:p>32257</text:p>
          </table:table-cell>
          <table:table-cell table:style-name="ce3" table:formula="of:=[.DA9]/[.DA$4]" office:value-type="percentage" office:value="0.344276642296814" calcext:value-type="percentage">
            <text:p>34.43%</text:p>
          </table:table-cell>
          <table:table-cell office:value-type="float" office:value="20550010" calcext:value-type="float">
            <text:p>20550010</text:p>
          </table:table-cell>
          <table:table-cell table:style-name="ce3" table:formula="of:=[.DC9]/[.DC$4]" office:value-type="percentage" office:value="0.495674213445606" calcext:value-type="percentage">
            <text:p>49.57%</text:p>
          </table:table-cell>
          <table:table-cell office:value-type="float" office:value="1233964" calcext:value-type="float">
            <text:p>1233964</text:p>
          </table:table-cell>
          <table:table-cell table:style-name="ce3" table:formula="of:=[.DE9]/[.DE$4]" office:value-type="percentage" office:value="0.498893830354977" calcext:value-type="percentage">
            <text:p>49.89%</text:p>
          </table:table-cell>
          <table:table-cell office:value-type="float" office:value="8056378" calcext:value-type="float">
            <text:p>8056378</text:p>
          </table:table-cell>
          <table:table-cell table:style-name="ce3" table:formula="of:=[.DG9]/[.DG$4]" office:value-type="percentage" office:value="0.950690327392191" calcext:value-type="percentage">
            <text:p>95.07%</text:p>
          </table:table-cell>
          <table:table-cell office:value-type="float" office:value="2658" calcext:value-type="float">
            <text:p>2658</text:p>
          </table:table-cell>
          <table:table-cell table:style-name="ce3" table:formula="of:=[.DI9]/[.DI$4]" office:value-type="percentage" office:value="0.628814762242725" calcext:value-type="percentage">
            <text:p>62.88%</text:p>
          </table:table-cell>
          <table:table-cell office:value-type="float" office:value="1353760" calcext:value-type="float">
            <text:p>1353760</text:p>
          </table:table-cell>
          <table:table-cell table:style-name="ce3" table:formula="of:=[.DK9]/[.DK$4]" office:value-type="percentage" office:value="0.253262691570881" calcext:value-type="percentage">
            <text:p>25.33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64336" calcext:value-type="float">
            <text:p>3164336</text:p>
          </table:table-cell>
          <table:table-cell table:style-name="ce3" table:formula="of:=[.C10]/[.C$4]" office:value-type="percentage" office:value="0.682161558543468" calcext:value-type="percentage">
            <text:p>68.22%</text:p>
          </table:table-cell>
          <table:table-cell office:value-type="float" office:value="2" calcext:value-type="float">
            <text:p>2</text:p>
          </table:table-cell>
          <table:table-cell table:style-name="ce3" table:formula="of:=[.E10]/[.E$4]" office:value-type="percentage" office:value="2" calcext:value-type="percentage">
            <text:p>200.00%</text:p>
          </table:table-cell>
          <table:table-cell office:value-type="float" office:value="403" calcext:value-type="float">
            <text:p>403</text:p>
          </table:table-cell>
          <table:table-cell table:style-name="ce3" table:formula="of:=[.G10]/[.G$4]" office:value-type="percentage" office:value="0.00403" calcext:value-type="percentage">
            <text:p>0.40%</text:p>
          </table:table-cell>
          <table:table-cell office:value-type="float" office:value="90735" calcext:value-type="float">
            <text:p>90735</text:p>
          </table:table-cell>
          <table:table-cell table:style-name="ce3" table:formula="of:=[.I10]/[.I$4]" office:value-type="percentage" office:value="0.596591469468535" calcext:value-type="percentage">
            <text:p>59.66%</text:p>
          </table:table-cell>
          <table:table-cell office:value-type="float" office:value="428" calcext:value-type="float">
            <text:p>428</text:p>
          </table:table-cell>
          <table:table-cell table:style-name="ce3" table:formula="of:=[.K10]/[.K$4]" office:value-type="percentage" office:value="0.00428" calcext:value-type="percentage">
            <text:p>0.43%</text:p>
          </table:table-cell>
          <table:table-cell office:value-type="float" office:value="76527" calcext:value-type="float">
            <text:p>76527</text:p>
          </table:table-cell>
          <table:table-cell table:style-name="ce3" table:formula="of:=[.M10]/[.M$4]" office:value-type="percentage" office:value="0.997445355369316" calcext:value-type="percentage">
            <text:p>99.74%</text:p>
          </table:table-cell>
          <table:table-cell office:value-type="float" office:value="79026" calcext:value-type="float">
            <text:p>79026</text:p>
          </table:table-cell>
          <table:table-cell table:style-name="ce3" table:formula="of:=[.O10]/[.O$4]" office:value-type="percentage" office:value="0.631303972711078" calcext:value-type="percentage">
            <text:p>63.13%</text:p>
          </table:table-cell>
          <table:table-cell office:value-type="float" office:value="58061" calcext:value-type="float">
            <text:p>58061</text:p>
          </table:table-cell>
          <table:table-cell table:style-name="ce3" table:formula="of:=[.Q10]/[.Q$4]" office:value-type="percentage" office:value="0.521845031053109" calcext:value-type="percentage">
            <text:p>52.18%</text:p>
          </table:table-cell>
          <table:table-cell office:value-type="float" office:value="2112359" calcext:value-type="float">
            <text:p>2112359</text:p>
          </table:table-cell>
          <table:table-cell table:style-name="ce3" table:formula="of:=[.S10]/[.S$4]" office:value-type="percentage" office:value="0.521906205279844" calcext:value-type="percentage">
            <text:p>52.19%</text:p>
          </table:table-cell>
          <table:table-cell office:value-type="float" office:value="516604" calcext:value-type="float">
            <text:p>516604</text:p>
          </table:table-cell>
          <table:table-cell table:style-name="ce3" table:formula="of:=[.U10]/[.U$4]" office:value-type="percentage" office:value="0.671986846538176" calcext:value-type="percentage">
            <text:p>67.20%</text:p>
          </table:table-cell>
          <table:table-cell office:value-type="float" office:value="340335" calcext:value-type="float">
            <text:p>340335</text:p>
          </table:table-cell>
          <table:table-cell table:style-name="ce3" table:formula="of:=[.W10]/[.W$4]" office:value-type="percentage" office:value="0.557144400644342" calcext:value-type="percentage">
            <text:p>55.71%</text:p>
          </table:table-cell>
          <table:table-cell office:value-type="float" office:value="1074290" calcext:value-type="float">
            <text:p>1074290</text:p>
          </table:table-cell>
          <table:table-cell table:style-name="ce3" table:formula="of:=[.Y10]/[.Y$4]" office:value-type="percentage" office:value="1.00375043446737" calcext:value-type="percentage">
            <text:p>100.38%</text:p>
          </table:table-cell>
          <table:table-cell office:value-type="float" office:value="653825" calcext:value-type="float">
            <text:p>653825</text:p>
          </table:table-cell>
          <table:table-cell table:style-name="ce3" table:formula="of:=[.AA10]/[.AA$4]" office:value-type="percentage" office:value="0.884657901608912" calcext:value-type="percentage">
            <text:p>88.47%</text:p>
          </table:table-cell>
          <table:table-cell office:value-type="float" office:value="11905" calcext:value-type="float">
            <text:p>11905</text:p>
          </table:table-cell>
          <table:table-cell table:style-name="ce3" table:formula="of:=[.AC10]/[.AC$4]" office:value-type="percentage" office:value="0.483884079177336" calcext:value-type="percentage">
            <text:p>48.39%</text:p>
          </table:table-cell>
          <table:table-cell office:value-type="float" office:value="6473230" calcext:value-type="float">
            <text:p>6473230</text:p>
          </table:table-cell>
          <table:table-cell table:style-name="ce3" table:formula="of:=[.AE10]/[.AE$4]" office:value-type="percentage" office:value="0.635100740293351" calcext:value-type="percentage">
            <text:p>63.51%</text:p>
          </table:table-cell>
          <table:table-cell office:value-type="float" office:value="57343124" calcext:value-type="float">
            <text:p>57343124</text:p>
          </table:table-cell>
          <table:table-cell table:style-name="ce3" table:formula="of:=[.AG10]/[.AG$4]" office:value-type="percentage" office:value="0.57343124" calcext:value-type="percentage">
            <text:p>57.34%</text:p>
          </table:table-cell>
          <table:table-cell office:value-type="float" office:value="36588104" calcext:value-type="float">
            <text:p>36588104</text:p>
          </table:table-cell>
          <table:table-cell table:style-name="ce3" table:formula="of:=[.AI10]/[.AI$4]" office:value-type="percentage" office:value="1.00391348994628" calcext:value-type="percentage">
            <text:p>100.39%</text:p>
          </table:table-cell>
          <table:table-cell office:value-type="float" office:value="5215" calcext:value-type="float">
            <text:p>5215</text:p>
          </table:table-cell>
          <table:table-cell table:style-name="ce3" table:formula="of:=[.AK10]/[.AK$4]" office:value-type="percentage" office:value="0.467713004484305" calcext:value-type="percentage">
            <text:p>46.77%</text:p>
          </table:table-cell>
          <table:table-cell office:value-type="float" office:value="97265" calcext:value-type="float">
            <text:p>97265</text:p>
          </table:table-cell>
          <table:table-cell table:style-name="ce3" table:formula="of:=[.AM10]/[.AM$4]" office:value-type="percentage" office:value="0.949853515625" calcext:value-type="percentage">
            <text:p>94.99%</text:p>
          </table:table-cell>
          <table:table-cell office:value-type="float" office:value="1912" calcext:value-type="float">
            <text:p>1912</text:p>
          </table:table-cell>
          <table:table-cell table:style-name="ce3" table:formula="of:=[.AO10]/[.AO$4]" office:value-type="percentage" office:value="0.513840365493147" calcext:value-type="percentage">
            <text:p>51.38%</text:p>
          </table:table-cell>
          <table:table-cell office:value-type="float" office:value="376129" calcext:value-type="float">
            <text:p>376129</text:p>
          </table:table-cell>
          <table:table-cell table:style-name="ce3" table:formula="of:=[.AQ10]/[.AQ$4]" office:value-type="percentage" office:value="0.365264570611725" calcext:value-type="percentage">
            <text:p>36.53%</text:p>
          </table:table-cell>
          <table:table-cell office:value-type="float" office:value="3271440" calcext:value-type="float">
            <text:p>3271440</text:p>
          </table:table-cell>
          <table:table-cell table:style-name="ce3" table:formula="of:=[.AS10]/[.AS$4]" office:value-type="percentage" office:value="1.0039255544017" calcext:value-type="percentage">
            <text:p>100.39%</text:p>
          </table:table-cell>
          <table:table-cell office:value-type="float" office:value="238586" calcext:value-type="float">
            <text:p>238586</text:p>
          </table:table-cell>
          <table:table-cell table:style-name="ce3" table:formula="of:=[.AU10]/[.AU$4]" office:value-type="percentage" office:value="0.559071502551821" calcext:value-type="percentage">
            <text:p>55.91%</text:p>
          </table:table-cell>
          <table:table-cell office:value-type="float" office:value="472440" calcext:value-type="float">
            <text:p>472440</text:p>
          </table:table-cell>
          <table:table-cell table:style-name="ce3" table:formula="of:=[.AW10]/[.AW$4]" office:value-type="percentage" office:value="1.00392696858425" calcext:value-type="percentage">
            <text:p>100.39%</text:p>
          </table:table-cell>
          <table:table-cell office:value-type="float" office:value="26475652" calcext:value-type="float">
            <text:p>26475652</text:p>
          </table:table-cell>
          <table:table-cell table:style-name="ce3" table:formula="of:=[.AY10]/[.AY$4]" office:value-type="percentage" office:value="0.516895819797081" calcext:value-type="percentage">
            <text:p>51.69%</text:p>
          </table:table-cell>
          <table:table-cell office:value-type="float" office:value="5681387" calcext:value-type="float">
            <text:p>5681387</text:p>
          </table:table-cell>
          <table:table-cell table:style-name="ce3" table:formula="of:=[.BA10]/[.BA$4]" office:value-type="percentage" office:value="0.569816010408238" calcext:value-type="percentage">
            <text:p>56.98%</text:p>
          </table:table-cell>
          <table:table-cell office:value-type="float" office:value="5981585" calcext:value-type="float">
            <text:p>5981585</text:p>
          </table:table-cell>
          <table:table-cell table:style-name="ce3" table:formula="of:=[.BC10]/[.BC$4]" office:value-type="percentage" office:value="0.17827036836307" calcext:value-type="percentage">
            <text:p>17.83%</text:p>
          </table:table-cell>
          <table:table-cell office:value-type="float" office:value="218639" calcext:value-type="float">
            <text:p>218639</text:p>
          </table:table-cell>
          <table:table-cell table:style-name="ce3" table:formula="of:=[.BE10]/[.BE$4]" office:value-type="percentage" office:value="0.579776669344937" calcext:value-type="percentage">
            <text:p>57.98%</text:p>
          </table:table-cell>
          <table:table-cell office:value-type="float" office:value="12931" calcext:value-type="float">
            <text:p>12931</text:p>
          </table:table-cell>
          <table:table-cell table:style-name="ce3" table:formula="of:=[.BG10]/[.BG$4]" office:value-type="percentage" office:value="0.601329985119048" calcext:value-type="percentage">
            <text:p>60.13%</text:p>
          </table:table-cell>
          <table:table-cell office:value-type="float" office:value="120251" calcext:value-type="float">
            <text:p>120251</text:p>
          </table:table-cell>
          <table:table-cell table:style-name="ce3" table:formula="of:=[.BI10]/[.BI$4]" office:value-type="percentage" office:value="0.48721304302025" calcext:value-type="percentage">
            <text:p>48.72%</text:p>
          </table:table-cell>
          <table:table-cell office:value-type="float" office:value="4243241" calcext:value-type="float">
            <text:p>4243241</text:p>
          </table:table-cell>
          <table:table-cell table:style-name="ce3" table:formula="of:=[.BK10]/[.BK$4]" office:value-type="percentage" office:value="0.689712057100949" calcext:value-type="percentage">
            <text:p>68.97%</text:p>
          </table:table-cell>
          <table:table-cell office:value-type="float" office:value="5316265" calcext:value-type="float">
            <text:p>5316265</text:p>
          </table:table-cell>
          <table:table-cell table:style-name="ce3" table:formula="of:=[.BM10]/[.BM$4]" office:value-type="percentage" office:value="0.527110010585301" calcext:value-type="percentage">
            <text:p>52.71%</text:p>
          </table:table-cell>
          <table:table-cell office:value-type="float" office:value="28933" calcext:value-type="float">
            <text:p>28933</text:p>
          </table:table-cell>
          <table:table-cell table:style-name="ce3" table:formula="of:=[.BO10]/[.BO$4]" office:value-type="percentage" office:value="0.544252365455879" calcext:value-type="percentage">
            <text:p>54.43%</text:p>
          </table:table-cell>
          <table:table-cell office:value-type="float" office:value="48573" calcext:value-type="float">
            <text:p>48573</text:p>
          </table:table-cell>
          <table:table-cell table:style-name="ce3" table:formula="of:=[.BQ10]/[.BQ$4]" office:value-type="percentage" office:value="0.590919597562014" calcext:value-type="percentage">
            <text:p>59.09%</text:p>
          </table:table-cell>
          <table:table-cell office:value-type="float" office:value="28294" calcext:value-type="float">
            <text:p>28294</text:p>
          </table:table-cell>
          <table:table-cell table:style-name="ce3" table:formula="of:=[.BS10]/[.BS$4]" office:value-type="percentage" office:value="0.608133086876155" calcext:value-type="percentage">
            <text:p>60.81%</text:p>
          </table:table-cell>
          <table:table-cell office:value-type="float" office:value="8474" calcext:value-type="float">
            <text:p>8474</text:p>
          </table:table-cell>
          <table:table-cell table:style-name="ce3" table:formula="of:=[.BU10]/[.BU$4]" office:value-type="percentage" office:value="0.637814240553967" calcext:value-type="percentage">
            <text:p>63.78%</text:p>
          </table:table-cell>
          <table:table-cell office:value-type="float" office:value="7456" calcext:value-type="float">
            <text:p>7456</text:p>
          </table:table-cell>
          <table:table-cell table:style-name="ce3" table:formula="of:=[.BW10]/[.BW$4]" office:value-type="percentage" office:value="0.623724276392839" calcext:value-type="percentage">
            <text:p>62.37%</text:p>
          </table:table-cell>
          <table:table-cell office:value-type="float" office:value="20609" calcext:value-type="float">
            <text:p>20609</text:p>
          </table:table-cell>
          <table:table-cell table:style-name="ce3" table:formula="of:=[.BY10]/[.BY$4]" office:value-type="percentage" office:value="0.540847657787692" calcext:value-type="percentage">
            <text:p>54.08%</text:p>
          </table:table-cell>
          <table:table-cell office:value-type="float" office:value="795648" calcext:value-type="float">
            <text:p>795648</text:p>
          </table:table-cell>
          <table:table-cell table:style-name="ce3" table:formula="of:=[.CA10]/[.CA$4]" office:value-type="percentage" office:value="0.795648" calcext:value-type="percentage">
            <text:p>79.56%</text:p>
          </table:table-cell>
          <table:table-cell office:value-type="float" office:value="86411" calcext:value-type="float">
            <text:p>86411</text:p>
          </table:table-cell>
          <table:table-cell table:style-name="ce3" table:formula="of:=[.CC10]/[.CC$4]" office:value-type="percentage" office:value="0.168371601820676" calcext:value-type="percentage">
            <text:p>16.84%</text:p>
          </table:table-cell>
          <table:table-cell office:value-type="float" office:value="324362" calcext:value-type="float">
            <text:p>324362</text:p>
          </table:table-cell>
          <table:table-cell table:style-name="ce3" table:formula="of:=[.CE10]/[.CE$4]" office:value-type="percentage" office:value="0.673144330003881" calcext:value-type="percentage">
            <text:p>67.31%</text:p>
          </table:table-cell>
          <table:table-cell office:value-type="float" office:value="20903" calcext:value-type="float">
            <text:p>20903</text:p>
          </table:table-cell>
          <table:table-cell table:style-name="ce3" table:formula="of:=[.CG10]/[.CG$4]" office:value-type="percentage" office:value="0.527706950089622" calcext:value-type="percentage">
            <text:p>52.77%</text:p>
          </table:table-cell>
          <table:table-cell office:value-type="float" office:value="28267" calcext:value-type="float">
            <text:p>28267</text:p>
          </table:table-cell>
          <table:table-cell table:style-name="ce3" table:formula="of:=[.CI10]/[.CI$4]" office:value-type="percentage" office:value="0.394537029282863" calcext:value-type="percentage">
            <text:p>39.45%</text:p>
          </table:table-cell>
          <table:table-cell office:value-type="float" office:value="18717" calcext:value-type="float">
            <text:p>18717</text:p>
          </table:table-cell>
          <table:table-cell table:style-name="ce3" table:formula="of:=[.CK10]/[.CK$4]" office:value-type="percentage" office:value="0.379047773344944" calcext:value-type="percentage">
            <text:p>37.90%</text:p>
          </table:table-cell>
          <table:table-cell office:value-type="float" office:value="86411" calcext:value-type="float">
            <text:p>86411</text:p>
          </table:table-cell>
          <table:table-cell table:style-name="ce3" table:formula="of:=[.CM10]/[.CM$4]" office:value-type="percentage" office:value="0.168371601820676" calcext:value-type="percentage">
            <text:p>16.84%</text:p>
          </table:table-cell>
          <table:table-cell office:value-type="float" office:value="100393" calcext:value-type="float">
            <text:p>100393</text:p>
          </table:table-cell>
          <table:table-cell table:style-name="ce3" table:formula="of:=[.CO10]/[.CO$4]" office:value-type="percentage" office:value="1.00393" calcext:value-type="percentage">
            <text:p>100.39%</text:p>
          </table:table-cell>
          <table:table-cell office:value-type="float" office:value="3541837" calcext:value-type="float">
            <text:p>3541837</text:p>
          </table:table-cell>
          <table:table-cell table:style-name="ce3" table:formula="of:=[.CQ10]/[.CQ$4]" office:value-type="percentage" office:value="0.534439270147492" calcext:value-type="percentage">
            <text:p>53.44%</text:p>
          </table:table-cell>
          <table:table-cell office:value-type="float" office:value="7976423" calcext:value-type="float">
            <text:p>7976423</text:p>
          </table:table-cell>
          <table:table-cell table:style-name="ce3" table:formula="of:=[.CS10]/[.CS$4]" office:value-type="percentage" office:value="0.369169459049171" calcext:value-type="percentage">
            <text:p>36.92%</text:p>
          </table:table-cell>
          <table:table-cell office:value-type="float" office:value="6600970" calcext:value-type="float">
            <text:p>6600970</text:p>
          </table:table-cell>
          <table:table-cell table:style-name="ce3" table:formula="of:=[.CU10]/[.CU$4]" office:value-type="percentage" office:value="0.910234552280051" calcext:value-type="percentage">
            <text:p>91.02%</text:p>
          </table:table-cell>
          <table:table-cell office:value-type="float" office:value="68377627" calcext:value-type="float">
            <text:p>68377627</text:p>
          </table:table-cell>
          <table:table-cell table:style-name="ce3" table:formula="of:=[.CW10]/[.CW$4]" office:value-type="percentage" office:value="1.00285824518884" calcext:value-type="percentage">
            <text:p>100.29%</text:p>
          </table:table-cell>
          <table:table-cell office:value-type="float" office:value="18812" calcext:value-type="float">
            <text:p>18812</text:p>
          </table:table-cell>
          <table:table-cell table:style-name="ce3" table:formula="of:=[.CY10]/[.CY$4]" office:value-type="percentage" office:value="0.491945606694561" calcext:value-type="percentage">
            <text:p>49.19%</text:p>
          </table:table-cell>
          <table:table-cell office:value-type="float" office:value="30788" calcext:value-type="float">
            <text:p>30788</text:p>
          </table:table-cell>
          <table:table-cell table:style-name="ce3" table:formula="of:=[.DA10]/[.DA$4]" office:value-type="percentage" office:value="0.328598110891723" calcext:value-type="percentage">
            <text:p>32.86%</text:p>
          </table:table-cell>
          <table:table-cell office:value-type="float" office:value="20521656" calcext:value-type="float">
            <text:p>20521656</text:p>
          </table:table-cell>
          <table:table-cell table:style-name="ce3" table:formula="of:=[.DC10]/[.DC$4]" office:value-type="percentage" office:value="0.494990303965852" calcext:value-type="percentage">
            <text:p>49.50%</text:p>
          </table:table-cell>
          <table:table-cell office:value-type="float" office:value="1250992" calcext:value-type="float">
            <text:p>1250992</text:p>
          </table:table-cell>
          <table:table-cell table:style-name="ce3" table:formula="of:=[.DE10]/[.DE$4]" office:value-type="percentage" office:value="0.50577828090887" calcext:value-type="percentage">
            <text:p>50.58%</text:p>
          </table:table-cell>
          <table:table-cell office:value-type="float" office:value="8173241" calcext:value-type="float">
            <text:p>8173241</text:p>
          </table:table-cell>
          <table:table-cell table:style-name="ce3" table:formula="of:=[.DG10]/[.DG$4]" office:value-type="percentage" office:value="0.964480708594517" calcext:value-type="percentage">
            <text:p>96.45%</text:p>
          </table:table-cell>
          <table:table-cell office:value-type="float" office:value="2658" calcext:value-type="float">
            <text:p>2658</text:p>
          </table:table-cell>
          <table:table-cell table:style-name="ce3" table:formula="of:=[.DI10]/[.DI$4]" office:value-type="percentage" office:value="0.628814762242725" calcext:value-type="percentage">
            <text:p>62.88%</text:p>
          </table:table-cell>
          <table:table-cell office:value-type="float" office:value="1312074" calcext:value-type="float">
            <text:p>1312074</text:p>
          </table:table-cell>
          <table:table-cell table:style-name="ce3" table:formula="of:=[.DK10]/[.DK$4]" office:value-type="percentage" office:value="0.245464035560345" calcext:value-type="percentage">
            <text:p>24.55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163175" calcext:value-type="float">
            <text:p>3163175</text:p>
          </table:table-cell>
          <table:table-cell table:style-name="ce3" table:formula="of:=[.C11]/[.C$4]" office:value-type="percentage" office:value="0.681911272363534" calcext:value-type="percentage">
            <text:p>68.19%</text:p>
          </table:table-cell>
          <table:table-cell office:value-type="float" office:value="2" calcext:value-type="float">
            <text:p>2</text:p>
          </table:table-cell>
          <table:table-cell table:style-name="ce3" table:formula="of:=[.E11]/[.E$4]" office:value-type="percentage" office:value="2" calcext:value-type="percentage">
            <text:p>200.00%</text:p>
          </table:table-cell>
          <table:table-cell office:value-type="float" office:value="403" calcext:value-type="float">
            <text:p>403</text:p>
          </table:table-cell>
          <table:table-cell table:style-name="ce3" table:formula="of:=[.G11]/[.G$4]" office:value-type="percentage" office:value="0.00403" calcext:value-type="percentage">
            <text:p>0.40%</text:p>
          </table:table-cell>
          <table:table-cell office:value-type="float" office:value="90735" calcext:value-type="float">
            <text:p>90735</text:p>
          </table:table-cell>
          <table:table-cell table:style-name="ce3" table:formula="of:=[.I11]/[.I$4]" office:value-type="percentage" office:value="0.596591469468535" calcext:value-type="percentage">
            <text:p>59.66%</text:p>
          </table:table-cell>
          <table:table-cell office:value-type="float" office:value="428" calcext:value-type="float">
            <text:p>428</text:p>
          </table:table-cell>
          <table:table-cell table:style-name="ce3" table:formula="of:=[.K11]/[.K$4]" office:value-type="percentage" office:value="0.00428" calcext:value-type="percentage">
            <text:p>0.43%</text:p>
          </table:table-cell>
          <table:table-cell office:value-type="float" office:value="76527" calcext:value-type="float">
            <text:p>76527</text:p>
          </table:table-cell>
          <table:table-cell table:style-name="ce3" table:formula="of:=[.M11]/[.M$4]" office:value-type="percentage" office:value="0.997445355369316" calcext:value-type="percentage">
            <text:p>99.74%</text:p>
          </table:table-cell>
          <table:table-cell office:value-type="float" office:value="79026" calcext:value-type="float">
            <text:p>79026</text:p>
          </table:table-cell>
          <table:table-cell table:style-name="ce3" table:formula="of:=[.O11]/[.O$4]" office:value-type="percentage" office:value="0.631303972711078" calcext:value-type="percentage">
            <text:p>63.13%</text:p>
          </table:table-cell>
          <table:table-cell office:value-type="float" office:value="58061" calcext:value-type="float">
            <text:p>58061</text:p>
          </table:table-cell>
          <table:table-cell table:style-name="ce3" table:formula="of:=[.Q11]/[.Q$4]" office:value-type="percentage" office:value="0.521845031053109" calcext:value-type="percentage">
            <text:p>52.18%</text:p>
          </table:table-cell>
          <table:table-cell office:value-type="float" office:value="2099481" calcext:value-type="float">
            <text:p>2099481</text:p>
          </table:table-cell>
          <table:table-cell table:style-name="ce3" table:formula="of:=[.S11]/[.S$4]" office:value-type="percentage" office:value="0.518724403270056" calcext:value-type="percentage">
            <text:p>51.87%</text:p>
          </table:table-cell>
          <table:table-cell office:value-type="float" office:value="514574" calcext:value-type="float">
            <text:p>514574</text:p>
          </table:table-cell>
          <table:table-cell table:style-name="ce3" table:formula="of:=[.U11]/[.U$4]" office:value-type="percentage" office:value="0.669346268264542" calcext:value-type="percentage">
            <text:p>66.93%</text:p>
          </table:table-cell>
          <table:table-cell office:value-type="float" office:value="338225" calcext:value-type="float">
            <text:p>338225</text:p>
          </table:table-cell>
          <table:table-cell table:style-name="ce3" table:formula="of:=[.W11]/[.W$4]" office:value-type="percentage" office:value="0.553690231412968" calcext:value-type="percentage">
            <text:p>55.37%</text:p>
          </table:table-cell>
          <table:table-cell office:value-type="float" office:value="1074477" calcext:value-type="float">
            <text:p>1074477</text:p>
          </table:table-cell>
          <table:table-cell table:style-name="ce3" table:formula="of:=[.Y11]/[.Y$4]" office:value-type="percentage" office:value="1.00392515575422" calcext:value-type="percentage">
            <text:p>100.39%</text:p>
          </table:table-cell>
          <table:table-cell office:value-type="float" office:value="652311" calcext:value-type="float">
            <text:p>652311</text:p>
          </table:table-cell>
          <table:table-cell table:style-name="ce3" table:formula="of:=[.AA11]/[.AA$4]" office:value-type="percentage" office:value="0.882609383942815" calcext:value-type="percentage">
            <text:p>88.26%</text:p>
          </table:table-cell>
          <table:table-cell office:value-type="float" office:value="11905" calcext:value-type="float">
            <text:p>11905</text:p>
          </table:table-cell>
          <table:table-cell table:style-name="ce3" table:formula="of:=[.AC11]/[.AC$4]" office:value-type="percentage" office:value="0.483884079177336" calcext:value-type="percentage">
            <text:p>48.39%</text:p>
          </table:table-cell>
          <table:table-cell office:value-type="float" office:value="6442423" calcext:value-type="float">
            <text:p>6442423</text:p>
          </table:table-cell>
          <table:table-cell table:style-name="ce3" table:formula="of:=[.AE11]/[.AE$4]" office:value-type="percentage" office:value="0.632078207723642" calcext:value-type="percentage">
            <text:p>63.21%</text:p>
          </table:table-cell>
          <table:table-cell office:value-type="float" office:value="57066281" calcext:value-type="float">
            <text:p>57066281</text:p>
          </table:table-cell>
          <table:table-cell table:style-name="ce3" table:formula="of:=[.AG11]/[.AG$4]" office:value-type="percentage" office:value="0.57066281" calcext:value-type="percentage">
            <text:p>57.07%</text:p>
          </table:table-cell>
          <table:table-cell office:value-type="float" office:value="36588461" calcext:value-type="float">
            <text:p>36588461</text:p>
          </table:table-cell>
          <table:table-cell table:style-name="ce3" table:formula="of:=[.AI11]/[.AI$4]" office:value-type="percentage" office:value="1.003923285401" calcext:value-type="percentage">
            <text:p>100.39%</text:p>
          </table:table-cell>
          <table:table-cell office:value-type="float" office:value="5215" calcext:value-type="float">
            <text:p>5215</text:p>
          </table:table-cell>
          <table:table-cell table:style-name="ce3" table:formula="of:=[.AK11]/[.AK$4]" office:value-type="percentage" office:value="0.467713004484305" calcext:value-type="percentage">
            <text:p>46.77%</text:p>
          </table:table-cell>
          <table:table-cell office:value-type="float" office:value="97265" calcext:value-type="float">
            <text:p>97265</text:p>
          </table:table-cell>
          <table:table-cell table:style-name="ce3" table:formula="of:=[.AM11]/[.AM$4]" office:value-type="percentage" office:value="0.949853515625" calcext:value-type="percentage">
            <text:p>94.99%</text:p>
          </table:table-cell>
          <table:table-cell office:value-type="float" office:value="1912" calcext:value-type="float">
            <text:p>1912</text:p>
          </table:table-cell>
          <table:table-cell table:style-name="ce3" table:formula="of:=[.AO11]/[.AO$4]" office:value-type="percentage" office:value="0.513840365493147" calcext:value-type="percentage">
            <text:p>51.38%</text:p>
          </table:table-cell>
          <table:table-cell office:value-type="float" office:value="375713" calcext:value-type="float">
            <text:p>375713</text:p>
          </table:table-cell>
          <table:table-cell table:style-name="ce3" table:formula="of:=[.AQ11]/[.AQ$4]" office:value-type="percentage" office:value="0.36486058670893" calcext:value-type="percentage">
            <text:p>36.49%</text:p>
          </table:table-cell>
          <table:table-cell office:value-type="float" office:value="3271434" calcext:value-type="float">
            <text:p>3271434</text:p>
          </table:table-cell>
          <table:table-cell table:style-name="ce3" table:formula="of:=[.AS11]/[.AS$4]" office:value-type="percentage" office:value="1.00392371314729" calcext:value-type="percentage">
            <text:p>100.39%</text:p>
          </table:table-cell>
          <table:table-cell office:value-type="float" office:value="237316" calcext:value-type="float">
            <text:p>237316</text:p>
          </table:table-cell>
          <table:table-cell table:style-name="ce3" table:formula="of:=[.AU11]/[.AU$4]" office:value-type="percentage" office:value="0.556095549192275" calcext:value-type="percentage">
            <text:p>55.61%</text:p>
          </table:table-cell>
          <table:table-cell office:value-type="float" office:value="472439" calcext:value-type="float">
            <text:p>472439</text:p>
          </table:table-cell>
          <table:table-cell table:style-name="ce3" table:formula="of:=[.AW11]/[.AW$4]" office:value-type="percentage" office:value="1.00392484360125" calcext:value-type="percentage">
            <text:p>100.39%</text:p>
          </table:table-cell>
          <table:table-cell office:value-type="float" office:value="26400440" calcext:value-type="float">
            <text:p>26400440</text:p>
          </table:table-cell>
          <table:table-cell table:style-name="ce3" table:formula="of:=[.AY11]/[.AY$4]" office:value-type="percentage" office:value="0.515427422780888" calcext:value-type="percentage">
            <text:p>51.54%</text:p>
          </table:table-cell>
          <table:table-cell office:value-type="float" office:value="5669284" calcext:value-type="float">
            <text:p>5669284</text:p>
          </table:table-cell>
          <table:table-cell table:style-name="ce3" table:formula="of:=[.BA11]/[.BA$4]" office:value-type="percentage" office:value="0.568602137251213" calcext:value-type="percentage">
            <text:p>56.86%</text:p>
          </table:table-cell>
          <table:table-cell office:value-type="float" office:value="5905824" calcext:value-type="float">
            <text:p>5905824</text:p>
          </table:table-cell>
          <table:table-cell table:style-name="ce3" table:formula="of:=[.BC11]/[.BC$4]" office:value-type="percentage" office:value="0.176012448200177" calcext:value-type="percentage">
            <text:p>17.60%</text:p>
          </table:table-cell>
          <table:table-cell office:value-type="float" office:value="217544" calcext:value-type="float">
            <text:p>217544</text:p>
          </table:table-cell>
          <table:table-cell table:style-name="ce3" table:formula="of:=[.BE11]/[.BE$4]" office:value-type="percentage" office:value="0.576872999583675" calcext:value-type="percentage">
            <text:p>57.69%</text:p>
          </table:table-cell>
          <table:table-cell office:value-type="float" office:value="12931" calcext:value-type="float">
            <text:p>12931</text:p>
          </table:table-cell>
          <table:table-cell table:style-name="ce3" table:formula="of:=[.BG11]/[.BG$4]" office:value-type="percentage" office:value="0.601329985119048" calcext:value-type="percentage">
            <text:p>60.13%</text:p>
          </table:table-cell>
          <table:table-cell office:value-type="float" office:value="120251" calcext:value-type="float">
            <text:p>120251</text:p>
          </table:table-cell>
          <table:table-cell table:style-name="ce3" table:formula="of:=[.BI11]/[.BI$4]" office:value-type="percentage" office:value="0.48721304302025" calcext:value-type="percentage">
            <text:p>48.72%</text:p>
          </table:table-cell>
          <table:table-cell office:value-type="float" office:value="4230362" calcext:value-type="float">
            <text:p>4230362</text:p>
          </table:table-cell>
          <table:table-cell table:style-name="ce3" table:formula="of:=[.BK11]/[.BK$4]" office:value-type="percentage" office:value="0.687618656894973" calcext:value-type="percentage">
            <text:p>68.76%</text:p>
          </table:table-cell>
          <table:table-cell office:value-type="float" office:value="5245911" calcext:value-type="float">
            <text:p>5245911</text:p>
          </table:table-cell>
          <table:table-cell table:style-name="ce3" table:formula="of:=[.BM11]/[.BM$4]" office:value-type="percentage" office:value="0.520134380573494" calcext:value-type="percentage">
            <text:p>52.01%</text:p>
          </table:table-cell>
          <table:table-cell office:value-type="float" office:value="28933" calcext:value-type="float">
            <text:p>28933</text:p>
          </table:table-cell>
          <table:table-cell table:style-name="ce3" table:formula="of:=[.BO11]/[.BO$4]" office:value-type="percentage" office:value="0.544252365455879" calcext:value-type="percentage">
            <text:p>54.43%</text:p>
          </table:table-cell>
          <table:table-cell office:value-type="float" office:value="48573" calcext:value-type="float">
            <text:p>48573</text:p>
          </table:table-cell>
          <table:table-cell table:style-name="ce3" table:formula="of:=[.BQ11]/[.BQ$4]" office:value-type="percentage" office:value="0.590919597562014" calcext:value-type="percentage">
            <text:p>59.09%</text:p>
          </table:table-cell>
          <table:table-cell office:value-type="float" office:value="28294" calcext:value-type="float">
            <text:p>28294</text:p>
          </table:table-cell>
          <table:table-cell table:style-name="ce3" table:formula="of:=[.BS11]/[.BS$4]" office:value-type="percentage" office:value="0.608133086876155" calcext:value-type="percentage">
            <text:p>60.81%</text:p>
          </table:table-cell>
          <table:table-cell office:value-type="float" office:value="8474" calcext:value-type="float">
            <text:p>8474</text:p>
          </table:table-cell>
          <table:table-cell table:style-name="ce3" table:formula="of:=[.BU11]/[.BU$4]" office:value-type="percentage" office:value="0.637814240553967" calcext:value-type="percentage">
            <text:p>63.78%</text:p>
          </table:table-cell>
          <table:table-cell office:value-type="float" office:value="7456" calcext:value-type="float">
            <text:p>7456</text:p>
          </table:table-cell>
          <table:table-cell table:style-name="ce3" table:formula="of:=[.BW11]/[.BW$4]" office:value-type="percentage" office:value="0.623724276392839" calcext:value-type="percentage">
            <text:p>62.37%</text:p>
          </table:table-cell>
          <table:table-cell office:value-type="float" office:value="20609" calcext:value-type="float">
            <text:p>20609</text:p>
          </table:table-cell>
          <table:table-cell table:style-name="ce3" table:formula="of:=[.BY11]/[.BY$4]" office:value-type="percentage" office:value="0.540847657787692" calcext:value-type="percentage">
            <text:p>54.08%</text:p>
          </table:table-cell>
          <table:table-cell office:value-type="float" office:value="792685" calcext:value-type="float">
            <text:p>792685</text:p>
          </table:table-cell>
          <table:table-cell table:style-name="ce3" table:formula="of:=[.CA11]/[.CA$4]" office:value-type="percentage" office:value="0.792685" calcext:value-type="percentage">
            <text:p>79.27%</text:p>
          </table:table-cell>
          <table:table-cell office:value-type="float" office:value="86327" calcext:value-type="float">
            <text:p>86327</text:p>
          </table:table-cell>
          <table:table-cell table:style-name="ce3" table:formula="of:=[.CC11]/[.CC$4]" office:value-type="percentage" office:value="0.168207928045891" calcext:value-type="percentage">
            <text:p>16.82%</text:p>
          </table:table-cell>
          <table:table-cell office:value-type="float" office:value="323373" calcext:value-type="float">
            <text:p>323373</text:p>
          </table:table-cell>
          <table:table-cell table:style-name="ce3" table:formula="of:=[.CE11]/[.CE$4]" office:value-type="percentage" office:value="0.671091870892228" calcext:value-type="percentage">
            <text:p>67.11%</text:p>
          </table:table-cell>
          <table:table-cell office:value-type="float" office:value="20903" calcext:value-type="float">
            <text:p>20903</text:p>
          </table:table-cell>
          <table:table-cell table:style-name="ce3" table:formula="of:=[.CG11]/[.CG$4]" office:value-type="percentage" office:value="0.527706950089622" calcext:value-type="percentage">
            <text:p>52.77%</text:p>
          </table:table-cell>
          <table:table-cell office:value-type="float" office:value="28267" calcext:value-type="float">
            <text:p>28267</text:p>
          </table:table-cell>
          <table:table-cell table:style-name="ce3" table:formula="of:=[.CI11]/[.CI$4]" office:value-type="percentage" office:value="0.394537029282863" calcext:value-type="percentage">
            <text:p>39.45%</text:p>
          </table:table-cell>
          <table:table-cell office:value-type="float" office:value="18717" calcext:value-type="float">
            <text:p>18717</text:p>
          </table:table-cell>
          <table:table-cell table:style-name="ce3" table:formula="of:=[.CK11]/[.CK$4]" office:value-type="percentage" office:value="0.379047773344944" calcext:value-type="percentage">
            <text:p>37.90%</text:p>
          </table:table-cell>
          <table:table-cell office:value-type="float" office:value="86327" calcext:value-type="float">
            <text:p>86327</text:p>
          </table:table-cell>
          <table:table-cell table:style-name="ce3" table:formula="of:=[.CM11]/[.CM$4]" office:value-type="percentage" office:value="0.168207928045891" calcext:value-type="percentage">
            <text:p>16.82%</text:p>
          </table:table-cell>
          <table:table-cell office:value-type="float" office:value="100393" calcext:value-type="float">
            <text:p>100393</text:p>
          </table:table-cell>
          <table:table-cell table:style-name="ce3" table:formula="of:=[.CO11]/[.CO$4]" office:value-type="percentage" office:value="1.00393" calcext:value-type="percentage">
            <text:p>100.39%</text:p>
          </table:table-cell>
          <table:table-cell office:value-type="float" office:value="3525521" calcext:value-type="float">
            <text:p>3525521</text:p>
          </table:table-cell>
          <table:table-cell table:style-name="ce3" table:formula="of:=[.CQ11]/[.CQ$4]" office:value-type="percentage" office:value="0.531977295999126" calcext:value-type="percentage">
            <text:p>53.20%</text:p>
          </table:table-cell>
          <table:table-cell office:value-type="float" office:value="7914793" calcext:value-type="float">
            <text:p>7914793</text:p>
          </table:table-cell>
          <table:table-cell table:style-name="ce3" table:formula="of:=[.CS11]/[.CS$4]" office:value-type="percentage" office:value="0.366317063462678" calcext:value-type="percentage">
            <text:p>36.63%</text:p>
          </table:table-cell>
          <table:table-cell office:value-type="float" office:value="6596819" calcext:value-type="float">
            <text:p>6596819</text:p>
          </table:table-cell>
          <table:table-cell table:style-name="ce3" table:formula="of:=[.CU11]/[.CU$4]" office:value-type="percentage" office:value="0.909662154037593" calcext:value-type="percentage">
            <text:p>90.97%</text:p>
          </table:table-cell>
          <table:table-cell office:value-type="float" office:value="68387745" calcext:value-type="float">
            <text:p>68387745</text:p>
          </table:table-cell>
          <table:table-cell table:style-name="ce3" table:formula="of:=[.CW11]/[.CW$4]" office:value-type="percentage" office:value="1.00300664050716" calcext:value-type="percentage">
            <text:p>100.30%</text:p>
          </table:table-cell>
          <table:table-cell office:value-type="float" office:value="18812" calcext:value-type="float">
            <text:p>18812</text:p>
          </table:table-cell>
          <table:table-cell table:style-name="ce3" table:formula="of:=[.CY11]/[.CY$4]" office:value-type="percentage" office:value="0.491945606694561" calcext:value-type="percentage">
            <text:p>49.19%</text:p>
          </table:table-cell>
          <table:table-cell office:value-type="float" office:value="30788" calcext:value-type="float">
            <text:p>30788</text:p>
          </table:table-cell>
          <table:table-cell table:style-name="ce3" table:formula="of:=[.DA11]/[.DA$4]" office:value-type="percentage" office:value="0.328598110891723" calcext:value-type="percentage">
            <text:p>32.86%</text:p>
          </table:table-cell>
          <table:table-cell office:value-type="float" office:value="20398954" calcext:value-type="float">
            <text:p>20398954</text:p>
          </table:table-cell>
          <table:table-cell table:style-name="ce3" table:formula="of:=[.DC11]/[.DC$4]" office:value-type="percentage" office:value="0.492030684124392" calcext:value-type="percentage">
            <text:p>49.20%</text:p>
          </table:table-cell>
          <table:table-cell office:value-type="float" office:value="1236557" calcext:value-type="float">
            <text:p>1236557</text:p>
          </table:table-cell>
          <table:table-cell table:style-name="ce3" table:formula="of:=[.DE11]/[.DE$4]" office:value-type="percentage" office:value="0.49994218484677" calcext:value-type="percentage">
            <text:p>49.99%</text:p>
          </table:table-cell>
          <table:table-cell office:value-type="float" office:value="8165945" calcext:value-type="float">
            <text:p>8165945</text:p>
          </table:table-cell>
          <table:table-cell table:style-name="ce3" table:formula="of:=[.DG11]/[.DG$4]" office:value-type="percentage" office:value="0.963619746431538" calcext:value-type="percentage">
            <text:p>96.36%</text:p>
          </table:table-cell>
          <table:table-cell office:value-type="float" office:value="2658" calcext:value-type="float">
            <text:p>2658</text:p>
          </table:table-cell>
          <table:table-cell table:style-name="ce3" table:formula="of:=[.DI11]/[.DI$4]" office:value-type="percentage" office:value="0.628814762242725" calcext:value-type="percentage">
            <text:p>62.88%</text:p>
          </table:table-cell>
          <table:table-cell office:value-type="float" office:value="1293617" calcext:value-type="float">
            <text:p>1293617</text:p>
          </table:table-cell>
          <table:table-cell table:style-name="ce3" table:formula="of:=[.DK11]/[.DK$4]" office:value-type="percentage" office:value="0.242011082674808" calcext:value-type="percentage">
            <text:p>24.20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3">
          <table:table-cell office:value-type="string" calcext:value-type="string">
            <text:p>LZ4_compress 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162706" calcext:value-type="float">
            <text:p>3162706</text:p>
          </table:table-cell>
          <table:table-cell table:style-name="ce3" table:formula="of:=[.C12]/[.C$4]" office:value-type="percentage" office:value="0.681810166232277" calcext:value-type="percentage">
            <text:p>68.18%</text:p>
          </table:table-cell>
          <table:table-cell office:value-type="float" office:value="2" calcext:value-type="float">
            <text:p>2</text:p>
          </table:table-cell>
          <table:table-cell table:style-name="ce3" table:formula="of:=[.E12]/[.E$4]" office:value-type="percentage" office:value="2" calcext:value-type="percentage">
            <text:p>200.00%</text:p>
          </table:table-cell>
          <table:table-cell office:value-type="float" office:value="403" calcext:value-type="float">
            <text:p>403</text:p>
          </table:table-cell>
          <table:table-cell table:style-name="ce3" table:formula="of:=[.G12]/[.G$4]" office:value-type="percentage" office:value="0.00403" calcext:value-type="percentage">
            <text:p>0.40%</text:p>
          </table:table-cell>
          <table:table-cell office:value-type="float" office:value="90735" calcext:value-type="float">
            <text:p>90735</text:p>
          </table:table-cell>
          <table:table-cell table:style-name="ce3" table:formula="of:=[.I12]/[.I$4]" office:value-type="percentage" office:value="0.596591469468535" calcext:value-type="percentage">
            <text:p>59.66%</text:p>
          </table:table-cell>
          <table:table-cell office:value-type="float" office:value="428" calcext:value-type="float">
            <text:p>428</text:p>
          </table:table-cell>
          <table:table-cell table:style-name="ce3" table:formula="of:=[.K12]/[.K$4]" office:value-type="percentage" office:value="0.00428" calcext:value-type="percentage">
            <text:p>0.43%</text:p>
          </table:table-cell>
          <table:table-cell office:value-type="float" office:value="76527" calcext:value-type="float">
            <text:p>76527</text:p>
          </table:table-cell>
          <table:table-cell table:style-name="ce3" table:formula="of:=[.M12]/[.M$4]" office:value-type="percentage" office:value="0.997445355369316" calcext:value-type="percentage">
            <text:p>99.74%</text:p>
          </table:table-cell>
          <table:table-cell office:value-type="float" office:value="79026" calcext:value-type="float">
            <text:p>79026</text:p>
          </table:table-cell>
          <table:table-cell table:style-name="ce3" table:formula="of:=[.O12]/[.O$4]" office:value-type="percentage" office:value="0.631303972711078" calcext:value-type="percentage">
            <text:p>63.13%</text:p>
          </table:table-cell>
          <table:table-cell office:value-type="float" office:value="58061" calcext:value-type="float">
            <text:p>58061</text:p>
          </table:table-cell>
          <table:table-cell table:style-name="ce3" table:formula="of:=[.Q12]/[.Q$4]" office:value-type="percentage" office:value="0.521845031053109" calcext:value-type="percentage">
            <text:p>52.18%</text:p>
          </table:table-cell>
          <table:table-cell office:value-type="float" office:value="2095944" calcext:value-type="float">
            <text:p>2095944</text:p>
          </table:table-cell>
          <table:table-cell table:style-name="ce3" table:formula="of:=[.S12]/[.S$4]" office:value-type="percentage" office:value="0.517850507190803" calcext:value-type="percentage">
            <text:p>51.79%</text:p>
          </table:table-cell>
          <table:table-cell office:value-type="float" office:value="514574" calcext:value-type="float">
            <text:p>514574</text:p>
          </table:table-cell>
          <table:table-cell table:style-name="ce3" table:formula="of:=[.U12]/[.U$4]" office:value-type="percentage" office:value="0.669346268264542" calcext:value-type="percentage">
            <text:p>66.93%</text:p>
          </table:table-cell>
          <table:table-cell office:value-type="float" office:value="338225" calcext:value-type="float">
            <text:p>338225</text:p>
          </table:table-cell>
          <table:table-cell table:style-name="ce3" table:formula="of:=[.W12]/[.W$4]" office:value-type="percentage" office:value="0.553690231412968" calcext:value-type="percentage">
            <text:p>55.37%</text:p>
          </table:table-cell>
          <table:table-cell office:value-type="float" office:value="1074475" calcext:value-type="float">
            <text:p>1074475</text:p>
          </table:table-cell>
          <table:table-cell table:style-name="ce3" table:formula="of:=[.Y12]/[.Y$4]" office:value-type="percentage" office:value="1.00392328707735" calcext:value-type="percentage">
            <text:p>100.39%</text:p>
          </table:table-cell>
          <table:table-cell office:value-type="float" office:value="652311" calcext:value-type="float">
            <text:p>652311</text:p>
          </table:table-cell>
          <table:table-cell table:style-name="ce3" table:formula="of:=[.AA12]/[.AA$4]" office:value-type="percentage" office:value="0.882609383942815" calcext:value-type="percentage">
            <text:p>88.26%</text:p>
          </table:table-cell>
          <table:table-cell office:value-type="float" office:value="11905" calcext:value-type="float">
            <text:p>11905</text:p>
          </table:table-cell>
          <table:table-cell table:style-name="ce3" table:formula="of:=[.AC12]/[.AC$4]" office:value-type="percentage" office:value="0.483884079177336" calcext:value-type="percentage">
            <text:p>48.39%</text:p>
          </table:table-cell>
          <table:table-cell office:value-type="float" office:value="6434313" calcext:value-type="float">
            <text:p>6434313</text:p>
          </table:table-cell>
          <table:table-cell table:style-name="ce3" table:formula="of:=[.AE12]/[.AE$4]" office:value-type="percentage" office:value="0.631282520407761" calcext:value-type="percentage">
            <text:p>63.13%</text:p>
          </table:table-cell>
          <table:table-cell office:value-type="float" office:value="56995395" calcext:value-type="float">
            <text:p>56995395</text:p>
          </table:table-cell>
          <table:table-cell table:style-name="ce3" table:formula="of:=[.AG12]/[.AG$4]" office:value-type="percentage" office:value="0.56995395" calcext:value-type="percentage">
            <text:p>57.00%</text:p>
          </table:table-cell>
          <table:table-cell office:value-type="float" office:value="36588410" calcext:value-type="float">
            <text:p>36588410</text:p>
          </table:table-cell>
          <table:table-cell table:style-name="ce3" table:formula="of:=[.AI12]/[.AI$4]" office:value-type="percentage" office:value="1.00392188605033" calcext:value-type="percentage">
            <text:p>100.39%</text:p>
          </table:table-cell>
          <table:table-cell office:value-type="float" office:value="5215" calcext:value-type="float">
            <text:p>5215</text:p>
          </table:table-cell>
          <table:table-cell table:style-name="ce3" table:formula="of:=[.AK12]/[.AK$4]" office:value-type="percentage" office:value="0.467713004484305" calcext:value-type="percentage">
            <text:p>46.77%</text:p>
          </table:table-cell>
          <table:table-cell office:value-type="float" office:value="97265" calcext:value-type="float">
            <text:p>97265</text:p>
          </table:table-cell>
          <table:table-cell table:style-name="ce3" table:formula="of:=[.AM12]/[.AM$4]" office:value-type="percentage" office:value="0.949853515625" calcext:value-type="percentage">
            <text:p>94.99%</text:p>
          </table:table-cell>
          <table:table-cell office:value-type="float" office:value="1912" calcext:value-type="float">
            <text:p>1912</text:p>
          </table:table-cell>
          <table:table-cell table:style-name="ce3" table:formula="of:=[.AO12]/[.AO$4]" office:value-type="percentage" office:value="0.513840365493147" calcext:value-type="percentage">
            <text:p>51.38%</text:p>
          </table:table-cell>
          <table:table-cell office:value-type="float" office:value="375713" calcext:value-type="float">
            <text:p>375713</text:p>
          </table:table-cell>
          <table:table-cell table:style-name="ce3" table:formula="of:=[.AQ12]/[.AQ$4]" office:value-type="percentage" office:value="0.36486058670893" calcext:value-type="percentage">
            <text:p>36.49%</text:p>
          </table:table-cell>
          <table:table-cell office:value-type="float" office:value="3271428" calcext:value-type="float">
            <text:p>3271428</text:p>
          </table:table-cell>
          <table:table-cell table:style-name="ce3" table:formula="of:=[.AS12]/[.AS$4]" office:value-type="percentage" office:value="1.00392187189288" calcext:value-type="percentage">
            <text:p>100.39%</text:p>
          </table:table-cell>
          <table:table-cell office:value-type="float" office:value="237316" calcext:value-type="float">
            <text:p>237316</text:p>
          </table:table-cell>
          <table:table-cell table:style-name="ce3" table:formula="of:=[.AU12]/[.AU$4]" office:value-type="percentage" office:value="0.556095549192275" calcext:value-type="percentage">
            <text:p>55.61%</text:p>
          </table:table-cell>
          <table:table-cell office:value-type="float" office:value="472439" calcext:value-type="float">
            <text:p>472439</text:p>
          </table:table-cell>
          <table:table-cell table:style-name="ce3" table:formula="of:=[.AW12]/[.AW$4]" office:value-type="percentage" office:value="1.00392484360125" calcext:value-type="percentage">
            <text:p>100.39%</text:p>
          </table:table-cell>
          <table:table-cell office:value-type="float" office:value="26382113" calcext:value-type="float">
            <text:p>26382113</text:p>
          </table:table-cell>
          <table:table-cell table:style-name="ce3" table:formula="of:=[.AY12]/[.AY$4]" office:value-type="percentage" office:value="0.515069616684576" calcext:value-type="percentage">
            <text:p>51.51%</text:p>
          </table:table-cell>
          <table:table-cell office:value-type="float" office:value="5669255" calcext:value-type="float">
            <text:p>5669255</text:p>
          </table:table-cell>
          <table:table-cell table:style-name="ce3" table:formula="of:=[.BA12]/[.BA$4]" office:value-type="percentage" office:value="0.568599228689571" calcext:value-type="percentage">
            <text:p>56.86%</text:p>
          </table:table-cell>
          <table:table-cell office:value-type="float" office:value="5883923" calcext:value-type="float">
            <text:p>5883923</text:p>
          </table:table-cell>
          <table:table-cell table:style-name="ce3" table:formula="of:=[.BC12]/[.BC$4]" office:value-type="percentage" office:value="0.17535972833788" calcext:value-type="percentage">
            <text:p>17.54%</text:p>
          </table:table-cell>
          <table:table-cell office:value-type="float" office:value="217544" calcext:value-type="float">
            <text:p>217544</text:p>
          </table:table-cell>
          <table:table-cell table:style-name="ce3" table:formula="of:=[.BE12]/[.BE$4]" office:value-type="percentage" office:value="0.576872999583675" calcext:value-type="percentage">
            <text:p>57.69%</text:p>
          </table:table-cell>
          <table:table-cell office:value-type="float" office:value="12931" calcext:value-type="float">
            <text:p>12931</text:p>
          </table:table-cell>
          <table:table-cell table:style-name="ce3" table:formula="of:=[.BG12]/[.BG$4]" office:value-type="percentage" office:value="0.601329985119048" calcext:value-type="percentage">
            <text:p>60.13%</text:p>
          </table:table-cell>
          <table:table-cell office:value-type="float" office:value="120251" calcext:value-type="float">
            <text:p>120251</text:p>
          </table:table-cell>
          <table:table-cell table:style-name="ce3" table:formula="of:=[.BI12]/[.BI$4]" office:value-type="percentage" office:value="0.48721304302025" calcext:value-type="percentage">
            <text:p>48.72%</text:p>
          </table:table-cell>
          <table:table-cell office:value-type="float" office:value="4228602" calcext:value-type="float">
            <text:p>4228602</text:p>
          </table:table-cell>
          <table:table-cell table:style-name="ce3" table:formula="of:=[.BK12]/[.BK$4]" office:value-type="percentage" office:value="0.687332579997503" calcext:value-type="percentage">
            <text:p>68.73%</text:p>
          </table:table-cell>
          <table:table-cell office:value-type="float" office:value="5227629" calcext:value-type="float">
            <text:p>5227629</text:p>
          </table:table-cell>
          <table:table-cell table:style-name="ce3" table:formula="of:=[.BM12]/[.BM$4]" office:value-type="percentage" office:value="0.518321712240836" calcext:value-type="percentage">
            <text:p>51.83%</text:p>
          </table:table-cell>
          <table:table-cell office:value-type="float" office:value="28933" calcext:value-type="float">
            <text:p>28933</text:p>
          </table:table-cell>
          <table:table-cell table:style-name="ce3" table:formula="of:=[.BO12]/[.BO$4]" office:value-type="percentage" office:value="0.544252365455879" calcext:value-type="percentage">
            <text:p>54.43%</text:p>
          </table:table-cell>
          <table:table-cell office:value-type="float" office:value="48573" calcext:value-type="float">
            <text:p>48573</text:p>
          </table:table-cell>
          <table:table-cell table:style-name="ce3" table:formula="of:=[.BQ12]/[.BQ$4]" office:value-type="percentage" office:value="0.590919597562014" calcext:value-type="percentage">
            <text:p>59.09%</text:p>
          </table:table-cell>
          <table:table-cell office:value-type="float" office:value="28294" calcext:value-type="float">
            <text:p>28294</text:p>
          </table:table-cell>
          <table:table-cell table:style-name="ce3" table:formula="of:=[.BS12]/[.BS$4]" office:value-type="percentage" office:value="0.608133086876155" calcext:value-type="percentage">
            <text:p>60.81%</text:p>
          </table:table-cell>
          <table:table-cell office:value-type="float" office:value="8474" calcext:value-type="float">
            <text:p>8474</text:p>
          </table:table-cell>
          <table:table-cell table:style-name="ce3" table:formula="of:=[.BU12]/[.BU$4]" office:value-type="percentage" office:value="0.637814240553967" calcext:value-type="percentage">
            <text:p>63.78%</text:p>
          </table:table-cell>
          <table:table-cell office:value-type="float" office:value="7456" calcext:value-type="float">
            <text:p>7456</text:p>
          </table:table-cell>
          <table:table-cell table:style-name="ce3" table:formula="of:=[.BW12]/[.BW$4]" office:value-type="percentage" office:value="0.623724276392839" calcext:value-type="percentage">
            <text:p>62.37%</text:p>
          </table:table-cell>
          <table:table-cell office:value-type="float" office:value="20609" calcext:value-type="float">
            <text:p>20609</text:p>
          </table:table-cell>
          <table:table-cell table:style-name="ce3" table:formula="of:=[.BY12]/[.BY$4]" office:value-type="percentage" office:value="0.540847657787692" calcext:value-type="percentage">
            <text:p>54.08%</text:p>
          </table:table-cell>
          <table:table-cell office:value-type="float" office:value="792685" calcext:value-type="float">
            <text:p>792685</text:p>
          </table:table-cell>
          <table:table-cell table:style-name="ce3" table:formula="of:=[.CA12]/[.CA$4]" office:value-type="percentage" office:value="0.792685" calcext:value-type="percentage">
            <text:p>79.27%</text:p>
          </table:table-cell>
          <table:table-cell office:value-type="float" office:value="86327" calcext:value-type="float">
            <text:p>86327</text:p>
          </table:table-cell>
          <table:table-cell table:style-name="ce3" table:formula="of:=[.CC12]/[.CC$4]" office:value-type="percentage" office:value="0.168207928045891" calcext:value-type="percentage">
            <text:p>16.82%</text:p>
          </table:table-cell>
          <table:table-cell office:value-type="float" office:value="323373" calcext:value-type="float">
            <text:p>323373</text:p>
          </table:table-cell>
          <table:table-cell table:style-name="ce3" table:formula="of:=[.CE12]/[.CE$4]" office:value-type="percentage" office:value="0.671091870892228" calcext:value-type="percentage">
            <text:p>67.11%</text:p>
          </table:table-cell>
          <table:table-cell office:value-type="float" office:value="20903" calcext:value-type="float">
            <text:p>20903</text:p>
          </table:table-cell>
          <table:table-cell table:style-name="ce3" table:formula="of:=[.CG12]/[.CG$4]" office:value-type="percentage" office:value="0.527706950089622" calcext:value-type="percentage">
            <text:p>52.77%</text:p>
          </table:table-cell>
          <table:table-cell office:value-type="float" office:value="28267" calcext:value-type="float">
            <text:p>28267</text:p>
          </table:table-cell>
          <table:table-cell table:style-name="ce3" table:formula="of:=[.CI12]/[.CI$4]" office:value-type="percentage" office:value="0.394537029282863" calcext:value-type="percentage">
            <text:p>39.45%</text:p>
          </table:table-cell>
          <table:table-cell office:value-type="float" office:value="18717" calcext:value-type="float">
            <text:p>18717</text:p>
          </table:table-cell>
          <table:table-cell table:style-name="ce3" table:formula="of:=[.CK12]/[.CK$4]" office:value-type="percentage" office:value="0.379047773344944" calcext:value-type="percentage">
            <text:p>37.90%</text:p>
          </table:table-cell>
          <table:table-cell office:value-type="float" office:value="86327" calcext:value-type="float">
            <text:p>86327</text:p>
          </table:table-cell>
          <table:table-cell table:style-name="ce3" table:formula="of:=[.CM12]/[.CM$4]" office:value-type="percentage" office:value="0.168207928045891" calcext:value-type="percentage">
            <text:p>16.82%</text:p>
          </table:table-cell>
          <table:table-cell office:value-type="float" office:value="100393" calcext:value-type="float">
            <text:p>100393</text:p>
          </table:table-cell>
          <table:table-cell table:style-name="ce3" table:formula="of:=[.CO12]/[.CO$4]" office:value-type="percentage" office:value="1.00393" calcext:value-type="percentage">
            <text:p>100.39%</text:p>
          </table:table-cell>
          <table:table-cell office:value-type="float" office:value="3521503" calcext:value-type="float">
            <text:p>3521503</text:p>
          </table:table-cell>
          <table:table-cell table:style-name="ce3" table:formula="of:=[.CQ12]/[.CQ$4]" office:value-type="percentage" office:value="0.531371006949841" calcext:value-type="percentage">
            <text:p>53.14%</text:p>
          </table:table-cell>
          <table:table-cell office:value-type="float" office:value="7901250" calcext:value-type="float">
            <text:p>7901250</text:p>
          </table:table-cell>
          <table:table-cell table:style-name="ce3" table:formula="of:=[.CS12]/[.CS$4]" office:value-type="percentage" office:value="0.365690258441943" calcext:value-type="percentage">
            <text:p>36.57%</text:p>
          </table:table-cell>
          <table:table-cell office:value-type="float" office:value="6595816" calcext:value-type="float">
            <text:p>6595816</text:p>
          </table:table-cell>
          <table:table-cell table:style-name="ce3" table:formula="of:=[.CU12]/[.CU$4]" office:value-type="percentage" office:value="0.909523846295559" calcext:value-type="percentage">
            <text:p>90.95%</text:p>
          </table:table-cell>
          <table:table-cell office:value-type="float" office:value="68401120" calcext:value-type="float">
            <text:p>68401120</text:p>
          </table:table-cell>
          <table:table-cell table:style-name="ce3" table:formula="of:=[.CW12]/[.CW$4]" office:value-type="percentage" office:value="1.00320280451019" calcext:value-type="percentage">
            <text:p>100.32%</text:p>
          </table:table-cell>
          <table:table-cell office:value-type="float" office:value="18812" calcext:value-type="float">
            <text:p>18812</text:p>
          </table:table-cell>
          <table:table-cell table:style-name="ce3" table:formula="of:=[.CY12]/[.CY$4]" office:value-type="percentage" office:value="0.491945606694561" calcext:value-type="percentage">
            <text:p>49.19%</text:p>
          </table:table-cell>
          <table:table-cell office:value-type="float" office:value="30788" calcext:value-type="float">
            <text:p>30788</text:p>
          </table:table-cell>
          <table:table-cell table:style-name="ce3" table:formula="of:=[.DA12]/[.DA$4]" office:value-type="percentage" office:value="0.328598110891723" calcext:value-type="percentage">
            <text:p>32.86%</text:p>
          </table:table-cell>
          <table:table-cell office:value-type="float" office:value="20368839" calcext:value-type="float">
            <text:p>20368839</text:p>
          </table:table-cell>
          <table:table-cell table:style-name="ce3" table:formula="of:=[.DC12]/[.DC$4]" office:value-type="percentage" office:value="0.49130429864147" calcext:value-type="percentage">
            <text:p>49.13%</text:p>
          </table:table-cell>
          <table:table-cell office:value-type="float" office:value="1232542" calcext:value-type="float">
            <text:p>1232542</text:p>
          </table:table-cell>
          <table:table-cell table:style-name="ce3" table:formula="of:=[.DE12]/[.DE$4]" office:value-type="percentage" office:value="0.49831891323684" calcext:value-type="percentage">
            <text:p>49.83%</text:p>
          </table:table-cell>
          <table:table-cell office:value-type="float" office:value="8163614" calcext:value-type="float">
            <text:p>8163614</text:p>
          </table:table-cell>
          <table:table-cell table:style-name="ce3" table:formula="of:=[.DG12]/[.DG$4]" office:value-type="percentage" office:value="0.963344677516804" calcext:value-type="percentage">
            <text:p>96.33%</text:p>
          </table:table-cell>
          <table:table-cell office:value-type="float" office:value="2658" calcext:value-type="float">
            <text:p>2658</text:p>
          </table:table-cell>
          <table:table-cell table:style-name="ce3" table:formula="of:=[.DI12]/[.DI$4]" office:value-type="percentage" office:value="0.628814762242725" calcext:value-type="percentage">
            <text:p>62.88%</text:p>
          </table:table-cell>
          <table:table-cell office:value-type="float" office:value="1288996" calcext:value-type="float">
            <text:p>1288996</text:p>
          </table:table-cell>
          <table:table-cell table:style-name="ce3" table:formula="of:=[.DK12]/[.DK$4]" office:value-type="percentage" office:value="0.241146581657088" calcext:value-type="percentage">
            <text:p>24.11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1024" calcext:value-type="float">
            <text:p>1024</text:p>
          </table:table-cell>
          <table:table-cell office:value-type="float" office:value="2991333" calcext:value-type="float">
            <text:p>2991333</text:p>
          </table:table-cell>
          <table:table-cell table:style-name="ce3" table:formula="of:=[.C13]/[.C$4]" office:value-type="percentage" office:value="0.644865899639769" calcext:value-type="percentage">
            <text:p>64.49%</text:p>
          </table:table-cell>
          <table:table-cell office:value-type="float" office:value="2" calcext:value-type="float">
            <text:p>2</text:p>
          </table:table-cell>
          <table:table-cell table:style-name="ce3" table:formula="of:=[.E13]/[.E$4]" office:value-type="percentage" office:value="2" calcext:value-type="percentage">
            <text:p>200.00%</text:p>
          </table:table-cell>
          <table:table-cell office:value-type="float" office:value="1371" calcext:value-type="float">
            <text:p>1371</text:p>
          </table:table-cell>
          <table:table-cell table:style-name="ce3" table:formula="of:=[.G13]/[.G$4]" office:value-type="percentage" office:value="0.01371" calcext:value-type="percentage">
            <text:p>1.37%</text:p>
          </table:table-cell>
          <table:table-cell office:value-type="float" office:value="120638" calcext:value-type="float">
            <text:p>120638</text:p>
          </table:table-cell>
          <table:table-cell table:style-name="ce3" table:formula="of:=[.I13]/[.I$4]" office:value-type="percentage" office:value="0.793206609287983" calcext:value-type="percentage">
            <text:p>79.32%</text:p>
          </table:table-cell>
          <table:table-cell office:value-type="float" office:value="3919" calcext:value-type="float">
            <text:p>3919</text:p>
          </table:table-cell>
          <table:table-cell table:style-name="ce3" table:formula="of:=[.K13]/[.K$4]" office:value-type="percentage" office:value="0.03919" calcext:value-type="percentage">
            <text:p>3.92%</text:p>
          </table:table-cell>
          <table:table-cell office:value-type="float" office:value="76584" calcext:value-type="float">
            <text:p>76584</text:p>
          </table:table-cell>
          <table:table-cell table:style-name="ce3" table:formula="of:=[.M13]/[.M$4]" office:value-type="percentage" office:value="0.998188287736402" calcext:value-type="percentage">
            <text:p>99.82%</text:p>
          </table:table-cell>
          <table:table-cell office:value-type="float" office:value="102181" calcext:value-type="float">
            <text:p>102181</text:p>
          </table:table-cell>
          <table:table-cell table:style-name="ce3" table:formula="of:=[.O13]/[.O$4]" office:value-type="percentage" office:value="0.816279088345489" calcext:value-type="percentage">
            <text:p>81.63%</text:p>
          </table:table-cell>
          <table:table-cell office:value-type="float" office:value="86969" calcext:value-type="float">
            <text:p>86969</text:p>
          </table:table-cell>
          <table:table-cell table:style-name="ce3" table:formula="of:=[.Q13]/[.Q$4]" office:value-type="percentage" office:value="0.781666531848536" calcext:value-type="percentage">
            <text:p>78.17%</text:p>
          </table:table-cell>
          <table:table-cell office:value-type="float" office:value="2878584" calcext:value-type="float">
            <text:p>2878584</text:p>
          </table:table-cell>
          <table:table-cell table:style-name="ce3" table:formula="of:=[.S13]/[.S$4]" office:value-type="percentage" office:value="0.711219471699307" calcext:value-type="percentage">
            <text:p>71.12%</text:p>
          </table:table-cell>
          <table:table-cell office:value-type="float" office:value="667894" calcext:value-type="float">
            <text:p>667894</text:p>
          </table:table-cell>
          <table:table-cell table:style-name="ce3" table:formula="of:=[.U13]/[.U$4]" office:value-type="percentage" office:value="0.868781470685028" calcext:value-type="percentage">
            <text:p>86.88%</text:p>
          </table:table-cell>
          <table:table-cell office:value-type="float" office:value="477174" calcext:value-type="float">
            <text:p>477174</text:p>
          </table:table-cell>
          <table:table-cell table:style-name="ce3" table:formula="of:=[.W13]/[.W$4]" office:value-type="percentage" office:value="0.781156279057585" calcext:value-type="percentage">
            <text:p>78.12%</text:p>
          </table:table-cell>
          <table:table-cell office:value-type="float" office:value="1074977" calcext:value-type="float">
            <text:p>1074977</text:p>
          </table:table-cell>
          <table:table-cell table:style-name="ce3" table:formula="of:=[.Y13]/[.Y$4]" office:value-type="percentage" office:value="1.00439232497038" calcext:value-type="percentage">
            <text:p>100.44%</text:p>
          </table:table-cell>
          <table:table-cell office:value-type="float" office:value="687583" calcext:value-type="float">
            <text:p>687583</text:p>
          </table:table-cell>
          <table:table-cell table:style-name="ce3" table:formula="of:=[.AA13]/[.AA$4]" office:value-type="percentage" office:value="0.93033416275297" calcext:value-type="percentage">
            <text:p>93.03%</text:p>
          </table:table-cell>
          <table:table-cell office:value-type="float" office:value="16661" calcext:value-type="float">
            <text:p>16661</text:p>
          </table:table-cell>
          <table:table-cell table:style-name="ce3" table:formula="of:=[.AC13]/[.AC$4]" office:value-type="percentage" office:value="0.677193838149819" calcext:value-type="percentage">
            <text:p>67.72%</text:p>
          </table:table-cell>
          <table:table-cell office:value-type="float" office:value="8543392" calcext:value-type="float">
            <text:p>8543392</text:p>
          </table:table-cell>
          <table:table-cell table:style-name="ce3" table:formula="of:=[.AE13]/[.AE$4]" office:value-type="percentage" office:value="0.838208218125463" calcext:value-type="percentage">
            <text:p>83.82%</text:p>
          </table:table-cell>
          <table:table-cell office:value-type="float" office:value="75894115" calcext:value-type="float">
            <text:p>75894115</text:p>
          </table:table-cell>
          <table:table-cell table:style-name="ce3" table:formula="of:=[.AG13]/[.AG$4]" office:value-type="percentage" office:value="0.75894115" calcext:value-type="percentage">
            <text:p>75.89%</text:p>
          </table:table-cell>
          <table:table-cell office:value-type="float" office:value="36621134" calcext:value-type="float">
            <text:p>36621134</text:p>
          </table:table-cell>
          <table:table-cell table:style-name="ce3" table:formula="of:=[.AI13]/[.AI$4]" office:value-type="percentage" office:value="1.00481977529446" calcext:value-type="percentage">
            <text:p>100.48%</text:p>
          </table:table-cell>
          <table:table-cell office:value-type="float" office:value="6257" calcext:value-type="float">
            <text:p>6257</text:p>
          </table:table-cell>
          <table:table-cell table:style-name="ce3" table:formula="of:=[.AK13]/[.AK$4]" office:value-type="percentage" office:value="0.561165919282511" calcext:value-type="percentage">
            <text:p>56.12%</text:p>
          </table:table-cell>
          <table:table-cell office:value-type="float" office:value="100560" calcext:value-type="float">
            <text:p>100560</text:p>
          </table:table-cell>
          <table:table-cell table:style-name="ce3" table:formula="of:=[.AM13]/[.AM$4]" office:value-type="percentage" office:value="0.98203125" calcext:value-type="percentage">
            <text:p>98.20%</text:p>
          </table:table-cell>
          <table:table-cell office:value-type="float" office:value="1997" calcext:value-type="float">
            <text:p>1997</text:p>
          </table:table-cell>
          <table:table-cell table:style-name="ce3" table:formula="of:=[.AO13]/[.AO$4]" office:value-type="percentage" office:value="0.536683687180865" calcext:value-type="percentage">
            <text:p>53.67%</text:p>
          </table:table-cell>
          <table:table-cell office:value-type="float" office:value="389116" calcext:value-type="float">
            <text:p>389116</text:p>
          </table:table-cell>
          <table:table-cell table:style-name="ce3" table:formula="of:=[.AQ13]/[.AQ$4]" office:value-type="percentage" office:value="0.377876443077114" calcext:value-type="percentage">
            <text:p>37.79%</text:p>
          </table:table-cell>
          <table:table-cell office:value-type="float" office:value="3274560" calcext:value-type="float">
            <text:p>3274560</text:p>
          </table:table-cell>
          <table:table-cell table:style-name="ce3" table:formula="of:=[.AS13]/[.AS$4]" office:value-type="percentage" office:value="1.0048830066948" calcext:value-type="percentage">
            <text:p>100.49%</text:p>
          </table:table-cell>
          <table:table-cell office:value-type="float" office:value="338340" calcext:value-type="float">
            <text:p>338340</text:p>
          </table:table-cell>
          <table:table-cell table:style-name="ce3" table:formula="of:=[.AU13]/[.AU$4]" office:value-type="percentage" office:value="0.792822094227588" calcext:value-type="percentage">
            <text:p>79.28%</text:p>
          </table:table-cell>
          <table:table-cell office:value-type="float" office:value="472885" calcext:value-type="float">
            <text:p>472885</text:p>
          </table:table-cell>
          <table:table-cell table:style-name="ce3" table:formula="of:=[.AW13]/[.AW$4]" office:value-type="percentage" office:value="1.00487258601931" calcext:value-type="percentage">
            <text:p>100.49%</text:p>
          </table:table-cell>
          <table:table-cell office:value-type="float" office:value="31280383" calcext:value-type="float">
            <text:p>31280383</text:p>
          </table:table-cell>
          <table:table-cell table:style-name="ce3" table:formula="of:=[.AY13]/[.AY$4]" office:value-type="percentage" office:value="0.610700700188674" calcext:value-type="percentage">
            <text:p>61.07%</text:p>
          </table:table-cell>
          <table:table-cell office:value-type="float" office:value="6379880" calcext:value-type="float">
            <text:p>6379880</text:p>
          </table:table-cell>
          <table:table-cell table:style-name="ce3" table:formula="of:=[.BA13]/[.BA$4]" office:value-type="percentage" office:value="0.639871525823414" calcext:value-type="percentage">
            <text:p>63.99%</text:p>
          </table:table-cell>
          <table:table-cell office:value-type="float" office:value="9467133" calcext:value-type="float">
            <text:p>9467133</text:p>
          </table:table-cell>
          <table:table-cell table:style-name="ce3" table:formula="of:=[.BC13]/[.BC$4]" office:value-type="percentage" office:value="0.282150849190001" calcext:value-type="percentage">
            <text:p>28.22%</text:p>
          </table:table-cell>
          <table:table-cell office:value-type="float" office:value="305942" calcext:value-type="float">
            <text:p>305942</text:p>
          </table:table-cell>
          <table:table-cell table:style-name="ce3" table:formula="of:=[.BE13]/[.BE$4]" office:value-type="percentage" office:value="0.81128267954358" calcext:value-type="percentage">
            <text:p>81.13%</text:p>
          </table:table-cell>
          <table:table-cell office:value-type="float" office:value="14152" calcext:value-type="float">
            <text:p>14152</text:p>
          </table:table-cell>
          <table:table-cell table:style-name="ce3" table:formula="of:=[.BG13]/[.BG$4]" office:value-type="percentage" office:value="0.658110119047619" calcext:value-type="percentage">
            <text:p>65.81%</text:p>
          </table:table-cell>
          <table:table-cell office:value-type="float" office:value="154614" calcext:value-type="float">
            <text:p>154614</text:p>
          </table:table-cell>
          <table:table-cell table:style-name="ce3" table:formula="of:=[.BI13]/[.BI$4]" office:value-type="percentage" office:value="0.626439342987027" calcext:value-type="percentage">
            <text:p>62.64%</text:p>
          </table:table-cell>
          <table:table-cell office:value-type="float" office:value="4874734" calcext:value-type="float">
            <text:p>4874734</text:p>
          </table:table-cell>
          <table:table-cell table:style-name="ce3" table:formula="of:=[.BK13]/[.BK$4]" office:value-type="percentage" office:value="0.792357260631658" calcext:value-type="percentage">
            <text:p>79.24%</text:p>
          </table:table-cell>
          <table:table-cell office:value-type="float" office:value="9363875" calcext:value-type="float">
            <text:p>9363875</text:p>
          </table:table-cell>
          <table:table-cell table:style-name="ce3" table:formula="of:=[.BM13]/[.BM$4]" office:value-type="percentage" office:value="0.928432320504985" calcext:value-type="percentage">
            <text:p>92.84%</text:p>
          </table:table-cell>
          <table:table-cell office:value-type="float" office:value="41137" calcext:value-type="float">
            <text:p>41137</text:p>
          </table:table-cell>
          <table:table-cell table:style-name="ce3" table:formula="of:=[.BO13]/[.BO$4]" office:value-type="percentage" office:value="0.773819153138579" calcext:value-type="percentage">
            <text:p>77.38%</text:p>
          </table:table-cell>
          <table:table-cell office:value-type="float" office:value="65933" calcext:value-type="float">
            <text:p>65933</text:p>
          </table:table-cell>
          <table:table-cell table:style-name="ce3" table:formula="of:=[.BQ13]/[.BQ$4]" office:value-type="percentage" office:value="0.80211438095354" calcext:value-type="percentage">
            <text:p>80.21%</text:p>
          </table:table-cell>
          <table:table-cell office:value-type="float" office:value="38197" calcext:value-type="float">
            <text:p>38197</text:p>
          </table:table-cell>
          <table:table-cell table:style-name="ce3" table:formula="of:=[.BS13]/[.BS$4]" office:value-type="percentage" office:value="0.820981816618665" calcext:value-type="percentage">
            <text:p>82.10%</text:p>
          </table:table-cell>
          <table:table-cell office:value-type="float" office:value="10389" calcext:value-type="float">
            <text:p>10389</text:p>
          </table:table-cell>
          <table:table-cell table:style-name="ce3" table:formula="of:=[.BU13]/[.BU$4]" office:value-type="percentage" office:value="0.781950925786542" calcext:value-type="percentage">
            <text:p>78.20%</text:p>
          </table:table-cell>
          <table:table-cell office:value-type="float" office:value="9109" calcext:value-type="float">
            <text:p>9109</text:p>
          </table:table-cell>
          <table:table-cell table:style-name="ce3" table:formula="of:=[.BW13]/[.BW$4]" office:value-type="percentage" office:value="0.762004350008365" calcext:value-type="percentage">
            <text:p>76.20%</text:p>
          </table:table-cell>
          <table:table-cell office:value-type="float" office:value="28398" calcext:value-type="float">
            <text:p>28398</text:p>
          </table:table-cell>
          <table:table-cell table:style-name="ce3" table:formula="of:=[.BY13]/[.BY$4]" office:value-type="percentage" office:value="0.745256528014696" calcext:value-type="percentage">
            <text:p>74.53%</text:p>
          </table:table-cell>
          <table:table-cell office:value-type="float" office:value="976343" calcext:value-type="float">
            <text:p>976343</text:p>
          </table:table-cell>
          <table:table-cell table:style-name="ce3" table:formula="of:=[.CA13]/[.CA$4]" office:value-type="percentage" office:value="0.976343" calcext:value-type="percentage">
            <text:p>97.63%</text:p>
          </table:table-cell>
          <table:table-cell office:value-type="float" office:value="90503" calcext:value-type="float">
            <text:p>90503</text:p>
          </table:table-cell>
          <table:table-cell table:style-name="ce3" table:formula="of:=[.CC13]/[.CC$4]" office:value-type="percentage" office:value="0.176344852849482" calcext:value-type="percentage">
            <text:p>17.63%</text:p>
          </table:table-cell>
          <table:table-cell office:value-type="float" office:value="414554" calcext:value-type="float">
            <text:p>414554</text:p>
          </table:table-cell>
          <table:table-cell table:style-name="ce3" table:formula="of:=[.CE13]/[.CE$4]" office:value-type="percentage" office:value="0.860318639607688" calcext:value-type="percentage">
            <text:p>86.03%</text:p>
          </table:table-cell>
          <table:table-cell office:value-type="float" office:value="27520" calcext:value-type="float">
            <text:p>27520</text:p>
          </table:table-cell>
          <table:table-cell table:style-name="ce3" table:formula="of:=[.CG13]/[.CG$4]" office:value-type="percentage" office:value="0.694756507030875" calcext:value-type="percentage">
            <text:p>69.48%</text:p>
          </table:table-cell>
          <table:table-cell office:value-type="float" office:value="41779" calcext:value-type="float">
            <text:p>41779</text:p>
          </table:table-cell>
          <table:table-cell table:style-name="ce3" table:formula="of:=[.CI13]/[.CI$4]" office:value-type="percentage" office:value="0.583130949390057" calcext:value-type="percentage">
            <text:p>58.31%</text:p>
          </table:table-cell>
          <table:table-cell office:value-type="float" office:value="28412" calcext:value-type="float">
            <text:p>28412</text:p>
          </table:table-cell>
          <table:table-cell table:style-name="ce3" table:formula="of:=[.CK13]/[.CK$4]" office:value-type="percentage" office:value="0.575386297818911" calcext:value-type="percentage">
            <text:p>57.54%</text:p>
          </table:table-cell>
          <table:table-cell office:value-type="float" office:value="90503" calcext:value-type="float">
            <text:p>90503</text:p>
          </table:table-cell>
          <table:table-cell table:style-name="ce3" table:formula="of:=[.CM13]/[.CM$4]" office:value-type="percentage" office:value="0.176344852849482" calcext:value-type="percentage">
            <text:p>17.63%</text:p>
          </table:table-cell>
          <table:table-cell office:value-type="float" office:value="100489" calcext:value-type="float">
            <text:p>100489</text:p>
          </table:table-cell>
          <table:table-cell table:style-name="ce3" table:formula="of:=[.CO13]/[.CO$4]" office:value-type="percentage" office:value="1.00489" calcext:value-type="percentage">
            <text:p>100.49%</text:p>
          </table:table-cell>
          <table:table-cell office:value-type="float" office:value="4274050" calcext:value-type="float">
            <text:p>4274050</text:p>
          </table:table-cell>
          <table:table-cell table:style-name="ce3" table:formula="of:=[.CQ13]/[.CQ$4]" office:value-type="percentage" office:value="0.644925264085809" calcext:value-type="percentage">
            <text:p>64.49%</text:p>
          </table:table-cell>
          <table:table-cell office:value-type="float" office:value="12100519" calcext:value-type="float">
            <text:p>12100519</text:p>
          </table:table-cell>
          <table:table-cell table:style-name="ce3" table:formula="of:=[.CS13]/[.CS$4]" office:value-type="percentage" office:value="0.560043274215047" calcext:value-type="percentage">
            <text:p>56.00%</text:p>
          </table:table-cell>
          <table:table-cell office:value-type="float" office:value="7064687" calcext:value-type="float">
            <text:p>7064687</text:p>
          </table:table-cell>
          <table:table-cell table:style-name="ce3" table:formula="of:=[.CU13]/[.CU$4]" office:value-type="percentage" office:value="0.974178372033761" calcext:value-type="percentage">
            <text:p>97.42%</text:p>
          </table:table-cell>
          <table:table-cell office:value-type="float" office:value="68413061" calcext:value-type="float">
            <text:p>68413061</text:p>
          </table:table-cell>
          <table:table-cell table:style-name="ce3" table:formula="of:=[.CW13]/[.CW$4]" office:value-type="percentage" office:value="1.00337793679879" calcext:value-type="percentage">
            <text:p>100.34%</text:p>
          </table:table-cell>
          <table:table-cell office:value-type="float" office:value="24457" calcext:value-type="float">
            <text:p>24457</text:p>
          </table:table-cell>
          <table:table-cell table:style-name="ce3" table:formula="of:=[.CY13]/[.CY$4]" office:value-type="percentage" office:value="0.63956589958159" calcext:value-type="percentage">
            <text:p>63.96%</text:p>
          </table:table-cell>
          <table:table-cell office:value-type="float" office:value="61146" calcext:value-type="float">
            <text:p>61146</text:p>
          </table:table-cell>
          <table:table-cell table:style-name="ce3" table:formula="of:=[.DA13]/[.DA$4]" office:value-type="percentage" office:value="0.65260686269278" calcext:value-type="percentage">
            <text:p>65.26%</text:p>
          </table:table-cell>
          <table:table-cell office:value-type="float" office:value="28380033" calcext:value-type="float">
            <text:p>28380033</text:p>
          </table:table-cell>
          <table:table-cell table:style-name="ce3" table:formula="of:=[.DC13]/[.DC$4]" office:value-type="percentage" office:value="0.684537405813202" calcext:value-type="percentage">
            <text:p>68.45%</text:p>
          </table:table-cell>
          <table:table-cell office:value-type="float" office:value="1943922" calcext:value-type="float">
            <text:p>1943922</text:p>
          </table:table-cell>
          <table:table-cell table:style-name="ce3" table:formula="of:=[.DE13]/[.DE$4]" office:value-type="percentage" office:value="0.785931106978248" calcext:value-type="percentage">
            <text:p>78.59%</text:p>
          </table:table-cell>
          <table:table-cell office:value-type="float" office:value="8442098" calcext:value-type="float">
            <text:p>8442098</text:p>
          </table:table-cell>
          <table:table-cell table:style-name="ce3" table:formula="of:=[.DG13]/[.DG$4]" office:value-type="percentage" office:value="0.99620709349747" calcext:value-type="percentage">
            <text:p>99.62%</text:p>
          </table:table-cell>
          <table:table-cell office:value-type="float" office:value="3043" calcext:value-type="float">
            <text:p>3043</text:p>
          </table:table-cell>
          <table:table-cell table:style-name="ce3" table:formula="of:=[.DI13]/[.DI$4]" office:value-type="percentage" office:value="0.719895907262834" calcext:value-type="percentage">
            <text:p>71.99%</text:p>
          </table:table-cell>
          <table:table-cell office:value-type="float" office:value="2623268" calcext:value-type="float">
            <text:p>2623268</text:p>
          </table:table-cell>
          <table:table-cell table:style-name="ce3" table:formula="of:=[.DK13]/[.DK$4]" office:value-type="percentage" office:value="0.490763439894636" calcext:value-type="percentage">
            <text:p>49.08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4096" calcext:value-type="float">
            <text:p>4096</text:p>
          </table:table-cell>
          <table:table-cell office:value-type="float" office:value="2518882" calcext:value-type="float">
            <text:p>2518882</text:p>
          </table:table-cell>
          <table:table-cell table:style-name="ce3" table:formula="of:=[.C14]/[.C$4]" office:value-type="percentage" office:value="0.543015808342441" calcext:value-type="percentage">
            <text:p>54.30%</text:p>
          </table:table-cell>
          <table:table-cell office:value-type="float" office:value="2" calcext:value-type="float">
            <text:p>2</text:p>
          </table:table-cell>
          <table:table-cell table:style-name="ce3" table:formula="of:=[.E14]/[.E$4]" office:value-type="percentage" office:value="2" calcext:value-type="percentage">
            <text:p>200.00%</text:p>
          </table:table-cell>
          <table:table-cell office:value-type="float" office:value="641" calcext:value-type="float">
            <text:p>641</text:p>
          </table:table-cell>
          <table:table-cell table:style-name="ce3" table:formula="of:=[.G14]/[.G$4]" office:value-type="percentage" office:value="0.00641" calcext:value-type="percentage">
            <text:p>0.64%</text:p>
          </table:table-cell>
          <table:table-cell office:value-type="float" office:value="101116" calcext:value-type="float">
            <text:p>101116</text:p>
          </table:table-cell>
          <table:table-cell table:style-name="ce3" table:formula="of:=[.I14]/[.I$4]" office:value-type="percentage" office:value="0.664847556365023" calcext:value-type="percentage">
            <text:p>66.48%</text:p>
          </table:table-cell>
          <table:table-cell office:value-type="float" office:value="1291" calcext:value-type="float">
            <text:p>1291</text:p>
          </table:table-cell>
          <table:table-cell table:style-name="ce3" table:formula="of:=[.K14]/[.K$4]" office:value-type="percentage" office:value="0.01291" calcext:value-type="percentage">
            <text:p>1.29%</text:p>
          </table:table-cell>
          <table:table-cell office:value-type="float" office:value="76545" calcext:value-type="float">
            <text:p>76545</text:p>
          </table:table-cell>
          <table:table-cell table:style-name="ce3" table:formula="of:=[.M14]/[.M$4]" office:value-type="percentage" office:value="0.997679965590501" calcext:value-type="percentage">
            <text:p>99.77%</text:p>
          </table:table-cell>
          <table:table-cell office:value-type="float" office:value="88146" calcext:value-type="float">
            <text:p>88146</text:p>
          </table:table-cell>
          <table:table-cell table:style-name="ce3" table:formula="of:=[.O14]/[.O$4]" office:value-type="percentage" office:value="0.704159643390665" calcext:value-type="percentage">
            <text:p>70.42%</text:p>
          </table:table-cell>
          <table:table-cell office:value-type="float" office:value="71376" calcext:value-type="float">
            <text:p>71376</text:p>
          </table:table-cell>
          <table:table-cell table:style-name="ce3" table:formula="of:=[.Q14]/[.Q$4]" office:value-type="percentage" office:value="0.641518591420174" calcext:value-type="percentage">
            <text:p>64.15%</text:p>
          </table:table-cell>
          <table:table-cell office:value-type="float" office:value="2330908" calcext:value-type="float">
            <text:p>2330908</text:p>
          </table:table-cell>
          <table:table-cell table:style-name="ce3" table:formula="of:=[.S14]/[.S$4]" office:value-type="percentage" office:value="0.575903693044805" calcext:value-type="percentage">
            <text:p>57.59%</text:p>
          </table:table-cell>
          <table:table-cell office:value-type="float" office:value="577135" calcext:value-type="float">
            <text:p>577135</text:p>
          </table:table-cell>
          <table:table-cell table:style-name="ce3" table:formula="of:=[.U14]/[.U$4]" office:value-type="percentage" office:value="0.750724207859037" calcext:value-type="percentage">
            <text:p>75.07%</text:p>
          </table:table-cell>
          <table:table-cell office:value-type="float" office:value="395097" calcext:value-type="float">
            <text:p>395097</text:p>
          </table:table-cell>
          <table:table-cell table:style-name="ce3" table:formula="of:=[.W14]/[.W$4]" office:value-type="percentage" office:value="0.646792370051207" calcext:value-type="percentage">
            <text:p>64.68%</text:p>
          </table:table-cell>
          <table:table-cell office:value-type="float" office:value="1074399" calcext:value-type="float">
            <text:p>1074399</text:p>
          </table:table-cell>
          <table:table-cell table:style-name="ce3" table:formula="of:=[.Y14]/[.Y$4]" office:value-type="percentage" office:value="1.0038522773565" calcext:value-type="percentage">
            <text:p>100.39%</text:p>
          </table:table-cell>
          <table:table-cell office:value-type="float" office:value="677530" calcext:value-type="float">
            <text:p>677530</text:p>
          </table:table-cell>
          <table:table-cell table:style-name="ce3" table:formula="of:=[.AA14]/[.AA$4]" office:value-type="percentage" office:value="0.916731951328086" calcext:value-type="percentage">
            <text:p>91.67%</text:p>
          </table:table-cell>
          <table:table-cell office:value-type="float" office:value="13805" calcext:value-type="float">
            <text:p>13805</text:p>
          </table:table-cell>
          <table:table-cell table:style-name="ce3" table:formula="of:=[.AC14]/[.AC$4]" office:value-type="percentage" office:value="0.561110433686949" calcext:value-type="percentage">
            <text:p>56.11%</text:p>
          </table:table-cell>
          <table:table-cell office:value-type="float" office:value="7268324" calcext:value-type="float">
            <text:p>7268324</text:p>
          </table:table-cell>
          <table:table-cell table:style-name="ce3" table:formula="of:=[.AE14]/[.AE$4]" office:value-type="percentage" office:value="0.713108904378792" calcext:value-type="percentage">
            <text:p>71.31%</text:p>
          </table:table-cell>
          <table:table-cell office:value-type="float" office:value="64818667" calcext:value-type="float">
            <text:p>64818667</text:p>
          </table:table-cell>
          <table:table-cell table:style-name="ce3" table:formula="of:=[.AG14]/[.AG$4]" office:value-type="percentage" office:value="0.64818667" calcext:value-type="percentage">
            <text:p>64.82%</text:p>
          </table:table-cell>
          <table:table-cell office:value-type="float" office:value="36602438" calcext:value-type="float">
            <text:p>36602438</text:p>
          </table:table-cell>
          <table:table-cell table:style-name="ce3" table:formula="of:=[.AI14]/[.AI$4]" office:value-type="percentage" office:value="1.00430678980038" calcext:value-type="percentage">
            <text:p>100.43%</text:p>
          </table:table-cell>
          <table:table-cell office:value-type="float" office:value="4985" calcext:value-type="float">
            <text:p>4985</text:p>
          </table:table-cell>
          <table:table-cell table:style-name="ce3" table:formula="of:=[.AK14]/[.AK$4]" office:value-type="percentage" office:value="0.447085201793722" calcext:value-type="percentage">
            <text:p>44.71%</text:p>
          </table:table-cell>
          <table:table-cell office:value-type="float" office:value="99770" calcext:value-type="float">
            <text:p>99770</text:p>
          </table:table-cell>
          <table:table-cell table:style-name="ce3" table:formula="of:=[.AM14]/[.AM$4]" office:value-type="percentage" office:value="0.97431640625" calcext:value-type="percentage">
            <text:p>97.43%</text:p>
          </table:table-cell>
          <table:table-cell office:value-type="float" office:value="1724" calcext:value-type="float">
            <text:p>1724</text:p>
          </table:table-cell>
          <table:table-cell table:style-name="ce3" table:formula="of:=[.AO14]/[.AO$4]" office:value-type="percentage" office:value="0.463316312819135" calcext:value-type="percentage">
            <text:p>46.33%</text:p>
          </table:table-cell>
          <table:table-cell office:value-type="float" office:value="356436" calcext:value-type="float">
            <text:p>356436</text:p>
          </table:table-cell>
          <table:table-cell table:style-name="ce3" table:formula="of:=[.AQ14]/[.AQ$4]" office:value-type="percentage" office:value="0.346140399944064" calcext:value-type="percentage">
            <text:p>34.61%</text:p>
          </table:table-cell>
          <table:table-cell office:value-type="float" office:value="3272961" calcext:value-type="float">
            <text:p>3272961</text:p>
          </table:table-cell>
          <table:table-cell table:style-name="ce3" table:formula="of:=[.AS14]/[.AS$4]" office:value-type="percentage" office:value="1.00439231239459" calcext:value-type="percentage">
            <text:p>100.44%</text:p>
          </table:table-cell>
          <table:table-cell office:value-type="float" office:value="279985" calcext:value-type="float">
            <text:p>279985</text:p>
          </table:table-cell>
          <table:table-cell table:style-name="ce3" table:formula="of:=[.AU14]/[.AU$4]" office:value-type="percentage" office:value="0.656080552261959" calcext:value-type="percentage">
            <text:p>65.61%</text:p>
          </table:table-cell>
          <table:table-cell office:value-type="float" office:value="472654" calcext:value-type="float">
            <text:p>472654</text:p>
          </table:table-cell>
          <table:table-cell table:style-name="ce3" table:formula="of:=[.AW14]/[.AW$4]" office:value-type="percentage" office:value="1.00438171494628" calcext:value-type="percentage">
            <text:p>100.44%</text:p>
          </table:table-cell>
          <table:table-cell office:value-type="float" office:value="27732255" calcext:value-type="float">
            <text:p>27732255</text:p>
          </table:table-cell>
          <table:table-cell table:style-name="ce3" table:formula="of:=[.AY14]/[.AY$4]" office:value-type="percentage" office:value="0.541429033855208" calcext:value-type="percentage">
            <text:p>54.14%</text:p>
          </table:table-cell>
          <table:table-cell office:value-type="float" office:value="5740808" calcext:value-type="float">
            <text:p>5740808</text:p>
          </table:table-cell>
          <table:table-cell table:style-name="ce3" table:formula="of:=[.BA14]/[.BA$4]" office:value-type="percentage" office:value="0.575775653212797" calcext:value-type="percentage">
            <text:p>57.58%</text:p>
          </table:table-cell>
          <table:table-cell office:value-type="float" office:value="7787645" calcext:value-type="float">
            <text:p>7787645</text:p>
          </table:table-cell>
          <table:table-cell table:style-name="ce3" table:formula="of:=[.BC14]/[.BC$4]" office:value-type="percentage" office:value="0.232096734031334" calcext:value-type="percentage">
            <text:p>23.21%</text:p>
          </table:table-cell>
          <table:table-cell office:value-type="float" office:value="254419" calcext:value-type="float">
            <text:p>254419</text:p>
          </table:table-cell>
          <table:table-cell table:style-name="ce3" table:formula="of:=[.BE14]/[.BE$4]" office:value-type="percentage" office:value="0.674656399078251" calcext:value-type="percentage">
            <text:p>67.47%</text:p>
          </table:table-cell>
          <table:table-cell office:value-type="float" office:value="13035" calcext:value-type="float">
            <text:p>13035</text:p>
          </table:table-cell>
          <table:table-cell table:style-name="ce3" table:formula="of:=[.BG14]/[.BG$4]" office:value-type="percentage" office:value="0.606166294642857" calcext:value-type="percentage">
            <text:p>60.62%</text:p>
          </table:table-cell>
          <table:table-cell office:value-type="float" office:value="128537" calcext:value-type="float">
            <text:p>128537</text:p>
          </table:table-cell>
          <table:table-cell table:style-name="ce3" table:formula="of:=[.BI14]/[.BI$4]" office:value-type="percentage" office:value="0.52078488254313" calcext:value-type="percentage">
            <text:p>52.08%</text:p>
          </table:table-cell>
          <table:table-cell office:value-type="float" office:value="4443940" calcext:value-type="float">
            <text:p>4443940</text:p>
          </table:table-cell>
          <table:table-cell table:style-name="ce3" table:formula="of:=[.BK14]/[.BK$4]" office:value-type="percentage" office:value="0.722334413490346" calcext:value-type="percentage">
            <text:p>72.23%</text:p>
          </table:table-cell>
          <table:table-cell office:value-type="float" office:value="8380328" calcext:value-type="float">
            <text:p>8380328</text:p>
          </table:table-cell>
          <table:table-cell table:style-name="ce3" table:formula="of:=[.BM14]/[.BM$4]" office:value-type="percentage" office:value="0.830913203308769" calcext:value-type="percentage">
            <text:p>83.09%</text:p>
          </table:table-cell>
          <table:table-cell office:value-type="float" office:value="33376" calcext:value-type="float">
            <text:p>33376</text:p>
          </table:table-cell>
          <table:table-cell table:style-name="ce3" table:formula="of:=[.BO14]/[.BO$4]" office:value-type="percentage" office:value="0.627828671394443" calcext:value-type="percentage">
            <text:p>62.78%</text:p>
          </table:table-cell>
          <table:table-cell office:value-type="float" office:value="55072" calcext:value-type="float">
            <text:p>55072</text:p>
          </table:table-cell>
          <table:table-cell table:style-name="ce3" table:formula="of:=[.BQ14]/[.BQ$4]" office:value-type="percentage" office:value="0.669983819754498" calcext:value-type="percentage">
            <text:p>67.00%</text:p>
          </table:table-cell>
          <table:table-cell office:value-type="float" office:value="32238" calcext:value-type="float">
            <text:p>32238</text:p>
          </table:table-cell>
          <table:table-cell table:style-name="ce3" table:formula="of:=[.BS14]/[.BS$4]" office:value-type="percentage" office:value="0.692902893006061" calcext:value-type="percentage">
            <text:p>69.29%</text:p>
          </table:table-cell>
          <table:table-cell office:value-type="float" office:value="8949" calcext:value-type="float">
            <text:p>8949</text:p>
          </table:table-cell>
          <table:table-cell table:style-name="ce3" table:formula="of:=[.BU14]/[.BU$4]" office:value-type="percentage" office:value="0.67356615986753" calcext:value-type="percentage">
            <text:p>67.36%</text:p>
          </table:table-cell>
          <table:table-cell office:value-type="float" office:value="7751" calcext:value-type="float">
            <text:p>7751</text:p>
          </table:table-cell>
          <table:table-cell table:style-name="ce3" table:formula="of:=[.BW14]/[.BW$4]" office:value-type="percentage" office:value="0.648402208465786" calcext:value-type="percentage">
            <text:p>64.84%</text:p>
          </table:table-cell>
          <table:table-cell office:value-type="float" office:value="23658" calcext:value-type="float">
            <text:p>23658</text:p>
          </table:table-cell>
          <table:table-cell table:style-name="ce3" table:formula="of:=[.BY14]/[.BY$4]" office:value-type="percentage" office:value="0.620863403752788" calcext:value-type="percentage">
            <text:p>62.09%</text:p>
          </table:table-cell>
          <table:table-cell office:value-type="float" office:value="892235" calcext:value-type="float">
            <text:p>892235</text:p>
          </table:table-cell>
          <table:table-cell table:style-name="ce3" table:formula="of:=[.CA14]/[.CA$4]" office:value-type="percentage" office:value="0.892235" calcext:value-type="percentage">
            <text:p>89.22%</text:p>
          </table:table-cell>
          <table:table-cell office:value-type="float" office:value="77601" calcext:value-type="float">
            <text:p>77601</text:p>
          </table:table-cell>
          <table:table-cell table:style-name="ce3" table:formula="of:=[.CC14]/[.CC$4]" office:value-type="percentage" office:value="0.151205340441452" calcext:value-type="percentage">
            <text:p>15.12%</text:p>
          </table:table-cell>
          <table:table-cell office:value-type="float" office:value="358226" calcext:value-type="float">
            <text:p>358226</text:p>
          </table:table-cell>
          <table:table-cell table:style-name="ce3" table:formula="of:=[.CE14]/[.CE$4]" office:value-type="percentage" office:value="0.743421858170717" calcext:value-type="percentage">
            <text:p>74.34%</text:p>
          </table:table-cell>
          <table:table-cell office:value-type="float" office:value="23072" calcext:value-type="float">
            <text:p>23072</text:p>
          </table:table-cell>
          <table:table-cell table:style-name="ce3" table:formula="of:=[.CG14]/[.CG$4]" office:value-type="percentage" office:value="0.582464466941001" calcext:value-type="percentage">
            <text:p>58.25%</text:p>
          </table:table-cell>
          <table:table-cell office:value-type="float" office:value="30825" calcext:value-type="float">
            <text:p>30825</text:p>
          </table:table-cell>
          <table:table-cell table:style-name="ce3" table:formula="of:=[.CI14]/[.CI$4]" office:value-type="percentage" office:value="0.430240348379533" calcext:value-type="percentage">
            <text:p>43.02%</text:p>
          </table:table-cell>
          <table:table-cell office:value-type="float" office:value="21804" calcext:value-type="float">
            <text:p>21804</text:p>
          </table:table-cell>
          <table:table-cell table:style-name="ce3" table:formula="of:=[.CK14]/[.CK$4]" office:value-type="percentage" office:value="0.441564227708135" calcext:value-type="percentage">
            <text:p>44.16%</text:p>
          </table:table-cell>
          <table:table-cell office:value-type="float" office:value="77601" calcext:value-type="float">
            <text:p>77601</text:p>
          </table:table-cell>
          <table:table-cell table:style-name="ce3" table:formula="of:=[.CM14]/[.CM$4]" office:value-type="percentage" office:value="0.151205340441452" calcext:value-type="percentage">
            <text:p>15.12%</text:p>
          </table:table-cell>
          <table:table-cell office:value-type="float" office:value="100430" calcext:value-type="float">
            <text:p>100430</text:p>
          </table:table-cell>
          <table:table-cell table:style-name="ce3" table:formula="of:=[.CO14]/[.CO$4]" office:value-type="percentage" office:value="1.0043" calcext:value-type="percentage">
            <text:p>100.43%</text:p>
          </table:table-cell>
          <table:table-cell office:value-type="float" office:value="3521403" calcext:value-type="float">
            <text:p>3521403</text:p>
          </table:table-cell>
          <table:table-cell table:style-name="ce3" table:formula="of:=[.CQ14]/[.CQ$4]" office:value-type="percentage" office:value="0.531355917625568" calcext:value-type="percentage">
            <text:p>53.14%</text:p>
          </table:table-cell>
          <table:table-cell office:value-type="float" office:value="9752753" calcext:value-type="float">
            <text:p>9752753</text:p>
          </table:table-cell>
          <table:table-cell table:style-name="ce3" table:formula="of:=[.CS14]/[.CS$4]" office:value-type="percentage" office:value="0.451382599600118" calcext:value-type="percentage">
            <text:p>45.14%</text:p>
          </table:table-cell>
          <table:table-cell office:value-type="float" office:value="6712449" calcext:value-type="float">
            <text:p>6712449</text:p>
          </table:table-cell>
          <table:table-cell table:style-name="ce3" table:formula="of:=[.CU14]/[.CU$4]" office:value-type="percentage" office:value="0.925606844178609" calcext:value-type="percentage">
            <text:p>92.56%</text:p>
          </table:table-cell>
          <table:table-cell office:value-type="float" office:value="68356128" calcext:value-type="float">
            <text:p>68356128</text:p>
          </table:table-cell>
          <table:table-cell table:style-name="ce3" table:formula="of:=[.CW14]/[.CW$4]" office:value-type="percentage" office:value="1.00254293080372" calcext:value-type="percentage">
            <text:p>100.25%</text:p>
          </table:table-cell>
          <table:table-cell office:value-type="float" office:value="21500" calcext:value-type="float">
            <text:p>21500</text:p>
          </table:table-cell>
          <table:table-cell table:style-name="ce3" table:formula="of:=[.CY14]/[.CY$4]" office:value-type="percentage" office:value="0.562238493723849" calcext:value-type="percentage">
            <text:p>56.22%</text:p>
          </table:table-cell>
          <table:table-cell office:value-type="float" office:value="46339" calcext:value-type="float">
            <text:p>46339</text:p>
          </table:table-cell>
          <table:table-cell table:style-name="ce3" table:formula="of:=[.DA14]/[.DA$4]" office:value-type="percentage" office:value="0.494572816052084" calcext:value-type="percentage">
            <text:p>49.46%</text:p>
          </table:table-cell>
          <table:table-cell office:value-type="float" office:value="22981410" calcext:value-type="float">
            <text:p>22981410</text:p>
          </table:table-cell>
          <table:table-cell table:style-name="ce3" table:formula="of:=[.DC14]/[.DC$4]" office:value-type="percentage" office:value="0.554320524691764" calcext:value-type="percentage">
            <text:p>55.43%</text:p>
          </table:table-cell>
          <table:table-cell office:value-type="float" office:value="1701783" calcext:value-type="float">
            <text:p>1701783</text:p>
          </table:table-cell>
          <table:table-cell table:style-name="ce3" table:formula="of:=[.DE14]/[.DE$4]" office:value-type="percentage" office:value="0.688033880488397" calcext:value-type="percentage">
            <text:p>68.80%</text:p>
          </table:table-cell>
          <table:table-cell office:value-type="float" office:value="8394561" calcext:value-type="float">
            <text:p>8394561</text:p>
          </table:table-cell>
          <table:table-cell table:style-name="ce3" table:formula="of:=[.DG14]/[.DG$4]" office:value-type="percentage" office:value="0.990597504908995" calcext:value-type="percentage">
            <text:p>99.06%</text:p>
          </table:table-cell>
          <table:table-cell office:value-type="float" office:value="2427" calcext:value-type="float">
            <text:p>2427</text:p>
          </table:table-cell>
          <table:table-cell table:style-name="ce3" table:formula="of:=[.DI14]/[.DI$4]" office:value-type="percentage" office:value="0.57416607523066" calcext:value-type="percentage">
            <text:p>57.42%</text:p>
          </table:table-cell>
          <table:table-cell office:value-type="float" office:value="1708582" calcext:value-type="float">
            <text:p>1708582</text:p>
          </table:table-cell>
          <table:table-cell table:style-name="ce3" table:formula="of:=[.DK14]/[.DK$4]" office:value-type="percentage" office:value="0.319643124401341" calcext:value-type="percentage">
            <text:p>31.96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16384" calcext:value-type="float">
            <text:p>16384</text:p>
          </table:table-cell>
          <table:table-cell office:value-type="float" office:value="2176173" calcext:value-type="float">
            <text:p>2176173</text:p>
          </table:table-cell>
          <table:table-cell table:style-name="ce3" table:formula="of:=[.C15]/[.C$4]" office:value-type="percentage" office:value="0.469135251547312" calcext:value-type="percentage">
            <text:p>46.91%</text:p>
          </table:table-cell>
          <table:table-cell office:value-type="float" office:value="2" calcext:value-type="float">
            <text:p>2</text:p>
          </table:table-cell>
          <table:table-cell table:style-name="ce3" table:formula="of:=[.E15]/[.E$4]" office:value-type="percentage" office:value="2" calcext:value-type="percentage">
            <text:p>200.00%</text:p>
          </table:table-cell>
          <table:table-cell office:value-type="float" office:value="467" calcext:value-type="float">
            <text:p>467</text:p>
          </table:table-cell>
          <table:table-cell table:style-name="ce3" table:formula="of:=[.G15]/[.G$4]" office:value-type="percentage" office:value="0.00467" calcext:value-type="percentage">
            <text:p>0.47%</text:p>
          </table:table-cell>
          <table:table-cell office:value-type="float" office:value="84113" calcext:value-type="float">
            <text:p>84113</text:p>
          </table:table-cell>
          <table:table-cell table:style-name="ce3" table:formula="of:=[.I15]/[.I$4]" office:value-type="percentage" office:value="0.553051173983654" calcext:value-type="percentage">
            <text:p>55.31%</text:p>
          </table:table-cell>
          <table:table-cell office:value-type="float" office:value="649" calcext:value-type="float">
            <text:p>649</text:p>
          </table:table-cell>
          <table:table-cell table:style-name="ce3" table:formula="of:=[.K15]/[.K$4]" office:value-type="percentage" office:value="0.00649" calcext:value-type="percentage">
            <text:p>0.65%</text:p>
          </table:table-cell>
          <table:table-cell office:value-type="float" office:value="76518" calcext:value-type="float">
            <text:p>76518</text:p>
          </table:table-cell>
          <table:table-cell table:style-name="ce3" table:formula="of:=[.M15]/[.M$4]" office:value-type="percentage" office:value="0.997328050258723" calcext:value-type="percentage">
            <text:p>99.73%</text:p>
          </table:table-cell>
          <table:table-cell office:value-type="float" office:value="74778" calcext:value-type="float">
            <text:p>74778</text:p>
          </table:table-cell>
          <table:table-cell table:style-name="ce3" table:formula="of:=[.O15]/[.O$4]" office:value-type="percentage" office:value="0.597368568210323" calcext:value-type="percentage">
            <text:p>59.74%</text:p>
          </table:table-cell>
          <table:table-cell office:value-type="float" office:value="56161" calcext:value-type="float">
            <text:p>56161</text:p>
          </table:table-cell>
          <table:table-cell table:style-name="ce3" table:formula="of:=[.Q15]/[.Q$4]" office:value-type="percentage" office:value="0.504768067876435" calcext:value-type="percentage">
            <text:p>50.48%</text:p>
          </table:table-cell>
          <table:table-cell office:value-type="float" office:value="1895227" calcext:value-type="float">
            <text:p>1895227</text:p>
          </table:table-cell>
          <table:table-cell table:style-name="ce3" table:formula="of:=[.S15]/[.S$4]" office:value-type="percentage" office:value="0.468258819506487" calcext:value-type="percentage">
            <text:p>46.83%</text:p>
          </table:table-cell>
          <table:table-cell office:value-type="float" office:value="487980" calcext:value-type="float">
            <text:p>487980</text:p>
          </table:table-cell>
          <table:table-cell table:style-name="ce3" table:formula="of:=[.U15]/[.U$4]" office:value-type="percentage" office:value="0.63475339210246" calcext:value-type="percentage">
            <text:p>63.48%</text:p>
          </table:table-cell>
          <table:table-cell office:value-type="float" office:value="324640" calcext:value-type="float">
            <text:p>324640</text:p>
          </table:table-cell>
          <table:table-cell table:style-name="ce3" table:formula="of:=[.W15]/[.W$4]" office:value-type="percentage" office:value="0.53145094752282" calcext:value-type="percentage">
            <text:p>53.15%</text:p>
          </table:table-cell>
          <table:table-cell office:value-type="float" office:value="1073970" calcext:value-type="float">
            <text:p>1073970</text:p>
          </table:table-cell>
          <table:table-cell table:style-name="ce3" table:formula="of:=[.Y15]/[.Y$4]" office:value-type="percentage" office:value="1.00345144616903" calcext:value-type="percentage">
            <text:p>100.35%</text:p>
          </table:table-cell>
          <table:table-cell office:value-type="float" office:value="661023" calcext:value-type="float">
            <text:p>661023</text:p>
          </table:table-cell>
          <table:table-cell table:style-name="ce3" table:formula="of:=[.AA15]/[.AA$4]" office:value-type="percentage" office:value="0.894397155347727" calcext:value-type="percentage">
            <text:p>89.44%</text:p>
          </table:table-cell>
          <table:table-cell office:value-type="float" office:value="11592" calcext:value-type="float">
            <text:p>11592</text:p>
          </table:table-cell>
          <table:table-cell table:style-name="ce3" table:formula="of:=[.AC15]/[.AC$4]" office:value-type="percentage" office:value="0.471162053408121" calcext:value-type="percentage">
            <text:p>47.12%</text:p>
          </table:table-cell>
          <table:table-cell office:value-type="float" office:value="6085792" calcext:value-type="float">
            <text:p>6085792</text:p>
          </table:table-cell>
          <table:table-cell table:style-name="ce3" table:formula="of:=[.AE15]/[.AE$4]" office:value-type="percentage" office:value="0.59708847120701" calcext:value-type="percentage">
            <text:p>59.71%</text:p>
          </table:table-cell>
          <table:table-cell office:value-type="float" office:value="55116053" calcext:value-type="float">
            <text:p>55116053</text:p>
          </table:table-cell>
          <table:table-cell table:style-name="ce3" table:formula="of:=[.AG15]/[.AG$4]" office:value-type="percentage" office:value="0.55116053" calcext:value-type="percentage">
            <text:p>55.12%</text:p>
          </table:table-cell>
          <table:table-cell office:value-type="float" office:value="36588579" calcext:value-type="float">
            <text:p>36588579</text:p>
          </table:table-cell>
          <table:table-cell table:style-name="ce3" table:formula="of:=[.AI15]/[.AI$4]" office:value-type="percentage" office:value="1.00392652311432" calcext:value-type="percentage">
            <text:p>100.39%</text:p>
          </table:table-cell>
          <table:table-cell office:value-type="float" office:value="4228" calcext:value-type="float">
            <text:p>4228</text:p>
          </table:table-cell>
          <table:table-cell table:style-name="ce3" table:formula="of:=[.AK15]/[.AK$4]" office:value-type="percentage" office:value="0.379192825112108" calcext:value-type="percentage">
            <text:p>37.92%</text:p>
          </table:table-cell>
          <table:table-cell office:value-type="float" office:value="96135" calcext:value-type="float">
            <text:p>96135</text:p>
          </table:table-cell>
          <table:table-cell table:style-name="ce3" table:formula="of:=[.AM15]/[.AM$4]" office:value-type="percentage" office:value="0.938818359375" calcext:value-type="percentage">
            <text:p>93.88%</text:p>
          </table:table-cell>
          <table:table-cell office:value-type="float" office:value="1724" calcext:value-type="float">
            <text:p>1724</text:p>
          </table:table-cell>
          <table:table-cell table:style-name="ce3" table:formula="of:=[.AO15]/[.AO$4]" office:value-type="percentage" office:value="0.463316312819135" calcext:value-type="percentage">
            <text:p>46.33%</text:p>
          </table:table-cell>
          <table:table-cell office:value-type="float" office:value="337663" calcext:value-type="float">
            <text:p>337663</text:p>
          </table:table-cell>
          <table:table-cell table:style-name="ce3" table:formula="of:=[.AQ15]/[.AQ$4]" office:value-type="percentage" office:value="0.327909655215277" calcext:value-type="percentage">
            <text:p>32.79%</text:p>
          </table:table-cell>
          <table:table-cell office:value-type="float" office:value="3271754" calcext:value-type="float">
            <text:p>3271754</text:p>
          </table:table-cell>
          <table:table-cell table:style-name="ce3" table:formula="of:=[.AS15]/[.AS$4]" office:value-type="percentage" office:value="1.00402191338248" calcext:value-type="percentage">
            <text:p>100.40%</text:p>
          </table:table-cell>
          <table:table-cell office:value-type="float" office:value="227312" calcext:value-type="float">
            <text:p>227312</text:p>
          </table:table-cell>
          <table:table-cell table:style-name="ce3" table:formula="of:=[.AU15]/[.AU$4]" office:value-type="percentage" office:value="0.532653472492349" calcext:value-type="percentage">
            <text:p>53.27%</text:p>
          </table:table-cell>
          <table:table-cell office:value-type="float" office:value="472482" calcext:value-type="float">
            <text:p>472482</text:p>
          </table:table-cell>
          <table:table-cell table:style-name="ce3" table:formula="of:=[.AW15]/[.AW$4]" office:value-type="percentage" office:value="1.00401621787026" calcext:value-type="percentage">
            <text:p>100.40%</text:p>
          </table:table-cell>
          <table:table-cell office:value-type="float" office:value="25181734" calcext:value-type="float">
            <text:p>25181734</text:p>
          </table:table-cell>
          <table:table-cell table:style-name="ce3" table:formula="of:=[.AY15]/[.AY$4]" office:value-type="percentage" office:value="0.491634088552079" calcext:value-type="percentage">
            <text:p>49.16%</text:p>
          </table:table-cell>
          <table:table-cell office:value-type="float" office:value="5141545" calcext:value-type="float">
            <text:p>5141545</text:p>
          </table:table-cell>
          <table:table-cell table:style-name="ce3" table:formula="of:=[.BA15]/[.BA$4]" office:value-type="percentage" office:value="0.515672433374882" calcext:value-type="percentage">
            <text:p>51.57%</text:p>
          </table:table-cell>
          <table:table-cell office:value-type="float" office:value="5685092" calcext:value-type="float">
            <text:p>5685092</text:p>
          </table:table-cell>
          <table:table-cell table:style-name="ce3" table:formula="of:=[.BC15]/[.BC$4]" office:value-type="percentage" office:value="0.169433928468448" calcext:value-type="percentage">
            <text:p>16.94%</text:p>
          </table:table-cell>
          <table:table-cell office:value-type="float" office:value="215208" calcext:value-type="float">
            <text:p>215208</text:p>
          </table:table-cell>
          <table:table-cell table:style-name="ce3" table:formula="of:=[.BE15]/[.BE$4]" office:value-type="percentage" office:value="0.570678504092981" calcext:value-type="percentage">
            <text:p>57.07%</text:p>
          </table:table-cell>
          <table:table-cell office:value-type="float" office:value="12477" calcext:value-type="float">
            <text:p>12477</text:p>
          </table:table-cell>
          <table:table-cell table:style-name="ce3" table:formula="of:=[.BG15]/[.BG$4]" office:value-type="percentage" office:value="0.580217633928571" calcext:value-type="percentage">
            <text:p>58.02%</text:p>
          </table:table-cell>
          <table:table-cell office:value-type="float" office:value="112554" calcext:value-type="float">
            <text:p>112554</text:p>
          </table:table-cell>
          <table:table-cell table:style-name="ce3" table:formula="of:=[.BI15]/[.BI$4]" office:value-type="percentage" office:value="0.456027615937508" calcext:value-type="percentage">
            <text:p>45.60%</text:p>
          </table:table-cell>
          <table:table-cell office:value-type="float" office:value="4066264" calcext:value-type="float">
            <text:p>4066264</text:p>
          </table:table-cell>
          <table:table-cell table:style-name="ce3" table:formula="of:=[.BK15]/[.BK$4]" office:value-type="percentage" office:value="0.660945562167111" calcext:value-type="percentage">
            <text:p>66.09%</text:p>
          </table:table-cell>
          <table:table-cell office:value-type="float" office:value="6503960" calcext:value-type="float">
            <text:p>6503960</text:p>
          </table:table-cell>
          <table:table-cell table:style-name="ce3" table:formula="of:=[.BM15]/[.BM$4]" office:value-type="percentage" office:value="0.644870491679097" calcext:value-type="percentage">
            <text:p>64.49%</text:p>
          </table:table-cell>
          <table:table-cell office:value-type="float" office:value="27661" calcext:value-type="float">
            <text:p>27661</text:p>
          </table:table-cell>
          <table:table-cell table:style-name="ce3" table:formula="of:=[.BO15]/[.BO$4]" office:value-type="percentage" office:value="0.520325050318843" calcext:value-type="percentage">
            <text:p>52.03%</text:p>
          </table:table-cell>
          <table:table-cell office:value-type="float" office:value="45200" calcext:value-type="float">
            <text:p>45200</text:p>
          </table:table-cell>
          <table:table-cell table:style-name="ce3" table:formula="of:=[.BQ15]/[.BQ$4]" office:value-type="percentage" office:value="0.549885035097751" calcext:value-type="percentage">
            <text:p>54.99%</text:p>
          </table:table-cell>
          <table:table-cell office:value-type="float" office:value="26558" calcext:value-type="float">
            <text:p>26558</text:p>
          </table:table-cell>
          <table:table-cell table:style-name="ce3" table:formula="of:=[.BS15]/[.BS$4]" office:value-type="percentage" office:value="0.570820616429523" calcext:value-type="percentage">
            <text:p>57.08%</text:p>
          </table:table-cell>
          <table:table-cell office:value-type="float" office:value="7470" calcext:value-type="float">
            <text:p>7470</text:p>
          </table:table-cell>
          <table:table-cell table:style-name="ce3" table:formula="of:=[.BU15]/[.BU$4]" office:value-type="percentage" office:value="0.562245973204877" calcext:value-type="percentage">
            <text:p>56.22%</text:p>
          </table:table-cell>
          <table:table-cell office:value-type="float" office:value="6722" calcext:value-type="float">
            <text:p>6722</text:p>
          </table:table-cell>
          <table:table-cell table:style-name="ce3" table:formula="of:=[.BW15]/[.BW$4]" office:value-type="percentage" office:value="0.562322235235068" calcext:value-type="percentage">
            <text:p>56.23%</text:p>
          </table:table-cell>
          <table:table-cell office:value-type="float" office:value="19503" calcext:value-type="float">
            <text:p>19503</text:p>
          </table:table-cell>
          <table:table-cell table:style-name="ce3" table:formula="of:=[.BY15]/[.BY$4]" office:value-type="percentage" office:value="0.511822595459913" calcext:value-type="percentage">
            <text:p>51.18%</text:p>
          </table:table-cell>
          <table:table-cell office:value-type="float" office:value="783989" calcext:value-type="float">
            <text:p>783989</text:p>
          </table:table-cell>
          <table:table-cell table:style-name="ce3" table:formula="of:=[.CA15]/[.CA$4]" office:value-type="percentage" office:value="0.783989" calcext:value-type="percentage">
            <text:p>78.40%</text:p>
          </table:table-cell>
          <table:table-cell office:value-type="float" office:value="72365" calcext:value-type="float">
            <text:p>72365</text:p>
          </table:table-cell>
          <table:table-cell table:style-name="ce3" table:formula="of:=[.CC15]/[.CC$4]" office:value-type="percentage" office:value="0.14100300847986" calcext:value-type="percentage">
            <text:p>14.10%</text:p>
          </table:table-cell>
          <table:table-cell office:value-type="float" office:value="304017" calcext:value-type="float">
            <text:p>304017</text:p>
          </table:table-cell>
          <table:table-cell table:style-name="ce3" table:formula="of:=[.CE15]/[.CE$4]" office:value-type="percentage" office:value="0.630922610462353" calcext:value-type="percentage">
            <text:p>63.09%</text:p>
          </table:table-cell>
          <table:table-cell office:value-type="float" office:value="19476" calcext:value-type="float">
            <text:p>19476</text:p>
          </table:table-cell>
          <table:table-cell table:style-name="ce3" table:formula="of:=[.CG15]/[.CG$4]" office:value-type="percentage" office:value="0.491681603594961" calcext:value-type="percentage">
            <text:p>49.17%</text:p>
          </table:table-cell>
          <table:table-cell office:value-type="float" office:value="24472" calcext:value-type="float">
            <text:p>24472</text:p>
          </table:table-cell>
          <table:table-cell table:style-name="ce3" table:formula="of:=[.CI15]/[.CI$4]" office:value-type="percentage" office:value="0.341568266197694" calcext:value-type="percentage">
            <text:p>34.16%</text:p>
          </table:table-cell>
          <table:table-cell office:value-type="float" office:value="16517" calcext:value-type="float">
            <text:p>16517</text:p>
          </table:table-cell>
          <table:table-cell table:style-name="ce3" table:formula="of:=[.CK15]/[.CK$4]" office:value-type="percentage" office:value="0.334494420705158" calcext:value-type="percentage">
            <text:p>33.45%</text:p>
          </table:table-cell>
          <table:table-cell office:value-type="float" office:value="72365" calcext:value-type="float">
            <text:p>72365</text:p>
          </table:table-cell>
          <table:table-cell table:style-name="ce3" table:formula="of:=[.CM15]/[.CM$4]" office:value-type="percentage" office:value="0.14100300847986" calcext:value-type="percentage">
            <text:p>14.10%</text:p>
          </table:table-cell>
          <table:table-cell office:value-type="float" office:value="100380" calcext:value-type="float">
            <text:p>100380</text:p>
          </table:table-cell>
          <table:table-cell table:style-name="ce3" table:formula="of:=[.CO15]/[.CO$4]" office:value-type="percentage" office:value="1.0038" calcext:value-type="percentage">
            <text:p>100.38%</text:p>
          </table:table-cell>
          <table:table-cell office:value-type="float" office:value="2912472" calcext:value-type="float">
            <text:p>2912472</text:p>
          </table:table-cell>
          <table:table-cell table:style-name="ce3" table:formula="of:=[.CQ15]/[.CQ$4]" office:value-type="percentage" office:value="0.439472344437366" calcext:value-type="percentage">
            <text:p>43.95%</text:p>
          </table:table-cell>
          <table:table-cell office:value-type="float" office:value="8118862" calcext:value-type="float">
            <text:p>8118862</text:p>
          </table:table-cell>
          <table:table-cell table:style-name="ce3" table:formula="of:=[.CS15]/[.CS$4]" office:value-type="percentage" office:value="0.375761903880332" calcext:value-type="percentage">
            <text:p>37.58%</text:p>
          </table:table-cell>
          <table:table-cell office:value-type="float" office:value="6316716" calcext:value-type="float">
            <text:p>6316716</text:p>
          </table:table-cell>
          <table:table-cell table:style-name="ce3" table:formula="of:=[.CU15]/[.CU$4]" office:value-type="percentage" office:value="0.871037614190071" calcext:value-type="percentage">
            <text:p>87.10%</text:p>
          </table:table-cell>
          <table:table-cell office:value-type="float" office:value="68318299" calcext:value-type="float">
            <text:p>68318299</text:p>
          </table:table-cell>
          <table:table-cell table:style-name="ce3" table:formula="of:=[.CW15]/[.CW$4]" office:value-type="percentage" office:value="1.00198811300408" calcext:value-type="percentage">
            <text:p>100.20%</text:p>
          </table:table-cell>
          <table:table-cell office:value-type="float" office:value="18439" calcext:value-type="float">
            <text:p>18439</text:p>
          </table:table-cell>
          <table:table-cell table:style-name="ce3" table:formula="of:=[.CY15]/[.CY$4]" office:value-type="percentage" office:value="0.482191422594142" calcext:value-type="percentage">
            <text:p>48.22%</text:p>
          </table:table-cell>
          <table:table-cell office:value-type="float" office:value="34427" calcext:value-type="float">
            <text:p>34427</text:p>
          </table:table-cell>
          <table:table-cell table:style-name="ce3" table:formula="of:=[.DA15]/[.DA$4]" office:value-type="percentage" office:value="0.367436896312503" calcext:value-type="percentage">
            <text:p>36.74%</text:p>
          </table:table-cell>
          <table:table-cell office:value-type="float" office:value="18991102" calcext:value-type="float">
            <text:p>18991102</text:p>
          </table:table-cell>
          <table:table-cell table:style-name="ce3" table:formula="of:=[.DC15]/[.DC$4]" office:value-type="percentage" office:value="0.458072747717168" calcext:value-type="percentage">
            <text:p>45.81%</text:p>
          </table:table-cell>
          <table:table-cell office:value-type="float" office:value="1343221" calcext:value-type="float">
            <text:p>1343221</text:p>
          </table:table-cell>
          <table:table-cell table:style-name="ce3" table:formula="of:=[.DE15]/[.DE$4]" office:value-type="percentage" office:value="0.543066628931835" calcext:value-type="percentage">
            <text:p>54.31%</text:p>
          </table:table-cell>
          <table:table-cell office:value-type="float" office:value="8136958" calcext:value-type="float">
            <text:p>8136958</text:p>
          </table:table-cell>
          <table:table-cell table:style-name="ce3" table:formula="of:=[.DG15]/[.DG$4]" office:value-type="percentage" office:value="0.960199144702062" calcext:value-type="percentage">
            <text:p>96.02%</text:p>
          </table:table-cell>
          <table:table-cell office:value-type="float" office:value="2410" calcext:value-type="float">
            <text:p>2410</text:p>
          </table:table-cell>
          <table:table-cell table:style-name="ce3" table:formula="of:=[.DI15]/[.DI$4]" office:value-type="percentage" office:value="0.570144310385616" calcext:value-type="percentage">
            <text:p>57.01%</text:p>
          </table:table-cell>
          <table:table-cell office:value-type="float" office:value="1190591" calcext:value-type="float">
            <text:p>1190591</text:p>
          </table:table-cell>
          <table:table-cell table:style-name="ce3" table:formula="of:=[.DK15]/[.DK$4]" office:value-type="percentage" office:value="0.222736881884579" calcext:value-type="percentage">
            <text:p>22.27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65536" calcext:value-type="float">
            <text:p>65536</text:p>
          </table:table-cell>
          <table:table-cell office:value-type="float" office:value="1922560" calcext:value-type="float">
            <text:p>1922560</text:p>
          </table:table-cell>
          <table:table-cell table:style-name="ce3" table:formula="of:=[.C16]/[.C$4]" office:value-type="percentage" office:value="0.41446184159752" calcext:value-type="percentage">
            <text:p>41.45%</text:p>
          </table:table-cell>
          <table:table-cell office:value-type="float" office:value="2" calcext:value-type="float">
            <text:p>2</text:p>
          </table:table-cell>
          <table:table-cell table:style-name="ce3" table:formula="of:=[.E16]/[.E$4]" office:value-type="percentage" office:value="2" calcext:value-type="percentage">
            <text:p>200.00%</text:p>
          </table:table-cell>
          <table:table-cell office:value-type="float" office:value="413" calcext:value-type="float">
            <text:p>413</text:p>
          </table:table-cell>
          <table:table-cell table:style-name="ce3" table:formula="of:=[.G16]/[.G$4]" office:value-type="percentage" office:value="0.00413" calcext:value-type="percentage">
            <text:p>0.41%</text:p>
          </table:table-cell>
          <table:table-cell office:value-type="float" office:value="70388" calcext:value-type="float">
            <text:p>70388</text:p>
          </table:table-cell>
          <table:table-cell table:style-name="ce3" table:formula="of:=[.I16]/[.I$4]" office:value-type="percentage" office:value="0.462807961128024" calcext:value-type="percentage">
            <text:p>46.28%</text:p>
          </table:table-cell>
          <table:table-cell office:value-type="float" office:value="464" calcext:value-type="float">
            <text:p>464</text:p>
          </table:table-cell>
          <table:table-cell table:style-name="ce3" table:formula="of:=[.K16]/[.K$4]" office:value-type="percentage" office:value="0.00464" calcext:value-type="percentage">
            <text:p>0.46%</text:p>
          </table:table-cell>
          <table:table-cell office:value-type="float" office:value="76512" calcext:value-type="float">
            <text:p>76512</text:p>
          </table:table-cell>
          <table:table-cell table:style-name="ce3" table:formula="of:=[.M16]/[.M$4]" office:value-type="percentage" office:value="0.997249846851661" calcext:value-type="percentage">
            <text:p>99.72%</text:p>
          </table:table-cell>
          <table:table-cell office:value-type="float" office:value="62867" calcext:value-type="float">
            <text:p>62867</text:p>
          </table:table-cell>
          <table:table-cell table:style-name="ce3" table:formula="of:=[.O16]/[.O$4]" office:value-type="percentage" office:value="0.502216825505876" calcext:value-type="percentage">
            <text:p>50.22%</text:p>
          </table:table-cell>
          <table:table-cell office:value-type="float" office:value="44642" calcext:value-type="float">
            <text:p>44642</text:p>
          </table:table-cell>
          <table:table-cell table:style-name="ce3" table:formula="of:=[.Q16]/[.Q$4]" office:value-type="percentage" office:value="0.401236731649006" calcext:value-type="percentage">
            <text:p>40.12%</text:p>
          </table:table-cell>
          <table:table-cell office:value-type="float" office:value="1561842" calcext:value-type="float">
            <text:p>1561842</text:p>
          </table:table-cell>
          <table:table-cell table:style-name="ce3" table:formula="of:=[.S16]/[.S$4]" office:value-type="percentage" office:value="0.385888493133356" calcext:value-type="percentage">
            <text:p>38.59%</text:p>
          </table:table-cell>
          <table:table-cell office:value-type="float" office:value="411230" calcext:value-type="float">
            <text:p>411230</text:p>
          </table:table-cell>
          <table:table-cell table:style-name="ce3" table:formula="of:=[.U16]/[.U$4]" office:value-type="percentage" office:value="0.534918720919494" calcext:value-type="percentage">
            <text:p>53.49%</text:p>
          </table:table-cell>
          <table:table-cell office:value-type="float" office:value="269334" calcext:value-type="float">
            <text:p>269334</text:p>
          </table:table-cell>
          <table:table-cell table:style-name="ce3" table:formula="of:=[.W16]/[.W$4]" office:value-type="percentage" office:value="0.440912424532132" calcext:value-type="percentage">
            <text:p>44.09%</text:p>
          </table:table-cell>
          <table:table-cell office:value-type="float" office:value="1073811" calcext:value-type="float">
            <text:p>1073811</text:p>
          </table:table-cell>
          <table:table-cell table:style-name="ce3" table:formula="of:=[.Y16]/[.Y$4]" office:value-type="percentage" office:value="1.00330288635829" calcext:value-type="percentage">
            <text:p>100.33%</text:p>
          </table:table-cell>
          <table:table-cell office:value-type="float" office:value="647592" calcext:value-type="float">
            <text:p>647592</text:p>
          </table:table-cell>
          <table:table-cell table:style-name="ce3" table:formula="of:=[.AA16]/[.AA$4]" office:value-type="percentage" office:value="0.876224341098487" calcext:value-type="percentage">
            <text:p>87.62%</text:p>
          </table:table-cell>
          <table:table-cell office:value-type="float" office:value="10338" calcext:value-type="float">
            <text:p>10338</text:p>
          </table:table-cell>
          <table:table-cell table:style-name="ce3" table:formula="of:=[.AC16]/[.AC$4]" office:value-type="percentage" office:value="0.420192659431777" calcext:value-type="percentage">
            <text:p>42.02%</text:p>
          </table:table-cell>
          <table:table-cell office:value-type="float" office:value="5086160" calcext:value-type="float">
            <text:p>5086160</text:p>
          </table:table-cell>
          <table:table-cell table:style-name="ce3" table:formula="of:=[.AE16]/[.AE$4]" office:value-type="percentage" office:value="0.499012700189925" calcext:value-type="percentage">
            <text:p>49.90%</text:p>
          </table:table-cell>
          <table:table-cell office:value-type="float" office:value="47203041" calcext:value-type="float">
            <text:p>47203041</text:p>
          </table:table-cell>
          <table:table-cell table:style-name="ce3" table:formula="of:=[.AG16]/[.AG$4]" office:value-type="percentage" office:value="0.47203041" calcext:value-type="percentage">
            <text:p>47.20%</text:p>
          </table:table-cell>
          <table:table-cell office:value-type="float" office:value="36582564" calcext:value-type="float">
            <text:p>36582564</text:p>
          </table:table-cell>
          <table:table-cell table:style-name="ce3" table:formula="of:=[.AI16]/[.AI$4]" office:value-type="percentage" office:value="1.00376148204955" calcext:value-type="percentage">
            <text:p>100.38%</text:p>
          </table:table-cell>
          <table:table-cell office:value-type="float" office:value="4228" calcext:value-type="float">
            <text:p>4228</text:p>
          </table:table-cell>
          <table:table-cell table:style-name="ce3" table:formula="of:=[.AK16]/[.AK$4]" office:value-type="percentage" office:value="0.379192825112108" calcext:value-type="percentage">
            <text:p>37.92%</text:p>
          </table:table-cell>
          <table:table-cell office:value-type="float" office:value="89791" calcext:value-type="float">
            <text:p>89791</text:p>
          </table:table-cell>
          <table:table-cell table:style-name="ce3" table:formula="of:=[.AM16]/[.AM$4]" office:value-type="percentage" office:value="0.876865234375" calcext:value-type="percentage">
            <text:p>87.69%</text:p>
          </table:table-cell>
          <table:table-cell office:value-type="float" office:value="1724" calcext:value-type="float">
            <text:p>1724</text:p>
          </table:table-cell>
          <table:table-cell table:style-name="ce3" table:formula="of:=[.AO16]/[.AO$4]" office:value-type="percentage" office:value="0.463316312819135" calcext:value-type="percentage">
            <text:p>46.33%</text:p>
          </table:table-cell>
          <table:table-cell office:value-type="float" office:value="328815" calcext:value-type="float">
            <text:p>328815</text:p>
          </table:table-cell>
          <table:table-cell table:style-name="ce3" table:formula="of:=[.AQ16]/[.AQ$4]" office:value-type="percentage" office:value="0.31931722835967" calcext:value-type="percentage">
            <text:p>31.93%</text:p>
          </table:table-cell>
          <table:table-cell office:value-type="float" office:value="3271425" calcext:value-type="float">
            <text:p>3271425</text:p>
          </table:table-cell>
          <table:table-cell table:style-name="ce3" table:formula="of:=[.AS16]/[.AS$4]" office:value-type="percentage" office:value="1.00392095126568" calcext:value-type="percentage">
            <text:p>100.39%</text:p>
          </table:table-cell>
          <table:table-cell office:value-type="float" office:value="188635" calcext:value-type="float">
            <text:p>188635</text:p>
          </table:table-cell>
          <table:table-cell table:style-name="ce3" table:formula="of:=[.AU16]/[.AU$4]" office:value-type="percentage" office:value="0.442022804707162" calcext:value-type="percentage">
            <text:p>44.20%</text:p>
          </table:table-cell>
          <table:table-cell office:value-type="float" office:value="472440" calcext:value-type="float">
            <text:p>472440</text:p>
          </table:table-cell>
          <table:table-cell table:style-name="ce3" table:formula="of:=[.AW16]/[.AW$4]" office:value-type="percentage" office:value="1.00392696858425" calcext:value-type="percentage">
            <text:p>100.39%</text:p>
          </table:table-cell>
          <table:table-cell office:value-type="float" office:value="23267864" calcext:value-type="float">
            <text:p>23267864</text:p>
          </table:table-cell>
          <table:table-cell table:style-name="ce3" table:formula="of:=[.AY16]/[.AY$4]" office:value-type="percentage" office:value="0.454268761245502" calcext:value-type="percentage">
            <text:p>45.43%</text:p>
          </table:table-cell>
          <table:table-cell office:value-type="float" office:value="4603238" calcext:value-type="float">
            <text:p>4603238</text:p>
          </table:table-cell>
          <table:table-cell table:style-name="ce3" table:formula="of:=[.BA16]/[.BA$4]" office:value-type="percentage" office:value="0.461682809518097" calcext:value-type="percentage">
            <text:p>46.17%</text:p>
          </table:table-cell>
          <table:table-cell office:value-type="float" office:value="4401021" calcext:value-type="float">
            <text:p>4401021</text:p>
          </table:table-cell>
          <table:table-cell table:style-name="ce3" table:formula="of:=[.BC16]/[.BC$4]" office:value-type="percentage" office:value="0.131164504866788" calcext:value-type="percentage">
            <text:p>13.12%</text:p>
          </table:table-cell>
          <table:table-cell office:value-type="float" office:value="185421" calcext:value-type="float">
            <text:p>185421</text:p>
          </table:table-cell>
          <table:table-cell table:style-name="ce3" table:formula="of:=[.BE16]/[.BE$4]" office:value-type="percentage" office:value="0.491690731327017" calcext:value-type="percentage">
            <text:p>49.17%</text:p>
          </table:table-cell>
          <table:table-cell office:value-type="float" office:value="12349" calcext:value-type="float">
            <text:p>12349</text:p>
          </table:table-cell>
          <table:table-cell table:style-name="ce3" table:formula="of:=[.BG16]/[.BG$4]" office:value-type="percentage" office:value="0.57426525297619" calcext:value-type="percentage">
            <text:p>57.43%</text:p>
          </table:table-cell>
          <table:table-cell office:value-type="float" office:value="102395" calcext:value-type="float">
            <text:p>102395</text:p>
          </table:table-cell>
          <table:table-cell table:style-name="ce3" table:formula="of:=[.BI16]/[.BI$4]" office:value-type="percentage" office:value="0.414867065887673" calcext:value-type="percentage">
            <text:p>41.49%</text:p>
          </table:table-cell>
          <table:table-cell office:value-type="float" office:value="3759995" calcext:value-type="float">
            <text:p>3759995</text:p>
          </table:table-cell>
          <table:table-cell table:style-name="ce3" table:formula="of:=[.BK16]/[.BK$4]" office:value-type="percentage" office:value="0.611163468240263" calcext:value-type="percentage">
            <text:p>61.12%</text:p>
          </table:table-cell>
          <table:table-cell office:value-type="float" office:value="4773809" calcext:value-type="float">
            <text:p>4773809</text:p>
          </table:table-cell>
          <table:table-cell table:style-name="ce3" table:formula="of:=[.BM16]/[.BM$4]" office:value-type="percentage" office:value="0.473325259843556" calcext:value-type="percentage">
            <text:p>47.33%</text:p>
          </table:table-cell>
          <table:table-cell office:value-type="float" office:value="23141" calcext:value-type="float">
            <text:p>23141</text:p>
          </table:table-cell>
          <table:table-cell table:style-name="ce3" table:formula="of:=[.BO16]/[.BO$4]" office:value-type="percentage" office:value="0.435300314140065" calcext:value-type="percentage">
            <text:p>43.53%</text:p>
          </table:table-cell>
          <table:table-cell office:value-type="float" office:value="38411" calcext:value-type="float">
            <text:p>38411</text:p>
          </table:table-cell>
          <table:table-cell table:style-name="ce3" table:formula="of:=[.BQ16]/[.BQ$4]" office:value-type="percentage" office:value="0.467292789449993" calcext:value-type="percentage">
            <text:p>46.73%</text:p>
          </table:table-cell>
          <table:table-cell office:value-type="float" office:value="22897" calcext:value-type="float">
            <text:p>22897</text:p>
          </table:table-cell>
          <table:table-cell table:style-name="ce3" table:formula="of:=[.BS16]/[.BS$4]" office:value-type="percentage" office:value="0.492133430769892" calcext:value-type="percentage">
            <text:p>49.21%</text:p>
          </table:table-cell>
          <table:table-cell office:value-type="float" office:value="7470" calcext:value-type="float">
            <text:p>7470</text:p>
          </table:table-cell>
          <table:table-cell table:style-name="ce3" table:formula="of:=[.BU16]/[.BU$4]" office:value-type="percentage" office:value="0.562245973204877" calcext:value-type="percentage">
            <text:p>56.22%</text:p>
          </table:table-cell>
          <table:table-cell office:value-type="float" office:value="6722" calcext:value-type="float">
            <text:p>6722</text:p>
          </table:table-cell>
          <table:table-cell table:style-name="ce3" table:formula="of:=[.BW16]/[.BW$4]" office:value-type="percentage" office:value="0.562322235235068" calcext:value-type="percentage">
            <text:p>56.23%</text:p>
          </table:table-cell>
          <table:table-cell office:value-type="float" office:value="17075" calcext:value-type="float">
            <text:p>17075</text:p>
          </table:table-cell>
          <table:table-cell table:style-name="ce3" table:formula="of:=[.BY16]/[.BY$4]" office:value-type="percentage" office:value="0.448103923369636" calcext:value-type="percentage">
            <text:p>44.81%</text:p>
          </table:table-cell>
          <table:table-cell office:value-type="float" office:value="695944" calcext:value-type="float">
            <text:p>695944</text:p>
          </table:table-cell>
          <table:table-cell table:style-name="ce3" table:formula="of:=[.CA16]/[.CA$4]" office:value-type="percentage" office:value="0.695944" calcext:value-type="percentage">
            <text:p>69.59%</text:p>
          </table:table-cell>
          <table:table-cell office:value-type="float" office:value="69322" calcext:value-type="float">
            <text:p>69322</text:p>
          </table:table-cell>
          <table:table-cell table:style-name="ce3" table:formula="of:=[.CC16]/[.CC$4]" office:value-type="percentage" office:value="0.135073731138546" calcext:value-type="percentage">
            <text:p>13.51%</text:p>
          </table:table-cell>
          <table:table-cell office:value-type="float" office:value="256497" calcext:value-type="float">
            <text:p>256497</text:p>
          </table:table-cell>
          <table:table-cell table:style-name="ce3" table:formula="of:=[.CE16]/[.CE$4]" office:value-type="percentage" office:value="0.532304959313993" calcext:value-type="percentage">
            <text:p>53.23%</text:p>
          </table:table-cell>
          <table:table-cell office:value-type="float" office:value="17246" calcext:value-type="float">
            <text:p>17246</text:p>
          </table:table-cell>
          <table:table-cell table:style-name="ce3" table:formula="of:=[.CG16]/[.CG$4]" office:value-type="percentage" office:value="0.435384110474363" calcext:value-type="percentage">
            <text:p>43.54%</text:p>
          </table:table-cell>
          <table:table-cell office:value-type="float" office:value="21450" calcext:value-type="float">
            <text:p>21450</text:p>
          </table:table-cell>
          <table:table-cell table:style-name="ce3" table:formula="of:=[.CI16]/[.CI$4]" office:value-type="percentage" office:value="0.299388660916171" calcext:value-type="percentage">
            <text:p>29.94%</text:p>
          </table:table-cell>
          <table:table-cell office:value-type="float" office:value="14366" calcext:value-type="float">
            <text:p>14366</text:p>
          </table:table-cell>
          <table:table-cell table:style-name="ce3" table:formula="of:=[.CK16]/[.CK$4]" office:value-type="percentage" office:value="0.290933392737803" calcext:value-type="percentage">
            <text:p>29.09%</text:p>
          </table:table-cell>
          <table:table-cell office:value-type="float" office:value="69322" calcext:value-type="float">
            <text:p>69322</text:p>
          </table:table-cell>
          <table:table-cell table:style-name="ce3" table:formula="of:=[.CM16]/[.CM$4]" office:value-type="percentage" office:value="0.135073731138546" calcext:value-type="percentage">
            <text:p>13.51%</text:p>
          </table:table-cell>
          <table:table-cell office:value-type="float" office:value="100312" calcext:value-type="float">
            <text:p>100312</text:p>
          </table:table-cell>
          <table:table-cell table:style-name="ce3" table:formula="of:=[.CO16]/[.CO$4]" office:value-type="percentage" office:value="1.00312" calcext:value-type="percentage">
            <text:p>100.31%</text:p>
          </table:table-cell>
          <table:table-cell office:value-type="float" office:value="2410415" calcext:value-type="float">
            <text:p>2410415</text:p>
          </table:table-cell>
          <table:table-cell table:style-name="ce3" table:formula="of:=[.CQ16]/[.CQ$4]" office:value-type="percentage" office:value="0.363715335672581" calcext:value-type="percentage">
            <text:p>36.37%</text:p>
          </table:table-cell>
          <table:table-cell office:value-type="float" office:value="6877137" calcext:value-type="float">
            <text:p>6877137</text:p>
          </table:table-cell>
          <table:table-cell table:style-name="ce3" table:formula="of:=[.CS16]/[.CS$4]" office:value-type="percentage" office:value="0.318291663581161" calcext:value-type="percentage">
            <text:p>31.83%</text:p>
          </table:table-cell>
          <table:table-cell office:value-type="float" office:value="5965995" calcext:value-type="float">
            <text:p>5965995</text:p>
          </table:table-cell>
          <table:table-cell table:style-name="ce3" table:formula="of:=[.CU16]/[.CU$4]" office:value-type="percentage" office:value="0.822675271623719" calcext:value-type="percentage">
            <text:p>82.27%</text:p>
          </table:table-cell>
          <table:table-cell office:value-type="float" office:value="68302873" calcext:value-type="float">
            <text:p>68302873</text:p>
          </table:table-cell>
          <table:table-cell table:style-name="ce3" table:formula="of:=[.CW16]/[.CW$4]" office:value-type="percentage" office:value="1.00176186807618" calcext:value-type="percentage">
            <text:p>100.18%</text:p>
          </table:table-cell>
          <table:table-cell office:value-type="float" office:value="16344" calcext:value-type="float">
            <text:p>16344</text:p>
          </table:table-cell>
          <table:table-cell table:style-name="ce3" table:formula="of:=[.CY16]/[.CY$4]" office:value-type="percentage" office:value="0.427405857740586" calcext:value-type="percentage">
            <text:p>42.74%</text:p>
          </table:table-cell>
          <table:table-cell office:value-type="float" office:value="25865" calcext:value-type="float">
            <text:p>25865</text:p>
          </table:table-cell>
          <table:table-cell table:style-name="ce3" table:formula="of:=[.DA16]/[.DA$4]" office:value-type="percentage" office:value="0.27605528576765" calcext:value-type="percentage">
            <text:p>27.61%</text:p>
          </table:table-cell>
          <table:table-cell office:value-type="float" office:value="15932428" calcext:value-type="float">
            <text:p>15932428</text:p>
          </table:table-cell>
          <table:table-cell table:style-name="ce3" table:formula="of:=[.DC16]/[.DC$4]" office:value-type="percentage" office:value="0.384296344244054" calcext:value-type="percentage">
            <text:p>38.43%</text:p>
          </table:table-cell>
          <table:table-cell office:value-type="float" office:value="984534" calcext:value-type="float">
            <text:p>984534</text:p>
          </table:table-cell>
          <table:table-cell table:style-name="ce3" table:formula="of:=[.DE16]/[.DE$4]" office:value-type="percentage" office:value="0.398048839653918" calcext:value-type="percentage">
            <text:p>39.80%</text:p>
          </table:table-cell>
          <table:table-cell office:value-type="float" office:value="7630499" calcext:value-type="float">
            <text:p>7630499</text:p>
          </table:table-cell>
          <table:table-cell table:style-name="ce3" table:formula="of:=[.DG16]/[.DG$4]" office:value-type="percentage" office:value="0.900434611245374" calcext:value-type="percentage">
            <text:p>90.04%</text:p>
          </table:table-cell>
          <table:table-cell office:value-type="float" office:value="2410" calcext:value-type="float">
            <text:p>2410</text:p>
          </table:table-cell>
          <table:table-cell table:style-name="ce3" table:formula="of:=[.DI16]/[.DI$4]" office:value-type="percentage" office:value="0.570144310385616" calcext:value-type="percentage">
            <text:p>57.01%</text:p>
          </table:table-cell>
          <table:table-cell office:value-type="float" office:value="914243" calcext:value-type="float">
            <text:p>914243</text:p>
          </table:table-cell>
          <table:table-cell table:style-name="ce3" table:formula="of:=[.DK16]/[.DK$4]" office:value-type="percentage" office:value="0.171037438637452" calcext:value-type="percentage">
            <text:p>17.10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15170" calcext:value-type="float">
            <text:p>1815170</text:p>
          </table:table-cell>
          <table:table-cell table:style-name="ce3" table:formula="of:=[.C17]/[.C$4]" office:value-type="percentage" office:value="0.391310908898849" calcext:value-type="percentage">
            <text:p>39.13%</text:p>
          </table:table-cell>
          <table:table-cell office:value-type="float" office:value="2" calcext:value-type="float">
            <text:p>2</text:p>
          </table:table-cell>
          <table:table-cell table:style-name="ce3" table:formula="of:=[.E17]/[.E$4]" office:value-type="percentage" office:value="2" calcext:value-type="percentage">
            <text:p>200.00%</text:p>
          </table:table-cell>
          <table:table-cell office:value-type="float" office:value="403" calcext:value-type="float">
            <text:p>403</text:p>
          </table:table-cell>
          <table:table-cell table:style-name="ce3" table:formula="of:=[.G17]/[.G$4]" office:value-type="percentage" office:value="0.00403" calcext:value-type="percentage">
            <text:p>0.40%</text:p>
          </table:table-cell>
          <table:table-cell office:value-type="float" office:value="63686" calcext:value-type="float">
            <text:p>63686</text:p>
          </table:table-cell>
          <table:table-cell table:style-name="ce3" table:formula="of:=[.I17]/[.I$4]" office:value-type="percentage" office:value="0.418741657845078" calcext:value-type="percentage">
            <text:p>41.87%</text:p>
          </table:table-cell>
          <table:table-cell office:value-type="float" office:value="428" calcext:value-type="float">
            <text:p>428</text:p>
          </table:table-cell>
          <table:table-cell table:style-name="ce3" table:formula="of:=[.K17]/[.K$4]" office:value-type="percentage" office:value="0.00428" calcext:value-type="percentage">
            <text:p>0.43%</text:p>
          </table:table-cell>
          <table:table-cell office:value-type="float" office:value="76511" calcext:value-type="float">
            <text:p>76511</text:p>
          </table:table-cell>
          <table:table-cell table:style-name="ce3" table:formula="of:=[.M17]/[.M$4]" office:value-type="percentage" office:value="0.997236812950484" calcext:value-type="percentage">
            <text:p>99.72%</text:p>
          </table:table-cell>
          <table:table-cell office:value-type="float" office:value="58914" calcext:value-type="float">
            <text:p>58914</text:p>
          </table:table-cell>
          <table:table-cell table:style-name="ce3" table:formula="of:=[.O17]/[.O$4]" office:value-type="percentage" office:value="0.470638046317673" calcext:value-type="percentage">
            <text:p>47.06%</text:p>
          </table:table-cell>
          <table:table-cell office:value-type="float" office:value="40153" calcext:value-type="float">
            <text:p>40153</text:p>
          </table:table-cell>
          <table:table-cell table:style-name="ce3" table:formula="of:=[.Q17]/[.Q$4]" office:value-type="percentage" office:value="0.360890159175273" calcext:value-type="percentage">
            <text:p>36.09%</text:p>
          </table:table-cell>
          <table:table-cell office:value-type="float" office:value="1403292" calcext:value-type="float">
            <text:p>1403292</text:p>
          </table:table-cell>
          <table:table-cell table:style-name="ce3" table:formula="of:=[.S17]/[.S$4]" office:value-type="percentage" office:value="0.346715119266925" calcext:value-type="percentage">
            <text:p>34.67%</text:p>
          </table:table-cell>
          <table:table-cell office:value-type="float" office:value="372216" calcext:value-type="float">
            <text:p>372216</text:p>
          </table:table-cell>
          <table:table-cell table:style-name="ce3" table:formula="of:=[.U17]/[.U$4]" office:value-type="percentage" office:value="0.484170188521679" calcext:value-type="percentage">
            <text:p>48.42%</text:p>
          </table:table-cell>
          <table:table-cell office:value-type="float" office:value="244421" calcext:value-type="float">
            <text:p>244421</text:p>
          </table:table-cell>
          <table:table-cell table:style-name="ce3" table:formula="of:=[.W17]/[.W$4]" office:value-type="percentage" office:value="0.400128671896486" calcext:value-type="percentage">
            <text:p>40.01%</text:p>
          </table:table-cell>
          <table:table-cell office:value-type="float" office:value="1073751" calcext:value-type="float">
            <text:p>1073751</text:p>
          </table:table-cell>
          <table:table-cell table:style-name="ce3" table:formula="of:=[.Y17]/[.Y$4]" office:value-type="percentage" office:value="1.00324682605235" calcext:value-type="percentage">
            <text:p>100.32%</text:p>
          </table:table-cell>
          <table:table-cell office:value-type="float" office:value="643524" calcext:value-type="float">
            <text:p>643524</text:p>
          </table:table-cell>
          <table:table-cell table:style-name="ce3" table:formula="of:=[.AA17]/[.AA$4]" office:value-type="percentage" office:value="0.870720133789582" calcext:value-type="percentage">
            <text:p>87.07%</text:p>
          </table:table-cell>
          <table:table-cell office:value-type="float" office:value="10338" calcext:value-type="float">
            <text:p>10338</text:p>
          </table:table-cell>
          <table:table-cell table:style-name="ce3" table:formula="of:=[.AC17]/[.AC$4]" office:value-type="percentage" office:value="0.420192659431777" calcext:value-type="percentage">
            <text:p>42.02%</text:p>
          </table:table-cell>
          <table:table-cell office:value-type="float" office:value="4594154" calcext:value-type="float">
            <text:p>4594154</text:p>
          </table:table-cell>
          <table:table-cell table:style-name="ce3" table:formula="of:=[.AE17]/[.AE$4]" office:value-type="percentage" office:value="0.450741068434407" calcext:value-type="percentage">
            <text:p>45.07%</text:p>
          </table:table-cell>
          <table:table-cell office:value-type="float" office:value="43468767" calcext:value-type="float">
            <text:p>43468767</text:p>
          </table:table-cell>
          <table:table-cell table:style-name="ce3" table:formula="of:=[.AG17]/[.AG$4]" office:value-type="percentage" office:value="0.43468767" calcext:value-type="percentage">
            <text:p>43.47%</text:p>
          </table:table-cell>
          <table:table-cell office:value-type="float" office:value="36579859" calcext:value-type="float">
            <text:p>36579859</text:p>
          </table:table-cell>
          <table:table-cell table:style-name="ce3" table:formula="of:=[.AI17]/[.AI$4]" office:value-type="percentage" office:value="1.00368726158734" calcext:value-type="percentage">
            <text:p>100.37%</text:p>
          </table:table-cell>
          <table:table-cell office:value-type="float" office:value="4228" calcext:value-type="float">
            <text:p>4228</text:p>
          </table:table-cell>
          <table:table-cell table:style-name="ce3" table:formula="of:=[.AK17]/[.AK$4]" office:value-type="percentage" office:value="0.379192825112108" calcext:value-type="percentage">
            <text:p>37.92%</text:p>
          </table:table-cell>
          <table:table-cell office:value-type="float" office:value="85659" calcext:value-type="float">
            <text:p>85659</text:p>
          </table:table-cell>
          <table:table-cell table:style-name="ce3" table:formula="of:=[.AM17]/[.AM$4]" office:value-type="percentage" office:value="0.836513671875" calcext:value-type="percentage">
            <text:p>83.65%</text:p>
          </table:table-cell>
          <table:table-cell office:value-type="float" office:value="1724" calcext:value-type="float">
            <text:p>1724</text:p>
          </table:table-cell>
          <table:table-cell table:style-name="ce3" table:formula="of:=[.AO17]/[.AO$4]" office:value-type="percentage" office:value="0.463316312819135" calcext:value-type="percentage">
            <text:p>46.33%</text:p>
          </table:table-cell>
          <table:table-cell office:value-type="float" office:value="325068" calcext:value-type="float">
            <text:p>325068</text:p>
          </table:table-cell>
          <table:table-cell table:style-name="ce3" table:formula="of:=[.AQ17]/[.AQ$4]" office:value-type="percentage" office:value="0.31567845988906" calcext:value-type="percentage">
            <text:p>31.57%</text:p>
          </table:table-cell>
          <table:table-cell office:value-type="float" office:value="3271360" calcext:value-type="float">
            <text:p>3271360</text:p>
          </table:table-cell>
          <table:table-cell table:style-name="ce3" table:formula="of:=[.AS17]/[.AS$4]" office:value-type="percentage" office:value="1.00390100434291" calcext:value-type="percentage">
            <text:p>100.39%</text:p>
          </table:table-cell>
          <table:table-cell office:value-type="float" office:value="169724" calcext:value-type="float">
            <text:p>169724</text:p>
          </table:table-cell>
          <table:table-cell table:style-name="ce3" table:formula="of:=[.AU17]/[.AU$4]" office:value-type="percentage" office:value="0.397709218894258" calcext:value-type="percentage">
            <text:p>39.77%</text:p>
          </table:table-cell>
          <table:table-cell office:value-type="float" office:value="472432" calcext:value-type="float">
            <text:p>472432</text:p>
          </table:table-cell>
          <table:table-cell table:style-name="ce3" table:formula="of:=[.AW17]/[.AW$4]" office:value-type="percentage" office:value="1.00390996872025" calcext:value-type="percentage">
            <text:p>100.39%</text:p>
          </table:table-cell>
          <table:table-cell office:value-type="float" office:value="22394211" calcext:value-type="float">
            <text:p>22394211</text:p>
          </table:table-cell>
          <table:table-cell table:style-name="ce3" table:formula="of:=[.AY17]/[.AY$4]" office:value-type="percentage" office:value="0.43721204877424" calcext:value-type="percentage">
            <text:p>43.72%</text:p>
          </table:table-cell>
          <table:table-cell office:value-type="float" office:value="4328871" calcext:value-type="float">
            <text:p>4328871</text:p>
          </table:table-cell>
          <table:table-cell table:style-name="ce3" table:formula="of:=[.BA17]/[.BA$4]" office:value-type="percentage" office:value="0.434165108413125" calcext:value-type="percentage">
            <text:p>43.42%</text:p>
          </table:table-cell>
          <table:table-cell office:value-type="float" office:value="3860556" calcext:value-type="float">
            <text:p>3860556</text:p>
          </table:table-cell>
          <table:table-cell table:style-name="ce3" table:formula="of:=[.BC17]/[.BC$4]" office:value-type="percentage" office:value="0.115056918894617" calcext:value-type="percentage">
            <text:p>11.51%</text:p>
          </table:table-cell>
          <table:table-cell office:value-type="float" office:value="170039" calcext:value-type="float">
            <text:p>170039</text:p>
          </table:table-cell>
          <table:table-cell table:style-name="ce3" table:formula="of:=[.BE17]/[.BE$4]" office:value-type="percentage" office:value="0.450901463502595" calcext:value-type="percentage">
            <text:p>45.09%</text:p>
          </table:table-cell>
          <table:table-cell office:value-type="float" office:value="12349" calcext:value-type="float">
            <text:p>12349</text:p>
          </table:table-cell>
          <table:table-cell table:style-name="ce3" table:formula="of:=[.BG17]/[.BG$4]" office:value-type="percentage" office:value="0.57426525297619" calcext:value-type="percentage">
            <text:p>57.43%</text:p>
          </table:table-cell>
          <table:table-cell office:value-type="float" office:value="97077" calcext:value-type="float">
            <text:p>97077</text:p>
          </table:table-cell>
          <table:table-cell table:style-name="ce3" table:formula="of:=[.BI17]/[.BI$4]" office:value-type="percentage" office:value="0.39332047614803" calcext:value-type="percentage">
            <text:p>39.33%</text:p>
          </table:table-cell>
          <table:table-cell office:value-type="float" office:value="3598169" calcext:value-type="float">
            <text:p>3598169</text:p>
          </table:table-cell>
          <table:table-cell table:style-name="ce3" table:formula="of:=[.BK17]/[.BK$4]" office:value-type="percentage" office:value="0.584859672780043" calcext:value-type="percentage">
            <text:p>58.49%</text:p>
          </table:table-cell>
          <table:table-cell office:value-type="float" office:value="4175187" calcext:value-type="float">
            <text:p>4175187</text:p>
          </table:table-cell>
          <table:table-cell table:style-name="ce3" table:formula="of:=[.BM17]/[.BM$4]" office:value-type="percentage" office:value="0.413971625523861" calcext:value-type="percentage">
            <text:p>41.40%</text:p>
          </table:table-cell>
          <table:table-cell office:value-type="float" office:value="23141" calcext:value-type="float">
            <text:p>23141</text:p>
          </table:table-cell>
          <table:table-cell table:style-name="ce3" table:formula="of:=[.BO17]/[.BO$4]" office:value-type="percentage" office:value="0.435300314140065" calcext:value-type="percentage">
            <text:p>43.53%</text:p>
          </table:table-cell>
          <table:table-cell office:value-type="float" office:value="36037" calcext:value-type="float">
            <text:p>36037</text:p>
          </table:table-cell>
          <table:table-cell table:style-name="ce3" table:formula="of:=[.BQ17]/[.BQ$4]" office:value-type="percentage" office:value="0.43841165950924" calcext:value-type="percentage">
            <text:p>43.84%</text:p>
          </table:table-cell>
          <table:table-cell office:value-type="float" office:value="22897" calcext:value-type="float">
            <text:p>22897</text:p>
          </table:table-cell>
          <table:table-cell table:style-name="ce3" table:formula="of:=[.BS17]/[.BS$4]" office:value-type="percentage" office:value="0.492133430769892" calcext:value-type="percentage">
            <text:p>49.21%</text:p>
          </table:table-cell>
          <table:table-cell office:value-type="float" office:value="7470" calcext:value-type="float">
            <text:p>7470</text:p>
          </table:table-cell>
          <table:table-cell table:style-name="ce3" table:formula="of:=[.BU17]/[.BU$4]" office:value-type="percentage" office:value="0.562245973204877" calcext:value-type="percentage">
            <text:p>56.22%</text:p>
          </table:table-cell>
          <table:table-cell office:value-type="float" office:value="6722" calcext:value-type="float">
            <text:p>6722</text:p>
          </table:table-cell>
          <table:table-cell table:style-name="ce3" table:formula="of:=[.BW17]/[.BW$4]" office:value-type="percentage" office:value="0.562322235235068" calcext:value-type="percentage">
            <text:p>56.23%</text:p>
          </table:table-cell>
          <table:table-cell office:value-type="float" office:value="17075" calcext:value-type="float">
            <text:p>17075</text:p>
          </table:table-cell>
          <table:table-cell table:style-name="ce3" table:formula="of:=[.BY17]/[.BY$4]" office:value-type="percentage" office:value="0.448103923369636" calcext:value-type="percentage">
            <text:p>44.81%</text:p>
          </table:table-cell>
          <table:table-cell office:value-type="float" office:value="651707" calcext:value-type="float">
            <text:p>651707</text:p>
          </table:table-cell>
          <table:table-cell table:style-name="ce3" table:formula="of:=[.CA17]/[.CA$4]" office:value-type="percentage" office:value="0.651707" calcext:value-type="percentage">
            <text:p>65.17%</text:p>
          </table:table-cell>
          <table:table-cell office:value-type="float" office:value="67338" calcext:value-type="float">
            <text:p>67338</text:p>
          </table:table-cell>
          <table:table-cell table:style-name="ce3" table:formula="of:=[.CC17]/[.CC$4]" office:value-type="percentage" office:value="0.131207912457912" calcext:value-type="percentage">
            <text:p>13.12%</text:p>
          </table:table-cell>
          <table:table-cell office:value-type="float" office:value="231563" calcext:value-type="float">
            <text:p>231563</text:p>
          </table:table-cell>
          <table:table-cell table:style-name="ce3" table:formula="of:=[.CE17]/[.CE$4]" office:value-type="percentage" office:value="0.480559746482907" calcext:value-type="percentage">
            <text:p>48.06%</text:p>
          </table:table-cell>
          <table:table-cell office:value-type="float" office:value="17246" calcext:value-type="float">
            <text:p>17246</text:p>
          </table:table-cell>
          <table:table-cell table:style-name="ce3" table:formula="of:=[.CG17]/[.CG$4]" office:value-type="percentage" office:value="0.435384110474363" calcext:value-type="percentage">
            <text:p>43.54%</text:p>
          </table:table-cell>
          <table:table-cell office:value-type="float" office:value="20740" calcext:value-type="float">
            <text:p>20740</text:p>
          </table:table-cell>
          <table:table-cell table:style-name="ce3" table:formula="of:=[.CI17]/[.CI$4]" office:value-type="percentage" office:value="0.289478826452279" calcext:value-type="percentage">
            <text:p>28.95%</text:p>
          </table:table-cell>
          <table:table-cell office:value-type="float" office:value="14366" calcext:value-type="float">
            <text:p>14366</text:p>
          </table:table-cell>
          <table:table-cell table:style-name="ce3" table:formula="of:=[.CK17]/[.CK$4]" office:value-type="percentage" office:value="0.290933392737803" calcext:value-type="percentage">
            <text:p>29.09%</text:p>
          </table:table-cell>
          <table:table-cell office:value-type="float" office:value="67338" calcext:value-type="float">
            <text:p>67338</text:p>
          </table:table-cell>
          <table:table-cell table:style-name="ce3" table:formula="of:=[.CM17]/[.CM$4]" office:value-type="percentage" office:value="0.131207912457912" calcext:value-type="percentage">
            <text:p>13.12%</text:p>
          </table:table-cell>
          <table:table-cell office:value-type="float" office:value="100266" calcext:value-type="float">
            <text:p>100266</text:p>
          </table:table-cell>
          <table:table-cell table:style-name="ce3" table:formula="of:=[.CO17]/[.CO$4]" office:value-type="percentage" office:value="1.00266" calcext:value-type="percentage">
            <text:p>100.27%</text:p>
          </table:table-cell>
          <table:table-cell office:value-type="float" office:value="2187085" calcext:value-type="float">
            <text:p>2187085</text:p>
          </table:table-cell>
          <table:table-cell table:style-name="ce3" table:formula="of:=[.CQ17]/[.CQ$4]" office:value-type="percentage" office:value="0.330016347773917" calcext:value-type="percentage">
            <text:p>33.00%</text:p>
          </table:table-cell>
          <table:table-cell office:value-type="float" office:value="6323795" calcext:value-type="float">
            <text:p>6323795</text:p>
          </table:table-cell>
          <table:table-cell table:style-name="ce3" table:formula="of:=[.CS17]/[.CS$4]" office:value-type="percentage" office:value="0.292681566572867" calcext:value-type="percentage">
            <text:p>29.27%</text:p>
          </table:table-cell>
          <table:table-cell office:value-type="float" office:value="5792345" calcext:value-type="float">
            <text:p>5792345</text:p>
          </table:table-cell>
          <table:table-cell table:style-name="ce3" table:formula="of:=[.CU17]/[.CU$4]" office:value-type="percentage" office:value="0.798729968129925" calcext:value-type="percentage">
            <text:p>79.87%</text:p>
          </table:table-cell>
          <table:table-cell office:value-type="float" office:value="68298317" calcext:value-type="float">
            <text:p>68298317</text:p>
          </table:table-cell>
          <table:table-cell table:style-name="ce3" table:formula="of:=[.CW17]/[.CW$4]" office:value-type="percentage" office:value="1.00169504765018" calcext:value-type="percentage">
            <text:p>100.17%</text:p>
          </table:table-cell>
          <table:table-cell office:value-type="float" office:value="16344" calcext:value-type="float">
            <text:p>16344</text:p>
          </table:table-cell>
          <table:table-cell table:style-name="ce3" table:formula="of:=[.CY17]/[.CY$4]" office:value-type="percentage" office:value="0.427405857740586" calcext:value-type="percentage">
            <text:p>42.74%</text:p>
          </table:table-cell>
          <table:table-cell office:value-type="float" office:value="23188" calcext:value-type="float">
            <text:p>23188</text:p>
          </table:table-cell>
          <table:table-cell table:style-name="ce3" table:formula="of:=[.DA17]/[.DA$4]" office:value-type="percentage" office:value="0.247483857196222" calcext:value-type="percentage">
            <text:p>24.75%</text:p>
          </table:table-cell>
          <table:table-cell office:value-type="float" office:value="14489150" calcext:value-type="float">
            <text:p>14489150</text:p>
          </table:table-cell>
          <table:table-cell table:style-name="ce3" table:formula="of:=[.DC17]/[.DC$4]" office:value-type="percentage" office:value="0.349483918973538" calcext:value-type="percentage">
            <text:p>34.95%</text:p>
          </table:table-cell>
          <table:table-cell office:value-type="float" office:value="841696" calcext:value-type="float">
            <text:p>841696</text:p>
          </table:table-cell>
          <table:table-cell table:style-name="ce3" table:formula="of:=[.DE17]/[.DE$4]" office:value-type="percentage" office:value="0.340299183310423" calcext:value-type="percentage">
            <text:p>34.03%</text:p>
          </table:table-cell>
          <table:table-cell office:value-type="float" office:value="7287802" calcext:value-type="float">
            <text:p>7287802</text:p>
          </table:table-cell>
          <table:table-cell table:style-name="ce3" table:formula="of:=[.DG17]/[.DG$4]" office:value-type="percentage" office:value="0.8599947605921" calcext:value-type="percentage">
            <text:p>86.00%</text:p>
          </table:table-cell>
          <table:table-cell office:value-type="float" office:value="2410" calcext:value-type="float">
            <text:p>2410</text:p>
          </table:table-cell>
          <table:table-cell table:style-name="ce3" table:formula="of:=[.DI17]/[.DI$4]" office:value-type="percentage" office:value="0.570144310385616" calcext:value-type="percentage">
            <text:p>57.01%</text:p>
          </table:table-cell>
          <table:table-cell office:value-type="float" office:value="807955" calcext:value-type="float">
            <text:p>807955</text:p>
          </table:table-cell>
          <table:table-cell table:style-name="ce3" table:formula="of:=[.DK17]/[.DK$4]" office:value-type="percentage" office:value="0.151152979825192" calcext:value-type="percentage">
            <text:p>15.12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88761" calcext:value-type="float">
            <text:p>1788761</text:p>
          </table:table-cell>
          <table:table-cell table:style-name="ce3" table:formula="of:=[.C18]/[.C$4]" office:value-type="percentage" office:value="0.385617706723234" calcext:value-type="percentage">
            <text:p>38.56%</text:p>
          </table:table-cell>
          <table:table-cell office:value-type="float" office:value="2" calcext:value-type="float">
            <text:p>2</text:p>
          </table:table-cell>
          <table:table-cell table:style-name="ce3" table:formula="of:=[.E18]/[.E$4]" office:value-type="percentage" office:value="2" calcext:value-type="percentage">
            <text:p>200.00%</text:p>
          </table:table-cell>
          <table:table-cell office:value-type="float" office:value="403" calcext:value-type="float">
            <text:p>403</text:p>
          </table:table-cell>
          <table:table-cell table:style-name="ce3" table:formula="of:=[.G18]/[.G$4]" office:value-type="percentage" office:value="0.00403" calcext:value-type="percentage">
            <text:p>0.40%</text:p>
          </table:table-cell>
          <table:table-cell office:value-type="float" office:value="63686" calcext:value-type="float">
            <text:p>63686</text:p>
          </table:table-cell>
          <table:table-cell table:style-name="ce3" table:formula="of:=[.I18]/[.I$4]" office:value-type="percentage" office:value="0.418741657845078" calcext:value-type="percentage">
            <text:p>41.87%</text:p>
          </table:table-cell>
          <table:table-cell office:value-type="float" office:value="428" calcext:value-type="float">
            <text:p>428</text:p>
          </table:table-cell>
          <table:table-cell table:style-name="ce3" table:formula="of:=[.K18]/[.K$4]" office:value-type="percentage" office:value="0.00428" calcext:value-type="percentage">
            <text:p>0.43%</text:p>
          </table:table-cell>
          <table:table-cell office:value-type="float" office:value="76511" calcext:value-type="float">
            <text:p>76511</text:p>
          </table:table-cell>
          <table:table-cell table:style-name="ce3" table:formula="of:=[.M18]/[.M$4]" office:value-type="percentage" office:value="0.997236812950484" calcext:value-type="percentage">
            <text:p>99.72%</text:p>
          </table:table-cell>
          <table:table-cell office:value-type="float" office:value="58914" calcext:value-type="float">
            <text:p>58914</text:p>
          </table:table-cell>
          <table:table-cell table:style-name="ce3" table:formula="of:=[.O18]/[.O$4]" office:value-type="percentage" office:value="0.470638046317673" calcext:value-type="percentage">
            <text:p>47.06%</text:p>
          </table:table-cell>
          <table:table-cell office:value-type="float" office:value="40153" calcext:value-type="float">
            <text:p>40153</text:p>
          </table:table-cell>
          <table:table-cell table:style-name="ce3" table:formula="of:=[.Q18]/[.Q$4]" office:value-type="percentage" office:value="0.360890159175273" calcext:value-type="percentage">
            <text:p>36.09%</text:p>
          </table:table-cell>
          <table:table-cell office:value-type="float" office:value="1363201" calcext:value-type="float">
            <text:p>1363201</text:p>
          </table:table-cell>
          <table:table-cell table:style-name="ce3" table:formula="of:=[.S18]/[.S$4]" office:value-type="percentage" office:value="0.336809728338644" calcext:value-type="percentage">
            <text:p>33.68%</text:p>
          </table:table-cell>
          <table:table-cell office:value-type="float" office:value="363217" calcext:value-type="float">
            <text:p>363217</text:p>
          </table:table-cell>
          <table:table-cell table:style-name="ce3" table:formula="of:=[.U18]/[.U$4]" office:value-type="percentage" office:value="0.472464492026884" calcext:value-type="percentage">
            <text:p>47.25%</text:p>
          </table:table-cell>
          <table:table-cell office:value-type="float" office:value="237468" calcext:value-type="float">
            <text:p>237468</text:p>
          </table:table-cell>
          <table:table-cell table:style-name="ce3" table:formula="of:=[.W18]/[.W$4]" office:value-type="percentage" office:value="0.388746283903244" calcext:value-type="percentage">
            <text:p>38.87%</text:p>
          </table:table-cell>
          <table:table-cell office:value-type="float" office:value="1073731" calcext:value-type="float">
            <text:p>1073731</text:p>
          </table:table-cell>
          <table:table-cell table:style-name="ce3" table:formula="of:=[.Y18]/[.Y$4]" office:value-type="percentage" office:value="1.0032281392837" calcext:value-type="percentage">
            <text:p>100.32%</text:p>
          </table:table-cell>
          <table:table-cell office:value-type="float" office:value="641127" calcext:value-type="float">
            <text:p>641127</text:p>
          </table:table-cell>
          <table:table-cell table:style-name="ce3" table:formula="of:=[.AA18]/[.AA$4]" office:value-type="percentage" office:value="0.867476872993258" calcext:value-type="percentage">
            <text:p>86.75%</text:p>
          </table:table-cell>
          <table:table-cell office:value-type="float" office:value="10338" calcext:value-type="float">
            <text:p>10338</text:p>
          </table:table-cell>
          <table:table-cell table:style-name="ce3" table:formula="of:=[.AC18]/[.AC$4]" office:value-type="percentage" office:value="0.420192659431777" calcext:value-type="percentage">
            <text:p>42.02%</text:p>
          </table:table-cell>
          <table:table-cell office:value-type="float" office:value="4472610" calcext:value-type="float">
            <text:p>4472610</text:p>
          </table:table-cell>
          <table:table-cell table:style-name="ce3" table:formula="of:=[.AE18]/[.AE$4]" office:value-type="percentage" office:value="0.438816158555071" calcext:value-type="percentage">
            <text:p>43.88%</text:p>
          </table:table-cell>
          <table:table-cell office:value-type="float" office:value="42522566" calcext:value-type="float">
            <text:p>42522566</text:p>
          </table:table-cell>
          <table:table-cell table:style-name="ce3" table:formula="of:=[.AG18]/[.AG$4]" office:value-type="percentage" office:value="0.42522566" calcext:value-type="percentage">
            <text:p>42.52%</text:p>
          </table:table-cell>
          <table:table-cell office:value-type="float" office:value="36579286" calcext:value-type="float">
            <text:p>36579286</text:p>
          </table:table-cell>
          <table:table-cell table:style-name="ce3" table:formula="of:=[.AI18]/[.AI$4]" office:value-type="percentage" office:value="1.00367153947095" calcext:value-type="percentage">
            <text:p>100.37%</text:p>
          </table:table-cell>
          <table:table-cell office:value-type="float" office:value="4228" calcext:value-type="float">
            <text:p>4228</text:p>
          </table:table-cell>
          <table:table-cell table:style-name="ce3" table:formula="of:=[.AK18]/[.AK$4]" office:value-type="percentage" office:value="0.379192825112108" calcext:value-type="percentage">
            <text:p>37.92%</text:p>
          </table:table-cell>
          <table:table-cell office:value-type="float" office:value="85659" calcext:value-type="float">
            <text:p>85659</text:p>
          </table:table-cell>
          <table:table-cell table:style-name="ce3" table:formula="of:=[.AM18]/[.AM$4]" office:value-type="percentage" office:value="0.836513671875" calcext:value-type="percentage">
            <text:p>83.65%</text:p>
          </table:table-cell>
          <table:table-cell office:value-type="float" office:value="1724" calcext:value-type="float">
            <text:p>1724</text:p>
          </table:table-cell>
          <table:table-cell table:style-name="ce3" table:formula="of:=[.AO18]/[.AO$4]" office:value-type="percentage" office:value="0.463316312819135" calcext:value-type="percentage">
            <text:p>46.33%</text:p>
          </table:table-cell>
          <table:table-cell office:value-type="float" office:value="324190" calcext:value-type="float">
            <text:p>324190</text:p>
          </table:table-cell>
          <table:table-cell table:style-name="ce3" table:formula="of:=[.AQ18]/[.AQ$4]" office:value-type="percentage" office:value="0.314825820786526" calcext:value-type="percentage">
            <text:p>31.48%</text:p>
          </table:table-cell>
          <table:table-cell office:value-type="float" office:value="3271328" calcext:value-type="float">
            <text:p>3271328</text:p>
          </table:table-cell>
          <table:table-cell table:style-name="ce3" table:formula="of:=[.AS18]/[.AS$4]" office:value-type="percentage" office:value="1.00389118431939" calcext:value-type="percentage">
            <text:p>100.39%</text:p>
          </table:table-cell>
          <table:table-cell office:value-type="float" office:value="165849" calcext:value-type="float">
            <text:p>165849</text:p>
          </table:table-cell>
          <table:table-cell table:style-name="ce3" table:formula="of:=[.AU18]/[.AU$4]" office:value-type="percentage" office:value="0.388629046242097" calcext:value-type="percentage">
            <text:p>38.86%</text:p>
          </table:table-cell>
          <table:table-cell office:value-type="float" office:value="472429" calcext:value-type="float">
            <text:p>472429</text:p>
          </table:table-cell>
          <table:table-cell table:style-name="ce3" table:formula="of:=[.AW18]/[.AW$4]" office:value-type="percentage" office:value="1.00390359377125" calcext:value-type="percentage">
            <text:p>100.39%</text:p>
          </table:table-cell>
          <table:table-cell office:value-type="float" office:value="22161976" calcext:value-type="float">
            <text:p>22161976</text:p>
          </table:table-cell>
          <table:table-cell table:style-name="ce3" table:formula="of:=[.AY18]/[.AY$4]" office:value-type="percentage" office:value="0.432678022540984" calcext:value-type="percentage">
            <text:p>43.27%</text:p>
          </table:table-cell>
          <table:table-cell office:value-type="float" office:value="4258667" calcext:value-type="float">
            <text:p>4258667</text:p>
          </table:table-cell>
          <table:table-cell table:style-name="ce3" table:formula="of:=[.BA18]/[.BA$4]" office:value-type="percentage" office:value="0.427123982153868" calcext:value-type="percentage">
            <text:p>42.71%</text:p>
          </table:table-cell>
          <table:table-cell office:value-type="float" office:value="3727947" calcext:value-type="float">
            <text:p>3727947</text:p>
          </table:table-cell>
          <table:table-cell table:style-name="ce3" table:formula="of:=[.BC18]/[.BC$4]" office:value-type="percentage" office:value="0.111104746472382" calcext:value-type="percentage">
            <text:p>11.11%</text:p>
          </table:table-cell>
          <table:table-cell office:value-type="float" office:value="165933" calcext:value-type="float">
            <text:p>165933</text:p>
          </table:table-cell>
          <table:table-cell table:style-name="ce3" table:formula="of:=[.BE18]/[.BE$4]" office:value-type="percentage" office:value="0.440013364836161" calcext:value-type="percentage">
            <text:p>44.00%</text:p>
          </table:table-cell>
          <table:table-cell office:value-type="float" office:value="12349" calcext:value-type="float">
            <text:p>12349</text:p>
          </table:table-cell>
          <table:table-cell table:style-name="ce3" table:formula="of:=[.BG18]/[.BG$4]" office:value-type="percentage" office:value="0.57426525297619" calcext:value-type="percentage">
            <text:p>57.43%</text:p>
          </table:table-cell>
          <table:table-cell office:value-type="float" office:value="97077" calcext:value-type="float">
            <text:p>97077</text:p>
          </table:table-cell>
          <table:table-cell table:style-name="ce3" table:formula="of:=[.BI18]/[.BI$4]" office:value-type="percentage" office:value="0.39332047614803" calcext:value-type="percentage">
            <text:p>39.33%</text:p>
          </table:table-cell>
          <table:table-cell office:value-type="float" office:value="3555477" calcext:value-type="float">
            <text:p>3555477</text:p>
          </table:table-cell>
          <table:table-cell table:style-name="ce3" table:formula="of:=[.BK18]/[.BK$4]" office:value-type="percentage" office:value="0.577920357492094" calcext:value-type="percentage">
            <text:p>57.79%</text:p>
          </table:table-cell>
          <table:table-cell office:value-type="float" office:value="4024315" calcext:value-type="float">
            <text:p>4024315</text:p>
          </table:table-cell>
          <table:table-cell table:style-name="ce3" table:formula="of:=[.BM18]/[.BM$4]" office:value-type="percentage" office:value="0.399012600434438" calcext:value-type="percentage">
            <text:p>39.90%</text:p>
          </table:table-cell>
          <table:table-cell office:value-type="float" office:value="23141" calcext:value-type="float">
            <text:p>23141</text:p>
          </table:table-cell>
          <table:table-cell table:style-name="ce3" table:formula="of:=[.BO18]/[.BO$4]" office:value-type="percentage" office:value="0.435300314140065" calcext:value-type="percentage">
            <text:p>43.53%</text:p>
          </table:table-cell>
          <table:table-cell office:value-type="float" office:value="36037" calcext:value-type="float">
            <text:p>36037</text:p>
          </table:table-cell>
          <table:table-cell table:style-name="ce3" table:formula="of:=[.BQ18]/[.BQ$4]" office:value-type="percentage" office:value="0.43841165950924" calcext:value-type="percentage">
            <text:p>43.84%</text:p>
          </table:table-cell>
          <table:table-cell office:value-type="float" office:value="22897" calcext:value-type="float">
            <text:p>22897</text:p>
          </table:table-cell>
          <table:table-cell table:style-name="ce3" table:formula="of:=[.BS18]/[.BS$4]" office:value-type="percentage" office:value="0.492133430769892" calcext:value-type="percentage">
            <text:p>49.21%</text:p>
          </table:table-cell>
          <table:table-cell office:value-type="float" office:value="7470" calcext:value-type="float">
            <text:p>7470</text:p>
          </table:table-cell>
          <table:table-cell table:style-name="ce3" table:formula="of:=[.BU18]/[.BU$4]" office:value-type="percentage" office:value="0.562245973204877" calcext:value-type="percentage">
            <text:p>56.22%</text:p>
          </table:table-cell>
          <table:table-cell office:value-type="float" office:value="6722" calcext:value-type="float">
            <text:p>6722</text:p>
          </table:table-cell>
          <table:table-cell table:style-name="ce3" table:formula="of:=[.BW18]/[.BW$4]" office:value-type="percentage" office:value="0.562322235235068" calcext:value-type="percentage">
            <text:p>56.23%</text:p>
          </table:table-cell>
          <table:table-cell office:value-type="float" office:value="17075" calcext:value-type="float">
            <text:p>17075</text:p>
          </table:table-cell>
          <table:table-cell table:style-name="ce3" table:formula="of:=[.BY18]/[.BY$4]" office:value-type="percentage" office:value="0.448103923369636" calcext:value-type="percentage">
            <text:p>44.81%</text:p>
          </table:table-cell>
          <table:table-cell office:value-type="float" office:value="640370" calcext:value-type="float">
            <text:p>640370</text:p>
          </table:table-cell>
          <table:table-cell table:style-name="ce3" table:formula="of:=[.CA18]/[.CA$4]" office:value-type="percentage" office:value="0.64037" calcext:value-type="percentage">
            <text:p>64.04%</text:p>
          </table:table-cell>
          <table:table-cell office:value-type="float" office:value="67199" calcext:value-type="float">
            <text:p>67199</text:p>
          </table:table-cell>
          <table:table-cell table:style-name="ce3" table:formula="of:=[.CC18]/[.CC$4]" office:value-type="percentage" office:value="0.13093707133059" calcext:value-type="percentage">
            <text:p>13.09%</text:p>
          </table:table-cell>
          <table:table-cell office:value-type="float" office:value="227508" calcext:value-type="float">
            <text:p>227508</text:p>
          </table:table-cell>
          <table:table-cell table:style-name="ce3" table:formula="of:=[.CE18]/[.CE$4]" office:value-type="percentage" office:value="0.472144456596404" calcext:value-type="percentage">
            <text:p>47.21%</text:p>
          </table:table-cell>
          <table:table-cell office:value-type="float" office:value="17246" calcext:value-type="float">
            <text:p>17246</text:p>
          </table:table-cell>
          <table:table-cell table:style-name="ce3" table:formula="of:=[.CG18]/[.CG$4]" office:value-type="percentage" office:value="0.435384110474363" calcext:value-type="percentage">
            <text:p>43.54%</text:p>
          </table:table-cell>
          <table:table-cell office:value-type="float" office:value="20740" calcext:value-type="float">
            <text:p>20740</text:p>
          </table:table-cell>
          <table:table-cell table:style-name="ce3" table:formula="of:=[.CI18]/[.CI$4]" office:value-type="percentage" office:value="0.289478826452279" calcext:value-type="percentage">
            <text:p>28.95%</text:p>
          </table:table-cell>
          <table:table-cell office:value-type="float" office:value="14366" calcext:value-type="float">
            <text:p>14366</text:p>
          </table:table-cell>
          <table:table-cell table:style-name="ce3" table:formula="of:=[.CK18]/[.CK$4]" office:value-type="percentage" office:value="0.290933392737803" calcext:value-type="percentage">
            <text:p>29.09%</text:p>
          </table:table-cell>
          <table:table-cell office:value-type="float" office:value="67199" calcext:value-type="float">
            <text:p>67199</text:p>
          </table:table-cell>
          <table:table-cell table:style-name="ce3" table:formula="of:=[.CM18]/[.CM$4]" office:value-type="percentage" office:value="0.13093707133059" calcext:value-type="percentage">
            <text:p>13.09%</text:p>
          </table:table-cell>
          <table:table-cell office:value-type="float" office:value="100266" calcext:value-type="float">
            <text:p>100266</text:p>
          </table:table-cell>
          <table:table-cell table:style-name="ce3" table:formula="of:=[.CO18]/[.CO$4]" office:value-type="percentage" office:value="1.00266" calcext:value-type="percentage">
            <text:p>100.27%</text:p>
          </table:table-cell>
          <table:table-cell office:value-type="float" office:value="2132127" calcext:value-type="float">
            <text:p>2132127</text:p>
          </table:table-cell>
          <table:table-cell table:style-name="ce3" table:formula="of:=[.CQ18]/[.CQ$4]" office:value-type="percentage" office:value="0.321723556940018" calcext:value-type="percentage">
            <text:p>32.17%</text:p>
          </table:table-cell>
          <table:table-cell office:value-type="float" office:value="6185332" calcext:value-type="float">
            <text:p>6185332</text:p>
          </table:table-cell>
          <table:table-cell table:style-name="ce3" table:formula="of:=[.CS18]/[.CS$4]" office:value-type="percentage" office:value="0.286273141291469" calcext:value-type="percentage">
            <text:p>28.63%</text:p>
          </table:table-cell>
          <table:table-cell office:value-type="float" office:value="5748074" calcext:value-type="float">
            <text:p>5748074</text:p>
          </table:table-cell>
          <table:table-cell table:style-name="ce3" table:formula="of:=[.CU18]/[.CU$4]" office:value-type="percentage" office:value="0.792625260206091" calcext:value-type="percentage">
            <text:p>79.26%</text:p>
          </table:table-cell>
          <table:table-cell office:value-type="float" office:value="68296854" calcext:value-type="float">
            <text:p>68296854</text:p>
          </table:table-cell>
          <table:table-cell table:style-name="ce3" table:formula="of:=[.CW18]/[.CW$4]" office:value-type="percentage" office:value="1.0016735906082" calcext:value-type="percentage">
            <text:p>100.17%</text:p>
          </table:table-cell>
          <table:table-cell office:value-type="float" office:value="16344" calcext:value-type="float">
            <text:p>16344</text:p>
          </table:table-cell>
          <table:table-cell table:style-name="ce3" table:formula="of:=[.CY18]/[.CY$4]" office:value-type="percentage" office:value="0.427405857740586" calcext:value-type="percentage">
            <text:p>42.74%</text:p>
          </table:table-cell>
          <table:table-cell office:value-type="float" office:value="23188" calcext:value-type="float">
            <text:p>23188</text:p>
          </table:table-cell>
          <table:table-cell table:style-name="ce3" table:formula="of:=[.DA18]/[.DA$4]" office:value-type="percentage" office:value="0.247483857196222" calcext:value-type="percentage">
            <text:p>24.75%</text:p>
          </table:table-cell>
          <table:table-cell office:value-type="float" office:value="14125362" calcext:value-type="float">
            <text:p>14125362</text:p>
          </table:table-cell>
          <table:table-cell table:style-name="ce3" table:formula="of:=[.DC18]/[.DC$4]" office:value-type="percentage" office:value="0.340709211284299" calcext:value-type="percentage">
            <text:p>34.07%</text:p>
          </table:table-cell>
          <table:table-cell office:value-type="float" office:value="804467" calcext:value-type="float">
            <text:p>804467</text:p>
          </table:table-cell>
          <table:table-cell table:style-name="ce3" table:formula="of:=[.DE18]/[.DE$4]" office:value-type="percentage" office:value="0.325247432683755" calcext:value-type="percentage">
            <text:p>32.52%</text:p>
          </table:table-cell>
          <table:table-cell office:value-type="float" office:value="7204084" calcext:value-type="float">
            <text:p>7204084</text:p>
          </table:table-cell>
          <table:table-cell table:style-name="ce3" table:formula="of:=[.DG18]/[.DG$4]" office:value-type="percentage" office:value="0.850115644588777" calcext:value-type="percentage">
            <text:p>85.01%</text:p>
          </table:table-cell>
          <table:table-cell office:value-type="float" office:value="2410" calcext:value-type="float">
            <text:p>2410</text:p>
          </table:table-cell>
          <table:table-cell table:style-name="ce3" table:formula="of:=[.DI18]/[.DI$4]" office:value-type="percentage" office:value="0.570144310385616" calcext:value-type="percentage">
            <text:p>57.01%</text:p>
          </table:table-cell>
          <table:table-cell office:value-type="float" office:value="780982" calcext:value-type="float">
            <text:p>780982</text:p>
          </table:table-cell>
          <table:table-cell table:style-name="ce3" table:formula="of:=[.DK18]/[.DK$4]" office:value-type="percentage" office:value="0.146106845665709" calcext:value-type="percentage">
            <text:p>14.61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LZ4_compressHC 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782229" calcext:value-type="float">
            <text:p>1782229</text:p>
          </table:table-cell>
          <table:table-cell table:style-name="ce3" table:formula="of:=[.C19]/[.C$4]" office:value-type="percentage" office:value="0.384209550541209" calcext:value-type="percentage">
            <text:p>38.42%</text:p>
          </table:table-cell>
          <table:table-cell office:value-type="float" office:value="2" calcext:value-type="float">
            <text:p>2</text:p>
          </table:table-cell>
          <table:table-cell table:style-name="ce3" table:formula="of:=[.E19]/[.E$4]" office:value-type="percentage" office:value="2" calcext:value-type="percentage">
            <text:p>200.00%</text:p>
          </table:table-cell>
          <table:table-cell office:value-type="float" office:value="403" calcext:value-type="float">
            <text:p>403</text:p>
          </table:table-cell>
          <table:table-cell table:style-name="ce3" table:formula="of:=[.G19]/[.G$4]" office:value-type="percentage" office:value="0.00403" calcext:value-type="percentage">
            <text:p>0.40%</text:p>
          </table:table-cell>
          <table:table-cell office:value-type="float" office:value="63686" calcext:value-type="float">
            <text:p>63686</text:p>
          </table:table-cell>
          <table:table-cell table:style-name="ce3" table:formula="of:=[.I19]/[.I$4]" office:value-type="percentage" office:value="0.418741657845078" calcext:value-type="percentage">
            <text:p>41.87%</text:p>
          </table:table-cell>
          <table:table-cell office:value-type="float" office:value="428" calcext:value-type="float">
            <text:p>428</text:p>
          </table:table-cell>
          <table:table-cell table:style-name="ce3" table:formula="of:=[.K19]/[.K$4]" office:value-type="percentage" office:value="0.00428" calcext:value-type="percentage">
            <text:p>0.43%</text:p>
          </table:table-cell>
          <table:table-cell office:value-type="float" office:value="76511" calcext:value-type="float">
            <text:p>76511</text:p>
          </table:table-cell>
          <table:table-cell table:style-name="ce3" table:formula="of:=[.M19]/[.M$4]" office:value-type="percentage" office:value="0.997236812950484" calcext:value-type="percentage">
            <text:p>99.72%</text:p>
          </table:table-cell>
          <table:table-cell office:value-type="float" office:value="58914" calcext:value-type="float">
            <text:p>58914</text:p>
          </table:table-cell>
          <table:table-cell table:style-name="ce3" table:formula="of:=[.O19]/[.O$4]" office:value-type="percentage" office:value="0.470638046317673" calcext:value-type="percentage">
            <text:p>47.06%</text:p>
          </table:table-cell>
          <table:table-cell office:value-type="float" office:value="40153" calcext:value-type="float">
            <text:p>40153</text:p>
          </table:table-cell>
          <table:table-cell table:style-name="ce3" table:formula="of:=[.Q19]/[.Q$4]" office:value-type="percentage" office:value="0.360890159175273" calcext:value-type="percentage">
            <text:p>36.09%</text:p>
          </table:table-cell>
          <table:table-cell office:value-type="float" office:value="1352832" calcext:value-type="float">
            <text:p>1352832</text:p>
          </table:table-cell>
          <table:table-cell table:style-name="ce3" table:formula="of:=[.S19]/[.S$4]" office:value-type="percentage" office:value="0.334247831690135" calcext:value-type="percentage">
            <text:p>33.42%</text:p>
          </table:table-cell>
          <table:table-cell office:value-type="float" office:value="363217" calcext:value-type="float">
            <text:p>363217</text:p>
          </table:table-cell>
          <table:table-cell table:style-name="ce3" table:formula="of:=[.U19]/[.U$4]" office:value-type="percentage" office:value="0.472464492026884" calcext:value-type="percentage">
            <text:p>47.25%</text:p>
          </table:table-cell>
          <table:table-cell office:value-type="float" office:value="237468" calcext:value-type="float">
            <text:p>237468</text:p>
          </table:table-cell>
          <table:table-cell table:style-name="ce3" table:formula="of:=[.W19]/[.W$4]" office:value-type="percentage" office:value="0.388746283903244" calcext:value-type="percentage">
            <text:p>38.87%</text:p>
          </table:table-cell>
          <table:table-cell office:value-type="float" office:value="1073716" calcext:value-type="float">
            <text:p>1073716</text:p>
          </table:table-cell>
          <table:table-cell table:style-name="ce3" table:formula="of:=[.Y19]/[.Y$4]" office:value-type="percentage" office:value="1.00321412420721" calcext:value-type="percentage">
            <text:p>100.32%</text:p>
          </table:table-cell>
          <table:table-cell office:value-type="float" office:value="641127" calcext:value-type="float">
            <text:p>641127</text:p>
          </table:table-cell>
          <table:table-cell table:style-name="ce3" table:formula="of:=[.AA19]/[.AA$4]" office:value-type="percentage" office:value="0.867476872993258" calcext:value-type="percentage">
            <text:p>86.75%</text:p>
          </table:table-cell>
          <table:table-cell office:value-type="float" office:value="10338" calcext:value-type="float">
            <text:p>10338</text:p>
          </table:table-cell>
          <table:table-cell table:style-name="ce3" table:formula="of:=[.AC19]/[.AC$4]" office:value-type="percentage" office:value="0.420192659431777" calcext:value-type="percentage">
            <text:p>42.02%</text:p>
          </table:table-cell>
          <table:table-cell office:value-type="float" office:value="4442965" calcext:value-type="float">
            <text:p>4442965</text:p>
          </table:table-cell>
          <table:table-cell table:style-name="ce3" table:formula="of:=[.AE19]/[.AE$4]" office:value-type="percentage" office:value="0.435907631985492" calcext:value-type="percentage">
            <text:p>43.59%</text:p>
          </table:table-cell>
          <table:table-cell office:value-type="float" office:value="42283793" calcext:value-type="float">
            <text:p>42283793</text:p>
          </table:table-cell>
          <table:table-cell table:style-name="ce3" table:formula="of:=[.AG19]/[.AG$4]" office:value-type="percentage" office:value="0.42283793" calcext:value-type="percentage">
            <text:p>42.28%</text:p>
          </table:table-cell>
          <table:table-cell office:value-type="float" office:value="36579172" calcext:value-type="float">
            <text:p>36579172</text:p>
          </table:table-cell>
          <table:table-cell table:style-name="ce3" table:formula="of:=[.AI19]/[.AI$4]" office:value-type="percentage" office:value="1.00366841151062" calcext:value-type="percentage">
            <text:p>100.37%</text:p>
          </table:table-cell>
          <table:table-cell office:value-type="float" office:value="4228" calcext:value-type="float">
            <text:p>4228</text:p>
          </table:table-cell>
          <table:table-cell table:style-name="ce3" table:formula="of:=[.AK19]/[.AK$4]" office:value-type="percentage" office:value="0.379192825112108" calcext:value-type="percentage">
            <text:p>37.92%</text:p>
          </table:table-cell>
          <table:table-cell office:value-type="float" office:value="85659" calcext:value-type="float">
            <text:p>85659</text:p>
          </table:table-cell>
          <table:table-cell table:style-name="ce3" table:formula="of:=[.AM19]/[.AM$4]" office:value-type="percentage" office:value="0.836513671875" calcext:value-type="percentage">
            <text:p>83.65%</text:p>
          </table:table-cell>
          <table:table-cell office:value-type="float" office:value="1724" calcext:value-type="float">
            <text:p>1724</text:p>
          </table:table-cell>
          <table:table-cell table:style-name="ce3" table:formula="of:=[.AO19]/[.AO$4]" office:value-type="percentage" office:value="0.463316312819135" calcext:value-type="percentage">
            <text:p>46.33%</text:p>
          </table:table-cell>
          <table:table-cell office:value-type="float" office:value="324190" calcext:value-type="float">
            <text:p>324190</text:p>
          </table:table-cell>
          <table:table-cell table:style-name="ce3" table:formula="of:=[.AQ19]/[.AQ$4]" office:value-type="percentage" office:value="0.314825820786526" calcext:value-type="percentage">
            <text:p>31.48%</text:p>
          </table:table-cell>
          <table:table-cell office:value-type="float" office:value="3271320" calcext:value-type="float">
            <text:p>3271320</text:p>
          </table:table-cell>
          <table:table-cell table:style-name="ce3" table:formula="of:=[.AS19]/[.AS$4]" office:value-type="percentage" office:value="1.00388872931351" calcext:value-type="percentage">
            <text:p>100.39%</text:p>
          </table:table-cell>
          <table:table-cell office:value-type="float" office:value="165849" calcext:value-type="float">
            <text:p>165849</text:p>
          </table:table-cell>
          <table:table-cell table:style-name="ce3" table:formula="of:=[.AU19]/[.AU$4]" office:value-type="percentage" office:value="0.388629046242097" calcext:value-type="percentage">
            <text:p>38.86%</text:p>
          </table:table-cell>
          <table:table-cell office:value-type="float" office:value="472429" calcext:value-type="float">
            <text:p>472429</text:p>
          </table:table-cell>
          <table:table-cell table:style-name="ce3" table:formula="of:=[.AW19]/[.AW$4]" office:value-type="percentage" office:value="1.00390359377125" calcext:value-type="percentage">
            <text:p>100.39%</text:p>
          </table:table-cell>
          <table:table-cell office:value-type="float" office:value="22113131" calcext:value-type="float">
            <text:p>22113131</text:p>
          </table:table-cell>
          <table:table-cell table:style-name="ce3" table:formula="of:=[.AY19]/[.AY$4]" office:value-type="percentage" office:value="0.431724400083716" calcext:value-type="percentage">
            <text:p>43.17%</text:p>
          </table:table-cell>
          <table:table-cell office:value-type="float" office:value="4249930" calcext:value-type="float">
            <text:p>4249930</text:p>
          </table:table-cell>
          <table:table-cell table:style-name="ce3" table:formula="of:=[.BA19]/[.BA$4]" office:value-type="percentage" office:value="0.426247702737779" calcext:value-type="percentage">
            <text:p>42.62%</text:p>
          </table:table-cell>
          <table:table-cell office:value-type="float" office:value="3689765" calcext:value-type="float">
            <text:p>3689765</text:p>
          </table:table-cell>
          <table:table-cell table:style-name="ce3" table:formula="of:=[.BC19]/[.BC$4]" office:value-type="percentage" office:value="0.109966800726423" calcext:value-type="percentage">
            <text:p>11.00%</text:p>
          </table:table-cell>
          <table:table-cell office:value-type="float" office:value="165933" calcext:value-type="float">
            <text:p>165933</text:p>
          </table:table-cell>
          <table:table-cell table:style-name="ce3" table:formula="of:=[.BE19]/[.BE$4]" office:value-type="percentage" office:value="0.440013364836161" calcext:value-type="percentage">
            <text:p>44.00%</text:p>
          </table:table-cell>
          <table:table-cell office:value-type="float" office:value="12349" calcext:value-type="float">
            <text:p>12349</text:p>
          </table:table-cell>
          <table:table-cell table:style-name="ce3" table:formula="of:=[.BG19]/[.BG$4]" office:value-type="percentage" office:value="0.57426525297619" calcext:value-type="percentage">
            <text:p>57.43%</text:p>
          </table:table-cell>
          <table:table-cell office:value-type="float" office:value="97077" calcext:value-type="float">
            <text:p>97077</text:p>
          </table:table-cell>
          <table:table-cell table:style-name="ce3" table:formula="of:=[.BI19]/[.BI$4]" office:value-type="percentage" office:value="0.39332047614803" calcext:value-type="percentage">
            <text:p>39.33%</text:p>
          </table:table-cell>
          <table:table-cell office:value-type="float" office:value="3546693" calcext:value-type="float">
            <text:p>3546693</text:p>
          </table:table-cell>
          <table:table-cell table:style-name="ce3" table:formula="of:=[.BK19]/[.BK$4]" office:value-type="percentage" office:value="0.576492573703812" calcext:value-type="percentage">
            <text:p>57.65%</text:p>
          </table:table-cell>
          <table:table-cell office:value-type="float" office:value="3987935" calcext:value-type="float">
            <text:p>3987935</text:p>
          </table:table-cell>
          <table:table-cell table:style-name="ce3" table:formula="of:=[.BM19]/[.BM$4]" office:value-type="percentage" office:value="0.395405507449966" calcext:value-type="percentage">
            <text:p>39.54%</text:p>
          </table:table-cell>
          <table:table-cell office:value-type="float" office:value="23141" calcext:value-type="float">
            <text:p>23141</text:p>
          </table:table-cell>
          <table:table-cell table:style-name="ce3" table:formula="of:=[.BO19]/[.BO$4]" office:value-type="percentage" office:value="0.435300314140065" calcext:value-type="percentage">
            <text:p>43.53%</text:p>
          </table:table-cell>
          <table:table-cell office:value-type="float" office:value="36037" calcext:value-type="float">
            <text:p>36037</text:p>
          </table:table-cell>
          <table:table-cell table:style-name="ce3" table:formula="of:=[.BQ19]/[.BQ$4]" office:value-type="percentage" office:value="0.43841165950924" calcext:value-type="percentage">
            <text:p>43.84%</text:p>
          </table:table-cell>
          <table:table-cell office:value-type="float" office:value="22897" calcext:value-type="float">
            <text:p>22897</text:p>
          </table:table-cell>
          <table:table-cell table:style-name="ce3" table:formula="of:=[.BS19]/[.BS$4]" office:value-type="percentage" office:value="0.492133430769892" calcext:value-type="percentage">
            <text:p>49.21%</text:p>
          </table:table-cell>
          <table:table-cell office:value-type="float" office:value="7470" calcext:value-type="float">
            <text:p>7470</text:p>
          </table:table-cell>
          <table:table-cell table:style-name="ce3" table:formula="of:=[.BU19]/[.BU$4]" office:value-type="percentage" office:value="0.562245973204877" calcext:value-type="percentage">
            <text:p>56.22%</text:p>
          </table:table-cell>
          <table:table-cell office:value-type="float" office:value="6722" calcext:value-type="float">
            <text:p>6722</text:p>
          </table:table-cell>
          <table:table-cell table:style-name="ce3" table:formula="of:=[.BW19]/[.BW$4]" office:value-type="percentage" office:value="0.562322235235068" calcext:value-type="percentage">
            <text:p>56.23%</text:p>
          </table:table-cell>
          <table:table-cell office:value-type="float" office:value="17075" calcext:value-type="float">
            <text:p>17075</text:p>
          </table:table-cell>
          <table:table-cell table:style-name="ce3" table:formula="of:=[.BY19]/[.BY$4]" office:value-type="percentage" office:value="0.448103923369636" calcext:value-type="percentage">
            <text:p>44.81%</text:p>
          </table:table-cell>
          <table:table-cell office:value-type="float" office:value="640370" calcext:value-type="float">
            <text:p>640370</text:p>
          </table:table-cell>
          <table:table-cell table:style-name="ce3" table:formula="of:=[.CA19]/[.CA$4]" office:value-type="percentage" office:value="0.64037" calcext:value-type="percentage">
            <text:p>64.04%</text:p>
          </table:table-cell>
          <table:table-cell office:value-type="float" office:value="67199" calcext:value-type="float">
            <text:p>67199</text:p>
          </table:table-cell>
          <table:table-cell table:style-name="ce3" table:formula="of:=[.CC19]/[.CC$4]" office:value-type="percentage" office:value="0.13093707133059" calcext:value-type="percentage">
            <text:p>13.09%</text:p>
          </table:table-cell>
          <table:table-cell office:value-type="float" office:value="227508" calcext:value-type="float">
            <text:p>227508</text:p>
          </table:table-cell>
          <table:table-cell table:style-name="ce3" table:formula="of:=[.CE19]/[.CE$4]" office:value-type="percentage" office:value="0.472144456596404" calcext:value-type="percentage">
            <text:p>47.21%</text:p>
          </table:table-cell>
          <table:table-cell office:value-type="float" office:value="17246" calcext:value-type="float">
            <text:p>17246</text:p>
          </table:table-cell>
          <table:table-cell table:style-name="ce3" table:formula="of:=[.CG19]/[.CG$4]" office:value-type="percentage" office:value="0.435384110474363" calcext:value-type="percentage">
            <text:p>43.54%</text:p>
          </table:table-cell>
          <table:table-cell office:value-type="float" office:value="20740" calcext:value-type="float">
            <text:p>20740</text:p>
          </table:table-cell>
          <table:table-cell table:style-name="ce3" table:formula="of:=[.CI19]/[.CI$4]" office:value-type="percentage" office:value="0.289478826452279" calcext:value-type="percentage">
            <text:p>28.95%</text:p>
          </table:table-cell>
          <table:table-cell office:value-type="float" office:value="14366" calcext:value-type="float">
            <text:p>14366</text:p>
          </table:table-cell>
          <table:table-cell table:style-name="ce3" table:formula="of:=[.CK19]/[.CK$4]" office:value-type="percentage" office:value="0.290933392737803" calcext:value-type="percentage">
            <text:p>29.09%</text:p>
          </table:table-cell>
          <table:table-cell office:value-type="float" office:value="67199" calcext:value-type="float">
            <text:p>67199</text:p>
          </table:table-cell>
          <table:table-cell table:style-name="ce3" table:formula="of:=[.CM19]/[.CM$4]" office:value-type="percentage" office:value="0.13093707133059" calcext:value-type="percentage">
            <text:p>13.09%</text:p>
          </table:table-cell>
          <table:table-cell office:value-type="float" office:value="100266" calcext:value-type="float">
            <text:p>100266</text:p>
          </table:table-cell>
          <table:table-cell table:style-name="ce3" table:formula="of:=[.CO19]/[.CO$4]" office:value-type="percentage" office:value="1.00266" calcext:value-type="percentage">
            <text:p>100.27%</text:p>
          </table:table-cell>
          <table:table-cell office:value-type="float" office:value="2117116" calcext:value-type="float">
            <text:p>2117116</text:p>
          </table:table-cell>
          <table:table-cell table:style-name="ce3" table:formula="of:=[.CQ19]/[.CQ$4]" office:value-type="percentage" office:value="0.319458498473413" calcext:value-type="percentage">
            <text:p>31.95%</text:p>
          </table:table-cell>
          <table:table-cell office:value-type="float" office:value="6154277" calcext:value-type="float">
            <text:p>6154277</text:p>
          </table:table-cell>
          <table:table-cell table:style-name="ce3" table:formula="of:=[.CS19]/[.CS$4]" office:value-type="percentage" office:value="0.284835835678318" calcext:value-type="percentage">
            <text:p>28.48%</text:p>
          </table:table-cell>
          <table:table-cell office:value-type="float" office:value="5737581" calcext:value-type="float">
            <text:p>5737581</text:p>
          </table:table-cell>
          <table:table-cell table:style-name="ce3" table:formula="of:=[.CU19]/[.CU$4]" office:value-type="percentage" office:value="0.791178337836034" calcext:value-type="percentage">
            <text:p>79.12%</text:p>
          </table:table-cell>
          <table:table-cell office:value-type="float" office:value="68296613" calcext:value-type="float">
            <text:p>68296613</text:p>
          </table:table-cell>
          <table:table-cell table:style-name="ce3" table:formula="of:=[.CW19]/[.CW$4]" office:value-type="percentage" office:value="1.00167005598953" calcext:value-type="percentage">
            <text:p>100.17%</text:p>
          </table:table-cell>
          <table:table-cell office:value-type="float" office:value="16344" calcext:value-type="float">
            <text:p>16344</text:p>
          </table:table-cell>
          <table:table-cell table:style-name="ce3" table:formula="of:=[.CY19]/[.CY$4]" office:value-type="percentage" office:value="0.427405857740586" calcext:value-type="percentage">
            <text:p>42.74%</text:p>
          </table:table-cell>
          <table:table-cell office:value-type="float" office:value="23188" calcext:value-type="float">
            <text:p>23188</text:p>
          </table:table-cell>
          <table:table-cell table:style-name="ce3" table:formula="of:=[.DA19]/[.DA$4]" office:value-type="percentage" office:value="0.247483857196222" calcext:value-type="percentage">
            <text:p>24.75%</text:p>
          </table:table-cell>
          <table:table-cell office:value-type="float" office:value="14033160" calcext:value-type="float">
            <text:p>14033160</text:p>
          </table:table-cell>
          <table:table-cell table:style-name="ce3" table:formula="of:=[.DC19]/[.DC$4]" office:value-type="percentage" office:value="0.33848526327512" calcext:value-type="percentage">
            <text:p>33.85%</text:p>
          </table:table-cell>
          <table:table-cell office:value-type="float" office:value="793420" calcext:value-type="float">
            <text:p>793420</text:p>
          </table:table-cell>
          <table:table-cell table:style-name="ce3" table:formula="of:=[.DE19]/[.DE$4]" office:value-type="percentage" office:value="0.320781111021266" calcext:value-type="percentage">
            <text:p>32.08%</text:p>
          </table:table-cell>
          <table:table-cell office:value-type="float" office:value="7182284" calcext:value-type="float">
            <text:p>7182284</text:p>
          </table:table-cell>
          <table:table-cell table:style-name="ce3" table:formula="of:=[.DG19]/[.DG$4]" office:value-type="percentage" office:value="0.847543142511895" calcext:value-type="percentage">
            <text:p>84.75%</text:p>
          </table:table-cell>
          <table:table-cell office:value-type="float" office:value="2410" calcext:value-type="float">
            <text:p>2410</text:p>
          </table:table-cell>
          <table:table-cell table:style-name="ce3" table:formula="of:=[.DI19]/[.DI$4]" office:value-type="percentage" office:value="0.570144310385616" calcext:value-type="percentage">
            <text:p>57.01%</text:p>
          </table:table-cell>
          <table:table-cell office:value-type="float" office:value="771945" calcext:value-type="float">
            <text:p>771945</text:p>
          </table:table-cell>
          <table:table-cell table:style-name="ce3" table:formula="of:=[.DK19]/[.DK$4]" office:value-type="percentage" office:value="0.144416195222701" calcext:value-type="percentage">
            <text:p>14.44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1024" calcext:value-type="float">
            <text:p>1024</text:p>
          </table:table-cell>
          <table:table-cell office:value-type="float" office:value="3193731" calcext:value-type="float">
            <text:p>3193731</text:p>
          </table:table-cell>
          <table:table-cell table:style-name="ce3" table:formula="of:=[.C20]/[.C$4]" office:value-type="percentage" office:value="0.688498476940688" calcext:value-type="percentage">
            <text:p>68.85%</text:p>
          </table:table-cell>
          <table:table-cell office:value-type="float" office:value="2" calcext:value-type="float">
            <text:p>2</text:p>
          </table:table-cell>
          <table:table-cell table:style-name="ce3" table:formula="of:=[.E20]/[.E$4]" office:value-type="percentage" office:value="2" calcext:value-type="percentage">
            <text:p>200.00%</text:p>
          </table:table-cell>
          <table:table-cell office:value-type="float" office:value="6922" calcext:value-type="float">
            <text:p>6922</text:p>
          </table:table-cell>
          <table:table-cell table:style-name="ce3" table:formula="of:=[.G20]/[.G$4]" office:value-type="percentage" office:value="0.06922" calcext:value-type="percentage">
            <text:p>6.92%</text:p>
          </table:table-cell>
          <table:table-cell office:value-type="float" office:value="124492" calcext:value-type="float">
            <text:p>124492</text:p>
          </table:table-cell>
          <table:table-cell table:style-name="ce3" table:formula="of:=[.I20]/[.I$4]" office:value-type="percentage" office:value="0.818547034959793" calcext:value-type="percentage">
            <text:p>81.85%</text:p>
          </table:table-cell>
          <table:table-cell office:value-type="float" office:value="6994" calcext:value-type="float">
            <text:p>6994</text:p>
          </table:table-cell>
          <table:table-cell table:style-name="ce3" table:formula="of:=[.K20]/[.K$4]" office:value-type="percentage" office:value="0.06994" calcext:value-type="percentage">
            <text:p>6.99%</text:p>
          </table:table-cell>
          <table:table-cell office:value-type="float" office:value="85753" calcext:value-type="float">
            <text:p>85753</text:p>
          </table:table-cell>
          <table:table-cell table:style-name="ce3" table:formula="of:=[.M20]/[.M$4]" office:value-type="percentage" office:value="1.11769612762796" calcext:value-type="percentage">
            <text:p>111.77%</text:p>
          </table:table-cell>
          <table:table-cell office:value-type="float" office:value="104979" calcext:value-type="float">
            <text:p>104979</text:p>
          </table:table-cell>
          <table:table-cell table:style-name="ce3" table:formula="of:=[.O20]/[.O$4]" office:value-type="percentage" office:value="0.83863108029302" calcext:value-type="percentage">
            <text:p>83.86%</text:p>
          </table:table-cell>
          <table:table-cell office:value-type="float" office:value="91999" calcext:value-type="float">
            <text:p>91999</text:p>
          </table:table-cell>
          <table:table-cell table:style-name="ce3" table:formula="of:=[.Q20]/[.Q$4]" office:value-type="percentage" office:value="0.826875544889943" calcext:value-type="percentage">
            <text:p>82.69%</text:p>
          </table:table-cell>
          <table:table-cell office:value-type="float" office:value="3017603" calcext:value-type="float">
            <text:p>3017603</text:p>
          </table:table-cell>
          <table:table-cell table:style-name="ce3" table:formula="of:=[.S20]/[.S$4]" office:value-type="percentage" office:value="0.745567268996924" calcext:value-type="percentage">
            <text:p>74.56%</text:p>
          </table:table-cell>
          <table:table-cell office:value-type="float" office:value="681482" calcext:value-type="float">
            <text:p>681482</text:p>
          </table:table-cell>
          <table:table-cell table:style-name="ce3" table:formula="of:=[.U20]/[.U$4]" office:value-type="percentage" office:value="0.886456435011206" calcext:value-type="percentage">
            <text:p>88.65%</text:p>
          </table:table-cell>
          <table:table-cell office:value-type="float" office:value="492073" calcext:value-type="float">
            <text:p>492073</text:p>
          </table:table-cell>
          <table:table-cell table:style-name="ce3" table:formula="of:=[.W20]/[.W$4]" office:value-type="percentage" office:value="0.805546642743953" calcext:value-type="percentage">
            <text:p>80.55%</text:p>
          </table:table-cell>
          <table:table-cell office:value-type="float" office:value="1203273" calcext:value-type="float">
            <text:p>1203273</text:p>
          </table:table-cell>
          <table:table-cell table:style-name="ce3" table:formula="of:=[.Y20]/[.Y$4]" office:value-type="percentage" office:value="1.12426420848454" calcext:value-type="percentage">
            <text:p>112.43%</text:p>
          </table:table-cell>
          <table:table-cell office:value-type="float" office:value="766520" calcext:value-type="float">
            <text:p>766520</text:p>
          </table:table-cell>
          <table:table-cell table:style-name="ce3" table:formula="of:=[.AA20]/[.AA$4]" office:value-type="percentage" office:value="1.03713986883534" calcext:value-type="percentage">
            <text:p>103.71%</text:p>
          </table:table-cell>
          <table:table-cell office:value-type="float" office:value="17684" calcext:value-type="float">
            <text:p>17684</text:p>
          </table:table-cell>
          <table:table-cell table:style-name="ce3" table:formula="of:=[.AC20]/[.AC$4]" office:value-type="percentage" office:value="0.718774133235784" calcext:value-type="percentage">
            <text:p>71.88%</text:p>
          </table:table-cell>
          <table:table-cell office:value-type="float" office:value="8726314" calcext:value-type="float">
            <text:p>8726314</text:p>
          </table:table-cell>
          <table:table-cell table:style-name="ce3" table:formula="of:=[.AE20]/[.AE$4]" office:value-type="percentage" office:value="0.856155038741436" calcext:value-type="percentage">
            <text:p>85.62%</text:p>
          </table:table-cell>
          <table:table-cell office:value-type="float" office:value="78636337" calcext:value-type="float">
            <text:p>78636337</text:p>
          </table:table-cell>
          <table:table-cell table:style-name="ce3" table:formula="of:=[.AG20]/[.AG$4]" office:value-type="percentage" office:value="0.78636337" calcext:value-type="percentage">
            <text:p>78.64%</text:p>
          </table:table-cell>
          <table:table-cell office:value-type="float" office:value="40989192" calcext:value-type="float">
            <text:p>40989192</text:p>
          </table:table-cell>
          <table:table-cell table:style-name="ce3" table:formula="of:=[.AI20]/[.AI$4]" office:value-type="percentage" office:value="1.12467163619078" calcext:value-type="percentage">
            <text:p>112.47%</text:p>
          </table:table-cell>
          <table:table-cell office:value-type="float" office:value="6719" calcext:value-type="float">
            <text:p>6719</text:p>
          </table:table-cell>
          <table:table-cell table:style-name="ce3" table:formula="of:=[.AK20]/[.AK$4]" office:value-type="percentage" office:value="0.602600896860986" calcext:value-type="percentage">
            <text:p>60.26%</text:p>
          </table:table-cell>
          <table:table-cell office:value-type="float" office:value="100872" calcext:value-type="float">
            <text:p>100872</text:p>
          </table:table-cell>
          <table:table-cell table:style-name="ce3" table:formula="of:=[.AM20]/[.AM$4]" office:value-type="percentage" office:value="0.985078125" calcext:value-type="percentage">
            <text:p>98.51%</text:p>
          </table:table-cell>
          <table:table-cell office:value-type="float" office:value="2204" calcext:value-type="float">
            <text:p>2204</text:p>
          </table:table-cell>
          <table:table-cell table:style-name="ce3" table:formula="of:=[.AO20]/[.AO$4]" office:value-type="percentage" office:value="0.592313894114485" calcext:value-type="percentage">
            <text:p>59.23%</text:p>
          </table:table-cell>
          <table:table-cell office:value-type="float" office:value="407490" calcext:value-type="float">
            <text:p>407490</text:p>
          </table:table-cell>
          <table:table-cell table:style-name="ce3" table:formula="of:=[.AQ20]/[.AQ$4]" office:value-type="percentage" office:value="0.395719712860672" calcext:value-type="percentage">
            <text:p>39.57%</text:p>
          </table:table-cell>
          <table:table-cell office:value-type="float" office:value="3665844" calcext:value-type="float">
            <text:p>3665844</text:p>
          </table:table-cell>
          <table:table-cell table:style-name="ce3" table:formula="of:=[.AS20]/[.AS$4]" office:value-type="percentage" office:value="1.12495857177578" calcext:value-type="percentage">
            <text:p>112.50%</text:p>
          </table:table-cell>
          <table:table-cell office:value-type="float" office:value="348942" calcext:value-type="float">
            <text:p>348942</text:p>
          </table:table-cell>
          <table:table-cell table:style-name="ce3" table:formula="of:=[.AU20]/[.AU$4]" office:value-type="percentage" office:value="0.817665446603898" calcext:value-type="percentage">
            <text:p>81.77%</text:p>
          </table:table-cell>
          <table:table-cell office:value-type="float" office:value="529400" calcext:value-type="float">
            <text:p>529400</text:p>
          </table:table-cell>
          <table:table-cell table:style-name="ce3" table:formula="of:=[.AW20]/[.AW$4]" office:value-type="percentage" office:value="1.124966000272" calcext:value-type="percentage">
            <text:p>112.50%</text:p>
          </table:table-cell>
          <table:table-cell office:value-type="float" office:value="32894830" calcext:value-type="float">
            <text:p>32894830</text:p>
          </table:table-cell>
          <table:table-cell table:style-name="ce3" table:formula="of:=[.AY20]/[.AY$4]" office:value-type="percentage" office:value="0.642220260333367" calcext:value-type="percentage">
            <text:p>64.22%</text:p>
          </table:table-cell>
          <table:table-cell office:value-type="float" office:value="6843100" calcext:value-type="float">
            <text:p>6843100</text:p>
          </table:table-cell>
          <table:table-cell table:style-name="ce3" table:formula="of:=[.BA20]/[.BA$4]" office:value-type="percentage" office:value="0.686330281817558" calcext:value-type="percentage">
            <text:p>68.63%</text:p>
          </table:table-cell>
          <table:table-cell office:value-type="float" office:value="11088497" calcext:value-type="float">
            <text:p>11088497</text:p>
          </table:table-cell>
          <table:table-cell table:style-name="ce3" table:formula="of:=[.BC20]/[.BC$4]" office:value-type="percentage" office:value="0.330472683207343" calcext:value-type="percentage">
            <text:p>33.05%</text:p>
          </table:table-cell>
          <table:table-cell office:value-type="float" office:value="318815" calcext:value-type="float">
            <text:p>318815</text:p>
          </table:table-cell>
          <table:table-cell table:style-name="ce3" table:formula="of:=[.BE20]/[.BE$4]" office:value-type="percentage" office:value="0.845418698572561" calcext:value-type="percentage">
            <text:p>84.54%</text:p>
          </table:table-cell>
          <table:table-cell office:value-type="float" office:value="15117" calcext:value-type="float">
            <text:p>15117</text:p>
          </table:table-cell>
          <table:table-cell table:style-name="ce3" table:formula="of:=[.BG20]/[.BG$4]" office:value-type="percentage" office:value="0.702985491071429" calcext:value-type="percentage">
            <text:p>70.30%</text:p>
          </table:table-cell>
          <table:table-cell office:value-type="float" office:value="161947" calcext:value-type="float">
            <text:p>161947</text:p>
          </table:table-cell>
          <table:table-cell table:style-name="ce3" table:formula="of:=[.BI20]/[.BI$4]" office:value-type="percentage" office:value="0.656149975285033" calcext:value-type="percentage">
            <text:p>65.61%</text:p>
          </table:table-cell>
          <table:table-cell office:value-type="float" office:value="5020572" calcext:value-type="float">
            <text:p>5020572</text:p>
          </table:table-cell>
          <table:table-cell table:style-name="ce3" table:formula="of:=[.BK20]/[.BK$4]" office:value-type="percentage" office:value="0.816062307548269" calcext:value-type="percentage">
            <text:p>81.61%</text:p>
          </table:table-cell>
          <table:table-cell office:value-type="float" office:value="10072818" calcext:value-type="float">
            <text:p>10072818</text:p>
          </table:table-cell>
          <table:table-cell table:style-name="ce3" table:formula="of:=[.BM20]/[.BM$4]" office:value-type="percentage" office:value="0.998724330446998" calcext:value-type="percentage">
            <text:p>99.87%</text:p>
          </table:table-cell>
          <table:table-cell office:value-type="float" office:value="42582" calcext:value-type="float">
            <text:p>42582</text:p>
          </table:table-cell>
          <table:table-cell table:style-name="ce3" table:formula="of:=[.BO20]/[.BO$4]" office:value-type="percentage" office:value="0.801000733620511" calcext:value-type="percentage">
            <text:p>80.10%</text:p>
          </table:table-cell>
          <table:table-cell office:value-type="float" office:value="67921" calcext:value-type="float">
            <text:p>67921</text:p>
          </table:table-cell>
          <table:table-cell table:style-name="ce3" table:formula="of:=[.BQ20]/[.BQ$4]" office:value-type="percentage" office:value="0.826299590019343" calcext:value-type="percentage">
            <text:p>82.63%</text:p>
          </table:table-cell>
          <table:table-cell office:value-type="float" office:value="39421" calcext:value-type="float">
            <text:p>39421</text:p>
          </table:table-cell>
          <table:table-cell table:style-name="ce3" table:formula="of:=[.BS20]/[.BS$4]" office:value-type="percentage" office:value="0.847289687486567" calcext:value-type="percentage">
            <text:p>84.73%</text:p>
          </table:table-cell>
          <table:table-cell office:value-type="float" office:value="10778" calcext:value-type="float">
            <text:p>10778</text:p>
          </table:table-cell>
          <table:table-cell table:style-name="ce3" table:formula="of:=[.BU20]/[.BU$4]" office:value-type="percentage" office:value="0.811229866024387" calcext:value-type="percentage">
            <text:p>81.12%</text:p>
          </table:table-cell>
          <table:table-cell office:value-type="float" office:value="9482" calcext:value-type="float">
            <text:p>9482</text:p>
          </table:table-cell>
          <table:table-cell table:style-name="ce3" table:formula="of:=[.BW20]/[.BW$4]" office:value-type="percentage" office:value="0.793207294629413" calcext:value-type="percentage">
            <text:p>79.32%</text:p>
          </table:table-cell>
          <table:table-cell office:value-type="float" office:value="29447" calcext:value-type="float">
            <text:p>29447</text:p>
          </table:table-cell>
          <table:table-cell table:style-name="ce3" table:formula="of:=[.BY20]/[.BY$4]" office:value-type="percentage" office:value="0.772785723658313" calcext:value-type="percentage">
            <text:p>77.28%</text:p>
          </table:table-cell>
          <table:table-cell office:value-type="float" office:value="966233" calcext:value-type="float">
            <text:p>966233</text:p>
          </table:table-cell>
          <table:table-cell table:style-name="ce3" table:formula="of:=[.CA20]/[.CA$4]" office:value-type="percentage" office:value="0.966233" calcext:value-type="percentage">
            <text:p>96.62%</text:p>
          </table:table-cell>
          <table:table-cell office:value-type="float" office:value="119273" calcext:value-type="float">
            <text:p>119273</text:p>
          </table:table-cell>
          <table:table-cell table:style-name="ce3" table:formula="of:=[.CC20]/[.CC$4]" office:value-type="percentage" office:value="0.232403120713306" calcext:value-type="percentage">
            <text:p>23.24%</text:p>
          </table:table-cell>
          <table:table-cell office:value-type="float" office:value="422420" calcext:value-type="float">
            <text:p>422420</text:p>
          </table:table-cell>
          <table:table-cell table:style-name="ce3" table:formula="of:=[.CE20]/[.CE$4]" office:value-type="percentage" office:value="0.876642849286412" calcext:value-type="percentage">
            <text:p>87.66%</text:p>
          </table:table-cell>
          <table:table-cell office:value-type="float" office:value="28692" calcext:value-type="float">
            <text:p>28692</text:p>
          </table:table-cell>
          <table:table-cell table:style-name="ce3" table:formula="of:=[.CG20]/[.CG$4]" office:value-type="percentage" office:value="0.724344247809952" calcext:value-type="percentage">
            <text:p>72.43%</text:p>
          </table:table-cell>
          <table:table-cell office:value-type="float" office:value="44646" calcext:value-type="float">
            <text:p>44646</text:p>
          </table:table-cell>
          <table:table-cell table:style-name="ce3" table:formula="of:=[.CI20]/[.CI$4]" office:value-type="percentage" office:value="0.623147140105519" calcext:value-type="percentage">
            <text:p>62.31%</text:p>
          </table:table-cell>
          <table:table-cell office:value-type="float" office:value="30450" calcext:value-type="float">
            <text:p>30450</text:p>
          </table:table-cell>
          <table:table-cell table:style-name="ce3" table:formula="of:=[.CK20]/[.CK$4]" office:value-type="percentage" office:value="0.616658903582495" calcext:value-type="percentage">
            <text:p>61.67%</text:p>
          </table:table-cell>
          <table:table-cell office:value-type="float" office:value="119273" calcext:value-type="float">
            <text:p>119273</text:p>
          </table:table-cell>
          <table:table-cell table:style-name="ce3" table:formula="of:=[.CM20]/[.CM$4]" office:value-type="percentage" office:value="0.232403120713306" calcext:value-type="percentage">
            <text:p>23.24%</text:p>
          </table:table-cell>
          <table:table-cell office:value-type="float" office:value="112371" calcext:value-type="float">
            <text:p>112371</text:p>
          </table:table-cell>
          <table:table-cell table:style-name="ce3" table:formula="of:=[.CO20]/[.CO$4]" office:value-type="percentage" office:value="1.12371" calcext:value-type="percentage">
            <text:p>112.37%</text:p>
          </table:table-cell>
          <table:table-cell office:value-type="float" office:value="4518679" calcext:value-type="float">
            <text:p>4518679</text:p>
          </table:table-cell>
          <table:table-cell table:style-name="ce3" table:formula="of:=[.CQ20]/[.CQ$4]" office:value-type="percentage" office:value="0.681838127161357" calcext:value-type="percentage">
            <text:p>68.18%</text:p>
          </table:table-cell>
          <table:table-cell office:value-type="float" office:value="12850180" calcext:value-type="float">
            <text:p>12850180</text:p>
          </table:table-cell>
          <table:table-cell table:style-name="ce3" table:formula="of:=[.CS20]/[.CS$4]" office:value-type="percentage" office:value="0.594739521623223" calcext:value-type="percentage">
            <text:p>59.47%</text:p>
          </table:table-cell>
          <table:table-cell office:value-type="float" office:value="7325398" calcext:value-type="float">
            <text:p>7325398</text:p>
          </table:table-cell>
          <table:table-cell table:style-name="ce3" table:formula="of:=[.CU20]/[.CU$4]" office:value-type="percentage" office:value="1.01012887027258" calcext:value-type="percentage">
            <text:p>101.01%</text:p>
          </table:table-cell>
          <table:table-cell office:value-type="float" office:value="76529235" calcext:value-type="float">
            <text:p>76529235</text:p>
          </table:table-cell>
          <table:table-cell table:style-name="ce3" table:formula="of:=[.CW20]/[.CW$4]" office:value-type="percentage" office:value="1.12241353912069" calcext:value-type="percentage">
            <text:p>112.24%</text:p>
          </table:table-cell>
          <table:table-cell office:value-type="float" office:value="25576" calcext:value-type="float">
            <text:p>25576</text:p>
          </table:table-cell>
          <table:table-cell table:style-name="ce3" table:formula="of:=[.CY20]/[.CY$4]" office:value-type="percentage" office:value="0.668828451882845" calcext:value-type="percentage">
            <text:p>66.88%</text:p>
          </table:table-cell>
          <table:table-cell office:value-type="float" office:value="64722" calcext:value-type="float">
            <text:p>64722</text:p>
          </table:table-cell>
          <table:table-cell table:style-name="ce3" table:formula="of:=[.DA20]/[.DA$4]" office:value-type="percentage" office:value="0.690773253642137" calcext:value-type="percentage">
            <text:p>69.08%</text:p>
          </table:table-cell>
          <table:table-cell office:value-type="float" office:value="30135465" calcext:value-type="float">
            <text:p>30135465</text:p>
          </table:table-cell>
          <table:table-cell table:style-name="ce3" table:formula="of:=[.DC20]/[.DC$4]" office:value-type="percentage" office:value="0.726879106661875" calcext:value-type="percentage">
            <text:p>72.69%</text:p>
          </table:table-cell>
          <table:table-cell office:value-type="float" office:value="2002542" calcext:value-type="float">
            <text:p>2002542</text:p>
          </table:table-cell>
          <table:table-cell table:style-name="ce3" table:formula="of:=[.DE20]/[.DE$4]" office:value-type="percentage" office:value="0.809631276784992" calcext:value-type="percentage">
            <text:p>80.96%</text:p>
          </table:table-cell>
          <table:table-cell office:value-type="float" office:value="8573039" calcext:value-type="float">
            <text:p>8573039</text:p>
          </table:table-cell>
          <table:table-cell table:style-name="ce3" table:formula="of:=[.DG20]/[.DG$4]" office:value-type="percentage" office:value="1.01165874461899" calcext:value-type="percentage">
            <text:p>101.17%</text:p>
          </table:table-cell>
          <table:table-cell office:value-type="float" office:value="3164" calcext:value-type="float">
            <text:p>3164</text:p>
          </table:table-cell>
          <table:table-cell table:style-name="ce3" table:formula="of:=[.DI20]/[.DI$4]" office:value-type="percentage" office:value="0.74852140998344" calcext:value-type="percentage">
            <text:p>74.85%</text:p>
          </table:table-cell>
          <table:table-cell office:value-type="float" office:value="2892269" calcext:value-type="float">
            <text:p>2892269</text:p>
          </table:table-cell>
          <table:table-cell table:style-name="ce3" table:formula="of:=[.DK20]/[.DK$4]" office:value-type="percentage" office:value="0.541088399485153" calcext:value-type="percentage">
            <text:p>54.11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4096" calcext:value-type="float">
            <text:p>4096</text:p>
          </table:table-cell>
          <table:table-cell office:value-type="float" office:value="2985529" calcext:value-type="float">
            <text:p>2985529</text:p>
          </table:table-cell>
          <table:table-cell table:style-name="ce3" table:formula="of:=[.C21]/[.C$4]" office:value-type="percentage" office:value="0.643614684318202" calcext:value-type="percentage">
            <text:p>64.36%</text:p>
          </table:table-cell>
          <table:table-cell office:value-type="float" office:value="2" calcext:value-type="float">
            <text:p>2</text:p>
          </table:table-cell>
          <table:table-cell table:style-name="ce3" table:formula="of:=[.E21]/[.E$4]" office:value-type="percentage" office:value="2" calcext:value-type="percentage">
            <text:p>200.00%</text:p>
          </table:table-cell>
          <table:table-cell office:value-type="float" office:value="3393" calcext:value-type="float">
            <text:p>3393</text:p>
          </table:table-cell>
          <table:table-cell table:style-name="ce3" table:formula="of:=[.G21]/[.G$4]" office:value-type="percentage" office:value="0.03393" calcext:value-type="percentage">
            <text:p>3.39%</text:p>
          </table:table-cell>
          <table:table-cell office:value-type="float" office:value="112790" calcext:value-type="float">
            <text:p>112790</text:p>
          </table:table-cell>
          <table:table-cell table:style-name="ce3" table:formula="of:=[.I21]/[.I$4]" office:value-type="percentage" office:value="0.741605244297747" calcext:value-type="percentage">
            <text:p>74.16%</text:p>
          </table:table-cell>
          <table:table-cell office:value-type="float" office:value="5121" calcext:value-type="float">
            <text:p>5121</text:p>
          </table:table-cell>
          <table:table-cell table:style-name="ce3" table:formula="of:=[.K21]/[.K$4]" office:value-type="percentage" office:value="0.05121" calcext:value-type="percentage">
            <text:p>5.12%</text:p>
          </table:table-cell>
          <table:table-cell office:value-type="float" office:value="85753" calcext:value-type="float">
            <text:p>85753</text:p>
          </table:table-cell>
          <table:table-cell table:style-name="ce3" table:formula="of:=[.M21]/[.M$4]" office:value-type="percentage" office:value="1.11769612762796" calcext:value-type="percentage">
            <text:p>111.77%</text:p>
          </table:table-cell>
          <table:table-cell office:value-type="float" office:value="95702" calcext:value-type="float">
            <text:p>95702</text:p>
          </table:table-cell>
          <table:table-cell table:style-name="ce3" table:formula="of:=[.O21]/[.O$4]" office:value-type="percentage" office:value="0.764521205633533" calcext:value-type="percentage">
            <text:p>76.45%</text:p>
          </table:table-cell>
          <table:table-cell office:value-type="float" office:value="82786" calcext:value-type="float">
            <text:p>82786</text:p>
          </table:table-cell>
          <table:table-cell table:style-name="ce3" table:formula="of:=[.Q21]/[.Q$4]" office:value-type="percentage" office:value="0.744070249233784" calcext:value-type="percentage">
            <text:p>74.41%</text:p>
          </table:table-cell>
          <table:table-cell office:value-type="float" office:value="2678863" calcext:value-type="float">
            <text:p>2678863</text:p>
          </table:table-cell>
          <table:table-cell table:style-name="ce3" table:formula="of:=[.S21]/[.S$4]" office:value-type="percentage" office:value="0.661873868407112" calcext:value-type="percentage">
            <text:p>66.19%</text:p>
          </table:table-cell>
          <table:table-cell office:value-type="float" office:value="629053" calcext:value-type="float">
            <text:p>629053</text:p>
          </table:table-cell>
          <table:table-cell table:style-name="ce3" table:formula="of:=[.U21]/[.U$4]" office:value-type="percentage" office:value="0.818257972790337" calcext:value-type="percentage">
            <text:p>81.83%</text:p>
          </table:table-cell>
          <table:table-cell office:value-type="float" office:value="441417" calcext:value-type="float">
            <text:p>441417</text:p>
          </table:table-cell>
          <table:table-cell table:style-name="ce3" table:formula="of:=[.W21]/[.W$4]" office:value-type="percentage" office:value="0.722620388438519" calcext:value-type="percentage">
            <text:p>72.26%</text:p>
          </table:table-cell>
          <table:table-cell office:value-type="float" office:value="1203168" calcext:value-type="float">
            <text:p>1203168</text:p>
          </table:table-cell>
          <table:table-cell table:style-name="ce3" table:formula="of:=[.Y21]/[.Y$4]" office:value-type="percentage" office:value="1.12416610294915" calcext:value-type="percentage">
            <text:p>112.42%</text:p>
          </table:table-cell>
          <table:table-cell office:value-type="float" office:value="760177" calcext:value-type="float">
            <text:p>760177</text:p>
          </table:table-cell>
          <table:table-cell table:style-name="ce3" table:formula="of:=[.AA21]/[.AA$4]" office:value-type="percentage" office:value="1.02855747282737" calcext:value-type="percentage">
            <text:p>102.86%</text:p>
          </table:table-cell>
          <table:table-cell office:value-type="float" office:value="15688" calcext:value-type="float">
            <text:p>15688</text:p>
          </table:table-cell>
          <table:table-cell table:style-name="ce3" table:formula="of:=[.AC21]/[.AC$4]" office:value-type="percentage" office:value="0.637645815550949" calcext:value-type="percentage">
            <text:p>63.76%</text:p>
          </table:table-cell>
          <table:table-cell office:value-type="float" office:value="7969015" calcext:value-type="float">
            <text:p>7969015</text:p>
          </table:table-cell>
          <table:table-cell table:style-name="ce3" table:formula="of:=[.AE21]/[.AE$4]" office:value-type="percentage" office:value="0.781855013016503" calcext:value-type="percentage">
            <text:p>78.19%</text:p>
          </table:table-cell>
          <table:table-cell office:value-type="float" office:value="71131424" calcext:value-type="float">
            <text:p>71131424</text:p>
          </table:table-cell>
          <table:table-cell table:style-name="ce3" table:formula="of:=[.AG21]/[.AG$4]" office:value-type="percentage" office:value="0.71131424" calcext:value-type="percentage">
            <text:p>71.13%</text:p>
          </table:table-cell>
          <table:table-cell office:value-type="float" office:value="40987303" calcext:value-type="float">
            <text:p>40987303</text:p>
          </table:table-cell>
          <table:table-cell table:style-name="ce3" table:formula="of:=[.AI21]/[.AI$4]" office:value-type="percentage" office:value="1.12461980533935" calcext:value-type="percentage">
            <text:p>112.46%</text:p>
          </table:table-cell>
          <table:table-cell office:value-type="float" office:value="5836" calcext:value-type="float">
            <text:p>5836</text:p>
          </table:table-cell>
          <table:table-cell table:style-name="ce3" table:formula="of:=[.AK21]/[.AK$4]" office:value-type="percentage" office:value="0.523408071748879" calcext:value-type="percentage">
            <text:p>52.34%</text:p>
          </table:table-cell>
          <table:table-cell office:value-type="float" office:value="96308" calcext:value-type="float">
            <text:p>96308</text:p>
          </table:table-cell>
          <table:table-cell table:style-name="ce3" table:formula="of:=[.AM21]/[.AM$4]" office:value-type="percentage" office:value="0.9405078125" calcext:value-type="percentage">
            <text:p>94.05%</text:p>
          </table:table-cell>
          <table:table-cell office:value-type="float" office:value="1899" calcext:value-type="float">
            <text:p>1899</text:p>
          </table:table-cell>
          <table:table-cell table:style-name="ce3" table:formula="of:=[.AO21]/[.AO$4]" office:value-type="percentage" office:value="0.510346680999731" calcext:value-type="percentage">
            <text:p>51.03%</text:p>
          </table:table-cell>
          <table:table-cell office:value-type="float" office:value="362384" calcext:value-type="float">
            <text:p>362384</text:p>
          </table:table-cell>
          <table:table-cell table:style-name="ce3" table:formula="of:=[.AQ21]/[.AQ$4]" office:value-type="percentage" office:value="0.351916592861915" calcext:value-type="percentage">
            <text:p>35.19%</text:p>
          </table:table-cell>
          <table:table-cell office:value-type="float" office:value="3665800" calcext:value-type="float">
            <text:p>3665800</text:p>
          </table:table-cell>
          <table:table-cell table:style-name="ce3" table:formula="of:=[.AS21]/[.AS$4]" office:value-type="percentage" office:value="1.12494506924344" calcext:value-type="percentage">
            <text:p>112.49%</text:p>
          </table:table-cell>
          <table:table-cell office:value-type="float" office:value="314576" calcext:value-type="float">
            <text:p>314576</text:p>
          </table:table-cell>
          <table:table-cell table:style-name="ce3" table:formula="of:=[.AU21]/[.AU$4]" office:value-type="percentage" office:value="0.737136617348636" calcext:value-type="percentage">
            <text:p>73.71%</text:p>
          </table:table-cell>
          <table:table-cell office:value-type="float" office:value="529389" calcext:value-type="float">
            <text:p>529389</text:p>
          </table:table-cell>
          <table:table-cell table:style-name="ce3" table:formula="of:=[.AW21]/[.AW$4]" office:value-type="percentage" office:value="1.124942625459" calcext:value-type="percentage">
            <text:p>112.49%</text:p>
          </table:table-cell>
          <table:table-cell office:value-type="float" office:value="29853404" calcext:value-type="float">
            <text:p>29853404</text:p>
          </table:table-cell>
          <table:table-cell table:style-name="ce3" table:formula="of:=[.AY21]/[.AY$4]" office:value-type="percentage" office:value="0.582841160410836" calcext:value-type="percentage">
            <text:p>58.28%</text:p>
          </table:table-cell>
          <table:table-cell office:value-type="float" office:value="6097299" calcext:value-type="float">
            <text:p>6097299</text:p>
          </table:table-cell>
          <table:table-cell table:style-name="ce3" table:formula="of:=[.BA21]/[.BA$4]" office:value-type="percentage" office:value="0.611529999707138" calcext:value-type="percentage">
            <text:p>61.15%</text:p>
          </table:table-cell>
          <table:table-cell office:value-type="float" office:value="9305764" calcext:value-type="float">
            <text:p>9305764</text:p>
          </table:table-cell>
          <table:table-cell table:style-name="ce3" table:formula="of:=[.BC21]/[.BC$4]" office:value-type="percentage" office:value="0.277341536763215" calcext:value-type="percentage">
            <text:p>27.73%</text:p>
          </table:table-cell>
          <table:table-cell office:value-type="float" office:value="289336" calcext:value-type="float">
            <text:p>289336</text:p>
          </table:table-cell>
          <table:table-cell table:style-name="ce3" table:formula="of:=[.BE21]/[.BE$4]" office:value-type="percentage" office:value="0.76724766579424" calcext:value-type="percentage">
            <text:p>76.72%</text:p>
          </table:table-cell>
          <table:table-cell office:value-type="float" office:value="13942" calcext:value-type="float">
            <text:p>13942</text:p>
          </table:table-cell>
          <table:table-cell table:style-name="ce3" table:formula="of:=[.BG21]/[.BG$4]" office:value-type="percentage" office:value="0.648344494047619" calcext:value-type="percentage">
            <text:p>64.83%</text:p>
          </table:table-cell>
          <table:table-cell office:value-type="float" office:value="143332" calcext:value-type="float">
            <text:p>143332</text:p>
          </table:table-cell>
          <table:table-cell table:style-name="ce3" table:formula="of:=[.BI21]/[.BI$4]" office:value-type="percentage" office:value="0.580728807928237" calcext:value-type="percentage">
            <text:p>58.07%</text:p>
          </table:table-cell>
          <table:table-cell office:value-type="float" office:value="4704335" calcext:value-type="float">
            <text:p>4704335</text:p>
          </table:table-cell>
          <table:table-cell table:style-name="ce3" table:formula="of:=[.BK21]/[.BK$4]" office:value-type="percentage" office:value="0.764659978102114" calcext:value-type="percentage">
            <text:p>76.47%</text:p>
          </table:table-cell>
          <table:table-cell office:value-type="float" office:value="9675712" calcext:value-type="float">
            <text:p>9675712</text:p>
          </table:table-cell>
          <table:table-cell table:style-name="ce3" table:formula="of:=[.BM21]/[.BM$4]" office:value-type="percentage" office:value="0.959351096068447" calcext:value-type="percentage">
            <text:p>95.94%</text:p>
          </table:table-cell>
          <table:table-cell office:value-type="float" office:value="37959" calcext:value-type="float">
            <text:p>37959</text:p>
          </table:table-cell>
          <table:table-cell table:style-name="ce3" table:formula="of:=[.BO21]/[.BO$4]" office:value-type="percentage" office:value="0.714038486860668" calcext:value-type="percentage">
            <text:p>71.40%</text:p>
          </table:table-cell>
          <table:table-cell office:value-type="float" office:value="61489" calcext:value-type="float">
            <text:p>61489</text:p>
          </table:table-cell>
          <table:table-cell table:style-name="ce3" table:formula="of:=[.BQ21]/[.BQ$4]" office:value-type="percentage" office:value="0.748050462901009" calcext:value-type="percentage">
            <text:p>74.81%</text:p>
          </table:table-cell>
          <table:table-cell office:value-type="float" office:value="35827" calcext:value-type="float">
            <text:p>35827</text:p>
          </table:table-cell>
          <table:table-cell table:style-name="ce3" table:formula="of:=[.BS21]/[.BS$4]" office:value-type="percentage" office:value="0.770042556849933" calcext:value-type="percentage">
            <text:p>77.00%</text:p>
          </table:table-cell>
          <table:table-cell office:value-type="float" office:value="9791" calcext:value-type="float">
            <text:p>9791</text:p>
          </table:table-cell>
          <table:table-cell table:style-name="ce3" table:formula="of:=[.BU21]/[.BU$4]" office:value-type="percentage" office:value="0.73694114105073" calcext:value-type="percentage">
            <text:p>73.69%</text:p>
          </table:table-cell>
          <table:table-cell office:value-type="float" office:value="8465" calcext:value-type="float">
            <text:p>8465</text:p>
          </table:table-cell>
          <table:table-cell table:style-name="ce3" table:formula="of:=[.BW21]/[.BW$4]" office:value-type="percentage" office:value="0.708131169483018" calcext:value-type="percentage">
            <text:p>70.81%</text:p>
          </table:table-cell>
          <table:table-cell office:value-type="float" office:value="26360" calcext:value-type="float">
            <text:p>26360</text:p>
          </table:table-cell>
          <table:table-cell table:style-name="ce3" table:formula="of:=[.BY21]/[.BY$4]" office:value-type="percentage" office:value="0.691772733237108" calcext:value-type="percentage">
            <text:p>69.18%</text:p>
          </table:table-cell>
          <table:table-cell office:value-type="float" office:value="919420" calcext:value-type="float">
            <text:p>919420</text:p>
          </table:table-cell>
          <table:table-cell table:style-name="ce3" table:formula="of:=[.CA21]/[.CA$4]" office:value-type="percentage" office:value="0.91942" calcext:value-type="percentage">
            <text:p>91.94%</text:p>
          </table:table-cell>
          <table:table-cell office:value-type="float" office:value="99039" calcext:value-type="float">
            <text:p>99039</text:p>
          </table:table-cell>
          <table:table-cell table:style-name="ce3" table:formula="of:=[.CC21]/[.CC$4]" office:value-type="percentage" office:value="0.192977225963337" calcext:value-type="percentage">
            <text:p>19.30%</text:p>
          </table:table-cell>
          <table:table-cell office:value-type="float" office:value="390361" calcext:value-type="float">
            <text:p>390361</text:p>
          </table:table-cell>
          <table:table-cell table:style-name="ce3" table:formula="of:=[.CE21]/[.CE$4]" office:value-type="percentage" office:value="0.810111214644887" calcext:value-type="percentage">
            <text:p>81.01%</text:p>
          </table:table-cell>
          <table:table-cell office:value-type="float" office:value="25554" calcext:value-type="float">
            <text:p>25554</text:p>
          </table:table-cell>
          <table:table-cell table:style-name="ce3" table:formula="of:=[.CG21]/[.CG$4]" office:value-type="percentage" office:value="0.645123829239353" calcext:value-type="percentage">
            <text:p>64.51%</text:p>
          </table:table-cell>
          <table:table-cell office:value-type="float" office:value="37782" calcext:value-type="float">
            <text:p>37782</text:p>
          </table:table-cell>
          <table:table-cell table:style-name="ce3" table:formula="of:=[.CI21]/[.CI$4]" office:value-type="percentage" office:value="0.527342768612344" calcext:value-type="percentage">
            <text:p>52.73%</text:p>
          </table:table-cell>
          <table:table-cell office:value-type="float" office:value="26058" calcext:value-type="float">
            <text:p>26058</text:p>
          </table:table-cell>
          <table:table-cell table:style-name="ce3" table:formula="of:=[.CK21]/[.CK$4]" office:value-type="percentage" office:value="0.52771421049434" calcext:value-type="percentage">
            <text:p>52.77%</text:p>
          </table:table-cell>
          <table:table-cell office:value-type="float" office:value="99039" calcext:value-type="float">
            <text:p>99039</text:p>
          </table:table-cell>
          <table:table-cell table:style-name="ce3" table:formula="of:=[.CM21]/[.CM$4]" office:value-type="percentage" office:value="0.192977225963337" calcext:value-type="percentage">
            <text:p>19.30%</text:p>
          </table:table-cell>
          <table:table-cell office:value-type="float" office:value="112237" calcext:value-type="float">
            <text:p>112237</text:p>
          </table:table-cell>
          <table:table-cell table:style-name="ce3" table:formula="of:=[.CO21]/[.CO$4]" office:value-type="percentage" office:value="1.12237" calcext:value-type="percentage">
            <text:p>112.24%</text:p>
          </table:table-cell>
          <table:table-cell office:value-type="float" office:value="4041432" calcext:value-type="float">
            <text:p>4041432</text:p>
          </table:table-cell>
          <table:table-cell table:style-name="ce3" table:formula="of:=[.CQ21]/[.CQ$4]" office:value-type="percentage" office:value="0.609824779748678" calcext:value-type="percentage">
            <text:p>60.98%</text:p>
          </table:table-cell>
          <table:table-cell office:value-type="float" office:value="11120445" calcext:value-type="float">
            <text:p>11120445</text:p>
          </table:table-cell>
          <table:table-cell table:style-name="ce3" table:formula="of:=[.CS21]/[.CS$4]" office:value-type="percentage" office:value="0.514682918024289" calcext:value-type="percentage">
            <text:p>51.47%</text:p>
          </table:table-cell>
          <table:table-cell office:value-type="float" office:value="7082744" calcext:value-type="float">
            <text:p>7082744</text:p>
          </table:table-cell>
          <table:table-cell table:style-name="ce3" table:formula="of:=[.CU21]/[.CU$4]" office:value-type="percentage" office:value="0.97666832507256" calcext:value-type="percentage">
            <text:p>97.67%</text:p>
          </table:table-cell>
          <table:table-cell office:value-type="float" office:value="76498599" calcext:value-type="float">
            <text:p>76498599</text:p>
          </table:table-cell>
          <table:table-cell table:style-name="ce3" table:formula="of:=[.CW21]/[.CW$4]" office:value-type="percentage" office:value="1.12196421722188" calcext:value-type="percentage">
            <text:p>112.20%</text:p>
          </table:table-cell>
          <table:table-cell office:value-type="float" office:value="23452" calcext:value-type="float">
            <text:p>23452</text:p>
          </table:table-cell>
          <table:table-cell table:style-name="ce3" table:formula="of:=[.CY21]/[.CY$4]" office:value-type="percentage" office:value="0.613284518828452" calcext:value-type="percentage">
            <text:p>61.33%</text:p>
          </table:table-cell>
          <table:table-cell office:value-type="float" office:value="57156" calcext:value-type="float">
            <text:p>57156</text:p>
          </table:table-cell>
          <table:table-cell table:style-name="ce3" table:formula="of:=[.DA21]/[.DA$4]" office:value-type="percentage" office:value="0.610021879502642" calcext:value-type="percentage">
            <text:p>61.00%</text:p>
          </table:table-cell>
          <table:table-cell office:value-type="float" office:value="26566596" calcext:value-type="float">
            <text:p>26566596</text:p>
          </table:table-cell>
          <table:table-cell table:style-name="ce3" table:formula="of:=[.DC21]/[.DC$4]" office:value-type="percentage" office:value="0.640796601861858" calcext:value-type="percentage">
            <text:p>64.08%</text:p>
          </table:table-cell>
          <table:table-cell office:value-type="float" office:value="1836455" calcext:value-type="float">
            <text:p>1836455</text:p>
          </table:table-cell>
          <table:table-cell table:style-name="ce3" table:formula="of:=[.DE21]/[.DE$4]" office:value-type="percentage" office:value="0.742482008571198" calcext:value-type="percentage">
            <text:p>74.25%</text:p>
          </table:table-cell>
          <table:table-cell office:value-type="float" office:value="8408337" calcext:value-type="float">
            <text:p>8408337</text:p>
          </table:table-cell>
          <table:table-cell table:style-name="ce3" table:formula="of:=[.DG21]/[.DG$4]" office:value-type="percentage" office:value="0.992223137414093" calcext:value-type="percentage">
            <text:p>99.22%</text:p>
          </table:table-cell>
          <table:table-cell office:value-type="float" office:value="2801" calcext:value-type="float">
            <text:p>2801</text:p>
          </table:table-cell>
          <table:table-cell table:style-name="ce3" table:formula="of:=[.DI21]/[.DI$4]" office:value-type="percentage" office:value="0.662644901821623" calcext:value-type="percentage">
            <text:p>66.26%</text:p>
          </table:table-cell>
          <table:table-cell office:value-type="float" office:value="2312656" calcext:value-type="float">
            <text:p>2312656</text:p>
          </table:table-cell>
          <table:table-cell table:style-name="ce3" table:formula="of:=[.DK21]/[.DK$4]" office:value-type="percentage" office:value="0.432653855363985" calcext:value-type="percentage">
            <text:p>43.27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16384" calcext:value-type="float">
            <text:p>16384</text:p>
          </table:table-cell>
          <table:table-cell office:value-type="float" office:value="2934061" calcext:value-type="float">
            <text:p>2934061</text:p>
          </table:table-cell>
          <table:table-cell table:style-name="ce3" table:formula="of:=[.C22]/[.C$4]" office:value-type="percentage" office:value="0.632519310408758" calcext:value-type="percentage">
            <text:p>63.25%</text:p>
          </table:table-cell>
          <table:table-cell office:value-type="float" office:value="2" calcext:value-type="float">
            <text:p>2</text:p>
          </table:table-cell>
          <table:table-cell table:style-name="ce3" table:formula="of:=[.E22]/[.E$4]" office:value-type="percentage" office:value="2" calcext:value-type="percentage">
            <text:p>200.00%</text:p>
          </table:table-cell>
          <table:table-cell office:value-type="float" office:value="3375" calcext:value-type="float">
            <text:p>3375</text:p>
          </table:table-cell>
          <table:table-cell table:style-name="ce3" table:formula="of:=[.G22]/[.G$4]" office:value-type="percentage" office:value="0.03375" calcext:value-type="percentage">
            <text:p>3.38%</text:p>
          </table:table-cell>
          <table:table-cell office:value-type="float" office:value="109949" calcext:value-type="float">
            <text:p>109949</text:p>
          </table:table-cell>
          <table:table-cell table:style-name="ce3" table:formula="of:=[.I22]/[.I$4]" office:value-type="percentage" office:value="0.722925392368942" calcext:value-type="percentage">
            <text:p>72.29%</text:p>
          </table:table-cell>
          <table:table-cell office:value-type="float" office:value="3813" calcext:value-type="float">
            <text:p>3813</text:p>
          </table:table-cell>
          <table:table-cell table:style-name="ce3" table:formula="of:=[.K22]/[.K$4]" office:value-type="percentage" office:value="0.03813" calcext:value-type="percentage">
            <text:p>3.81%</text:p>
          </table:table-cell>
          <table:table-cell office:value-type="float" office:value="85753" calcext:value-type="float">
            <text:p>85753</text:p>
          </table:table-cell>
          <table:table-cell table:style-name="ce3" table:formula="of:=[.M22]/[.M$4]" office:value-type="percentage" office:value="1.11769612762796" calcext:value-type="percentage">
            <text:p>111.77%</text:p>
          </table:table-cell>
          <table:table-cell office:value-type="float" office:value="93382" calcext:value-type="float">
            <text:p>93382</text:p>
          </table:table-cell>
          <table:table-cell table:style-name="ce3" table:formula="of:=[.O22]/[.O$4]" office:value-type="percentage" office:value="0.745987745548375" calcext:value-type="percentage">
            <text:p>74.60%</text:p>
          </table:table-cell>
          <table:table-cell office:value-type="float" office:value="80457" calcext:value-type="float">
            <text:p>80457</text:p>
          </table:table-cell>
          <table:table-cell table:style-name="ce3" table:formula="of:=[.Q22]/[.Q$4]" office:value-type="percentage" office:value="0.723137487529323" calcext:value-type="percentage">
            <text:p>72.31%</text:p>
          </table:table-cell>
          <table:table-cell office:value-type="float" office:value="2596914" calcext:value-type="float">
            <text:p>2596914</text:p>
          </table:table-cell>
          <table:table-cell table:style-name="ce3" table:formula="of:=[.S22]/[.S$4]" office:value-type="percentage" office:value="0.641626509119947" calcext:value-type="percentage">
            <text:p>64.16%</text:p>
          </table:table-cell>
          <table:table-cell office:value-type="float" office:value="616048" calcext:value-type="float">
            <text:p>616048</text:p>
          </table:table-cell>
          <table:table-cell table:style-name="ce3" table:formula="of:=[.U22]/[.U$4]" office:value-type="percentage" office:value="0.801341361731907" calcext:value-type="percentage">
            <text:p>80.13%</text:p>
          </table:table-cell>
          <table:table-cell office:value-type="float" office:value="429622" calcext:value-type="float">
            <text:p>429622</text:p>
          </table:table-cell>
          <table:table-cell table:style-name="ce3" table:formula="of:=[.W22]/[.W$4]" office:value-type="percentage" office:value="0.703311418730437" calcext:value-type="percentage">
            <text:p>70.33%</text:p>
          </table:table-cell>
          <table:table-cell office:value-type="float" office:value="1203103" calcext:value-type="float">
            <text:p>1203103</text:p>
          </table:table-cell>
          <table:table-cell table:style-name="ce3" table:formula="of:=[.Y22]/[.Y$4]" office:value-type="percentage" office:value="1.12410537095104" calcext:value-type="percentage">
            <text:p>112.41%</text:p>
          </table:table-cell>
          <table:table-cell office:value-type="float" office:value="758549" calcext:value-type="float">
            <text:p>758549</text:p>
          </table:table-cell>
          <table:table-cell table:style-name="ce3" table:formula="of:=[.AA22]/[.AA$4]" office:value-type="percentage" office:value="1.02635470746383" calcext:value-type="percentage">
            <text:p>102.64%</text:p>
          </table:table-cell>
          <table:table-cell office:value-type="float" office:value="15164" calcext:value-type="float">
            <text:p>15164</text:p>
          </table:table-cell>
          <table:table-cell table:style-name="ce3" table:formula="of:=[.AC22]/[.AC$4]" office:value-type="percentage" office:value="0.616347599886193" calcext:value-type="percentage">
            <text:p>61.63%</text:p>
          </table:table-cell>
          <table:table-cell office:value-type="float" office:value="7788100" calcext:value-type="float">
            <text:p>7788100</text:p>
          </table:table-cell>
          <table:table-cell table:style-name="ce3" table:formula="of:=[.AE22]/[.AE$4]" office:value-type="percentage" office:value="0.764105102936037" calcext:value-type="percentage">
            <text:p>76.41%</text:p>
          </table:table-cell>
          <table:table-cell office:value-type="float" office:value="69318911" calcext:value-type="float">
            <text:p>69318911</text:p>
          </table:table-cell>
          <table:table-cell table:style-name="ce3" table:formula="of:=[.AG22]/[.AG$4]" office:value-type="percentage" office:value="0.69318911" calcext:value-type="percentage">
            <text:p>69.32%</text:p>
          </table:table-cell>
          <table:table-cell office:value-type="float" office:value="40986207" calcext:value-type="float">
            <text:p>40986207</text:p>
          </table:table-cell>
          <table:table-cell table:style-name="ce3" table:formula="of:=[.AI22]/[.AI$4]" office:value-type="percentage" office:value="1.12458973301898" calcext:value-type="percentage">
            <text:p>112.46%</text:p>
          </table:table-cell>
          <table:table-cell office:value-type="float" office:value="5616" calcext:value-type="float">
            <text:p>5616</text:p>
          </table:table-cell>
          <table:table-cell table:style-name="ce3" table:formula="of:=[.AK22]/[.AK$4]" office:value-type="percentage" office:value="0.503677130044843" calcext:value-type="percentage">
            <text:p>50.37%</text:p>
          </table:table-cell>
          <table:table-cell office:value-type="float" office:value="95317" calcext:value-type="float">
            <text:p>95317</text:p>
          </table:table-cell>
          <table:table-cell table:style-name="ce3" table:formula="of:=[.AM22]/[.AM$4]" office:value-type="percentage" office:value="0.930830078125" calcext:value-type="percentage">
            <text:p>93.08%</text:p>
          </table:table-cell>
          <table:table-cell office:value-type="float" office:value="1901" calcext:value-type="float">
            <text:p>1901</text:p>
          </table:table-cell>
          <table:table-cell table:style-name="ce3" table:formula="of:=[.AO22]/[.AO$4]" office:value-type="percentage" office:value="0.510884170921795" calcext:value-type="percentage">
            <text:p>51.09%</text:p>
          </table:table-cell>
          <table:table-cell office:value-type="float" office:value="351193" calcext:value-type="float">
            <text:p>351193</text:p>
          </table:table-cell>
          <table:table-cell table:style-name="ce3" table:formula="of:=[.AQ22]/[.AQ$4]" office:value-type="percentage" office:value="0.341048843207632" calcext:value-type="percentage">
            <text:p>34.10%</text:p>
          </table:table-cell>
          <table:table-cell office:value-type="float" office:value="3665768" calcext:value-type="float">
            <text:p>3665768</text:p>
          </table:table-cell>
          <table:table-cell table:style-name="ce3" table:formula="of:=[.AS22]/[.AS$4]" office:value-type="percentage" office:value="1.12493524921992" calcext:value-type="percentage">
            <text:p>112.49%</text:p>
          </table:table-cell>
          <table:table-cell office:value-type="float" office:value="306301" calcext:value-type="float">
            <text:p>306301</text:p>
          </table:table-cell>
          <table:table-cell table:style-name="ce3" table:formula="of:=[.AU22]/[.AU$4]" office:value-type="percentage" office:value="0.717746055104346" calcext:value-type="percentage">
            <text:p>71.77%</text:p>
          </table:table-cell>
          <table:table-cell office:value-type="float" office:value="529389" calcext:value-type="float">
            <text:p>529389</text:p>
          </table:table-cell>
          <table:table-cell table:style-name="ce3" table:formula="of:=[.AW22]/[.AW$4]" office:value-type="percentage" office:value="1.124942625459" calcext:value-type="percentage">
            <text:p>112.49%</text:p>
          </table:table-cell>
          <table:table-cell office:value-type="float" office:value="29116313" calcext:value-type="float">
            <text:p>29116313</text:p>
          </table:table-cell>
          <table:table-cell table:style-name="ce3" table:formula="of:=[.AY22]/[.AY$4]" office:value-type="percentage" office:value="0.568450608038035" calcext:value-type="percentage">
            <text:p>56.85%</text:p>
          </table:table-cell>
          <table:table-cell office:value-type="float" office:value="5916777" calcext:value-type="float">
            <text:p>5916777</text:p>
          </table:table-cell>
          <table:table-cell table:style-name="ce3" table:formula="of:=[.BA22]/[.BA$4]" office:value-type="percentage" office:value="0.593424504371067" calcext:value-type="percentage">
            <text:p>59.34%</text:p>
          </table:table-cell>
          <table:table-cell office:value-type="float" office:value="8862000" calcext:value-type="float">
            <text:p>8862000</text:p>
          </table:table-cell>
          <table:table-cell table:style-name="ce3" table:formula="of:=[.BC22]/[.BC$4]" office:value-type="percentage" office:value="0.264115949941951" calcext:value-type="percentage">
            <text:p>26.41%</text:p>
          </table:table-cell>
          <table:table-cell office:value-type="float" office:value="282622" calcext:value-type="float">
            <text:p>282622</text:p>
          </table:table-cell>
          <table:table-cell table:style-name="ce3" table:formula="of:=[.BE22]/[.BE$4]" office:value-type="percentage" office:value="0.749443794764909" calcext:value-type="percentage">
            <text:p>74.94%</text:p>
          </table:table-cell>
          <table:table-cell office:value-type="float" office:value="13685" calcext:value-type="float">
            <text:p>13685</text:p>
          </table:table-cell>
          <table:table-cell table:style-name="ce3" table:formula="of:=[.BG22]/[.BG$4]" office:value-type="percentage" office:value="0.636393229166667" calcext:value-type="percentage">
            <text:p>63.64%</text:p>
          </table:table-cell>
          <table:table-cell office:value-type="float" office:value="138308" calcext:value-type="float">
            <text:p>138308</text:p>
          </table:table-cell>
          <table:table-cell table:style-name="ce3" table:formula="of:=[.BI22]/[.BI$4]" office:value-type="percentage" office:value="0.560373398591652" calcext:value-type="percentage">
            <text:p>56.04%</text:p>
          </table:table-cell>
          <table:table-cell office:value-type="float" office:value="4626482" calcext:value-type="float">
            <text:p>4626482</text:p>
          </table:table-cell>
          <table:table-cell table:style-name="ce3" table:formula="of:=[.BK22]/[.BK$4]" office:value-type="percentage" office:value="0.752005464068742" calcext:value-type="percentage">
            <text:p>75.20%</text:p>
          </table:table-cell>
          <table:table-cell office:value-type="float" office:value="9576900" calcext:value-type="float">
            <text:p>9576900</text:p>
          </table:table-cell>
          <table:table-cell table:style-name="ce3" table:formula="of:=[.BM22]/[.BM$4]" office:value-type="percentage" office:value="0.949553842852899" calcext:value-type="percentage">
            <text:p>94.96%</text:p>
          </table:table-cell>
          <table:table-cell office:value-type="float" office:value="36817" calcext:value-type="float">
            <text:p>36817</text:p>
          </table:table-cell>
          <table:table-cell table:style-name="ce3" table:formula="of:=[.BO22]/[.BO$4]" office:value-type="percentage" office:value="0.692556573427889" calcext:value-type="percentage">
            <text:p>69.26%</text:p>
          </table:table-cell>
          <table:table-cell office:value-type="float" office:value="59779" calcext:value-type="float">
            <text:p>59779</text:p>
          </table:table-cell>
          <table:table-cell table:style-name="ce3" table:formula="of:=[.BQ22]/[.BQ$4]" office:value-type="percentage" office:value="0.727247290113018" calcext:value-type="percentage">
            <text:p>72.72%</text:p>
          </table:table-cell>
          <table:table-cell office:value-type="float" office:value="34794" calcext:value-type="float">
            <text:p>34794</text:p>
          </table:table-cell>
          <table:table-cell table:style-name="ce3" table:formula="of:=[.BS22]/[.BS$4]" office:value-type="percentage" office:value="0.747839917465503" calcext:value-type="percentage">
            <text:p>74.78%</text:p>
          </table:table-cell>
          <table:table-cell office:value-type="float" office:value="9404" calcext:value-type="float">
            <text:p>9404</text:p>
          </table:table-cell>
          <table:table-cell table:style-name="ce3" table:formula="of:=[.BU22]/[.BU$4]" office:value-type="percentage" office:value="0.707812735209995" calcext:value-type="percentage">
            <text:p>70.78%</text:p>
          </table:table-cell>
          <table:table-cell office:value-type="float" office:value="8209" calcext:value-type="float">
            <text:p>8209</text:p>
          </table:table-cell>
          <table:table-cell table:style-name="ce3" table:formula="of:=[.BW22]/[.BW$4]" office:value-type="percentage" office:value="0.686715743684122" calcext:value-type="percentage">
            <text:p>68.67%</text:p>
          </table:table-cell>
          <table:table-cell office:value-type="float" office:value="25588" calcext:value-type="float">
            <text:p>25588</text:p>
          </table:table-cell>
          <table:table-cell table:style-name="ce3" table:formula="of:=[.BY22]/[.BY$4]" office:value-type="percentage" office:value="0.671512924813017" calcext:value-type="percentage">
            <text:p>67.15%</text:p>
          </table:table-cell>
          <table:table-cell office:value-type="float" office:value="908166" calcext:value-type="float">
            <text:p>908166</text:p>
          </table:table-cell>
          <table:table-cell table:style-name="ce3" table:formula="of:=[.CA22]/[.CA$4]" office:value-type="percentage" office:value="0.908166" calcext:value-type="percentage">
            <text:p>90.82%</text:p>
          </table:table-cell>
          <table:table-cell office:value-type="float" office:value="94426" calcext:value-type="float">
            <text:p>94426</text:p>
          </table:table-cell>
          <table:table-cell table:style-name="ce3" table:formula="of:=[.CC22]/[.CC$4]" office:value-type="percentage" office:value="0.1839888078314" calcext:value-type="percentage">
            <text:p>18.40%</text:p>
          </table:table-cell>
          <table:table-cell office:value-type="float" office:value="382790" calcext:value-type="float">
            <text:p>382790</text:p>
          </table:table-cell>
          <table:table-cell table:style-name="ce3" table:formula="of:=[.CE22]/[.CE$4]" office:value-type="percentage" office:value="0.794399214711296" calcext:value-type="percentage">
            <text:p>79.44%</text:p>
          </table:table-cell>
          <table:table-cell office:value-type="float" office:value="24878" calcext:value-type="float">
            <text:p>24878</text:p>
          </table:table-cell>
          <table:table-cell table:style-name="ce3" table:formula="of:=[.CG22]/[.CG$4]" office:value-type="percentage" office:value="0.628057862714902" calcext:value-type="percentage">
            <text:p>62.81%</text:p>
          </table:table-cell>
          <table:table-cell office:value-type="float" office:value="36547" calcext:value-type="float">
            <text:p>36547</text:p>
          </table:table-cell>
          <table:table-cell table:style-name="ce3" table:formula="of:=[.CI22]/[.CI$4]" office:value-type="percentage" office:value="0.510105239650504" calcext:value-type="percentage">
            <text:p>51.01%</text:p>
          </table:table-cell>
          <table:table-cell office:value-type="float" office:value="24846" calcext:value-type="float">
            <text:p>24846</text:p>
          </table:table-cell>
          <table:table-cell table:style-name="ce3" table:formula="of:=[.CK22]/[.CK$4]" office:value-type="percentage" office:value="0.503169363494603" calcext:value-type="percentage">
            <text:p>50.32%</text:p>
          </table:table-cell>
          <table:table-cell office:value-type="float" office:value="94426" calcext:value-type="float">
            <text:p>94426</text:p>
          </table:table-cell>
          <table:table-cell table:style-name="ce3" table:formula="of:=[.CM22]/[.CM$4]" office:value-type="percentage" office:value="0.1839888078314" calcext:value-type="percentage">
            <text:p>18.40%</text:p>
          </table:table-cell>
          <table:table-cell office:value-type="float" office:value="112213" calcext:value-type="float">
            <text:p>112213</text:p>
          </table:table-cell>
          <table:table-cell table:style-name="ce3" table:formula="of:=[.CO22]/[.CO$4]" office:value-type="percentage" office:value="1.12213" calcext:value-type="percentage">
            <text:p>112.21%</text:p>
          </table:table-cell>
          <table:table-cell office:value-type="float" office:value="3927427" calcext:value-type="float">
            <text:p>3927427</text:p>
          </table:table-cell>
          <table:table-cell table:style-name="ce3" table:formula="of:=[.CQ22]/[.CQ$4]" office:value-type="percentage" office:value="0.592622195611361" calcext:value-type="percentage">
            <text:p>59.26%</text:p>
          </table:table-cell>
          <table:table-cell office:value-type="float" office:value="10701889" calcext:value-type="float">
            <text:p>10701889</text:p>
          </table:table-cell>
          <table:table-cell table:style-name="ce3" table:formula="of:=[.CS22]/[.CS$4]" office:value-type="percentage" office:value="0.495311065239929" calcext:value-type="percentage">
            <text:p>49.53%</text:p>
          </table:table-cell>
          <table:table-cell office:value-type="float" office:value="7024496" calcext:value-type="float">
            <text:p>7024496</text:p>
          </table:table-cell>
          <table:table-cell table:style-name="ce3" table:formula="of:=[.CU22]/[.CU$4]" office:value-type="percentage" office:value="0.968636271874135" calcext:value-type="percentage">
            <text:p>96.86%</text:p>
          </table:table-cell>
          <table:table-cell office:value-type="float" office:value="76490019" calcext:value-type="float">
            <text:p>76490019</text:p>
          </table:table-cell>
          <table:table-cell table:style-name="ce3" table:formula="of:=[.CW22]/[.CW$4]" office:value-type="percentage" office:value="1.1218383789306" calcext:value-type="percentage">
            <text:p>112.18%</text:p>
          </table:table-cell>
          <table:table-cell office:value-type="float" office:value="23040" calcext:value-type="float">
            <text:p>23040</text:p>
          </table:table-cell>
          <table:table-cell table:style-name="ce3" table:formula="of:=[.CY22]/[.CY$4]" office:value-type="percentage" office:value="0.602510460251046" calcext:value-type="percentage">
            <text:p>60.25%</text:p>
          </table:table-cell>
          <table:table-cell office:value-type="float" office:value="55234" calcext:value-type="float">
            <text:p>55234</text:p>
          </table:table-cell>
          <table:table-cell table:style-name="ce3" table:formula="of:=[.DA22]/[.DA$4]" office:value-type="percentage" office:value="0.589508511660174" calcext:value-type="percentage">
            <text:p>58.95%</text:p>
          </table:table-cell>
          <table:table-cell office:value-type="float" office:value="25705177" calcext:value-type="float">
            <text:p>25705177</text:p>
          </table:table-cell>
          <table:table-cell table:style-name="ce3" table:formula="of:=[.DC22]/[.DC$4]" office:value-type="percentage" office:value="0.620018841399838" calcext:value-type="percentage">
            <text:p>62.00%</text:p>
          </table:table-cell>
          <table:table-cell office:value-type="float" office:value="1796768" calcext:value-type="float">
            <text:p>1796768</text:p>
          </table:table-cell>
          <table:table-cell table:style-name="ce3" table:formula="of:=[.DE22]/[.DE$4]" office:value-type="percentage" office:value="0.726436484191801" calcext:value-type="percentage">
            <text:p>72.64%</text:p>
          </table:table-cell>
          <table:table-cell office:value-type="float" office:value="8367378" calcext:value-type="float">
            <text:p>8367378</text:p>
          </table:table-cell>
          <table:table-cell table:style-name="ce3" table:formula="of:=[.DG22]/[.DG$4]" office:value-type="percentage" office:value="0.987389783626614" calcext:value-type="percentage">
            <text:p>98.74%</text:p>
          </table:table-cell>
          <table:table-cell office:value-type="float" office:value="2782" calcext:value-type="float">
            <text:p>2782</text:p>
          </table:table-cell>
          <table:table-cell table:style-name="ce3" table:formula="of:=[.DI22]/[.DI$4]" office:value-type="percentage" office:value="0.65814998817128" calcext:value-type="percentage">
            <text:p>65.81%</text:p>
          </table:table-cell>
          <table:table-cell office:value-type="float" office:value="2174808" calcext:value-type="float">
            <text:p>2174808</text:p>
          </table:table-cell>
          <table:table-cell table:style-name="ce3" table:formula="of:=[.DK22]/[.DK$4]" office:value-type="percentage" office:value="0.406865122126437" calcext:value-type="percentage">
            <text:p>40.69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65536" calcext:value-type="float">
            <text:p>65536</text:p>
          </table:table-cell>
          <table:table-cell office:value-type="float" office:value="2921018" calcext:value-type="float">
            <text:p>2921018</text:p>
          </table:table-cell>
          <table:table-cell table:style-name="ce3" table:formula="of:=[.C23]/[.C$4]" office:value-type="percentage" office:value="0.629707525184912" calcext:value-type="percentage">
            <text:p>62.97%</text:p>
          </table:table-cell>
          <table:table-cell office:value-type="float" office:value="2" calcext:value-type="float">
            <text:p>2</text:p>
          </table:table-cell>
          <table:table-cell table:style-name="ce3" table:formula="of:=[.E23]/[.E$4]" office:value-type="percentage" office:value="2" calcext:value-type="percentage">
            <text:p>200.00%</text:p>
          </table:table-cell>
          <table:table-cell office:value-type="float" office:value="3303" calcext:value-type="float">
            <text:p>3303</text:p>
          </table:table-cell>
          <table:table-cell table:style-name="ce3" table:formula="of:=[.G23]/[.G$4]" office:value-type="percentage" office:value="0.03303" calcext:value-type="percentage">
            <text:p>3.30%</text:p>
          </table:table-cell>
          <table:table-cell office:value-type="float" office:value="109297" calcext:value-type="float">
            <text:p>109297</text:p>
          </table:table-cell>
          <table:table-cell table:style-name="ce3" table:formula="of:=[.I23]/[.I$4]" office:value-type="percentage" office:value="0.718638428814707" calcext:value-type="percentage">
            <text:p>71.86%</text:p>
          </table:table-cell>
          <table:table-cell office:value-type="float" office:value="3375" calcext:value-type="float">
            <text:p>3375</text:p>
          </table:table-cell>
          <table:table-cell table:style-name="ce3" table:formula="of:=[.K23]/[.K$4]" office:value-type="percentage" office:value="0.03375" calcext:value-type="percentage">
            <text:p>3.38%</text:p>
          </table:table-cell>
          <table:table-cell office:value-type="float" office:value="85753" calcext:value-type="float">
            <text:p>85753</text:p>
          </table:table-cell>
          <table:table-cell table:style-name="ce3" table:formula="of:=[.M23]/[.M$4]" office:value-type="percentage" office:value="1.11769612762796" calcext:value-type="percentage">
            <text:p>111.77%</text:p>
          </table:table-cell>
          <table:table-cell office:value-type="float" office:value="92832" calcext:value-type="float">
            <text:p>92832</text:p>
          </table:table-cell>
          <table:table-cell table:style-name="ce3" table:formula="of:=[.O23]/[.O$4]" office:value-type="percentage" office:value="0.741594037338531" calcext:value-type="percentage">
            <text:p>74.16%</text:p>
          </table:table-cell>
          <table:table-cell office:value-type="float" office:value="80034" calcext:value-type="float">
            <text:p>80034</text:p>
          </table:table-cell>
          <table:table-cell table:style-name="ce3" table:formula="of:=[.Q23]/[.Q$4]" office:value-type="percentage" office:value="0.719335616253674" calcext:value-type="percentage">
            <text:p>71.93%</text:p>
          </table:table-cell>
          <table:table-cell office:value-type="float" office:value="2576128" calcext:value-type="float">
            <text:p>2576128</text:p>
          </table:table-cell>
          <table:table-cell table:style-name="ce3" table:formula="of:=[.S23]/[.S$4]" office:value-type="percentage" office:value="0.636490856334153" calcext:value-type="percentage">
            <text:p>63.65%</text:p>
          </table:table-cell>
          <table:table-cell office:value-type="float" office:value="612856" calcext:value-type="float">
            <text:p>612856</text:p>
          </table:table-cell>
          <table:table-cell table:style-name="ce3" table:formula="of:=[.U23]/[.U$4]" office:value-type="percentage" office:value="0.797189280032675" calcext:value-type="percentage">
            <text:p>79.72%</text:p>
          </table:table-cell>
          <table:table-cell office:value-type="float" office:value="426682" calcext:value-type="float">
            <text:p>426682</text:p>
          </table:table-cell>
          <table:table-cell table:style-name="ce3" table:formula="of:=[.W23]/[.W$4]" office:value-type="percentage" office:value="0.698498500464921" calcext:value-type="percentage">
            <text:p>69.85%</text:p>
          </table:table-cell>
          <table:table-cell office:value-type="float" office:value="1203086" calcext:value-type="float">
            <text:p>1203086</text:p>
          </table:table-cell>
          <table:table-cell table:style-name="ce3" table:formula="of:=[.Y23]/[.Y$4]" office:value-type="percentage" office:value="1.12408948719769" calcext:value-type="percentage">
            <text:p>112.41%</text:p>
          </table:table-cell>
          <table:table-cell office:value-type="float" office:value="758252" calcext:value-type="float">
            <text:p>758252</text:p>
          </table:table-cell>
          <table:table-cell table:style-name="ce3" table:formula="of:=[.AA23]/[.AA$4]" office:value-type="percentage" office:value="1.02595285162048" calcext:value-type="percentage">
            <text:p>102.60%</text:p>
          </table:table-cell>
          <table:table-cell office:value-type="float" office:value="15017" calcext:value-type="float">
            <text:p>15017</text:p>
          </table:table-cell>
          <table:table-cell table:style-name="ce3" table:formula="of:=[.AC23]/[.AC$4]" office:value-type="percentage" office:value="0.610372718774133" calcext:value-type="percentage">
            <text:p>61.04%</text:p>
          </table:table-cell>
          <table:table-cell office:value-type="float" office:value="7742926" calcext:value-type="float">
            <text:p>7742926</text:p>
          </table:table-cell>
          <table:table-cell table:style-name="ce3" table:formula="of:=[.AE23]/[.AE$4]" office:value-type="percentage" office:value="0.759672997041142" calcext:value-type="percentage">
            <text:p>75.97%</text:p>
          </table:table-cell>
          <table:table-cell office:value-type="float" office:value="68863627" calcext:value-type="float">
            <text:p>68863627</text:p>
          </table:table-cell>
          <table:table-cell table:style-name="ce3" table:formula="of:=[.AG23]/[.AG$4]" office:value-type="percentage" office:value="0.68863627" calcext:value-type="percentage">
            <text:p>68.86%</text:p>
          </table:table-cell>
          <table:table-cell office:value-type="float" office:value="40985489" calcext:value-type="float">
            <text:p>40985489</text:p>
          </table:table-cell>
          <table:table-cell table:style-name="ce3" table:formula="of:=[.AI23]/[.AI$4]" office:value-type="percentage" office:value="1.12457003235655" calcext:value-type="percentage">
            <text:p>112.46%</text:p>
          </table:table-cell>
          <table:table-cell office:value-type="float" office:value="5616" calcext:value-type="float">
            <text:p>5616</text:p>
          </table:table-cell>
          <table:table-cell table:style-name="ce3" table:formula="of:=[.AK23]/[.AK$4]" office:value-type="percentage" office:value="0.503677130044843" calcext:value-type="percentage">
            <text:p>50.37%</text:p>
          </table:table-cell>
          <table:table-cell office:value-type="float" office:value="95015" calcext:value-type="float">
            <text:p>95015</text:p>
          </table:table-cell>
          <table:table-cell table:style-name="ce3" table:formula="of:=[.AM23]/[.AM$4]" office:value-type="percentage" office:value="0.927880859375" calcext:value-type="percentage">
            <text:p>92.79%</text:p>
          </table:table-cell>
          <table:table-cell office:value-type="float" office:value="1899" calcext:value-type="float">
            <text:p>1899</text:p>
          </table:table-cell>
          <table:table-cell table:style-name="ce3" table:formula="of:=[.AO23]/[.AO$4]" office:value-type="percentage" office:value="0.510346680999731" calcext:value-type="percentage">
            <text:p>51.03%</text:p>
          </table:table-cell>
          <table:table-cell office:value-type="float" office:value="348319" calcext:value-type="float">
            <text:p>348319</text:p>
          </table:table-cell>
          <table:table-cell table:style-name="ce3" table:formula="of:=[.AQ23]/[.AQ$4]" office:value-type="percentage" office:value="0.338257858263801" calcext:value-type="percentage">
            <text:p>33.83%</text:p>
          </table:table-cell>
          <table:table-cell office:value-type="float" office:value="3665738" calcext:value-type="float">
            <text:p>3665738</text:p>
          </table:table-cell>
          <table:table-cell table:style-name="ce3" table:formula="of:=[.AS23]/[.AS$4]" office:value-type="percentage" office:value="1.12492604294787" calcext:value-type="percentage">
            <text:p>112.49%</text:p>
          </table:table-cell>
          <table:table-cell office:value-type="float" office:value="304274" calcext:value-type="float">
            <text:p>304274</text:p>
          </table:table-cell>
          <table:table-cell table:style-name="ce3" table:formula="of:=[.AU23]/[.AU$4]" office:value-type="percentage" office:value="0.71299624608088" calcext:value-type="percentage">
            <text:p>71.30%</text:p>
          </table:table-cell>
          <table:table-cell office:value-type="float" office:value="529386" calcext:value-type="float">
            <text:p>529386</text:p>
          </table:table-cell>
          <table:table-cell table:style-name="ce3" table:formula="of:=[.AW23]/[.AW$4]" office:value-type="percentage" office:value="1.12493625051" calcext:value-type="percentage">
            <text:p>112.49%</text:p>
          </table:table-cell>
          <table:table-cell office:value-type="float" office:value="28929435" calcext:value-type="float">
            <text:p>28929435</text:p>
          </table:table-cell>
          <table:table-cell table:style-name="ce3" table:formula="of:=[.AY23]/[.AY$4]" office:value-type="percentage" office:value="0.56480210650115" calcext:value-type="percentage">
            <text:p>56.48%</text:p>
          </table:table-cell>
          <table:table-cell office:value-type="float" office:value="5869775" calcext:value-type="float">
            <text:p>5869775</text:p>
          </table:table-cell>
          <table:table-cell table:style-name="ce3" table:formula="of:=[.BA23]/[.BA$4]" office:value-type="percentage" office:value="0.588710428015908" calcext:value-type="percentage">
            <text:p>58.87%</text:p>
          </table:table-cell>
          <table:table-cell office:value-type="float" office:value="8751791" calcext:value-type="float">
            <text:p>8751791</text:p>
          </table:table-cell>
          <table:table-cell table:style-name="ce3" table:formula="of:=[.BC23]/[.BC$4]" office:value-type="percentage" office:value="0.260831369178336" calcext:value-type="percentage">
            <text:p>26.08%</text:p>
          </table:table-cell>
          <table:table-cell office:value-type="float" office:value="281161" calcext:value-type="float">
            <text:p>281161</text:p>
          </table:table-cell>
          <table:table-cell table:style-name="ce3" table:formula="of:=[.BE23]/[.BE$4]" office:value-type="percentage" office:value="0.745569583330019" calcext:value-type="percentage">
            <text:p>74.56%</text:p>
          </table:table-cell>
          <table:table-cell office:value-type="float" office:value="13646" calcext:value-type="float">
            <text:p>13646</text:p>
          </table:table-cell>
          <table:table-cell table:style-name="ce3" table:formula="of:=[.BG23]/[.BG$4]" office:value-type="percentage" office:value="0.634579613095238" calcext:value-type="percentage">
            <text:p>63.46%</text:p>
          </table:table-cell>
          <table:table-cell office:value-type="float" office:value="137143" calcext:value-type="float">
            <text:p>137143</text:p>
          </table:table-cell>
          <table:table-cell table:style-name="ce3" table:formula="of:=[.BI23]/[.BI$4]" office:value-type="percentage" office:value="0.55565324495369" calcext:value-type="percentage">
            <text:p>55.57%</text:p>
          </table:table-cell>
          <table:table-cell office:value-type="float" office:value="4607312" calcext:value-type="float">
            <text:p>4607312</text:p>
          </table:table-cell>
          <table:table-cell table:style-name="ce3" table:formula="of:=[.BK23]/[.BK$4]" office:value-type="percentage" office:value="0.748889501498003" calcext:value-type="percentage">
            <text:p>74.89%</text:p>
          </table:table-cell>
          <table:table-cell office:value-type="float" office:value="9553076" calcext:value-type="float">
            <text:p>9553076</text:p>
          </table:table-cell>
          <table:table-cell table:style-name="ce3" table:formula="of:=[.BM23]/[.BM$4]" office:value-type="percentage" office:value="0.947191682785223" calcext:value-type="percentage">
            <text:p>94.72%</text:p>
          </table:table-cell>
          <table:table-cell office:value-type="float" office:value="36450" calcext:value-type="float">
            <text:p>36450</text:p>
          </table:table-cell>
          <table:table-cell table:style-name="ce3" table:formula="of:=[.BO23]/[.BO$4]" office:value-type="percentage" office:value="0.685653016308948" calcext:value-type="percentage">
            <text:p>68.57%</text:p>
          </table:table-cell>
          <table:table-cell office:value-type="float" office:value="59382" calcext:value-type="float">
            <text:p>59382</text:p>
          </table:table-cell>
          <table:table-cell table:style-name="ce3" table:formula="of:=[.BQ23]/[.BQ$4]" office:value-type="percentage" office:value="0.722417547658731" calcext:value-type="percentage">
            <text:p>72.24%</text:p>
          </table:table-cell>
          <table:table-cell office:value-type="float" office:value="34647" calcext:value-type="float">
            <text:p>34647</text:p>
          </table:table-cell>
          <table:table-cell table:style-name="ce3" table:formula="of:=[.BS23]/[.BS$4]" office:value-type="percentage" office:value="0.744680393758329" calcext:value-type="percentage">
            <text:p>74.47%</text:p>
          </table:table-cell>
          <table:table-cell office:value-type="float" office:value="9404" calcext:value-type="float">
            <text:p>9404</text:p>
          </table:table-cell>
          <table:table-cell table:style-name="ce3" table:formula="of:=[.BU23]/[.BU$4]" office:value-type="percentage" office:value="0.707812735209995" calcext:value-type="percentage">
            <text:p>70.78%</text:p>
          </table:table-cell>
          <table:table-cell office:value-type="float" office:value="8209" calcext:value-type="float">
            <text:p>8209</text:p>
          </table:table-cell>
          <table:table-cell table:style-name="ce3" table:formula="of:=[.BW23]/[.BW$4]" office:value-type="percentage" office:value="0.686715743684122" calcext:value-type="percentage">
            <text:p>68.67%</text:p>
          </table:table-cell>
          <table:table-cell office:value-type="float" office:value="25391" calcext:value-type="float">
            <text:p>25391</text:p>
          </table:table-cell>
          <table:table-cell table:style-name="ce3" table:formula="of:=[.BY23]/[.BY$4]" office:value-type="percentage" office:value="0.666342999606351" calcext:value-type="percentage">
            <text:p>66.63%</text:p>
          </table:table-cell>
          <table:table-cell office:value-type="float" office:value="905430" calcext:value-type="float">
            <text:p>905430</text:p>
          </table:table-cell>
          <table:table-cell table:style-name="ce3" table:formula="of:=[.CA23]/[.CA$4]" office:value-type="percentage" office:value="0.90543" calcext:value-type="percentage">
            <text:p>90.54%</text:p>
          </table:table-cell>
          <table:table-cell office:value-type="float" office:value="93220" calcext:value-type="float">
            <text:p>93220</text:p>
          </table:table-cell>
          <table:table-cell table:style-name="ce3" table:formula="of:=[.CC23]/[.CC$4]" office:value-type="percentage" office:value="0.181638920064846" calcext:value-type="percentage">
            <text:p>18.16%</text:p>
          </table:table-cell>
          <table:table-cell office:value-type="float" office:value="380834" calcext:value-type="float">
            <text:p>380834</text:p>
          </table:table-cell>
          <table:table-cell table:style-name="ce3" table:formula="of:=[.CE23]/[.CE$4]" office:value-type="percentage" office:value="0.790339952807967" calcext:value-type="percentage">
            <text:p>79.03%</text:p>
          </table:table-cell>
          <table:table-cell office:value-type="float" office:value="24543" calcext:value-type="float">
            <text:p>24543</text:p>
          </table:table-cell>
          <table:table-cell table:style-name="ce3" table:formula="of:=[.CG23]/[.CG$4]" office:value-type="percentage" office:value="0.619600615990508" calcext:value-type="percentage">
            <text:p>61.96%</text:p>
          </table:table-cell>
          <table:table-cell office:value-type="float" office:value="36273" calcext:value-type="float">
            <text:p>36273</text:p>
          </table:table-cell>
          <table:table-cell table:style-name="ce3" table:formula="of:=[.CI23]/[.CI$4]" office:value-type="percentage" office:value="0.506280880998241" calcext:value-type="percentage">
            <text:p>50.63%</text:p>
          </table:table-cell>
          <table:table-cell office:value-type="float" office:value="24448" calcext:value-type="float">
            <text:p>24448</text:p>
          </table:table-cell>
          <table:table-cell table:style-name="ce3" table:formula="of:=[.CK23]/[.CK$4]" office:value-type="percentage" office:value="0.495109256971587" calcext:value-type="percentage">
            <text:p>49.51%</text:p>
          </table:table-cell>
          <table:table-cell office:value-type="float" office:value="93220" calcext:value-type="float">
            <text:p>93220</text:p>
          </table:table-cell>
          <table:table-cell table:style-name="ce3" table:formula="of:=[.CM23]/[.CM$4]" office:value-type="percentage" office:value="0.181638920064846" calcext:value-type="percentage">
            <text:p>18.16%</text:p>
          </table:table-cell>
          <table:table-cell office:value-type="float" office:value="112204" calcext:value-type="float">
            <text:p>112204</text:p>
          </table:table-cell>
          <table:table-cell table:style-name="ce3" table:formula="of:=[.CO23]/[.CO$4]" office:value-type="percentage" office:value="1.12204" calcext:value-type="percentage">
            <text:p>112.20%</text:p>
          </table:table-cell>
          <table:table-cell office:value-type="float" office:value="3899486" calcext:value-type="float">
            <text:p>3899486</text:p>
          </table:table-cell>
          <table:table-cell table:style-name="ce3" table:formula="of:=[.CQ23]/[.CQ$4]" office:value-type="percentage" office:value="0.58840608751627" calcext:value-type="percentage">
            <text:p>58.84%</text:p>
          </table:table-cell>
          <table:table-cell office:value-type="float" office:value="10599047" calcext:value-type="float">
            <text:p>10599047</text:p>
          </table:table-cell>
          <table:table-cell table:style-name="ce3" table:formula="of:=[.CS23]/[.CS$4]" office:value-type="percentage" office:value="0.490551271845379" calcext:value-type="percentage">
            <text:p>49.06%</text:p>
          </table:table-cell>
          <table:table-cell office:value-type="float" office:value="7009959" calcext:value-type="float">
            <text:p>7009959</text:p>
          </table:table-cell>
          <table:table-cell table:style-name="ce3" table:formula="of:=[.CU23]/[.CU$4]" office:value-type="percentage" office:value="0.966631705926025" calcext:value-type="percentage">
            <text:p>96.66%</text:p>
          </table:table-cell>
          <table:table-cell office:value-type="float" office:value="76487547" calcext:value-type="float">
            <text:p>76487547</text:p>
          </table:table-cell>
          <table:table-cell table:style-name="ce3" table:formula="of:=[.CW23]/[.CW$4]" office:value-type="percentage" office:value="1.1218021234229" calcext:value-type="percentage">
            <text:p>112.18%</text:p>
          </table:table-cell>
          <table:table-cell office:value-type="float" office:value="22885" calcext:value-type="float">
            <text:p>22885</text:p>
          </table:table-cell>
          <table:table-cell table:style-name="ce3" table:formula="of:=[.CY23]/[.CY$4]" office:value-type="percentage" office:value="0.598457112970711" calcext:value-type="percentage">
            <text:p>59.85%</text:p>
          </table:table-cell>
          <table:table-cell office:value-type="float" office:value="54811" calcext:value-type="float">
            <text:p>54811</text:p>
          </table:table-cell>
          <table:table-cell table:style-name="ce3" table:formula="of:=[.DA23]/[.DA$4]" office:value-type="percentage" office:value="0.584993863066332" calcext:value-type="percentage">
            <text:p>58.50%</text:p>
          </table:table-cell>
          <table:table-cell office:value-type="float" office:value="25488169" calcext:value-type="float">
            <text:p>25488169</text:p>
          </table:table-cell>
          <table:table-cell table:style-name="ce3" table:formula="of:=[.DC23]/[.DC$4]" office:value-type="percentage" office:value="0.614784524252966" calcext:value-type="percentage">
            <text:p>61.48%</text:p>
          </table:table-cell>
          <table:table-cell office:value-type="float" office:value="1786322" calcext:value-type="float">
            <text:p>1786322</text:p>
          </table:table-cell>
          <table:table-cell table:style-name="ce3" table:formula="of:=[.DE23]/[.DE$4]" office:value-type="percentage" office:value="0.722213147893588" calcext:value-type="percentage">
            <text:p>72.22%</text:p>
          </table:table-cell>
          <table:table-cell office:value-type="float" office:value="8357051" calcext:value-type="float">
            <text:p>8357051</text:p>
          </table:table-cell>
          <table:table-cell table:style-name="ce3" table:formula="of:=[.DG23]/[.DG$4]" office:value-type="percentage" office:value="0.986171149271203" calcext:value-type="percentage">
            <text:p>98.62%</text:p>
          </table:table-cell>
          <table:table-cell office:value-type="float" office:value="2782" calcext:value-type="float">
            <text:p>2782</text:p>
          </table:table-cell>
          <table:table-cell table:style-name="ce3" table:formula="of:=[.DI23]/[.DI$4]" office:value-type="percentage" office:value="0.65814998817128" calcext:value-type="percentage">
            <text:p>65.81%</text:p>
          </table:table-cell>
          <table:table-cell office:value-type="float" office:value="2141750" calcext:value-type="float">
            <text:p>2141750</text:p>
          </table:table-cell>
          <table:table-cell table:style-name="ce3" table:formula="of:=[.DK23]/[.DK$4]" office:value-type="percentage" office:value="0.400680600454981" calcext:value-type="percentage">
            <text:p>40.07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17526" calcext:value-type="float">
            <text:p>2917526</text:p>
          </table:table-cell>
          <table:table-cell table:style-name="ce3" table:formula="of:=[.C24]/[.C$4]" office:value-type="percentage" office:value="0.628954726442164" calcext:value-type="percentage">
            <text:p>62.90%</text:p>
          </table:table-cell>
          <table:table-cell office:value-type="float" office:value="2" calcext:value-type="float">
            <text:p>2</text:p>
          </table:table-cell>
          <table:table-cell table:style-name="ce3" table:formula="of:=[.E24]/[.E$4]" office:value-type="percentage" office:value="2" calcext:value-type="percentage">
            <text:p>200.00%</text:p>
          </table:table-cell>
          <table:table-cell office:value-type="float" office:value="3231" calcext:value-type="float">
            <text:p>3231</text:p>
          </table:table-cell>
          <table:table-cell table:style-name="ce3" table:formula="of:=[.G24]/[.G$4]" office:value-type="percentage" office:value="0.03231" calcext:value-type="percentage">
            <text:p>3.23%</text:p>
          </table:table-cell>
          <table:table-cell office:value-type="float" office:value="109146" calcext:value-type="float">
            <text:p>109146</text:p>
          </table:table-cell>
          <table:table-cell table:style-name="ce3" table:formula="of:=[.I24]/[.I$4]" office:value-type="percentage" office:value="0.717645589095858" calcext:value-type="percentage">
            <text:p>71.76%</text:p>
          </table:table-cell>
          <table:table-cell office:value-type="float" office:value="3303" calcext:value-type="float">
            <text:p>3303</text:p>
          </table:table-cell>
          <table:table-cell table:style-name="ce3" table:formula="of:=[.K24]/[.K$4]" office:value-type="percentage" office:value="0.03303" calcext:value-type="percentage">
            <text:p>3.30%</text:p>
          </table:table-cell>
          <table:table-cell office:value-type="float" office:value="85752" calcext:value-type="float">
            <text:p>85752</text:p>
          </table:table-cell>
          <table:table-cell table:style-name="ce3" table:formula="of:=[.M24]/[.M$4]" office:value-type="percentage" office:value="1.11768309372678" calcext:value-type="percentage">
            <text:p>111.77%</text:p>
          </table:table-cell>
          <table:table-cell office:value-type="float" office:value="92779" calcext:value-type="float">
            <text:p>92779</text:p>
          </table:table-cell>
          <table:table-cell table:style-name="ce3" table:formula="of:=[.O24]/[.O$4]" office:value-type="percentage" office:value="0.74117064363831" calcext:value-type="percentage">
            <text:p>74.12%</text:p>
          </table:table-cell>
          <table:table-cell office:value-type="float" office:value="79925" calcext:value-type="float">
            <text:p>79925</text:p>
          </table:table-cell>
          <table:table-cell table:style-name="ce3" table:formula="of:=[.Q24]/[.Q$4]" office:value-type="percentage" office:value="0.718355937839854" calcext:value-type="percentage">
            <text:p>71.84%</text:p>
          </table:table-cell>
          <table:table-cell office:value-type="float" office:value="2571095" calcext:value-type="float">
            <text:p>2571095</text:p>
          </table:table-cell>
          <table:table-cell table:style-name="ce3" table:formula="of:=[.S24]/[.S$4]" office:value-type="percentage" office:value="0.635247339521351" calcext:value-type="percentage">
            <text:p>63.52%</text:p>
          </table:table-cell>
          <table:table-cell office:value-type="float" office:value="611962" calcext:value-type="float">
            <text:p>611962</text:p>
          </table:table-cell>
          <table:table-cell table:style-name="ce3" table:formula="of:=[.U24]/[.U$4]" office:value-type="percentage" office:value="0.796026384970297" calcext:value-type="percentage">
            <text:p>79.60%</text:p>
          </table:table-cell>
          <table:table-cell office:value-type="float" office:value="425949" calcext:value-type="float">
            <text:p>425949</text:p>
          </table:table-cell>
          <table:table-cell table:style-name="ce3" table:formula="of:=[.W24]/[.W$4]" office:value-type="percentage" office:value="0.697298544992601" calcext:value-type="percentage">
            <text:p>69.73%</text:p>
          </table:table-cell>
          <table:table-cell office:value-type="float" office:value="1203082" calcext:value-type="float">
            <text:p>1203082</text:p>
          </table:table-cell>
          <table:table-cell table:style-name="ce3" table:formula="of:=[.Y24]/[.Y$4]" office:value-type="percentage" office:value="1.12408574984397" calcext:value-type="percentage">
            <text:p>112.41%</text:p>
          </table:table-cell>
          <table:table-cell office:value-type="float" office:value="758232" calcext:value-type="float">
            <text:p>758232</text:p>
          </table:table-cell>
          <table:table-cell table:style-name="ce3" table:formula="of:=[.AA24]/[.AA$4]" office:value-type="percentage" office:value="1.02592579062093" calcext:value-type="percentage">
            <text:p>102.59%</text:p>
          </table:table-cell>
          <table:table-cell office:value-type="float" office:value="15017" calcext:value-type="float">
            <text:p>15017</text:p>
          </table:table-cell>
          <table:table-cell table:style-name="ce3" table:formula="of:=[.AC24]/[.AC$4]" office:value-type="percentage" office:value="0.610372718774133" calcext:value-type="percentage">
            <text:p>61.04%</text:p>
          </table:table-cell>
          <table:table-cell office:value-type="float" office:value="7731821" calcext:value-type="float">
            <text:p>7731821</text:p>
          </table:table-cell>
          <table:table-cell table:style-name="ce3" table:formula="of:=[.AE24]/[.AE$4]" office:value-type="percentage" office:value="0.75858346465608" calcext:value-type="percentage">
            <text:p>75.86%</text:p>
          </table:table-cell>
          <table:table-cell office:value-type="float" office:value="68749068" calcext:value-type="float">
            <text:p>68749068</text:p>
          </table:table-cell>
          <table:table-cell table:style-name="ce3" table:formula="of:=[.AG24]/[.AG$4]" office:value-type="percentage" office:value="0.68749068" calcext:value-type="percentage">
            <text:p>68.75%</text:p>
          </table:table-cell>
          <table:table-cell office:value-type="float" office:value="40985286" calcext:value-type="float">
            <text:p>40985286</text:p>
          </table:table-cell>
          <table:table-cell table:style-name="ce3" table:formula="of:=[.AI24]/[.AI$4]" office:value-type="percentage" office:value="1.12456446239211" calcext:value-type="percentage">
            <text:p>112.46%</text:p>
          </table:table-cell>
          <table:table-cell office:value-type="float" office:value="5616" calcext:value-type="float">
            <text:p>5616</text:p>
          </table:table-cell>
          <table:table-cell table:style-name="ce3" table:formula="of:=[.AK24]/[.AK$4]" office:value-type="percentage" office:value="0.503677130044843" calcext:value-type="percentage">
            <text:p>50.37%</text:p>
          </table:table-cell>
          <table:table-cell office:value-type="float" office:value="94939" calcext:value-type="float">
            <text:p>94939</text:p>
          </table:table-cell>
          <table:table-cell table:style-name="ce3" table:formula="of:=[.AM24]/[.AM$4]" office:value-type="percentage" office:value="0.927138671875" calcext:value-type="percentage">
            <text:p>92.71%</text:p>
          </table:table-cell>
          <table:table-cell office:value-type="float" office:value="1901" calcext:value-type="float">
            <text:p>1901</text:p>
          </table:table-cell>
          <table:table-cell table:style-name="ce3" table:formula="of:=[.AO24]/[.AO$4]" office:value-type="percentage" office:value="0.510884170921795" calcext:value-type="percentage">
            <text:p>51.09%</text:p>
          </table:table-cell>
          <table:table-cell office:value-type="float" office:value="347566" calcext:value-type="float">
            <text:p>347566</text:p>
          </table:table-cell>
          <table:table-cell table:style-name="ce3" table:formula="of:=[.AQ24]/[.AQ$4]" office:value-type="percentage" office:value="0.337526608555136" calcext:value-type="percentage">
            <text:p>33.75%</text:p>
          </table:table-cell>
          <table:table-cell office:value-type="float" office:value="3665724" calcext:value-type="float">
            <text:p>3665724</text:p>
          </table:table-cell>
          <table:table-cell table:style-name="ce3" table:formula="of:=[.AS24]/[.AS$4]" office:value-type="percentage" office:value="1.12492174668758" calcext:value-type="percentage">
            <text:p>112.49%</text:p>
          </table:table-cell>
          <table:table-cell office:value-type="float" office:value="303709" calcext:value-type="float">
            <text:p>303709</text:p>
          </table:table-cell>
          <table:table-cell table:style-name="ce3" table:formula="of:=[.AU24]/[.AU$4]" office:value-type="percentage" office:value="0.711672298326436" calcext:value-type="percentage">
            <text:p>71.17%</text:p>
          </table:table-cell>
          <table:table-cell office:value-type="float" office:value="529384" calcext:value-type="float">
            <text:p>529384</text:p>
          </table:table-cell>
          <table:table-cell table:style-name="ce3" table:formula="of:=[.AW24]/[.AW$4]" office:value-type="percentage" office:value="1.124932000544" calcext:value-type="percentage">
            <text:p>112.49%</text:p>
          </table:table-cell>
          <table:table-cell office:value-type="float" office:value="28882580" calcext:value-type="float">
            <text:p>28882580</text:p>
          </table:table-cell>
          <table:table-cell table:style-name="ce3" table:formula="of:=[.AY24]/[.AY$4]" office:value-type="percentage" office:value="0.563887335690724" calcext:value-type="percentage">
            <text:p>56.39%</text:p>
          </table:table-cell>
          <table:table-cell office:value-type="float" office:value="5858218" calcext:value-type="float">
            <text:p>5858218</text:p>
          </table:table-cell>
          <table:table-cell table:style-name="ce3" table:formula="of:=[.BA24]/[.BA$4]" office:value-type="percentage" office:value="0.587551316053936" calcext:value-type="percentage">
            <text:p>58.76%</text:p>
          </table:table-cell>
          <table:table-cell office:value-type="float" office:value="8723923" calcext:value-type="float">
            <text:p>8723923</text:p>
          </table:table-cell>
          <table:table-cell table:style-name="ce3" table:formula="of:=[.BC24]/[.BC$4]" office:value-type="percentage" office:value="0.260000813627334" calcext:value-type="percentage">
            <text:p>26.00%</text:p>
          </table:table-cell>
          <table:table-cell office:value-type="float" office:value="280720" calcext:value-type="float">
            <text:p>280720</text:p>
          </table:table-cell>
          <table:table-cell table:style-name="ce3" table:formula="of:=[.BE24]/[.BE$4]" office:value-type="percentage" office:value="0.744400160165894" calcext:value-type="percentage">
            <text:p>74.44%</text:p>
          </table:table-cell>
          <table:table-cell office:value-type="float" office:value="13646" calcext:value-type="float">
            <text:p>13646</text:p>
          </table:table-cell>
          <table:table-cell table:style-name="ce3" table:formula="of:=[.BG24]/[.BG$4]" office:value-type="percentage" office:value="0.634579613095238" calcext:value-type="percentage">
            <text:p>63.46%</text:p>
          </table:table-cell>
          <table:table-cell office:value-type="float" office:value="136833" calcext:value-type="float">
            <text:p>136833</text:p>
          </table:table-cell>
          <table:table-cell table:style-name="ce3" table:formula="of:=[.BI24]/[.BI$4]" office:value-type="percentage" office:value="0.554397238406249" calcext:value-type="percentage">
            <text:p>55.44%</text:p>
          </table:table-cell>
          <table:table-cell office:value-type="float" office:value="4602339" calcext:value-type="float">
            <text:p>4602339</text:p>
          </table:table-cell>
          <table:table-cell table:style-name="ce3" table:formula="of:=[.BK24]/[.BK$4]" office:value-type="percentage" office:value="0.748081171718958" calcext:value-type="percentage">
            <text:p>74.81%</text:p>
          </table:table-cell>
          <table:table-cell office:value-type="float" office:value="9546985" calcext:value-type="float">
            <text:p>9546985</text:p>
          </table:table-cell>
          <table:table-cell table:style-name="ce3" table:formula="of:=[.BM24]/[.BM$4]" office:value-type="percentage" office:value="0.946587757458988" calcext:value-type="percentage">
            <text:p>94.66%</text:p>
          </table:table-cell>
          <table:table-cell office:value-type="float" office:value="36450" calcext:value-type="float">
            <text:p>36450</text:p>
          </table:table-cell>
          <table:table-cell table:style-name="ce3" table:formula="of:=[.BO24]/[.BO$4]" office:value-type="percentage" office:value="0.685653016308948" calcext:value-type="percentage">
            <text:p>68.57%</text:p>
          </table:table-cell>
          <table:table-cell office:value-type="float" office:value="59311" calcext:value-type="float">
            <text:p>59311</text:p>
          </table:table-cell>
          <table:table-cell table:style-name="ce3" table:formula="of:=[.BQ24]/[.BQ$4]" office:value-type="percentage" office:value="0.721553790192095" calcext:value-type="percentage">
            <text:p>72.16%</text:p>
          </table:table-cell>
          <table:table-cell office:value-type="float" office:value="34647" calcext:value-type="float">
            <text:p>34647</text:p>
          </table:table-cell>
          <table:table-cell table:style-name="ce3" table:formula="of:=[.BS24]/[.BS$4]" office:value-type="percentage" office:value="0.744680393758329" calcext:value-type="percentage">
            <text:p>74.47%</text:p>
          </table:table-cell>
          <table:table-cell office:value-type="float" office:value="9404" calcext:value-type="float">
            <text:p>9404</text:p>
          </table:table-cell>
          <table:table-cell table:style-name="ce3" table:formula="of:=[.BU24]/[.BU$4]" office:value-type="percentage" office:value="0.707812735209995" calcext:value-type="percentage">
            <text:p>70.78%</text:p>
          </table:table-cell>
          <table:table-cell office:value-type="float" office:value="8209" calcext:value-type="float">
            <text:p>8209</text:p>
          </table:table-cell>
          <table:table-cell table:style-name="ce3" table:formula="of:=[.BW24]/[.BW$4]" office:value-type="percentage" office:value="0.686715743684122" calcext:value-type="percentage">
            <text:p>68.67%</text:p>
          </table:table-cell>
          <table:table-cell office:value-type="float" office:value="25391" calcext:value-type="float">
            <text:p>25391</text:p>
          </table:table-cell>
          <table:table-cell table:style-name="ce3" table:formula="of:=[.BY24]/[.BY$4]" office:value-type="percentage" office:value="0.666342999606351" calcext:value-type="percentage">
            <text:p>66.63%</text:p>
          </table:table-cell>
          <table:table-cell office:value-type="float" office:value="904654" calcext:value-type="float">
            <text:p>904654</text:p>
          </table:table-cell>
          <table:table-cell table:style-name="ce3" table:formula="of:=[.CA24]/[.CA$4]" office:value-type="percentage" office:value="0.904654" calcext:value-type="percentage">
            <text:p>90.47%</text:p>
          </table:table-cell>
          <table:table-cell office:value-type="float" office:value="92894" calcext:value-type="float">
            <text:p>92894</text:p>
          </table:table-cell>
          <table:table-cell table:style-name="ce3" table:formula="of:=[.CC24]/[.CC$4]" office:value-type="percentage" office:value="0.181003709938895" calcext:value-type="percentage">
            <text:p>18.10%</text:p>
          </table:table-cell>
          <table:table-cell office:value-type="float" office:value="380356" calcext:value-type="float">
            <text:p>380356</text:p>
          </table:table-cell>
          <table:table-cell table:style-name="ce3" table:formula="of:=[.CE24]/[.CE$4]" office:value-type="percentage" office:value="0.789347965492123" calcext:value-type="percentage">
            <text:p>78.93%</text:p>
          </table:table-cell>
          <table:table-cell office:value-type="float" office:value="24543" calcext:value-type="float">
            <text:p>24543</text:p>
          </table:table-cell>
          <table:table-cell table:style-name="ce3" table:formula="of:=[.CG24]/[.CG$4]" office:value-type="percentage" office:value="0.619600615990508" calcext:value-type="percentage">
            <text:p>61.96%</text:p>
          </table:table-cell>
          <table:table-cell office:value-type="float" office:value="36213" calcext:value-type="float">
            <text:p>36213</text:p>
          </table:table-cell>
          <table:table-cell table:style-name="ce3" table:formula="of:=[.CI24]/[.CI$4]" office:value-type="percentage" office:value="0.505443430198476" calcext:value-type="percentage">
            <text:p>50.54%</text:p>
          </table:table-cell>
          <table:table-cell office:value-type="float" office:value="24448" calcext:value-type="float">
            <text:p>24448</text:p>
          </table:table-cell>
          <table:table-cell table:style-name="ce3" table:formula="of:=[.CK24]/[.CK$4]" office:value-type="percentage" office:value="0.495109256971587" calcext:value-type="percentage">
            <text:p>49.51%</text:p>
          </table:table-cell>
          <table:table-cell office:value-type="float" office:value="92894" calcext:value-type="float">
            <text:p>92894</text:p>
          </table:table-cell>
          <table:table-cell table:style-name="ce3" table:formula="of:=[.CM24]/[.CM$4]" office:value-type="percentage" office:value="0.181003709938895" calcext:value-type="percentage">
            <text:p>18.10%</text:p>
          </table:table-cell>
          <table:table-cell office:value-type="float" office:value="112203" calcext:value-type="float">
            <text:p>112203</text:p>
          </table:table-cell>
          <table:table-cell table:style-name="ce3" table:formula="of:=[.CO24]/[.CO$4]" office:value-type="percentage" office:value="1.12203" calcext:value-type="percentage">
            <text:p>112.20%</text:p>
          </table:table-cell>
          <table:table-cell office:value-type="float" office:value="3891781" calcext:value-type="float">
            <text:p>3891781</text:p>
          </table:table-cell>
          <table:table-cell table:style-name="ce3" table:formula="of:=[.CQ24]/[.CQ$4]" office:value-type="percentage" office:value="0.587243455081043" calcext:value-type="percentage">
            <text:p>58.72%</text:p>
          </table:table-cell>
          <table:table-cell office:value-type="float" office:value="10573729" calcext:value-type="float">
            <text:p>10573729</text:p>
          </table:table-cell>
          <table:table-cell table:style-name="ce3" table:formula="of:=[.CS24]/[.CS$4]" office:value-type="percentage" office:value="0.489379489410545" calcext:value-type="percentage">
            <text:p>48.94%</text:p>
          </table:table-cell>
          <table:table-cell office:value-type="float" office:value="7006310" calcext:value-type="float">
            <text:p>7006310</text:p>
          </table:table-cell>
          <table:table-cell table:style-name="ce3" table:formula="of:=[.CU24]/[.CU$4]" office:value-type="percentage" office:value="0.966128530501615" calcext:value-type="percentage">
            <text:p>96.61%</text:p>
          </table:table-cell>
          <table:table-cell office:value-type="float" office:value="76486860" calcext:value-type="float">
            <text:p>76486860</text:p>
          </table:table-cell>
          <table:table-cell table:style-name="ce3" table:formula="of:=[.CW24]/[.CW$4]" office:value-type="percentage" office:value="1.12179204755972" calcext:value-type="percentage">
            <text:p>112.18%</text:p>
          </table:table-cell>
          <table:table-cell office:value-type="float" office:value="22885" calcext:value-type="float">
            <text:p>22885</text:p>
          </table:table-cell>
          <table:table-cell table:style-name="ce3" table:formula="of:=[.CY24]/[.CY$4]" office:value-type="percentage" office:value="0.598457112970711" calcext:value-type="percentage">
            <text:p>59.85%</text:p>
          </table:table-cell>
          <table:table-cell office:value-type="float" office:value="54707" calcext:value-type="float">
            <text:p>54707</text:p>
          </table:table-cell>
          <table:table-cell table:style-name="ce3" table:formula="of:=[.DA24]/[.DA$4]" office:value-type="percentage" office:value="0.583883878542078" calcext:value-type="percentage">
            <text:p>58.39%</text:p>
          </table:table-cell>
          <table:table-cell office:value-type="float" office:value="25433831" calcext:value-type="float">
            <text:p>25433831</text:p>
          </table:table-cell>
          <table:table-cell table:style-name="ce3" table:formula="of:=[.DC24]/[.DC$4]" office:value-type="percentage" office:value="0.613473870612884" calcext:value-type="percentage">
            <text:p>61.35%</text:p>
          </table:table-cell>
          <table:table-cell office:value-type="float" office:value="1784025" calcext:value-type="float">
            <text:p>1784025</text:p>
          </table:table-cell>
          <table:table-cell table:style-name="ce3" table:formula="of:=[.DE24]/[.DE$4]" office:value-type="percentage" office:value="0.721284466725964" calcext:value-type="percentage">
            <text:p>72.13%</text:p>
          </table:table-cell>
          <table:table-cell office:value-type="float" office:value="8354493" calcext:value-type="float">
            <text:p>8354493</text:p>
          </table:table-cell>
          <table:table-cell table:style-name="ce3" table:formula="of:=[.DG24]/[.DG$4]" office:value-type="percentage" office:value="0.985869293293558" calcext:value-type="percentage">
            <text:p>98.59%</text:p>
          </table:table-cell>
          <table:table-cell office:value-type="float" office:value="2782" calcext:value-type="float">
            <text:p>2782</text:p>
          </table:table-cell>
          <table:table-cell table:style-name="ce3" table:formula="of:=[.DI24]/[.DI$4]" office:value-type="percentage" office:value="0.65814998817128" calcext:value-type="percentage">
            <text:p>65.81%</text:p>
          </table:table-cell>
          <table:table-cell office:value-type="float" office:value="2132992" calcext:value-type="float">
            <text:p>2132992</text:p>
          </table:table-cell>
          <table:table-cell table:style-name="ce3" table:formula="of:=[.DK24]/[.DK$4]" office:value-type="percentage" office:value="0.39904214559387" calcext:value-type="percentage">
            <text:p>39.90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16186" calcext:value-type="float">
            <text:p>2916186</text:p>
          </table:table-cell>
          <table:table-cell table:style-name="ce3" table:formula="of:=[.C25]/[.C$4]" office:value-type="percentage" office:value="0.62866585178143" calcext:value-type="percentage">
            <text:p>62.87%</text:p>
          </table:table-cell>
          <table:table-cell office:value-type="float" office:value="2" calcext:value-type="float">
            <text:p>2</text:p>
          </table:table-cell>
          <table:table-cell table:style-name="ce3" table:formula="of:=[.E25]/[.E$4]" office:value-type="percentage" office:value="2" calcext:value-type="percentage">
            <text:p>200.00%</text:p>
          </table:table-cell>
          <table:table-cell office:value-type="float" office:value="3231" calcext:value-type="float">
            <text:p>3231</text:p>
          </table:table-cell>
          <table:table-cell table:style-name="ce3" table:formula="of:=[.G25]/[.G$4]" office:value-type="percentage" office:value="0.03231" calcext:value-type="percentage">
            <text:p>3.23%</text:p>
          </table:table-cell>
          <table:table-cell office:value-type="float" office:value="109146" calcext:value-type="float">
            <text:p>109146</text:p>
          </table:table-cell>
          <table:table-cell table:style-name="ce3" table:formula="of:=[.I25]/[.I$4]" office:value-type="percentage" office:value="0.717645589095858" calcext:value-type="percentage">
            <text:p>71.76%</text:p>
          </table:table-cell>
          <table:table-cell office:value-type="float" office:value="3303" calcext:value-type="float">
            <text:p>3303</text:p>
          </table:table-cell>
          <table:table-cell table:style-name="ce3" table:formula="of:=[.K25]/[.K$4]" office:value-type="percentage" office:value="0.03303" calcext:value-type="percentage">
            <text:p>3.30%</text:p>
          </table:table-cell>
          <table:table-cell office:value-type="float" office:value="85752" calcext:value-type="float">
            <text:p>85752</text:p>
          </table:table-cell>
          <table:table-cell table:style-name="ce3" table:formula="of:=[.M25]/[.M$4]" office:value-type="percentage" office:value="1.11768309372678" calcext:value-type="percentage">
            <text:p>111.77%</text:p>
          </table:table-cell>
          <table:table-cell office:value-type="float" office:value="92779" calcext:value-type="float">
            <text:p>92779</text:p>
          </table:table-cell>
          <table:table-cell table:style-name="ce3" table:formula="of:=[.O25]/[.O$4]" office:value-type="percentage" office:value="0.74117064363831" calcext:value-type="percentage">
            <text:p>74.12%</text:p>
          </table:table-cell>
          <table:table-cell office:value-type="float" office:value="79925" calcext:value-type="float">
            <text:p>79925</text:p>
          </table:table-cell>
          <table:table-cell table:style-name="ce3" table:formula="of:=[.Q25]/[.Q$4]" office:value-type="percentage" office:value="0.718355937839854" calcext:value-type="percentage">
            <text:p>71.84%</text:p>
          </table:table-cell>
          <table:table-cell office:value-type="float" office:value="2569784" calcext:value-type="float">
            <text:p>2569784</text:p>
          </table:table-cell>
          <table:table-cell table:style-name="ce3" table:formula="of:=[.S25]/[.S$4]" office:value-type="percentage" office:value="0.63492342723413" calcext:value-type="percentage">
            <text:p>63.49%</text:p>
          </table:table-cell>
          <table:table-cell office:value-type="float" office:value="611731" calcext:value-type="float">
            <text:p>611731</text:p>
          </table:table-cell>
          <table:table-cell table:style-name="ce3" table:formula="of:=[.U25]/[.U$4]" office:value-type="percentage" office:value="0.795725905373642" calcext:value-type="percentage">
            <text:p>79.57%</text:p>
          </table:table-cell>
          <table:table-cell office:value-type="float" office:value="425734" calcext:value-type="float">
            <text:p>425734</text:p>
          </table:table-cell>
          <table:table-cell table:style-name="ce3" table:formula="of:=[.W25]/[.W$4]" office:value-type="percentage" office:value="0.696946579881347" calcext:value-type="percentage">
            <text:p>69.69%</text:p>
          </table:table-cell>
          <table:table-cell office:value-type="float" office:value="1203080" calcext:value-type="float">
            <text:p>1203080</text:p>
          </table:table-cell>
          <table:table-cell table:style-name="ce3" table:formula="of:=[.Y25]/[.Y$4]" office:value-type="percentage" office:value="1.1240838811671" calcext:value-type="percentage">
            <text:p>112.41%</text:p>
          </table:table-cell>
          <table:table-cell office:value-type="float" office:value="758151" calcext:value-type="float">
            <text:p>758151</text:p>
          </table:table-cell>
          <table:table-cell table:style-name="ce3" table:formula="of:=[.AA25]/[.AA$4]" office:value-type="percentage" office:value="1.02581619357274" calcext:value-type="percentage">
            <text:p>102.58%</text:p>
          </table:table-cell>
          <table:table-cell office:value-type="float" office:value="15017" calcext:value-type="float">
            <text:p>15017</text:p>
          </table:table-cell>
          <table:table-cell table:style-name="ce3" table:formula="of:=[.AC25]/[.AC$4]" office:value-type="percentage" office:value="0.610372718774133" calcext:value-type="percentage">
            <text:p>61.04%</text:p>
          </table:table-cell>
          <table:table-cell office:value-type="float" office:value="7728903" calcext:value-type="float">
            <text:p>7728903</text:p>
          </table:table-cell>
          <table:table-cell table:style-name="ce3" table:formula="of:=[.AE25]/[.AE$4]" office:value-type="percentage" office:value="0.758297174201364" calcext:value-type="percentage">
            <text:p>75.83%</text:p>
          </table:table-cell>
          <table:table-cell office:value-type="float" office:value="68721036" calcext:value-type="float">
            <text:p>68721036</text:p>
          </table:table-cell>
          <table:table-cell table:style-name="ce3" table:formula="of:=[.AG25]/[.AG$4]" office:value-type="percentage" office:value="0.68721036" calcext:value-type="percentage">
            <text:p>68.72%</text:p>
          </table:table-cell>
          <table:table-cell office:value-type="float" office:value="40985240" calcext:value-type="float">
            <text:p>40985240</text:p>
          </table:table-cell>
          <table:table-cell table:style-name="ce3" table:formula="of:=[.AI25]/[.AI$4]" office:value-type="percentage" office:value="1.12456320023268" calcext:value-type="percentage">
            <text:p>112.46%</text:p>
          </table:table-cell>
          <table:table-cell office:value-type="float" office:value="5616" calcext:value-type="float">
            <text:p>5616</text:p>
          </table:table-cell>
          <table:table-cell table:style-name="ce3" table:formula="of:=[.AK25]/[.AK$4]" office:value-type="percentage" office:value="0.503677130044843" calcext:value-type="percentage">
            <text:p>50.37%</text:p>
          </table:table-cell>
          <table:table-cell office:value-type="float" office:value="94939" calcext:value-type="float">
            <text:p>94939</text:p>
          </table:table-cell>
          <table:table-cell table:style-name="ce3" table:formula="of:=[.AM25]/[.AM$4]" office:value-type="percentage" office:value="0.927138671875" calcext:value-type="percentage">
            <text:p>92.71%</text:p>
          </table:table-cell>
          <table:table-cell office:value-type="float" office:value="1901" calcext:value-type="float">
            <text:p>1901</text:p>
          </table:table-cell>
          <table:table-cell table:style-name="ce3" table:formula="of:=[.AO25]/[.AO$4]" office:value-type="percentage" office:value="0.510884170921795" calcext:value-type="percentage">
            <text:p>51.09%</text:p>
          </table:table-cell>
          <table:table-cell office:value-type="float" office:value="347396" calcext:value-type="float">
            <text:p>347396</text:p>
          </table:table-cell>
          <table:table-cell table:style-name="ce3" table:formula="of:=[.AQ25]/[.AQ$4]" office:value-type="percentage" office:value="0.337361518979475" calcext:value-type="percentage">
            <text:p>33.74%</text:p>
          </table:table-cell>
          <table:table-cell office:value-type="float" office:value="3665722" calcext:value-type="float">
            <text:p>3665722</text:p>
          </table:table-cell>
          <table:table-cell table:style-name="ce3" table:formula="of:=[.AS25]/[.AS$4]" office:value-type="percentage" office:value="1.12492113293611" calcext:value-type="percentage">
            <text:p>112.49%</text:p>
          </table:table-cell>
          <table:table-cell office:value-type="float" office:value="303605" calcext:value-type="float">
            <text:p>303605</text:p>
          </table:table-cell>
          <table:table-cell table:style-name="ce3" table:formula="of:=[.AU25]/[.AU$4]" office:value-type="percentage" office:value="0.711428598208804" calcext:value-type="percentage">
            <text:p>71.14%</text:p>
          </table:table-cell>
          <table:table-cell office:value-type="float" office:value="529384" calcext:value-type="float">
            <text:p>529384</text:p>
          </table:table-cell>
          <table:table-cell table:style-name="ce3" table:formula="of:=[.AW25]/[.AW$4]" office:value-type="percentage" office:value="1.124932000544" calcext:value-type="percentage">
            <text:p>112.49%</text:p>
          </table:table-cell>
          <table:table-cell office:value-type="float" office:value="28871494" calcext:value-type="float">
            <text:p>28871494</text:p>
          </table:table-cell>
          <table:table-cell table:style-name="ce3" table:formula="of:=[.AY25]/[.AY$4]" office:value-type="percentage" office:value="0.563670898827969" calcext:value-type="percentage">
            <text:p>56.37%</text:p>
          </table:table-cell>
          <table:table-cell office:value-type="float" office:value="5855333" calcext:value-type="float">
            <text:p>5855333</text:p>
          </table:table-cell>
          <table:table-cell table:style-name="ce3" table:formula="of:=[.BA25]/[.BA$4]" office:value-type="percentage" office:value="0.587261964318167" calcext:value-type="percentage">
            <text:p>58.73%</text:p>
          </table:table-cell>
          <table:table-cell office:value-type="float" office:value="8716616" calcext:value-type="float">
            <text:p>8716616</text:p>
          </table:table-cell>
          <table:table-cell table:style-name="ce3" table:formula="of:=[.BC25]/[.BC$4]" office:value-type="percentage" office:value="0.259783041651908" calcext:value-type="percentage">
            <text:p>25.98%</text:p>
          </table:table-cell>
          <table:table-cell office:value-type="float" office:value="280531" calcext:value-type="float">
            <text:p>280531</text:p>
          </table:table-cell>
          <table:table-cell table:style-name="ce3" table:formula="of:=[.BE25]/[.BE$4]" office:value-type="percentage" office:value="0.74389897880984" calcext:value-type="percentage">
            <text:p>74.39%</text:p>
          </table:table-cell>
          <table:table-cell office:value-type="float" office:value="13646" calcext:value-type="float">
            <text:p>13646</text:p>
          </table:table-cell>
          <table:table-cell table:style-name="ce3" table:formula="of:=[.BG25]/[.BG$4]" office:value-type="percentage" office:value="0.634579613095238" calcext:value-type="percentage">
            <text:p>63.46%</text:p>
          </table:table-cell>
          <table:table-cell office:value-type="float" office:value="136833" calcext:value-type="float">
            <text:p>136833</text:p>
          </table:table-cell>
          <table:table-cell table:style-name="ce3" table:formula="of:=[.BI25]/[.BI$4]" office:value-type="percentage" office:value="0.554397238406249" calcext:value-type="percentage">
            <text:p>55.44%</text:p>
          </table:table-cell>
          <table:table-cell office:value-type="float" office:value="4601171" calcext:value-type="float">
            <text:p>4601171</text:p>
          </table:table-cell>
          <table:table-cell table:style-name="ce3" table:formula="of:=[.BK25]/[.BK$4]" office:value-type="percentage" office:value="0.747891320687001" calcext:value-type="percentage">
            <text:p>74.79%</text:p>
          </table:table-cell>
          <table:table-cell office:value-type="float" office:value="9545569" calcext:value-type="float">
            <text:p>9545569</text:p>
          </table:table-cell>
          <table:table-cell table:style-name="ce3" table:formula="of:=[.BM25]/[.BM$4]" office:value-type="percentage" office:value="0.946447360436833" calcext:value-type="percentage">
            <text:p>94.64%</text:p>
          </table:table-cell>
          <table:table-cell office:value-type="float" office:value="36450" calcext:value-type="float">
            <text:p>36450</text:p>
          </table:table-cell>
          <table:table-cell table:style-name="ce3" table:formula="of:=[.BO25]/[.BO$4]" office:value-type="percentage" office:value="0.685653016308948" calcext:value-type="percentage">
            <text:p>68.57%</text:p>
          </table:table-cell>
          <table:table-cell office:value-type="float" office:value="59311" calcext:value-type="float">
            <text:p>59311</text:p>
          </table:table-cell>
          <table:table-cell table:style-name="ce3" table:formula="of:=[.BQ25]/[.BQ$4]" office:value-type="percentage" office:value="0.721553790192095" calcext:value-type="percentage">
            <text:p>72.16%</text:p>
          </table:table-cell>
          <table:table-cell office:value-type="float" office:value="34647" calcext:value-type="float">
            <text:p>34647</text:p>
          </table:table-cell>
          <table:table-cell table:style-name="ce3" table:formula="of:=[.BS25]/[.BS$4]" office:value-type="percentage" office:value="0.744680393758329" calcext:value-type="percentage">
            <text:p>74.47%</text:p>
          </table:table-cell>
          <table:table-cell office:value-type="float" office:value="9404" calcext:value-type="float">
            <text:p>9404</text:p>
          </table:table-cell>
          <table:table-cell table:style-name="ce3" table:formula="of:=[.BU25]/[.BU$4]" office:value-type="percentage" office:value="0.707812735209995" calcext:value-type="percentage">
            <text:p>70.78%</text:p>
          </table:table-cell>
          <table:table-cell office:value-type="float" office:value="8209" calcext:value-type="float">
            <text:p>8209</text:p>
          </table:table-cell>
          <table:table-cell table:style-name="ce3" table:formula="of:=[.BW25]/[.BW$4]" office:value-type="percentage" office:value="0.686715743684122" calcext:value-type="percentage">
            <text:p>68.67%</text:p>
          </table:table-cell>
          <table:table-cell office:value-type="float" office:value="25391" calcext:value-type="float">
            <text:p>25391</text:p>
          </table:table-cell>
          <table:table-cell table:style-name="ce3" table:formula="of:=[.BY25]/[.BY$4]" office:value-type="percentage" office:value="0.666342999606351" calcext:value-type="percentage">
            <text:p>66.63%</text:p>
          </table:table-cell>
          <table:table-cell office:value-type="float" office:value="904456" calcext:value-type="float">
            <text:p>904456</text:p>
          </table:table-cell>
          <table:table-cell table:style-name="ce3" table:formula="of:=[.CA25]/[.CA$4]" office:value-type="percentage" office:value="0.904456" calcext:value-type="percentage">
            <text:p>90.45%</text:p>
          </table:table-cell>
          <table:table-cell office:value-type="float" office:value="92812" calcext:value-type="float">
            <text:p>92812</text:p>
          </table:table-cell>
          <table:table-cell table:style-name="ce3" table:formula="of:=[.CC25]/[.CC$4]" office:value-type="percentage" office:value="0.180843933158748" calcext:value-type="percentage">
            <text:p>18.08%</text:p>
          </table:table-cell>
          <table:table-cell office:value-type="float" office:value="380271" calcext:value-type="float">
            <text:p>380271</text:p>
          </table:table-cell>
          <table:table-cell table:style-name="ce3" table:formula="of:=[.CE25]/[.CE$4]" office:value-type="percentage" office:value="0.789171566074034" calcext:value-type="percentage">
            <text:p>78.92%</text:p>
          </table:table-cell>
          <table:table-cell office:value-type="float" office:value="24543" calcext:value-type="float">
            <text:p>24543</text:p>
          </table:table-cell>
          <table:table-cell table:style-name="ce3" table:formula="of:=[.CG25]/[.CG$4]" office:value-type="percentage" office:value="0.619600615990508" calcext:value-type="percentage">
            <text:p>61.96%</text:p>
          </table:table-cell>
          <table:table-cell office:value-type="float" office:value="36213" calcext:value-type="float">
            <text:p>36213</text:p>
          </table:table-cell>
          <table:table-cell table:style-name="ce3" table:formula="of:=[.CI25]/[.CI$4]" office:value-type="percentage" office:value="0.505443430198476" calcext:value-type="percentage">
            <text:p>50.54%</text:p>
          </table:table-cell>
          <table:table-cell office:value-type="float" office:value="24448" calcext:value-type="float">
            <text:p>24448</text:p>
          </table:table-cell>
          <table:table-cell table:style-name="ce3" table:formula="of:=[.CK25]/[.CK$4]" office:value-type="percentage" office:value="0.495109256971587" calcext:value-type="percentage">
            <text:p>49.51%</text:p>
          </table:table-cell>
          <table:table-cell office:value-type="float" office:value="92812" calcext:value-type="float">
            <text:p>92812</text:p>
          </table:table-cell>
          <table:table-cell table:style-name="ce3" table:formula="of:=[.CM25]/[.CM$4]" office:value-type="percentage" office:value="0.180843933158748" calcext:value-type="percentage">
            <text:p>18.08%</text:p>
          </table:table-cell>
          <table:table-cell office:value-type="float" office:value="112203" calcext:value-type="float">
            <text:p>112203</text:p>
          </table:table-cell>
          <table:table-cell table:style-name="ce3" table:formula="of:=[.CO25]/[.CO$4]" office:value-type="percentage" office:value="1.12203" calcext:value-type="percentage">
            <text:p>112.20%</text:p>
          </table:table-cell>
          <table:table-cell office:value-type="float" office:value="3889882" calcext:value-type="float">
            <text:p>3889882</text:p>
          </table:table-cell>
          <table:table-cell table:style-name="ce3" table:formula="of:=[.CQ25]/[.CQ$4]" office:value-type="percentage" office:value="0.586956908813101" calcext:value-type="percentage">
            <text:p>58.70%</text:p>
          </table:table-cell>
          <table:table-cell office:value-type="float" office:value="10568107" calcext:value-type="float">
            <text:p>10568107</text:p>
          </table:table-cell>
          <table:table-cell table:style-name="ce3" table:formula="of:=[.CS25]/[.CS$4]" office:value-type="percentage" office:value="0.489119288729265" calcext:value-type="percentage">
            <text:p>48.91%</text:p>
          </table:table-cell>
          <table:table-cell office:value-type="float" office:value="7005414" calcext:value-type="float">
            <text:p>7005414</text:p>
          </table:table-cell>
          <table:table-cell table:style-name="ce3" table:formula="of:=[.CU25]/[.CU$4]" office:value-type="percentage" office:value="0.966004977423984" calcext:value-type="percentage">
            <text:p>96.60%</text:p>
          </table:table-cell>
          <table:table-cell office:value-type="float" office:value="76486658" calcext:value-type="float">
            <text:p>76486658</text:p>
          </table:table-cell>
          <table:table-cell table:style-name="ce3" table:formula="of:=[.CW25]/[.CW$4]" office:value-type="percentage" office:value="1.12178908493328" calcext:value-type="percentage">
            <text:p>112.18%</text:p>
          </table:table-cell>
          <table:table-cell office:value-type="float" office:value="22885" calcext:value-type="float">
            <text:p>22885</text:p>
          </table:table-cell>
          <table:table-cell table:style-name="ce3" table:formula="of:=[.CY25]/[.CY$4]" office:value-type="percentage" office:value="0.598457112970711" calcext:value-type="percentage">
            <text:p>59.85%</text:p>
          </table:table-cell>
          <table:table-cell office:value-type="float" office:value="54707" calcext:value-type="float">
            <text:p>54707</text:p>
          </table:table-cell>
          <table:table-cell table:style-name="ce3" table:formula="of:=[.DA25]/[.DA$4]" office:value-type="percentage" office:value="0.583883878542078" calcext:value-type="percentage">
            <text:p>58.39%</text:p>
          </table:table-cell>
          <table:table-cell office:value-type="float" office:value="25420187" calcext:value-type="float">
            <text:p>25420187</text:p>
          </table:table-cell>
          <table:table-cell table:style-name="ce3" table:formula="of:=[.DC25]/[.DC$4]" office:value-type="percentage" office:value="0.613144772039781" calcext:value-type="percentage">
            <text:p>61.31%</text:p>
          </table:table-cell>
          <table:table-cell office:value-type="float" office:value="1783405" calcext:value-type="float">
            <text:p>1783405</text:p>
          </table:table-cell>
          <table:table-cell table:style-name="ce3" table:formula="of:=[.DE25]/[.DE$4]" office:value-type="percentage" office:value="0.721033799628042" calcext:value-type="percentage">
            <text:p>72.10%</text:p>
          </table:table-cell>
          <table:table-cell office:value-type="float" office:value="8353880" calcext:value-type="float">
            <text:p>8353880</text:p>
          </table:table-cell>
          <table:table-cell table:style-name="ce3" table:formula="of:=[.DG25]/[.DG$4]" office:value-type="percentage" office:value="0.985796956423231" calcext:value-type="percentage">
            <text:p>98.58%</text:p>
          </table:table-cell>
          <table:table-cell office:value-type="float" office:value="2782" calcext:value-type="float">
            <text:p>2782</text:p>
          </table:table-cell>
          <table:table-cell table:style-name="ce3" table:formula="of:=[.DI25]/[.DI$4]" office:value-type="percentage" office:value="0.65814998817128" calcext:value-type="percentage">
            <text:p>65.81%</text:p>
          </table:table-cell>
          <table:table-cell office:value-type="float" office:value="2131145" calcext:value-type="float">
            <text:p>2131145</text:p>
          </table:table-cell>
          <table:table-cell table:style-name="ce3" table:formula="of:=[.DK25]/[.DK$4]" office:value-type="percentage" office:value="0.398696607100096" calcext:value-type="percentage">
            <text:p>39.87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2">
          <table:table-cell office:value-type="string" calcext:value-type="string">
            <text:p>ZFS_lzjb_compress 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16321" calcext:value-type="float">
            <text:p>2916321</text:p>
          </table:table-cell>
          <table:table-cell table:style-name="ce3" table:formula="of:=[.C26]/[.C$4]" office:value-type="percentage" office:value="0.628694954825608" calcext:value-type="percentage">
            <text:p>62.87%</text:p>
          </table:table-cell>
          <table:table-cell office:value-type="float" office:value="2" calcext:value-type="float">
            <text:p>2</text:p>
          </table:table-cell>
          <table:table-cell table:style-name="ce3" table:formula="of:=[.E26]/[.E$4]" office:value-type="percentage" office:value="2" calcext:value-type="percentage">
            <text:p>200.00%</text:p>
          </table:table-cell>
          <table:table-cell office:value-type="float" office:value="3231" calcext:value-type="float">
            <text:p>3231</text:p>
          </table:table-cell>
          <table:table-cell table:style-name="ce3" table:formula="of:=[.G26]/[.G$4]" office:value-type="percentage" office:value="0.03231" calcext:value-type="percentage">
            <text:p>3.23%</text:p>
          </table:table-cell>
          <table:table-cell office:value-type="float" office:value="109146" calcext:value-type="float">
            <text:p>109146</text:p>
          </table:table-cell>
          <table:table-cell table:style-name="ce3" table:formula="of:=[.I26]/[.I$4]" office:value-type="percentage" office:value="0.717645589095858" calcext:value-type="percentage">
            <text:p>71.76%</text:p>
          </table:table-cell>
          <table:table-cell office:value-type="float" office:value="3303" calcext:value-type="float">
            <text:p>3303</text:p>
          </table:table-cell>
          <table:table-cell table:style-name="ce3" table:formula="of:=[.K26]/[.K$4]" office:value-type="percentage" office:value="0.03303" calcext:value-type="percentage">
            <text:p>3.30%</text:p>
          </table:table-cell>
          <table:table-cell office:value-type="float" office:value="85752" calcext:value-type="float">
            <text:p>85752</text:p>
          </table:table-cell>
          <table:table-cell table:style-name="ce3" table:formula="of:=[.M26]/[.M$4]" office:value-type="percentage" office:value="1.11768309372678" calcext:value-type="percentage">
            <text:p>111.77%</text:p>
          </table:table-cell>
          <table:table-cell office:value-type="float" office:value="92779" calcext:value-type="float">
            <text:p>92779</text:p>
          </table:table-cell>
          <table:table-cell table:style-name="ce3" table:formula="of:=[.O26]/[.O$4]" office:value-type="percentage" office:value="0.74117064363831" calcext:value-type="percentage">
            <text:p>74.12%</text:p>
          </table:table-cell>
          <table:table-cell office:value-type="float" office:value="79925" calcext:value-type="float">
            <text:p>79925</text:p>
          </table:table-cell>
          <table:table-cell table:style-name="ce3" table:formula="of:=[.Q26]/[.Q$4]" office:value-type="percentage" office:value="0.718355937839854" calcext:value-type="percentage">
            <text:p>71.84%</text:p>
          </table:table-cell>
          <table:table-cell office:value-type="float" office:value="2569436" calcext:value-type="float">
            <text:p>2569436</text:p>
          </table:table-cell>
          <table:table-cell table:style-name="ce3" table:formula="of:=[.S26]/[.S$4]" office:value-type="percentage" office:value="0.634837445940497" calcext:value-type="percentage">
            <text:p>63.48%</text:p>
          </table:table-cell>
          <table:table-cell office:value-type="float" office:value="611731" calcext:value-type="float">
            <text:p>611731</text:p>
          </table:table-cell>
          <table:table-cell table:style-name="ce3" table:formula="of:=[.U26]/[.U$4]" office:value-type="percentage" office:value="0.795725905373642" calcext:value-type="percentage">
            <text:p>79.57%</text:p>
          </table:table-cell>
          <table:table-cell office:value-type="float" office:value="425734" calcext:value-type="float">
            <text:p>425734</text:p>
          </table:table-cell>
          <table:table-cell table:style-name="ce3" table:formula="of:=[.W26]/[.W$4]" office:value-type="percentage" office:value="0.696946579881347" calcext:value-type="percentage">
            <text:p>69.69%</text:p>
          </table:table-cell>
          <table:table-cell office:value-type="float" office:value="1203080" calcext:value-type="float">
            <text:p>1203080</text:p>
          </table:table-cell>
          <table:table-cell table:style-name="ce3" table:formula="of:=[.Y26]/[.Y$4]" office:value-type="percentage" office:value="1.1240838811671" calcext:value-type="percentage">
            <text:p>112.41%</text:p>
          </table:table-cell>
          <table:table-cell office:value-type="float" office:value="758151" calcext:value-type="float">
            <text:p>758151</text:p>
          </table:table-cell>
          <table:table-cell table:style-name="ce3" table:formula="of:=[.AA26]/[.AA$4]" office:value-type="percentage" office:value="1.02581619357274" calcext:value-type="percentage">
            <text:p>102.58%</text:p>
          </table:table-cell>
          <table:table-cell office:value-type="float" office:value="15017" calcext:value-type="float">
            <text:p>15017</text:p>
          </table:table-cell>
          <table:table-cell table:style-name="ce3" table:formula="of:=[.AC26]/[.AC$4]" office:value-type="percentage" office:value="0.610372718774133" calcext:value-type="percentage">
            <text:p>61.04%</text:p>
          </table:table-cell>
          <table:table-cell office:value-type="float" office:value="7728220" calcext:value-type="float">
            <text:p>7728220</text:p>
          </table:table-cell>
          <table:table-cell table:style-name="ce3" table:formula="of:=[.AE26]/[.AE$4]" office:value-type="percentage" office:value="0.758230163789928" calcext:value-type="percentage">
            <text:p>75.82%</text:p>
          </table:table-cell>
          <table:table-cell office:value-type="float" office:value="68713552" calcext:value-type="float">
            <text:p>68713552</text:p>
          </table:table-cell>
          <table:table-cell table:style-name="ce3" table:formula="of:=[.AG26]/[.AG$4]" office:value-type="percentage" office:value="0.68713552" calcext:value-type="percentage">
            <text:p>68.71%</text:p>
          </table:table-cell>
          <table:table-cell office:value-type="float" office:value="40985223" calcext:value-type="float">
            <text:p>40985223</text:p>
          </table:table-cell>
          <table:table-cell table:style-name="ce3" table:formula="of:=[.AI26]/[.AI$4]" office:value-type="percentage" office:value="1.12456273378245" calcext:value-type="percentage">
            <text:p>112.46%</text:p>
          </table:table-cell>
          <table:table-cell office:value-type="float" office:value="5616" calcext:value-type="float">
            <text:p>5616</text:p>
          </table:table-cell>
          <table:table-cell table:style-name="ce3" table:formula="of:=[.AK26]/[.AK$4]" office:value-type="percentage" office:value="0.503677130044843" calcext:value-type="percentage">
            <text:p>50.37%</text:p>
          </table:table-cell>
          <table:table-cell office:value-type="float" office:value="94939" calcext:value-type="float">
            <text:p>94939</text:p>
          </table:table-cell>
          <table:table-cell table:style-name="ce3" table:formula="of:=[.AM26]/[.AM$4]" office:value-type="percentage" office:value="0.927138671875" calcext:value-type="percentage">
            <text:p>92.71%</text:p>
          </table:table-cell>
          <table:table-cell office:value-type="float" office:value="1901" calcext:value-type="float">
            <text:p>1901</text:p>
          </table:table-cell>
          <table:table-cell table:style-name="ce3" table:formula="of:=[.AO26]/[.AO$4]" office:value-type="percentage" office:value="0.510884170921795" calcext:value-type="percentage">
            <text:p>51.09%</text:p>
          </table:table-cell>
          <table:table-cell office:value-type="float" office:value="347397" calcext:value-type="float">
            <text:p>347397</text:p>
          </table:table-cell>
          <table:table-cell table:style-name="ce3" table:formula="of:=[.AQ26]/[.AQ$4]" office:value-type="percentage" office:value="0.337362490094625" calcext:value-type="percentage">
            <text:p>33.74%</text:p>
          </table:table-cell>
          <table:table-cell office:value-type="float" office:value="3665720" calcext:value-type="float">
            <text:p>3665720</text:p>
          </table:table-cell>
          <table:table-cell table:style-name="ce3" table:formula="of:=[.AS26]/[.AS$4]" office:value-type="percentage" office:value="1.12492051918464" calcext:value-type="percentage">
            <text:p>112.49%</text:p>
          </table:table-cell>
          <table:table-cell office:value-type="float" office:value="303605" calcext:value-type="float">
            <text:p>303605</text:p>
          </table:table-cell>
          <table:table-cell table:style-name="ce3" table:formula="of:=[.AU26]/[.AU$4]" office:value-type="percentage" office:value="0.711428598208804" calcext:value-type="percentage">
            <text:p>71.14%</text:p>
          </table:table-cell>
          <table:table-cell office:value-type="float" office:value="529384" calcext:value-type="float">
            <text:p>529384</text:p>
          </table:table-cell>
          <table:table-cell table:style-name="ce3" table:formula="of:=[.AW26]/[.AW$4]" office:value-type="percentage" office:value="1.124932000544" calcext:value-type="percentage">
            <text:p>112.49%</text:p>
          </table:table-cell>
          <table:table-cell office:value-type="float" office:value="28868591" calcext:value-type="float">
            <text:p>28868591</text:p>
          </table:table-cell>
          <table:table-cell table:style-name="ce3" table:formula="of:=[.AY26]/[.AY$4]" office:value-type="percentage" office:value="0.563614222279838" calcext:value-type="percentage">
            <text:p>56.36%</text:p>
          </table:table-cell>
          <table:table-cell office:value-type="float" office:value="5854560" calcext:value-type="float">
            <text:p>5854560</text:p>
          </table:table-cell>
          <table:table-cell table:style-name="ce3" table:formula="of:=[.BA26]/[.BA$4]" office:value-type="percentage" office:value="0.587184436106122" calcext:value-type="percentage">
            <text:p>58.72%</text:p>
          </table:table-cell>
          <table:table-cell office:value-type="float" office:value="8714892" calcext:value-type="float">
            <text:p>8714892</text:p>
          </table:table-cell>
          <table:table-cell table:style-name="ce3" table:formula="of:=[.BC26]/[.BC$4]" office:value-type="percentage" office:value="0.259731660936753" calcext:value-type="percentage">
            <text:p>25.97%</text:p>
          </table:table-cell>
          <table:table-cell office:value-type="float" office:value="280531" calcext:value-type="float">
            <text:p>280531</text:p>
          </table:table-cell>
          <table:table-cell table:style-name="ce3" table:formula="of:=[.BE26]/[.BE$4]" office:value-type="percentage" office:value="0.74389897880984" calcext:value-type="percentage">
            <text:p>74.39%</text:p>
          </table:table-cell>
          <table:table-cell office:value-type="float" office:value="13646" calcext:value-type="float">
            <text:p>13646</text:p>
          </table:table-cell>
          <table:table-cell table:style-name="ce3" table:formula="of:=[.BG26]/[.BG$4]" office:value-type="percentage" office:value="0.634579613095238" calcext:value-type="percentage">
            <text:p>63.46%</text:p>
          </table:table-cell>
          <table:table-cell office:value-type="float" office:value="136833" calcext:value-type="float">
            <text:p>136833</text:p>
          </table:table-cell>
          <table:table-cell table:style-name="ce3" table:formula="of:=[.BI26]/[.BI$4]" office:value-type="percentage" office:value="0.554397238406249" calcext:value-type="percentage">
            <text:p>55.44%</text:p>
          </table:table-cell>
          <table:table-cell office:value-type="float" office:value="4600857" calcext:value-type="float">
            <text:p>4600857</text:p>
          </table:table-cell>
          <table:table-cell table:style-name="ce3" table:formula="of:=[.BK26]/[.BK$4]" office:value-type="percentage" office:value="0.747840281967793" calcext:value-type="percentage">
            <text:p>74.78%</text:p>
          </table:table-cell>
          <table:table-cell office:value-type="float" office:value="9545227" calcext:value-type="float">
            <text:p>9545227</text:p>
          </table:table-cell>
          <table:table-cell table:style-name="ce3" table:formula="of:=[.BM26]/[.BM$4]" office:value-type="percentage" office:value="0.946413450986567" calcext:value-type="percentage">
            <text:p>94.64%</text:p>
          </table:table-cell>
          <table:table-cell office:value-type="float" office:value="36450" calcext:value-type="float">
            <text:p>36450</text:p>
          </table:table-cell>
          <table:table-cell table:style-name="ce3" table:formula="of:=[.BO26]/[.BO$4]" office:value-type="percentage" office:value="0.685653016308948" calcext:value-type="percentage">
            <text:p>68.57%</text:p>
          </table:table-cell>
          <table:table-cell office:value-type="float" office:value="59311" calcext:value-type="float">
            <text:p>59311</text:p>
          </table:table-cell>
          <table:table-cell table:style-name="ce3" table:formula="of:=[.BQ26]/[.BQ$4]" office:value-type="percentage" office:value="0.721553790192095" calcext:value-type="percentage">
            <text:p>72.16%</text:p>
          </table:table-cell>
          <table:table-cell office:value-type="float" office:value="34647" calcext:value-type="float">
            <text:p>34647</text:p>
          </table:table-cell>
          <table:table-cell table:style-name="ce3" table:formula="of:=[.BS26]/[.BS$4]" office:value-type="percentage" office:value="0.744680393758329" calcext:value-type="percentage">
            <text:p>74.47%</text:p>
          </table:table-cell>
          <table:table-cell office:value-type="float" office:value="9404" calcext:value-type="float">
            <text:p>9404</text:p>
          </table:table-cell>
          <table:table-cell table:style-name="ce3" table:formula="of:=[.BU26]/[.BU$4]" office:value-type="percentage" office:value="0.707812735209995" calcext:value-type="percentage">
            <text:p>70.78%</text:p>
          </table:table-cell>
          <table:table-cell office:value-type="float" office:value="8209" calcext:value-type="float">
            <text:p>8209</text:p>
          </table:table-cell>
          <table:table-cell table:style-name="ce3" table:formula="of:=[.BW26]/[.BW$4]" office:value-type="percentage" office:value="0.686715743684122" calcext:value-type="percentage">
            <text:p>68.67%</text:p>
          </table:table-cell>
          <table:table-cell office:value-type="float" office:value="25391" calcext:value-type="float">
            <text:p>25391</text:p>
          </table:table-cell>
          <table:table-cell table:style-name="ce3" table:formula="of:=[.BY26]/[.BY$4]" office:value-type="percentage" office:value="0.666342999606351" calcext:value-type="percentage">
            <text:p>66.63%</text:p>
          </table:table-cell>
          <table:table-cell office:value-type="float" office:value="904456" calcext:value-type="float">
            <text:p>904456</text:p>
          </table:table-cell>
          <table:table-cell table:style-name="ce3" table:formula="of:=[.CA26]/[.CA$4]" office:value-type="percentage" office:value="0.904456" calcext:value-type="percentage">
            <text:p>90.45%</text:p>
          </table:table-cell>
          <table:table-cell office:value-type="float" office:value="92812" calcext:value-type="float">
            <text:p>92812</text:p>
          </table:table-cell>
          <table:table-cell table:style-name="ce3" table:formula="of:=[.CC26]/[.CC$4]" office:value-type="percentage" office:value="0.180843933158748" calcext:value-type="percentage">
            <text:p>18.08%</text:p>
          </table:table-cell>
          <table:table-cell office:value-type="float" office:value="380271" calcext:value-type="float">
            <text:p>380271</text:p>
          </table:table-cell>
          <table:table-cell table:style-name="ce3" table:formula="of:=[.CE26]/[.CE$4]" office:value-type="percentage" office:value="0.789171566074034" calcext:value-type="percentage">
            <text:p>78.92%</text:p>
          </table:table-cell>
          <table:table-cell office:value-type="float" office:value="24543" calcext:value-type="float">
            <text:p>24543</text:p>
          </table:table-cell>
          <table:table-cell table:style-name="ce3" table:formula="of:=[.CG26]/[.CG$4]" office:value-type="percentage" office:value="0.619600615990508" calcext:value-type="percentage">
            <text:p>61.96%</text:p>
          </table:table-cell>
          <table:table-cell office:value-type="float" office:value="36213" calcext:value-type="float">
            <text:p>36213</text:p>
          </table:table-cell>
          <table:table-cell table:style-name="ce3" table:formula="of:=[.CI26]/[.CI$4]" office:value-type="percentage" office:value="0.505443430198476" calcext:value-type="percentage">
            <text:p>50.54%</text:p>
          </table:table-cell>
          <table:table-cell office:value-type="float" office:value="24448" calcext:value-type="float">
            <text:p>24448</text:p>
          </table:table-cell>
          <table:table-cell table:style-name="ce3" table:formula="of:=[.CK26]/[.CK$4]" office:value-type="percentage" office:value="0.495109256971587" calcext:value-type="percentage">
            <text:p>49.51%</text:p>
          </table:table-cell>
          <table:table-cell office:value-type="float" office:value="92812" calcext:value-type="float">
            <text:p>92812</text:p>
          </table:table-cell>
          <table:table-cell table:style-name="ce3" table:formula="of:=[.CM26]/[.CM$4]" office:value-type="percentage" office:value="0.180843933158748" calcext:value-type="percentage">
            <text:p>18.08%</text:p>
          </table:table-cell>
          <table:table-cell office:value-type="float" office:value="112203" calcext:value-type="float">
            <text:p>112203</text:p>
          </table:table-cell>
          <table:table-cell table:style-name="ce3" table:formula="of:=[.CO26]/[.CO$4]" office:value-type="percentage" office:value="1.12203" calcext:value-type="percentage">
            <text:p>112.20%</text:p>
          </table:table-cell>
          <table:table-cell office:value-type="float" office:value="3889408" calcext:value-type="float">
            <text:p>3889408</text:p>
          </table:table-cell>
          <table:table-cell table:style-name="ce3" table:formula="of:=[.CQ26]/[.CQ$4]" office:value-type="percentage" office:value="0.586885385416047" calcext:value-type="percentage">
            <text:p>58.69%</text:p>
          </table:table-cell>
          <table:table-cell office:value-type="float" office:value="10566602" calcext:value-type="float">
            <text:p>10566602</text:p>
          </table:table-cell>
          <table:table-cell table:style-name="ce3" table:formula="of:=[.CS26]/[.CS$4]" office:value-type="percentage" office:value="0.489049633441943" calcext:value-type="percentage">
            <text:p>48.90%</text:p>
          </table:table-cell>
          <table:table-cell office:value-type="float" office:value="7005176" calcext:value-type="float">
            <text:p>7005176</text:p>
          </table:table-cell>
          <table:table-cell table:style-name="ce3" table:formula="of:=[.CU26]/[.CU$4]" office:value-type="percentage" office:value="0.965972158637739" calcext:value-type="percentage">
            <text:p>96.60%</text:p>
          </table:table-cell>
          <table:table-cell office:value-type="float" office:value="76486571" calcext:value-type="float">
            <text:p>76486571</text:p>
          </table:table-cell>
          <table:table-cell table:style-name="ce3" table:formula="of:=[.CW26]/[.CW$4]" office:value-type="percentage" office:value="1.1217878089506" calcext:value-type="percentage">
            <text:p>112.18%</text:p>
          </table:table-cell>
          <table:table-cell office:value-type="float" office:value="22885" calcext:value-type="float">
            <text:p>22885</text:p>
          </table:table-cell>
          <table:table-cell table:style-name="ce3" table:formula="of:=[.CY26]/[.CY$4]" office:value-type="percentage" office:value="0.598457112970711" calcext:value-type="percentage">
            <text:p>59.85%</text:p>
          </table:table-cell>
          <table:table-cell office:value-type="float" office:value="54707" calcext:value-type="float">
            <text:p>54707</text:p>
          </table:table-cell>
          <table:table-cell table:style-name="ce3" table:formula="of:=[.DA26]/[.DA$4]" office:value-type="percentage" office:value="0.583883878542078" calcext:value-type="percentage">
            <text:p>58.39%</text:p>
          </table:table-cell>
          <table:table-cell office:value-type="float" office:value="25416659" calcext:value-type="float">
            <text:p>25416659</text:p>
          </table:table-cell>
          <table:table-cell table:style-name="ce3" table:formula="of:=[.DC26]/[.DC$4]" office:value-type="percentage" office:value="0.613059675311116" calcext:value-type="percentage">
            <text:p>61.31%</text:p>
          </table:table-cell>
          <table:table-cell office:value-type="float" office:value="1783264" calcext:value-type="float">
            <text:p>1783264</text:p>
          </table:table-cell>
          <table:table-cell table:style-name="ce3" table:formula="of:=[.DE26]/[.DE$4]" office:value-type="percentage" office:value="0.720976793078354" calcext:value-type="percentage">
            <text:p>72.10%</text:p>
          </table:table-cell>
          <table:table-cell office:value-type="float" office:value="8353768" calcext:value-type="float">
            <text:p>8353768</text:p>
          </table:table-cell>
          <table:table-cell table:style-name="ce3" table:formula="of:=[.DG26]/[.DG$4]" office:value-type="percentage" office:value="0.985783739898799" calcext:value-type="percentage">
            <text:p>98.58%</text:p>
          </table:table-cell>
          <table:table-cell office:value-type="float" office:value="2782" calcext:value-type="float">
            <text:p>2782</text:p>
          </table:table-cell>
          <table:table-cell table:style-name="ce3" table:formula="of:=[.DI26]/[.DI$4]" office:value-type="percentage" office:value="0.65814998817128" calcext:value-type="percentage">
            <text:p>65.81%</text:p>
          </table:table-cell>
          <table:table-cell office:value-type="float" office:value="2130364" calcext:value-type="float">
            <text:p>2130364</text:p>
          </table:table-cell>
          <table:table-cell table:style-name="ce3" table:formula="of:=[.DK26]/[.DK$4]" office:value-type="percentage" office:value="0.398550496886973" calcext:value-type="percentage">
            <text:p>39.86%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number-columns-repeated="906"/>
        </table:table-row>
        <table:table-row table:style-name="ro3" table:number-rows-repeated="3">
          <table:table-cell table:number-columns-repeated="3"/>
          <table:table-cell table:style-name="ce3"/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'SPEED 2'.A4:'SPEED 2'.AMJ1599" table:contains-header="false">
          <table:sort>
            <table:sort-by table:field-number="2" table:order="descending" table:data-type="automatic"/>
            <table:sort-by table:field-number="5" table:order="descending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2" table:target-range-address="SIZE.A6:SIZE.AMJ2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12:49:56.002230218</meta:creation-date>
    <dc:date>2013-10-24T21:58:20.974359988</dc:date>
    <meta:editing-duration>PT6H3M56S</meta:editing-duration>
    <meta:editing-cycles>5</meta:editing-cycles>
    <meta:generator>LibreOffice/4.1.2.2$Linux_X86_64 LibreOffice_project/410m0$Build-2</meta:generator>
    <meta:document-statistic meta:table-count="3" meta:cell-count="16880" meta:object-count="0"/>
  </office:meta>
</office:document-meta>
</file>